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20pt" svg:height="404.65pt" svg:x="279.92pt" svg:y="17.12pt">
            <loext:p draw:notify-on-update-of-ranges="Sheet1.A1:Sheet1.A1 Sheet1.A2:Sheet1.A2001 Sheet1.C1:Sheet1.C1 Sheet1.C2:Sheet1.C2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20pt" svg:height="404.65pt" svg:x="295.91pt" svg:y="514.06pt">
            <loext:p draw:notify-on-update-of-ranges="Sheet1.A1:Sheet1.A1 Sheet1.A2:Sheet1.A2001 Sheet1.D1:Sheet1.D1 Sheet1.D2:Sheet1.D20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2^(10*RAND())" office:value-type="float" office:value="1.29588176536866" calcext:value-type="float">
            <text:p>1.295881765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" office:value-type="float" office:value="1" calcext:value-type="float">
            <text:p>1</text:p>
          </table:table-cell>
          <table:table-cell table:formula="of:=2^(10*RAND())" office:value-type="float" office:value="1.74551415002692" calcext:value-type="float">
            <text:p>1.7455141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" office:value-type="float" office:value="2" calcext:value-type="float">
            <text:p>2</text:p>
          </table:table-cell>
          <table:table-cell table:formula="of:=2^(10*RAND())" office:value-type="float" office:value="258.356726338358" calcext:value-type="float">
            <text:p>258.3567263384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" office:value-type="float" office:value="3" calcext:value-type="float">
            <text:p>3</text:p>
          </table:table-cell>
          <table:table-cell table:formula="of:=2^(10*RAND())" office:value-type="float" office:value="9.02290867505467" calcext:value-type="float">
            <text:p>9.0229086751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" office:value-type="float" office:value="4" calcext:value-type="float">
            <text:p>4</text:p>
          </table:table-cell>
          <table:table-cell table:formula="of:=2^(10*RAND())" office:value-type="float" office:value="144.415076981554" calcext:value-type="float">
            <text:p>144.415076981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" office:value-type="float" office:value="5" calcext:value-type="float">
            <text:p>5</text:p>
          </table:table-cell>
          <table:table-cell table:formula="of:=2^(10*RAND())" office:value-type="float" office:value="1.8650250871154" calcext:value-type="float">
            <text:p>1.8650250871</text:p>
          </table:table-cell>
          <table:table-cell office:value-type="float" office:value="0.0833333" calcext:value-type="float">
            <text:p>0.0833333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" office:value-type="float" office:value="6" calcext:value-type="float">
            <text:p>6</text:p>
          </table:table-cell>
          <table:table-cell table:formula="of:=2^(10*RAND())" office:value-type="float" office:value="50.3225721469609" calcext:value-type="float">
            <text:p>50.322572147</text:p>
          </table:table-cell>
          <table:table-cell office:value-type="float" office:value="0.642857" calcext:value-type="float">
            <text:p>0.642857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" office:value-type="float" office:value="7" calcext:value-type="float">
            <text:p>7</text:p>
          </table:table-cell>
          <table:table-cell table:formula="of:=2^(10*RAND())" office:value-type="float" office:value="45.1569294284301" calcext:value-type="float">
            <text:p>45.1569294284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" office:value-type="float" office:value="8" calcext:value-type="float">
            <text:p>8</text:p>
          </table:table-cell>
          <table:table-cell table:formula="of:=2^(10*RAND())" office:value-type="float" office:value="148.331602025283" calcext:value-type="float">
            <text:p>148.3316020253</text:p>
          </table:table-cell>
          <table:table-cell office:value-type="float" office:value="0.0555556" calcext:value-type="float">
            <text:p>0.0555556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" office:value-type="float" office:value="9" calcext:value-type="float">
            <text:p>9</text:p>
          </table:table-cell>
          <table:table-cell table:formula="of:=2^(10*RAND())" office:value-type="float" office:value="350.1715403542" calcext:value-type="float">
            <text:p>350.17154035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" office:value-type="float" office:value="10" calcext:value-type="float">
            <text:p>10</text:p>
          </table:table-cell>
          <table:table-cell table:formula="of:=2^(10*RAND())" office:value-type="float" office:value="464.655307419272" calcext:value-type="float">
            <text:p>464.6553074193</text:p>
          </table:table-cell>
          <table:table-cell office:value-type="float" office:value="0.954545" calcext:value-type="float">
            <text:p>0.95454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" office:value-type="float" office:value="11" calcext:value-type="float">
            <text:p>11</text:p>
          </table:table-cell>
          <table:table-cell table:formula="of:=2^(10*RAND())" office:value-type="float" office:value="152.135892956741" calcext:value-type="float">
            <text:p>152.1358929567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" office:value-type="float" office:value="12" calcext:value-type="float">
            <text:p>12</text:p>
          </table:table-cell>
          <table:table-cell table:formula="of:=2^(10*RAND())" office:value-type="float" office:value="2.15288648047891" calcext:value-type="float">
            <text:p>2.1528864805</text:p>
          </table:table-cell>
          <table:table-cell office:value-type="float" office:value="0.115385" calcext:value-type="float">
            <text:p>0.115385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" office:value-type="float" office:value="13" calcext:value-type="float">
            <text:p>13</text:p>
          </table:table-cell>
          <table:table-cell table:formula="of:=2^(10*RAND())" office:value-type="float" office:value="3.02729795027979" calcext:value-type="float">
            <text:p>3.0272979503</text:p>
          </table:table-cell>
          <table:table-cell office:value-type="float" office:value="0.178571" calcext:value-type="float">
            <text:p>0.178571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" office:value-type="float" office:value="14" calcext:value-type="float">
            <text:p>14</text:p>
          </table:table-cell>
          <table:table-cell table:formula="of:=2^(10*RAND())" office:value-type="float" office:value="150.979121475668" calcext:value-type="float">
            <text:p>150.9791214757</text:p>
          </table:table-cell>
          <table:table-cell office:value-type="float" office:value="0.766667" calcext:value-type="float">
            <text:p>0.766667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" office:value-type="float" office:value="15" calcext:value-type="float">
            <text:p>15</text:p>
          </table:table-cell>
          <table:table-cell table:formula="of:=2^(10*RAND())" office:value-type="float" office:value="911.359579444535" calcext:value-type="float">
            <text:p>911.3595794445</text:p>
          </table:table-cell>
          <table:table-cell office:value-type="float" office:value="0.65625" calcext:value-type="float">
            <text:p>0.65625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+1" office:value-type="float" office:value="16" calcext:value-type="float">
            <text:p>16</text:p>
          </table:table-cell>
          <table:table-cell table:formula="of:=2^(10*RAND())" office:value-type="float" office:value="8.69118595127973" calcext:value-type="float">
            <text:p>8.6911859513</text:p>
          </table:table-cell>
          <table:table-cell office:value-type="float" office:value="0.147059" calcext:value-type="float">
            <text:p>0.147059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+1" office:value-type="float" office:value="17" calcext:value-type="float">
            <text:p>17</text:p>
          </table:table-cell>
          <table:table-cell table:formula="of:=2^(10*RAND())" office:value-type="float" office:value="2.62654832906891" calcext:value-type="float">
            <text:p>2.6265483291</text:p>
          </table:table-cell>
          <table:table-cell office:value-type="float" office:value="0.0833333" calcext:value-type="float">
            <text:p>0.0833333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+1" office:value-type="float" office:value="18" calcext:value-type="float">
            <text:p>18</text:p>
          </table:table-cell>
          <table:table-cell table:formula="of:=2^(10*RAND())" office:value-type="float" office:value="69.9825053501064" calcext:value-type="float">
            <text:p>69.9825053501</text:p>
          </table:table-cell>
          <table:table-cell office:value-type="float" office:value="0.605263" calcext:value-type="float">
            <text:p>0.605263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+1" office:value-type="float" office:value="19" calcext:value-type="float">
            <text:p>19</text:p>
          </table:table-cell>
          <table:table-cell table:formula="of:=2^(10*RAND())" office:value-type="float" office:value="38.6980235301085" calcext:value-type="float">
            <text:p>38.6980235301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+1" office:value-type="float" office:value="20" calcext:value-type="float">
            <text:p>20</text:p>
          </table:table-cell>
          <table:table-cell table:formula="of:=2^(10*RAND())" office:value-type="float" office:value="38.101251950505" calcext:value-type="float">
            <text:p>38.1012519505</text:p>
          </table:table-cell>
          <table:table-cell office:value-type="float" office:value="0.144361" calcext:value-type="float">
            <text:p>0.144361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+1" office:value-type="float" office:value="21" calcext:value-type="float">
            <text:p>21</text:p>
          </table:table-cell>
          <table:table-cell table:formula="of:=2^(10*RAND())" office:value-type="float" office:value="2.9803329271006" calcext:value-type="float">
            <text:p>2.9803329271</text:p>
          </table:table-cell>
          <table:table-cell office:value-type="float" office:value="0.55513" calcext:value-type="float">
            <text:p>0.55513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+1" office:value-type="float" office:value="22" calcext:value-type="float">
            <text:p>22</text:p>
          </table:table-cell>
          <table:table-cell table:formula="of:=2^(10*RAND())" office:value-type="float" office:value="647.538139982171" calcext:value-type="float">
            <text:p>647.5381399822</text:p>
          </table:table-cell>
          <table:table-cell office:value-type="float" office:value="0.410334" calcext:value-type="float">
            <text:p>0.410334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+1" office:value-type="float" office:value="23" calcext:value-type="float">
            <text:p>23</text:p>
          </table:table-cell>
          <table:table-cell table:formula="of:=2^(10*RAND())" office:value-type="float" office:value="30.1255119278639" calcext:value-type="float">
            <text:p>30.1255119279</text:p>
          </table:table-cell>
          <table:table-cell office:value-type="float" office:value="0.0259551" calcext:value-type="float">
            <text:p>0.0259551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5]+1" office:value-type="float" office:value="24" calcext:value-type="float">
            <text:p>24</text:p>
          </table:table-cell>
          <table:table-cell table:formula="of:=2^(10*RAND())" office:value-type="float" office:value="15.2025527190621" calcext:value-type="float">
            <text:p>15.2025527191</text:p>
          </table:table-cell>
          <table:table-cell office:value-type="float" office:value="0.533004" calcext:value-type="float">
            <text:p>0.533004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26]+1" office:value-type="float" office:value="25" calcext:value-type="float">
            <text:p>25</text:p>
          </table:table-cell>
          <table:table-cell table:formula="of:=2^(10*RAND())" office:value-type="float" office:value="104.122279889045" calcext:value-type="float">
            <text:p>104.122279889</text:p>
          </table:table-cell>
          <table:table-cell office:value-type="float" office:value="0.663281" calcext:value-type="float">
            <text:p>0.663281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27]+1" office:value-type="float" office:value="26" calcext:value-type="float">
            <text:p>26</text:p>
          </table:table-cell>
          <table:table-cell table:formula="of:=2^(10*RAND())" office:value-type="float" office:value="99.5189852384802" calcext:value-type="float">
            <text:p>99.5189852385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8]+1" office:value-type="float" office:value="27" calcext:value-type="float">
            <text:p>27</text:p>
          </table:table-cell>
          <table:table-cell table:formula="of:=2^(10*RAND())" office:value-type="float" office:value="25.3284006716989" calcext:value-type="float">
            <text:p>25.3284006717</text:p>
          </table:table-cell>
          <table:table-cell office:value-type="float" office:value="0.0190287" calcext:value-type="float">
            <text:p>0.0190287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9]+1" office:value-type="float" office:value="28" calcext:value-type="float">
            <text:p>28</text:p>
          </table:table-cell>
          <table:table-cell table:formula="of:=2^(10*RAND())" office:value-type="float" office:value="3.95953520883236" calcext:value-type="float">
            <text:p>3.9595352088</text:p>
          </table:table-cell>
          <table:table-cell office:value-type="float" office:value="0.724877" calcext:value-type="float">
            <text:p>0.724877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30]+1" office:value-type="float" office:value="29" calcext:value-type="float">
            <text:p>29</text:p>
          </table:table-cell>
          <table:table-cell table:formula="of:=2^(10*RAND())" office:value-type="float" office:value="33.4211254802025" calcext:value-type="float">
            <text:p>33.4211254802</text:p>
          </table:table-cell>
          <table:table-cell office:value-type="float" office:value="0.352466" calcext:value-type="float">
            <text:p>0.352466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31]+1" office:value-type="float" office:value="30" calcext:value-type="float">
            <text:p>30</text:p>
          </table:table-cell>
          <table:table-cell table:formula="of:=2^(10*RAND())" office:value-type="float" office:value="195.55068516934" calcext:value-type="float">
            <text:p>195.5506851693</text:p>
          </table:table-cell>
          <table:table-cell office:value-type="float" office:value="0.711845" calcext:value-type="float">
            <text:p>0.711845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32]+1" office:value-type="float" office:value="31" calcext:value-type="float">
            <text:p>31</text:p>
          </table:table-cell>
          <table:table-cell table:formula="of:=2^(10*RAND())" office:value-type="float" office:value="338.742221466618" calcext:value-type="float">
            <text:p>338.7422214666</text:p>
          </table:table-cell>
          <table:table-cell office:value-type="float" office:value="0.703402" calcext:value-type="float">
            <text:p>0.703402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B33]+1" office:value-type="float" office:value="32" calcext:value-type="float">
            <text:p>32</text:p>
          </table:table-cell>
          <table:table-cell table:formula="of:=2^(10*RAND())" office:value-type="float" office:value="3.02053576335839" calcext:value-type="float">
            <text:p>3.0205357634</text:p>
          </table:table-cell>
          <table:table-cell office:value-type="float" office:value="0.0278836" calcext:value-type="float">
            <text:p>0.0278836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B34]+1" office:value-type="float" office:value="33" calcext:value-type="float">
            <text:p>33</text:p>
          </table:table-cell>
          <table:table-cell table:formula="of:=2^(10*RAND())" office:value-type="float" office:value="47.9650642235205" calcext:value-type="float">
            <text:p>47.9650642235</text:p>
          </table:table-cell>
          <table:table-cell office:value-type="float" office:value="0.471164" calcext:value-type="float">
            <text:p>0.471164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B35]+1" office:value-type="float" office:value="34" calcext:value-type="float">
            <text:p>34</text:p>
          </table:table-cell>
          <table:table-cell table:formula="of:=2^(10*RAND())" office:value-type="float" office:value="44.3454369598979" calcext:value-type="float">
            <text:p>44.3454369599</text:p>
          </table:table-cell>
          <table:table-cell office:value-type="float" office:value="0.0202034" calcext:value-type="float">
            <text:p>0.0202034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B36]+1" office:value-type="float" office:value="35" calcext:value-type="float">
            <text:p>35</text:p>
          </table:table-cell>
          <table:table-cell table:formula="of:=2^(10*RAND())" office:value-type="float" office:value="6.14469373848102" calcext:value-type="float">
            <text:p>6.1446937385</text:p>
          </table:table-cell>
          <table:table-cell office:value-type="float" office:value="0.563986" calcext:value-type="float">
            <text:p>0.563986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B37]+1" office:value-type="float" office:value="36" calcext:value-type="float">
            <text:p>36</text:p>
          </table:table-cell>
          <table:table-cell table:formula="of:=2^(10*RAND())" office:value-type="float" office:value="3.43370750818005" calcext:value-type="float">
            <text:p>3.4337075082</text:p>
          </table:table-cell>
          <table:table-cell office:value-type="float" office:value="0.0289751" calcext:value-type="float">
            <text:p>0.0289751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B38]+1" office:value-type="float" office:value="37" calcext:value-type="float">
            <text:p>37</text:p>
          </table:table-cell>
          <table:table-cell table:formula="of:=2^(10*RAND())" office:value-type="float" office:value="527.38727364925" calcext:value-type="float">
            <text:p>527.3872736493</text:p>
          </table:table-cell>
          <table:table-cell office:value-type="float" office:value="0.587748" calcext:value-type="float">
            <text:p>0.587748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B39]+1" office:value-type="float" office:value="38" calcext:value-type="float">
            <text:p>38</text:p>
          </table:table-cell>
          <table:table-cell table:formula="of:=2^(10*RAND())" office:value-type="float" office:value="7.93762655141647" calcext:value-type="float">
            <text:p>7.9376265514</text:p>
          </table:table-cell>
          <table:table-cell office:value-type="float" office:value="0.776071" calcext:value-type="float">
            <text:p>0.776071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B40]+1" office:value-type="float" office:value="39" calcext:value-type="float">
            <text:p>39</text:p>
          </table:table-cell>
          <table:table-cell table:formula="of:=2^(10*RAND())" office:value-type="float" office:value="151.646946099465" calcext:value-type="float">
            <text:p>151.6469460995</text:p>
          </table:table-cell>
          <table:table-cell office:value-type="float" office:value="0.658723" calcext:value-type="float">
            <text:p>0.658723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B41]+1" office:value-type="float" office:value="40" calcext:value-type="float">
            <text:p>40</text:p>
          </table:table-cell>
          <table:table-cell table:formula="of:=2^(10*RAND())" office:value-type="float" office:value="155.411526199178" calcext:value-type="float">
            <text:p>155.4115261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B42]+1" office:value-type="float" office:value="41" calcext:value-type="float">
            <text:p>41</text:p>
          </table:table-cell>
          <table:table-cell table:formula="of:=2^(10*RAND())" office:value-type="float" office:value="1.80475399050512" calcext:value-type="float">
            <text:p>1.8047539905</text:p>
          </table:table-cell>
          <table:table-cell office:value-type="float" office:value="0.530883" calcext:value-type="float">
            <text:p>0.530883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B43]+1" office:value-type="float" office:value="42" calcext:value-type="float">
            <text:p>42</text:p>
          </table:table-cell>
          <table:table-cell table:formula="of:=2^(10*RAND())" office:value-type="float" office:value="63.4713544212078" calcext:value-type="float">
            <text:p>63.4713544212</text:p>
          </table:table-cell>
          <table:table-cell office:value-type="float" office:value="0.673303" calcext:value-type="float">
            <text:p>0.673303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B44]+1" office:value-type="float" office:value="43" calcext:value-type="float">
            <text:p>43</text:p>
          </table:table-cell>
          <table:table-cell table:formula="of:=2^(10*RAND())" office:value-type="float" office:value="9.83224535956268" calcext:value-type="float">
            <text:p>9.8322453596</text:p>
          </table:table-cell>
          <table:table-cell office:value-type="float" office:value="0.200441" calcext:value-type="float">
            <text:p>0.200441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B45]+1" office:value-type="float" office:value="44" calcext:value-type="float">
            <text:p>44</text:p>
          </table:table-cell>
          <table:table-cell table:formula="of:=2^(10*RAND())" office:value-type="float" office:value="21.7354917155268" calcext:value-type="float">
            <text:p>21.7354917155</text:p>
          </table:table-cell>
          <table:table-cell office:value-type="float" office:value="0.612279" calcext:value-type="float">
            <text:p>0.612279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B46]+1" office:value-type="float" office:value="45" calcext:value-type="float">
            <text:p>45</text:p>
          </table:table-cell>
          <table:table-cell table:formula="of:=2^(10*RAND())" office:value-type="float" office:value="428.856390390532" calcext:value-type="float">
            <text:p>428.8563903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B47]+1" office:value-type="float" office:value="46" calcext:value-type="float">
            <text:p>46</text:p>
          </table:table-cell>
          <table:table-cell table:formula="of:=2^(10*RAND())" office:value-type="float" office:value="28.7834852703449" calcext:value-type="float">
            <text:p>28.7834852703</text:p>
          </table:table-cell>
          <table:table-cell office:value-type="float" office:value="0.591547" calcext:value-type="float">
            <text:p>0.591547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B48]+1" office:value-type="float" office:value="47" calcext:value-type="float">
            <text:p>47</text:p>
          </table:table-cell>
          <table:table-cell table:formula="of:=2^(10*RAND())" office:value-type="float" office:value="356.967135069099" calcext:value-type="float">
            <text:p>356.9671350691</text:p>
          </table:table-cell>
          <table:table-cell office:value-type="float" office:value="0.0420379" calcext:value-type="float">
            <text:p>0.0420379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B49]+1" office:value-type="float" office:value="48" calcext:value-type="float">
            <text:p>48</text:p>
          </table:table-cell>
          <table:table-cell table:formula="of:=2^(10*RAND())" office:value-type="float" office:value="612.075776889491" calcext:value-type="float">
            <text:p>612.0757768895</text:p>
          </table:table-cell>
          <table:table-cell office:value-type="float" office:value="0.788885" calcext:value-type="float">
            <text:p>0.788885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B50]+1" office:value-type="float" office:value="49" calcext:value-type="float">
            <text:p>49</text:p>
          </table:table-cell>
          <table:table-cell table:formula="of:=2^(10*RAND())" office:value-type="float" office:value="133.195304192676" calcext:value-type="float">
            <text:p>133.1953041927</text:p>
          </table:table-cell>
          <table:table-cell office:value-type="float" office:value="0.0832849" calcext:value-type="float">
            <text:p>0.0832849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B51]+1" office:value-type="float" office:value="50" calcext:value-type="float">
            <text:p>50</text:p>
          </table:table-cell>
          <table:table-cell table:formula="of:=2^(10*RAND())" office:value-type="float" office:value="35.665606051682" calcext:value-type="float">
            <text:p>35.6656060517</text:p>
          </table:table-cell>
          <table:table-cell office:value-type="float" office:value="0.5552" calcext:value-type="float">
            <text:p>0.5552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B52]+1" office:value-type="float" office:value="51" calcext:value-type="float">
            <text:p>51</text:p>
          </table:table-cell>
          <table:table-cell table:formula="of:=2^(10*RAND())" office:value-type="float" office:value="7.14562933908304" calcext:value-type="float">
            <text:p>7.1456293391</text:p>
          </table:table-cell>
          <table:table-cell office:value-type="float" office:value="0.821066" calcext:value-type="float">
            <text:p>0.821066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B53]+1" office:value-type="float" office:value="52" calcext:value-type="float">
            <text:p>52</text:p>
          </table:table-cell>
          <table:table-cell table:formula="of:=2^(10*RAND())" office:value-type="float" office:value="1.76870989133951" calcext:value-type="float">
            <text:p>1.7687098913</text:p>
          </table:table-cell>
          <table:table-cell office:value-type="float" office:value="0.737509" calcext:value-type="float">
            <text:p>0.737509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B54]+1" office:value-type="float" office:value="53" calcext:value-type="float">
            <text:p>53</text:p>
          </table:table-cell>
          <table:table-cell table:formula="of:=2^(10*RAND())" office:value-type="float" office:value="2.60689719395962" calcext:value-type="float">
            <text:p>2.606897194</text:p>
          </table:table-cell>
          <table:table-cell office:value-type="float" office:value="0.793367" calcext:value-type="float">
            <text:p>0.793367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B55]+1" office:value-type="float" office:value="54" calcext:value-type="float">
            <text:p>54</text:p>
          </table:table-cell>
          <table:table-cell table:formula="of:=2^(10*RAND())" office:value-type="float" office:value="1.01475886466334" calcext:value-type="float">
            <text:p>1.0147588647</text:p>
          </table:table-cell>
          <table:table-cell office:value-type="float" office:value="0.571497" calcext:value-type="float">
            <text:p>0.571497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B56]+1" office:value-type="float" office:value="55" calcext:value-type="float">
            <text:p>55</text:p>
          </table:table-cell>
          <table:table-cell table:formula="of:=2^(10*RAND())" office:value-type="float" office:value="909.243081067089" calcext:value-type="float">
            <text:p>909.2430810671</text:p>
          </table:table-cell>
          <table:table-cell office:value-type="float" office:value="0.15369" calcext:value-type="float">
            <text:p>0.15369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B57]+1" office:value-type="float" office:value="56" calcext:value-type="float">
            <text:p>56</text:p>
          </table:table-cell>
          <table:table-cell table:formula="of:=2^(10*RAND())" office:value-type="float" office:value="1.19469295474896" calcext:value-type="float">
            <text:p>1.1946929547</text:p>
          </table:table-cell>
          <table:table-cell office:value-type="float" office:value="0.632181" calcext:value-type="float">
            <text:p>0.632181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B58]+1" office:value-type="float" office:value="57" calcext:value-type="float">
            <text:p>57</text:p>
          </table:table-cell>
          <table:table-cell table:formula="of:=2^(10*RAND())" office:value-type="float" office:value="269.509431068543" calcext:value-type="float">
            <text:p>269.5094310685</text:p>
          </table:table-cell>
          <table:table-cell office:value-type="float" office:value="0.46012" calcext:value-type="float">
            <text:p>0.46012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B59]+1" office:value-type="float" office:value="58" calcext:value-type="float">
            <text:p>58</text:p>
          </table:table-cell>
          <table:table-cell table:formula="of:=2^(10*RAND())" office:value-type="float" office:value="11.8272964625452" calcext:value-type="float">
            <text:p>11.8272964625</text:p>
          </table:table-cell>
          <table:table-cell office:value-type="float" office:value="0.63299" calcext:value-type="float">
            <text:p>0.63299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B60]+1" office:value-type="float" office:value="59" calcext:value-type="float">
            <text:p>59</text:p>
          </table:table-cell>
          <table:table-cell table:formula="of:=2^(10*RAND())" office:value-type="float" office:value="20.9688107651274" calcext:value-type="float">
            <text:p>20.9688107651</text:p>
          </table:table-cell>
          <table:table-cell office:value-type="float" office:value="0.638609" calcext:value-type="float">
            <text:p>0.638609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[.B61]+1" office:value-type="float" office:value="60" calcext:value-type="float">
            <text:p>60</text:p>
          </table:table-cell>
          <table:table-cell table:formula="of:=2^(10*RAND())" office:value-type="float" office:value="18.2542480898499" calcext:value-type="float">
            <text:p>18.2542480898</text:p>
          </table:table-cell>
          <table:table-cell office:value-type="float" office:value="0.994873" calcext:value-type="float">
            <text:p>0.994873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[.B62]+1" office:value-type="float" office:value="61" calcext:value-type="float">
            <text:p>61</text:p>
          </table:table-cell>
          <table:table-cell table:formula="of:=2^(10*RAND())" office:value-type="float" office:value="3.01926136826549" calcext:value-type="float">
            <text:p>3.0192613683</text:p>
          </table:table-cell>
          <table:table-cell office:value-type="float" office:value="0.793003" calcext:value-type="float">
            <text:p>0.793003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[.B63]+1" office:value-type="float" office:value="62" calcext:value-type="float">
            <text:p>62</text:p>
          </table:table-cell>
          <table:table-cell table:formula="of:=2^(10*RAND())" office:value-type="float" office:value="2.80259133564942" calcext:value-type="float">
            <text:p>2.8025913356</text:p>
          </table:table-cell>
          <table:table-cell office:value-type="float" office:value="0.218545" calcext:value-type="float">
            <text:p>0.218545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[.B64]+1" office:value-type="float" office:value="63" calcext:value-type="float">
            <text:p>63</text:p>
          </table:table-cell>
          <table:table-cell table:formula="of:=2^(10*RAND())" office:value-type="float" office:value="193.689545778864" calcext:value-type="float">
            <text:p>193.6895457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[.B65]+1" office:value-type="float" office:value="64" calcext:value-type="float">
            <text:p>64</text:p>
          </table:table-cell>
          <table:table-cell table:formula="of:=2^(10*RAND())" office:value-type="float" office:value="1.33120737689666" calcext:value-type="float">
            <text:p>1.3312073769</text:p>
          </table:table-cell>
          <table:table-cell office:value-type="float" office:value="0.395116" calcext:value-type="float">
            <text:p>0.395116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[.B66]+1" office:value-type="float" office:value="65" calcext:value-type="float">
            <text:p>65</text:p>
          </table:table-cell>
          <table:table-cell table:formula="of:=2^(10*RAND())" office:value-type="float" office:value="5.49284979636214" calcext:value-type="float">
            <text:p>5.4928497964</text:p>
          </table:table-cell>
          <table:table-cell office:value-type="float" office:value="0.945096" calcext:value-type="float">
            <text:p>0.945096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B67]+1" office:value-type="float" office:value="66" calcext:value-type="float">
            <text:p>66</text:p>
          </table:table-cell>
          <table:table-cell table:formula="of:=2^(10*RAND())" office:value-type="float" office:value="8.6821988262699" calcext:value-type="float">
            <text:p>8.6821988263</text:p>
          </table:table-cell>
          <table:table-cell office:value-type="float" office:value="0.906141" calcext:value-type="float">
            <text:p>0.906141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B68]+1" office:value-type="float" office:value="67" calcext:value-type="float">
            <text:p>67</text:p>
          </table:table-cell>
          <table:table-cell table:formula="of:=2^(10*RAND())" office:value-type="float" office:value="916.371521071109" calcext:value-type="float">
            <text:p>916.3715210711</text:p>
          </table:table-cell>
          <table:table-cell office:value-type="float" office:value="0.51643" calcext:value-type="float">
            <text:p>0.51643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B69]+1" office:value-type="float" office:value="68" calcext:value-type="float">
            <text:p>68</text:p>
          </table:table-cell>
          <table:table-cell table:formula="of:=2^(10*RAND())" office:value-type="float" office:value="6.72328962764256" calcext:value-type="float">
            <text:p>6.7232896276</text:p>
          </table:table-cell>
          <table:table-cell office:value-type="float" office:value="0.786568" calcext:value-type="float">
            <text:p>0.786568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B70]+1" office:value-type="float" office:value="69" calcext:value-type="float">
            <text:p>69</text:p>
          </table:table-cell>
          <table:table-cell table:formula="of:=2^(10*RAND())" office:value-type="float" office:value="167.796799170363" calcext:value-type="float">
            <text:p>167.7967991704</text:p>
          </table:table-cell>
          <table:table-cell office:value-type="float" office:value="0.661285" calcext:value-type="float">
            <text:p>0.661285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[.B71]+1" office:value-type="float" office:value="70" calcext:value-type="float">
            <text:p>70</text:p>
          </table:table-cell>
          <table:table-cell table:formula="of:=2^(10*RAND())" office:value-type="float" office:value="107.059398773515" calcext:value-type="float">
            <text:p>107.0593987735</text:p>
          </table:table-cell>
          <table:table-cell office:value-type="float" office:value="0.152024" calcext:value-type="float">
            <text:p>0.152024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B72]+1" office:value-type="float" office:value="71" calcext:value-type="float">
            <text:p>71</text:p>
          </table:table-cell>
          <table:table-cell table:formula="of:=2^(10*RAND())" office:value-type="float" office:value="4.06702944719003" calcext:value-type="float">
            <text:p>4.0670294472</text:p>
          </table:table-cell>
          <table:table-cell office:value-type="float" office:value="0.627828" calcext:value-type="float">
            <text:p>0.627828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B73]+1" office:value-type="float" office:value="72" calcext:value-type="float">
            <text:p>72</text:p>
          </table:table-cell>
          <table:table-cell table:formula="of:=2^(10*RAND())" office:value-type="float" office:value="8.22663619090085" calcext:value-type="float">
            <text:p>8.2266361909</text:p>
          </table:table-cell>
          <table:table-cell office:value-type="float" office:value="0.470559" calcext:value-type="float">
            <text:p>0.470559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B74]+1" office:value-type="float" office:value="73" calcext:value-type="float">
            <text:p>73</text:p>
          </table:table-cell>
          <table:table-cell table:formula="of:=2^(10*RAND())" office:value-type="float" office:value="751.129525342147" calcext:value-type="float">
            <text:p>751.1295253421</text:p>
          </table:table-cell>
          <table:table-cell office:value-type="float" office:value="0.901627" calcext:value-type="float">
            <text:p>0.901627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[.B75]+1" office:value-type="float" office:value="74" calcext:value-type="float">
            <text:p>74</text:p>
          </table:table-cell>
          <table:table-cell table:formula="of:=2^(10*RAND())" office:value-type="float" office:value="2.18472377458144" calcext:value-type="float">
            <text:p>2.1847237746</text:p>
          </table:table-cell>
          <table:table-cell office:value-type="float" office:value="0.215419" calcext:value-type="float">
            <text:p>0.215419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[.B76]+1" office:value-type="float" office:value="75" calcext:value-type="float">
            <text:p>75</text:p>
          </table:table-cell>
          <table:table-cell table:formula="of:=2^(10*RAND())" office:value-type="float" office:value="43.3085196879811" calcext:value-type="float">
            <text:p>43.308519688</text:p>
          </table:table-cell>
          <table:table-cell office:value-type="float" office:value="0.909657" calcext:value-type="float">
            <text:p>0.909657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[.B77]+1" office:value-type="float" office:value="76" calcext:value-type="float">
            <text:p>76</text:p>
          </table:table-cell>
          <table:table-cell table:formula="of:=2^(10*RAND())" office:value-type="float" office:value="43.677258745227" calcext:value-type="float">
            <text:p>43.6772587452</text:p>
          </table:table-cell>
          <table:table-cell office:value-type="float" office:value="0.0103935" calcext:value-type="float">
            <text:p>0.0103935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[.B78]+1" office:value-type="float" office:value="77" calcext:value-type="float">
            <text:p>77</text:p>
          </table:table-cell>
          <table:table-cell table:formula="of:=2^(10*RAND())" office:value-type="float" office:value="464.192365019652" calcext:value-type="float">
            <text:p>464.1923650197</text:p>
          </table:table-cell>
          <table:table-cell office:value-type="float" office:value="0.0337232" calcext:value-type="float">
            <text:p>0.0337232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[.B79]+1" office:value-type="float" office:value="78" calcext:value-type="float">
            <text:p>78</text:p>
          </table:table-cell>
          <table:table-cell table:formula="of:=2^(10*RAND())" office:value-type="float" office:value="128.856264393242" calcext:value-type="float">
            <text:p>128.8562643932</text:p>
          </table:table-cell>
          <table:table-cell office:value-type="float" office:value="0.196464" calcext:value-type="float">
            <text:p>0.196464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[.B80]+1" office:value-type="float" office:value="79" calcext:value-type="float">
            <text:p>79</text:p>
          </table:table-cell>
          <table:table-cell table:formula="of:=2^(10*RAND())" office:value-type="float" office:value="319.721919312714" calcext:value-type="float">
            <text:p>319.7219193127</text:p>
          </table:table-cell>
          <table:table-cell office:value-type="float" office:value="0.0695133" calcext:value-type="float">
            <text:p>0.0695133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[.B81]+1" office:value-type="float" office:value="80" calcext:value-type="float">
            <text:p>80</text:p>
          </table:table-cell>
          <table:table-cell table:formula="of:=2^(10*RAND())" office:value-type="float" office:value="1.82215875253732" calcext:value-type="float">
            <text:p>1.8221587525</text:p>
          </table:table-cell>
          <table:table-cell office:value-type="float" office:value="0.0355222" calcext:value-type="float">
            <text:p>0.0355222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[.B82]+1" office:value-type="float" office:value="81" calcext:value-type="float">
            <text:p>81</text:p>
          </table:table-cell>
          <table:table-cell table:formula="of:=2^(10*RAND())" office:value-type="float" office:value="115.451452271157" calcext:value-type="float">
            <text:p>115.4514522712</text:p>
          </table:table-cell>
          <table:table-cell office:value-type="float" office:value="0.0234919" calcext:value-type="float">
            <text:p>0.0234919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[.B83]+1" office:value-type="float" office:value="82" calcext:value-type="float">
            <text:p>82</text:p>
          </table:table-cell>
          <table:table-cell table:formula="of:=2^(10*RAND())" office:value-type="float" office:value="148.026859957388" calcext:value-type="float">
            <text:p>148.0268599574</text:p>
          </table:table-cell>
          <table:table-cell office:value-type="float" office:value="0.477267" calcext:value-type="float">
            <text:p>0.477267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[.B84]+1" office:value-type="float" office:value="83" calcext:value-type="float">
            <text:p>83</text:p>
          </table:table-cell>
          <table:table-cell table:formula="of:=2^(10*RAND())" office:value-type="float" office:value="10.0903906716602" calcext:value-type="float">
            <text:p>10.0903906717</text:p>
          </table:table-cell>
          <table:table-cell office:value-type="float" office:value="0.721719" calcext:value-type="float">
            <text:p>0.721719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[.B85]+1" office:value-type="float" office:value="84" calcext:value-type="float">
            <text:p>84</text:p>
          </table:table-cell>
          <table:table-cell table:formula="of:=2^(10*RAND())" office:value-type="float" office:value="175.55532653954" calcext:value-type="float">
            <text:p>175.5553265395</text:p>
          </table:table-cell>
          <table:table-cell office:value-type="float" office:value="0.582252" calcext:value-type="float">
            <text:p>0.582252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[.B86]+1" office:value-type="float" office:value="85" calcext:value-type="float">
            <text:p>85</text:p>
          </table:table-cell>
          <table:table-cell table:formula="of:=2^(10*RAND())" office:value-type="float" office:value="46.7045863384937" calcext:value-type="float">
            <text:p>46.7045863385</text:p>
          </table:table-cell>
          <table:table-cell office:value-type="float" office:value="0.850897" calcext:value-type="float">
            <text:p>0.850897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[.B87]+1" office:value-type="float" office:value="86" calcext:value-type="float">
            <text:p>86</text:p>
          </table:table-cell>
          <table:table-cell table:formula="of:=2^(10*RAND())" office:value-type="float" office:value="27.4238263011766" calcext:value-type="float">
            <text:p>27.4238263012</text:p>
          </table:table-cell>
          <table:table-cell office:value-type="float" office:value="0.302649" calcext:value-type="float">
            <text:p>0.302649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[.B88]+1" office:value-type="float" office:value="87" calcext:value-type="float">
            <text:p>87</text:p>
          </table:table-cell>
          <table:table-cell table:formula="of:=2^(10*RAND())" office:value-type="float" office:value="477.079772400207" calcext:value-type="float">
            <text:p>477.0797724002</text:p>
          </table:table-cell>
          <table:table-cell office:value-type="float" office:value="0.339212" calcext:value-type="float">
            <text:p>0.339212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[.B89]+1" office:value-type="float" office:value="88" calcext:value-type="float">
            <text:p>88</text:p>
          </table:table-cell>
          <table:table-cell table:formula="of:=2^(10*RAND())" office:value-type="float" office:value="14.8074092931501" calcext:value-type="float">
            <text:p>14.8074092932</text:p>
          </table:table-cell>
          <table:table-cell office:value-type="float" office:value="0.976001" calcext:value-type="float">
            <text:p>0.976001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[.B90]+1" office:value-type="float" office:value="89" calcext:value-type="float">
            <text:p>89</text:p>
          </table:table-cell>
          <table:table-cell table:formula="of:=2^(10*RAND())" office:value-type="float" office:value="3.8387891932415" calcext:value-type="float">
            <text:p>3.8387891932</text:p>
          </table:table-cell>
          <table:table-cell office:value-type="float" office:value="0.504446" calcext:value-type="float">
            <text:p>0.504446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[.B91]+1" office:value-type="float" office:value="90" calcext:value-type="float">
            <text:p>90</text:p>
          </table:table-cell>
          <table:table-cell table:formula="of:=2^(10*RAND())" office:value-type="float" office:value="134.733623306656" calcext:value-type="float">
            <text:p>134.7336233067</text:p>
          </table:table-cell>
          <table:table-cell office:value-type="float" office:value="0.348686" calcext:value-type="float">
            <text:p>0.348686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[.B92]+1" office:value-type="float" office:value="91" calcext:value-type="float">
            <text:p>91</text:p>
          </table:table-cell>
          <table:table-cell table:formula="of:=2^(10*RAND())" office:value-type="float" office:value="70.4699593097453" calcext:value-type="float">
            <text:p>70.4699593097</text:p>
          </table:table-cell>
          <table:table-cell office:value-type="float" office:value="0.386856" calcext:value-type="float">
            <text:p>0.386856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[.B93]+1" office:value-type="float" office:value="92" calcext:value-type="float">
            <text:p>92</text:p>
          </table:table-cell>
          <table:table-cell table:formula="of:=2^(10*RAND())" office:value-type="float" office:value="22.1045769678853" calcext:value-type="float">
            <text:p>22.1045769679</text:p>
          </table:table-cell>
          <table:table-cell office:value-type="float" office:value="0.666752" calcext:value-type="float">
            <text:p>0.666752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[.B94]+1" office:value-type="float" office:value="93" calcext:value-type="float">
            <text:p>93</text:p>
          </table:table-cell>
          <table:table-cell table:formula="of:=2^(10*RAND())" office:value-type="float" office:value="2.77217169471606" calcext:value-type="float">
            <text:p>2.7721716947</text:p>
          </table:table-cell>
          <table:table-cell office:value-type="float" office:value="0.629851" calcext:value-type="float">
            <text:p>0.629851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[.B95]+1" office:value-type="float" office:value="94" calcext:value-type="float">
            <text:p>94</text:p>
          </table:table-cell>
          <table:table-cell table:formula="of:=2^(10*RAND())" office:value-type="float" office:value="2.43007115823442" calcext:value-type="float">
            <text:p>2.4300711582</text:p>
          </table:table-cell>
          <table:table-cell office:value-type="float" office:value="0.908954" calcext:value-type="float">
            <text:p>0.908954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[.B96]+1" office:value-type="float" office:value="95" calcext:value-type="float">
            <text:p>95</text:p>
          </table:table-cell>
          <table:table-cell table:formula="of:=2^(10*RAND())" office:value-type="float" office:value="408.770533737379" calcext:value-type="float">
            <text:p>408.7705337374</text:p>
          </table:table-cell>
          <table:table-cell office:value-type="float" office:value="0.0757123" calcext:value-type="float">
            <text:p>0.0757123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[.B97]+1" office:value-type="float" office:value="96" calcext:value-type="float">
            <text:p>96</text:p>
          </table:table-cell>
          <table:table-cell table:formula="of:=2^(10*RAND())" office:value-type="float" office:value="14.8013208285408" calcext:value-type="float">
            <text:p>14.8013208285</text:p>
          </table:table-cell>
          <table:table-cell office:value-type="float" office:value="0.0768919" calcext:value-type="float">
            <text:p>0.0768919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[.B98]+1" office:value-type="float" office:value="97" calcext:value-type="float">
            <text:p>97</text:p>
          </table:table-cell>
          <table:table-cell table:formula="of:=2^(10*RAND())" office:value-type="float" office:value="11.5232930723871" calcext:value-type="float">
            <text:p>11.5232930724</text:p>
          </table:table-cell>
          <table:table-cell office:value-type="float" office:value="0.0247037" calcext:value-type="float">
            <text:p>0.0247037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[.B99]+1" office:value-type="float" office:value="98" calcext:value-type="float">
            <text:p>98</text:p>
          </table:table-cell>
          <table:table-cell table:formula="of:=2^(10*RAND())" office:value-type="float" office:value="3.7998930996388" calcext:value-type="float">
            <text:p>3.7998930996</text:p>
          </table:table-cell>
          <table:table-cell office:value-type="float" office:value="0.32661" calcext:value-type="float">
            <text:p>0.32661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[.B100]+1" office:value-type="float" office:value="99" calcext:value-type="float">
            <text:p>99</text:p>
          </table:table-cell>
          <table:table-cell table:formula="of:=2^(10*RAND())" office:value-type="float" office:value="26.2865973934946" calcext:value-type="float">
            <text:p>26.2865973935</text:p>
          </table:table-cell>
          <table:table-cell office:value-type="float" office:value="0.71846" calcext:value-type="float">
            <text:p>0.71846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[.B101]+1" office:value-type="float" office:value="100" calcext:value-type="float">
            <text:p>100</text:p>
          </table:table-cell>
          <table:table-cell table:formula="of:=2^(10*RAND())" office:value-type="float" office:value="685.863762363523" calcext:value-type="float">
            <text:p>685.8637623635</text:p>
          </table:table-cell>
          <table:table-cell office:value-type="float" office:value="0.491151" calcext:value-type="float">
            <text:p>0.491151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[.B102]+1" office:value-type="float" office:value="101" calcext:value-type="float">
            <text:p>101</text:p>
          </table:table-cell>
          <table:table-cell table:formula="of:=2^(10*RAND())" office:value-type="float" office:value="67.2062657649235" calcext:value-type="float">
            <text:p>67.2062657649</text:p>
          </table:table-cell>
          <table:table-cell office:value-type="float" office:value="0.349856" calcext:value-type="float">
            <text:p>0.349856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[.B103]+1" office:value-type="float" office:value="102" calcext:value-type="float">
            <text:p>102</text:p>
          </table:table-cell>
          <table:table-cell table:formula="of:=2^(10*RAND())" office:value-type="float" office:value="51.8163669795905" calcext:value-type="float">
            <text:p>51.8163669796</text:p>
          </table:table-cell>
          <table:table-cell office:value-type="float" office:value="0.509528" calcext:value-type="float">
            <text:p>0.509528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[.B104]+1" office:value-type="float" office:value="103" calcext:value-type="float">
            <text:p>103</text:p>
          </table:table-cell>
          <table:table-cell table:formula="of:=2^(10*RAND())" office:value-type="float" office:value="6.41050371306002" calcext:value-type="float">
            <text:p>6.4105037131</text:p>
          </table:table-cell>
          <table:table-cell office:value-type="float" office:value="0.0449556" calcext:value-type="float">
            <text:p>0.0449556</text:p>
          </table:table-cell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[.B105]+1" office:value-type="float" office:value="104" calcext:value-type="float">
            <text:p>104</text:p>
          </table:table-cell>
          <table:table-cell table:formula="of:=2^(10*RAND())" office:value-type="float" office:value="79.3293656352298" calcext:value-type="float">
            <text:p>79.3293656352</text:p>
          </table:table-cell>
          <table:table-cell office:value-type="float" office:value="0.70933" calcext:value-type="float">
            <text:p>0.70933</text:p>
          </table:table-cell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[.B106]+1" office:value-type="float" office:value="105" calcext:value-type="float">
            <text:p>105</text:p>
          </table:table-cell>
          <table:table-cell table:formula="of:=2^(10*RAND())" office:value-type="float" office:value="1.78979450384145" calcext:value-type="float">
            <text:p>1.7897945038</text:p>
          </table:table-cell>
          <table:table-cell office:value-type="float" office:value="0.554922" calcext:value-type="float">
            <text:p>0.554922</text:p>
          </table:table-cell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[.B107]+1" office:value-type="float" office:value="106" calcext:value-type="float">
            <text:p>106</text:p>
          </table:table-cell>
          <table:table-cell table:formula="of:=2^(10*RAND())" office:value-type="float" office:value="1.46616543810054" calcext:value-type="float">
            <text:p>1.4661654381</text:p>
          </table:table-cell>
          <table:table-cell office:value-type="float" office:value="0.718816" calcext:value-type="float">
            <text:p>0.718816</text:p>
          </table:table-cell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[.B108]+1" office:value-type="float" office:value="107" calcext:value-type="float">
            <text:p>107</text:p>
          </table:table-cell>
          <table:table-cell table:formula="of:=2^(10*RAND())" office:value-type="float" office:value="1.69475074557562" calcext:value-type="float">
            <text:p>1.6947507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[.B109]+1" office:value-type="float" office:value="108" calcext:value-type="float">
            <text:p>108</text:p>
          </table:table-cell>
          <table:table-cell table:formula="of:=2^(10*RAND())" office:value-type="float" office:value="110.066619451705" calcext:value-type="float">
            <text:p>110.0666194517</text:p>
          </table:table-cell>
          <table:table-cell office:value-type="float" office:value="0.575059" calcext:value-type="float">
            <text:p>0.575059</text:p>
          </table:table-cell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[.B110]+1" office:value-type="float" office:value="109" calcext:value-type="float">
            <text:p>109</text:p>
          </table:table-cell>
          <table:table-cell table:formula="of:=2^(10*RAND())" office:value-type="float" office:value="64.1252035651421" calcext:value-type="float">
            <text:p>64.1252035651</text:p>
          </table:table-cell>
          <table:table-cell office:value-type="float" office:value="0.0686014" calcext:value-type="float">
            <text:p>0.0686014</text:p>
          </table:table-cell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[.B111]+1" office:value-type="float" office:value="110" calcext:value-type="float">
            <text:p>110</text:p>
          </table:table-cell>
          <table:table-cell table:formula="of:=2^(10*RAND())" office:value-type="float" office:value="422.691290857592" calcext:value-type="float">
            <text:p>422.6912908576</text:p>
          </table:table-cell>
          <table:table-cell office:value-type="float" office:value="0.59416" calcext:value-type="float">
            <text:p>0.59416</text:p>
          </table:table-cell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[.B112]+1" office:value-type="float" office:value="111" calcext:value-type="float">
            <text:p>111</text:p>
          </table:table-cell>
          <table:table-cell table:formula="of:=2^(10*RAND())" office:value-type="float" office:value="248.991098004" calcext:value-type="float">
            <text:p>248.991098004</text:p>
          </table:table-cell>
          <table:table-cell office:value-type="float" office:value="0.334698" calcext:value-type="float">
            <text:p>0.334698</text:p>
          </table:table-cell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[.B113]+1" office:value-type="float" office:value="112" calcext:value-type="float">
            <text:p>112</text:p>
          </table:table-cell>
          <table:table-cell table:formula="of:=2^(10*RAND())" office:value-type="float" office:value="768.328963692489" calcext:value-type="float">
            <text:p>768.3289636925</text:p>
          </table:table-cell>
          <table:table-cell office:value-type="float" office:value="0.601278" calcext:value-type="float">
            <text:p>0.601278</text:p>
          </table:table-cell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[.B114]+1" office:value-type="float" office:value="113" calcext:value-type="float">
            <text:p>113</text:p>
          </table:table-cell>
          <table:table-cell table:formula="of:=2^(10*RAND())" office:value-type="float" office:value="1.14557389921015" calcext:value-type="float">
            <text:p>1.1455738992</text:p>
          </table:table-cell>
          <table:table-cell office:value-type="float" office:value="0.153145" calcext:value-type="float">
            <text:p>0.153145</text:p>
          </table:table-cell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[.B115]+1" office:value-type="float" office:value="114" calcext:value-type="float">
            <text:p>114</text:p>
          </table:table-cell>
          <table:table-cell table:formula="of:=2^(10*RAND())" office:value-type="float" office:value="180.246165069309" calcext:value-type="float">
            <text:p>180.2461650693</text:p>
          </table:table-cell>
          <table:table-cell office:value-type="float" office:value="0.933047" calcext:value-type="float">
            <text:p>0.933047</text:p>
          </table:table-cell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[.B116]+1" office:value-type="float" office:value="115" calcext:value-type="float">
            <text:p>115</text:p>
          </table:table-cell>
          <table:table-cell table:formula="of:=2^(10*RAND())" office:value-type="float" office:value="50.2098142821558" calcext:value-type="float">
            <text:p>50.2098142822</text:p>
          </table:table-cell>
          <table:table-cell office:value-type="float" office:value="0.0558141" calcext:value-type="float">
            <text:p>0.0558141</text:p>
          </table:table-cell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[.B117]+1" office:value-type="float" office:value="116" calcext:value-type="float">
            <text:p>116</text:p>
          </table:table-cell>
          <table:table-cell table:formula="of:=2^(10*RAND())" office:value-type="float" office:value="42.4472379937303" calcext:value-type="float">
            <text:p>42.4472379937</text:p>
          </table:table-cell>
          <table:table-cell office:value-type="float" office:value="0.458509" calcext:value-type="float">
            <text:p>0.458509</text:p>
          </table:table-cell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[.B118]+1" office:value-type="float" office:value="117" calcext:value-type="float">
            <text:p>117</text:p>
          </table:table-cell>
          <table:table-cell table:formula="of:=2^(10*RAND())" office:value-type="float" office:value="8.52225041882618" calcext:value-type="float">
            <text:p>8.5222504188</text:p>
          </table:table-cell>
          <table:table-cell office:value-type="float" office:value="0.601151" calcext:value-type="float">
            <text:p>0.601151</text:p>
          </table:table-cell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[.B119]+1" office:value-type="float" office:value="118" calcext:value-type="float">
            <text:p>118</text:p>
          </table:table-cell>
          <table:table-cell table:formula="of:=2^(10*RAND())" office:value-type="float" office:value="11.0678432897858" calcext:value-type="float">
            <text:p>11.0678432898</text:p>
          </table:table-cell>
          <table:table-cell office:value-type="float" office:value="0.917201" calcext:value-type="float">
            <text:p>0.917201</text:p>
          </table:table-cell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[.B120]+1" office:value-type="float" office:value="119" calcext:value-type="float">
            <text:p>119</text:p>
          </table:table-cell>
          <table:table-cell table:formula="of:=2^(10*RAND())" office:value-type="float" office:value="3.89842118785758" calcext:value-type="float">
            <text:p>3.8984211879</text:p>
          </table:table-cell>
          <table:table-cell office:value-type="float" office:value="0.229499" calcext:value-type="float">
            <text:p>0.229499</text:p>
          </table:table-cell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[.B121]+1" office:value-type="float" office:value="120" calcext:value-type="float">
            <text:p>120</text:p>
          </table:table-cell>
          <table:table-cell table:formula="of:=2^(10*RAND())" office:value-type="float" office:value="495.395971661963" calcext:value-type="float">
            <text:p>495.395971662</text:p>
          </table:table-cell>
          <table:table-cell office:value-type="float" office:value="0.019161" calcext:value-type="float">
            <text:p>0.019161</text:p>
          </table:table-cell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[.B122]+1" office:value-type="float" office:value="121" calcext:value-type="float">
            <text:p>121</text:p>
          </table:table-cell>
          <table:table-cell table:formula="of:=2^(10*RAND())" office:value-type="float" office:value="20.1479930478718" calcext:value-type="float">
            <text:p>20.1479930479</text:p>
          </table:table-cell>
          <table:table-cell office:value-type="float" office:value="0.755604" calcext:value-type="float">
            <text:p>0.755604</text:p>
          </table:table-cell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[.B123]+1" office:value-type="float" office:value="122" calcext:value-type="float">
            <text:p>122</text:p>
          </table:table-cell>
          <table:table-cell table:formula="of:=2^(10*RAND())" office:value-type="float" office:value="312.21702500871" calcext:value-type="float">
            <text:p>312.2170250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[.B124]+1" office:value-type="float" office:value="123" calcext:value-type="float">
            <text:p>123</text:p>
          </table:table-cell>
          <table:table-cell table:formula="of:=2^(10*RAND())" office:value-type="float" office:value="3.13231461890556" calcext:value-type="float">
            <text:p>3.1323146189</text:p>
          </table:table-cell>
          <table:table-cell office:value-type="float" office:value="0.240137" calcext:value-type="float">
            <text:p>0.240137</text:p>
          </table:table-cell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[.B125]+1" office:value-type="float" office:value="124" calcext:value-type="float">
            <text:p>124</text:p>
          </table:table-cell>
          <table:table-cell table:formula="of:=2^(10*RAND())" office:value-type="float" office:value="1.97210345162745" calcext:value-type="float">
            <text:p>1.9721034516</text:p>
          </table:table-cell>
          <table:table-cell office:value-type="float" office:value="0.576967" calcext:value-type="float">
            <text:p>0.576967</text:p>
          </table:table-cell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[.B126]+1" office:value-type="float" office:value="125" calcext:value-type="float">
            <text:p>125</text:p>
          </table:table-cell>
          <table:table-cell table:formula="of:=2^(10*RAND())" office:value-type="float" office:value="39.4866817415204" calcext:value-type="float">
            <text:p>39.4866817415</text:p>
          </table:table-cell>
          <table:table-cell office:value-type="float" office:value="0.958688" calcext:value-type="float">
            <text:p>0.958688</text:p>
          </table:table-cell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[.B127]+1" office:value-type="float" office:value="126" calcext:value-type="float">
            <text:p>126</text:p>
          </table:table-cell>
          <table:table-cell table:formula="of:=2^(10*RAND())" office:value-type="float" office:value="337.900106164496" calcext:value-type="float">
            <text:p>337.9001061645</text:p>
          </table:table-cell>
          <table:table-cell office:value-type="float" office:value="0.540313" calcext:value-type="float">
            <text:p>0.540313</text:p>
          </table:table-cell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[.B128]+1" office:value-type="float" office:value="127" calcext:value-type="float">
            <text:p>127</text:p>
          </table:table-cell>
          <table:table-cell table:formula="of:=2^(10*RAND())" office:value-type="float" office:value="10.9604395522301" calcext:value-type="float">
            <text:p>10.9604395522</text:p>
          </table:table-cell>
          <table:table-cell office:value-type="float" office:value="0.454244" calcext:value-type="float">
            <text:p>0.454244</text:p>
          </table:table-cell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[.B129]+1" office:value-type="float" office:value="128" calcext:value-type="float">
            <text:p>128</text:p>
          </table:table-cell>
          <table:table-cell table:formula="of:=2^(10*RAND())" office:value-type="float" office:value="15.0610335867224" calcext:value-type="float">
            <text:p>15.0610335867</text:p>
          </table:table-cell>
          <table:table-cell office:value-type="float" office:value="0.857858" calcext:value-type="float">
            <text:p>0.857858</text:p>
          </table:table-cell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[.B130]+1" office:value-type="float" office:value="129" calcext:value-type="float">
            <text:p>129</text:p>
          </table:table-cell>
          <table:table-cell table:formula="of:=2^(10*RAND())" office:value-type="float" office:value="12.8275485154492" calcext:value-type="float">
            <text:p>12.8275485154</text:p>
          </table:table-cell>
          <table:table-cell office:value-type="float" office:value="0.159519" calcext:value-type="float">
            <text:p>0.159519</text:p>
          </table:table-cell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[.B131]+1" office:value-type="float" office:value="130" calcext:value-type="float">
            <text:p>130</text:p>
          </table:table-cell>
          <table:table-cell table:formula="of:=2^(10*RAND())" office:value-type="float" office:value="550.436592123723" calcext:value-type="float">
            <text:p>550.4365921237</text:p>
          </table:table-cell>
          <table:table-cell office:value-type="float" office:value="0.754162" calcext:value-type="float">
            <text:p>0.754162</text:p>
          </table:table-cell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[.B132]+1" office:value-type="float" office:value="131" calcext:value-type="float">
            <text:p>131</text:p>
          </table:table-cell>
          <table:table-cell table:formula="of:=2^(10*RAND())" office:value-type="float" office:value="48.4343024556608" calcext:value-type="float">
            <text:p>48.4343024557</text:p>
          </table:table-cell>
          <table:table-cell office:value-type="float" office:value="0.175659" calcext:value-type="float">
            <text:p>0.175659</text:p>
          </table:table-cell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[.B133]+1" office:value-type="float" office:value="132" calcext:value-type="float">
            <text:p>132</text:p>
          </table:table-cell>
          <table:table-cell table:formula="of:=2^(10*RAND())" office:value-type="float" office:value="484.434024624737" calcext:value-type="float">
            <text:p>484.4340246247</text:p>
          </table:table-cell>
          <table:table-cell office:value-type="float" office:value="0.678656" calcext:value-type="float">
            <text:p>0.678656</text:p>
          </table:table-cell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[.B134]+1" office:value-type="float" office:value="133" calcext:value-type="float">
            <text:p>133</text:p>
          </table:table-cell>
          <table:table-cell table:formula="of:=2^(10*RAND())" office:value-type="float" office:value="1.47565575611465" calcext:value-type="float">
            <text:p>1.4756557561</text:p>
          </table:table-cell>
          <table:table-cell office:value-type="float" office:value="0.0440005" calcext:value-type="float">
            <text:p>0.0440005</text:p>
          </table:table-cell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[.B135]+1" office:value-type="float" office:value="134" calcext:value-type="float">
            <text:p>134</text:p>
          </table:table-cell>
          <table:table-cell table:formula="of:=2^(10*RAND())" office:value-type="float" office:value="3.85593666652723" calcext:value-type="float">
            <text:p>3.8559366665</text:p>
          </table:table-cell>
          <table:table-cell office:value-type="float" office:value="0.226755" calcext:value-type="float">
            <text:p>0.226755</text:p>
          </table:table-cell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[.B136]+1" office:value-type="float" office:value="135" calcext:value-type="float">
            <text:p>135</text:p>
          </table:table-cell>
          <table:table-cell table:formula="of:=2^(10*RAND())" office:value-type="float" office:value="6.6864852723648" calcext:value-type="float">
            <text:p>6.6864852724</text:p>
          </table:table-cell>
          <table:table-cell office:value-type="float" office:value="0.629511" calcext:value-type="float">
            <text:p>0.629511</text:p>
          </table:table-cell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[.B137]+1" office:value-type="float" office:value="136" calcext:value-type="float">
            <text:p>136</text:p>
          </table:table-cell>
          <table:table-cell table:formula="of:=2^(10*RAND())" office:value-type="float" office:value="4.20503014873761" calcext:value-type="float">
            <text:p>4.2050301487</text:p>
          </table:table-cell>
          <table:table-cell office:value-type="float" office:value="0.840361" calcext:value-type="float">
            <text:p>0.840361</text:p>
          </table:table-cell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[.B138]+1" office:value-type="float" office:value="137" calcext:value-type="float">
            <text:p>137</text:p>
          </table:table-cell>
          <table:table-cell table:formula="of:=2^(10*RAND())" office:value-type="float" office:value="51.2256213853881" calcext:value-type="float">
            <text:p>51.2256213854</text:p>
          </table:table-cell>
          <table:table-cell office:value-type="float" office:value="0.858775" calcext:value-type="float">
            <text:p>0.858775</text:p>
          </table:table-cell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[.B139]+1" office:value-type="float" office:value="138" calcext:value-type="float">
            <text:p>138</text:p>
          </table:table-cell>
          <table:table-cell table:formula="of:=2^(10*RAND())" office:value-type="float" office:value="3.74010614091718" calcext:value-type="float">
            <text:p>3.7401061409</text:p>
          </table:table-cell>
          <table:table-cell office:value-type="float" office:value="0.0964232" calcext:value-type="float">
            <text:p>0.0964232</text:p>
          </table:table-cell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[.B140]+1" office:value-type="float" office:value="139" calcext:value-type="float">
            <text:p>139</text:p>
          </table:table-cell>
          <table:table-cell table:formula="of:=2^(10*RAND())" office:value-type="float" office:value="4.75396959219889" calcext:value-type="float">
            <text:p>4.7539695922</text:p>
          </table:table-cell>
          <table:table-cell office:value-type="float" office:value="0.201549" calcext:value-type="float">
            <text:p>0.201549</text:p>
          </table:table-cell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[.B141]+1" office:value-type="float" office:value="140" calcext:value-type="float">
            <text:p>140</text:p>
          </table:table-cell>
          <table:table-cell table:formula="of:=2^(10*RAND())" office:value-type="float" office:value="858.80161426638" calcext:value-type="float">
            <text:p>858.8016142664</text:p>
          </table:table-cell>
          <table:table-cell office:value-type="float" office:value="0.884994" calcext:value-type="float">
            <text:p>0.884994</text:p>
          </table:table-cell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[.B142]+1" office:value-type="float" office:value="141" calcext:value-type="float">
            <text:p>141</text:p>
          </table:table-cell>
          <table:table-cell table:formula="of:=2^(10*RAND())" office:value-type="float" office:value="13.5522826582644" calcext:value-type="float">
            <text:p>13.5522826583</text:p>
          </table:table-cell>
          <table:table-cell office:value-type="float" office:value="0.795042" calcext:value-type="float">
            <text:p>0.795042</text:p>
          </table:table-cell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[.B143]+1" office:value-type="float" office:value="142" calcext:value-type="float">
            <text:p>142</text:p>
          </table:table-cell>
          <table:table-cell table:formula="of:=2^(10*RAND())" office:value-type="float" office:value="141.616769907836" calcext:value-type="float">
            <text:p>141.6167699078</text:p>
          </table:table-cell>
          <table:table-cell office:value-type="float" office:value="0.0386868" calcext:value-type="float">
            <text:p>0.0386868</text:p>
          </table:table-cell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[.B144]+1" office:value-type="float" office:value="143" calcext:value-type="float">
            <text:p>143</text:p>
          </table:table-cell>
          <table:table-cell table:formula="of:=2^(10*RAND())" office:value-type="float" office:value="2.95870210969403" calcext:value-type="float">
            <text:p>2.9587021097</text:p>
          </table:table-cell>
          <table:table-cell office:value-type="float" office:value="0.197697" calcext:value-type="float">
            <text:p>0.197697</text:p>
          </table:table-cell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[.B145]+1" office:value-type="float" office:value="144" calcext:value-type="float">
            <text:p>144</text:p>
          </table:table-cell>
          <table:table-cell table:formula="of:=2^(10*RAND())" office:value-type="float" office:value="24.6582348436835" calcext:value-type="float">
            <text:p>24.6582348437</text:p>
          </table:table-cell>
          <table:table-cell office:value-type="float" office:value="0.413899" calcext:value-type="float">
            <text:p>0.413899</text:p>
          </table:table-cell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[.B146]+1" office:value-type="float" office:value="145" calcext:value-type="float">
            <text:p>145</text:p>
          </table:table-cell>
          <table:table-cell table:formula="of:=2^(10*RAND())" office:value-type="float" office:value="382.604156508719" calcext:value-type="float">
            <text:p>382.6041565087</text:p>
          </table:table-cell>
          <table:table-cell office:value-type="float" office:value="0.811364" calcext:value-type="float">
            <text:p>0.811364</text:p>
          </table:table-cell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[.B147]+1" office:value-type="float" office:value="146" calcext:value-type="float">
            <text:p>146</text:p>
          </table:table-cell>
          <table:table-cell table:formula="of:=2^(10*RAND())" office:value-type="float" office:value="534.192090805508" calcext:value-type="float">
            <text:p>534.1920908055</text:p>
          </table:table-cell>
          <table:table-cell office:value-type="float" office:value="0.966063" calcext:value-type="float">
            <text:p>0.966063</text:p>
          </table:table-cell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[.B148]+1" office:value-type="float" office:value="147" calcext:value-type="float">
            <text:p>147</text:p>
          </table:table-cell>
          <table:table-cell table:formula="of:=2^(10*RAND())" office:value-type="float" office:value="10.3437133043815" calcext:value-type="float">
            <text:p>10.3437133044</text:p>
          </table:table-cell>
          <table:table-cell office:value-type="float" office:value="0.735256" calcext:value-type="float">
            <text:p>0.735256</text:p>
          </table:table-cell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[.B149]+1" office:value-type="float" office:value="148" calcext:value-type="float">
            <text:p>148</text:p>
          </table:table-cell>
          <table:table-cell table:formula="of:=2^(10*RAND())" office:value-type="float" office:value="132.370553560767" calcext:value-type="float">
            <text:p>132.3705535608</text:p>
          </table:table-cell>
          <table:table-cell office:value-type="float" office:value="0.189354" calcext:value-type="float">
            <text:p>0.189354</text:p>
          </table:table-cell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[.B150]+1" office:value-type="float" office:value="149" calcext:value-type="float">
            <text:p>149</text:p>
          </table:table-cell>
          <table:table-cell table:formula="of:=2^(10*RAND())" office:value-type="float" office:value="7.56020175875274" calcext:value-type="float">
            <text:p>7.5602017588</text:p>
          </table:table-cell>
          <table:table-cell office:value-type="float" office:value="0.828962" calcext:value-type="float">
            <text:p>0.828962</text:p>
          </table:table-cell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[.B151]+1" office:value-type="float" office:value="150" calcext:value-type="float">
            <text:p>150</text:p>
          </table:table-cell>
          <table:table-cell table:formula="of:=2^(10*RAND())" office:value-type="float" office:value="27.9384884052267" calcext:value-type="float">
            <text:p>27.9384884052</text:p>
          </table:table-cell>
          <table:table-cell office:value-type="float" office:value="0.656616" calcext:value-type="float">
            <text:p>0.656616</text:p>
          </table:table-cell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[.B152]+1" office:value-type="float" office:value="151" calcext:value-type="float">
            <text:p>151</text:p>
          </table:table-cell>
          <table:table-cell table:formula="of:=2^(10*RAND())" office:value-type="float" office:value="1.20476811341409" calcext:value-type="float">
            <text:p>1.2047681134</text:p>
          </table:table-cell>
          <table:table-cell office:value-type="float" office:value="0.224526" calcext:value-type="float">
            <text:p>0.224526</text:p>
          </table:table-cell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[.B153]+1" office:value-type="float" office:value="152" calcext:value-type="float">
            <text:p>152</text:p>
          </table:table-cell>
          <table:table-cell table:formula="of:=2^(10*RAND())" office:value-type="float" office:value="427.035074904374" calcext:value-type="float">
            <text:p>427.0350749044</text:p>
          </table:table-cell>
          <table:table-cell office:value-type="float" office:value="0.199535" calcext:value-type="float">
            <text:p>0.199535</text:p>
          </table:table-cell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[.B154]+1" office:value-type="float" office:value="153" calcext:value-type="float">
            <text:p>153</text:p>
          </table:table-cell>
          <table:table-cell table:formula="of:=2^(10*RAND())" office:value-type="float" office:value="1014.16589311383" calcext:value-type="float">
            <text:p>1014.1658931138</text:p>
          </table:table-cell>
          <table:table-cell office:value-type="float" office:value="0.243783" calcext:value-type="float">
            <text:p>0.243783</text:p>
          </table:table-cell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[.B155]+1" office:value-type="float" office:value="154" calcext:value-type="float">
            <text:p>154</text:p>
          </table:table-cell>
          <table:table-cell table:formula="of:=2^(10*RAND())" office:value-type="float" office:value="39.6428082453717" calcext:value-type="float">
            <text:p>39.6428082454</text:p>
          </table:table-cell>
          <table:table-cell office:value-type="float" office:value="0.513472" calcext:value-type="float">
            <text:p>0.513472</text:p>
          </table:table-cell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[.B156]+1" office:value-type="float" office:value="155" calcext:value-type="float">
            <text:p>155</text:p>
          </table:table-cell>
          <table:table-cell table:formula="of:=2^(10*RAND())" office:value-type="float" office:value="3.1198915885834" calcext:value-type="float">
            <text:p>3.1198915886</text:p>
          </table:table-cell>
          <table:table-cell office:value-type="float" office:value="0.670108" calcext:value-type="float">
            <text:p>0.670108</text:p>
          </table:table-cell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[.B157]+1" office:value-type="float" office:value="156" calcext:value-type="float">
            <text:p>156</text:p>
          </table:table-cell>
          <table:table-cell table:formula="of:=2^(10*RAND())" office:value-type="float" office:value="153.08584887333" calcext:value-type="float">
            <text:p>153.0858488733</text:p>
          </table:table-cell>
          <table:table-cell office:value-type="float" office:value="0.819589" calcext:value-type="float">
            <text:p>0.819589</text:p>
          </table:table-cell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[.B158]+1" office:value-type="float" office:value="157" calcext:value-type="float">
            <text:p>157</text:p>
          </table:table-cell>
          <table:table-cell table:formula="of:=2^(10*RAND())" office:value-type="float" office:value="61.8192877653297" calcext:value-type="float">
            <text:p>61.8192877653</text:p>
          </table:table-cell>
          <table:table-cell office:value-type="float" office:value="0.115485" calcext:value-type="float">
            <text:p>0.115485</text:p>
          </table:table-cell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[.B159]+1" office:value-type="float" office:value="158" calcext:value-type="float">
            <text:p>158</text:p>
          </table:table-cell>
          <table:table-cell table:formula="of:=2^(10*RAND())" office:value-type="float" office:value="61.9741566260154" calcext:value-type="float">
            <text:p>61.974156626</text:p>
          </table:table-cell>
          <table:table-cell office:value-type="float" office:value="0.601456" calcext:value-type="float">
            <text:p>0.601456</text:p>
          </table:table-cell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[.B160]+1" office:value-type="float" office:value="159" calcext:value-type="float">
            <text:p>159</text:p>
          </table:table-cell>
          <table:table-cell table:formula="of:=2^(10*RAND())" office:value-type="float" office:value="8.73295505651154" calcext:value-type="float">
            <text:p>8.7329550565</text:p>
          </table:table-cell>
          <table:table-cell office:value-type="float" office:value="0.670749" calcext:value-type="float">
            <text:p>0.670749</text:p>
          </table:table-cell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[.B161]+1" office:value-type="float" office:value="160" calcext:value-type="float">
            <text:p>160</text:p>
          </table:table-cell>
          <table:table-cell table:formula="of:=2^(10*RAND())" office:value-type="float" office:value="28.8860688675085" calcext:value-type="float">
            <text:p>28.8860688675</text:p>
          </table:table-cell>
          <table:table-cell office:value-type="float" office:value="0.185351" calcext:value-type="float">
            <text:p>0.185351</text:p>
          </table:table-cell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[.B162]+1" office:value-type="float" office:value="161" calcext:value-type="float">
            <text:p>161</text:p>
          </table:table-cell>
          <table:table-cell table:formula="of:=2^(10*RAND())" office:value-type="float" office:value="106.69330234979" calcext:value-type="float">
            <text:p>106.6933023498</text:p>
          </table:table-cell>
          <table:table-cell office:value-type="float" office:value="0.428768" calcext:value-type="float">
            <text:p>0.428768</text:p>
          </table:table-cell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[.B163]+1" office:value-type="float" office:value="162" calcext:value-type="float">
            <text:p>162</text:p>
          </table:table-cell>
          <table:table-cell table:formula="of:=2^(10*RAND())" office:value-type="float" office:value="75.2362255650243" calcext:value-type="float">
            <text:p>75.236225565</text:p>
          </table:table-cell>
          <table:table-cell office:value-type="float" office:value="0.435036" calcext:value-type="float">
            <text:p>0.435036</text:p>
          </table:table-cell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[.B164]+1" office:value-type="float" office:value="163" calcext:value-type="float">
            <text:p>163</text:p>
          </table:table-cell>
          <table:table-cell table:formula="of:=2^(10*RAND())" office:value-type="float" office:value="229.467255247604" calcext:value-type="float">
            <text:p>229.4672552476</text:p>
          </table:table-cell>
          <table:table-cell office:value-type="float" office:value="0.178375" calcext:value-type="float">
            <text:p>0.178375</text:p>
          </table:table-cell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[.B165]+1" office:value-type="float" office:value="164" calcext:value-type="float">
            <text:p>164</text:p>
          </table:table-cell>
          <table:table-cell table:formula="of:=2^(10*RAND())" office:value-type="float" office:value="256.54562610518" calcext:value-type="float">
            <text:p>256.5456261052</text:p>
          </table:table-cell>
          <table:table-cell office:value-type="float" office:value="0.329794" calcext:value-type="float">
            <text:p>0.329794</text:p>
          </table:table-cell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[.B166]+1" office:value-type="float" office:value="165" calcext:value-type="float">
            <text:p>165</text:p>
          </table:table-cell>
          <table:table-cell table:formula="of:=2^(10*RAND())" office:value-type="float" office:value="6.30233912526612" calcext:value-type="float">
            <text:p>6.3023391253</text:p>
          </table:table-cell>
          <table:table-cell office:value-type="float" office:value="0.54198" calcext:value-type="float">
            <text:p>0.54198</text:p>
          </table:table-cell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[.B167]+1" office:value-type="float" office:value="166" calcext:value-type="float">
            <text:p>166</text:p>
          </table:table-cell>
          <table:table-cell table:formula="of:=2^(10*RAND())" office:value-type="float" office:value="5.72753653327617" calcext:value-type="float">
            <text:p>5.7275365333</text:p>
          </table:table-cell>
          <table:table-cell office:value-type="float" office:value="0.331944" calcext:value-type="float">
            <text:p>0.331944</text:p>
          </table:table-cell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[.B168]+1" office:value-type="float" office:value="167" calcext:value-type="float">
            <text:p>167</text:p>
          </table:table-cell>
          <table:table-cell table:formula="of:=2^(10*RAND())" office:value-type="float" office:value="62.111878035817" calcext:value-type="float">
            <text:p>62.1118780358</text:p>
          </table:table-cell>
          <table:table-cell office:value-type="float" office:value="0.88698" calcext:value-type="float">
            <text:p>0.88698</text:p>
          </table:table-cell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[.B169]+1" office:value-type="float" office:value="168" calcext:value-type="float">
            <text:p>168</text:p>
          </table:table-cell>
          <table:table-cell table:formula="of:=2^(10*RAND())" office:value-type="float" office:value="320.422399660721" calcext:value-type="float">
            <text:p>320.4223996607</text:p>
          </table:table-cell>
          <table:table-cell office:value-type="float" office:value="0.933911" calcext:value-type="float">
            <text:p>0.933911</text:p>
          </table:table-cell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[.B170]+1" office:value-type="float" office:value="169" calcext:value-type="float">
            <text:p>169</text:p>
          </table:table-cell>
          <table:table-cell table:formula="of:=2^(10*RAND())" office:value-type="float" office:value="855.252169630534" calcext:value-type="float">
            <text:p>855.2521696305</text:p>
          </table:table-cell>
          <table:table-cell office:value-type="float" office:value="0.0927121" calcext:value-type="float">
            <text:p>0.0927121</text:p>
          </table:table-cell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[.B171]+1" office:value-type="float" office:value="170" calcext:value-type="float">
            <text:p>170</text:p>
          </table:table-cell>
          <table:table-cell table:formula="of:=2^(10*RAND())" office:value-type="float" office:value="1.12232184524425" calcext:value-type="float">
            <text:p>1.1223218452</text:p>
          </table:table-cell>
          <table:table-cell office:value-type="float" office:value="0.198096" calcext:value-type="float">
            <text:p>0.198096</text:p>
          </table:table-cell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[.B172]+1" office:value-type="float" office:value="171" calcext:value-type="float">
            <text:p>171</text:p>
          </table:table-cell>
          <table:table-cell table:formula="of:=2^(10*RAND())" office:value-type="float" office:value="1.23457198030704" calcext:value-type="float">
            <text:p>1.2345719803</text:p>
          </table:table-cell>
          <table:table-cell office:value-type="float" office:value="0.315079" calcext:value-type="float">
            <text:p>0.315079</text:p>
          </table:table-cell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[.B173]+1" office:value-type="float" office:value="172" calcext:value-type="float">
            <text:p>172</text:p>
          </table:table-cell>
          <table:table-cell table:formula="of:=2^(10*RAND())" office:value-type="float" office:value="43.2471534840152" calcext:value-type="float">
            <text:p>43.247153484</text:p>
          </table:table-cell>
          <table:table-cell office:value-type="float" office:value="0.247986" calcext:value-type="float">
            <text:p>0.247986</text:p>
          </table:table-cell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[.B174]+1" office:value-type="float" office:value="173" calcext:value-type="float">
            <text:p>173</text:p>
          </table:table-cell>
          <table:table-cell table:formula="of:=2^(10*RAND())" office:value-type="float" office:value="39.3271950544502" calcext:value-type="float">
            <text:p>39.3271950545</text:p>
          </table:table-cell>
          <table:table-cell office:value-type="float" office:value="0.387097" calcext:value-type="float">
            <text:p>0.387097</text:p>
          </table:table-cell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[.B175]+1" office:value-type="float" office:value="174" calcext:value-type="float">
            <text:p>174</text:p>
          </table:table-cell>
          <table:table-cell table:formula="of:=2^(10*RAND())" office:value-type="float" office:value="40.338661062572" calcext:value-type="float">
            <text:p>40.3386610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[.B176]+1" office:value-type="float" office:value="175" calcext:value-type="float">
            <text:p>175</text:p>
          </table:table-cell>
          <table:table-cell table:formula="of:=2^(10*RAND())" office:value-type="float" office:value="53.1416261548244" calcext:value-type="float">
            <text:p>53.1416261548</text:p>
          </table:table-cell>
          <table:table-cell office:value-type="float" office:value="0.18505" calcext:value-type="float">
            <text:p>0.18505</text:p>
          </table:table-cell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[.B177]+1" office:value-type="float" office:value="176" calcext:value-type="float">
            <text:p>176</text:p>
          </table:table-cell>
          <table:table-cell table:formula="of:=2^(10*RAND())" office:value-type="float" office:value="536.433732423683" calcext:value-type="float">
            <text:p>536.4337324237</text:p>
          </table:table-cell>
          <table:table-cell office:value-type="float" office:value="0.776036" calcext:value-type="float">
            <text:p>0.776036</text:p>
          </table:table-cell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[.B178]+1" office:value-type="float" office:value="177" calcext:value-type="float">
            <text:p>177</text:p>
          </table:table-cell>
          <table:table-cell table:formula="of:=2^(10*RAND())" office:value-type="float" office:value="919.667250813372" calcext:value-type="float">
            <text:p>919.6672508134</text:p>
          </table:table-cell>
          <table:table-cell office:value-type="float" office:value="0.148326" calcext:value-type="float">
            <text:p>0.148326</text:p>
          </table:table-cell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[.B179]+1" office:value-type="float" office:value="178" calcext:value-type="float">
            <text:p>178</text:p>
          </table:table-cell>
          <table:table-cell table:formula="of:=2^(10*RAND())" office:value-type="float" office:value="2.24622051978871" calcext:value-type="float">
            <text:p>2.2462205198</text:p>
          </table:table-cell>
          <table:table-cell office:value-type="float" office:value="0.91138" calcext:value-type="float">
            <text:p>0.91138</text:p>
          </table:table-cell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[.B180]+1" office:value-type="float" office:value="179" calcext:value-type="float">
            <text:p>179</text:p>
          </table:table-cell>
          <table:table-cell table:formula="of:=2^(10*RAND())" office:value-type="float" office:value="35.0646683452327" calcext:value-type="float">
            <text:p>35.0646683452</text:p>
          </table:table-cell>
          <table:table-cell office:value-type="float" office:value="0.705133" calcext:value-type="float">
            <text:p>0.705133</text:p>
          </table:table-cell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[.B181]+1" office:value-type="float" office:value="180" calcext:value-type="float">
            <text:p>180</text:p>
          </table:table-cell>
          <table:table-cell table:formula="of:=2^(10*RAND())" office:value-type="float" office:value="302.73936873631" calcext:value-type="float">
            <text:p>302.7393687363</text:p>
          </table:table-cell>
          <table:table-cell office:value-type="float" office:value="0.715264" calcext:value-type="float">
            <text:p>0.715264</text:p>
          </table:table-cell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[.B182]+1" office:value-type="float" office:value="181" calcext:value-type="float">
            <text:p>181</text:p>
          </table:table-cell>
          <table:table-cell table:formula="of:=2^(10*RAND())" office:value-type="float" office:value="18.5376011764069" calcext:value-type="float">
            <text:p>18.5376011764</text:p>
          </table:table-cell>
          <table:table-cell office:value-type="float" office:value="0.95839" calcext:value-type="float">
            <text:p>0.95839</text:p>
          </table:table-cell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[.B183]+1" office:value-type="float" office:value="182" calcext:value-type="float">
            <text:p>182</text:p>
          </table:table-cell>
          <table:table-cell table:formula="of:=2^(10*RAND())" office:value-type="float" office:value="577.636136116889" calcext:value-type="float">
            <text:p>577.6361361169</text:p>
          </table:table-cell>
          <table:table-cell office:value-type="float" office:value="0.219254" calcext:value-type="float">
            <text:p>0.219254</text:p>
          </table:table-cell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[.B184]+1" office:value-type="float" office:value="183" calcext:value-type="float">
            <text:p>183</text:p>
          </table:table-cell>
          <table:table-cell table:formula="of:=2^(10*RAND())" office:value-type="float" office:value="1.33345082160298" calcext:value-type="float">
            <text:p>1.3334508216</text:p>
          </table:table-cell>
          <table:table-cell office:value-type="float" office:value="0.223245" calcext:value-type="float">
            <text:p>0.223245</text:p>
          </table:table-cell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[.B185]+1" office:value-type="float" office:value="184" calcext:value-type="float">
            <text:p>184</text:p>
          </table:table-cell>
          <table:table-cell table:formula="of:=2^(10*RAND())" office:value-type="float" office:value="1.40170392795378" calcext:value-type="float">
            <text:p>1.401703928</text:p>
          </table:table-cell>
          <table:table-cell office:value-type="float" office:value="0.278842" calcext:value-type="float">
            <text:p>0.278842</text:p>
          </table:table-cell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[.B186]+1" office:value-type="float" office:value="185" calcext:value-type="float">
            <text:p>185</text:p>
          </table:table-cell>
          <table:table-cell table:formula="of:=2^(10*RAND())" office:value-type="float" office:value="49.2589874578899" calcext:value-type="float">
            <text:p>49.2589874579</text:p>
          </table:table-cell>
          <table:table-cell office:value-type="float" office:value="0.314767" calcext:value-type="float">
            <text:p>0.314767</text:p>
          </table:table-cell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[.B187]+1" office:value-type="float" office:value="186" calcext:value-type="float">
            <text:p>186</text:p>
          </table:table-cell>
          <table:table-cell table:formula="of:=2^(10*RAND())" office:value-type="float" office:value="2.25965751057489" calcext:value-type="float">
            <text:p>2.2596575106</text:p>
          </table:table-cell>
          <table:table-cell office:value-type="float" office:value="0.312556" calcext:value-type="float">
            <text:p>0.312556</text:p>
          </table:table-cell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[.B188]+1" office:value-type="float" office:value="187" calcext:value-type="float">
            <text:p>187</text:p>
          </table:table-cell>
          <table:table-cell table:formula="of:=2^(10*RAND())" office:value-type="float" office:value="212.611992591043" calcext:value-type="float">
            <text:p>212.611992591</text:p>
          </table:table-cell>
          <table:table-cell office:value-type="float" office:value="0.177018" calcext:value-type="float">
            <text:p>0.177018</text:p>
          </table:table-cell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[.B189]+1" office:value-type="float" office:value="188" calcext:value-type="float">
            <text:p>188</text:p>
          </table:table-cell>
          <table:table-cell table:formula="of:=2^(10*RAND())" office:value-type="float" office:value="2.03330779807219" calcext:value-type="float">
            <text:p>2.0333077981</text:p>
          </table:table-cell>
          <table:table-cell office:value-type="float" office:value="0.934911" calcext:value-type="float">
            <text:p>0.934911</text:p>
          </table:table-cell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[.B190]+1" office:value-type="float" office:value="189" calcext:value-type="float">
            <text:p>189</text:p>
          </table:table-cell>
          <table:table-cell table:formula="of:=2^(10*RAND())" office:value-type="float" office:value="17.9395653284547" calcext:value-type="float">
            <text:p>17.9395653285</text:p>
          </table:table-cell>
          <table:table-cell office:value-type="float" office:value="0.0386528" calcext:value-type="float">
            <text:p>0.0386528</text:p>
          </table:table-cell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[.B191]+1" office:value-type="float" office:value="190" calcext:value-type="float">
            <text:p>190</text:p>
          </table:table-cell>
          <table:table-cell table:formula="of:=2^(10*RAND())" office:value-type="float" office:value="20.0067635865134" calcext:value-type="float">
            <text:p>20.0067635865</text:p>
          </table:table-cell>
          <table:table-cell office:value-type="float" office:value="0.14593" calcext:value-type="float">
            <text:p>0.14593</text:p>
          </table:table-cell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[.B192]+1" office:value-type="float" office:value="191" calcext:value-type="float">
            <text:p>191</text:p>
          </table:table-cell>
          <table:table-cell table:formula="of:=2^(10*RAND())" office:value-type="float" office:value="3.50936134576471" calcext:value-type="float">
            <text:p>3.5093613458</text:p>
          </table:table-cell>
          <table:table-cell office:value-type="float" office:value="0.215618" calcext:value-type="float">
            <text:p>0.215618</text:p>
          </table:table-cell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[.B193]+1" office:value-type="float" office:value="192" calcext:value-type="float">
            <text:p>192</text:p>
          </table:table-cell>
          <table:table-cell table:formula="of:=2^(10*RAND())" office:value-type="float" office:value="87.5826068389493" calcext:value-type="float">
            <text:p>87.5826068389</text:p>
          </table:table-cell>
          <table:table-cell office:value-type="float" office:value="0.68581" calcext:value-type="float">
            <text:p>0.68581</text:p>
          </table:table-cell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[.B194]+1" office:value-type="float" office:value="193" calcext:value-type="float">
            <text:p>193</text:p>
          </table:table-cell>
          <table:table-cell table:formula="of:=2^(10*RAND())" office:value-type="float" office:value="152.085785096242" calcext:value-type="float">
            <text:p>152.0857850962</text:p>
          </table:table-cell>
          <table:table-cell office:value-type="float" office:value="0.243868" calcext:value-type="float">
            <text:p>0.243868</text:p>
          </table:table-cell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[.B195]+1" office:value-type="float" office:value="194" calcext:value-type="float">
            <text:p>194</text:p>
          </table:table-cell>
          <table:table-cell table:formula="of:=2^(10*RAND())" office:value-type="float" office:value="29.8626721977949" calcext:value-type="float">
            <text:p>29.8626721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[.B196]+1" office:value-type="float" office:value="195" calcext:value-type="float">
            <text:p>195</text:p>
          </table:table-cell>
          <table:table-cell table:formula="of:=2^(10*RAND())" office:value-type="float" office:value="30.0754222580924" calcext:value-type="float">
            <text:p>30.0754222581</text:p>
          </table:table-cell>
          <table:table-cell office:value-type="float" office:value="0.486071" calcext:value-type="float">
            <text:p>0.486071</text:p>
          </table:table-cell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[.B197]+1" office:value-type="float" office:value="196" calcext:value-type="float">
            <text:p>196</text:p>
          </table:table-cell>
          <table:table-cell table:formula="of:=2^(10*RAND())" office:value-type="float" office:value="59.2331439981015" calcext:value-type="float">
            <text:p>59.2331439981</text:p>
          </table:table-cell>
          <table:table-cell office:value-type="float" office:value="0.0809307" calcext:value-type="float">
            <text:p>0.0809307</text:p>
          </table:table-cell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[.B198]+1" office:value-type="float" office:value="197" calcext:value-type="float">
            <text:p>197</text:p>
          </table:table-cell>
          <table:table-cell table:formula="of:=2^(10*RAND())" office:value-type="float" office:value="25.858465638702" calcext:value-type="float">
            <text:p>25.8584656387</text:p>
          </table:table-cell>
          <table:table-cell office:value-type="float" office:value="0.7235" calcext:value-type="float">
            <text:p>0.7235</text:p>
          </table:table-cell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[.B199]+1" office:value-type="float" office:value="198" calcext:value-type="float">
            <text:p>198</text:p>
          </table:table-cell>
          <table:table-cell table:formula="of:=2^(10*RAND())" office:value-type="float" office:value="274.577643253282" calcext:value-type="float">
            <text:p>274.5776432533</text:p>
          </table:table-cell>
          <table:table-cell office:value-type="float" office:value="0.140569" calcext:value-type="float">
            <text:p>0.140569</text:p>
          </table:table-cell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[.B200]+1" office:value-type="float" office:value="199" calcext:value-type="float">
            <text:p>199</text:p>
          </table:table-cell>
          <table:table-cell table:formula="of:=2^(10*RAND())" office:value-type="float" office:value="1.73126770587836" calcext:value-type="float">
            <text:p>1.7312677059</text:p>
          </table:table-cell>
          <table:table-cell office:value-type="float" office:value="0.796012" calcext:value-type="float">
            <text:p>0.796012</text:p>
          </table:table-cell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[.B201]+1" office:value-type="float" office:value="200" calcext:value-type="float">
            <text:p>200</text:p>
          </table:table-cell>
          <table:table-cell table:formula="of:=2^(10*RAND())+[.B202]" office:value-type="float" office:value="203.987896268106" calcext:value-type="float">
            <text:p>203.9878962681</text:p>
          </table:table-cell>
          <table:table-cell office:value-type="float" office:value="0.873997" calcext:value-type="float">
            <text:p>0.873997</text:p>
          </table:table-cell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[.B202]+1" office:value-type="float" office:value="201" calcext:value-type="float">
            <text:p>201</text:p>
          </table:table-cell>
          <table:table-cell table:formula="of:=2^(10*RAND())+[.B203]" office:value-type="float" office:value="256.490597373177" calcext:value-type="float">
            <text:p>256.4905973732</text:p>
          </table:table-cell>
          <table:table-cell office:value-type="float" office:value="0.778094" calcext:value-type="float">
            <text:p>0.778094</text:p>
          </table:table-cell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[.B203]+1" office:value-type="float" office:value="202" calcext:value-type="float">
            <text:p>202</text:p>
          </table:table-cell>
          <table:table-cell table:formula="of:=2^(10*RAND())+[.B204]" office:value-type="float" office:value="1030.58270662872" calcext:value-type="float">
            <text:p>1030.5827066287</text:p>
          </table:table-cell>
          <table:table-cell office:value-type="float" office:value="0.808889" calcext:value-type="float">
            <text:p>0.808889</text:p>
          </table:table-cell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[.B204]+1" office:value-type="float" office:value="203" calcext:value-type="float">
            <text:p>203</text:p>
          </table:table-cell>
          <table:table-cell table:formula="of:=2^(10*RAND())+[.B205]" office:value-type="float" office:value="256.405016588802" calcext:value-type="float">
            <text:p>256.4050165888</text:p>
          </table:table-cell>
          <table:table-cell office:value-type="float" office:value="0.821185" calcext:value-type="float">
            <text:p>0.821185</text:p>
          </table:table-cell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[.B205]+1" office:value-type="float" office:value="204" calcext:value-type="float">
            <text:p>204</text:p>
          </table:table-cell>
          <table:table-cell table:formula="of:=2^(10*RAND())+[.B206]" office:value-type="float" office:value="243.606249719306" calcext:value-type="float">
            <text:p>243.6062497193</text:p>
          </table:table-cell>
          <table:table-cell office:value-type="float" office:value="0.752663" calcext:value-type="float">
            <text:p>0.752663</text:p>
          </table:table-cell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[.B206]+1" office:value-type="float" office:value="205" calcext:value-type="float">
            <text:p>205</text:p>
          </table:table-cell>
          <table:table-cell table:formula="of:=2^(10*RAND())+[.B207]" office:value-type="float" office:value="207.908296451159" calcext:value-type="float">
            <text:p>207.9082964512</text:p>
          </table:table-cell>
          <table:table-cell office:value-type="float" office:value="0.931404" calcext:value-type="float">
            <text:p>0.931404</text:p>
          </table:table-cell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[.B207]+1" office:value-type="float" office:value="206" calcext:value-type="float">
            <text:p>206</text:p>
          </table:table-cell>
          <table:table-cell table:formula="of:=2^(10*RAND())+[.B208]" office:value-type="float" office:value="278.176738623231" calcext:value-type="float">
            <text:p>278.1767386232</text:p>
          </table:table-cell>
          <table:table-cell office:value-type="float" office:value="0.875834" calcext:value-type="float">
            <text:p>0.875834</text:p>
          </table:table-cell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[.B208]+1" office:value-type="float" office:value="207" calcext:value-type="float">
            <text:p>207</text:p>
          </table:table-cell>
          <table:table-cell table:formula="of:=2^(10*RAND())+[.B209]" office:value-type="float" office:value="246.99435103847" calcext:value-type="float">
            <text:p>246.9943510385</text:p>
          </table:table-cell>
          <table:table-cell office:value-type="float" office:value="0.754962" calcext:value-type="float">
            <text:p>0.754962</text:p>
          </table:table-cell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[.B209]+1" office:value-type="float" office:value="208" calcext:value-type="float">
            <text:p>208</text:p>
          </table:table-cell>
          <table:table-cell table:formula="of:=2^(10*RAND())+[.B210]" office:value-type="float" office:value="213.428938980152" calcext:value-type="float">
            <text:p>213.4289389802</text:p>
          </table:table-cell>
          <table:table-cell office:value-type="float" office:value="0.758556" calcext:value-type="float">
            <text:p>0.758556</text:p>
          </table:table-cell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[.B210]+1" office:value-type="float" office:value="209" calcext:value-type="float">
            <text:p>209</text:p>
          </table:table-cell>
          <table:table-cell table:formula="of:=2^(10*RAND())+[.B211]" office:value-type="float" office:value="250.952728853594" calcext:value-type="float">
            <text:p>250.9527288536</text:p>
          </table:table-cell>
          <table:table-cell office:value-type="float" office:value="0.902395" calcext:value-type="float">
            <text:p>0.902395</text:p>
          </table:table-cell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[.B211]+1" office:value-type="float" office:value="210" calcext:value-type="float">
            <text:p>210</text:p>
          </table:table-cell>
          <table:table-cell table:formula="of:=2^(10*RAND())+[.B212]" office:value-type="float" office:value="212.739525407575" calcext:value-type="float">
            <text:p>212.7395254076</text:p>
          </table:table-cell>
          <table:table-cell office:value-type="float" office:value="0.76106" calcext:value-type="float">
            <text:p>0.76106</text:p>
          </table:table-cell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[.B212]+1" office:value-type="float" office:value="211" calcext:value-type="float">
            <text:p>211</text:p>
          </table:table-cell>
          <table:table-cell table:formula="of:=2^(10*RAND())+[.B213]" office:value-type="float" office:value="212.335628507453" calcext:value-type="float">
            <text:p>212.3356285075</text:p>
          </table:table-cell>
          <table:table-cell office:value-type="float" office:value="0.76158" calcext:value-type="float">
            <text:p>0.76158</text:p>
          </table:table-cell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[.B213]+1" office:value-type="float" office:value="212" calcext:value-type="float">
            <text:p>212</text:p>
          </table:table-cell>
          <table:table-cell table:formula="of:=2^(10*RAND())+[.B214]" office:value-type="float" office:value="528.023266906743" calcext:value-type="float">
            <text:p>528.0232669067</text:p>
          </table:table-cell>
          <table:table-cell office:value-type="float" office:value="0.887339" calcext:value-type="float">
            <text:p>0.887339</text:p>
          </table:table-cell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[.B214]+1" office:value-type="float" office:value="213" calcext:value-type="float">
            <text:p>213</text:p>
          </table:table-cell>
          <table:table-cell table:formula="of:=2^(10*RAND())+[.B215]" office:value-type="float" office:value="270.978589168893" calcext:value-type="float">
            <text:p>270.9785891689</text:p>
          </table:table-cell>
          <table:table-cell office:value-type="float" office:value="0.846326" calcext:value-type="float">
            <text:p>0.846326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[.B215]+1" office:value-type="float" office:value="214" calcext:value-type="float">
            <text:p>214</text:p>
          </table:table-cell>
          <table:table-cell table:formula="of:=2^(10*RAND())+[.B216]" office:value-type="float" office:value="215.158592774335" calcext:value-type="float">
            <text:p>215.1585927743</text:p>
          </table:table-cell>
          <table:table-cell office:value-type="float" office:value="0.79477" calcext:value-type="float">
            <text:p>0.79477</text:p>
          </table:table-cell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[.B216]+1" office:value-type="float" office:value="215" calcext:value-type="float">
            <text:p>215</text:p>
          </table:table-cell>
          <table:table-cell table:formula="of:=2^(10*RAND())+[.B217]" office:value-type="float" office:value="224.715485581052" calcext:value-type="float">
            <text:p>224.7154855811</text:p>
          </table:table-cell>
          <table:table-cell office:value-type="float" office:value="0.807831" calcext:value-type="float">
            <text:p>0.807831</text:p>
          </table:table-cell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[.B217]+1" office:value-type="float" office:value="216" calcext:value-type="float">
            <text:p>216</text:p>
          </table:table-cell>
          <table:table-cell table:formula="of:=2^(10*RAND())+[.B218]" office:value-type="float" office:value="252.432029537987" calcext:value-type="float">
            <text:p>252.432029538</text:p>
          </table:table-cell>
          <table:table-cell office:value-type="float" office:value="0.956276" calcext:value-type="float">
            <text:p>0.956276</text:p>
          </table:table-cell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[.B218]+1" office:value-type="float" office:value="217" calcext:value-type="float">
            <text:p>217</text:p>
          </table:table-cell>
          <table:table-cell table:formula="of:=2^(10*RAND())+[.B219]" office:value-type="float" office:value="510.757194773314" calcext:value-type="float">
            <text:p>510.7571947733</text:p>
          </table:table-cell>
          <table:table-cell office:value-type="float" office:value="0.765174" calcext:value-type="float">
            <text:p>0.765174</text:p>
          </table:table-cell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[.B219]+1" office:value-type="float" office:value="218" calcext:value-type="float">
            <text:p>218</text:p>
          </table:table-cell>
          <table:table-cell table:formula="of:=2^(10*RAND())+[.B220]" office:value-type="float" office:value="356.600540706189" calcext:value-type="float">
            <text:p>356.6005407062</text:p>
          </table:table-cell>
          <table:table-cell office:value-type="float" office:value="0.767289" calcext:value-type="float">
            <text:p>0.767289</text:p>
          </table:table-cell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[.B220]+1" office:value-type="float" office:value="219" calcext:value-type="float">
            <text:p>219</text:p>
          </table:table-cell>
          <table:table-cell table:formula="of:=2^(10*RAND())+[.B221]" office:value-type="float" office:value="714.913187890447" calcext:value-type="float">
            <text:p>714.9131878904</text:p>
          </table:table-cell>
          <table:table-cell office:value-type="float" office:value="0.717216" calcext:value-type="float">
            <text:p>0.717216</text:p>
          </table:table-cell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[.B221]+1" office:value-type="float" office:value="220" calcext:value-type="float">
            <text:p>220</text:p>
          </table:table-cell>
          <table:table-cell table:formula="of:=2^(10*RAND())+[.B222]" office:value-type="float" office:value="223.271519566888" calcext:value-type="float">
            <text:p>223.2715195669</text:p>
          </table:table-cell>
          <table:table-cell office:value-type="float" office:value="0.719214" calcext:value-type="float">
            <text:p>0.719214</text:p>
          </table:table-cell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[.B222]+1" office:value-type="float" office:value="221" calcext:value-type="float">
            <text:p>221</text:p>
          </table:table-cell>
          <table:table-cell table:formula="of:=2^(10*RAND())+[.B223]" office:value-type="float" office:value="222.801126510655" calcext:value-type="float">
            <text:p>222.8011265107</text:p>
          </table:table-cell>
          <table:table-cell office:value-type="float" office:value="0.718599" calcext:value-type="float">
            <text:p>0.718599</text:p>
          </table:table-cell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[.B223]+1" office:value-type="float" office:value="222" calcext:value-type="float">
            <text:p>222</text:p>
          </table:table-cell>
          <table:table-cell table:formula="of:=2^(10*RAND())+[.B224]" office:value-type="float" office:value="578.021230735705" calcext:value-type="float">
            <text:p>578.0212307357</text:p>
          </table:table-cell>
          <table:table-cell office:value-type="float" office:value="0.842984" calcext:value-type="float">
            <text:p>0.842984</text:p>
          </table:table-cell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[.B224]+1" office:value-type="float" office:value="223" calcext:value-type="float">
            <text:p>223</text:p>
          </table:table-cell>
          <table:table-cell table:formula="of:=2^(10*RAND())+[.B225]" office:value-type="float" office:value="240.340227381759" calcext:value-type="float">
            <text:p>240.3402273818</text:p>
          </table:table-cell>
          <table:table-cell office:value-type="float" office:value="0.968372" calcext:value-type="float">
            <text:p>0.968372</text:p>
          </table:table-cell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[.B225]+1" office:value-type="float" office:value="224" calcext:value-type="float">
            <text:p>224</text:p>
          </table:table-cell>
          <table:table-cell table:formula="of:=2^(10*RAND())+[.B226]" office:value-type="float" office:value="438.2610504441" calcext:value-type="float">
            <text:p>438.2610504441</text:p>
          </table:table-cell>
          <table:table-cell office:value-type="float" office:value="0.739779" calcext:value-type="float">
            <text:p>0.739779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[.B226]+1" office:value-type="float" office:value="225" calcext:value-type="float">
            <text:p>225</text:p>
          </table:table-cell>
          <table:table-cell table:formula="of:=2^(10*RAND())+[.B227]" office:value-type="float" office:value="241.655372668357" calcext:value-type="float">
            <text:p>241.6553726684</text:p>
          </table:table-cell>
          <table:table-cell office:value-type="float" office:value="0.722278" calcext:value-type="float">
            <text:p>0.722278</text:p>
          </table:table-cell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[.B227]+1" office:value-type="float" office:value="226" calcext:value-type="float">
            <text:p>226</text:p>
          </table:table-cell>
          <table:table-cell table:formula="of:=2^(10*RAND())+[.B228]" office:value-type="float" office:value="229.539013697883" calcext:value-type="float">
            <text:p>229.5390136979</text:p>
          </table:table-cell>
          <table:table-cell office:value-type="float" office:value="0.722838" calcext:value-type="float">
            <text:p>0.722838</text:p>
          </table:table-cell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[.B228]+1" office:value-type="float" office:value="227" calcext:value-type="float">
            <text:p>227</text:p>
          </table:table-cell>
          <table:table-cell table:formula="of:=2^(10*RAND())+[.B229]" office:value-type="float" office:value="235.800792452666" calcext:value-type="float">
            <text:p>235.8007924527</text:p>
          </table:table-cell>
          <table:table-cell office:value-type="float" office:value="0.723469" calcext:value-type="float">
            <text:p>0.723469</text:p>
          </table:table-cell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[.B229]+1" office:value-type="float" office:value="228" calcext:value-type="float">
            <text:p>228</text:p>
          </table:table-cell>
          <table:table-cell table:formula="of:=2^(10*RAND())+[.B230]" office:value-type="float" office:value="246.830202077598" calcext:value-type="float">
            <text:p>246.8302020776</text:p>
          </table:table-cell>
          <table:table-cell office:value-type="float" office:value="0.724403" calcext:value-type="float">
            <text:p>0.724403</text:p>
          </table:table-cell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[.B230]+1" office:value-type="float" office:value="229" calcext:value-type="float">
            <text:p>229</text:p>
          </table:table-cell>
          <table:table-cell table:formula="of:=2^(10*RAND())+[.B231]" office:value-type="float" office:value="590.633264833059" calcext:value-type="float">
            <text:p>590.6332648331</text:p>
          </table:table-cell>
          <table:table-cell office:value-type="float" office:value="0.725961" calcext:value-type="float">
            <text:p>0.725961</text:p>
          </table:table-cell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[.B231]+1" office:value-type="float" office:value="230" calcext:value-type="float">
            <text:p>230</text:p>
          </table:table-cell>
          <table:table-cell table:formula="of:=2^(10*RAND())+[.B232]" office:value-type="float" office:value="393.289139636778" calcext:value-type="float">
            <text:p>393.2891396368</text:p>
          </table:table-cell>
          <table:table-cell office:value-type="float" office:value="0.745449" calcext:value-type="float">
            <text:p>0.745449</text:p>
          </table:table-cell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[.B232]+1" office:value-type="float" office:value="231" calcext:value-type="float">
            <text:p>231</text:p>
          </table:table-cell>
          <table:table-cell table:formula="of:=2^(10*RAND())+[.B233]" office:value-type="float" office:value="261.965436156735" calcext:value-type="float">
            <text:p>261.9654361567</text:p>
          </table:table-cell>
          <table:table-cell office:value-type="float" office:value="0.927006" calcext:value-type="float">
            <text:p>0.927006</text:p>
          </table:table-cell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[.B233]+1" office:value-type="float" office:value="232" calcext:value-type="float">
            <text:p>232</text:p>
          </table:table-cell>
          <table:table-cell table:formula="of:=2^(10*RAND())+[.B234]" office:value-type="float" office:value="234.101543092945" calcext:value-type="float">
            <text:p>234.1015430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[.B234]+1" office:value-type="float" office:value="233" calcext:value-type="float">
            <text:p>233</text:p>
          </table:table-cell>
          <table:table-cell table:formula="of:=2^(10*RAND())+[.B235]" office:value-type="float" office:value="428.330424050688" calcext:value-type="float">
            <text:p>428.3304240507</text:p>
          </table:table-cell>
          <table:table-cell office:value-type="float" office:value="0.884379" calcext:value-type="float">
            <text:p>0.884379</text:p>
          </table:table-cell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[.B235]+1" office:value-type="float" office:value="234" calcext:value-type="float">
            <text:p>234</text:p>
          </table:table-cell>
          <table:table-cell table:formula="of:=2^(10*RAND())+[.B236]" office:value-type="float" office:value="766.945828322418" calcext:value-type="float">
            <text:p>766.9458283224</text:p>
          </table:table-cell>
          <table:table-cell office:value-type="float" office:value="0.736561" calcext:value-type="float">
            <text:p>0.736561</text:p>
          </table:table-cell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[.B236]+1" office:value-type="float" office:value="235" calcext:value-type="float">
            <text:p>235</text:p>
          </table:table-cell>
          <table:table-cell table:formula="of:=2^(10*RAND())+[.B237]" office:value-type="float" office:value="260.161646274986" calcext:value-type="float">
            <text:p>260.161646275</text:p>
          </table:table-cell>
          <table:table-cell office:value-type="float" office:value="0.83618" calcext:value-type="float">
            <text:p>0.83618</text:p>
          </table:table-cell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[.B237]+1" office:value-type="float" office:value="236" calcext:value-type="float">
            <text:p>236</text:p>
          </table:table-cell>
          <table:table-cell table:formula="of:=2^(10*RAND())+[.B238]" office:value-type="float" office:value="1076.35348852071" calcext:value-type="float">
            <text:p>1076.3534885207</text:p>
          </table:table-cell>
          <table:table-cell office:value-type="float" office:value="0.902174" calcext:value-type="float">
            <text:p>0.902174</text:p>
          </table:table-cell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[.B238]+1" office:value-type="float" office:value="237" calcext:value-type="float">
            <text:p>237</text:p>
          </table:table-cell>
          <table:table-cell table:formula="of:=2^(10*RAND())+[.B239]" office:value-type="float" office:value="290.870598212251" calcext:value-type="float">
            <text:p>290.8705982123</text:p>
          </table:table-cell>
          <table:table-cell office:value-type="float" office:value="0.739258" calcext:value-type="float">
            <text:p>0.739258</text:p>
          </table:table-cell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[.B239]+1" office:value-type="float" office:value="238" calcext:value-type="float">
            <text:p>238</text:p>
          </table:table-cell>
          <table:table-cell table:formula="of:=2^(10*RAND())+[.B240]" office:value-type="float" office:value="676.03585024286" calcext:value-type="float">
            <text:p>676.0358502429</text:p>
          </table:table-cell>
          <table:table-cell office:value-type="float" office:value="0.815944" calcext:value-type="float">
            <text:p>0.815944</text:p>
          </table:table-cell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[.B240]+1" office:value-type="float" office:value="239" calcext:value-type="float">
            <text:p>239</text:p>
          </table:table-cell>
          <table:table-cell table:formula="of:=2^(10*RAND())+[.B241]" office:value-type="float" office:value="241.664235083483" calcext:value-type="float">
            <text:p>241.6642350835</text:p>
          </table:table-cell>
          <table:table-cell office:value-type="float" office:value="0.727664" calcext:value-type="float">
            <text:p>0.727664</text:p>
          </table:table-cell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[.B241]+1" office:value-type="float" office:value="240" calcext:value-type="float">
            <text:p>240</text:p>
          </table:table-cell>
          <table:table-cell table:formula="of:=2^(10*RAND())+[.B242]" office:value-type="float" office:value="254.081843356665" calcext:value-type="float">
            <text:p>254.0818433567</text:p>
          </table:table-cell>
          <table:table-cell office:value-type="float" office:value="0.930064" calcext:value-type="float">
            <text:p>0.930064</text:p>
          </table:table-cell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[.B242]+1" office:value-type="float" office:value="241" calcext:value-type="float">
            <text:p>241</text:p>
          </table:table-cell>
          <table:table-cell table:formula="of:=2^(10*RAND())+[.B243]" office:value-type="float" office:value="250.227879810106" calcext:value-type="float">
            <text:p>250.2278798101</text:p>
          </table:table-cell>
          <table:table-cell office:value-type="float" office:value="0.753575" calcext:value-type="float">
            <text:p>0.753575</text:p>
          </table:table-cell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[.B243]+1" office:value-type="float" office:value="242" calcext:value-type="float">
            <text:p>242</text:p>
          </table:table-cell>
          <table:table-cell table:formula="of:=2^(10*RAND())+[.B244]" office:value-type="float" office:value="586.472174699257" calcext:value-type="float">
            <text:p>586.4721746993</text:p>
          </table:table-cell>
          <table:table-cell office:value-type="float" office:value="0.712883" calcext:value-type="float">
            <text:p>0.712883</text:p>
          </table:table-cell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[.B244]+1" office:value-type="float" office:value="243" calcext:value-type="float">
            <text:p>243</text:p>
          </table:table-cell>
          <table:table-cell table:formula="of:=2^(10*RAND())+[.B245]" office:value-type="float" office:value="248.7175711978" calcext:value-type="float">
            <text:p>248.7175711978</text:p>
          </table:table-cell>
          <table:table-cell office:value-type="float" office:value="0.71208" calcext:value-type="float">
            <text:p>0.71208</text:p>
          </table:table-cell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[.B245]+1" office:value-type="float" office:value="244" calcext:value-type="float">
            <text:p>244</text:p>
          </table:table-cell>
          <table:table-cell table:formula="of:=2^(10*RAND())+[.B246]" office:value-type="float" office:value="247.002104533336" calcext:value-type="float">
            <text:p>247.0021045333</text:p>
          </table:table-cell>
          <table:table-cell office:value-type="float" office:value="0.898224" calcext:value-type="float">
            <text:p>0.898224</text:p>
          </table:table-cell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[.B246]+1" office:value-type="float" office:value="245" calcext:value-type="float">
            <text:p>245</text:p>
          </table:table-cell>
          <table:table-cell table:formula="of:=2^(10*RAND())+[.B247]" office:value-type="float" office:value="852.714890924397" calcext:value-type="float">
            <text:p>852.7148909244</text:p>
          </table:table-cell>
          <table:table-cell office:value-type="float" office:value="0.751951" calcext:value-type="float">
            <text:p>0.751951</text:p>
          </table:table-cell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[.B247]+1" office:value-type="float" office:value="246" calcext:value-type="float">
            <text:p>246</text:p>
          </table:table-cell>
          <table:table-cell table:formula="of:=2^(10*RAND())+[.B248]" office:value-type="float" office:value="282.085895473728" calcext:value-type="float">
            <text:p>282.0858954737</text:p>
          </table:table-cell>
          <table:table-cell office:value-type="float" office:value="0.715214" calcext:value-type="float">
            <text:p>0.715214</text:p>
          </table:table-cell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[.B248]+1" office:value-type="float" office:value="247" calcext:value-type="float">
            <text:p>247</text:p>
          </table:table-cell>
          <table:table-cell table:formula="of:=2^(10*RAND())+[.B249]" office:value-type="float" office:value="250.34235620544" calcext:value-type="float">
            <text:p>250.3423562054</text:p>
          </table:table-cell>
          <table:table-cell office:value-type="float" office:value="0.714971" calcext:value-type="float">
            <text:p>0.714971</text:p>
          </table:table-cell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[.B249]+1" office:value-type="float" office:value="248" calcext:value-type="float">
            <text:p>248</text:p>
          </table:table-cell>
          <table:table-cell table:formula="of:=2^(10*RAND())+[.B250]" office:value-type="float" office:value="290.544536617727" calcext:value-type="float">
            <text:p>290.5445366177</text:p>
          </table:table-cell>
          <table:table-cell office:value-type="float" office:value="0.71696" calcext:value-type="float">
            <text:p>0.71696</text:p>
          </table:table-cell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[.B250]+1" office:value-type="float" office:value="249" calcext:value-type="float">
            <text:p>249</text:p>
          </table:table-cell>
          <table:table-cell table:formula="of:=2^(10*RAND())+[.B251]" office:value-type="float" office:value="264.789938503572" calcext:value-type="float">
            <text:p>264.7899385036</text:p>
          </table:table-cell>
          <table:table-cell office:value-type="float" office:value="0.996468" calcext:value-type="float">
            <text:p>0.996468</text:p>
          </table:table-cell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[.B251]+1" office:value-type="float" office:value="250" calcext:value-type="float">
            <text:p>250</text:p>
          </table:table-cell>
          <table:table-cell table:formula="of:=2^(10*RAND())+[.B252]" office:value-type="float" office:value="928.917937791013" calcext:value-type="float">
            <text:p>928.917937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[.B252]+1" office:value-type="float" office:value="251" calcext:value-type="float">
            <text:p>251</text:p>
          </table:table-cell>
          <table:table-cell table:formula="of:=2^(10*RAND())+[.B253]" office:value-type="float" office:value="661.981307973747" calcext:value-type="float">
            <text:p>661.9813079737</text:p>
          </table:table-cell>
          <table:table-cell office:value-type="float" office:value="0.719103" calcext:value-type="float">
            <text:p>0.719103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[.B253]+1" office:value-type="float" office:value="252" calcext:value-type="float">
            <text:p>252</text:p>
          </table:table-cell>
          <table:table-cell table:formula="of:=2^(10*RAND())+[.B254]" office:value-type="float" office:value="283.631283552601" calcext:value-type="float">
            <text:p>283.6312835526</text:p>
          </table:table-cell>
          <table:table-cell office:value-type="float" office:value="0.734184" calcext:value-type="float">
            <text:p>0.734184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[.B254]+1" office:value-type="float" office:value="253" calcext:value-type="float">
            <text:p>253</text:p>
          </table:table-cell>
          <table:table-cell table:formula="of:=2^(10*RAND())+[.B255]" office:value-type="float" office:value="475.524735330817" calcext:value-type="float">
            <text:p>475.5247353308</text:p>
          </table:table-cell>
          <table:table-cell office:value-type="float" office:value="0.722224" calcext:value-type="float">
            <text:p>0.722224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[.B255]+1" office:value-type="float" office:value="254" calcext:value-type="float">
            <text:p>254</text:p>
          </table:table-cell>
          <table:table-cell table:formula="of:=2^(10*RAND())+[.B256]" office:value-type="float" office:value="257.081123332963" calcext:value-type="float">
            <text:p>257.081123333</text:p>
          </table:table-cell>
          <table:table-cell office:value-type="float" office:value="0.840329" calcext:value-type="float">
            <text:p>0.840329</text:p>
          </table:table-cell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[.B256]+1" office:value-type="float" office:value="255" calcext:value-type="float">
            <text:p>255</text:p>
          </table:table-cell>
          <table:table-cell table:formula="of:=2^(10*RAND())+[.B257]" office:value-type="float" office:value="1258.7284303391" calcext:value-type="float">
            <text:p>1258.7284303391</text:p>
          </table:table-cell>
          <table:table-cell office:value-type="float" office:value="0.932611" calcext:value-type="float">
            <text:p>0.932611</text:p>
          </table:table-cell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table:formula="of:=[.B257]+1" office:value-type="float" office:value="256" calcext:value-type="float">
            <text:p>256</text:p>
          </table:table-cell>
          <table:table-cell table:formula="of:=2^(10*RAND())+[.B258]" office:value-type="float" office:value="600.330610010936" calcext:value-type="float">
            <text:p>600.3306100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table:formula="of:=[.B258]+1" office:value-type="float" office:value="257" calcext:value-type="float">
            <text:p>257</text:p>
          </table:table-cell>
          <table:table-cell table:formula="of:=2^(10*RAND())+[.B259]" office:value-type="float" office:value="262.294189973907" calcext:value-type="float">
            <text:p>262.2941899739</text:p>
          </table:table-cell>
          <table:table-cell office:value-type="float" office:value="0.728409" calcext:value-type="float">
            <text:p>0.728409</text:p>
          </table:table-cell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table:formula="of:=[.B259]+1" office:value-type="float" office:value="258" calcext:value-type="float">
            <text:p>258</text:p>
          </table:table-cell>
          <table:table-cell table:formula="of:=2^(10*RAND())+[.B260]" office:value-type="float" office:value="260.162875320265" calcext:value-type="float">
            <text:p>260.1628753203</text:p>
          </table:table-cell>
          <table:table-cell office:value-type="float" office:value="0.742539" calcext:value-type="float">
            <text:p>0.742539</text:p>
          </table:table-cell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table:formula="of:=[.B260]+1" office:value-type="float" office:value="259" calcext:value-type="float">
            <text:p>259</text:p>
          </table:table-cell>
          <table:table-cell table:formula="of:=2^(10*RAND())+[.B261]" office:value-type="float" office:value="328.94535452213" calcext:value-type="float">
            <text:p>328.9453545221</text:p>
          </table:table-cell>
          <table:table-cell office:value-type="float" office:value="0.969961" calcext:value-type="float">
            <text:p>0.969961</text:p>
          </table:table-cell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table:formula="of:=[.B261]+1" office:value-type="float" office:value="260" calcext:value-type="float">
            <text:p>260</text:p>
          </table:table-cell>
          <table:table-cell table:formula="of:=2^(10*RAND())+[.B262]" office:value-type="float" office:value="316.571063175733" calcext:value-type="float">
            <text:p>316.5710631757</text:p>
          </table:table-cell>
          <table:table-cell office:value-type="float" office:value="0.687889" calcext:value-type="float">
            <text:p>0.687889</text:p>
          </table:table-cell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table:formula="of:=[.B262]+1" office:value-type="float" office:value="261" calcext:value-type="float">
            <text:p>261</text:p>
          </table:table-cell>
          <table:table-cell table:formula="of:=2^(10*RAND())+[.B263]" office:value-type="float" office:value="1131.32020440048" calcext:value-type="float">
            <text:p>1131.3202044005</text:p>
          </table:table-cell>
          <table:table-cell office:value-type="float" office:value="0.675124" calcext:value-type="float">
            <text:p>0.675124</text:p>
          </table:table-cell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table:formula="of:=[.B263]+1" office:value-type="float" office:value="262" calcext:value-type="float">
            <text:p>262</text:p>
          </table:table-cell>
          <table:table-cell table:formula="of:=2^(10*RAND())+[.B264]" office:value-type="float" office:value="282.219503942762" calcext:value-type="float">
            <text:p>282.2195039428</text:p>
          </table:table-cell>
          <table:table-cell office:value-type="float" office:value="0.676478" calcext:value-type="float">
            <text:p>0.676478</text:p>
          </table:table-cell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table:formula="of:=[.B264]+1" office:value-type="float" office:value="263" calcext:value-type="float">
            <text:p>263</text:p>
          </table:table-cell>
          <table:table-cell table:formula="of:=2^(10*RAND())+[.B265]" office:value-type="float" office:value="374.699495460344" calcext:value-type="float">
            <text:p>374.6994954603</text:p>
          </table:table-cell>
          <table:table-cell office:value-type="float" office:value="0.794891" calcext:value-type="float">
            <text:p>0.794891</text:p>
          </table:table-cell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table:formula="of:=[.B265]+1" office:value-type="float" office:value="264" calcext:value-type="float">
            <text:p>264</text:p>
          </table:table-cell>
          <table:table-cell table:formula="of:=2^(10*RAND())+[.B266]" office:value-type="float" office:value="675.546120917587" calcext:value-type="float">
            <text:p>675.5461209176</text:p>
          </table:table-cell>
          <table:table-cell office:value-type="float" office:value="0.819026" calcext:value-type="float">
            <text:p>0.819026</text:p>
          </table:table-cell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table:formula="of:=[.B266]+1" office:value-type="float" office:value="265" calcext:value-type="float">
            <text:p>265</text:p>
          </table:table-cell>
          <table:table-cell table:formula="of:=2^(10*RAND())+[.B267]" office:value-type="float" office:value="329.419550005416" calcext:value-type="float">
            <text:p>329.4195500054</text:p>
          </table:table-cell>
          <table:table-cell office:value-type="float" office:value="0.692643" calcext:value-type="float">
            <text:p>0.692643</text:p>
          </table:table-cell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table:formula="of:=[.B267]+1" office:value-type="float" office:value="266" calcext:value-type="float">
            <text:p>266</text:p>
          </table:table-cell>
          <table:table-cell table:formula="of:=2^(10*RAND())+[.B268]" office:value-type="float" office:value="273.385424903346" calcext:value-type="float">
            <text:p>273.3854249033</text:p>
          </table:table-cell>
          <table:table-cell office:value-type="float" office:value="0.672523" calcext:value-type="float">
            <text:p>0.672523</text:p>
          </table:table-cell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table:formula="of:=[.B268]+1" office:value-type="float" office:value="267" calcext:value-type="float">
            <text:p>267</text:p>
          </table:table-cell>
          <table:table-cell table:formula="of:=2^(10*RAND())+[.B269]" office:value-type="float" office:value="279.519337216936" calcext:value-type="float">
            <text:p>279.5193372169</text:p>
          </table:table-cell>
          <table:table-cell office:value-type="float" office:value="0.696393" calcext:value-type="float">
            <text:p>0.696393</text:p>
          </table:table-cell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table:formula="of:=[.B269]+1" office:value-type="float" office:value="268" calcext:value-type="float">
            <text:p>268</text:p>
          </table:table-cell>
          <table:table-cell table:formula="of:=2^(10*RAND())+[.B270]" office:value-type="float" office:value="312.982590735869" calcext:value-type="float">
            <text:p>312.9825907359</text:p>
          </table:table-cell>
          <table:table-cell office:value-type="float" office:value="0.680278" calcext:value-type="float">
            <text:p>0.680278</text:p>
          </table:table-cell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table:formula="of:=[.B270]+1" office:value-type="float" office:value="269" calcext:value-type="float">
            <text:p>269</text:p>
          </table:table-cell>
          <table:table-cell table:formula="of:=2^(10*RAND())+[.B271]" office:value-type="float" office:value="849.452171335542" calcext:value-type="float">
            <text:p>849.4521713355</text:p>
          </table:table-cell>
          <table:table-cell office:value-type="float" office:value="0.677915" calcext:value-type="float">
            <text:p>0.677915</text:p>
          </table:table-cell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table:formula="of:=[.B271]+1" office:value-type="float" office:value="270" calcext:value-type="float">
            <text:p>270</text:p>
          </table:table-cell>
          <table:table-cell table:formula="of:=2^(10*RAND())+[.B272]" office:value-type="float" office:value="309.466947354251" calcext:value-type="float">
            <text:p>309.4669473543</text:p>
          </table:table-cell>
          <table:table-cell office:value-type="float" office:value="0.827391" calcext:value-type="float">
            <text:p>0.827391</text:p>
          </table:table-cell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table:formula="of:=[.B272]+1" office:value-type="float" office:value="271" calcext:value-type="float">
            <text:p>271</text:p>
          </table:table-cell>
          <table:table-cell table:formula="of:=2^(10*RAND())+[.B273]" office:value-type="float" office:value="282.229172444783" calcext:value-type="float">
            <text:p>282.2291724448</text:p>
          </table:table-cell>
          <table:table-cell office:value-type="float" office:value="0.781465" calcext:value-type="float">
            <text:p>0.781465</text:p>
          </table:table-cell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table:formula="of:=[.B273]+1" office:value-type="float" office:value="272" calcext:value-type="float">
            <text:p>272</text:p>
          </table:table-cell>
          <table:table-cell table:formula="of:=2^(10*RAND())+[.B274]" office:value-type="float" office:value="309.711957381689" calcext:value-type="float">
            <text:p>309.7119573817</text:p>
          </table:table-cell>
          <table:table-cell office:value-type="float" office:value="0.790678" calcext:value-type="float">
            <text:p>0.790678</text:p>
          </table:table-cell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table:formula="of:=[.B274]+1" office:value-type="float" office:value="273" calcext:value-type="float">
            <text:p>273</text:p>
          </table:table-cell>
          <table:table-cell table:formula="of:=2^(10*RAND())+[.B275]" office:value-type="float" office:value="1233.65549662802" calcext:value-type="float">
            <text:p>1233.655496628</text:p>
          </table:table-cell>
          <table:table-cell office:value-type="float" office:value="0.677681" calcext:value-type="float">
            <text:p>0.677681</text:p>
          </table:table-cell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table:formula="of:=[.B275]+1" office:value-type="float" office:value="274" calcext:value-type="float">
            <text:p>274</text:p>
          </table:table-cell>
          <table:table-cell table:formula="of:=2^(10*RAND())+[.B276]" office:value-type="float" office:value="277.514043259891" calcext:value-type="float">
            <text:p>277.5140432599</text:p>
          </table:table-cell>
          <table:table-cell office:value-type="float" office:value="0.900566" calcext:value-type="float">
            <text:p>0.900566</text:p>
          </table:table-cell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table:formula="of:=[.B276]+1" office:value-type="float" office:value="275" calcext:value-type="float">
            <text:p>275</text:p>
          </table:table-cell>
          <table:table-cell table:formula="of:=2^(10*RAND())+[.B277]" office:value-type="float" office:value="327.014206139008" calcext:value-type="float">
            <text:p>327.014206139</text:p>
          </table:table-cell>
          <table:table-cell office:value-type="float" office:value="0.687075" calcext:value-type="float">
            <text:p>0.687075</text:p>
          </table:table-cell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table:formula="of:=[.B277]+1" office:value-type="float" office:value="276" calcext:value-type="float">
            <text:p>276</text:p>
          </table:table-cell>
          <table:table-cell table:formula="of:=2^(10*RAND())+[.B278]" office:value-type="float" office:value="283.252522063146" calcext:value-type="float">
            <text:p>283.2525220631</text:p>
          </table:table-cell>
          <table:table-cell office:value-type="float" office:value="0.718948" calcext:value-type="float">
            <text:p>0.718948</text:p>
          </table:table-cell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table:formula="of:=[.B278]+1" office:value-type="float" office:value="277" calcext:value-type="float">
            <text:p>277</text:p>
          </table:table-cell>
          <table:table-cell table:formula="of:=2^(10*RAND())+[.B279]" office:value-type="float" office:value="505.003687648965" calcext:value-type="float">
            <text:p>505.003687649</text:p>
          </table:table-cell>
          <table:table-cell office:value-type="float" office:value="0.682199" calcext:value-type="float">
            <text:p>0.682199</text:p>
          </table:table-cell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table:formula="of:=[.B279]+1" office:value-type="float" office:value="278" calcext:value-type="float">
            <text:p>278</text:p>
          </table:table-cell>
          <table:table-cell table:formula="of:=2^(10*RAND())+[.B280]" office:value-type="float" office:value="355.056307946181" calcext:value-type="float">
            <text:p>355.0563079462</text:p>
          </table:table-cell>
          <table:table-cell office:value-type="float" office:value="0.709448" calcext:value-type="float">
            <text:p>0.709448</text:p>
          </table:table-cell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table:formula="of:=[.B280]+1" office:value-type="float" office:value="279" calcext:value-type="float">
            <text:p>279</text:p>
          </table:table-cell>
          <table:table-cell table:formula="of:=2^(10*RAND())+[.B281]" office:value-type="float" office:value="292.616940731595" calcext:value-type="float">
            <text:p>292.6169407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table:formula="of:=[.B281]+1" office:value-type="float" office:value="280" calcext:value-type="float">
            <text:p>280</text:p>
          </table:table-cell>
          <table:table-cell table:formula="of:=2^(10*RAND())+[.B282]" office:value-type="float" office:value="284.354207005336" calcext:value-type="float">
            <text:p>284.3542070053</text:p>
          </table:table-cell>
          <table:table-cell office:value-type="float" office:value="0.706333" calcext:value-type="float">
            <text:p>0.706333</text:p>
          </table:table-cell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table:formula="of:=[.B282]+1" office:value-type="float" office:value="281" calcext:value-type="float">
            <text:p>281</text:p>
          </table:table-cell>
          <table:table-cell table:formula="of:=2^(10*RAND())+[.B283]" office:value-type="float" office:value="289.551945844733" calcext:value-type="float">
            <text:p>289.5519458447</text:p>
          </table:table-cell>
          <table:table-cell office:value-type="float" office:value="0.683964" calcext:value-type="float">
            <text:p>0.683964</text:p>
          </table:table-cell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table:formula="of:=[.B283]+1" office:value-type="float" office:value="282" calcext:value-type="float">
            <text:p>282</text:p>
          </table:table-cell>
          <table:table-cell table:formula="of:=2^(10*RAND())+[.B284]" office:value-type="float" office:value="283.77157241922" calcext:value-type="float">
            <text:p>283.7715724192</text:p>
          </table:table-cell>
          <table:table-cell office:value-type="float" office:value="0.666668" calcext:value-type="float">
            <text:p>0.666668</text:p>
          </table:table-cell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table:formula="of:=[.B284]+1" office:value-type="float" office:value="283" calcext:value-type="float">
            <text:p>283</text:p>
          </table:table-cell>
          <table:table-cell table:formula="of:=2^(10*RAND())+[.B285]" office:value-type="float" office:value="335.280554783523" calcext:value-type="float">
            <text:p>335.2805547835</text:p>
          </table:table-cell>
          <table:table-cell office:value-type="float" office:value="0.673177" calcext:value-type="float">
            <text:p>0.673177</text:p>
          </table:table-cell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table:formula="of:=[.B285]+1" office:value-type="float" office:value="284" calcext:value-type="float">
            <text:p>284</text:p>
          </table:table-cell>
          <table:table-cell table:formula="of:=2^(10*RAND())+[.B286]" office:value-type="float" office:value="342.030242736104" calcext:value-type="float">
            <text:p>342.0302427361</text:p>
          </table:table-cell>
          <table:table-cell office:value-type="float" office:value="0.684111" calcext:value-type="float">
            <text:p>0.684111</text:p>
          </table:table-cell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table:formula="of:=[.B286]+1" office:value-type="float" office:value="285" calcext:value-type="float">
            <text:p>285</text:p>
          </table:table-cell>
          <table:table-cell table:formula="of:=2^(10*RAND())+[.B287]" office:value-type="float" office:value="288.454487467984" calcext:value-type="float">
            <text:p>288.454487468</text:p>
          </table:table-cell>
          <table:table-cell office:value-type="float" office:value="0.961888" calcext:value-type="float">
            <text:p>0.961888</text:p>
          </table:table-cell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table:formula="of:=[.B287]+1" office:value-type="float" office:value="286" calcext:value-type="float">
            <text:p>286</text:p>
          </table:table-cell>
          <table:table-cell table:formula="of:=2^(10*RAND())+[.B288]" office:value-type="float" office:value="400.533069313432" calcext:value-type="float">
            <text:p>400.5330693134</text:p>
          </table:table-cell>
          <table:table-cell office:value-type="float" office:value="0.766082" calcext:value-type="float">
            <text:p>0.766082</text:p>
          </table:table-cell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table:formula="of:=[.B288]+1" office:value-type="float" office:value="287" calcext:value-type="float">
            <text:p>287</text:p>
          </table:table-cell>
          <table:table-cell table:formula="of:=2^(10*RAND())+[.B289]" office:value-type="float" office:value="303.960130816833" calcext:value-type="float">
            <text:p>303.9601308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table:formula="of:=[.B289]+1" office:value-type="float" office:value="288" calcext:value-type="float">
            <text:p>288</text:p>
          </table:table-cell>
          <table:table-cell table:formula="of:=2^(10*RAND())+[.B290]" office:value-type="float" office:value="333.633587469203" calcext:value-type="float">
            <text:p>333.6335874692</text:p>
          </table:table-cell>
          <table:table-cell office:value-type="float" office:value="0.943796" calcext:value-type="float">
            <text:p>0.943796</text:p>
          </table:table-cell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table:formula="of:=[.B290]+1" office:value-type="float" office:value="289" calcext:value-type="float">
            <text:p>289</text:p>
          </table:table-cell>
          <table:table-cell table:formula="of:=2^(10*RAND())+[.B291]" office:value-type="float" office:value="291.69186867493" calcext:value-type="float">
            <text:p>291.6918686749</text:p>
          </table:table-cell>
          <table:table-cell office:value-type="float" office:value="0.761112" calcext:value-type="float">
            <text:p>0.761112</text:p>
          </table:table-cell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table:formula="of:=[.B291]+1" office:value-type="float" office:value="290" calcext:value-type="float">
            <text:p>290</text:p>
          </table:table-cell>
          <table:table-cell table:formula="of:=2^(10*RAND())+[.B292]" office:value-type="float" office:value="1085.90576807875" calcext:value-type="float">
            <text:p>1085.9057680788</text:p>
          </table:table-cell>
          <table:table-cell office:value-type="float" office:value="0.67295" calcext:value-type="float">
            <text:p>0.67295</text:p>
          </table:table-cell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table:formula="of:=[.B292]+1" office:value-type="float" office:value="291" calcext:value-type="float">
            <text:p>291</text:p>
          </table:table-cell>
          <table:table-cell table:formula="of:=2^(10*RAND())+[.B293]" office:value-type="float" office:value="405.218519454644" calcext:value-type="float">
            <text:p>405.2185194546</text:p>
          </table:table-cell>
          <table:table-cell office:value-type="float" office:value="0.884586" calcext:value-type="float">
            <text:p>0.884586</text:p>
          </table:table-cell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table:formula="of:=[.B293]+1" office:value-type="float" office:value="292" calcext:value-type="float">
            <text:p>292</text:p>
          </table:table-cell>
          <table:table-cell table:formula="of:=2^(10*RAND())+[.B294]" office:value-type="float" office:value="293.773716773315" calcext:value-type="float">
            <text:p>293.7737167733</text:p>
          </table:table-cell>
          <table:table-cell office:value-type="float" office:value="0.829987" calcext:value-type="float">
            <text:p>0.829987</text:p>
          </table:table-cell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table:formula="of:=[.B294]+1" office:value-type="float" office:value="293" calcext:value-type="float">
            <text:p>293</text:p>
          </table:table-cell>
          <table:table-cell table:formula="of:=2^(10*RAND())+[.B295]" office:value-type="float" office:value="346.567140215849" calcext:value-type="float">
            <text:p>346.5671402159</text:p>
          </table:table-cell>
          <table:table-cell office:value-type="float" office:value="0.823803" calcext:value-type="float">
            <text:p>0.823803</text:p>
          </table:table-cell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table:formula="of:=[.B295]+1" office:value-type="float" office:value="294" calcext:value-type="float">
            <text:p>294</text:p>
          </table:table-cell>
          <table:table-cell table:formula="of:=2^(10*RAND())+[.B296]" office:value-type="float" office:value="297.652678203642" calcext:value-type="float">
            <text:p>297.6526782036</text:p>
          </table:table-cell>
          <table:table-cell office:value-type="float" office:value="0.722941" calcext:value-type="float">
            <text:p>0.722941</text:p>
          </table:table-cell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table:formula="of:=[.B296]+1" office:value-type="float" office:value="295" calcext:value-type="float">
            <text:p>295</text:p>
          </table:table-cell>
          <table:table-cell table:formula="of:=2^(10*RAND())+[.B297]" office:value-type="float" office:value="556.7666751609" calcext:value-type="float">
            <text:p>556.7666751609</text:p>
          </table:table-cell>
          <table:table-cell office:value-type="float" office:value="0.788414" calcext:value-type="float">
            <text:p>0.788414</text:p>
          </table:table-cell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table:formula="of:=[.B297]+1" office:value-type="float" office:value="296" calcext:value-type="float">
            <text:p>296</text:p>
          </table:table-cell>
          <table:table-cell table:formula="of:=2^(10*RAND())+[.B298]" office:value-type="float" office:value="337.154932361536" calcext:value-type="float">
            <text:p>337.1549323615</text:p>
          </table:table-cell>
          <table:table-cell office:value-type="float" office:value="0.67867" calcext:value-type="float">
            <text:p>0.67867</text:p>
          </table:table-cell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table:formula="of:=[.B298]+1" office:value-type="float" office:value="297" calcext:value-type="float">
            <text:p>297</text:p>
          </table:table-cell>
          <table:table-cell table:formula="of:=2^(10*RAND())+[.B299]" office:value-type="float" office:value="301.436458672075" calcext:value-type="float">
            <text:p>301.4364586721</text:p>
          </table:table-cell>
          <table:table-cell office:value-type="float" office:value="0.962107" calcext:value-type="float">
            <text:p>0.962107</text:p>
          </table:table-cell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table:formula="of:=[.B299]+1" office:value-type="float" office:value="298" calcext:value-type="float">
            <text:p>298</text:p>
          </table:table-cell>
          <table:table-cell table:formula="of:=2^(10*RAND())+[.B300]" office:value-type="float" office:value="324.459720040987" calcext:value-type="float">
            <text:p>324.459720041</text:p>
          </table:table-cell>
          <table:table-cell office:value-type="float" office:value="0.893553" calcext:value-type="float">
            <text:p>0.893553</text:p>
          </table:table-cell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table:formula="of:=[.B300]+1" office:value-type="float" office:value="299" calcext:value-type="float">
            <text:p>299</text:p>
          </table:table-cell>
          <table:table-cell table:formula="of:=2^(10*RAND())+[.B301]" office:value-type="float" office:value="300.044579563702" calcext:value-type="float">
            <text:p>300.0445795637</text:p>
          </table:table-cell>
          <table:table-cell office:value-type="float" office:value="0.716738" calcext:value-type="float">
            <text:p>0.716738</text:p>
          </table:table-cell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table:formula="of:=[.B301]+1" office:value-type="float" office:value="300" calcext:value-type="float">
            <text:p>300</text:p>
          </table:table-cell>
          <table:table-cell table:formula="of:=2^(10*RAND())+[.B302]" office:value-type="float" office:value="509.383024120794" calcext:value-type="float">
            <text:p>509.3830241208</text:p>
          </table:table-cell>
          <table:table-cell office:value-type="float" office:value="0.651494" calcext:value-type="float">
            <text:p>0.651494</text:p>
          </table:table-cell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table:formula="of:=[.B302]+1" office:value-type="float" office:value="301" calcext:value-type="float">
            <text:p>301</text:p>
          </table:table-cell>
          <table:table-cell table:formula="of:=2^(10*RAND())+[.B303]" office:value-type="float" office:value="302.734492966596" calcext:value-type="float">
            <text:p>302.7344929666</text:p>
          </table:table-cell>
          <table:table-cell office:value-type="float" office:value="0.723631" calcext:value-type="float">
            <text:p>0.723631</text:p>
          </table:table-cell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table:formula="of:=[.B303]+1" office:value-type="float" office:value="302" calcext:value-type="float">
            <text:p>302</text:p>
          </table:table-cell>
          <table:table-cell table:formula="of:=2^(10*RAND())+[.B304]" office:value-type="float" office:value="473.685600067782" calcext:value-type="float">
            <text:p>473.6856000678</text:p>
          </table:table-cell>
          <table:table-cell office:value-type="float" office:value="0.658062" calcext:value-type="float">
            <text:p>0.658062</text:p>
          </table:table-cell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table:formula="of:=[.B304]+1" office:value-type="float" office:value="303" calcext:value-type="float">
            <text:p>303</text:p>
          </table:table-cell>
          <table:table-cell table:formula="of:=2^(10*RAND())+[.B305]" office:value-type="float" office:value="331.167183852224" calcext:value-type="float">
            <text:p>331.1671838522</text:p>
          </table:table-cell>
          <table:table-cell office:value-type="float" office:value="0.65447" calcext:value-type="float">
            <text:p>0.65447</text:p>
          </table:table-cell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table:formula="of:=[.B305]+1" office:value-type="float" office:value="304" calcext:value-type="float">
            <text:p>304</text:p>
          </table:table-cell>
          <table:table-cell table:formula="of:=2^(10*RAND())+[.B306]" office:value-type="float" office:value="305.5931115657" calcext:value-type="float">
            <text:p>305.5931115657</text:p>
          </table:table-cell>
          <table:table-cell office:value-type="float" office:value="0.786489" calcext:value-type="float">
            <text:p>0.786489</text:p>
          </table:table-cell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table:formula="of:=[.B306]+1" office:value-type="float" office:value="305" calcext:value-type="float">
            <text:p>305</text:p>
          </table:table-cell>
          <table:table-cell table:formula="of:=2^(10*RAND())+[.B307]" office:value-type="float" office:value="318.557431072711" calcext:value-type="float">
            <text:p>318.5574310727</text:p>
          </table:table-cell>
          <table:table-cell office:value-type="float" office:value="0.660476" calcext:value-type="float">
            <text:p>0.660476</text:p>
          </table:table-cell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table:formula="of:=[.B307]+1" office:value-type="float" office:value="306" calcext:value-type="float">
            <text:p>306</text:p>
          </table:table-cell>
          <table:table-cell table:formula="of:=2^(10*RAND())+[.B308]" office:value-type="float" office:value="316.129870877815" calcext:value-type="float">
            <text:p>316.1298708778</text:p>
          </table:table-cell>
          <table:table-cell office:value-type="float" office:value="0.7784" calcext:value-type="float">
            <text:p>0.7784</text:p>
          </table:table-cell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table:formula="of:=[.B308]+1" office:value-type="float" office:value="307" calcext:value-type="float">
            <text:p>307</text:p>
          </table:table-cell>
          <table:table-cell table:formula="of:=2^(10*RAND())+[.B309]" office:value-type="float" office:value="310.078849751862" calcext:value-type="float">
            <text:p>310.0788497519</text:p>
          </table:table-cell>
          <table:table-cell office:value-type="float" office:value="0.97775" calcext:value-type="float">
            <text:p>0.97775</text:p>
          </table:table-cell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table:formula="of:=[.B309]+1" office:value-type="float" office:value="308" calcext:value-type="float">
            <text:p>308</text:p>
          </table:table-cell>
          <table:table-cell table:formula="of:=2^(10*RAND())+[.B310]" office:value-type="float" office:value="463.261862862543" calcext:value-type="float">
            <text:p>463.2618628625</text:p>
          </table:table-cell>
          <table:table-cell office:value-type="float" office:value="0.662006" calcext:value-type="float">
            <text:p>0.662006</text:p>
          </table:table-cell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table:formula="of:=[.B310]+1" office:value-type="float" office:value="309" calcext:value-type="float">
            <text:p>309</text:p>
          </table:table-cell>
          <table:table-cell table:formula="of:=2^(10*RAND())+[.B311]" office:value-type="float" office:value="310.074321850279" calcext:value-type="float">
            <text:p>310.0743218503</text:p>
          </table:table-cell>
          <table:table-cell office:value-type="float" office:value="0.80161" calcext:value-type="float">
            <text:p>0.80161</text:p>
          </table:table-cell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table:formula="of:=[.B311]+1" office:value-type="float" office:value="310" calcext:value-type="float">
            <text:p>310</text:p>
          </table:table-cell>
          <table:table-cell table:formula="of:=2^(10*RAND())+[.B312]" office:value-type="float" office:value="311.73203229666" calcext:value-type="float">
            <text:p>311.7320322967</text:p>
          </table:table-cell>
          <table:table-cell office:value-type="float" office:value="0.65951" calcext:value-type="float">
            <text:p>0.65951</text:p>
          </table:table-cell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table:formula="of:=[.B312]+1" office:value-type="float" office:value="311" calcext:value-type="float">
            <text:p>311</text:p>
          </table:table-cell>
          <table:table-cell table:formula="of:=2^(10*RAND())+[.B313]" office:value-type="float" office:value="319.696896537795" calcext:value-type="float">
            <text:p>319.6968965378</text:p>
          </table:table-cell>
          <table:table-cell office:value-type="float" office:value="0.658762" calcext:value-type="float">
            <text:p>0.658762</text:p>
          </table:table-cell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table:formula="of:=[.B313]+1" office:value-type="float" office:value="312" calcext:value-type="float">
            <text:p>312</text:p>
          </table:table-cell>
          <table:table-cell table:formula="of:=2^(10*RAND())+[.B314]" office:value-type="float" office:value="729.323759826409" calcext:value-type="float">
            <text:p>729.3237598264</text:p>
          </table:table-cell>
          <table:table-cell office:value-type="float" office:value="0.690375" calcext:value-type="float">
            <text:p>0.690375</text:p>
          </table:table-cell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table:formula="of:=[.B314]+1" office:value-type="float" office:value="313" calcext:value-type="float">
            <text:p>313</text:p>
          </table:table-cell>
          <table:table-cell table:formula="of:=2^(10*RAND())+[.B315]" office:value-type="float" office:value="407.194735480228" calcext:value-type="float">
            <text:p>407.1947354802</text:p>
          </table:table-cell>
          <table:table-cell office:value-type="float" office:value="0.79344" calcext:value-type="float">
            <text:p>0.79344</text:p>
          </table:table-cell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table:formula="of:=[.B315]+1" office:value-type="float" office:value="314" calcext:value-type="float">
            <text:p>314</text:p>
          </table:table-cell>
          <table:table-cell table:formula="of:=2^(10*RAND())+[.B316]" office:value-type="float" office:value="315.408251006239" calcext:value-type="float">
            <text:p>315.4082510062</text:p>
          </table:table-cell>
          <table:table-cell office:value-type="float" office:value="0.664638" calcext:value-type="float">
            <text:p>0.664638</text:p>
          </table:table-cell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table:formula="of:=[.B316]+1" office:value-type="float" office:value="315" calcext:value-type="float">
            <text:p>315</text:p>
          </table:table-cell>
          <table:table-cell table:formula="of:=2^(10*RAND())+[.B317]" office:value-type="float" office:value="322.700857198164" calcext:value-type="float">
            <text:p>322.7008571982</text:p>
          </table:table-cell>
          <table:table-cell office:value-type="float" office:value="0.680922" calcext:value-type="float">
            <text:p>0.680922</text:p>
          </table:table-cell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table:formula="of:=[.B317]+1" office:value-type="float" office:value="316" calcext:value-type="float">
            <text:p>316</text:p>
          </table:table-cell>
          <table:table-cell table:formula="of:=2^(10*RAND())+[.B318]" office:value-type="float" office:value="326.189250939587" calcext:value-type="float">
            <text:p>326.1892509396</text:p>
          </table:table-cell>
          <table:table-cell office:value-type="float" office:value="0.77608" calcext:value-type="float">
            <text:p>0.77608</text:p>
          </table:table-cell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table:formula="of:=[.B318]+1" office:value-type="float" office:value="317" calcext:value-type="float">
            <text:p>317</text:p>
          </table:table-cell>
          <table:table-cell table:formula="of:=2^(10*RAND())+[.B319]" office:value-type="float" office:value="1061.09185661722" calcext:value-type="float">
            <text:p>1061.0918566172</text:p>
          </table:table-cell>
          <table:table-cell office:value-type="float" office:value="0.666497" calcext:value-type="float">
            <text:p>0.666497</text:p>
          </table:table-cell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table:formula="of:=[.B319]+1" office:value-type="float" office:value="318" calcext:value-type="float">
            <text:p>318</text:p>
          </table:table-cell>
          <table:table-cell table:formula="of:=2^(10*RAND())+[.B320]" office:value-type="float" office:value="322.244213087021" calcext:value-type="float">
            <text:p>322.244213087</text:p>
          </table:table-cell>
          <table:table-cell office:value-type="float" office:value="0.963709" calcext:value-type="float">
            <text:p>0.963709</text:p>
          </table:table-cell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table:formula="of:=[.B320]+1" office:value-type="float" office:value="319" calcext:value-type="float">
            <text:p>319</text:p>
          </table:table-cell>
          <table:table-cell table:formula="of:=2^(10*RAND())+[.B321]" office:value-type="float" office:value="661.648464042728" calcext:value-type="float">
            <text:p>661.6484640427</text:p>
          </table:table-cell>
          <table:table-cell office:value-type="float" office:value="0.671072" calcext:value-type="float">
            <text:p>0.671072</text:p>
          </table:table-cell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table:formula="of:=[.B321]+1" office:value-type="float" office:value="320" calcext:value-type="float">
            <text:p>320</text:p>
          </table:table-cell>
          <table:table-cell table:formula="of:=2^(10*RAND())+[.B322]" office:value-type="float" office:value="395.353944059292" calcext:value-type="float">
            <text:p>395.3539440593</text:p>
          </table:table-cell>
          <table:table-cell office:value-type="float" office:value="0.653001" calcext:value-type="float">
            <text:p>0.653001</text:p>
          </table:table-cell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table:formula="of:=[.B322]+1" office:value-type="float" office:value="321" calcext:value-type="float">
            <text:p>321</text:p>
          </table:table-cell>
          <table:table-cell table:formula="of:=2^(10*RAND())+[.B323]" office:value-type="float" office:value="351.256241252986" calcext:value-type="float">
            <text:p>351.256241253</text:p>
          </table:table-cell>
          <table:table-cell office:value-type="float" office:value="0.691607" calcext:value-type="float">
            <text:p>0.691607</text:p>
          </table:table-cell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table:formula="of:=[.B323]+1" office:value-type="float" office:value="322" calcext:value-type="float">
            <text:p>322</text:p>
          </table:table-cell>
          <table:table-cell table:formula="of:=2^(10*RAND())+[.B324]" office:value-type="float" office:value="324.248278419806" calcext:value-type="float">
            <text:p>324.2482784198</text:p>
          </table:table-cell>
          <table:table-cell office:value-type="float" office:value="0.649266" calcext:value-type="float">
            <text:p>0.649266</text:p>
          </table:table-cell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table:formula="of:=[.B324]+1" office:value-type="float" office:value="323" calcext:value-type="float">
            <text:p>323</text:p>
          </table:table-cell>
          <table:table-cell table:formula="of:=2^(10*RAND())+[.B325]" office:value-type="float" office:value="326.179235774081" calcext:value-type="float">
            <text:p>326.1792357741</text:p>
          </table:table-cell>
          <table:table-cell office:value-type="float" office:value="0.918402" calcext:value-type="float">
            <text:p>0.918402</text:p>
          </table:table-cell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table:formula="of:=[.B325]+1" office:value-type="float" office:value="324" calcext:value-type="float">
            <text:p>324</text:p>
          </table:table-cell>
          <table:table-cell table:formula="of:=2^(10*RAND())+[.B326]" office:value-type="float" office:value="335.530808707181" calcext:value-type="float">
            <text:p>335.5308087072</text:p>
          </table:table-cell>
          <table:table-cell office:value-type="float" office:value="0.657998" calcext:value-type="float">
            <text:p>0.657998</text:p>
          </table:table-cell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table:formula="of:=[.B326]+1" office:value-type="float" office:value="325" calcext:value-type="float">
            <text:p>325</text:p>
          </table:table-cell>
          <table:table-cell table:formula="of:=2^(10*RAND())+[.B327]" office:value-type="float" office:value="812.262212558638" calcext:value-type="float">
            <text:p>812.2622125586</text:p>
          </table:table-cell>
          <table:table-cell office:value-type="float" office:value="0.816143" calcext:value-type="float">
            <text:p>0.816143</text:p>
          </table:table-cell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table:formula="of:=[.B327]+1" office:value-type="float" office:value="326" calcext:value-type="float">
            <text:p>326</text:p>
          </table:table-cell>
          <table:table-cell table:formula="of:=2^(10*RAND())+[.B328]" office:value-type="float" office:value="466.131389380385" calcext:value-type="float">
            <text:p>466.1313893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table:formula="of:=[.B328]+1" office:value-type="float" office:value="327" calcext:value-type="float">
            <text:p>327</text:p>
          </table:table-cell>
          <table:table-cell table:formula="of:=2^(10*RAND())+[.B329]" office:value-type="float" office:value="328.805725807518" calcext:value-type="float">
            <text:p>328.8057258075</text:p>
          </table:table-cell>
          <table:table-cell office:value-type="float" office:value="0.935769" calcext:value-type="float">
            <text:p>0.935769</text:p>
          </table:table-cell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table:formula="of:=[.B329]+1" office:value-type="float" office:value="328" calcext:value-type="float">
            <text:p>328</text:p>
          </table:table-cell>
          <table:table-cell table:formula="of:=2^(10*RAND())+[.B330]" office:value-type="float" office:value="403.642368997125" calcext:value-type="float">
            <text:p>403.6423689971</text:p>
          </table:table-cell>
          <table:table-cell office:value-type="float" office:value="0.656124" calcext:value-type="float">
            <text:p>0.656124</text:p>
          </table:table-cell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table:formula="of:=[.B330]+1" office:value-type="float" office:value="329" calcext:value-type="float">
            <text:p>329</text:p>
          </table:table-cell>
          <table:table-cell table:formula="of:=2^(10*RAND())+[.B331]" office:value-type="float" office:value="517.142746971199" calcext:value-type="float">
            <text:p>517.1427469712</text:p>
          </table:table-cell>
          <table:table-cell office:value-type="float" office:value="0.668289" calcext:value-type="float">
            <text:p>0.668289</text:p>
          </table:table-cell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table:formula="of:=[.B331]+1" office:value-type="float" office:value="330" calcext:value-type="float">
            <text:p>330</text:p>
          </table:table-cell>
          <table:table-cell table:formula="of:=2^(10*RAND())+[.B332]" office:value-type="float" office:value="338.501761306911" calcext:value-type="float">
            <text:p>338.5017613069</text:p>
          </table:table-cell>
          <table:table-cell office:value-type="float" office:value="0.660399" calcext:value-type="float">
            <text:p>0.660399</text:p>
          </table:table-cell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table:formula="of:=[.B332]+1" office:value-type="float" office:value="331" calcext:value-type="float">
            <text:p>331</text:p>
          </table:table-cell>
          <table:table-cell table:formula="of:=2^(10*RAND())+[.B333]" office:value-type="float" office:value="345.02880687276" calcext:value-type="float">
            <text:p>345.0288068728</text:p>
          </table:table-cell>
          <table:table-cell office:value-type="float" office:value="0.729701" calcext:value-type="float">
            <text:p>0.729701</text:p>
          </table:table-cell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table:formula="of:=[.B333]+1" office:value-type="float" office:value="332" calcext:value-type="float">
            <text:p>332</text:p>
          </table:table-cell>
          <table:table-cell table:formula="of:=2^(10*RAND())+[.B334]" office:value-type="float" office:value="368.861401306913" calcext:value-type="float">
            <text:p>368.8614013069</text:p>
          </table:table-cell>
          <table:table-cell office:value-type="float" office:value="0.668721" calcext:value-type="float">
            <text:p>0.668721</text:p>
          </table:table-cell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table:formula="of:=[.B334]+1" office:value-type="float" office:value="333" calcext:value-type="float">
            <text:p>333</text:p>
          </table:table-cell>
          <table:table-cell table:formula="of:=2^(10*RAND())+[.B335]" office:value-type="float" office:value="469.559854170384" calcext:value-type="float">
            <text:p>469.5598541704</text:p>
          </table:table-cell>
          <table:table-cell office:value-type="float" office:value="0.663514" calcext:value-type="float">
            <text:p>0.663514</text:p>
          </table:table-cell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table:formula="of:=[.B335]+1" office:value-type="float" office:value="334" calcext:value-type="float">
            <text:p>334</text:p>
          </table:table-cell>
          <table:table-cell table:formula="of:=2^(10*RAND())+[.B336]" office:value-type="float" office:value="389.82270330706" calcext:value-type="float">
            <text:p>389.8227033071</text:p>
          </table:table-cell>
          <table:table-cell office:value-type="float" office:value="0.664278" calcext:value-type="float">
            <text:p>0.664278</text:p>
          </table:table-cell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table:formula="of:=[.B336]+1" office:value-type="float" office:value="335" calcext:value-type="float">
            <text:p>335</text:p>
          </table:table-cell>
          <table:table-cell table:formula="of:=2^(10*RAND())+[.B337]" office:value-type="float" office:value="452.931443859153" calcext:value-type="float">
            <text:p>452.9314438592</text:p>
          </table:table-cell>
          <table:table-cell office:value-type="float" office:value="0.663794" calcext:value-type="float">
            <text:p>0.663794</text:p>
          </table:table-cell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table:formula="of:=[.B337]+1" office:value-type="float" office:value="336" calcext:value-type="float">
            <text:p>336</text:p>
          </table:table-cell>
          <table:table-cell table:formula="of:=2^(10*RAND())+[.B338]" office:value-type="float" office:value="338.099006062001" calcext:value-type="float">
            <text:p>338.099006062</text:p>
          </table:table-cell>
          <table:table-cell office:value-type="float" office:value="0.68815" calcext:value-type="float">
            <text:p>0.68815</text:p>
          </table:table-cell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table:formula="of:=[.B338]+1" office:value-type="float" office:value="337" calcext:value-type="float">
            <text:p>337</text:p>
          </table:table-cell>
          <table:table-cell table:formula="of:=2^(10*RAND())+[.B339]" office:value-type="float" office:value="1024.12413004084" calcext:value-type="float">
            <text:p>1024.1241300409</text:p>
          </table:table-cell>
          <table:table-cell office:value-type="float" office:value="0.782839" calcext:value-type="float">
            <text:p>0.782839</text:p>
          </table:table-cell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table:formula="of:=[.B339]+1" office:value-type="float" office:value="338" calcext:value-type="float">
            <text:p>338</text:p>
          </table:table-cell>
          <table:table-cell table:formula="of:=2^(10*RAND())+[.B340]" office:value-type="float" office:value="339.320737353321" calcext:value-type="float">
            <text:p>339.3207373533</text:p>
          </table:table-cell>
          <table:table-cell office:value-type="float" office:value="0.685469" calcext:value-type="float">
            <text:p>0.685469</text:p>
          </table:table-cell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table:formula="of:=[.B340]+1" office:value-type="float" office:value="339" calcext:value-type="float">
            <text:p>339</text:p>
          </table:table-cell>
          <table:table-cell table:formula="of:=2^(10*RAND())+[.B341]" office:value-type="float" office:value="346.304817884774" calcext:value-type="float">
            <text:p>346.3048178848</text:p>
          </table:table-cell>
          <table:table-cell office:value-type="float" office:value="0.691709" calcext:value-type="float">
            <text:p>0.691709</text:p>
          </table:table-cell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table:formula="of:=[.B341]+1" office:value-type="float" office:value="340" calcext:value-type="float">
            <text:p>340</text:p>
          </table:table-cell>
          <table:table-cell table:formula="of:=2^(10*RAND())+[.B342]" office:value-type="float" office:value="347.946159067541" calcext:value-type="float">
            <text:p>347.9461590675</text:p>
          </table:table-cell>
          <table:table-cell office:value-type="float" office:value="0.678242" calcext:value-type="float">
            <text:p>0.678242</text:p>
          </table:table-cell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table:formula="of:=[.B342]+1" office:value-type="float" office:value="341" calcext:value-type="float">
            <text:p>341</text:p>
          </table:table-cell>
          <table:table-cell table:formula="of:=2^(10*RAND())+[.B343]" office:value-type="float" office:value="344.541960247791" calcext:value-type="float">
            <text:p>344.5419602478</text:p>
          </table:table-cell>
          <table:table-cell office:value-type="float" office:value="0.829198" calcext:value-type="float">
            <text:p>0.829198</text:p>
          </table:table-cell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table:formula="of:=[.B343]+1" office:value-type="float" office:value="342" calcext:value-type="float">
            <text:p>342</text:p>
          </table:table-cell>
          <table:table-cell table:formula="of:=2^(10*RAND())+[.B344]" office:value-type="float" office:value="472.880693214218" calcext:value-type="float">
            <text:p>472.8806932142</text:p>
          </table:table-cell>
          <table:table-cell office:value-type="float" office:value="0.692902" calcext:value-type="float">
            <text:p>0.692902</text:p>
          </table:table-cell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table:formula="of:=[.B344]+1" office:value-type="float" office:value="343" calcext:value-type="float">
            <text:p>343</text:p>
          </table:table-cell>
          <table:table-cell table:formula="of:=2^(10*RAND())+[.B345]" office:value-type="float" office:value="378.131525642453" calcext:value-type="float">
            <text:p>378.1315256425</text:p>
          </table:table-cell>
          <table:table-cell office:value-type="float" office:value="0.935063" calcext:value-type="float">
            <text:p>0.935063</text:p>
          </table:table-cell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table:formula="of:=[.B345]+1" office:value-type="float" office:value="344" calcext:value-type="float">
            <text:p>344</text:p>
          </table:table-cell>
          <table:table-cell table:formula="of:=2^(10*RAND())+[.B346]" office:value-type="float" office:value="345.482383648426" calcext:value-type="float">
            <text:p>345.4823836484</text:p>
          </table:table-cell>
          <table:table-cell office:value-type="float" office:value="0.668175" calcext:value-type="float">
            <text:p>0.668175</text:p>
          </table:table-cell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table:formula="of:=[.B346]+1" office:value-type="float" office:value="345" calcext:value-type="float">
            <text:p>345</text:p>
          </table:table-cell>
          <table:table-cell table:formula="of:=2^(10*RAND())+[.B347]" office:value-type="float" office:value="907.000176472182" calcext:value-type="float">
            <text:p>907.0001764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table:formula="of:=[.B347]+1" office:value-type="float" office:value="346" calcext:value-type="float">
            <text:p>346</text:p>
          </table:table-cell>
          <table:table-cell table:formula="of:=2^(10*RAND())+[.B348]" office:value-type="float" office:value="462.828817508959" calcext:value-type="float">
            <text:p>462.828817509</text:p>
          </table:table-cell>
          <table:table-cell office:value-type="float" office:value="0.67784" calcext:value-type="float">
            <text:p>0.67784</text:p>
          </table:table-cell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table:formula="of:=[.B348]+1" office:value-type="float" office:value="347" calcext:value-type="float">
            <text:p>347</text:p>
          </table:table-cell>
          <table:table-cell table:formula="of:=2^(10*RAND())+[.B349]" office:value-type="float" office:value="583.482596678203" calcext:value-type="float">
            <text:p>583.4825966782</text:p>
          </table:table-cell>
          <table:table-cell office:value-type="float" office:value="0.961067" calcext:value-type="float">
            <text:p>0.961067</text:p>
          </table:table-cell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table:formula="of:=[.B349]+1" office:value-type="float" office:value="348" calcext:value-type="float">
            <text:p>348</text:p>
          </table:table-cell>
          <table:table-cell table:formula="of:=2^(10*RAND())+[.B350]" office:value-type="float" office:value="380.18840255633" calcext:value-type="float">
            <text:p>380.1884025563</text:p>
          </table:table-cell>
          <table:table-cell office:value-type="float" office:value="0.70142" calcext:value-type="float">
            <text:p>0.70142</text:p>
          </table:table-cell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table:formula="of:=[.B350]+1" office:value-type="float" office:value="349" calcext:value-type="float">
            <text:p>349</text:p>
          </table:table-cell>
          <table:table-cell table:formula="of:=2^(10*RAND())+[.B351]" office:value-type="float" office:value="383.075440376157" calcext:value-type="float">
            <text:p>383.0754403762</text:p>
          </table:table-cell>
          <table:table-cell office:value-type="float" office:value="0.673516" calcext:value-type="float">
            <text:p>0.673516</text:p>
          </table:table-cell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table:formula="of:=[.B351]+1" office:value-type="float" office:value="350" calcext:value-type="float">
            <text:p>350</text:p>
          </table:table-cell>
          <table:table-cell table:formula="of:=2^(10*RAND())+[.B352]" office:value-type="float" office:value="364.841938080419" calcext:value-type="float">
            <text:p>364.8419380804</text:p>
          </table:table-cell>
          <table:table-cell office:value-type="float" office:value="0.691089" calcext:value-type="float">
            <text:p>0.691089</text:p>
          </table:table-cell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table:formula="of:=[.B352]+1" office:value-type="float" office:value="351" calcext:value-type="float">
            <text:p>351</text:p>
          </table:table-cell>
          <table:table-cell table:formula="of:=2^(10*RAND())+[.B353]" office:value-type="float" office:value="364.179575755062" calcext:value-type="float">
            <text:p>364.1795757551</text:p>
          </table:table-cell>
          <table:table-cell office:value-type="float" office:value="0.846248" calcext:value-type="float">
            <text:p>0.846248</text:p>
          </table:table-cell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table:formula="of:=[.B353]+1" office:value-type="float" office:value="352" calcext:value-type="float">
            <text:p>352</text:p>
          </table:table-cell>
          <table:table-cell table:formula="of:=2^(10*RAND())+[.B354]" office:value-type="float" office:value="424.196304813636" calcext:value-type="float">
            <text:p>424.1963048136</text:p>
          </table:table-cell>
          <table:table-cell office:value-type="float" office:value="0.675139" calcext:value-type="float">
            <text:p>0.675139</text:p>
          </table:table-cell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table:formula="of:=[.B354]+1" office:value-type="float" office:value="353" calcext:value-type="float">
            <text:p>353</text:p>
          </table:table-cell>
          <table:table-cell table:formula="of:=2^(10*RAND())+[.B355]" office:value-type="float" office:value="721.68813241621" calcext:value-type="float">
            <text:p>721.6881324162</text:p>
          </table:table-cell>
          <table:table-cell office:value-type="float" office:value="0.78749" calcext:value-type="float">
            <text:p>0.78749</text:p>
          </table:table-cell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table:formula="of:=[.B355]+1" office:value-type="float" office:value="354" calcext:value-type="float">
            <text:p>354</text:p>
          </table:table-cell>
          <table:table-cell table:formula="of:=2^(10*RAND())+[.B356]" office:value-type="float" office:value="420.741730187089" calcext:value-type="float">
            <text:p>420.7417301871</text:p>
          </table:table-cell>
          <table:table-cell office:value-type="float" office:value="0.678779" calcext:value-type="float">
            <text:p>0.678779</text:p>
          </table:table-cell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table:formula="of:=[.B356]+1" office:value-type="float" office:value="355" calcext:value-type="float">
            <text:p>355</text:p>
          </table:table-cell>
          <table:table-cell table:formula="of:=2^(10*RAND())+[.B357]" office:value-type="float" office:value="362.819503285779" calcext:value-type="float">
            <text:p>362.8195032858</text:p>
          </table:table-cell>
          <table:table-cell office:value-type="float" office:value="0.71959" calcext:value-type="float">
            <text:p>0.71959</text:p>
          </table:table-cell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table:formula="of:=[.B357]+1" office:value-type="float" office:value="356" calcext:value-type="float">
            <text:p>356</text:p>
          </table:table-cell>
          <table:table-cell table:formula="of:=2^(10*RAND())+[.B358]" office:value-type="float" office:value="462.030342392647" calcext:value-type="float">
            <text:p>462.0303423926</text:p>
          </table:table-cell>
          <table:table-cell office:value-type="float" office:value="0.94057" calcext:value-type="float">
            <text:p>0.94057</text:p>
          </table:table-cell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table:formula="of:=[.B358]+1" office:value-type="float" office:value="357" calcext:value-type="float">
            <text:p>357</text:p>
          </table:table-cell>
          <table:table-cell table:formula="of:=2^(10*RAND())+[.B359]" office:value-type="float" office:value="380.854189568418" calcext:value-type="float">
            <text:p>380.8541895684</text:p>
          </table:table-cell>
          <table:table-cell office:value-type="float" office:value="0.700112" calcext:value-type="float">
            <text:p>0.700112</text:p>
          </table:table-cell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table:formula="of:=[.B359]+1" office:value-type="float" office:value="358" calcext:value-type="float">
            <text:p>358</text:p>
          </table:table-cell>
          <table:table-cell table:formula="of:=2^(10*RAND())+[.B360]" office:value-type="float" office:value="360.452138438285" calcext:value-type="float">
            <text:p>360.4521384383</text:p>
          </table:table-cell>
          <table:table-cell office:value-type="float" office:value="0.785319" calcext:value-type="float">
            <text:p>0.785319</text:p>
          </table:table-cell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table:formula="of:=[.B360]+1" office:value-type="float" office:value="359" calcext:value-type="float">
            <text:p>359</text:p>
          </table:table-cell>
          <table:table-cell table:formula="of:=2^(10*RAND())+[.B361]" office:value-type="float" office:value="361.196014464786" calcext:value-type="float">
            <text:p>361.1960144648</text:p>
          </table:table-cell>
          <table:table-cell office:value-type="float" office:value="0.657583" calcext:value-type="float">
            <text:p>0.657583</text:p>
          </table:table-cell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table:formula="of:=[.B361]+1" office:value-type="float" office:value="360" calcext:value-type="float">
            <text:p>360</text:p>
          </table:table-cell>
          <table:table-cell table:formula="of:=2^(10*RAND())+[.B362]" office:value-type="float" office:value="629.224203093242" calcext:value-type="float">
            <text:p>629.2242030932</text:p>
          </table:table-cell>
          <table:table-cell office:value-type="float" office:value="0.666161" calcext:value-type="float">
            <text:p>0.666161</text:p>
          </table:table-cell>
        </table:table-row>
        <table:table-row table:style-name="ro1">
          <table:table-cell table:formula="of:=[.A362]+1" office:value-type="float" office:value="361" calcext:value-type="float">
            <text:p>361</text:p>
          </table:table-cell>
          <table:table-cell table:formula="of:=[.B362]+1" office:value-type="float" office:value="361" calcext:value-type="float">
            <text:p>361</text:p>
          </table:table-cell>
          <table:table-cell table:formula="of:=2^(10*RAND())+[.B363]" office:value-type="float" office:value="365.582400620972" calcext:value-type="float">
            <text:p>365.582400621</text:p>
          </table:table-cell>
          <table:table-cell office:value-type="float" office:value="0.662798" calcext:value-type="float">
            <text:p>0.662798</text:p>
          </table:table-cell>
        </table:table-row>
        <table:table-row table:style-name="ro1">
          <table:table-cell table:formula="of:=[.A363]+1" office:value-type="float" office:value="362" calcext:value-type="float">
            <text:p>362</text:p>
          </table:table-cell>
          <table:table-cell table:formula="of:=[.B363]+1" office:value-type="float" office:value="362" calcext:value-type="float">
            <text:p>362</text:p>
          </table:table-cell>
          <table:table-cell table:formula="of:=2^(10*RAND())+[.B364]" office:value-type="float" office:value="452.480740520699" calcext:value-type="float">
            <text:p>452.4807405207</text:p>
          </table:table-cell>
          <table:table-cell office:value-type="float" office:value="0.6679" calcext:value-type="float">
            <text:p>0.6679</text:p>
          </table:table-cell>
        </table:table-row>
        <table:table-row table:style-name="ro1">
          <table:table-cell table:formula="of:=[.A364]+1" office:value-type="float" office:value="363" calcext:value-type="float">
            <text:p>363</text:p>
          </table:table-cell>
          <table:table-cell table:formula="of:=[.B364]+1" office:value-type="float" office:value="363" calcext:value-type="float">
            <text:p>363</text:p>
          </table:table-cell>
          <table:table-cell table:formula="of:=2^(10*RAND())+[.B365]" office:value-type="float" office:value="724.091540202674" calcext:value-type="float">
            <text:p>724.0915402027</text:p>
          </table:table-cell>
          <table:table-cell office:value-type="float" office:value="0.667141" calcext:value-type="float">
            <text:p>0.667141</text:p>
          </table:table-cell>
        </table:table-row>
        <table:table-row table:style-name="ro1">
          <table:table-cell table:formula="of:=[.A365]+1" office:value-type="float" office:value="364" calcext:value-type="float">
            <text:p>364</text:p>
          </table:table-cell>
          <table:table-cell table:formula="of:=[.B365]+1" office:value-type="float" office:value="364" calcext:value-type="float">
            <text:p>364</text:p>
          </table:table-cell>
          <table:table-cell table:formula="of:=2^(10*RAND())+[.B366]" office:value-type="float" office:value="367.27186320302" calcext:value-type="float">
            <text:p>367.271863203</text:p>
          </table:table-cell>
          <table:table-cell office:value-type="float" office:value="0.778538" calcext:value-type="float">
            <text:p>0.778538</text:p>
          </table:table-cell>
        </table:table-row>
        <table:table-row table:style-name="ro1">
          <table:table-cell table:formula="of:=[.A366]+1" office:value-type="float" office:value="365" calcext:value-type="float">
            <text:p>365</text:p>
          </table:table-cell>
          <table:table-cell table:formula="of:=[.B366]+1" office:value-type="float" office:value="365" calcext:value-type="float">
            <text:p>365</text:p>
          </table:table-cell>
          <table:table-cell table:formula="of:=2^(10*RAND())+[.B367]" office:value-type="float" office:value="369.726683235004" calcext:value-type="float">
            <text:p>369.726683235</text:p>
          </table:table-cell>
          <table:table-cell office:value-type="float" office:value="0.95097" calcext:value-type="float">
            <text:p>0.95097</text:p>
          </table:table-cell>
        </table:table-row>
        <table:table-row table:style-name="ro1">
          <table:table-cell table:formula="of:=[.A367]+1" office:value-type="float" office:value="366" calcext:value-type="float">
            <text:p>366</text:p>
          </table:table-cell>
          <table:table-cell table:formula="of:=[.B367]+1" office:value-type="float" office:value="366" calcext:value-type="float">
            <text:p>366</text:p>
          </table:table-cell>
          <table:table-cell table:formula="of:=2^(10*RAND())+[.B368]" office:value-type="float" office:value="375.518843133235" calcext:value-type="float">
            <text:p>375.5188431332</text:p>
          </table:table-cell>
          <table:table-cell office:value-type="float" office:value="0.943163" calcext:value-type="float">
            <text:p>0.943163</text:p>
          </table:table-cell>
        </table:table-row>
        <table:table-row table:style-name="ro1">
          <table:table-cell table:formula="of:=[.A368]+1" office:value-type="float" office:value="367" calcext:value-type="float">
            <text:p>367</text:p>
          </table:table-cell>
          <table:table-cell table:formula="of:=[.B368]+1" office:value-type="float" office:value="367" calcext:value-type="float">
            <text:p>367</text:p>
          </table:table-cell>
          <table:table-cell table:formula="of:=2^(10*RAND())+[.B369]" office:value-type="float" office:value="368.889736630169" calcext:value-type="float">
            <text:p>368.8897366302</text:p>
          </table:table-cell>
          <table:table-cell office:value-type="float" office:value="0.675072" calcext:value-type="float">
            <text:p>0.675072</text:p>
          </table:table-cell>
        </table:table-row>
        <table:table-row table:style-name="ro1">
          <table:table-cell table:formula="of:=[.A369]+1" office:value-type="float" office:value="368" calcext:value-type="float">
            <text:p>368</text:p>
          </table:table-cell>
          <table:table-cell table:formula="of:=[.B369]+1" office:value-type="float" office:value="368" calcext:value-type="float">
            <text:p>368</text:p>
          </table:table-cell>
          <table:table-cell table:formula="of:=2^(10*RAND())+[.B370]" office:value-type="float" office:value="377.428040767649" calcext:value-type="float">
            <text:p>377.4280407676</text:p>
          </table:table-cell>
          <table:table-cell office:value-type="float" office:value="0.671689" calcext:value-type="float">
            <text:p>0.671689</text:p>
          </table:table-cell>
        </table:table-row>
        <table:table-row table:style-name="ro1">
          <table:table-cell table:formula="of:=[.A370]+1" office:value-type="float" office:value="369" calcext:value-type="float">
            <text:p>369</text:p>
          </table:table-cell>
          <table:table-cell table:formula="of:=[.B370]+1" office:value-type="float" office:value="369" calcext:value-type="float">
            <text:p>369</text:p>
          </table:table-cell>
          <table:table-cell table:formula="of:=2^(10*RAND())+[.B371]" office:value-type="float" office:value="443.713956939379" calcext:value-type="float">
            <text:p>443.7139569394</text:p>
          </table:table-cell>
          <table:table-cell office:value-type="float" office:value="0.676965" calcext:value-type="float">
            <text:p>0.676965</text:p>
          </table:table-cell>
        </table:table-row>
        <table:table-row table:style-name="ro1">
          <table:table-cell table:formula="of:=[.A371]+1" office:value-type="float" office:value="370" calcext:value-type="float">
            <text:p>370</text:p>
          </table:table-cell>
          <table:table-cell table:formula="of:=[.B371]+1" office:value-type="float" office:value="370" calcext:value-type="float">
            <text:p>370</text:p>
          </table:table-cell>
          <table:table-cell table:formula="of:=2^(10*RAND())+[.B372]" office:value-type="float" office:value="567.906646647511" calcext:value-type="float">
            <text:p>567.9066466475</text:p>
          </table:table-cell>
          <table:table-cell office:value-type="float" office:value="0.679564" calcext:value-type="float">
            <text:p>0.679564</text:p>
          </table:table-cell>
        </table:table-row>
        <table:table-row table:style-name="ro1">
          <table:table-cell table:formula="of:=[.A372]+1" office:value-type="float" office:value="371" calcext:value-type="float">
            <text:p>371</text:p>
          </table:table-cell>
          <table:table-cell table:formula="of:=[.B372]+1" office:value-type="float" office:value="371" calcext:value-type="float">
            <text:p>371</text:p>
          </table:table-cell>
          <table:table-cell table:formula="of:=2^(10*RAND())+[.B373]" office:value-type="float" office:value="623.656469313216" calcext:value-type="float">
            <text:p>623.6564693132</text:p>
          </table:table-cell>
          <table:table-cell office:value-type="float" office:value="0.682242" calcext:value-type="float">
            <text:p>0.682242</text:p>
          </table:table-cell>
        </table:table-row>
        <table:table-row table:style-name="ro1">
          <table:table-cell table:formula="of:=[.A373]+1" office:value-type="float" office:value="372" calcext:value-type="float">
            <text:p>372</text:p>
          </table:table-cell>
          <table:table-cell table:formula="of:=[.B373]+1" office:value-type="float" office:value="372" calcext:value-type="float">
            <text:p>372</text:p>
          </table:table-cell>
          <table:table-cell table:formula="of:=2^(10*RAND())+[.B374]" office:value-type="float" office:value="550.954644176436" calcext:value-type="float">
            <text:p>550.9546441764</text:p>
          </table:table-cell>
          <table:table-cell office:value-type="float" office:value="0.695042" calcext:value-type="float">
            <text:p>0.695042</text:p>
          </table:table-cell>
        </table:table-row>
        <table:table-row table:style-name="ro1">
          <table:table-cell table:formula="of:=[.A374]+1" office:value-type="float" office:value="373" calcext:value-type="float">
            <text:p>373</text:p>
          </table:table-cell>
          <table:table-cell table:formula="of:=[.B374]+1" office:value-type="float" office:value="373" calcext:value-type="float">
            <text:p>373</text:p>
          </table:table-cell>
          <table:table-cell table:formula="of:=2^(10*RAND())+[.B375]" office:value-type="float" office:value="733.565406349353" calcext:value-type="float">
            <text:p>733.5654063494</text:p>
          </table:table-cell>
          <table:table-cell office:value-type="float" office:value="0.688942" calcext:value-type="float">
            <text:p>0.688942</text:p>
          </table:table-cell>
        </table:table-row>
        <table:table-row table:style-name="ro1">
          <table:table-cell table:formula="of:=[.A375]+1" office:value-type="float" office:value="374" calcext:value-type="float">
            <text:p>374</text:p>
          </table:table-cell>
          <table:table-cell table:formula="of:=[.B375]+1" office:value-type="float" office:value="374" calcext:value-type="float">
            <text:p>374</text:p>
          </table:table-cell>
          <table:table-cell table:formula="of:=2^(10*RAND())+[.B376]" office:value-type="float" office:value="456.996991043442" calcext:value-type="float">
            <text:p>456.9969910434</text:p>
          </table:table-cell>
          <table:table-cell office:value-type="float" office:value="0.80859" calcext:value-type="float">
            <text:p>0.80859</text:p>
          </table:table-cell>
        </table:table-row>
        <table:table-row table:style-name="ro1">
          <table:table-cell table:formula="of:=[.A376]+1" office:value-type="float" office:value="375" calcext:value-type="float">
            <text:p>375</text:p>
          </table:table-cell>
          <table:table-cell table:formula="of:=[.B376]+1" office:value-type="float" office:value="375" calcext:value-type="float">
            <text:p>375</text:p>
          </table:table-cell>
          <table:table-cell table:formula="of:=2^(10*RAND())+[.B377]" office:value-type="float" office:value="740.301670592198" calcext:value-type="float">
            <text:p>740.3016705922</text:p>
          </table:table-cell>
          <table:table-cell office:value-type="float" office:value="0.82043" calcext:value-type="float">
            <text:p>0.82043</text:p>
          </table:table-cell>
        </table:table-row>
        <table:table-row table:style-name="ro1">
          <table:table-cell table:formula="of:=[.A377]+1" office:value-type="float" office:value="376" calcext:value-type="float">
            <text:p>376</text:p>
          </table:table-cell>
          <table:table-cell table:formula="of:=[.B377]+1" office:value-type="float" office:value="376" calcext:value-type="float">
            <text:p>376</text:p>
          </table:table-cell>
          <table:table-cell table:formula="of:=2^(10*RAND())+[.B378]" office:value-type="float" office:value="405.207354684185" calcext:value-type="float">
            <text:p>405.2073546842</text:p>
          </table:table-cell>
          <table:table-cell office:value-type="float" office:value="0.924298" calcext:value-type="float">
            <text:p>0.924298</text:p>
          </table:table-cell>
        </table:table-row>
        <table:table-row table:style-name="ro1">
          <table:table-cell table:formula="of:=[.A378]+1" office:value-type="float" office:value="377" calcext:value-type="float">
            <text:p>377</text:p>
          </table:table-cell>
          <table:table-cell table:formula="of:=[.B378]+1" office:value-type="float" office:value="377" calcext:value-type="float">
            <text:p>377</text:p>
          </table:table-cell>
          <table:table-cell table:formula="of:=2^(10*RAND())+[.B379]" office:value-type="float" office:value="434.192231410582" calcext:value-type="float">
            <text:p>434.1922314106</text:p>
          </table:table-cell>
          <table:table-cell office:value-type="float" office:value="0.683632" calcext:value-type="float">
            <text:p>0.683632</text:p>
          </table:table-cell>
        </table:table-row>
        <table:table-row table:style-name="ro1">
          <table:table-cell table:formula="of:=[.A379]+1" office:value-type="float" office:value="378" calcext:value-type="float">
            <text:p>378</text:p>
          </table:table-cell>
          <table:table-cell table:formula="of:=[.B379]+1" office:value-type="float" office:value="378" calcext:value-type="float">
            <text:p>378</text:p>
          </table:table-cell>
          <table:table-cell table:formula="of:=2^(10*RAND())+[.B380]" office:value-type="float" office:value="400.050319851423" calcext:value-type="float">
            <text:p>400.0503198514</text:p>
          </table:table-cell>
          <table:table-cell office:value-type="float" office:value="0.70542" calcext:value-type="float">
            <text:p>0.70542</text:p>
          </table:table-cell>
        </table:table-row>
        <table:table-row table:style-name="ro1">
          <table:table-cell table:formula="of:=[.A380]+1" office:value-type="float" office:value="379" calcext:value-type="float">
            <text:p>379</text:p>
          </table:table-cell>
          <table:table-cell table:formula="of:=[.B380]+1" office:value-type="float" office:value="379" calcext:value-type="float">
            <text:p>379</text:p>
          </table:table-cell>
          <table:table-cell table:formula="of:=2^(10*RAND())+[.B381]" office:value-type="float" office:value="381.839705968345" calcext:value-type="float">
            <text:p>381.8397059683</text:p>
          </table:table-cell>
          <table:table-cell office:value-type="float" office:value="0.727554" calcext:value-type="float">
            <text:p>0.727554</text:p>
          </table:table-cell>
        </table:table-row>
        <table:table-row table:style-name="ro1">
          <table:table-cell table:formula="of:=[.A381]+1" office:value-type="float" office:value="380" calcext:value-type="float">
            <text:p>380</text:p>
          </table:table-cell>
          <table:table-cell table:formula="of:=[.B381]+1" office:value-type="float" office:value="380" calcext:value-type="float">
            <text:p>380</text:p>
          </table:table-cell>
          <table:table-cell table:formula="of:=2^(10*RAND())+[.B382]" office:value-type="float" office:value="676.103384775976" calcext:value-type="float">
            <text:p>676.103384776</text:p>
          </table:table-cell>
          <table:table-cell office:value-type="float" office:value="0.685431" calcext:value-type="float">
            <text:p>0.685431</text:p>
          </table:table-cell>
        </table:table-row>
        <table:table-row table:style-name="ro1">
          <table:table-cell table:formula="of:=[.A382]+1" office:value-type="float" office:value="381" calcext:value-type="float">
            <text:p>381</text:p>
          </table:table-cell>
          <table:table-cell table:formula="of:=[.B382]+1" office:value-type="float" office:value="381" calcext:value-type="float">
            <text:p>381</text:p>
          </table:table-cell>
          <table:table-cell table:formula="of:=2^(10*RAND())+[.B383]" office:value-type="float" office:value="382.855474397251" calcext:value-type="float">
            <text:p>382.8554743973</text:p>
          </table:table-cell>
          <table:table-cell office:value-type="float" office:value="0.672943" calcext:value-type="float">
            <text:p>0.672943</text:p>
          </table:table-cell>
        </table:table-row>
        <table:table-row table:style-name="ro1">
          <table:table-cell table:formula="of:=[.A383]+1" office:value-type="float" office:value="382" calcext:value-type="float">
            <text:p>382</text:p>
          </table:table-cell>
          <table:table-cell table:formula="of:=[.B383]+1" office:value-type="float" office:value="382" calcext:value-type="float">
            <text:p>382</text:p>
          </table:table-cell>
          <table:table-cell table:formula="of:=2^(10*RAND())+[.B384]" office:value-type="float" office:value="414.063402822166" calcext:value-type="float">
            <text:p>414.0634028222</text:p>
          </table:table-cell>
          <table:table-cell office:value-type="float" office:value="0.890023" calcext:value-type="float">
            <text:p>0.890023</text:p>
          </table:table-cell>
        </table:table-row>
        <table:table-row table:style-name="ro1">
          <table:table-cell table:formula="of:=[.A384]+1" office:value-type="float" office:value="383" calcext:value-type="float">
            <text:p>383</text:p>
          </table:table-cell>
          <table:table-cell table:formula="of:=[.B384]+1" office:value-type="float" office:value="383" calcext:value-type="float">
            <text:p>383</text:p>
          </table:table-cell>
          <table:table-cell table:formula="of:=2^(10*RAND())+[.B385]" office:value-type="float" office:value="700.244551665572" calcext:value-type="float">
            <text:p>700.2445516656</text:p>
          </table:table-cell>
          <table:table-cell office:value-type="float" office:value="0.762038" calcext:value-type="float">
            <text:p>0.762038</text:p>
          </table:table-cell>
        </table:table-row>
        <table:table-row table:style-name="ro1">
          <table:table-cell table:formula="of:=[.A385]+1" office:value-type="float" office:value="384" calcext:value-type="float">
            <text:p>384</text:p>
          </table:table-cell>
          <table:table-cell table:formula="of:=[.B385]+1" office:value-type="float" office:value="384" calcext:value-type="float">
            <text:p>384</text:p>
          </table:table-cell>
          <table:table-cell table:formula="of:=2^(10*RAND())+[.B386]" office:value-type="float" office:value="408.931287804437" calcext:value-type="float">
            <text:p>408.9312878044</text:p>
          </table:table-cell>
          <table:table-cell office:value-type="float" office:value="0.703433" calcext:value-type="float">
            <text:p>0.703433</text:p>
          </table:table-cell>
        </table:table-row>
        <table:table-row table:style-name="ro1">
          <table:table-cell table:formula="of:=[.A386]+1" office:value-type="float" office:value="385" calcext:value-type="float">
            <text:p>385</text:p>
          </table:table-cell>
          <table:table-cell table:formula="of:=[.B386]+1" office:value-type="float" office:value="385" calcext:value-type="float">
            <text:p>385</text:p>
          </table:table-cell>
          <table:table-cell table:formula="of:=2^(10*RAND())+[.B387]" office:value-type="float" office:value="390.477513055034" calcext:value-type="float">
            <text:p>390.477513055</text:p>
          </table:table-cell>
          <table:table-cell office:value-type="float" office:value="0.944273" calcext:value-type="float">
            <text:p>0.944273</text:p>
          </table:table-cell>
        </table:table-row>
        <table:table-row table:style-name="ro1">
          <table:table-cell table:formula="of:=[.A387]+1" office:value-type="float" office:value="386" calcext:value-type="float">
            <text:p>386</text:p>
          </table:table-cell>
          <table:table-cell table:formula="of:=[.B387]+1" office:value-type="float" office:value="386" calcext:value-type="float">
            <text:p>386</text:p>
          </table:table-cell>
          <table:table-cell table:formula="of:=2^(10*RAND())+[.B388]" office:value-type="float" office:value="531.982417505625" calcext:value-type="float">
            <text:p>531.9824175056</text:p>
          </table:table-cell>
          <table:table-cell office:value-type="float" office:value="0.689982" calcext:value-type="float">
            <text:p>0.689982</text:p>
          </table:table-cell>
        </table:table-row>
        <table:table-row table:style-name="ro1">
          <table:table-cell table:formula="of:=[.A388]+1" office:value-type="float" office:value="387" calcext:value-type="float">
            <text:p>387</text:p>
          </table:table-cell>
          <table:table-cell table:formula="of:=[.B388]+1" office:value-type="float" office:value="387" calcext:value-type="float">
            <text:p>387</text:p>
          </table:table-cell>
          <table:table-cell table:formula="of:=2^(10*RAND())+[.B389]" office:value-type="float" office:value="1059.34667619235" calcext:value-type="float">
            <text:p>1059.3466761924</text:p>
          </table:table-cell>
          <table:table-cell office:value-type="float" office:value="0.697038" calcext:value-type="float">
            <text:p>0.697038</text:p>
          </table:table-cell>
        </table:table-row>
        <table:table-row table:style-name="ro1">
          <table:table-cell table:formula="of:=[.A389]+1" office:value-type="float" office:value="388" calcext:value-type="float">
            <text:p>388</text:p>
          </table:table-cell>
          <table:table-cell table:formula="of:=[.B389]+1" office:value-type="float" office:value="388" calcext:value-type="float">
            <text:p>388</text:p>
          </table:table-cell>
          <table:table-cell table:formula="of:=2^(10*RAND())+[.B390]" office:value-type="float" office:value="400.007111523531" calcext:value-type="float">
            <text:p>400.0071115235</text:p>
          </table:table-cell>
          <table:table-cell office:value-type="float" office:value="0.702478" calcext:value-type="float">
            <text:p>0.702478</text:p>
          </table:table-cell>
        </table:table-row>
        <table:table-row table:style-name="ro1">
          <table:table-cell table:formula="of:=[.A390]+1" office:value-type="float" office:value="389" calcext:value-type="float">
            <text:p>389</text:p>
          </table:table-cell>
          <table:table-cell table:formula="of:=[.B390]+1" office:value-type="float" office:value="389" calcext:value-type="float">
            <text:p>389</text:p>
          </table:table-cell>
          <table:table-cell table:formula="of:=2^(10*RAND())+[.B391]" office:value-type="float" office:value="391.773557322936" calcext:value-type="float">
            <text:p>391.7735573229</text:p>
          </table:table-cell>
          <table:table-cell office:value-type="float" office:value="0.686587" calcext:value-type="float">
            <text:p>0.686587</text:p>
          </table:table-cell>
        </table:table-row>
        <table:table-row table:style-name="ro1">
          <table:table-cell table:formula="of:=[.A391]+1" office:value-type="float" office:value="390" calcext:value-type="float">
            <text:p>390</text:p>
          </table:table-cell>
          <table:table-cell table:formula="of:=[.B391]+1" office:value-type="float" office:value="390" calcext:value-type="float">
            <text:p>390</text:p>
          </table:table-cell>
          <table:table-cell table:formula="of:=2^(10*RAND())+[.B392]" office:value-type="float" office:value="438.446119252461" calcext:value-type="float">
            <text:p>438.4461192525</text:p>
          </table:table-cell>
          <table:table-cell office:value-type="float" office:value="0.682408" calcext:value-type="float">
            <text:p>0.682408</text:p>
          </table:table-cell>
        </table:table-row>
        <table:table-row table:style-name="ro1">
          <table:table-cell table:formula="of:=[.A392]+1" office:value-type="float" office:value="391" calcext:value-type="float">
            <text:p>391</text:p>
          </table:table-cell>
          <table:table-cell table:formula="of:=[.B392]+1" office:value-type="float" office:value="391" calcext:value-type="float">
            <text:p>391</text:p>
          </table:table-cell>
          <table:table-cell table:formula="of:=2^(10*RAND())+[.B393]" office:value-type="float" office:value="395.913520650618" calcext:value-type="float">
            <text:p>395.9135206506</text:p>
          </table:table-cell>
          <table:table-cell office:value-type="float" office:value="0.850916" calcext:value-type="float">
            <text:p>0.850916</text:p>
          </table:table-cell>
        </table:table-row>
        <table:table-row table:style-name="ro1">
          <table:table-cell table:formula="of:=[.A393]+1" office:value-type="float" office:value="392" calcext:value-type="float">
            <text:p>392</text:p>
          </table:table-cell>
          <table:table-cell table:formula="of:=[.B393]+1" office:value-type="float" office:value="392" calcext:value-type="float">
            <text:p>392</text:p>
          </table:table-cell>
          <table:table-cell table:formula="of:=2^(10*RAND())+[.B394]" office:value-type="float" office:value="821.357549762389" calcext:value-type="float">
            <text:p>821.3575497624</text:p>
          </table:table-cell>
          <table:table-cell office:value-type="float" office:value="0.875238" calcext:value-type="float">
            <text:p>0.875238</text:p>
          </table:table-cell>
        </table:table-row>
        <table:table-row table:style-name="ro1">
          <table:table-cell table:formula="of:=[.A394]+1" office:value-type="float" office:value="393" calcext:value-type="float">
            <text:p>393</text:p>
          </table:table-cell>
          <table:table-cell table:formula="of:=[.B394]+1" office:value-type="float" office:value="393" calcext:value-type="float">
            <text:p>393</text:p>
          </table:table-cell>
          <table:table-cell table:formula="of:=2^(10*RAND())+[.B395]" office:value-type="float" office:value="508.434261211108" calcext:value-type="float">
            <text:p>508.4342612111</text:p>
          </table:table-cell>
          <table:table-cell office:value-type="float" office:value="0.6907" calcext:value-type="float">
            <text:p>0.6907</text:p>
          </table:table-cell>
        </table:table-row>
        <table:table-row table:style-name="ro1">
          <table:table-cell table:formula="of:=[.A395]+1" office:value-type="float" office:value="394" calcext:value-type="float">
            <text:p>394</text:p>
          </table:table-cell>
          <table:table-cell table:formula="of:=[.B395]+1" office:value-type="float" office:value="394" calcext:value-type="float">
            <text:p>394</text:p>
          </table:table-cell>
          <table:table-cell table:formula="of:=2^(10*RAND())+[.B396]" office:value-type="float" office:value="395.647888400984" calcext:value-type="float">
            <text:p>395.647888401</text:p>
          </table:table-cell>
          <table:table-cell office:value-type="float" office:value="0.783672" calcext:value-type="float">
            <text:p>0.783672</text:p>
          </table:table-cell>
        </table:table-row>
        <table:table-row table:style-name="ro1">
          <table:table-cell table:formula="of:=[.A396]+1" office:value-type="float" office:value="395" calcext:value-type="float">
            <text:p>395</text:p>
          </table:table-cell>
          <table:table-cell table:formula="of:=[.B396]+1" office:value-type="float" office:value="395" calcext:value-type="float">
            <text:p>395</text:p>
          </table:table-cell>
          <table:table-cell table:formula="of:=2^(10*RAND())+[.B397]" office:value-type="float" office:value="404.090794382908" calcext:value-type="float">
            <text:p>404.0907943829</text:p>
          </table:table-cell>
          <table:table-cell office:value-type="float" office:value="0.690199" calcext:value-type="float">
            <text:p>0.690199</text:p>
          </table:table-cell>
        </table:table-row>
        <table:table-row table:style-name="ro1">
          <table:table-cell table:formula="of:=[.A397]+1" office:value-type="float" office:value="396" calcext:value-type="float">
            <text:p>396</text:p>
          </table:table-cell>
          <table:table-cell table:formula="of:=[.B397]+1" office:value-type="float" office:value="396" calcext:value-type="float">
            <text:p>396</text:p>
          </table:table-cell>
          <table:table-cell table:formula="of:=2^(10*RAND())+[.B398]" office:value-type="float" office:value="547.49163762402" calcext:value-type="float">
            <text:p>547.491637624</text:p>
          </table:table-cell>
          <table:table-cell office:value-type="float" office:value="0.909803" calcext:value-type="float">
            <text:p>0.909803</text:p>
          </table:table-cell>
        </table:table-row>
        <table:table-row table:style-name="ro1">
          <table:table-cell table:formula="of:=[.A398]+1" office:value-type="float" office:value="397" calcext:value-type="float">
            <text:p>397</text:p>
          </table:table-cell>
          <table:table-cell table:formula="of:=[.B398]+1" office:value-type="float" office:value="397" calcext:value-type="float">
            <text:p>397</text:p>
          </table:table-cell>
          <table:table-cell table:formula="of:=2^(10*RAND())+[.B399]" office:value-type="float" office:value="400.799098761402" calcext:value-type="float">
            <text:p>400.7990987614</text:p>
          </table:table-cell>
          <table:table-cell office:value-type="float" office:value="0.69139" calcext:value-type="float">
            <text:p>0.69139</text:p>
          </table:table-cell>
        </table:table-row>
        <table:table-row table:style-name="ro1">
          <table:table-cell table:formula="of:=[.A399]+1" office:value-type="float" office:value="398" calcext:value-type="float">
            <text:p>398</text:p>
          </table:table-cell>
          <table:table-cell table:formula="of:=[.B399]+1" office:value-type="float" office:value="398" calcext:value-type="float">
            <text:p>398</text:p>
          </table:table-cell>
          <table:table-cell table:formula="of:=2^(10*RAND())+[.B400]" office:value-type="float" office:value="400.241878933937" calcext:value-type="float">
            <text:p>400.2418789339</text:p>
          </table:table-cell>
          <table:table-cell office:value-type="float" office:value="0.769643" calcext:value-type="float">
            <text:p>0.769643</text:p>
          </table:table-cell>
        </table:table-row>
        <table:table-row table:style-name="ro1">
          <table:table-cell table:formula="of:=[.A400]+1" office:value-type="float" office:value="399" calcext:value-type="float">
            <text:p>399</text:p>
          </table:table-cell>
          <table:table-cell table:formula="of:=[.B400]+1" office:value-type="float" office:value="399" calcext:value-type="float">
            <text:p>399</text:p>
          </table:table-cell>
          <table:table-cell table:formula="of:=2^(10*RAND())+[.B401]" office:value-type="float" office:value="557.677619408529" calcext:value-type="float">
            <text:p>557.6776194085</text:p>
          </table:table-cell>
          <table:table-cell office:value-type="float" office:value="0.672842" calcext:value-type="float">
            <text:p>0.672842</text:p>
          </table:table-cell>
        </table:table-row>
        <table:table-row table:style-name="ro1">
          <table:table-cell table:formula="of:=[.A401]+1" office:value-type="float" office:value="400" calcext:value-type="float">
            <text:p>400</text:p>
          </table:table-cell>
          <table:table-cell table:formula="of:=[.B401]+1" office:value-type="float" office:value="400" calcext:value-type="float">
            <text:p>400</text:p>
          </table:table-cell>
          <table:table-cell table:formula="of:=2^(10*RAND())+[.B402]" office:value-type="float" office:value="449.65660610455" calcext:value-type="float">
            <text:p>449.6566061046</text:p>
          </table:table-cell>
          <table:table-cell office:value-type="float" office:value="0.679199" calcext:value-type="float">
            <text:p>0.679199</text:p>
          </table:table-cell>
        </table:table-row>
        <table:table-row table:style-name="ro1">
          <table:table-cell table:formula="of:=[.A402]+1" office:value-type="float" office:value="401" calcext:value-type="float">
            <text:p>401</text:p>
          </table:table-cell>
          <table:table-cell table:formula="of:=[.B402]+1" office:value-type="float" office:value="401" calcext:value-type="float">
            <text:p>401</text:p>
          </table:table-cell>
          <table:table-cell table:formula="of:=2^(10*RAND())+[.B403]" office:value-type="float" office:value="454.690714243214" calcext:value-type="float">
            <text:p>454.6907142432</text:p>
          </table:table-cell>
          <table:table-cell office:value-type="float" office:value="0.723963" calcext:value-type="float">
            <text:p>0.723963</text:p>
          </table:table-cell>
        </table:table-row>
        <table:table-row table:style-name="ro1">
          <table:table-cell table:formula="of:=[.A403]+1" office:value-type="float" office:value="402" calcext:value-type="float">
            <text:p>402</text:p>
          </table:table-cell>
          <table:table-cell table:formula="of:=[.B403]+1" office:value-type="float" office:value="402" calcext:value-type="float">
            <text:p>402</text:p>
          </table:table-cell>
          <table:table-cell table:formula="of:=2^(10*RAND())+[.B404]" office:value-type="float" office:value="492.336833285142" calcext:value-type="float">
            <text:p>492.3368332851</text:p>
          </table:table-cell>
          <table:table-cell office:value-type="float" office:value="0.704315" calcext:value-type="float">
            <text:p>0.704315</text:p>
          </table:table-cell>
        </table:table-row>
        <table:table-row table:style-name="ro1">
          <table:table-cell table:formula="of:=[.A404]+1" office:value-type="float" office:value="403" calcext:value-type="float">
            <text:p>403</text:p>
          </table:table-cell>
          <table:table-cell table:formula="of:=[.B404]+1" office:value-type="float" office:value="403" calcext:value-type="float">
            <text:p>403</text:p>
          </table:table-cell>
          <table:table-cell table:formula="of:=2^(10*RAND())+[.B405]" office:value-type="float" office:value="522.712209968493" calcext:value-type="float">
            <text:p>522.7122099685</text:p>
          </table:table-cell>
          <table:table-cell office:value-type="float" office:value="0.78984" calcext:value-type="float">
            <text:p>0.78984</text:p>
          </table:table-cell>
        </table:table-row>
        <table:table-row table:style-name="ro1">
          <table:table-cell table:formula="of:=[.A405]+1" office:value-type="float" office:value="404" calcext:value-type="float">
            <text:p>404</text:p>
          </table:table-cell>
          <table:table-cell table:formula="of:=[.B405]+1" office:value-type="float" office:value="404" calcext:value-type="float">
            <text:p>404</text:p>
          </table:table-cell>
          <table:table-cell table:formula="of:=2^(10*RAND())+[.B406]" office:value-type="float" office:value="405.916424623312" calcext:value-type="float">
            <text:p>405.9164246233</text:p>
          </table:table-cell>
          <table:table-cell office:value-type="float" office:value="0.851668" calcext:value-type="float">
            <text:p>0.851668</text:p>
          </table:table-cell>
        </table:table-row>
        <table:table-row table:style-name="ro1">
          <table:table-cell table:formula="of:=[.A406]+1" office:value-type="float" office:value="405" calcext:value-type="float">
            <text:p>405</text:p>
          </table:table-cell>
          <table:table-cell table:formula="of:=[.B406]+1" office:value-type="float" office:value="405" calcext:value-type="float">
            <text:p>405</text:p>
          </table:table-cell>
          <table:table-cell table:formula="of:=2^(10*RAND())+[.B407]" office:value-type="float" office:value="421.102205192504" calcext:value-type="float">
            <text:p>421.1022051925</text:p>
          </table:table-cell>
          <table:table-cell office:value-type="float" office:value="0.786686" calcext:value-type="float">
            <text:p>0.786686</text:p>
          </table:table-cell>
        </table:table-row>
        <table:table-row table:style-name="ro1">
          <table:table-cell table:formula="of:=[.A407]+1" office:value-type="float" office:value="406" calcext:value-type="float">
            <text:p>406</text:p>
          </table:table-cell>
          <table:table-cell table:formula="of:=[.B407]+1" office:value-type="float" office:value="406" calcext:value-type="float">
            <text:p>406</text:p>
          </table:table-cell>
          <table:table-cell table:formula="of:=2^(10*RAND())+[.B408]" office:value-type="float" office:value="463.291801201027" calcext:value-type="float">
            <text:p>463.291801201</text:p>
          </table:table-cell>
          <table:table-cell office:value-type="float" office:value="0.934638" calcext:value-type="float">
            <text:p>0.934638</text:p>
          </table:table-cell>
        </table:table-row>
        <table:table-row table:style-name="ro1">
          <table:table-cell table:formula="of:=[.A408]+1" office:value-type="float" office:value="407" calcext:value-type="float">
            <text:p>407</text:p>
          </table:table-cell>
          <table:table-cell table:formula="of:=[.B408]+1" office:value-type="float" office:value="407" calcext:value-type="float">
            <text:p>407</text:p>
          </table:table-cell>
          <table:table-cell table:formula="of:=2^(10*RAND())+[.B409]" office:value-type="float" office:value="581.869458349626" calcext:value-type="float">
            <text:p>581.8694583496</text:p>
          </table:table-cell>
          <table:table-cell office:value-type="float" office:value="0.711909" calcext:value-type="float">
            <text:p>0.711909</text:p>
          </table:table-cell>
        </table:table-row>
        <table:table-row table:style-name="ro1">
          <table:table-cell table:formula="of:=[.A409]+1" office:value-type="float" office:value="408" calcext:value-type="float">
            <text:p>408</text:p>
          </table:table-cell>
          <table:table-cell table:formula="of:=[.B409]+1" office:value-type="float" office:value="408" calcext:value-type="float">
            <text:p>408</text:p>
          </table:table-cell>
          <table:table-cell table:formula="of:=2^(10*RAND())+[.B410]" office:value-type="float" office:value="426.363593365649" calcext:value-type="float">
            <text:p>426.3635933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10]+1" office:value-type="float" office:value="409" calcext:value-type="float">
            <text:p>409</text:p>
          </table:table-cell>
          <table:table-cell table:formula="of:=[.B410]+1" office:value-type="float" office:value="409" calcext:value-type="float">
            <text:p>409</text:p>
          </table:table-cell>
          <table:table-cell table:formula="of:=2^(10*RAND())+[.B411]" office:value-type="float" office:value="558.053130448193" calcext:value-type="float">
            <text:p>558.0531304482</text:p>
          </table:table-cell>
          <table:table-cell office:value-type="float" office:value="0.961263" calcext:value-type="float">
            <text:p>0.961263</text:p>
          </table:table-cell>
        </table:table-row>
        <table:table-row table:style-name="ro1">
          <table:table-cell table:formula="of:=[.A411]+1" office:value-type="float" office:value="410" calcext:value-type="float">
            <text:p>410</text:p>
          </table:table-cell>
          <table:table-cell table:formula="of:=[.B411]+1" office:value-type="float" office:value="410" calcext:value-type="float">
            <text:p>410</text:p>
          </table:table-cell>
          <table:table-cell table:formula="of:=2^(10*RAND())+[.B412]" office:value-type="float" office:value="1185.44974784615" calcext:value-type="float">
            <text:p>1185.4497478462</text:p>
          </table:table-cell>
          <table:table-cell office:value-type="float" office:value="0.686567" calcext:value-type="float">
            <text:p>0.686567</text:p>
          </table:table-cell>
        </table:table-row>
        <table:table-row table:style-name="ro1">
          <table:table-cell table:formula="of:=[.A412]+1" office:value-type="float" office:value="411" calcext:value-type="float">
            <text:p>411</text:p>
          </table:table-cell>
          <table:table-cell table:formula="of:=[.B412]+1" office:value-type="float" office:value="411" calcext:value-type="float">
            <text:p>411</text:p>
          </table:table-cell>
          <table:table-cell table:formula="of:=2^(10*RAND())+[.B413]" office:value-type="float" office:value="1189.56184251169" calcext:value-type="float">
            <text:p>1189.5618425117</text:p>
          </table:table-cell>
          <table:table-cell office:value-type="float" office:value="0.69304" calcext:value-type="float">
            <text:p>0.69304</text:p>
          </table:table-cell>
        </table:table-row>
        <table:table-row table:style-name="ro1">
          <table:table-cell table:formula="of:=[.A413]+1" office:value-type="float" office:value="412" calcext:value-type="float">
            <text:p>412</text:p>
          </table:table-cell>
          <table:table-cell table:formula="of:=[.B413]+1" office:value-type="float" office:value="412" calcext:value-type="float">
            <text:p>412</text:p>
          </table:table-cell>
          <table:table-cell table:formula="of:=2^(10*RAND())+[.B414]" office:value-type="float" office:value="413.481165149876" calcext:value-type="float">
            <text:p>413.4811651499</text:p>
          </table:table-cell>
          <table:table-cell office:value-type="float" office:value="0.839625" calcext:value-type="float">
            <text:p>0.839625</text:p>
          </table:table-cell>
        </table:table-row>
        <table:table-row table:style-name="ro1">
          <table:table-cell table:formula="of:=[.A414]+1" office:value-type="float" office:value="413" calcext:value-type="float">
            <text:p>413</text:p>
          </table:table-cell>
          <table:table-cell table:formula="of:=[.B414]+1" office:value-type="float" office:value="413" calcext:value-type="float">
            <text:p>413</text:p>
          </table:table-cell>
          <table:table-cell table:formula="of:=2^(10*RAND())+[.B415]" office:value-type="float" office:value="429.995991015878" calcext:value-type="float">
            <text:p>429.9959910159</text:p>
          </table:table-cell>
          <table:table-cell office:value-type="float" office:value="0.696886" calcext:value-type="float">
            <text:p>0.696886</text:p>
          </table:table-cell>
        </table:table-row>
        <table:table-row table:style-name="ro1">
          <table:table-cell table:formula="of:=[.A415]+1" office:value-type="float" office:value="414" calcext:value-type="float">
            <text:p>414</text:p>
          </table:table-cell>
          <table:table-cell table:formula="of:=[.B415]+1" office:value-type="float" office:value="414" calcext:value-type="float">
            <text:p>414</text:p>
          </table:table-cell>
          <table:table-cell table:formula="of:=2^(10*RAND())+[.B416]" office:value-type="float" office:value="425.022166710367" calcext:value-type="float">
            <text:p>425.0221667104</text:p>
          </table:table-cell>
          <table:table-cell office:value-type="float" office:value="0.699067" calcext:value-type="float">
            <text:p>0.699067</text:p>
          </table:table-cell>
        </table:table-row>
        <table:table-row table:style-name="ro1">
          <table:table-cell table:formula="of:=[.A416]+1" office:value-type="float" office:value="415" calcext:value-type="float">
            <text:p>415</text:p>
          </table:table-cell>
          <table:table-cell table:formula="of:=[.B416]+1" office:value-type="float" office:value="415" calcext:value-type="float">
            <text:p>415</text:p>
          </table:table-cell>
          <table:table-cell table:formula="of:=2^(10*RAND())+[.B417]" office:value-type="float" office:value="447.553867957133" calcext:value-type="float">
            <text:p>447.5538679571</text:p>
          </table:table-cell>
          <table:table-cell office:value-type="float" office:value="0.963642" calcext:value-type="float">
            <text:p>0.963642</text:p>
          </table:table-cell>
        </table:table-row>
        <table:table-row table:style-name="ro1">
          <table:table-cell table:formula="of:=[.A417]+1" office:value-type="float" office:value="416" calcext:value-type="float">
            <text:p>416</text:p>
          </table:table-cell>
          <table:table-cell table:formula="of:=[.B417]+1" office:value-type="float" office:value="416" calcext:value-type="float">
            <text:p>416</text:p>
          </table:table-cell>
          <table:table-cell table:formula="of:=2^(10*RAND())+[.B418]" office:value-type="float" office:value="424.993458233686" calcext:value-type="float">
            <text:p>424.9934582337</text:p>
          </table:table-cell>
          <table:table-cell office:value-type="float" office:value="0.700747" calcext:value-type="float">
            <text:p>0.700747</text:p>
          </table:table-cell>
        </table:table-row>
        <table:table-row table:style-name="ro1">
          <table:table-cell table:formula="of:=[.A418]+1" office:value-type="float" office:value="417" calcext:value-type="float">
            <text:p>417</text:p>
          </table:table-cell>
          <table:table-cell table:formula="of:=[.B418]+1" office:value-type="float" office:value="417" calcext:value-type="float">
            <text:p>417</text:p>
          </table:table-cell>
          <table:table-cell table:formula="of:=2^(10*RAND())+[.B419]" office:value-type="float" office:value="428.816777130658" calcext:value-type="float">
            <text:p>428.8167771307</text:p>
          </table:table-cell>
          <table:table-cell office:value-type="float" office:value="0.776657" calcext:value-type="float">
            <text:p>0.776657</text:p>
          </table:table-cell>
        </table:table-row>
        <table:table-row table:style-name="ro1">
          <table:table-cell table:formula="of:=[.A419]+1" office:value-type="float" office:value="418" calcext:value-type="float">
            <text:p>418</text:p>
          </table:table-cell>
          <table:table-cell table:formula="of:=[.B419]+1" office:value-type="float" office:value="418" calcext:value-type="float">
            <text:p>418</text:p>
          </table:table-cell>
          <table:table-cell table:formula="of:=2^(10*RAND())+[.B420]" office:value-type="float" office:value="424.226285690516" calcext:value-type="float">
            <text:p>424.2262856905</text:p>
          </table:table-cell>
          <table:table-cell office:value-type="float" office:value="0.780054" calcext:value-type="float">
            <text:p>0.780054</text:p>
          </table:table-cell>
        </table:table-row>
        <table:table-row table:style-name="ro1">
          <table:table-cell table:formula="of:=[.A420]+1" office:value-type="float" office:value="419" calcext:value-type="float">
            <text:p>419</text:p>
          </table:table-cell>
          <table:table-cell table:formula="of:=[.B420]+1" office:value-type="float" office:value="419" calcext:value-type="float">
            <text:p>419</text:p>
          </table:table-cell>
          <table:table-cell table:formula="of:=2^(10*RAND())+[.B421]" office:value-type="float" office:value="480.54214121816" calcext:value-type="float">
            <text:p>480.5421412182</text:p>
          </table:table-cell>
          <table:table-cell office:value-type="float" office:value="0.678754" calcext:value-type="float">
            <text:p>0.678754</text:p>
          </table:table-cell>
        </table:table-row>
        <table:table-row table:style-name="ro1">
          <table:table-cell table:formula="of:=[.A421]+1" office:value-type="float" office:value="420" calcext:value-type="float">
            <text:p>420</text:p>
          </table:table-cell>
          <table:table-cell table:formula="of:=[.B421]+1" office:value-type="float" office:value="420" calcext:value-type="float">
            <text:p>420</text:p>
          </table:table-cell>
          <table:table-cell table:formula="of:=2^(10*RAND())+[.B422]" office:value-type="float" office:value="588.421218621624" calcext:value-type="float">
            <text:p>588.4212186216</text:p>
          </table:table-cell>
          <table:table-cell office:value-type="float" office:value="0.663028" calcext:value-type="float">
            <text:p>0.663028</text:p>
          </table:table-cell>
        </table:table-row>
        <table:table-row table:style-name="ro1">
          <table:table-cell table:formula="of:=[.A422]+1" office:value-type="float" office:value="421" calcext:value-type="float">
            <text:p>421</text:p>
          </table:table-cell>
          <table:table-cell table:formula="of:=[.B422]+1" office:value-type="float" office:value="421" calcext:value-type="float">
            <text:p>421</text:p>
          </table:table-cell>
          <table:table-cell table:formula="of:=2^(10*RAND())+[.B423]" office:value-type="float" office:value="513.380576916505" calcext:value-type="float">
            <text:p>513.3805769165</text:p>
          </table:table-cell>
          <table:table-cell office:value-type="float" office:value="0.728434" calcext:value-type="float">
            <text:p>0.728434</text:p>
          </table:table-cell>
        </table:table-row>
        <table:table-row table:style-name="ro1">
          <table:table-cell table:formula="of:=[.A423]+1" office:value-type="float" office:value="422" calcext:value-type="float">
            <text:p>422</text:p>
          </table:table-cell>
          <table:table-cell table:formula="of:=[.B423]+1" office:value-type="float" office:value="422" calcext:value-type="float">
            <text:p>422</text:p>
          </table:table-cell>
          <table:table-cell table:formula="of:=2^(10*RAND())+[.B424]" office:value-type="float" office:value="427.292506133974" calcext:value-type="float">
            <text:p>427.292506134</text:p>
          </table:table-cell>
          <table:table-cell office:value-type="float" office:value="0.779826" calcext:value-type="float">
            <text:p>0.779826</text:p>
          </table:table-cell>
        </table:table-row>
        <table:table-row table:style-name="ro1">
          <table:table-cell table:formula="of:=[.A424]+1" office:value-type="float" office:value="423" calcext:value-type="float">
            <text:p>423</text:p>
          </table:table-cell>
          <table:table-cell table:formula="of:=[.B424]+1" office:value-type="float" office:value="423" calcext:value-type="float">
            <text:p>423</text:p>
          </table:table-cell>
          <table:table-cell table:formula="of:=2^(10*RAND())+[.B425]" office:value-type="float" office:value="650.415654542843" calcext:value-type="float">
            <text:p>650.4156545428</text:p>
          </table:table-cell>
          <table:table-cell office:value-type="float" office:value="0.932784" calcext:value-type="float">
            <text:p>0.932784</text:p>
          </table:table-cell>
        </table:table-row>
        <table:table-row table:style-name="ro1">
          <table:table-cell table:formula="of:=[.A425]+1" office:value-type="float" office:value="424" calcext:value-type="float">
            <text:p>424</text:p>
          </table:table-cell>
          <table:table-cell table:formula="of:=[.B425]+1" office:value-type="float" office:value="424" calcext:value-type="float">
            <text:p>424</text:p>
          </table:table-cell>
          <table:table-cell table:formula="of:=2^(10*RAND())+[.B426]" office:value-type="float" office:value="1117.66946552039" calcext:value-type="float">
            <text:p>1117.6694655204</text:p>
          </table:table-cell>
          <table:table-cell office:value-type="float" office:value="0.709717" calcext:value-type="float">
            <text:p>0.709717</text:p>
          </table:table-cell>
        </table:table-row>
        <table:table-row table:style-name="ro1">
          <table:table-cell table:formula="of:=[.A426]+1" office:value-type="float" office:value="425" calcext:value-type="float">
            <text:p>425</text:p>
          </table:table-cell>
          <table:table-cell table:formula="of:=[.B426]+1" office:value-type="float" office:value="425" calcext:value-type="float">
            <text:p>425</text:p>
          </table:table-cell>
          <table:table-cell table:formula="of:=2^(10*RAND())+[.B427]" office:value-type="float" office:value="783.883394505737" calcext:value-type="float">
            <text:p>783.8833945057</text:p>
          </table:table-cell>
          <table:table-cell office:value-type="float" office:value="0.889585" calcext:value-type="float">
            <text:p>0.889585</text:p>
          </table:table-cell>
        </table:table-row>
        <table:table-row table:style-name="ro1">
          <table:table-cell table:formula="of:=[.A427]+1" office:value-type="float" office:value="426" calcext:value-type="float">
            <text:p>426</text:p>
          </table:table-cell>
          <table:table-cell table:formula="of:=[.B427]+1" office:value-type="float" office:value="426" calcext:value-type="float">
            <text:p>426</text:p>
          </table:table-cell>
          <table:table-cell table:formula="of:=2^(10*RAND())+[.B428]" office:value-type="float" office:value="427.125734187777" calcext:value-type="float">
            <text:p>427.1257341878</text:p>
          </table:table-cell>
          <table:table-cell office:value-type="float" office:value="0.693357" calcext:value-type="float">
            <text:p>0.693357</text:p>
          </table:table-cell>
        </table:table-row>
        <table:table-row table:style-name="ro1">
          <table:table-cell table:formula="of:=[.A428]+1" office:value-type="float" office:value="427" calcext:value-type="float">
            <text:p>427</text:p>
          </table:table-cell>
          <table:table-cell table:formula="of:=[.B428]+1" office:value-type="float" office:value="427" calcext:value-type="float">
            <text:p>427</text:p>
          </table:table-cell>
          <table:table-cell table:formula="of:=2^(10*RAND())+[.B429]" office:value-type="float" office:value="457.360799327809" calcext:value-type="float">
            <text:p>457.3607993278</text:p>
          </table:table-cell>
          <table:table-cell office:value-type="float" office:value="0.815334" calcext:value-type="float">
            <text:p>0.815334</text:p>
          </table:table-cell>
        </table:table-row>
        <table:table-row table:style-name="ro1">
          <table:table-cell table:formula="of:=[.A429]+1" office:value-type="float" office:value="428" calcext:value-type="float">
            <text:p>428</text:p>
          </table:table-cell>
          <table:table-cell table:formula="of:=[.B429]+1" office:value-type="float" office:value="428" calcext:value-type="float">
            <text:p>428</text:p>
          </table:table-cell>
          <table:table-cell table:formula="of:=2^(10*RAND())+[.B430]" office:value-type="float" office:value="1070.9151849443" calcext:value-type="float">
            <text:p>1070.9151849443</text:p>
          </table:table-cell>
          <table:table-cell office:value-type="float" office:value="0.707195" calcext:value-type="float">
            <text:p>0.707195</text:p>
          </table:table-cell>
        </table:table-row>
        <table:table-row table:style-name="ro1">
          <table:table-cell table:formula="of:=[.A430]+1" office:value-type="float" office:value="429" calcext:value-type="float">
            <text:p>429</text:p>
          </table:table-cell>
          <table:table-cell table:formula="of:=[.B430]+1" office:value-type="float" office:value="429" calcext:value-type="float">
            <text:p>429</text:p>
          </table:table-cell>
          <table:table-cell table:formula="of:=2^(10*RAND())+[.B431]" office:value-type="float" office:value="432.193869789625" calcext:value-type="float">
            <text:p>432.1938697896</text:p>
          </table:table-cell>
          <table:table-cell office:value-type="float" office:value="0.706266" calcext:value-type="float">
            <text:p>0.706266</text:p>
          </table:table-cell>
        </table:table-row>
        <table:table-row table:style-name="ro1">
          <table:table-cell table:formula="of:=[.A431]+1" office:value-type="float" office:value="430" calcext:value-type="float">
            <text:p>430</text:p>
          </table:table-cell>
          <table:table-cell table:formula="of:=[.B431]+1" office:value-type="float" office:value="430" calcext:value-type="float">
            <text:p>430</text:p>
          </table:table-cell>
          <table:table-cell table:formula="of:=2^(10*RAND())+[.B432]" office:value-type="float" office:value="451.831317410374" calcext:value-type="float">
            <text:p>451.8313174104</text:p>
          </table:table-cell>
          <table:table-cell office:value-type="float" office:value="0.791634" calcext:value-type="float">
            <text:p>0.791634</text:p>
          </table:table-cell>
        </table:table-row>
        <table:table-row table:style-name="ro1">
          <table:table-cell table:formula="of:=[.A432]+1" office:value-type="float" office:value="431" calcext:value-type="float">
            <text:p>431</text:p>
          </table:table-cell>
          <table:table-cell table:formula="of:=[.B432]+1" office:value-type="float" office:value="431" calcext:value-type="float">
            <text:p>431</text:p>
          </table:table-cell>
          <table:table-cell table:formula="of:=2^(10*RAND())+[.B433]" office:value-type="float" office:value="463.016344340696" calcext:value-type="float">
            <text:p>463.0163443407</text:p>
          </table:table-cell>
          <table:table-cell office:value-type="float" office:value="0.757231" calcext:value-type="float">
            <text:p>0.757231</text:p>
          </table:table-cell>
        </table:table-row>
        <table:table-row table:style-name="ro1">
          <table:table-cell table:formula="of:=[.A433]+1" office:value-type="float" office:value="432" calcext:value-type="float">
            <text:p>432</text:p>
          </table:table-cell>
          <table:table-cell table:formula="of:=[.B433]+1" office:value-type="float" office:value="432" calcext:value-type="float">
            <text:p>432</text:p>
          </table:table-cell>
          <table:table-cell table:formula="of:=2^(10*RAND())+[.B434]" office:value-type="float" office:value="509.055035878203" calcext:value-type="float">
            <text:p>509.0550358782</text:p>
          </table:table-cell>
          <table:table-cell office:value-type="float" office:value="0.936152" calcext:value-type="float">
            <text:p>0.936152</text:p>
          </table:table-cell>
        </table:table-row>
        <table:table-row table:style-name="ro1">
          <table:table-cell table:formula="of:=[.A434]+1" office:value-type="float" office:value="433" calcext:value-type="float">
            <text:p>433</text:p>
          </table:table-cell>
          <table:table-cell table:formula="of:=[.B434]+1" office:value-type="float" office:value="433" calcext:value-type="float">
            <text:p>433</text:p>
          </table:table-cell>
          <table:table-cell table:formula="of:=2^(10*RAND())+[.B435]" office:value-type="float" office:value="887.261363146871" calcext:value-type="float">
            <text:p>887.2613631469</text:p>
          </table:table-cell>
          <table:table-cell office:value-type="float" office:value="0.746198" calcext:value-type="float">
            <text:p>0.746198</text:p>
          </table:table-cell>
        </table:table-row>
        <table:table-row table:style-name="ro1">
          <table:table-cell table:formula="of:=[.A435]+1" office:value-type="float" office:value="434" calcext:value-type="float">
            <text:p>434</text:p>
          </table:table-cell>
          <table:table-cell table:formula="of:=[.B435]+1" office:value-type="float" office:value="434" calcext:value-type="float">
            <text:p>434</text:p>
          </table:table-cell>
          <table:table-cell table:formula="of:=2^(10*RAND())+[.B436]" office:value-type="float" office:value="441.799802030782" calcext:value-type="float">
            <text:p>441.7998020308</text:p>
          </table:table-cell>
          <table:table-cell office:value-type="float" office:value="0.683515" calcext:value-type="float">
            <text:p>0.683515</text:p>
          </table:table-cell>
        </table:table-row>
        <table:table-row table:style-name="ro1">
          <table:table-cell table:formula="of:=[.A436]+1" office:value-type="float" office:value="435" calcext:value-type="float">
            <text:p>435</text:p>
          </table:table-cell>
          <table:table-cell table:formula="of:=[.B436]+1" office:value-type="float" office:value="435" calcext:value-type="float">
            <text:p>435</text:p>
          </table:table-cell>
          <table:table-cell table:formula="of:=2^(10*RAND())+[.B437]" office:value-type="float" office:value="494.226204098213" calcext:value-type="float">
            <text:p>494.2262040982</text:p>
          </table:table-cell>
          <table:table-cell office:value-type="float" office:value="0.686523" calcext:value-type="float">
            <text:p>0.686523</text:p>
          </table:table-cell>
        </table:table-row>
        <table:table-row table:style-name="ro1">
          <table:table-cell table:formula="of:=[.A437]+1" office:value-type="float" office:value="436" calcext:value-type="float">
            <text:p>436</text:p>
          </table:table-cell>
          <table:table-cell table:formula="of:=[.B437]+1" office:value-type="float" office:value="436" calcext:value-type="float">
            <text:p>436</text:p>
          </table:table-cell>
          <table:table-cell table:formula="of:=2^(10*RAND())+[.B438]" office:value-type="float" office:value="1079.52903977704" calcext:value-type="float">
            <text:p>1079.529039777</text:p>
          </table:table-cell>
          <table:table-cell office:value-type="float" office:value="0.906535" calcext:value-type="float">
            <text:p>0.906535</text:p>
          </table:table-cell>
        </table:table-row>
        <table:table-row table:style-name="ro1">
          <table:table-cell table:formula="of:=[.A438]+1" office:value-type="float" office:value="437" calcext:value-type="float">
            <text:p>437</text:p>
          </table:table-cell>
          <table:table-cell table:formula="of:=[.B438]+1" office:value-type="float" office:value="437" calcext:value-type="float">
            <text:p>437</text:p>
          </table:table-cell>
          <table:table-cell table:formula="of:=2^(10*RAND())+[.B439]" office:value-type="float" office:value="489.201226822075" calcext:value-type="float">
            <text:p>489.2012268221</text:p>
          </table:table-cell>
          <table:table-cell office:value-type="float" office:value="0.690285" calcext:value-type="float">
            <text:p>0.690285</text:p>
          </table:table-cell>
        </table:table-row>
        <table:table-row table:style-name="ro1">
          <table:table-cell table:formula="of:=[.A439]+1" office:value-type="float" office:value="438" calcext:value-type="float">
            <text:p>438</text:p>
          </table:table-cell>
          <table:table-cell table:formula="of:=[.B439]+1" office:value-type="float" office:value="438" calcext:value-type="float">
            <text:p>438</text:p>
          </table:table-cell>
          <table:table-cell table:formula="of:=2^(10*RAND())+[.B440]" office:value-type="float" office:value="447.857659465789" calcext:value-type="float">
            <text:p>447.8576594658</text:p>
          </table:table-cell>
          <table:table-cell office:value-type="float" office:value="0.686875" calcext:value-type="float">
            <text:p>0.686875</text:p>
          </table:table-cell>
        </table:table-row>
        <table:table-row table:style-name="ro1">
          <table:table-cell table:formula="of:=[.A440]+1" office:value-type="float" office:value="439" calcext:value-type="float">
            <text:p>439</text:p>
          </table:table-cell>
          <table:table-cell table:formula="of:=[.B440]+1" office:value-type="float" office:value="439" calcext:value-type="float">
            <text:p>439</text:p>
          </table:table-cell>
          <table:table-cell table:formula="of:=2^(10*RAND())+[.B441]" office:value-type="float" office:value="666.718669543736" calcext:value-type="float">
            <text:p>666.7186695437</text:p>
          </table:table-cell>
          <table:table-cell office:value-type="float" office:value="0.686944" calcext:value-type="float">
            <text:p>0.686944</text:p>
          </table:table-cell>
        </table:table-row>
        <table:table-row table:style-name="ro1">
          <table:table-cell table:formula="of:=[.A441]+1" office:value-type="float" office:value="440" calcext:value-type="float">
            <text:p>440</text:p>
          </table:table-cell>
          <table:table-cell table:formula="of:=[.B441]+1" office:value-type="float" office:value="440" calcext:value-type="float">
            <text:p>440</text:p>
          </table:table-cell>
          <table:table-cell table:formula="of:=2^(10*RAND())+[.B442]" office:value-type="float" office:value="441.130692284117" calcext:value-type="float">
            <text:p>441.1306922841</text:p>
          </table:table-cell>
          <table:table-cell office:value-type="float" office:value="0.847122" calcext:value-type="float">
            <text:p>0.847122</text:p>
          </table:table-cell>
        </table:table-row>
        <table:table-row table:style-name="ro1">
          <table:table-cell table:formula="of:=[.A442]+1" office:value-type="float" office:value="441" calcext:value-type="float">
            <text:p>441</text:p>
          </table:table-cell>
          <table:table-cell table:formula="of:=[.B442]+1" office:value-type="float" office:value="441" calcext:value-type="float">
            <text:p>441</text:p>
          </table:table-cell>
          <table:table-cell table:formula="of:=2^(10*RAND())+[.B443]" office:value-type="float" office:value="468.67750327526" calcext:value-type="float">
            <text:p>468.6775032753</text:p>
          </table:table-cell>
          <table:table-cell office:value-type="float" office:value="0.970406" calcext:value-type="float">
            <text:p>0.970406</text:p>
          </table:table-cell>
        </table:table-row>
        <table:table-row table:style-name="ro1">
          <table:table-cell table:formula="of:=[.A443]+1" office:value-type="float" office:value="442" calcext:value-type="float">
            <text:p>442</text:p>
          </table:table-cell>
          <table:table-cell table:formula="of:=[.B443]+1" office:value-type="float" office:value="442" calcext:value-type="float">
            <text:p>442</text:p>
          </table:table-cell>
          <table:table-cell table:formula="of:=2^(10*RAND())+[.B444]" office:value-type="float" office:value="536.856295195889" calcext:value-type="float">
            <text:p>536.8562951959</text:p>
          </table:table-cell>
          <table:table-cell office:value-type="float" office:value="0.788763" calcext:value-type="float">
            <text:p>0.788763</text:p>
          </table:table-cell>
        </table:table-row>
        <table:table-row table:style-name="ro1">
          <table:table-cell table:formula="of:=[.A444]+1" office:value-type="float" office:value="443" calcext:value-type="float">
            <text:p>443</text:p>
          </table:table-cell>
          <table:table-cell table:formula="of:=[.B444]+1" office:value-type="float" office:value="443" calcext:value-type="float">
            <text:p>443</text:p>
          </table:table-cell>
          <table:table-cell table:formula="of:=2^(10*RAND())+[.B445]" office:value-type="float" office:value="1131.52800216287" calcext:value-type="float">
            <text:p>1131.5280021629</text:p>
          </table:table-cell>
          <table:table-cell office:value-type="float" office:value="0.69614" calcext:value-type="float">
            <text:p>0.69614</text:p>
          </table:table-cell>
        </table:table-row>
        <table:table-row table:style-name="ro1">
          <table:table-cell table:formula="of:=[.A445]+1" office:value-type="float" office:value="444" calcext:value-type="float">
            <text:p>444</text:p>
          </table:table-cell>
          <table:table-cell table:formula="of:=[.B445]+1" office:value-type="float" office:value="444" calcext:value-type="float">
            <text:p>444</text:p>
          </table:table-cell>
          <table:table-cell table:formula="of:=2^(10*RAND())+[.B446]" office:value-type="float" office:value="445.446497510147" calcext:value-type="float">
            <text:p>445.4464975101</text:p>
          </table:table-cell>
          <table:table-cell office:value-type="float" office:value="0.988826" calcext:value-type="float">
            <text:p>0.988826</text:p>
          </table:table-cell>
        </table:table-row>
        <table:table-row table:style-name="ro1">
          <table:table-cell table:formula="of:=[.A446]+1" office:value-type="float" office:value="445" calcext:value-type="float">
            <text:p>445</text:p>
          </table:table-cell>
          <table:table-cell table:formula="of:=[.B446]+1" office:value-type="float" office:value="445" calcext:value-type="float">
            <text:p>445</text:p>
          </table:table-cell>
          <table:table-cell table:formula="of:=2^(10*RAND())+[.B447]" office:value-type="float" office:value="494.458520213838" calcext:value-type="float">
            <text:p>494.4585202138</text:p>
          </table:table-cell>
          <table:table-cell office:value-type="float" office:value="0.831643" calcext:value-type="float">
            <text:p>0.831643</text:p>
          </table:table-cell>
        </table:table-row>
        <table:table-row table:style-name="ro1">
          <table:table-cell table:formula="of:=[.A447]+1" office:value-type="float" office:value="446" calcext:value-type="float">
            <text:p>446</text:p>
          </table:table-cell>
          <table:table-cell table:formula="of:=[.B447]+1" office:value-type="float" office:value="446" calcext:value-type="float">
            <text:p>446</text:p>
          </table:table-cell>
          <table:table-cell table:formula="of:=2^(10*RAND())+[.B448]" office:value-type="float" office:value="673.135380928501" calcext:value-type="float">
            <text:p>673.1353809285</text:p>
          </table:table-cell>
          <table:table-cell office:value-type="float" office:value="0.792768" calcext:value-type="float">
            <text:p>0.792768</text:p>
          </table:table-cell>
        </table:table-row>
        <table:table-row table:style-name="ro1">
          <table:table-cell table:formula="of:=[.A448]+1" office:value-type="float" office:value="447" calcext:value-type="float">
            <text:p>447</text:p>
          </table:table-cell>
          <table:table-cell table:formula="of:=[.B448]+1" office:value-type="float" office:value="447" calcext:value-type="float">
            <text:p>447</text:p>
          </table:table-cell>
          <table:table-cell table:formula="of:=2^(10*RAND())+[.B449]" office:value-type="float" office:value="909.572379480208" calcext:value-type="float">
            <text:p>909.5723794802</text:p>
          </table:table-cell>
          <table:table-cell office:value-type="float" office:value="0.68806" calcext:value-type="float">
            <text:p>0.68806</text:p>
          </table:table-cell>
        </table:table-row>
        <table:table-row table:style-name="ro1">
          <table:table-cell table:formula="of:=[.A449]+1" office:value-type="float" office:value="448" calcext:value-type="float">
            <text:p>448</text:p>
          </table:table-cell>
          <table:table-cell table:formula="of:=[.B449]+1" office:value-type="float" office:value="448" calcext:value-type="float">
            <text:p>448</text:p>
          </table:table-cell>
          <table:table-cell table:formula="of:=2^(10*RAND())+[.B450]" office:value-type="float" office:value="515.703875301676" calcext:value-type="float">
            <text:p>515.7038753017</text:p>
          </table:table-cell>
          <table:table-cell office:value-type="float" office:value="0.671272" calcext:value-type="float">
            <text:p>0.671272</text:p>
          </table:table-cell>
        </table:table-row>
        <table:table-row table:style-name="ro1">
          <table:table-cell table:formula="of:=[.A450]+1" office:value-type="float" office:value="449" calcext:value-type="float">
            <text:p>449</text:p>
          </table:table-cell>
          <table:table-cell table:formula="of:=[.B450]+1" office:value-type="float" office:value="449" calcext:value-type="float">
            <text:p>449</text:p>
          </table:table-cell>
          <table:table-cell table:formula="of:=2^(10*RAND())+[.B451]" office:value-type="float" office:value="450.135815790956" calcext:value-type="float">
            <text:p>450.135815791</text:p>
          </table:table-cell>
          <table:table-cell office:value-type="float" office:value="0.983624" calcext:value-type="float">
            <text:p>0.983624</text:p>
          </table:table-cell>
        </table:table-row>
        <table:table-row table:style-name="ro1">
          <table:table-cell table:formula="of:=[.A451]+1" office:value-type="float" office:value="450" calcext:value-type="float">
            <text:p>450</text:p>
          </table:table-cell>
          <table:table-cell table:formula="of:=[.B451]+1" office:value-type="float" office:value="450" calcext:value-type="float">
            <text:p>450</text:p>
          </table:table-cell>
          <table:table-cell table:formula="of:=2^(10*RAND())+[.B452]" office:value-type="float" office:value="454.626542695394" calcext:value-type="float">
            <text:p>454.6265426954</text:p>
          </table:table-cell>
          <table:table-cell office:value-type="float" office:value="0.925176" calcext:value-type="float">
            <text:p>0.925176</text:p>
          </table:table-cell>
        </table:table-row>
        <table:table-row table:style-name="ro1">
          <table:table-cell table:formula="of:=[.A452]+1" office:value-type="float" office:value="451" calcext:value-type="float">
            <text:p>451</text:p>
          </table:table-cell>
          <table:table-cell table:formula="of:=[.B452]+1" office:value-type="float" office:value="451" calcext:value-type="float">
            <text:p>451</text:p>
          </table:table-cell>
          <table:table-cell table:formula="of:=2^(10*RAND())+[.B453]" office:value-type="float" office:value="491.150426456829" calcext:value-type="float">
            <text:p>491.1504264568</text:p>
          </table:table-cell>
          <table:table-cell office:value-type="float" office:value="0.677208" calcext:value-type="float">
            <text:p>0.677208</text:p>
          </table:table-cell>
        </table:table-row>
        <table:table-row table:style-name="ro1">
          <table:table-cell table:formula="of:=[.A453]+1" office:value-type="float" office:value="452" calcext:value-type="float">
            <text:p>452</text:p>
          </table:table-cell>
          <table:table-cell table:formula="of:=[.B453]+1" office:value-type="float" office:value="452" calcext:value-type="float">
            <text:p>452</text:p>
          </table:table-cell>
          <table:table-cell table:formula="of:=2^(10*RAND())+[.B454]" office:value-type="float" office:value="465.269013599229" calcext:value-type="float">
            <text:p>465.2690135992</text:p>
          </table:table-cell>
          <table:table-cell office:value-type="float" office:value="0.678437" calcext:value-type="float">
            <text:p>0.678437</text:p>
          </table:table-cell>
        </table:table-row>
        <table:table-row table:style-name="ro1">
          <table:table-cell table:formula="of:=[.A454]+1" office:value-type="float" office:value="453" calcext:value-type="float">
            <text:p>453</text:p>
          </table:table-cell>
          <table:table-cell table:formula="of:=[.B454]+1" office:value-type="float" office:value="453" calcext:value-type="float">
            <text:p>453</text:p>
          </table:table-cell>
          <table:table-cell table:formula="of:=2^(10*RAND())+[.B455]" office:value-type="float" office:value="460.074174577275" calcext:value-type="float">
            <text:p>460.0741745773</text:p>
          </table:table-cell>
          <table:table-cell office:value-type="float" office:value="0.679025" calcext:value-type="float">
            <text:p>0.679025</text:p>
          </table:table-cell>
        </table:table-row>
        <table:table-row table:style-name="ro1">
          <table:table-cell table:formula="of:=[.A455]+1" office:value-type="float" office:value="454" calcext:value-type="float">
            <text:p>454</text:p>
          </table:table-cell>
          <table:table-cell table:formula="of:=[.B455]+1" office:value-type="float" office:value="454" calcext:value-type="float">
            <text:p>454</text:p>
          </table:table-cell>
          <table:table-cell table:formula="of:=2^(10*RAND())+[.B456]" office:value-type="float" office:value="455.191024688214" calcext:value-type="float">
            <text:p>455.1910246882</text:p>
          </table:table-cell>
          <table:table-cell office:value-type="float" office:value="0.679325" calcext:value-type="float">
            <text:p>0.679325</text:p>
          </table:table-cell>
        </table:table-row>
        <table:table-row table:style-name="ro1">
          <table:table-cell table:formula="of:=[.A456]+1" office:value-type="float" office:value="455" calcext:value-type="float">
            <text:p>455</text:p>
          </table:table-cell>
          <table:table-cell table:formula="of:=[.B456]+1" office:value-type="float" office:value="455" calcext:value-type="float">
            <text:p>455</text:p>
          </table:table-cell>
          <table:table-cell table:formula="of:=2^(10*RAND())+[.B457]" office:value-type="float" office:value="456.375511509265" calcext:value-type="float">
            <text:p>456.3755115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57]+1" office:value-type="float" office:value="456" calcext:value-type="float">
            <text:p>456</text:p>
          </table:table-cell>
          <table:table-cell table:formula="of:=[.B457]+1" office:value-type="float" office:value="456" calcext:value-type="float">
            <text:p>456</text:p>
          </table:table-cell>
          <table:table-cell table:formula="of:=2^(10*RAND())+[.B458]" office:value-type="float" office:value="457.875610240626" calcext:value-type="float">
            <text:p>457.8756102406</text:p>
          </table:table-cell>
          <table:table-cell office:value-type="float" office:value="0.699243" calcext:value-type="float">
            <text:p>0.699243</text:p>
          </table:table-cell>
        </table:table-row>
        <table:table-row table:style-name="ro1">
          <table:table-cell table:formula="of:=[.A458]+1" office:value-type="float" office:value="457" calcext:value-type="float">
            <text:p>457</text:p>
          </table:table-cell>
          <table:table-cell table:formula="of:=[.B458]+1" office:value-type="float" office:value="457" calcext:value-type="float">
            <text:p>457</text:p>
          </table:table-cell>
          <table:table-cell table:formula="of:=2^(10*RAND())+[.B459]" office:value-type="float" office:value="1328.23479515231" calcext:value-type="float">
            <text:p>1328.2347951523</text:p>
          </table:table-cell>
          <table:table-cell office:value-type="float" office:value="0.682759" calcext:value-type="float">
            <text:p>0.682759</text:p>
          </table:table-cell>
        </table:table-row>
        <table:table-row table:style-name="ro1">
          <table:table-cell table:formula="of:=[.A459]+1" office:value-type="float" office:value="458" calcext:value-type="float">
            <text:p>458</text:p>
          </table:table-cell>
          <table:table-cell table:formula="of:=[.B459]+1" office:value-type="float" office:value="458" calcext:value-type="float">
            <text:p>458</text:p>
          </table:table-cell>
          <table:table-cell table:formula="of:=2^(10*RAND())+[.B460]" office:value-type="float" office:value="475.838226916524" calcext:value-type="float">
            <text:p>475.8382269165</text:p>
          </table:table-cell>
          <table:table-cell office:value-type="float" office:value="0.980788" calcext:value-type="float">
            <text:p>0.980788</text:p>
          </table:table-cell>
        </table:table-row>
        <table:table-row table:style-name="ro1">
          <table:table-cell table:formula="of:=[.A460]+1" office:value-type="float" office:value="459" calcext:value-type="float">
            <text:p>459</text:p>
          </table:table-cell>
          <table:table-cell table:formula="of:=[.B460]+1" office:value-type="float" office:value="459" calcext:value-type="float">
            <text:p>459</text:p>
          </table:table-cell>
          <table:table-cell table:formula="of:=2^(10*RAND())+[.B461]" office:value-type="float" office:value="1047.59031085981" calcext:value-type="float">
            <text:p>1047.5903108598</text:p>
          </table:table-cell>
          <table:table-cell office:value-type="float" office:value="0.706583" calcext:value-type="float">
            <text:p>0.706583</text:p>
          </table:table-cell>
        </table:table-row>
        <table:table-row table:style-name="ro1">
          <table:table-cell table:formula="of:=[.A461]+1" office:value-type="float" office:value="460" calcext:value-type="float">
            <text:p>460</text:p>
          </table:table-cell>
          <table:table-cell table:formula="of:=[.B461]+1" office:value-type="float" office:value="460" calcext:value-type="float">
            <text:p>460</text:p>
          </table:table-cell>
          <table:table-cell table:formula="of:=2^(10*RAND())+[.B462]" office:value-type="float" office:value="470.670688949314" calcext:value-type="float">
            <text:p>470.6706889493</text:p>
          </table:table-cell>
          <table:table-cell office:value-type="float" office:value="0.696627" calcext:value-type="float">
            <text:p>0.696627</text:p>
          </table:table-cell>
        </table:table-row>
        <table:table-row table:style-name="ro1">
          <table:table-cell table:formula="of:=[.A462]+1" office:value-type="float" office:value="461" calcext:value-type="float">
            <text:p>461</text:p>
          </table:table-cell>
          <table:table-cell table:formula="of:=[.B462]+1" office:value-type="float" office:value="461" calcext:value-type="float">
            <text:p>461</text:p>
          </table:table-cell>
          <table:table-cell table:formula="of:=2^(10*RAND())+[.B463]" office:value-type="float" office:value="462.946977766912" calcext:value-type="float">
            <text:p>462.9469777669</text:p>
          </table:table-cell>
          <table:table-cell office:value-type="float" office:value="0.605096" calcext:value-type="float">
            <text:p>0.605096</text:p>
          </table:table-cell>
        </table:table-row>
        <table:table-row table:style-name="ro1">
          <table:table-cell table:formula="of:=[.A463]+1" office:value-type="float" office:value="462" calcext:value-type="float">
            <text:p>462</text:p>
          </table:table-cell>
          <table:table-cell table:formula="of:=[.B463]+1" office:value-type="float" office:value="462" calcext:value-type="float">
            <text:p>462</text:p>
          </table:table-cell>
          <table:table-cell table:formula="of:=2^(10*RAND())+[.B464]" office:value-type="float" office:value="571.18523719376" calcext:value-type="float">
            <text:p>571.1852371938</text:p>
          </table:table-cell>
          <table:table-cell office:value-type="float" office:value="0.759699" calcext:value-type="float">
            <text:p>0.759699</text:p>
          </table:table-cell>
        </table:table-row>
        <table:table-row table:style-name="ro1">
          <table:table-cell table:formula="of:=[.A464]+1" office:value-type="float" office:value="463" calcext:value-type="float">
            <text:p>463</text:p>
          </table:table-cell>
          <table:table-cell table:formula="of:=[.B464]+1" office:value-type="float" office:value="463" calcext:value-type="float">
            <text:p>463</text:p>
          </table:table-cell>
          <table:table-cell table:formula="of:=2^(10*RAND())+[.B465]" office:value-type="float" office:value="464.083602804405" calcext:value-type="float">
            <text:p>464.0836028044</text:p>
          </table:table-cell>
          <table:table-cell office:value-type="float" office:value="0.611002" calcext:value-type="float">
            <text:p>0.611002</text:p>
          </table:table-cell>
        </table:table-row>
        <table:table-row table:style-name="ro1">
          <table:table-cell table:formula="of:=[.A465]+1" office:value-type="float" office:value="464" calcext:value-type="float">
            <text:p>464</text:p>
          </table:table-cell>
          <table:table-cell table:formula="of:=[.B465]+1" office:value-type="float" office:value="464" calcext:value-type="float">
            <text:p>464</text:p>
          </table:table-cell>
          <table:table-cell table:formula="of:=2^(10*RAND())+[.B466]" office:value-type="float" office:value="896.382736147707" calcext:value-type="float">
            <text:p>896.3827361477</text:p>
          </table:table-cell>
          <table:table-cell office:value-type="float" office:value="0.613164" calcext:value-type="float">
            <text:p>0.613164</text:p>
          </table:table-cell>
        </table:table-row>
        <table:table-row table:style-name="ro1">
          <table:table-cell table:formula="of:=[.A466]+1" office:value-type="float" office:value="465" calcext:value-type="float">
            <text:p>465</text:p>
          </table:table-cell>
          <table:table-cell table:formula="of:=[.B466]+1" office:value-type="float" office:value="465" calcext:value-type="float">
            <text:p>465</text:p>
          </table:table-cell>
          <table:table-cell table:formula="of:=2^(10*RAND())+[.B467]" office:value-type="float" office:value="467.265708397735" calcext:value-type="float">
            <text:p>467.2657083977</text:p>
          </table:table-cell>
          <table:table-cell office:value-type="float" office:value="0.621037" calcext:value-type="float">
            <text:p>0.621037</text:p>
          </table:table-cell>
        </table:table-row>
        <table:table-row table:style-name="ro1">
          <table:table-cell table:formula="of:=[.A467]+1" office:value-type="float" office:value="466" calcext:value-type="float">
            <text:p>466</text:p>
          </table:table-cell>
          <table:table-cell table:formula="of:=[.B467]+1" office:value-type="float" office:value="466" calcext:value-type="float">
            <text:p>466</text:p>
          </table:table-cell>
          <table:table-cell table:formula="of:=2^(10*RAND())+[.B468]" office:value-type="float" office:value="1238.94153806183" calcext:value-type="float">
            <text:p>1238.9415380618</text:p>
          </table:table-cell>
          <table:table-cell office:value-type="float" office:value="0.63388" calcext:value-type="float">
            <text:p>0.63388</text:p>
          </table:table-cell>
        </table:table-row>
        <table:table-row table:style-name="ro1">
          <table:table-cell table:formula="of:=[.A468]+1" office:value-type="float" office:value="467" calcext:value-type="float">
            <text:p>467</text:p>
          </table:table-cell>
          <table:table-cell table:formula="of:=[.B468]+1" office:value-type="float" office:value="467" calcext:value-type="float">
            <text:p>467</text:p>
          </table:table-cell>
          <table:table-cell table:formula="of:=2^(10*RAND())+[.B469]" office:value-type="float" office:value="476.748161769602" calcext:value-type="float">
            <text:p>476.7481617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69]+1" office:value-type="float" office:value="468" calcext:value-type="float">
            <text:p>468</text:p>
          </table:table-cell>
          <table:table-cell table:formula="of:=[.B469]+1" office:value-type="float" office:value="468" calcext:value-type="float">
            <text:p>468</text:p>
          </table:table-cell>
          <table:table-cell table:formula="of:=2^(10*RAND())+[.B470]" office:value-type="float" office:value="469.14094330629" calcext:value-type="float">
            <text:p>469.1409433063</text:p>
          </table:table-cell>
          <table:table-cell office:value-type="float" office:value="0.617649" calcext:value-type="float">
            <text:p>0.617649</text:p>
          </table:table-cell>
        </table:table-row>
        <table:table-row table:style-name="ro1">
          <table:table-cell table:formula="of:=[.A470]+1" office:value-type="float" office:value="469" calcext:value-type="float">
            <text:p>469</text:p>
          </table:table-cell>
          <table:table-cell table:formula="of:=[.B470]+1" office:value-type="float" office:value="469" calcext:value-type="float">
            <text:p>469</text:p>
          </table:table-cell>
          <table:table-cell table:formula="of:=2^(10*RAND())+[.B471]" office:value-type="float" office:value="470.234517716929" calcext:value-type="float">
            <text:p>470.2345177169</text:p>
          </table:table-cell>
          <table:table-cell office:value-type="float" office:value="0.703737" calcext:value-type="float">
            <text:p>0.703737</text:p>
          </table:table-cell>
        </table:table-row>
        <table:table-row table:style-name="ro1">
          <table:table-cell table:formula="of:=[.A471]+1" office:value-type="float" office:value="470" calcext:value-type="float">
            <text:p>470</text:p>
          </table:table-cell>
          <table:table-cell table:formula="of:=[.B471]+1" office:value-type="float" office:value="470" calcext:value-type="float">
            <text:p>470</text:p>
          </table:table-cell>
          <table:table-cell table:formula="of:=2^(10*RAND())+[.B472]" office:value-type="float" office:value="483.844526536467" calcext:value-type="float">
            <text:p>483.8445265365</text:p>
          </table:table-cell>
          <table:table-cell office:value-type="float" office:value="0.615299" calcext:value-type="float">
            <text:p>0.615299</text:p>
          </table:table-cell>
        </table:table-row>
        <table:table-row table:style-name="ro1">
          <table:table-cell table:formula="of:=[.A472]+1" office:value-type="float" office:value="471" calcext:value-type="float">
            <text:p>471</text:p>
          </table:table-cell>
          <table:table-cell table:formula="of:=[.B472]+1" office:value-type="float" office:value="471" calcext:value-type="float">
            <text:p>471</text:p>
          </table:table-cell>
          <table:table-cell table:formula="of:=2^(10*RAND())+[.B473]" office:value-type="float" office:value="567.645097165016" calcext:value-type="float">
            <text:p>567.645097165</text:p>
          </table:table-cell>
          <table:table-cell office:value-type="float" office:value="0.87288" calcext:value-type="float">
            <text:p>0.87288</text:p>
          </table:table-cell>
        </table:table-row>
        <table:table-row table:style-name="ro1">
          <table:table-cell table:formula="of:=[.A473]+1" office:value-type="float" office:value="472" calcext:value-type="float">
            <text:p>472</text:p>
          </table:table-cell>
          <table:table-cell table:formula="of:=[.B473]+1" office:value-type="float" office:value="472" calcext:value-type="float">
            <text:p>472</text:p>
          </table:table-cell>
          <table:table-cell table:formula="of:=2^(10*RAND())+[.B474]" office:value-type="float" office:value="729.586048358707" calcext:value-type="float">
            <text:p>729.5860483587</text:p>
          </table:table-cell>
          <table:table-cell office:value-type="float" office:value="0.641153" calcext:value-type="float">
            <text:p>0.641153</text:p>
          </table:table-cell>
        </table:table-row>
        <table:table-row table:style-name="ro1">
          <table:table-cell table:formula="of:=[.A474]+1" office:value-type="float" office:value="473" calcext:value-type="float">
            <text:p>473</text:p>
          </table:table-cell>
          <table:table-cell table:formula="of:=[.B474]+1" office:value-type="float" office:value="473" calcext:value-type="float">
            <text:p>473</text:p>
          </table:table-cell>
          <table:table-cell table:formula="of:=2^(10*RAND())+[.B475]" office:value-type="float" office:value="533.960590890817" calcext:value-type="float">
            <text:p>533.9605908908</text:p>
          </table:table-cell>
          <table:table-cell office:value-type="float" office:value="0.624241" calcext:value-type="float">
            <text:p>0.624241</text:p>
          </table:table-cell>
        </table:table-row>
        <table:table-row table:style-name="ro1">
          <table:table-cell table:formula="of:=[.A475]+1" office:value-type="float" office:value="474" calcext:value-type="float">
            <text:p>474</text:p>
          </table:table-cell>
          <table:table-cell table:formula="of:=[.B475]+1" office:value-type="float" office:value="474" calcext:value-type="float">
            <text:p>474</text:p>
          </table:table-cell>
          <table:table-cell table:formula="of:=2^(10*RAND())+[.B476]" office:value-type="float" office:value="484.004024503132" calcext:value-type="float">
            <text:p>484.0040245031</text:p>
          </table:table-cell>
          <table:table-cell office:value-type="float" office:value="0.778062" calcext:value-type="float">
            <text:p>0.778062</text:p>
          </table:table-cell>
        </table:table-row>
        <table:table-row table:style-name="ro1">
          <table:table-cell table:formula="of:=[.A476]+1" office:value-type="float" office:value="475" calcext:value-type="float">
            <text:p>475</text:p>
          </table:table-cell>
          <table:table-cell table:formula="of:=[.B476]+1" office:value-type="float" office:value="475" calcext:value-type="float">
            <text:p>475</text:p>
          </table:table-cell>
          <table:table-cell table:formula="of:=2^(10*RAND())+[.B477]" office:value-type="float" office:value="628.283456259151" calcext:value-type="float">
            <text:p>628.2834562592</text:p>
          </table:table-cell>
          <table:table-cell office:value-type="float" office:value="0.66176" calcext:value-type="float">
            <text:p>0.66176</text:p>
          </table:table-cell>
        </table:table-row>
        <table:table-row table:style-name="ro1">
          <table:table-cell table:formula="of:=[.A477]+1" office:value-type="float" office:value="476" calcext:value-type="float">
            <text:p>476</text:p>
          </table:table-cell>
          <table:table-cell table:formula="of:=[.B477]+1" office:value-type="float" office:value="476" calcext:value-type="float">
            <text:p>476</text:p>
          </table:table-cell>
          <table:table-cell table:formula="of:=2^(10*RAND())+[.B478]" office:value-type="float" office:value="481.410696180404" calcext:value-type="float">
            <text:p>481.4106961804</text:p>
          </table:table-cell>
          <table:table-cell office:value-type="float" office:value="0.642716" calcext:value-type="float">
            <text:p>0.642716</text:p>
          </table:table-cell>
        </table:table-row>
        <table:table-row table:style-name="ro1">
          <table:table-cell table:formula="of:=[.A478]+1" office:value-type="float" office:value="477" calcext:value-type="float">
            <text:p>477</text:p>
          </table:table-cell>
          <table:table-cell table:formula="of:=[.B478]+1" office:value-type="float" office:value="477" calcext:value-type="float">
            <text:p>477</text:p>
          </table:table-cell>
          <table:table-cell table:formula="of:=2^(10*RAND())+[.B479]" office:value-type="float" office:value="592.433200706642" calcext:value-type="float">
            <text:p>592.4332007066</text:p>
          </table:table-cell>
          <table:table-cell office:value-type="float" office:value="0.637964" calcext:value-type="float">
            <text:p>0.637964</text:p>
          </table:table-cell>
        </table:table-row>
        <table:table-row table:style-name="ro1">
          <table:table-cell table:formula="of:=[.A479]+1" office:value-type="float" office:value="478" calcext:value-type="float">
            <text:p>478</text:p>
          </table:table-cell>
          <table:table-cell table:formula="of:=[.B479]+1" office:value-type="float" office:value="478" calcext:value-type="float">
            <text:p>478</text:p>
          </table:table-cell>
          <table:table-cell table:formula="of:=2^(10*RAND())+[.B480]" office:value-type="float" office:value="1242.28974753903" calcext:value-type="float">
            <text:p>1242.289747539</text:p>
          </table:table-cell>
          <table:table-cell office:value-type="float" office:value="0.670292" calcext:value-type="float">
            <text:p>0.670292</text:p>
          </table:table-cell>
        </table:table-row>
        <table:table-row table:style-name="ro1">
          <table:table-cell table:formula="of:=[.A480]+1" office:value-type="float" office:value="479" calcext:value-type="float">
            <text:p>479</text:p>
          </table:table-cell>
          <table:table-cell table:formula="of:=[.B480]+1" office:value-type="float" office:value="479" calcext:value-type="float">
            <text:p>479</text:p>
          </table:table-cell>
          <table:table-cell table:formula="of:=2^(10*RAND())+[.B481]" office:value-type="float" office:value="527.590650384903" calcext:value-type="float">
            <text:p>527.5906503849</text:p>
          </table:table-cell>
          <table:table-cell office:value-type="float" office:value="0.624976" calcext:value-type="float">
            <text:p>0.624976</text:p>
          </table:table-cell>
        </table:table-row>
        <table:table-row table:style-name="ro1">
          <table:table-cell table:formula="of:=[.A481]+1" office:value-type="float" office:value="480" calcext:value-type="float">
            <text:p>480</text:p>
          </table:table-cell>
          <table:table-cell table:formula="of:=[.B481]+1" office:value-type="float" office:value="480" calcext:value-type="float">
            <text:p>480</text:p>
          </table:table-cell>
          <table:table-cell table:formula="of:=2^(10*RAND())+[.B482]" office:value-type="float" office:value="975.580698640557" calcext:value-type="float">
            <text:p>975.5806986406</text:p>
          </table:table-cell>
          <table:table-cell office:value-type="float" office:value="0.623889" calcext:value-type="float">
            <text:p>0.623889</text:p>
          </table:table-cell>
        </table:table-row>
        <table:table-row table:style-name="ro1">
          <table:table-cell table:formula="of:=[.A482]+1" office:value-type="float" office:value="481" calcext:value-type="float">
            <text:p>481</text:p>
          </table:table-cell>
          <table:table-cell table:formula="of:=[.B482]+1" office:value-type="float" office:value="481" calcext:value-type="float">
            <text:p>481</text:p>
          </table:table-cell>
          <table:table-cell table:formula="of:=2^(10*RAND())+[.B483]" office:value-type="float" office:value="941.023397140167" calcext:value-type="float">
            <text:p>941.0233971402</text:p>
          </table:table-cell>
          <table:table-cell office:value-type="float" office:value="0.805256" calcext:value-type="float">
            <text:p>0.805256</text:p>
          </table:table-cell>
        </table:table-row>
        <table:table-row table:style-name="ro1">
          <table:table-cell table:formula="of:=[.A483]+1" office:value-type="float" office:value="482" calcext:value-type="float">
            <text:p>482</text:p>
          </table:table-cell>
          <table:table-cell table:formula="of:=[.B483]+1" office:value-type="float" office:value="482" calcext:value-type="float">
            <text:p>482</text:p>
          </table:table-cell>
          <table:table-cell table:formula="of:=2^(10*RAND())+[.B484]" office:value-type="float" office:value="494.040340165057" calcext:value-type="float">
            <text:p>494.0403401651</text:p>
          </table:table-cell>
          <table:table-cell office:value-type="float" office:value="0.628564" calcext:value-type="float">
            <text:p>0.628564</text:p>
          </table:table-cell>
        </table:table-row>
        <table:table-row table:style-name="ro1">
          <table:table-cell table:formula="of:=[.A484]+1" office:value-type="float" office:value="483" calcext:value-type="float">
            <text:p>483</text:p>
          </table:table-cell>
          <table:table-cell table:formula="of:=[.B484]+1" office:value-type="float" office:value="483" calcext:value-type="float">
            <text:p>483</text:p>
          </table:table-cell>
          <table:table-cell table:formula="of:=2^(10*RAND())+[.B485]" office:value-type="float" office:value="844.001681324784" calcext:value-type="float">
            <text:p>844.0016813248</text:p>
          </table:table-cell>
          <table:table-cell office:value-type="float" office:value="0.659858" calcext:value-type="float">
            <text:p>0.659858</text:p>
          </table:table-cell>
        </table:table-row>
        <table:table-row table:style-name="ro1">
          <table:table-cell table:formula="of:=[.A485]+1" office:value-type="float" office:value="484" calcext:value-type="float">
            <text:p>484</text:p>
          </table:table-cell>
          <table:table-cell table:formula="of:=[.B485]+1" office:value-type="float" office:value="484" calcext:value-type="float">
            <text:p>484</text:p>
          </table:table-cell>
          <table:table-cell table:formula="of:=2^(10*RAND())+[.B486]" office:value-type="float" office:value="508.8429278844" calcext:value-type="float">
            <text:p>508.8429278844</text:p>
          </table:table-cell>
          <table:table-cell office:value-type="float" office:value="0.891083" calcext:value-type="float">
            <text:p>0.891083</text:p>
          </table:table-cell>
        </table:table-row>
        <table:table-row table:style-name="ro1">
          <table:table-cell table:formula="of:=[.A486]+1" office:value-type="float" office:value="485" calcext:value-type="float">
            <text:p>485</text:p>
          </table:table-cell>
          <table:table-cell table:formula="of:=[.B486]+1" office:value-type="float" office:value="485" calcext:value-type="float">
            <text:p>485</text:p>
          </table:table-cell>
          <table:table-cell table:formula="of:=2^(10*RAND())+[.B487]" office:value-type="float" office:value="489.522456016879" calcext:value-type="float">
            <text:p>489.5224560169</text:p>
          </table:table-cell>
          <table:table-cell office:value-type="float" office:value="0.770997" calcext:value-type="float">
            <text:p>0.770997</text:p>
          </table:table-cell>
        </table:table-row>
        <table:table-row table:style-name="ro1">
          <table:table-cell table:formula="of:=[.A487]+1" office:value-type="float" office:value="486" calcext:value-type="float">
            <text:p>486</text:p>
          </table:table-cell>
          <table:table-cell table:formula="of:=[.B487]+1" office:value-type="float" office:value="486" calcext:value-type="float">
            <text:p>486</text:p>
          </table:table-cell>
          <table:table-cell table:formula="of:=2^(10*RAND())+[.B488]" office:value-type="float" office:value="509.641381722718" calcext:value-type="float">
            <text:p>509.6413817227</text:p>
          </table:table-cell>
          <table:table-cell office:value-type="float" office:value="0.638996" calcext:value-type="float">
            <text:p>0.638996</text:p>
          </table:table-cell>
        </table:table-row>
        <table:table-row table:style-name="ro1">
          <table:table-cell table:formula="of:=[.A488]+1" office:value-type="float" office:value="487" calcext:value-type="float">
            <text:p>487</text:p>
          </table:table-cell>
          <table:table-cell table:formula="of:=[.B488]+1" office:value-type="float" office:value="487" calcext:value-type="float">
            <text:p>487</text:p>
          </table:table-cell>
          <table:table-cell table:formula="of:=2^(10*RAND())+[.B489]" office:value-type="float" office:value="491.692091816202" calcext:value-type="float">
            <text:p>491.6920918162</text:p>
          </table:table-cell>
          <table:table-cell office:value-type="float" office:value="0.652514" calcext:value-type="float">
            <text:p>0.652514</text:p>
          </table:table-cell>
        </table:table-row>
        <table:table-row table:style-name="ro1">
          <table:table-cell table:formula="of:=[.A489]+1" office:value-type="float" office:value="488" calcext:value-type="float">
            <text:p>488</text:p>
          </table:table-cell>
          <table:table-cell table:formula="of:=[.B489]+1" office:value-type="float" office:value="488" calcext:value-type="float">
            <text:p>488</text:p>
          </table:table-cell>
          <table:table-cell table:formula="of:=2^(10*RAND())+[.B490]" office:value-type="float" office:value="499.075593293083" calcext:value-type="float">
            <text:p>499.0755932931</text:p>
          </table:table-cell>
          <table:table-cell office:value-type="float" office:value="0.711127" calcext:value-type="float">
            <text:p>0.711127</text:p>
          </table:table-cell>
        </table:table-row>
        <table:table-row table:style-name="ro1">
          <table:table-cell table:formula="of:=[.A490]+1" office:value-type="float" office:value="489" calcext:value-type="float">
            <text:p>489</text:p>
          </table:table-cell>
          <table:table-cell table:formula="of:=[.B490]+1" office:value-type="float" office:value="489" calcext:value-type="float">
            <text:p>489</text:p>
          </table:table-cell>
          <table:table-cell table:formula="of:=2^(10*RAND())+[.B491]" office:value-type="float" office:value="491.325908279328" calcext:value-type="float">
            <text:p>491.3259082793</text:p>
          </table:table-cell>
          <table:table-cell office:value-type="float" office:value="0.823736" calcext:value-type="float">
            <text:p>0.823736</text:p>
          </table:table-cell>
        </table:table-row>
        <table:table-row table:style-name="ro1">
          <table:table-cell table:formula="of:=[.A491]+1" office:value-type="float" office:value="490" calcext:value-type="float">
            <text:p>490</text:p>
          </table:table-cell>
          <table:table-cell table:formula="of:=[.B491]+1" office:value-type="float" office:value="490" calcext:value-type="float">
            <text:p>490</text:p>
          </table:table-cell>
          <table:table-cell table:formula="of:=2^(10*RAND())+[.B492]" office:value-type="float" office:value="495.169978047079" calcext:value-type="float">
            <text:p>495.1699780471</text:p>
          </table:table-cell>
          <table:table-cell office:value-type="float" office:value="0.663338" calcext:value-type="float">
            <text:p>0.663338</text:p>
          </table:table-cell>
        </table:table-row>
        <table:table-row table:style-name="ro1">
          <table:table-cell table:formula="of:=[.A492]+1" office:value-type="float" office:value="491" calcext:value-type="float">
            <text:p>491</text:p>
          </table:table-cell>
          <table:table-cell table:formula="of:=[.B492]+1" office:value-type="float" office:value="491" calcext:value-type="float">
            <text:p>491</text:p>
          </table:table-cell>
          <table:table-cell table:formula="of:=2^(10*RAND())+[.B493]" office:value-type="float" office:value="774.810210067969" calcext:value-type="float">
            <text:p>774.810210068</text:p>
          </table:table-cell>
          <table:table-cell office:value-type="float" office:value="0.882121" calcext:value-type="float">
            <text:p>0.882121</text:p>
          </table:table-cell>
        </table:table-row>
        <table:table-row table:style-name="ro1">
          <table:table-cell table:formula="of:=[.A493]+1" office:value-type="float" office:value="492" calcext:value-type="float">
            <text:p>492</text:p>
          </table:table-cell>
          <table:table-cell table:formula="of:=[.B493]+1" office:value-type="float" office:value="492" calcext:value-type="float">
            <text:p>492</text:p>
          </table:table-cell>
          <table:table-cell table:formula="of:=2^(10*RAND())+[.B494]" office:value-type="float" office:value="539.485992963912" calcext:value-type="float">
            <text:p>539.4859929639</text:p>
          </table:table-cell>
          <table:table-cell office:value-type="float" office:value="0.935075" calcext:value-type="float">
            <text:p>0.935075</text:p>
          </table:table-cell>
        </table:table-row>
        <table:table-row table:style-name="ro1">
          <table:table-cell table:formula="of:=[.A494]+1" office:value-type="float" office:value="493" calcext:value-type="float">
            <text:p>493</text:p>
          </table:table-cell>
          <table:table-cell table:formula="of:=[.B494]+1" office:value-type="float" office:value="493" calcext:value-type="float">
            <text:p>493</text:p>
          </table:table-cell>
          <table:table-cell table:formula="of:=2^(10*RAND())+[.B495]" office:value-type="float" office:value="509.181901570843" calcext:value-type="float">
            <text:p>509.1819015708</text:p>
          </table:table-cell>
          <table:table-cell office:value-type="float" office:value="0.656146" calcext:value-type="float">
            <text:p>0.656146</text:p>
          </table:table-cell>
        </table:table-row>
        <table:table-row table:style-name="ro1">
          <table:table-cell table:formula="of:=[.A495]+1" office:value-type="float" office:value="494" calcext:value-type="float">
            <text:p>494</text:p>
          </table:table-cell>
          <table:table-cell table:formula="of:=[.B495]+1" office:value-type="float" office:value="494" calcext:value-type="float">
            <text:p>494</text:p>
          </table:table-cell>
          <table:table-cell table:formula="of:=2^(10*RAND())+[.B496]" office:value-type="float" office:value="589.978304673581" calcext:value-type="float">
            <text:p>589.9783046736</text:p>
          </table:table-cell>
          <table:table-cell office:value-type="float" office:value="0.718945" calcext:value-type="float">
            <text:p>0.718945</text:p>
          </table:table-cell>
        </table:table-row>
        <table:table-row table:style-name="ro1">
          <table:table-cell table:formula="of:=[.A496]+1" office:value-type="float" office:value="495" calcext:value-type="float">
            <text:p>495</text:p>
          </table:table-cell>
          <table:table-cell table:formula="of:=[.B496]+1" office:value-type="float" office:value="495" calcext:value-type="float">
            <text:p>495</text:p>
          </table:table-cell>
          <table:table-cell table:formula="of:=2^(10*RAND())+[.B497]" office:value-type="float" office:value="1008.99052700571" calcext:value-type="float">
            <text:p>1008.9905270057</text:p>
          </table:table-cell>
          <table:table-cell office:value-type="float" office:value="0.677508" calcext:value-type="float">
            <text:p>0.677508</text:p>
          </table:table-cell>
        </table:table-row>
        <table:table-row table:style-name="ro1">
          <table:table-cell table:formula="of:=[.A497]+1" office:value-type="float" office:value="496" calcext:value-type="float">
            <text:p>496</text:p>
          </table:table-cell>
          <table:table-cell table:formula="of:=[.B497]+1" office:value-type="float" office:value="496" calcext:value-type="float">
            <text:p>496</text:p>
          </table:table-cell>
          <table:table-cell table:formula="of:=2^(10*RAND())+[.B498]" office:value-type="float" office:value="562.363507030264" calcext:value-type="float">
            <text:p>562.3635070303</text:p>
          </table:table-cell>
          <table:table-cell office:value-type="float" office:value="0.692678" calcext:value-type="float">
            <text:p>0.692678</text:p>
          </table:table-cell>
        </table:table-row>
        <table:table-row table:style-name="ro1">
          <table:table-cell table:formula="of:=[.A498]+1" office:value-type="float" office:value="497" calcext:value-type="float">
            <text:p>497</text:p>
          </table:table-cell>
          <table:table-cell table:formula="of:=[.B498]+1" office:value-type="float" office:value="497" calcext:value-type="float">
            <text:p>497</text:p>
          </table:table-cell>
          <table:table-cell table:formula="of:=2^(10*RAND())+[.B499]" office:value-type="float" office:value="1093.3533432605" calcext:value-type="float">
            <text:p>1093.3533432605</text:p>
          </table:table-cell>
          <table:table-cell office:value-type="float" office:value="0.672332" calcext:value-type="float">
            <text:p>0.672332</text:p>
          </table:table-cell>
        </table:table-row>
        <table:table-row table:style-name="ro1">
          <table:table-cell table:formula="of:=[.A499]+1" office:value-type="float" office:value="498" calcext:value-type="float">
            <text:p>498</text:p>
          </table:table-cell>
          <table:table-cell table:formula="of:=[.B499]+1" office:value-type="float" office:value="498" calcext:value-type="float">
            <text:p>498</text:p>
          </table:table-cell>
          <table:table-cell table:formula="of:=2^(10*RAND())+[.B500]" office:value-type="float" office:value="887.992187481754" calcext:value-type="float">
            <text:p>887.9921874818</text:p>
          </table:table-cell>
          <table:table-cell office:value-type="float" office:value="0.671298" calcext:value-type="float">
            <text:p>0.671298</text:p>
          </table:table-cell>
        </table:table-row>
        <table:table-row table:style-name="ro1">
          <table:table-cell table:formula="of:=[.A500]+1" office:value-type="float" office:value="499" calcext:value-type="float">
            <text:p>499</text:p>
          </table:table-cell>
          <table:table-cell table:formula="of:=[.B500]+1" office:value-type="float" office:value="499" calcext:value-type="float">
            <text:p>499</text:p>
          </table:table-cell>
          <table:table-cell table:formula="of:=2^(10*RAND())+[.B501]" office:value-type="float" office:value="911.251478794262" calcext:value-type="float">
            <text:p>911.2514787943</text:p>
          </table:table-cell>
          <table:table-cell office:value-type="float" office:value="0.643943" calcext:value-type="float">
            <text:p>0.643943</text:p>
          </table:table-cell>
        </table:table-row>
        <table:table-row table:style-name="ro1">
          <table:table-cell table:formula="of:=[.A501]+1" office:value-type="float" office:value="500" calcext:value-type="float">
            <text:p>500</text:p>
          </table:table-cell>
          <table:table-cell table:formula="of:=[.B501]+1" office:value-type="float" office:value="500" calcext:value-type="float">
            <text:p>500</text:p>
          </table:table-cell>
          <table:table-cell table:formula="of:=2^(10*RAND())+[.B502]" office:value-type="float" office:value="794.933789326974" calcext:value-type="float">
            <text:p>794.933789327</text:p>
          </table:table-cell>
          <table:table-cell office:value-type="float" office:value="0.993056" calcext:value-type="float">
            <text:p>0.993056</text:p>
          </table:table-cell>
        </table:table-row>
        <table:table-row table:style-name="ro1">
          <table:table-cell table:formula="of:=[.A502]+1" office:value-type="float" office:value="501" calcext:value-type="float">
            <text:p>501</text:p>
          </table:table-cell>
          <table:table-cell table:formula="of:=[.B502]-0.5" office:value-type="float" office:value="499.5" calcext:value-type="float">
            <text:p>499.5</text:p>
          </table:table-cell>
          <table:table-cell table:formula="of:=2^(10*RAND())+[.B503]" office:value-type="float" office:value="536.557887814999" calcext:value-type="float">
            <text:p>536.557887815</text:p>
          </table:table-cell>
          <table:table-cell office:value-type="float" office:value="0.642137" calcext:value-type="float">
            <text:p>0.642137</text:p>
          </table:table-cell>
        </table:table-row>
        <table:table-row table:style-name="ro1">
          <table:table-cell table:formula="of:=[.A503]+1" office:value-type="float" office:value="502" calcext:value-type="float">
            <text:p>502</text:p>
          </table:table-cell>
          <table:table-cell table:formula="of:=[.B503]-0.5" office:value-type="float" office:value="499" calcext:value-type="float">
            <text:p>499</text:p>
          </table:table-cell>
          <table:table-cell table:formula="of:=2^(10*RAND())+[.B504]" office:value-type="float" office:value="539.785312381761" calcext:value-type="float">
            <text:p>539.7853123818</text:p>
          </table:table-cell>
          <table:table-cell office:value-type="float" office:value="0.647163" calcext:value-type="float">
            <text:p>0.647163</text:p>
          </table:table-cell>
        </table:table-row>
        <table:table-row table:style-name="ro1">
          <table:table-cell table:formula="of:=[.A504]+1" office:value-type="float" office:value="503" calcext:value-type="float">
            <text:p>503</text:p>
          </table:table-cell>
          <table:table-cell table:formula="of:=[.B504]-0.5" office:value-type="float" office:value="498.5" calcext:value-type="float">
            <text:p>498.5</text:p>
          </table:table-cell>
          <table:table-cell table:formula="of:=2^(10*RAND())+[.B505]" office:value-type="float" office:value="501.314169637108" calcext:value-type="float">
            <text:p>501.3141696371</text:p>
          </table:table-cell>
          <table:table-cell office:value-type="float" office:value="0.712011" calcext:value-type="float">
            <text:p>0.712011</text:p>
          </table:table-cell>
        </table:table-row>
        <table:table-row table:style-name="ro1">
          <table:table-cell table:formula="of:=[.A505]+1" office:value-type="float" office:value="504" calcext:value-type="float">
            <text:p>504</text:p>
          </table:table-cell>
          <table:table-cell table:formula="of:=[.B505]-0.5" office:value-type="float" office:value="498" calcext:value-type="float">
            <text:p>498</text:p>
          </table:table-cell>
          <table:table-cell table:formula="of:=2^(10*RAND())+[.B506]" office:value-type="float" office:value="1036.80447307206" calcext:value-type="float">
            <text:p>1036.8044730721</text:p>
          </table:table-cell>
          <table:table-cell office:value-type="float" office:value="0.647371" calcext:value-type="float">
            <text:p>0.647371</text:p>
          </table:table-cell>
        </table:table-row>
        <table:table-row table:style-name="ro1">
          <table:table-cell table:formula="of:=[.A506]+1" office:value-type="float" office:value="505" calcext:value-type="float">
            <text:p>505</text:p>
          </table:table-cell>
          <table:table-cell table:formula="of:=[.B506]-0.5" office:value-type="float" office:value="497.5" calcext:value-type="float">
            <text:p>497.5</text:p>
          </table:table-cell>
          <table:table-cell table:formula="of:=2^(10*RAND())+[.B507]" office:value-type="float" office:value="1299.21924538606" calcext:value-type="float">
            <text:p>1299.2192453861</text:p>
          </table:table-cell>
          <table:table-cell office:value-type="float" office:value="0.633997" calcext:value-type="float">
            <text:p>0.633997</text:p>
          </table:table-cell>
        </table:table-row>
        <table:table-row table:style-name="ro1">
          <table:table-cell table:formula="of:=[.A507]+1" office:value-type="float" office:value="506" calcext:value-type="float">
            <text:p>506</text:p>
          </table:table-cell>
          <table:table-cell table:formula="of:=[.B507]-0.5" office:value-type="float" office:value="497" calcext:value-type="float">
            <text:p>497</text:p>
          </table:table-cell>
          <table:table-cell table:formula="of:=2^(10*RAND())+[.B508]" office:value-type="float" office:value="508.347798077063" calcext:value-type="float">
            <text:p>508.3477980771</text:p>
          </table:table-cell>
          <table:table-cell office:value-type="float" office:value="0.98418" calcext:value-type="float">
            <text:p>0.98418</text:p>
          </table:table-cell>
        </table:table-row>
        <table:table-row table:style-name="ro1">
          <table:table-cell table:formula="of:=[.A508]+1" office:value-type="float" office:value="507" calcext:value-type="float">
            <text:p>507</text:p>
          </table:table-cell>
          <table:table-cell table:formula="of:=[.B508]-0.5" office:value-type="float" office:value="496.5" calcext:value-type="float">
            <text:p>496.5</text:p>
          </table:table-cell>
          <table:table-cell table:formula="of:=2^(10*RAND())+[.B509]" office:value-type="float" office:value="807.908529156806" calcext:value-type="float">
            <text:p>807.9085291568</text:p>
          </table:table-cell>
          <table:table-cell office:value-type="float" office:value="0.660003" calcext:value-type="float">
            <text:p>0.660003</text:p>
          </table:table-cell>
        </table:table-row>
        <table:table-row table:style-name="ro1">
          <table:table-cell table:formula="of:=[.A509]+1" office:value-type="float" office:value="508" calcext:value-type="float">
            <text:p>508</text:p>
          </table:table-cell>
          <table:table-cell table:formula="of:=[.B509]-0.5" office:value-type="float" office:value="496" calcext:value-type="float">
            <text:p>496</text:p>
          </table:table-cell>
          <table:table-cell table:formula="of:=2^(10*RAND())+[.B510]" office:value-type="float" office:value="820.479904697658" calcext:value-type="float">
            <text:p>820.4799046977</text:p>
          </table:table-cell>
          <table:table-cell office:value-type="float" office:value="0.726583" calcext:value-type="float">
            <text:p>0.726583</text:p>
          </table:table-cell>
        </table:table-row>
        <table:table-row table:style-name="ro1">
          <table:table-cell table:formula="of:=[.A510]+1" office:value-type="float" office:value="509" calcext:value-type="float">
            <text:p>509</text:p>
          </table:table-cell>
          <table:table-cell table:formula="of:=[.B510]-0.5" office:value-type="float" office:value="495.5" calcext:value-type="float">
            <text:p>495.5</text:p>
          </table:table-cell>
          <table:table-cell table:formula="of:=2^(10*RAND())+[.B511]" office:value-type="float" office:value="508.983043429838" calcext:value-type="float">
            <text:p>508.9830434298</text:p>
          </table:table-cell>
          <table:table-cell office:value-type="float" office:value="0.651249" calcext:value-type="float">
            <text:p>0.651249</text:p>
          </table:table-cell>
        </table:table-row>
        <table:table-row table:style-name="ro1">
          <table:table-cell table:formula="of:=[.A511]+1" office:value-type="float" office:value="510" calcext:value-type="float">
            <text:p>510</text:p>
          </table:table-cell>
          <table:table-cell table:formula="of:=[.B511]-0.5" office:value-type="float" office:value="495" calcext:value-type="float">
            <text:p>495</text:p>
          </table:table-cell>
          <table:table-cell table:formula="of:=2^(10*RAND())+[.B512]" office:value-type="float" office:value="558.346937342692" calcext:value-type="float">
            <text:p>558.3469373427</text:p>
          </table:table-cell>
          <table:table-cell office:value-type="float" office:value="0.761441" calcext:value-type="float">
            <text:p>0.761441</text:p>
          </table:table-cell>
        </table:table-row>
        <table:table-row table:style-name="ro1">
          <table:table-cell table:formula="of:=[.A512]+1" office:value-type="float" office:value="511" calcext:value-type="float">
            <text:p>511</text:p>
          </table:table-cell>
          <table:table-cell table:formula="of:=[.B512]-0.5" office:value-type="float" office:value="494.5" calcext:value-type="float">
            <text:p>494.5</text:p>
          </table:table-cell>
          <table:table-cell table:formula="of:=2^(10*RAND())+[.B513]" office:value-type="float" office:value="824.523127885288" calcext:value-type="float">
            <text:p>824.5231278853</text:p>
          </table:table-cell>
          <table:table-cell office:value-type="float" office:value="0.637603" calcext:value-type="float">
            <text:p>0.637603</text:p>
          </table:table-cell>
        </table:table-row>
        <table:table-row table:style-name="ro1">
          <table:table-cell table:formula="of:=[.A513]+1" office:value-type="float" office:value="512" calcext:value-type="float">
            <text:p>512</text:p>
          </table:table-cell>
          <table:table-cell table:formula="of:=[.B513]-0.5" office:value-type="float" office:value="494" calcext:value-type="float">
            <text:p>494</text:p>
          </table:table-cell>
          <table:table-cell table:formula="of:=2^(10*RAND())+[.B514]" office:value-type="float" office:value="495.028488942987" calcext:value-type="float">
            <text:p>495.028488943</text:p>
          </table:table-cell>
          <table:table-cell office:value-type="float" office:value="0.975037" calcext:value-type="float">
            <text:p>0.975037</text:p>
          </table:table-cell>
        </table:table-row>
        <table:table-row table:style-name="ro1">
          <table:table-cell table:formula="of:=[.A514]+1" office:value-type="float" office:value="513" calcext:value-type="float">
            <text:p>513</text:p>
          </table:table-cell>
          <table:table-cell table:formula="of:=[.B514]-0.5" office:value-type="float" office:value="493.5" calcext:value-type="float">
            <text:p>493.5</text:p>
          </table:table-cell>
          <table:table-cell table:formula="of:=2^(10*RAND())+[.B515]" office:value-type="float" office:value="495.1055469305" calcext:value-type="float">
            <text:p>495.1055469305</text:p>
          </table:table-cell>
          <table:table-cell office:value-type="float" office:value="0.675343" calcext:value-type="float">
            <text:p>0.675343</text:p>
          </table:table-cell>
        </table:table-row>
        <table:table-row table:style-name="ro1">
          <table:table-cell table:formula="of:=[.A515]+1" office:value-type="float" office:value="514" calcext:value-type="float">
            <text:p>514</text:p>
          </table:table-cell>
          <table:table-cell table:formula="of:=[.B515]-0.5" office:value-type="float" office:value="493" calcext:value-type="float">
            <text:p>493</text:p>
          </table:table-cell>
          <table:table-cell table:formula="of:=2^(10*RAND())+[.B516]" office:value-type="float" office:value="510.574752073294" calcext:value-type="float">
            <text:p>510.5747520733</text:p>
          </table:table-cell>
          <table:table-cell office:value-type="float" office:value="0.623391" calcext:value-type="float">
            <text:p>0.623391</text:p>
          </table:table-cell>
        </table:table-row>
        <table:table-row table:style-name="ro1">
          <table:table-cell table:formula="of:=[.A516]+1" office:value-type="float" office:value="515" calcext:value-type="float">
            <text:p>515</text:p>
          </table:table-cell>
          <table:table-cell table:formula="of:=[.B516]-0.5" office:value-type="float" office:value="492.5" calcext:value-type="float">
            <text:p>492.5</text:p>
          </table:table-cell>
          <table:table-cell table:formula="of:=2^(10*RAND())+[.B517]" office:value-type="float" office:value="498.015524020071" calcext:value-type="float">
            <text:p>498.0155240201</text:p>
          </table:table-cell>
          <table:table-cell office:value-type="float" office:value="0.911637" calcext:value-type="float">
            <text:p>0.911637</text:p>
          </table:table-cell>
        </table:table-row>
        <table:table-row table:style-name="ro1">
          <table:table-cell table:formula="of:=[.A517]+1" office:value-type="float" office:value="516" calcext:value-type="float">
            <text:p>516</text:p>
          </table:table-cell>
          <table:table-cell table:formula="of:=[.B517]-0.5" office:value-type="float" office:value="492" calcext:value-type="float">
            <text:p>492</text:p>
          </table:table-cell>
          <table:table-cell table:formula="of:=2^(10*RAND())+[.B518]" office:value-type="float" office:value="503.949979750999" calcext:value-type="float">
            <text:p>503.949979751</text:p>
          </table:table-cell>
          <table:table-cell office:value-type="float" office:value="0.896659" calcext:value-type="float">
            <text:p>0.896659</text:p>
          </table:table-cell>
        </table:table-row>
        <table:table-row table:style-name="ro1">
          <table:table-cell table:formula="of:=[.A518]+1" office:value-type="float" office:value="517" calcext:value-type="float">
            <text:p>517</text:p>
          </table:table-cell>
          <table:table-cell table:formula="of:=[.B518]-0.5" office:value-type="float" office:value="491.5" calcext:value-type="float">
            <text:p>491.5</text:p>
          </table:table-cell>
          <table:table-cell table:formula="of:=2^(10*RAND())+[.B519]" office:value-type="float" office:value="672.663924785827" calcext:value-type="float">
            <text:p>672.6639247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19]+1" office:value-type="float" office:value="518" calcext:value-type="float">
            <text:p>518</text:p>
          </table:table-cell>
          <table:table-cell table:formula="of:=[.B519]-0.5" office:value-type="float" office:value="491" calcext:value-type="float">
            <text:p>491</text:p>
          </table:table-cell>
          <table:table-cell table:formula="of:=2^(10*RAND())+[.B520]" office:value-type="float" office:value="506.327237884956" calcext:value-type="float">
            <text:p>506.327237885</text:p>
          </table:table-cell>
          <table:table-cell office:value-type="float" office:value="0.741385" calcext:value-type="float">
            <text:p>0.741385</text:p>
          </table:table-cell>
        </table:table-row>
        <table:table-row table:style-name="ro1">
          <table:table-cell table:formula="of:=[.A520]+1" office:value-type="float" office:value="519" calcext:value-type="float">
            <text:p>519</text:p>
          </table:table-cell>
          <table:table-cell table:formula="of:=[.B520]-0.5" office:value-type="float" office:value="490.5" calcext:value-type="float">
            <text:p>490.5</text:p>
          </table:table-cell>
          <table:table-cell table:formula="of:=2^(10*RAND())+[.B521]" office:value-type="float" office:value="496.026804103656" calcext:value-type="float">
            <text:p>496.0268041037</text:p>
          </table:table-cell>
          <table:table-cell office:value-type="float" office:value="0.584676" calcext:value-type="float">
            <text:p>0.584676</text:p>
          </table:table-cell>
        </table:table-row>
        <table:table-row table:style-name="ro1">
          <table:table-cell table:formula="of:=[.A521]+1" office:value-type="float" office:value="520" calcext:value-type="float">
            <text:p>520</text:p>
          </table:table-cell>
          <table:table-cell table:formula="of:=[.B521]-0.5" office:value-type="float" office:value="490" calcext:value-type="float">
            <text:p>490</text:p>
          </table:table-cell>
          <table:table-cell table:formula="of:=2^(10*RAND())+[.B522]" office:value-type="float" office:value="495.036432031657" calcext:value-type="float">
            <text:p>495.0364320317</text:p>
          </table:table-cell>
          <table:table-cell office:value-type="float" office:value="0.605832" calcext:value-type="float">
            <text:p>0.605832</text:p>
          </table:table-cell>
        </table:table-row>
        <table:table-row table:style-name="ro1">
          <table:table-cell table:formula="of:=[.A522]+1" office:value-type="float" office:value="521" calcext:value-type="float">
            <text:p>521</text:p>
          </table:table-cell>
          <table:table-cell table:formula="of:=[.B522]-0.5" office:value-type="float" office:value="489.5" calcext:value-type="float">
            <text:p>489.5</text:p>
          </table:table-cell>
          <table:table-cell table:formula="of:=2^(10*RAND())+[.B523]" office:value-type="float" office:value="657.422426090293" calcext:value-type="float">
            <text:p>657.4224260903</text:p>
          </table:table-cell>
          <table:table-cell office:value-type="float" office:value="0.584965" calcext:value-type="float">
            <text:p>0.584965</text:p>
          </table:table-cell>
        </table:table-row>
        <table:table-row table:style-name="ro1">
          <table:table-cell table:formula="of:=[.A523]+1" office:value-type="float" office:value="522" calcext:value-type="float">
            <text:p>522</text:p>
          </table:table-cell>
          <table:table-cell table:formula="of:=[.B523]-0.5" office:value-type="float" office:value="489" calcext:value-type="float">
            <text:p>489</text:p>
          </table:table-cell>
          <table:table-cell table:formula="of:=2^(10*RAND())+[.B524]" office:value-type="float" office:value="491.014137508269" calcext:value-type="float">
            <text:p>491.0141375083</text:p>
          </table:table-cell>
          <table:table-cell office:value-type="float" office:value="0.944444" calcext:value-type="float">
            <text:p>0.944444</text:p>
          </table:table-cell>
        </table:table-row>
        <table:table-row table:style-name="ro1">
          <table:table-cell table:formula="of:=[.A524]+1" office:value-type="float" office:value="523" calcext:value-type="float">
            <text:p>523</text:p>
          </table:table-cell>
          <table:table-cell table:formula="of:=[.B524]-0.5" office:value-type="float" office:value="488.5" calcext:value-type="float">
            <text:p>488.5</text:p>
          </table:table-cell>
          <table:table-cell table:formula="of:=2^(10*RAND())+[.B525]" office:value-type="float" office:value="499.857577683482" calcext:value-type="float">
            <text:p>499.8575776835</text:p>
          </table:table-cell>
          <table:table-cell office:value-type="float" office:value="0.72199" calcext:value-type="float">
            <text:p>0.72199</text:p>
          </table:table-cell>
        </table:table-row>
        <table:table-row table:style-name="ro1">
          <table:table-cell table:formula="of:=[.A525]+1" office:value-type="float" office:value="524" calcext:value-type="float">
            <text:p>524</text:p>
          </table:table-cell>
          <table:table-cell table:formula="of:=[.B525]-0.5" office:value-type="float" office:value="488" calcext:value-type="float">
            <text:p>488</text:p>
          </table:table-cell>
          <table:table-cell table:formula="of:=2^(10*RAND())+[.B526]" office:value-type="float" office:value="491.994169770742" calcext:value-type="float">
            <text:p>491.9941697707</text:p>
          </table:table-cell>
          <table:table-cell office:value-type="float" office:value="0.77492" calcext:value-type="float">
            <text:p>0.77492</text:p>
          </table:table-cell>
        </table:table-row>
        <table:table-row table:style-name="ro1">
          <table:table-cell table:formula="of:=[.A526]+1" office:value-type="float" office:value="525" calcext:value-type="float">
            <text:p>525</text:p>
          </table:table-cell>
          <table:table-cell table:formula="of:=[.B526]-0.5" office:value-type="float" office:value="487.5" calcext:value-type="float">
            <text:p>487.5</text:p>
          </table:table-cell>
          <table:table-cell table:formula="of:=2^(10*RAND())+[.B527]" office:value-type="float" office:value="645.870238664529" calcext:value-type="float">
            <text:p>645.8702386645</text:p>
          </table:table-cell>
          <table:table-cell office:value-type="float" office:value="0.996792" calcext:value-type="float">
            <text:p>0.996792</text:p>
          </table:table-cell>
        </table:table-row>
        <table:table-row table:style-name="ro1">
          <table:table-cell table:formula="of:=[.A527]+1" office:value-type="float" office:value="526" calcext:value-type="float">
            <text:p>526</text:p>
          </table:table-cell>
          <table:table-cell table:formula="of:=[.B527]-0.5" office:value-type="float" office:value="487" calcext:value-type="float">
            <text:p>487</text:p>
          </table:table-cell>
          <table:table-cell table:formula="of:=2^(10*RAND())+[.B528]" office:value-type="float" office:value="609.823893568083" calcext:value-type="float">
            <text:p>609.8238935681</text:p>
          </table:table-cell>
          <table:table-cell office:value-type="float" office:value="0.578648" calcext:value-type="float">
            <text:p>0.578648</text:p>
          </table:table-cell>
        </table:table-row>
        <table:table-row table:style-name="ro1">
          <table:table-cell table:formula="of:=[.A528]+1" office:value-type="float" office:value="527" calcext:value-type="float">
            <text:p>527</text:p>
          </table:table-cell>
          <table:table-cell table:formula="of:=[.B528]-0.5" office:value-type="float" office:value="486.5" calcext:value-type="float">
            <text:p>486.5</text:p>
          </table:table-cell>
          <table:table-cell table:formula="of:=2^(10*RAND())+[.B529]" office:value-type="float" office:value="553.128439761979" calcext:value-type="float">
            <text:p>553.128439762</text:p>
          </table:table-cell>
          <table:table-cell office:value-type="float" office:value="0.676567" calcext:value-type="float">
            <text:p>0.676567</text:p>
          </table:table-cell>
        </table:table-row>
        <table:table-row table:style-name="ro1">
          <table:table-cell table:formula="of:=[.A529]+1" office:value-type="float" office:value="528" calcext:value-type="float">
            <text:p>528</text:p>
          </table:table-cell>
          <table:table-cell table:formula="of:=[.B529]-0.5" office:value-type="float" office:value="486" calcext:value-type="float">
            <text:p>486</text:p>
          </table:table-cell>
          <table:table-cell table:formula="of:=2^(10*RAND())+[.B530]" office:value-type="float" office:value="487.50229063759" calcext:value-type="float">
            <text:p>487.5022906376</text:p>
          </table:table-cell>
          <table:table-cell office:value-type="float" office:value="0.737265" calcext:value-type="float">
            <text:p>0.737265</text:p>
          </table:table-cell>
        </table:table-row>
        <table:table-row table:style-name="ro1">
          <table:table-cell table:formula="of:=[.A530]+1" office:value-type="float" office:value="529" calcext:value-type="float">
            <text:p>529</text:p>
          </table:table-cell>
          <table:table-cell table:formula="of:=[.B530]-0.5" office:value-type="float" office:value="485.5" calcext:value-type="float">
            <text:p>485.5</text:p>
          </table:table-cell>
          <table:table-cell table:formula="of:=2^(10*RAND())+[.B531]" office:value-type="float" office:value="492.121284943169" calcext:value-type="float">
            <text:p>492.1212849432</text:p>
          </table:table-cell>
          <table:table-cell office:value-type="float" office:value="0.676319" calcext:value-type="float">
            <text:p>0.676319</text:p>
          </table:table-cell>
        </table:table-row>
        <table:table-row table:style-name="ro1">
          <table:table-cell table:formula="of:=[.A531]+1" office:value-type="float" office:value="530" calcext:value-type="float">
            <text:p>530</text:p>
          </table:table-cell>
          <table:table-cell table:formula="of:=[.B531]-0.5" office:value-type="float" office:value="485" calcext:value-type="float">
            <text:p>485</text:p>
          </table:table-cell>
          <table:table-cell table:formula="of:=2^(10*RAND())+[.B532]" office:value-type="float" office:value="489.637693684115" calcext:value-type="float">
            <text:p>489.6376936841</text:p>
          </table:table-cell>
          <table:table-cell office:value-type="float" office:value="0.924952" calcext:value-type="float">
            <text:p>0.924952</text:p>
          </table:table-cell>
        </table:table-row>
        <table:table-row table:style-name="ro1">
          <table:table-cell table:formula="of:=[.A532]+1" office:value-type="float" office:value="531" calcext:value-type="float">
            <text:p>531</text:p>
          </table:table-cell>
          <table:table-cell table:formula="of:=[.B532]-0.5" office:value-type="float" office:value="484.5" calcext:value-type="float">
            <text:p>484.5</text:p>
          </table:table-cell>
          <table:table-cell table:formula="of:=2^(10*RAND())+[.B533]" office:value-type="float" office:value="672.238276697757" calcext:value-type="float">
            <text:p>672.2382766978</text:p>
          </table:table-cell>
          <table:table-cell office:value-type="float" office:value="0.700275" calcext:value-type="float">
            <text:p>0.700275</text:p>
          </table:table-cell>
        </table:table-row>
        <table:table-row table:style-name="ro1">
          <table:table-cell table:formula="of:=[.A533]+1" office:value-type="float" office:value="532" calcext:value-type="float">
            <text:p>532</text:p>
          </table:table-cell>
          <table:table-cell table:formula="of:=[.B533]-0.5" office:value-type="float" office:value="484" calcext:value-type="float">
            <text:p>484</text:p>
          </table:table-cell>
          <table:table-cell table:formula="of:=2^(10*RAND())+[.B534]" office:value-type="float" office:value="526.810104537733" calcext:value-type="float">
            <text:p>526.8101045377</text:p>
          </table:table-cell>
          <table:table-cell office:value-type="float" office:value="0.693492" calcext:value-type="float">
            <text:p>0.693492</text:p>
          </table:table-cell>
        </table:table-row>
        <table:table-row table:style-name="ro1">
          <table:table-cell table:formula="of:=[.A534]+1" office:value-type="float" office:value="533" calcext:value-type="float">
            <text:p>533</text:p>
          </table:table-cell>
          <table:table-cell table:formula="of:=[.B534]-0.5" office:value-type="float" office:value="483.5" calcext:value-type="float">
            <text:p>483.5</text:p>
          </table:table-cell>
          <table:table-cell table:formula="of:=2^(10*RAND())+[.B535]" office:value-type="float" office:value="1181.31442448296" calcext:value-type="float">
            <text:p>1181.314424483</text:p>
          </table:table-cell>
          <table:table-cell office:value-type="float" office:value="0.581363" calcext:value-type="float">
            <text:p>0.581363</text:p>
          </table:table-cell>
        </table:table-row>
        <table:table-row table:style-name="ro1">
          <table:table-cell table:formula="of:=[.A535]+1" office:value-type="float" office:value="534" calcext:value-type="float">
            <text:p>534</text:p>
          </table:table-cell>
          <table:table-cell table:formula="of:=[.B535]-0.5" office:value-type="float" office:value="483" calcext:value-type="float">
            <text:p>483</text:p>
          </table:table-cell>
          <table:table-cell table:formula="of:=2^(10*RAND())+[.B536]" office:value-type="float" office:value="1165.02432234236" calcext:value-type="float">
            <text:p>1165.0243223424</text:p>
          </table:table-cell>
          <table:table-cell office:value-type="float" office:value="0.740829" calcext:value-type="float">
            <text:p>0.740829</text:p>
          </table:table-cell>
        </table:table-row>
        <table:table-row table:style-name="ro1">
          <table:table-cell table:formula="of:=[.A536]+1" office:value-type="float" office:value="535" calcext:value-type="float">
            <text:p>535</text:p>
          </table:table-cell>
          <table:table-cell table:formula="of:=[.B536]-0.5" office:value-type="float" office:value="482.5" calcext:value-type="float">
            <text:p>482.5</text:p>
          </table:table-cell>
          <table:table-cell table:formula="of:=2^(10*RAND())+[.B537]" office:value-type="float" office:value="1504.90622555493" calcext:value-type="float">
            <text:p>1504.9062255549</text:p>
          </table:table-cell>
          <table:table-cell office:value-type="float" office:value="0.56619" calcext:value-type="float">
            <text:p>0.56619</text:p>
          </table:table-cell>
        </table:table-row>
        <table:table-row table:style-name="ro1">
          <table:table-cell table:formula="of:=[.A537]+1" office:value-type="float" office:value="536" calcext:value-type="float">
            <text:p>536</text:p>
          </table:table-cell>
          <table:table-cell table:formula="of:=[.B537]-0.5" office:value-type="float" office:value="482" calcext:value-type="float">
            <text:p>482</text:p>
          </table:table-cell>
          <table:table-cell table:formula="of:=2^(10*RAND())+[.B538]" office:value-type="float" office:value="649.23583116262" calcext:value-type="float">
            <text:p>649.2358311626</text:p>
          </table:table-cell>
          <table:table-cell office:value-type="float" office:value="0.761523" calcext:value-type="float">
            <text:p>0.761523</text:p>
          </table:table-cell>
        </table:table-row>
        <table:table-row table:style-name="ro1">
          <table:table-cell table:formula="of:=[.A538]+1" office:value-type="float" office:value="537" calcext:value-type="float">
            <text:p>537</text:p>
          </table:table-cell>
          <table:table-cell table:formula="of:=[.B538]-0.5" office:value-type="float" office:value="481.5" calcext:value-type="float">
            <text:p>481.5</text:p>
          </table:table-cell>
          <table:table-cell table:formula="of:=2^(10*RAND())+[.B539]" office:value-type="float" office:value="491.944078484151" calcext:value-type="float">
            <text:p>491.9440784842</text:p>
          </table:table-cell>
          <table:table-cell office:value-type="float" office:value="0.671343" calcext:value-type="float">
            <text:p>0.671343</text:p>
          </table:table-cell>
        </table:table-row>
        <table:table-row table:style-name="ro1">
          <table:table-cell table:formula="of:=[.A539]+1" office:value-type="float" office:value="538" calcext:value-type="float">
            <text:p>538</text:p>
          </table:table-cell>
          <table:table-cell table:formula="of:=[.B539]-0.5" office:value-type="float" office:value="481" calcext:value-type="float">
            <text:p>481</text:p>
          </table:table-cell>
          <table:table-cell table:formula="of:=2^(10*RAND())+[.B540]" office:value-type="float" office:value="488.572150389341" calcext:value-type="float">
            <text:p>488.5721503893</text:p>
          </table:table-cell>
          <table:table-cell office:value-type="float" office:value="0.608631" calcext:value-type="float">
            <text:p>0.608631</text:p>
          </table:table-cell>
        </table:table-row>
        <table:table-row table:style-name="ro1">
          <table:table-cell table:formula="of:=[.A540]+1" office:value-type="float" office:value="539" calcext:value-type="float">
            <text:p>539</text:p>
          </table:table-cell>
          <table:table-cell table:formula="of:=[.B540]-0.5" office:value-type="float" office:value="480.5" calcext:value-type="float">
            <text:p>480.5</text:p>
          </table:table-cell>
          <table:table-cell table:formula="of:=2^(10*RAND())+[.B541]" office:value-type="float" office:value="1499.41521175085" calcext:value-type="float">
            <text:p>1499.4152117509</text:p>
          </table:table-cell>
          <table:table-cell office:value-type="float" office:value="0.613054" calcext:value-type="float">
            <text:p>0.613054</text:p>
          </table:table-cell>
        </table:table-row>
        <table:table-row table:style-name="ro1">
          <table:table-cell table:formula="of:=[.A541]+1" office:value-type="float" office:value="540" calcext:value-type="float">
            <text:p>540</text:p>
          </table:table-cell>
          <table:table-cell table:formula="of:=[.B541]-0.5" office:value-type="float" office:value="480" calcext:value-type="float">
            <text:p>480</text:p>
          </table:table-cell>
          <table:table-cell table:formula="of:=2^(10*RAND())+[.B542]" office:value-type="float" office:value="491.221457326925" calcext:value-type="float">
            <text:p>491.2214573269</text:p>
          </table:table-cell>
          <table:table-cell office:value-type="float" office:value="0.500519" calcext:value-type="float">
            <text:p>0.500519</text:p>
          </table:table-cell>
        </table:table-row>
        <table:table-row table:style-name="ro1">
          <table:table-cell table:formula="of:=[.A542]+1" office:value-type="float" office:value="541" calcext:value-type="float">
            <text:p>541</text:p>
          </table:table-cell>
          <table:table-cell table:formula="of:=[.B542]-0.5" office:value-type="float" office:value="479.5" calcext:value-type="float">
            <text:p>479.5</text:p>
          </table:table-cell>
          <table:table-cell table:formula="of:=2^(10*RAND())+[.B543]" office:value-type="float" office:value="490.585529664284" calcext:value-type="float">
            <text:p>490.5855296643</text:p>
          </table:table-cell>
          <table:table-cell office:value-type="float" office:value="0.753489" calcext:value-type="float">
            <text:p>0.753489</text:p>
          </table:table-cell>
        </table:table-row>
        <table:table-row table:style-name="ro1">
          <table:table-cell table:formula="of:=[.A543]+1" office:value-type="float" office:value="542" calcext:value-type="float">
            <text:p>542</text:p>
          </table:table-cell>
          <table:table-cell table:formula="of:=[.B543]-0.5" office:value-type="float" office:value="479" calcext:value-type="float">
            <text:p>479</text:p>
          </table:table-cell>
          <table:table-cell table:formula="of:=2^(10*RAND())+[.B544]" office:value-type="float" office:value="521.607996029104" calcext:value-type="float">
            <text:p>521.6079960291</text:p>
          </table:table-cell>
          <table:table-cell office:value-type="float" office:value="0.821092" calcext:value-type="float">
            <text:p>0.821092</text:p>
          </table:table-cell>
        </table:table-row>
        <table:table-row table:style-name="ro1">
          <table:table-cell table:formula="of:=[.A544]+1" office:value-type="float" office:value="543" calcext:value-type="float">
            <text:p>543</text:p>
          </table:table-cell>
          <table:table-cell table:formula="of:=[.B544]-0.5" office:value-type="float" office:value="478.5" calcext:value-type="float">
            <text:p>478.5</text:p>
          </table:table-cell>
          <table:table-cell table:formula="of:=2^(10*RAND())+[.B545]" office:value-type="float" office:value="885.572940208473" calcext:value-type="float">
            <text:p>885.5729402085</text:p>
          </table:table-cell>
          <table:table-cell office:value-type="float" office:value="0.50376" calcext:value-type="float">
            <text:p>0.50376</text:p>
          </table:table-cell>
        </table:table-row>
        <table:table-row table:style-name="ro1">
          <table:table-cell table:formula="of:=[.A545]+1" office:value-type="float" office:value="544" calcext:value-type="float">
            <text:p>544</text:p>
          </table:table-cell>
          <table:table-cell table:formula="of:=[.B545]-0.5" office:value-type="float" office:value="478" calcext:value-type="float">
            <text:p>478</text:p>
          </table:table-cell>
          <table:table-cell table:formula="of:=2^(10*RAND())+[.B546]" office:value-type="float" office:value="481.085420217433" calcext:value-type="float">
            <text:p>481.0854202174</text:p>
          </table:table-cell>
          <table:table-cell office:value-type="float" office:value="0.703396" calcext:value-type="float">
            <text:p>0.703396</text:p>
          </table:table-cell>
        </table:table-row>
        <table:table-row table:style-name="ro1">
          <table:table-cell table:formula="of:=[.A546]+1" office:value-type="float" office:value="545" calcext:value-type="float">
            <text:p>545</text:p>
          </table:table-cell>
          <table:table-cell table:formula="of:=[.B546]-0.5" office:value-type="float" office:value="477.5" calcext:value-type="float">
            <text:p>477.5</text:p>
          </table:table-cell>
          <table:table-cell table:formula="of:=2^(10*RAND())+[.B547]" office:value-type="float" office:value="1135.38101632569" calcext:value-type="float">
            <text:p>1135.3810163257</text:p>
          </table:table-cell>
          <table:table-cell office:value-type="float" office:value="0.518989" calcext:value-type="float">
            <text:p>0.518989</text:p>
          </table:table-cell>
        </table:table-row>
        <table:table-row table:style-name="ro1">
          <table:table-cell table:formula="of:=[.A547]+1" office:value-type="float" office:value="546" calcext:value-type="float">
            <text:p>546</text:p>
          </table:table-cell>
          <table:table-cell table:formula="of:=[.B547]-0.5" office:value-type="float" office:value="477" calcext:value-type="float">
            <text:p>477</text:p>
          </table:table-cell>
          <table:table-cell table:formula="of:=2^(10*RAND())+[.B548]" office:value-type="float" office:value="506.924772744094" calcext:value-type="float">
            <text:p>506.9247727441</text:p>
          </table:table-cell>
          <table:table-cell office:value-type="float" office:value="0.492719" calcext:value-type="float">
            <text:p>0.492719</text:p>
          </table:table-cell>
        </table:table-row>
        <table:table-row table:style-name="ro1">
          <table:table-cell table:formula="of:=[.A548]+1" office:value-type="float" office:value="547" calcext:value-type="float">
            <text:p>547</text:p>
          </table:table-cell>
          <table:table-cell table:formula="of:=[.B548]-0.5" office:value-type="float" office:value="476.5" calcext:value-type="float">
            <text:p>476.5</text:p>
          </table:table-cell>
          <table:table-cell table:formula="of:=2^(10*RAND())+[.B549]" office:value-type="float" office:value="1378.60172499764" calcext:value-type="float">
            <text:p>1378.6017249977</text:p>
          </table:table-cell>
          <table:table-cell office:value-type="float" office:value="0.495129" calcext:value-type="float">
            <text:p>0.495129</text:p>
          </table:table-cell>
        </table:table-row>
        <table:table-row table:style-name="ro1">
          <table:table-cell table:formula="of:=[.A549]+1" office:value-type="float" office:value="548" calcext:value-type="float">
            <text:p>548</text:p>
          </table:table-cell>
          <table:table-cell table:formula="of:=[.B549]-0.5" office:value-type="float" office:value="476" calcext:value-type="float">
            <text:p>476</text:p>
          </table:table-cell>
          <table:table-cell table:formula="of:=2^(10*RAND())+[.B550]" office:value-type="float" office:value="483.917116232444" calcext:value-type="float">
            <text:p>483.9171162324</text:p>
          </table:table-cell>
          <table:table-cell office:value-type="float" office:value="0.512556" calcext:value-type="float">
            <text:p>0.512556</text:p>
          </table:table-cell>
        </table:table-row>
        <table:table-row table:style-name="ro1">
          <table:table-cell table:formula="of:=[.A550]+1" office:value-type="float" office:value="549" calcext:value-type="float">
            <text:p>549</text:p>
          </table:table-cell>
          <table:table-cell table:formula="of:=[.B550]-0.5" office:value-type="float" office:value="475.5" calcext:value-type="float">
            <text:p>475.5</text:p>
          </table:table-cell>
          <table:table-cell table:formula="of:=2^(10*RAND())+[.B551]" office:value-type="float" office:value="482.240647124188" calcext:value-type="float">
            <text:p>482.2406471242</text:p>
          </table:table-cell>
          <table:table-cell office:value-type="float" office:value="0.510832" calcext:value-type="float">
            <text:p>0.510832</text:p>
          </table:table-cell>
        </table:table-row>
        <table:table-row table:style-name="ro1">
          <table:table-cell table:formula="of:=[.A551]+1" office:value-type="float" office:value="550" calcext:value-type="float">
            <text:p>550</text:p>
          </table:table-cell>
          <table:table-cell table:formula="of:=[.B551]-0.5" office:value-type="float" office:value="475" calcext:value-type="float">
            <text:p>475</text:p>
          </table:table-cell>
          <table:table-cell table:formula="of:=2^(10*RAND())+[.B552]" office:value-type="float" office:value="480.796837777274" calcext:value-type="float">
            <text:p>480.7968377773</text:p>
          </table:table-cell>
          <table:table-cell office:value-type="float" office:value="0.865009" calcext:value-type="float">
            <text:p>0.865009</text:p>
          </table:table-cell>
        </table:table-row>
        <table:table-row table:style-name="ro1">
          <table:table-cell table:formula="of:=[.A552]+1" office:value-type="float" office:value="551" calcext:value-type="float">
            <text:p>551</text:p>
          </table:table-cell>
          <table:table-cell table:formula="of:=[.B552]-0.5" office:value-type="float" office:value="474.5" calcext:value-type="float">
            <text:p>474.5</text:p>
          </table:table-cell>
          <table:table-cell table:formula="of:=2^(10*RAND())+[.B553]" office:value-type="float" office:value="621.980657618241" calcext:value-type="float">
            <text:p>621.9806576182</text:p>
          </table:table-cell>
          <table:table-cell office:value-type="float" office:value="0.492475" calcext:value-type="float">
            <text:p>0.492475</text:p>
          </table:table-cell>
        </table:table-row>
        <table:table-row table:style-name="ro1">
          <table:table-cell table:formula="of:=[.A553]+1" office:value-type="float" office:value="552" calcext:value-type="float">
            <text:p>552</text:p>
          </table:table-cell>
          <table:table-cell table:formula="of:=[.B553]-0.5" office:value-type="float" office:value="474" calcext:value-type="float">
            <text:p>474</text:p>
          </table:table-cell>
          <table:table-cell table:formula="of:=2^(10*RAND())+[.B554]" office:value-type="float" office:value="901.113187106188" calcext:value-type="float">
            <text:p>901.1131871062</text:p>
          </table:table-cell>
          <table:table-cell office:value-type="float" office:value="0.485469" calcext:value-type="float">
            <text:p>0.485469</text:p>
          </table:table-cell>
        </table:table-row>
        <table:table-row table:style-name="ro1">
          <table:table-cell table:formula="of:=[.A554]+1" office:value-type="float" office:value="553" calcext:value-type="float">
            <text:p>553</text:p>
          </table:table-cell>
          <table:table-cell table:formula="of:=[.B554]-0.5" office:value-type="float" office:value="473.5" calcext:value-type="float">
            <text:p>473.5</text:p>
          </table:table-cell>
          <table:table-cell table:formula="of:=2^(10*RAND())+[.B555]" office:value-type="float" office:value="479.599255682765" calcext:value-type="float">
            <text:p>479.5992556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55]+1" office:value-type="float" office:value="554" calcext:value-type="float">
            <text:p>554</text:p>
          </table:table-cell>
          <table:table-cell table:formula="of:=[.B555]-0.5" office:value-type="float" office:value="473" calcext:value-type="float">
            <text:p>473</text:p>
          </table:table-cell>
          <table:table-cell table:formula="of:=2^(10*RAND())+[.B556]" office:value-type="float" office:value="483.136684523838" calcext:value-type="float">
            <text:p>483.1366845238</text:p>
          </table:table-cell>
          <table:table-cell office:value-type="float" office:value="0.981246" calcext:value-type="float">
            <text:p>0.981246</text:p>
          </table:table-cell>
        </table:table-row>
        <table:table-row table:style-name="ro1">
          <table:table-cell table:formula="of:=[.A556]+1" office:value-type="float" office:value="555" calcext:value-type="float">
            <text:p>555</text:p>
          </table:table-cell>
          <table:table-cell table:formula="of:=[.B556]-0.5" office:value-type="float" office:value="472.5" calcext:value-type="float">
            <text:p>472.5</text:p>
          </table:table-cell>
          <table:table-cell table:formula="of:=2^(10*RAND())+[.B557]" office:value-type="float" office:value="474.226588563157" calcext:value-type="float">
            <text:p>474.2265885632</text:p>
          </table:table-cell>
          <table:table-cell office:value-type="float" office:value="0.958856" calcext:value-type="float">
            <text:p>0.958856</text:p>
          </table:table-cell>
        </table:table-row>
        <table:table-row table:style-name="ro1">
          <table:table-cell table:formula="of:=[.A557]+1" office:value-type="float" office:value="556" calcext:value-type="float">
            <text:p>556</text:p>
          </table:table-cell>
          <table:table-cell table:formula="of:=[.B557]-0.5" office:value-type="float" office:value="472" calcext:value-type="float">
            <text:p>472</text:p>
          </table:table-cell>
          <table:table-cell table:formula="of:=2^(10*RAND())+[.B558]" office:value-type="float" office:value="1102.36094740377" calcext:value-type="float">
            <text:p>1102.3609474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58]+1" office:value-type="float" office:value="557" calcext:value-type="float">
            <text:p>557</text:p>
          </table:table-cell>
          <table:table-cell table:formula="of:=[.B558]-0.5" office:value-type="float" office:value="471.5" calcext:value-type="float">
            <text:p>471.5</text:p>
          </table:table-cell>
          <table:table-cell table:formula="of:=2^(10*RAND())+[.B559]" office:value-type="float" office:value="937.666012402808" calcext:value-type="float">
            <text:p>937.6660124028</text:p>
          </table:table-cell>
          <table:table-cell office:value-type="float" office:value="0.92831" calcext:value-type="float">
            <text:p>0.92831</text:p>
          </table:table-cell>
        </table:table-row>
        <table:table-row table:style-name="ro1">
          <table:table-cell table:formula="of:=[.A559]+1" office:value-type="float" office:value="558" calcext:value-type="float">
            <text:p>558</text:p>
          </table:table-cell>
          <table:table-cell table:formula="of:=[.B559]-0.5" office:value-type="float" office:value="471" calcext:value-type="float">
            <text:p>471</text:p>
          </table:table-cell>
          <table:table-cell table:formula="of:=2^(10*RAND())+[.B560]" office:value-type="float" office:value="476.48805902987" calcext:value-type="float">
            <text:p>476.4880590299</text:p>
          </table:table-cell>
          <table:table-cell office:value-type="float" office:value="0.986675" calcext:value-type="float">
            <text:p>0.986675</text:p>
          </table:table-cell>
        </table:table-row>
        <table:table-row table:style-name="ro1">
          <table:table-cell table:formula="of:=[.A560]+1" office:value-type="float" office:value="559" calcext:value-type="float">
            <text:p>559</text:p>
          </table:table-cell>
          <table:table-cell table:formula="of:=[.B560]-0.5" office:value-type="float" office:value="470.5" calcext:value-type="float">
            <text:p>470.5</text:p>
          </table:table-cell>
          <table:table-cell table:formula="of:=2^(10*RAND())+[.B561]" office:value-type="float" office:value="1290.5205520733" calcext:value-type="float">
            <text:p>1290.5205520733</text:p>
          </table:table-cell>
          <table:table-cell office:value-type="float" office:value="0.667843" calcext:value-type="float">
            <text:p>0.667843</text:p>
          </table:table-cell>
        </table:table-row>
        <table:table-row table:style-name="ro1">
          <table:table-cell table:formula="of:=[.A561]+1" office:value-type="float" office:value="560" calcext:value-type="float">
            <text:p>560</text:p>
          </table:table-cell>
          <table:table-cell table:formula="of:=[.B561]-0.5" office:value-type="float" office:value="470" calcext:value-type="float">
            <text:p>470</text:p>
          </table:table-cell>
          <table:table-cell table:formula="of:=2^(10*RAND())+[.B562]" office:value-type="float" office:value="588.589584623096" calcext:value-type="float">
            <text:p>588.5895846231</text:p>
          </table:table-cell>
          <table:table-cell office:value-type="float" office:value="0.439949" calcext:value-type="float">
            <text:p>0.439949</text:p>
          </table:table-cell>
        </table:table-row>
        <table:table-row table:style-name="ro1">
          <table:table-cell table:formula="of:=[.A562]+1" office:value-type="float" office:value="561" calcext:value-type="float">
            <text:p>561</text:p>
          </table:table-cell>
          <table:table-cell table:formula="of:=[.B562]-0.5" office:value-type="float" office:value="469.5" calcext:value-type="float">
            <text:p>469.5</text:p>
          </table:table-cell>
          <table:table-cell table:formula="of:=2^(10*RAND())+[.B563]" office:value-type="float" office:value="489.959260676744" calcext:value-type="float">
            <text:p>489.9592606767</text:p>
          </table:table-cell>
          <table:table-cell office:value-type="float" office:value="0.432005" calcext:value-type="float">
            <text:p>0.432005</text:p>
          </table:table-cell>
        </table:table-row>
        <table:table-row table:style-name="ro1">
          <table:table-cell table:formula="of:=[.A563]+1" office:value-type="float" office:value="562" calcext:value-type="float">
            <text:p>562</text:p>
          </table:table-cell>
          <table:table-cell table:formula="of:=[.B563]-0.5" office:value-type="float" office:value="469" calcext:value-type="float">
            <text:p>469</text:p>
          </table:table-cell>
          <table:table-cell table:formula="of:=2^(10*RAND())+[.B564]" office:value-type="float" office:value="470.141518361204" calcext:value-type="float">
            <text:p>470.1415183612</text:p>
          </table:table-cell>
          <table:table-cell office:value-type="float" office:value="0.839826" calcext:value-type="float">
            <text:p>0.839826</text:p>
          </table:table-cell>
        </table:table-row>
        <table:table-row table:style-name="ro1">
          <table:table-cell table:formula="of:=[.A564]+1" office:value-type="float" office:value="563" calcext:value-type="float">
            <text:p>563</text:p>
          </table:table-cell>
          <table:table-cell table:formula="of:=[.B564]-0.5" office:value-type="float" office:value="468.5" calcext:value-type="float">
            <text:p>468.5</text:p>
          </table:table-cell>
          <table:table-cell table:formula="of:=2^(10*RAND())+[.B565]" office:value-type="float" office:value="818.82319235736" calcext:value-type="float">
            <text:p>818.8231923574</text:p>
          </table:table-cell>
          <table:table-cell office:value-type="float" office:value="0.977889" calcext:value-type="float">
            <text:p>0.977889</text:p>
          </table:table-cell>
        </table:table-row>
        <table:table-row table:style-name="ro1">
          <table:table-cell table:formula="of:=[.A565]+1" office:value-type="float" office:value="564" calcext:value-type="float">
            <text:p>564</text:p>
          </table:table-cell>
          <table:table-cell table:formula="of:=[.B565]-0.5" office:value-type="float" office:value="468" calcext:value-type="float">
            <text:p>468</text:p>
          </table:table-cell>
          <table:table-cell table:formula="of:=2^(10*RAND())+[.B566]" office:value-type="float" office:value="473.460492806917" calcext:value-type="float">
            <text:p>473.4604928069</text:p>
          </table:table-cell>
          <table:table-cell office:value-type="float" office:value="0.936535" calcext:value-type="float">
            <text:p>0.936535</text:p>
          </table:table-cell>
        </table:table-row>
        <table:table-row table:style-name="ro1">
          <table:table-cell table:formula="of:=[.A566]+1" office:value-type="float" office:value="565" calcext:value-type="float">
            <text:p>565</text:p>
          </table:table-cell>
          <table:table-cell table:formula="of:=[.B566]-0.5" office:value-type="float" office:value="467.5" calcext:value-type="float">
            <text:p>467.5</text:p>
          </table:table-cell>
          <table:table-cell table:formula="of:=2^(10*RAND())+[.B567]" office:value-type="float" office:value="947.079145550993" calcext:value-type="float">
            <text:p>947.079145551</text:p>
          </table:table-cell>
          <table:table-cell office:value-type="float" office:value="0.805065" calcext:value-type="float">
            <text:p>0.805065</text:p>
          </table:table-cell>
        </table:table-row>
        <table:table-row table:style-name="ro1">
          <table:table-cell table:formula="of:=[.A567]+1" office:value-type="float" office:value="566" calcext:value-type="float">
            <text:p>566</text:p>
          </table:table-cell>
          <table:table-cell table:formula="of:=[.B567]-0.5" office:value-type="float" office:value="467" calcext:value-type="float">
            <text:p>467</text:p>
          </table:table-cell>
          <table:table-cell table:formula="of:=2^(10*RAND())+[.B568]" office:value-type="float" office:value="919.970965780365" calcext:value-type="float">
            <text:p>919.9709657804</text:p>
          </table:table-cell>
          <table:table-cell office:value-type="float" office:value="0.61514" calcext:value-type="float">
            <text:p>0.61514</text:p>
          </table:table-cell>
        </table:table-row>
        <table:table-row table:style-name="ro1">
          <table:table-cell table:formula="of:=[.A568]+1" office:value-type="float" office:value="567" calcext:value-type="float">
            <text:p>567</text:p>
          </table:table-cell>
          <table:table-cell table:formula="of:=[.B568]-0.5" office:value-type="float" office:value="466.5" calcext:value-type="float">
            <text:p>466.5</text:p>
          </table:table-cell>
          <table:table-cell table:formula="of:=2^(10*RAND())+[.B569]" office:value-type="float" office:value="477.97711441742" calcext:value-type="float">
            <text:p>477.9771144174</text:p>
          </table:table-cell>
          <table:table-cell office:value-type="float" office:value="0.43294" calcext:value-type="float">
            <text:p>0.43294</text:p>
          </table:table-cell>
        </table:table-row>
        <table:table-row table:style-name="ro1">
          <table:table-cell table:formula="of:=[.A569]+1" office:value-type="float" office:value="568" calcext:value-type="float">
            <text:p>568</text:p>
          </table:table-cell>
          <table:table-cell table:formula="of:=[.B569]-0.5" office:value-type="float" office:value="466" calcext:value-type="float">
            <text:p>466</text:p>
          </table:table-cell>
          <table:table-cell table:formula="of:=2^(10*RAND())+[.B570]" office:value-type="float" office:value="1103.86682554066" calcext:value-type="float">
            <text:p>1103.8668255407</text:p>
          </table:table-cell>
          <table:table-cell office:value-type="float" office:value="0.42976" calcext:value-type="float">
            <text:p>0.42976</text:p>
          </table:table-cell>
        </table:table-row>
        <table:table-row table:style-name="ro1">
          <table:table-cell table:formula="of:=[.A570]+1" office:value-type="float" office:value="569" calcext:value-type="float">
            <text:p>569</text:p>
          </table:table-cell>
          <table:table-cell table:formula="of:=[.B570]-0.5" office:value-type="float" office:value="465.5" calcext:value-type="float">
            <text:p>465.5</text:p>
          </table:table-cell>
          <table:table-cell table:formula="of:=2^(10*RAND())+[.B571]" office:value-type="float" office:value="486.640726425785" calcext:value-type="float">
            <text:p>486.6407264258</text:p>
          </table:table-cell>
          <table:table-cell office:value-type="float" office:value="0.439455" calcext:value-type="float">
            <text:p>0.439455</text:p>
          </table:table-cell>
        </table:table-row>
        <table:table-row table:style-name="ro1">
          <table:table-cell table:formula="of:=[.A571]+1" office:value-type="float" office:value="570" calcext:value-type="float">
            <text:p>570</text:p>
          </table:table-cell>
          <table:table-cell table:formula="of:=[.B571]-0.5" office:value-type="float" office:value="465" calcext:value-type="float">
            <text:p>465</text:p>
          </table:table-cell>
          <table:table-cell table:formula="of:=2^(10*RAND())+[.B572]" office:value-type="float" office:value="757.02271738455" calcext:value-type="float">
            <text:p>757.0227173846</text:p>
          </table:table-cell>
          <table:table-cell office:value-type="float" office:value="0.633994" calcext:value-type="float">
            <text:p>0.633994</text:p>
          </table:table-cell>
        </table:table-row>
        <table:table-row table:style-name="ro1">
          <table:table-cell table:formula="of:=[.A572]+1" office:value-type="float" office:value="571" calcext:value-type="float">
            <text:p>571</text:p>
          </table:table-cell>
          <table:table-cell table:formula="of:=[.B572]-0.5" office:value-type="float" office:value="464.5" calcext:value-type="float">
            <text:p>464.5</text:p>
          </table:table-cell>
          <table:table-cell table:formula="of:=2^(10*RAND())+[.B573]" office:value-type="float" office:value="510.664311162357" calcext:value-type="float">
            <text:p>510.6643111624</text:p>
          </table:table-cell>
          <table:table-cell office:value-type="float" office:value="0.405123" calcext:value-type="float">
            <text:p>0.405123</text:p>
          </table:table-cell>
        </table:table-row>
        <table:table-row table:style-name="ro1">
          <table:table-cell table:formula="of:=[.A573]+1" office:value-type="float" office:value="572" calcext:value-type="float">
            <text:p>572</text:p>
          </table:table-cell>
          <table:table-cell table:formula="of:=[.B573]-0.5" office:value-type="float" office:value="464" calcext:value-type="float">
            <text:p>464</text:p>
          </table:table-cell>
          <table:table-cell table:formula="of:=2^(10*RAND())+[.B574]" office:value-type="float" office:value="521.704923428274" calcext:value-type="float">
            <text:p>521.7049234283</text:p>
          </table:table-cell>
          <table:table-cell office:value-type="float" office:value="0.788447" calcext:value-type="float">
            <text:p>0.788447</text:p>
          </table:table-cell>
        </table:table-row>
        <table:table-row table:style-name="ro1">
          <table:table-cell table:formula="of:=[.A574]+1" office:value-type="float" office:value="573" calcext:value-type="float">
            <text:p>573</text:p>
          </table:table-cell>
          <table:table-cell table:formula="of:=[.B574]-0.5" office:value-type="float" office:value="463.5" calcext:value-type="float">
            <text:p>463.5</text:p>
          </table:table-cell>
          <table:table-cell table:formula="of:=2^(10*RAND())+[.B575]" office:value-type="float" office:value="487.18461109237" calcext:value-type="float">
            <text:p>487.1846110924</text:p>
          </table:table-cell>
          <table:table-cell office:value-type="float" office:value="0.511231" calcext:value-type="float">
            <text:p>0.511231</text:p>
          </table:table-cell>
        </table:table-row>
        <table:table-row table:style-name="ro1">
          <table:table-cell table:formula="of:=[.A575]+1" office:value-type="float" office:value="574" calcext:value-type="float">
            <text:p>574</text:p>
          </table:table-cell>
          <table:table-cell table:formula="of:=[.B575]-0.5" office:value-type="float" office:value="463" calcext:value-type="float">
            <text:p>463</text:p>
          </table:table-cell>
          <table:table-cell table:formula="of:=2^(10*RAND())+[.B576]" office:value-type="float" office:value="803.192337911664" calcext:value-type="float">
            <text:p>803.1923379117</text:p>
          </table:table-cell>
          <table:table-cell office:value-type="float" office:value="0.392226" calcext:value-type="float">
            <text:p>0.392226</text:p>
          </table:table-cell>
        </table:table-row>
        <table:table-row table:style-name="ro1">
          <table:table-cell table:formula="of:=[.A576]+1" office:value-type="float" office:value="575" calcext:value-type="float">
            <text:p>575</text:p>
          </table:table-cell>
          <table:table-cell table:formula="of:=[.B576]-0.5" office:value-type="float" office:value="462.5" calcext:value-type="float">
            <text:p>462.5</text:p>
          </table:table-cell>
          <table:table-cell table:formula="of:=2^(10*RAND())+[.B577]" office:value-type="float" office:value="464.209002095334" calcext:value-type="float">
            <text:p>464.2090020953</text:p>
          </table:table-cell>
          <table:table-cell office:value-type="float" office:value="0.426088" calcext:value-type="float">
            <text:p>0.426088</text:p>
          </table:table-cell>
        </table:table-row>
        <table:table-row table:style-name="ro1">
          <table:table-cell table:formula="of:=[.A577]+1" office:value-type="float" office:value="576" calcext:value-type="float">
            <text:p>576</text:p>
          </table:table-cell>
          <table:table-cell table:formula="of:=[.B577]-0.5" office:value-type="float" office:value="462" calcext:value-type="float">
            <text:p>462</text:p>
          </table:table-cell>
          <table:table-cell table:formula="of:=2^(10*RAND())+[.B578]" office:value-type="float" office:value="463.421247292073" calcext:value-type="float">
            <text:p>463.4212472921</text:p>
          </table:table-cell>
          <table:table-cell office:value-type="float" office:value="0.719556" calcext:value-type="float">
            <text:p>0.719556</text:p>
          </table:table-cell>
        </table:table-row>
        <table:table-row table:style-name="ro1">
          <table:table-cell table:formula="of:=[.A578]+1" office:value-type="float" office:value="577" calcext:value-type="float">
            <text:p>577</text:p>
          </table:table-cell>
          <table:table-cell table:formula="of:=[.B578]-0.5" office:value-type="float" office:value="461.5" calcext:value-type="float">
            <text:p>461.5</text:p>
          </table:table-cell>
          <table:table-cell table:formula="of:=2^(10*RAND())+[.B579]" office:value-type="float" office:value="475.822814610953" calcext:value-type="float">
            <text:p>475.822814611</text:p>
          </table:table-cell>
          <table:table-cell office:value-type="float" office:value="0.888065" calcext:value-type="float">
            <text:p>0.888065</text:p>
          </table:table-cell>
        </table:table-row>
        <table:table-row table:style-name="ro1">
          <table:table-cell table:formula="of:=[.A579]+1" office:value-type="float" office:value="578" calcext:value-type="float">
            <text:p>578</text:p>
          </table:table-cell>
          <table:table-cell table:formula="of:=[.B579]-0.5" office:value-type="float" office:value="461" calcext:value-type="float">
            <text:p>461</text:p>
          </table:table-cell>
          <table:table-cell table:formula="of:=2^(10*RAND())+[.B580]" office:value-type="float" office:value="557.336213822442" calcext:value-type="float">
            <text:p>557.3362138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80]+1" office:value-type="float" office:value="579" calcext:value-type="float">
            <text:p>579</text:p>
          </table:table-cell>
          <table:table-cell table:formula="of:=[.B580]-0.5" office:value-type="float" office:value="460.5" calcext:value-type="float">
            <text:p>460.5</text:p>
          </table:table-cell>
          <table:table-cell table:formula="of:=2^(10*RAND())+[.B581]" office:value-type="float" office:value="466.540366959165" calcext:value-type="float">
            <text:p>466.5403669592</text:p>
          </table:table-cell>
          <table:table-cell office:value-type="float" office:value="0.905994" calcext:value-type="float">
            <text:p>0.905994</text:p>
          </table:table-cell>
        </table:table-row>
        <table:table-row table:style-name="ro1">
          <table:table-cell table:formula="of:=[.A581]+1" office:value-type="float" office:value="580" calcext:value-type="float">
            <text:p>580</text:p>
          </table:table-cell>
          <table:table-cell table:formula="of:=[.B581]-0.5" office:value-type="float" office:value="460" calcext:value-type="float">
            <text:p>460</text:p>
          </table:table-cell>
          <table:table-cell table:formula="of:=2^(10*RAND())+[.B582]" office:value-type="float" office:value="462.010038653886" calcext:value-type="float">
            <text:p>462.0100386539</text:p>
          </table:table-cell>
          <table:table-cell office:value-type="float" office:value="0.942726" calcext:value-type="float">
            <text:p>0.942726</text:p>
          </table:table-cell>
        </table:table-row>
        <table:table-row table:style-name="ro1">
          <table:table-cell table:formula="of:=[.A582]+1" office:value-type="float" office:value="581" calcext:value-type="float">
            <text:p>581</text:p>
          </table:table-cell>
          <table:table-cell table:formula="of:=[.B582]-0.5" office:value-type="float" office:value="459.5" calcext:value-type="float">
            <text:p>459.5</text:p>
          </table:table-cell>
          <table:table-cell table:formula="of:=2^(10*RAND())+[.B583]" office:value-type="float" office:value="739.503189431601" calcext:value-type="float">
            <text:p>739.5031894316</text:p>
          </table:table-cell>
          <table:table-cell office:value-type="float" office:value="0.297142" calcext:value-type="float">
            <text:p>0.297142</text:p>
          </table:table-cell>
        </table:table-row>
        <table:table-row table:style-name="ro1">
          <table:table-cell table:formula="of:=[.A583]+1" office:value-type="float" office:value="582" calcext:value-type="float">
            <text:p>582</text:p>
          </table:table-cell>
          <table:table-cell table:formula="of:=[.B583]-0.5" office:value-type="float" office:value="459" calcext:value-type="float">
            <text:p>459</text:p>
          </table:table-cell>
          <table:table-cell table:formula="of:=2^(10*RAND())+[.B584]" office:value-type="float" office:value="460.069037794388" calcext:value-type="float">
            <text:p>460.0690377944</text:p>
          </table:table-cell>
          <table:table-cell office:value-type="float" office:value="0.87476" calcext:value-type="float">
            <text:p>0.87476</text:p>
          </table:table-cell>
        </table:table-row>
        <table:table-row table:style-name="ro1">
          <table:table-cell table:formula="of:=[.A584]+1" office:value-type="float" office:value="583" calcext:value-type="float">
            <text:p>583</text:p>
          </table:table-cell>
          <table:table-cell table:formula="of:=[.B584]-0.5" office:value-type="float" office:value="458.5" calcext:value-type="float">
            <text:p>458.5</text:p>
          </table:table-cell>
          <table:table-cell table:formula="of:=2^(10*RAND())+[.B585]" office:value-type="float" office:value="459.887090358523" calcext:value-type="float">
            <text:p>459.8870903585</text:p>
          </table:table-cell>
          <table:table-cell office:value-type="float" office:value="0.304142" calcext:value-type="float">
            <text:p>0.304142</text:p>
          </table:table-cell>
        </table:table-row>
        <table:table-row table:style-name="ro1">
          <table:table-cell table:formula="of:=[.A585]+1" office:value-type="float" office:value="584" calcext:value-type="float">
            <text:p>584</text:p>
          </table:table-cell>
          <table:table-cell table:formula="of:=[.B585]-0.5" office:value-type="float" office:value="458" calcext:value-type="float">
            <text:p>458</text:p>
          </table:table-cell>
          <table:table-cell table:formula="of:=2^(10*RAND())+[.B586]" office:value-type="float" office:value="613.61842774976" calcext:value-type="float">
            <text:p>613.6184277498</text:p>
          </table:table-cell>
          <table:table-cell office:value-type="float" office:value="0.894809" calcext:value-type="float">
            <text:p>0.894809</text:p>
          </table:table-cell>
        </table:table-row>
        <table:table-row table:style-name="ro1">
          <table:table-cell table:formula="of:=[.A586]+1" office:value-type="float" office:value="585" calcext:value-type="float">
            <text:p>585</text:p>
          </table:table-cell>
          <table:table-cell table:formula="of:=[.B586]-0.5" office:value-type="float" office:value="457.5" calcext:value-type="float">
            <text:p>457.5</text:p>
          </table:table-cell>
          <table:table-cell table:formula="of:=2^(10*RAND())+[.B587]" office:value-type="float" office:value="475.55431512718" calcext:value-type="float">
            <text:p>475.5543151272</text:p>
          </table:table-cell>
          <table:table-cell office:value-type="float" office:value="0.282334" calcext:value-type="float">
            <text:p>0.282334</text:p>
          </table:table-cell>
        </table:table-row>
        <table:table-row table:style-name="ro1">
          <table:table-cell table:formula="of:=[.A587]+1" office:value-type="float" office:value="586" calcext:value-type="float">
            <text:p>586</text:p>
          </table:table-cell>
          <table:table-cell table:formula="of:=[.B587]-0.5" office:value-type="float" office:value="457" calcext:value-type="float">
            <text:p>457</text:p>
          </table:table-cell>
          <table:table-cell table:formula="of:=2^(10*RAND())+[.B588]" office:value-type="float" office:value="563.407141531637" calcext:value-type="float">
            <text:p>563.4071415316</text:p>
          </table:table-cell>
          <table:table-cell office:value-type="float" office:value="0.402126" calcext:value-type="float">
            <text:p>0.402126</text:p>
          </table:table-cell>
        </table:table-row>
        <table:table-row table:style-name="ro1">
          <table:table-cell table:formula="of:=[.A588]+1" office:value-type="float" office:value="587" calcext:value-type="float">
            <text:p>587</text:p>
          </table:table-cell>
          <table:table-cell table:formula="of:=[.B588]-0.5" office:value-type="float" office:value="456.5" calcext:value-type="float">
            <text:p>456.5</text:p>
          </table:table-cell>
          <table:table-cell table:formula="of:=2^(10*RAND())+[.B589]" office:value-type="float" office:value="469.842779417936" calcext:value-type="float">
            <text:p>469.8427794179</text:p>
          </table:table-cell>
          <table:table-cell office:value-type="float" office:value="0.276933" calcext:value-type="float">
            <text:p>0.276933</text:p>
          </table:table-cell>
        </table:table-row>
        <table:table-row table:style-name="ro1">
          <table:table-cell table:formula="of:=[.A589]+1" office:value-type="float" office:value="588" calcext:value-type="float">
            <text:p>588</text:p>
          </table:table-cell>
          <table:table-cell table:formula="of:=[.B589]-0.5" office:value-type="float" office:value="456" calcext:value-type="float">
            <text:p>456</text:p>
          </table:table-cell>
          <table:table-cell table:formula="of:=2^(10*RAND())+[.B590]" office:value-type="float" office:value="1007.68052799183" calcext:value-type="float">
            <text:p>1007.6805279918</text:p>
          </table:table-cell>
          <table:table-cell office:value-type="float" office:value="0.397844" calcext:value-type="float">
            <text:p>0.397844</text:p>
          </table:table-cell>
        </table:table-row>
        <table:table-row table:style-name="ro1">
          <table:table-cell table:formula="of:=[.A590]+1" office:value-type="float" office:value="589" calcext:value-type="float">
            <text:p>589</text:p>
          </table:table-cell>
          <table:table-cell table:formula="of:=[.B590]-0.5" office:value-type="float" office:value="455.5" calcext:value-type="float">
            <text:p>455.5</text:p>
          </table:table-cell>
          <table:table-cell table:formula="of:=2^(10*RAND())+[.B591]" office:value-type="float" office:value="524.869128739617" calcext:value-type="float">
            <text:p>524.8691287396</text:p>
          </table:table-cell>
          <table:table-cell office:value-type="float" office:value="0.999439" calcext:value-type="float">
            <text:p>0.999439</text:p>
          </table:table-cell>
        </table:table-row>
        <table:table-row table:style-name="ro1">
          <table:table-cell table:formula="of:=[.A591]+1" office:value-type="float" office:value="590" calcext:value-type="float">
            <text:p>590</text:p>
          </table:table-cell>
          <table:table-cell table:formula="of:=[.B591]-0.5" office:value-type="float" office:value="455" calcext:value-type="float">
            <text:p>455</text:p>
          </table:table-cell>
          <table:table-cell table:formula="of:=2^(10*RAND())+[.B592]" office:value-type="float" office:value="639.847274843912" calcext:value-type="float">
            <text:p>639.8472748439</text:p>
          </table:table-cell>
          <table:table-cell office:value-type="float" office:value="0.285251" calcext:value-type="float">
            <text:p>0.285251</text:p>
          </table:table-cell>
        </table:table-row>
        <table:table-row table:style-name="ro1">
          <table:table-cell table:formula="of:=[.A592]+1" office:value-type="float" office:value="591" calcext:value-type="float">
            <text:p>591</text:p>
          </table:table-cell>
          <table:table-cell table:formula="of:=[.B592]-0.5" office:value-type="float" office:value="454.5" calcext:value-type="float">
            <text:p>454.5</text:p>
          </table:table-cell>
          <table:table-cell table:formula="of:=2^(10*RAND())+[.B593]" office:value-type="float" office:value="497.972761557546" calcext:value-type="float">
            <text:p>497.9727615575</text:p>
          </table:table-cell>
          <table:table-cell office:value-type="float" office:value="0.310498" calcext:value-type="float">
            <text:p>0.310498</text:p>
          </table:table-cell>
        </table:table-row>
        <table:table-row table:style-name="ro1">
          <table:table-cell table:formula="of:=[.A593]+1" office:value-type="float" office:value="592" calcext:value-type="float">
            <text:p>592</text:p>
          </table:table-cell>
          <table:table-cell table:formula="of:=[.B593]-0.5" office:value-type="float" office:value="454" calcext:value-type="float">
            <text:p>454</text:p>
          </table:table-cell>
          <table:table-cell table:formula="of:=2^(10*RAND())+[.B594]" office:value-type="float" office:value="455.247174513519" calcext:value-type="float">
            <text:p>455.2471745135</text:p>
          </table:table-cell>
          <table:table-cell office:value-type="float" office:value="0.341187" calcext:value-type="float">
            <text:p>0.341187</text:p>
          </table:table-cell>
        </table:table-row>
        <table:table-row table:style-name="ro1">
          <table:table-cell table:formula="of:=[.A594]+1" office:value-type="float" office:value="593" calcext:value-type="float">
            <text:p>593</text:p>
          </table:table-cell>
          <table:table-cell table:formula="of:=[.B594]-0.5" office:value-type="float" office:value="453.5" calcext:value-type="float">
            <text:p>453.5</text:p>
          </table:table-cell>
          <table:table-cell table:formula="of:=2^(10*RAND())+[.B595]" office:value-type="float" office:value="455.73931108512" calcext:value-type="float">
            <text:p>455.7393110851</text:p>
          </table:table-cell>
          <table:table-cell office:value-type="float" office:value="0.339215" calcext:value-type="float">
            <text:p>0.339215</text:p>
          </table:table-cell>
        </table:table-row>
        <table:table-row table:style-name="ro1">
          <table:table-cell table:formula="of:=[.A595]+1" office:value-type="float" office:value="594" calcext:value-type="float">
            <text:p>594</text:p>
          </table:table-cell>
          <table:table-cell table:formula="of:=[.B595]-0.5" office:value-type="float" office:value="453" calcext:value-type="float">
            <text:p>453</text:p>
          </table:table-cell>
          <table:table-cell table:formula="of:=2^(10*RAND())+[.B596]" office:value-type="float" office:value="479.210593637968" calcext:value-type="float">
            <text:p>479.210593638</text:p>
          </table:table-cell>
          <table:table-cell office:value-type="float" office:value="0.452116" calcext:value-type="float">
            <text:p>0.452116</text:p>
          </table:table-cell>
        </table:table-row>
        <table:table-row table:style-name="ro1">
          <table:table-cell table:formula="of:=[.A596]+1" office:value-type="float" office:value="595" calcext:value-type="float">
            <text:p>595</text:p>
          </table:table-cell>
          <table:table-cell table:formula="of:=[.B596]-0.5" office:value-type="float" office:value="452.5" calcext:value-type="float">
            <text:p>452.5</text:p>
          </table:table-cell>
          <table:table-cell table:formula="of:=2^(10*RAND())+[.B597]" office:value-type="float" office:value="582.056064208394" calcext:value-type="float">
            <text:p>582.0560642084</text:p>
          </table:table-cell>
          <table:table-cell office:value-type="float" office:value="0.494654" calcext:value-type="float">
            <text:p>0.494654</text:p>
          </table:table-cell>
        </table:table-row>
        <table:table-row table:style-name="ro1">
          <table:table-cell table:formula="of:=[.A597]+1" office:value-type="float" office:value="596" calcext:value-type="float">
            <text:p>596</text:p>
          </table:table-cell>
          <table:table-cell table:formula="of:=[.B597]-0.5" office:value-type="float" office:value="452" calcext:value-type="float">
            <text:p>452</text:p>
          </table:table-cell>
          <table:table-cell table:formula="of:=2^(10*RAND())+[.B598]" office:value-type="float" office:value="559.072041173139" calcext:value-type="float">
            <text:p>559.0720411731</text:p>
          </table:table-cell>
          <table:table-cell office:value-type="float" office:value="0.220773" calcext:value-type="float">
            <text:p>0.220773</text:p>
          </table:table-cell>
        </table:table-row>
        <table:table-row table:style-name="ro1">
          <table:table-cell table:formula="of:=[.A598]+1" office:value-type="float" office:value="597" calcext:value-type="float">
            <text:p>597</text:p>
          </table:table-cell>
          <table:table-cell table:formula="of:=[.B598]-0.5" office:value-type="float" office:value="451.5" calcext:value-type="float">
            <text:p>451.5</text:p>
          </table:table-cell>
          <table:table-cell table:formula="of:=2^(10*RAND())+[.B599]" office:value-type="float" office:value="500.63953301697" calcext:value-type="float">
            <text:p>500.639533017</text:p>
          </table:table-cell>
          <table:table-cell office:value-type="float" office:value="0.733736" calcext:value-type="float">
            <text:p>0.733736</text:p>
          </table:table-cell>
        </table:table-row>
        <table:table-row table:style-name="ro1">
          <table:table-cell table:formula="of:=[.A599]+1" office:value-type="float" office:value="598" calcext:value-type="float">
            <text:p>598</text:p>
          </table:table-cell>
          <table:table-cell table:formula="of:=[.B599]-0.5" office:value-type="float" office:value="451" calcext:value-type="float">
            <text:p>451</text:p>
          </table:table-cell>
          <table:table-cell table:formula="of:=2^(10*RAND())+[.B600]" office:value-type="float" office:value="454.031771116706" calcext:value-type="float">
            <text:p>454.0317711167</text:p>
          </table:table-cell>
          <table:table-cell office:value-type="float" office:value="0.192755" calcext:value-type="float">
            <text:p>0.192755</text:p>
          </table:table-cell>
        </table:table-row>
        <table:table-row table:style-name="ro1">
          <table:table-cell table:formula="of:=[.A600]+1" office:value-type="float" office:value="599" calcext:value-type="float">
            <text:p>599</text:p>
          </table:table-cell>
          <table:table-cell table:formula="of:=[.B600]-0.5" office:value-type="float" office:value="450.5" calcext:value-type="float">
            <text:p>450.5</text:p>
          </table:table-cell>
          <table:table-cell table:formula="of:=2^(10*RAND())+[.B601]" office:value-type="float" office:value="469.190059171064" calcext:value-type="float">
            <text:p>469.1900591711</text:p>
          </table:table-cell>
          <table:table-cell office:value-type="float" office:value="0.400963" calcext:value-type="float">
            <text:p>0.400963</text:p>
          </table:table-cell>
        </table:table-row>
        <table:table-row table:style-name="ro1">
          <table:table-cell table:formula="of:=[.A601]+1" office:value-type="float" office:value="600" calcext:value-type="float">
            <text:p>600</text:p>
          </table:table-cell>
          <table:table-cell table:formula="of:=[.B601]-0.5" office:value-type="float" office:value="450" calcext:value-type="float">
            <text:p>450</text:p>
          </table:table-cell>
          <table:table-cell table:formula="of:=2^(10*RAND())+[.B602]" office:value-type="float" office:value="498.441499405802" calcext:value-type="float">
            <text:p>498.4414994058</text:p>
          </table:table-cell>
          <table:table-cell office:value-type="float" office:value="0.473752" calcext:value-type="float">
            <text:p>0.473752</text:p>
          </table:table-cell>
        </table:table-row>
        <table:table-row table:style-name="ro1">
          <table:table-cell table:formula="of:=[.A602]+1" office:value-type="float" office:value="601" calcext:value-type="float">
            <text:p>601</text:p>
          </table:table-cell>
          <table:table-cell table:formula="of:=[.B602]-0.5" office:value-type="float" office:value="449.5" calcext:value-type="float">
            <text:p>449.5</text:p>
          </table:table-cell>
          <table:table-cell table:formula="of:=2^(10*RAND())+[.B603]" office:value-type="float" office:value="452.483441977453" calcext:value-type="float">
            <text:p>452.4834419775</text:p>
          </table:table-cell>
          <table:table-cell office:value-type="float" office:value="0.278868" calcext:value-type="float">
            <text:p>0.278868</text:p>
          </table:table-cell>
        </table:table-row>
        <table:table-row table:style-name="ro1">
          <table:table-cell table:formula="of:=[.A603]+1" office:value-type="float" office:value="602" calcext:value-type="float">
            <text:p>602</text:p>
          </table:table-cell>
          <table:table-cell table:formula="of:=[.B603]-0.5" office:value-type="float" office:value="449" calcext:value-type="float">
            <text:p>449</text:p>
          </table:table-cell>
          <table:table-cell table:formula="of:=2^(10*RAND())+[.B604]" office:value-type="float" office:value="915.601686833138" calcext:value-type="float">
            <text:p>915.6016868331</text:p>
          </table:table-cell>
          <table:table-cell office:value-type="float" office:value="0.0951678" calcext:value-type="float">
            <text:p>0.0951678</text:p>
          </table:table-cell>
        </table:table-row>
        <table:table-row table:style-name="ro1">
          <table:table-cell table:formula="of:=[.A604]+1" office:value-type="float" office:value="603" calcext:value-type="float">
            <text:p>603</text:p>
          </table:table-cell>
          <table:table-cell table:formula="of:=[.B604]-0.5" office:value-type="float" office:value="448.5" calcext:value-type="float">
            <text:p>448.5</text:p>
          </table:table-cell>
          <table:table-cell table:formula="of:=2^(10*RAND())+[.B605]" office:value-type="float" office:value="464.566905483523" calcext:value-type="float">
            <text:p>464.5669054835</text:p>
          </table:table-cell>
          <table:table-cell office:value-type="float" office:value="0.245887" calcext:value-type="float">
            <text:p>0.245887</text:p>
          </table:table-cell>
        </table:table-row>
        <table:table-row table:style-name="ro1">
          <table:table-cell table:formula="of:=[.A605]+1" office:value-type="float" office:value="604" calcext:value-type="float">
            <text:p>604</text:p>
          </table:table-cell>
          <table:table-cell table:formula="of:=[.B605]-0.5" office:value-type="float" office:value="448" calcext:value-type="float">
            <text:p>448</text:p>
          </table:table-cell>
          <table:table-cell table:formula="of:=2^(10*RAND())+[.B606]" office:value-type="float" office:value="561.292364747275" calcext:value-type="float">
            <text:p>561.2923647473</text:p>
          </table:table-cell>
          <table:table-cell office:value-type="float" office:value="0.189527" calcext:value-type="float">
            <text:p>0.189527</text:p>
          </table:table-cell>
        </table:table-row>
        <table:table-row table:style-name="ro1">
          <table:table-cell table:formula="of:=[.A606]+1" office:value-type="float" office:value="605" calcext:value-type="float">
            <text:p>605</text:p>
          </table:table-cell>
          <table:table-cell table:formula="of:=[.B606]-0.5" office:value-type="float" office:value="447.5" calcext:value-type="float">
            <text:p>447.5</text:p>
          </table:table-cell>
          <table:table-cell table:formula="of:=2^(10*RAND())+[.B607]" office:value-type="float" office:value="505.492270562433" calcext:value-type="float">
            <text:p>505.4922705624</text:p>
          </table:table-cell>
          <table:table-cell office:value-type="float" office:value="0.58244" calcext:value-type="float">
            <text:p>0.58244</text:p>
          </table:table-cell>
        </table:table-row>
        <table:table-row table:style-name="ro1">
          <table:table-cell table:formula="of:=[.A607]+1" office:value-type="float" office:value="606" calcext:value-type="float">
            <text:p>606</text:p>
          </table:table-cell>
          <table:table-cell table:formula="of:=[.B607]-0.5" office:value-type="float" office:value="447" calcext:value-type="float">
            <text:p>447</text:p>
          </table:table-cell>
          <table:table-cell table:formula="of:=2^(10*RAND())+[.B608]" office:value-type="float" office:value="475.754101807451" calcext:value-type="float">
            <text:p>475.7541018075</text:p>
          </table:table-cell>
          <table:table-cell office:value-type="float" office:value="0.0859768" calcext:value-type="float">
            <text:p>0.0859768</text:p>
          </table:table-cell>
        </table:table-row>
        <table:table-row table:style-name="ro1">
          <table:table-cell table:formula="of:=[.A608]+1" office:value-type="float" office:value="607" calcext:value-type="float">
            <text:p>607</text:p>
          </table:table-cell>
          <table:table-cell table:formula="of:=[.B608]-0.5" office:value-type="float" office:value="446.5" calcext:value-type="float">
            <text:p>446.5</text:p>
          </table:table-cell>
          <table:table-cell table:formula="of:=2^(10*RAND())+[.B609]" office:value-type="float" office:value="923.301464651011" calcext:value-type="float">
            <text:p>923.301464651</text:p>
          </table:table-cell>
          <table:table-cell office:value-type="float" office:value="0.0424201" calcext:value-type="float">
            <text:p>0.0424201</text:p>
          </table:table-cell>
        </table:table-row>
        <table:table-row table:style-name="ro1">
          <table:table-cell table:formula="of:=[.A609]+1" office:value-type="float" office:value="608" calcext:value-type="float">
            <text:p>608</text:p>
          </table:table-cell>
          <table:table-cell table:formula="of:=[.B609]-0.5" office:value-type="float" office:value="446" calcext:value-type="float">
            <text:p>446</text:p>
          </table:table-cell>
          <table:table-cell table:formula="of:=2^(10*RAND())+[.B610]" office:value-type="float" office:value="548.665411027474" calcext:value-type="float">
            <text:p>548.6654110275</text:p>
          </table:table-cell>
          <table:table-cell office:value-type="float" office:value="0.424123" calcext:value-type="float">
            <text:p>0.424123</text:p>
          </table:table-cell>
        </table:table-row>
        <table:table-row table:style-name="ro1">
          <table:table-cell table:formula="of:=[.A610]+1" office:value-type="float" office:value="609" calcext:value-type="float">
            <text:p>609</text:p>
          </table:table-cell>
          <table:table-cell table:formula="of:=[.B610]-0.5" office:value-type="float" office:value="445.5" calcext:value-type="float">
            <text:p>445.5</text:p>
          </table:table-cell>
          <table:table-cell table:formula="of:=2^(10*RAND())+[.B611]" office:value-type="float" office:value="768.466053799202" calcext:value-type="float">
            <text:p>768.4660537992</text:p>
          </table:table-cell>
          <table:table-cell office:value-type="float" office:value="0.599431" calcext:value-type="float">
            <text:p>0.599431</text:p>
          </table:table-cell>
        </table:table-row>
        <table:table-row table:style-name="ro1">
          <table:table-cell table:formula="of:=[.A611]+1" office:value-type="float" office:value="610" calcext:value-type="float">
            <text:p>610</text:p>
          </table:table-cell>
          <table:table-cell table:formula="of:=[.B611]-0.5" office:value-type="float" office:value="445" calcext:value-type="float">
            <text:p>445</text:p>
          </table:table-cell>
          <table:table-cell table:formula="of:=2^(10*RAND())+[.B612]" office:value-type="float" office:value="454.535847940415" calcext:value-type="float">
            <text:p>454.5358479404</text:p>
          </table:table-cell>
          <table:table-cell office:value-type="float" office:value="0.460059" calcext:value-type="float">
            <text:p>0.460059</text:p>
          </table:table-cell>
        </table:table-row>
        <table:table-row table:style-name="ro1">
          <table:table-cell table:formula="of:=[.A612]+1" office:value-type="float" office:value="611" calcext:value-type="float">
            <text:p>611</text:p>
          </table:table-cell>
          <table:table-cell table:formula="of:=[.B612]-0.5" office:value-type="float" office:value="444.5" calcext:value-type="float">
            <text:p>444.5</text:p>
          </table:table-cell>
          <table:table-cell table:formula="of:=2^(10*RAND())+[.B613]" office:value-type="float" office:value="452.688273930388" calcext:value-type="float">
            <text:p>452.6882739304</text:p>
          </table:table-cell>
          <table:table-cell office:value-type="float" office:value="0.0241265" calcext:value-type="float">
            <text:p>0.0241265</text:p>
          </table:table-cell>
        </table:table-row>
        <table:table-row table:style-name="ro1">
          <table:table-cell table:formula="of:=[.A613]+1" office:value-type="float" office:value="612" calcext:value-type="float">
            <text:p>612</text:p>
          </table:table-cell>
          <table:table-cell table:formula="of:=[.B613]-0.5" office:value-type="float" office:value="444" calcext:value-type="float">
            <text:p>444</text:p>
          </table:table-cell>
          <table:table-cell table:formula="of:=2^(10*RAND())+[.B614]" office:value-type="float" office:value="461.772670106281" calcext:value-type="float">
            <text:p>461.7726701063</text:p>
          </table:table-cell>
          <table:table-cell office:value-type="float" office:value="0.573314" calcext:value-type="float">
            <text:p>0.573314</text:p>
          </table:table-cell>
        </table:table-row>
        <table:table-row table:style-name="ro1">
          <table:table-cell table:formula="of:=[.A614]+1" office:value-type="float" office:value="613" calcext:value-type="float">
            <text:p>613</text:p>
          </table:table-cell>
          <table:table-cell table:formula="of:=[.B614]-0.5" office:value-type="float" office:value="443.5" calcext:value-type="float">
            <text:p>443.5</text:p>
          </table:table-cell>
          <table:table-cell table:formula="of:=2^(10*RAND())+[.B615]" office:value-type="float" office:value="604.75701109067" calcext:value-type="float">
            <text:p>604.7570110907</text:p>
          </table:table-cell>
          <table:table-cell office:value-type="float" office:value="0.124382" calcext:value-type="float">
            <text:p>0.124382</text:p>
          </table:table-cell>
        </table:table-row>
        <table:table-row table:style-name="ro1">
          <table:table-cell table:formula="of:=[.A615]+1" office:value-type="float" office:value="614" calcext:value-type="float">
            <text:p>614</text:p>
          </table:table-cell>
          <table:table-cell table:formula="of:=[.B615]-0.5" office:value-type="float" office:value="443" calcext:value-type="float">
            <text:p>443</text:p>
          </table:table-cell>
          <table:table-cell table:formula="of:=2^(10*RAND())+[.B616]" office:value-type="float" office:value="445.295990705922" calcext:value-type="float">
            <text:p>445.2959907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16]+1" office:value-type="float" office:value="615" calcext:value-type="float">
            <text:p>615</text:p>
          </table:table-cell>
          <table:table-cell table:formula="of:=[.B616]-0.5" office:value-type="float" office:value="442.5" calcext:value-type="float">
            <text:p>442.5</text:p>
          </table:table-cell>
          <table:table-cell table:formula="of:=2^(10*RAND())+[.B617]" office:value-type="float" office:value="579.901027296951" calcext:value-type="float">
            <text:p>579.901027297</text:p>
          </table:table-cell>
          <table:table-cell office:value-type="float" office:value="0.438724" calcext:value-type="float">
            <text:p>0.438724</text:p>
          </table:table-cell>
        </table:table-row>
        <table:table-row table:style-name="ro1">
          <table:table-cell table:formula="of:=[.A617]+1" office:value-type="float" office:value="616" calcext:value-type="float">
            <text:p>616</text:p>
          </table:table-cell>
          <table:table-cell table:formula="of:=[.B617]-0.5" office:value-type="float" office:value="442" calcext:value-type="float">
            <text:p>442</text:p>
          </table:table-cell>
          <table:table-cell table:formula="of:=2^(10*RAND())+[.B618]" office:value-type="float" office:value="517.621807360375" calcext:value-type="float">
            <text:p>517.6218073604</text:p>
          </table:table-cell>
          <table:table-cell office:value-type="float" office:value="0.518918" calcext:value-type="float">
            <text:p>0.518918</text:p>
          </table:table-cell>
        </table:table-row>
        <table:table-row table:style-name="ro1">
          <table:table-cell table:formula="of:=[.A618]+1" office:value-type="float" office:value="617" calcext:value-type="float">
            <text:p>617</text:p>
          </table:table-cell>
          <table:table-cell table:formula="of:=[.B618]-0.5" office:value-type="float" office:value="441.5" calcext:value-type="float">
            <text:p>441.5</text:p>
          </table:table-cell>
          <table:table-cell table:formula="of:=2^(10*RAND())+[.B619]" office:value-type="float" office:value="925.321995369442" calcext:value-type="float">
            <text:p>925.3219953694</text:p>
          </table:table-cell>
          <table:table-cell office:value-type="float" office:value="0.618958" calcext:value-type="float">
            <text:p>0.618958</text:p>
          </table:table-cell>
        </table:table-row>
        <table:table-row table:style-name="ro1">
          <table:table-cell table:formula="of:=[.A619]+1" office:value-type="float" office:value="618" calcext:value-type="float">
            <text:p>618</text:p>
          </table:table-cell>
          <table:table-cell table:formula="of:=[.B619]-0.5" office:value-type="float" office:value="441" calcext:value-type="float">
            <text:p>441</text:p>
          </table:table-cell>
          <table:table-cell table:formula="of:=2^(10*RAND())+[.B620]" office:value-type="float" office:value="445.924231432952" calcext:value-type="float">
            <text:p>445.924231433</text:p>
          </table:table-cell>
          <table:table-cell office:value-type="float" office:value="0.608838" calcext:value-type="float">
            <text:p>0.608838</text:p>
          </table:table-cell>
        </table:table-row>
        <table:table-row table:style-name="ro1">
          <table:table-cell table:formula="of:=[.A620]+1" office:value-type="float" office:value="619" calcext:value-type="float">
            <text:p>619</text:p>
          </table:table-cell>
          <table:table-cell table:formula="of:=[.B620]-0.5" office:value-type="float" office:value="440.5" calcext:value-type="float">
            <text:p>440.5</text:p>
          </table:table-cell>
          <table:table-cell table:formula="of:=2^(10*RAND())+[.B621]" office:value-type="float" office:value="533.644503553423" calcext:value-type="float">
            <text:p>533.6445035534</text:p>
          </table:table-cell>
          <table:table-cell office:value-type="float" office:value="0.569142" calcext:value-type="float">
            <text:p>0.569142</text:p>
          </table:table-cell>
        </table:table-row>
        <table:table-row table:style-name="ro1">
          <table:table-cell table:formula="of:=[.A621]+1" office:value-type="float" office:value="620" calcext:value-type="float">
            <text:p>620</text:p>
          </table:table-cell>
          <table:table-cell table:formula="of:=[.B621]-0.5" office:value-type="float" office:value="440" calcext:value-type="float">
            <text:p>440</text:p>
          </table:table-cell>
          <table:table-cell table:formula="of:=2^(10*RAND())+[.B622]" office:value-type="float" office:value="830.40747593515" calcext:value-type="float">
            <text:p>830.4074759352</text:p>
          </table:table-cell>
          <table:table-cell office:value-type="float" office:value="0.841315" calcext:value-type="float">
            <text:p>0.841315</text:p>
          </table:table-cell>
        </table:table-row>
        <table:table-row table:style-name="ro1">
          <table:table-cell table:formula="of:=[.A622]+1" office:value-type="float" office:value="621" calcext:value-type="float">
            <text:p>621</text:p>
          </table:table-cell>
          <table:table-cell table:formula="of:=[.B622]-0.5" office:value-type="float" office:value="439.5" calcext:value-type="float">
            <text:p>439.5</text:p>
          </table:table-cell>
          <table:table-cell table:formula="of:=2^(10*RAND())+[.B623]" office:value-type="float" office:value="618.578236655638" calcext:value-type="float">
            <text:p>618.5782366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23]+1" office:value-type="float" office:value="622" calcext:value-type="float">
            <text:p>622</text:p>
          </table:table-cell>
          <table:table-cell table:formula="of:=[.B623]-0.5" office:value-type="float" office:value="439" calcext:value-type="float">
            <text:p>439</text:p>
          </table:table-cell>
          <table:table-cell table:formula="of:=2^(10*RAND())+[.B624]" office:value-type="float" office:value="692.070372110818" calcext:value-type="float">
            <text:p>692.0703721108</text:p>
          </table:table-cell>
          <table:table-cell office:value-type="float" office:value="0.960428" calcext:value-type="float">
            <text:p>0.960428</text:p>
          </table:table-cell>
        </table:table-row>
        <table:table-row table:style-name="ro1">
          <table:table-cell table:formula="of:=[.A624]+1" office:value-type="float" office:value="623" calcext:value-type="float">
            <text:p>623</text:p>
          </table:table-cell>
          <table:table-cell table:formula="of:=[.B624]-0.5" office:value-type="float" office:value="438.5" calcext:value-type="float">
            <text:p>438.5</text:p>
          </table:table-cell>
          <table:table-cell table:formula="of:=2^(10*RAND())+[.B625]" office:value-type="float" office:value="1034.78384854062" calcext:value-type="float">
            <text:p>1034.7838485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25]+1" office:value-type="float" office:value="624" calcext:value-type="float">
            <text:p>624</text:p>
          </table:table-cell>
          <table:table-cell table:formula="of:=[.B625]-0.5" office:value-type="float" office:value="438" calcext:value-type="float">
            <text:p>438</text:p>
          </table:table-cell>
          <table:table-cell table:formula="of:=2^(10*RAND())+[.B626]" office:value-type="float" office:value="443.121162592999" calcext:value-type="float">
            <text:p>443.121162593</text:p>
          </table:table-cell>
          <table:table-cell office:value-type="float" office:value="0.62611" calcext:value-type="float">
            <text:p>0.62611</text:p>
          </table:table-cell>
        </table:table-row>
        <table:table-row table:style-name="ro1">
          <table:table-cell table:formula="of:=[.A626]+1" office:value-type="float" office:value="625" calcext:value-type="float">
            <text:p>625</text:p>
          </table:table-cell>
          <table:table-cell table:formula="of:=[.B626]-0.5" office:value-type="float" office:value="437.5" calcext:value-type="float">
            <text:p>437.5</text:p>
          </table:table-cell>
          <table:table-cell table:formula="of:=2^(10*RAND())+[.B627]" office:value-type="float" office:value="1101.17644044618" calcext:value-type="float">
            <text:p>1101.1764404462</text:p>
          </table:table-cell>
          <table:table-cell office:value-type="float" office:value="0.776769" calcext:value-type="float">
            <text:p>0.776769</text:p>
          </table:table-cell>
        </table:table-row>
        <table:table-row table:style-name="ro1">
          <table:table-cell table:formula="of:=[.A627]+1" office:value-type="float" office:value="626" calcext:value-type="float">
            <text:p>626</text:p>
          </table:table-cell>
          <table:table-cell table:formula="of:=[.B627]-0.5" office:value-type="float" office:value="437" calcext:value-type="float">
            <text:p>437</text:p>
          </table:table-cell>
          <table:table-cell table:formula="of:=2^(10*RAND())+[.B628]" office:value-type="float" office:value="448.919363769011" calcext:value-type="float">
            <text:p>448.919363769</text:p>
          </table:table-cell>
          <table:table-cell office:value-type="float" office:value="0.817635" calcext:value-type="float">
            <text:p>0.817635</text:p>
          </table:table-cell>
        </table:table-row>
        <table:table-row table:style-name="ro1">
          <table:table-cell table:formula="of:=[.A628]+1" office:value-type="float" office:value="627" calcext:value-type="float">
            <text:p>627</text:p>
          </table:table-cell>
          <table:table-cell table:formula="of:=[.B628]-0.5" office:value-type="float" office:value="436.5" calcext:value-type="float">
            <text:p>436.5</text:p>
          </table:table-cell>
          <table:table-cell table:formula="of:=2^(10*RAND())+[.B629]" office:value-type="float" office:value="472.095185850331" calcext:value-type="float">
            <text:p>472.0951858503</text:p>
          </table:table-cell>
          <table:table-cell office:value-type="float" office:value="0.17669" calcext:value-type="float">
            <text:p>0.17669</text:p>
          </table:table-cell>
        </table:table-row>
        <table:table-row table:style-name="ro1">
          <table:table-cell table:formula="of:=[.A629]+1" office:value-type="float" office:value="628" calcext:value-type="float">
            <text:p>628</text:p>
          </table:table-cell>
          <table:table-cell table:formula="of:=[.B629]-0.5" office:value-type="float" office:value="436" calcext:value-type="float">
            <text:p>436</text:p>
          </table:table-cell>
          <table:table-cell table:formula="of:=2^(10*RAND())+[.B630]" office:value-type="float" office:value="445.264596187002" calcext:value-type="float">
            <text:p>445.264596187</text:p>
          </table:table-cell>
          <table:table-cell office:value-type="float" office:value="0.0387971" calcext:value-type="float">
            <text:p>0.0387971</text:p>
          </table:table-cell>
        </table:table-row>
        <table:table-row table:style-name="ro1">
          <table:table-cell table:formula="of:=[.A630]+1" office:value-type="float" office:value="629" calcext:value-type="float">
            <text:p>629</text:p>
          </table:table-cell>
          <table:table-cell table:formula="of:=[.B630]-0.5" office:value-type="float" office:value="435.5" calcext:value-type="float">
            <text:p>435.5</text:p>
          </table:table-cell>
          <table:table-cell table:formula="of:=2^(10*RAND())+[.B631]" office:value-type="float" office:value="436.613177832031" calcext:value-type="float">
            <text:p>436.613177832</text:p>
          </table:table-cell>
          <table:table-cell office:value-type="float" office:value="0.689277" calcext:value-type="float">
            <text:p>0.689277</text:p>
          </table:table-cell>
        </table:table-row>
        <table:table-row table:style-name="ro1">
          <table:table-cell table:formula="of:=[.A631]+1" office:value-type="float" office:value="630" calcext:value-type="float">
            <text:p>630</text:p>
          </table:table-cell>
          <table:table-cell table:formula="of:=[.B631]-0.5" office:value-type="float" office:value="435" calcext:value-type="float">
            <text:p>435</text:p>
          </table:table-cell>
          <table:table-cell table:formula="of:=2^(10*RAND())+[.B632]" office:value-type="float" office:value="469.195104907333" calcext:value-type="float">
            <text:p>469.1951049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2]+1" office:value-type="float" office:value="631" calcext:value-type="float">
            <text:p>631</text:p>
          </table:table-cell>
          <table:table-cell table:formula="of:=[.B632]-0.5" office:value-type="float" office:value="434.5" calcext:value-type="float">
            <text:p>434.5</text:p>
          </table:table-cell>
          <table:table-cell table:formula="of:=2^(10*RAND())+[.B633]" office:value-type="float" office:value="437.755509977286" calcext:value-type="float">
            <text:p>437.7555099773</text:p>
          </table:table-cell>
          <table:table-cell office:value-type="float" office:value="0.238764" calcext:value-type="float">
            <text:p>0.238764</text:p>
          </table:table-cell>
        </table:table-row>
        <table:table-row table:style-name="ro1">
          <table:table-cell table:formula="of:=[.A633]+1" office:value-type="float" office:value="632" calcext:value-type="float">
            <text:p>632</text:p>
          </table:table-cell>
          <table:table-cell table:formula="of:=[.B633]-0.5" office:value-type="float" office:value="434" calcext:value-type="float">
            <text:p>434</text:p>
          </table:table-cell>
          <table:table-cell table:formula="of:=2^(10*RAND())+[.B634]" office:value-type="float" office:value="435.725375391605" calcext:value-type="float">
            <text:p>435.7253753916</text:p>
          </table:table-cell>
          <table:table-cell office:value-type="float" office:value="0.954182" calcext:value-type="float">
            <text:p>0.954182</text:p>
          </table:table-cell>
        </table:table-row>
        <table:table-row table:style-name="ro1">
          <table:table-cell table:formula="of:=[.A634]+1" office:value-type="float" office:value="633" calcext:value-type="float">
            <text:p>633</text:p>
          </table:table-cell>
          <table:table-cell table:formula="of:=[.B634]-0.5" office:value-type="float" office:value="433.5" calcext:value-type="float">
            <text:p>433.5</text:p>
          </table:table-cell>
          <table:table-cell table:formula="of:=2^(10*RAND())+[.B635]" office:value-type="float" office:value="470.583364608603" calcext:value-type="float">
            <text:p>470.583364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5]+1" office:value-type="float" office:value="634" calcext:value-type="float">
            <text:p>634</text:p>
          </table:table-cell>
          <table:table-cell table:formula="of:=[.B635]-0.5" office:value-type="float" office:value="433" calcext:value-type="float">
            <text:p>433</text:p>
          </table:table-cell>
          <table:table-cell table:formula="of:=2^(10*RAND())+[.B636]" office:value-type="float" office:value="637.451949096034" calcext:value-type="float">
            <text:p>637.451949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36]+1" office:value-type="float" office:value="635" calcext:value-type="float">
            <text:p>635</text:p>
          </table:table-cell>
          <table:table-cell table:formula="of:=[.B636]-0.5" office:value-type="float" office:value="432.5" calcext:value-type="float">
            <text:p>432.5</text:p>
          </table:table-cell>
          <table:table-cell table:formula="of:=2^(10*RAND())+[.B637]" office:value-type="float" office:value="469.773939116472" calcext:value-type="float">
            <text:p>469.7739391165</text:p>
          </table:table-cell>
          <table:table-cell office:value-type="float" office:value="0.468316" calcext:value-type="float">
            <text:p>0.468316</text:p>
          </table:table-cell>
        </table:table-row>
        <table:table-row table:style-name="ro1">
          <table:table-cell table:formula="of:=[.A637]+1" office:value-type="float" office:value="636" calcext:value-type="float">
            <text:p>636</text:p>
          </table:table-cell>
          <table:table-cell table:formula="of:=[.B637]-0.5" office:value-type="float" office:value="432" calcext:value-type="float">
            <text:p>432</text:p>
          </table:table-cell>
          <table:table-cell table:formula="of:=2^(10*RAND())+[.B638]" office:value-type="float" office:value="570.859387322802" calcext:value-type="float">
            <text:p>570.8593873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8]+1" office:value-type="float" office:value="637" calcext:value-type="float">
            <text:p>637</text:p>
          </table:table-cell>
          <table:table-cell table:formula="of:=[.B638]-0.5" office:value-type="float" office:value="431.5" calcext:value-type="float">
            <text:p>431.5</text:p>
          </table:table-cell>
          <table:table-cell table:formula="of:=2^(10*RAND())+[.B639]" office:value-type="float" office:value="458.153470706289" calcext:value-type="float">
            <text:p>458.1534707063</text:p>
          </table:table-cell>
          <table:table-cell office:value-type="float" office:value="0.000652103" calcext:value-type="float">
            <text:p>0.000652103</text:p>
          </table:table-cell>
        </table:table-row>
        <table:table-row table:style-name="ro1">
          <table:table-cell table:formula="of:=[.A639]+1" office:value-type="float" office:value="638" calcext:value-type="float">
            <text:p>638</text:p>
          </table:table-cell>
          <table:table-cell table:formula="of:=[.B639]-0.5" office:value-type="float" office:value="431" calcext:value-type="float">
            <text:p>431</text:p>
          </table:table-cell>
          <table:table-cell table:formula="of:=2^(10*RAND())+[.B640]" office:value-type="float" office:value="538.131237031982" calcext:value-type="float">
            <text:p>538.131237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0]+1" office:value-type="float" office:value="639" calcext:value-type="float">
            <text:p>639</text:p>
          </table:table-cell>
          <table:table-cell table:formula="of:=[.B640]-0.5" office:value-type="float" office:value="430.5" calcext:value-type="float">
            <text:p>430.5</text:p>
          </table:table-cell>
          <table:table-cell table:formula="of:=2^(10*RAND())+[.B641]" office:value-type="float" office:value="437.285228548413" calcext:value-type="float">
            <text:p>437.2852285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1]+1" office:value-type="float" office:value="640" calcext:value-type="float">
            <text:p>640</text:p>
          </table:table-cell>
          <table:table-cell table:formula="of:=[.B641]-0.5" office:value-type="float" office:value="430" calcext:value-type="float">
            <text:p>430</text:p>
          </table:table-cell>
          <table:table-cell table:formula="of:=2^(10*RAND())+[.B642]" office:value-type="float" office:value="631.079400119994" calcext:value-type="float">
            <text:p>631.07940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42]+1" office:value-type="float" office:value="641" calcext:value-type="float">
            <text:p>641</text:p>
          </table:table-cell>
          <table:table-cell table:formula="of:=[.B642]-0.5" office:value-type="float" office:value="429.5" calcext:value-type="float">
            <text:p>429.5</text:p>
          </table:table-cell>
          <table:table-cell table:formula="of:=2^(10*RAND())+[.B643]" office:value-type="float" office:value="1340.41828713114" calcext:value-type="float">
            <text:p>1340.4182871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43]+1" office:value-type="float" office:value="642" calcext:value-type="float">
            <text:p>642</text:p>
          </table:table-cell>
          <table:table-cell table:formula="of:=[.B643]-0.5" office:value-type="float" office:value="429" calcext:value-type="float">
            <text:p>429</text:p>
          </table:table-cell>
          <table:table-cell table:formula="of:=2^(10*RAND())+[.B644]" office:value-type="float" office:value="431.915525296088" calcext:value-type="float">
            <text:p>431.9155252961</text:p>
          </table:table-cell>
          <table:table-cell office:value-type="float" office:value="0.516301" calcext:value-type="float">
            <text:p>0.516301</text:p>
          </table:table-cell>
        </table:table-row>
        <table:table-row table:style-name="ro1">
          <table:table-cell table:formula="of:=[.A644]+1" office:value-type="float" office:value="643" calcext:value-type="float">
            <text:p>643</text:p>
          </table:table-cell>
          <table:table-cell table:formula="of:=[.B644]-0.5" office:value-type="float" office:value="428.5" calcext:value-type="float">
            <text:p>428.5</text:p>
          </table:table-cell>
          <table:table-cell table:formula="of:=2^(10*RAND())+[.B645]" office:value-type="float" office:value="431.837243399425" calcext:value-type="float">
            <text:p>431.8372433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5]+1" office:value-type="float" office:value="644" calcext:value-type="float">
            <text:p>644</text:p>
          </table:table-cell>
          <table:table-cell table:formula="of:=[.B645]-0.5" office:value-type="float" office:value="428" calcext:value-type="float">
            <text:p>428</text:p>
          </table:table-cell>
          <table:table-cell table:formula="of:=2^(10*RAND())+[.B646]" office:value-type="float" office:value="430.882871102212" calcext:value-type="float">
            <text:p>430.8828711022</text:p>
          </table:table-cell>
          <table:table-cell office:value-type="float" office:value="0.944318" calcext:value-type="float">
            <text:p>0.944318</text:p>
          </table:table-cell>
        </table:table-row>
        <table:table-row table:style-name="ro1">
          <table:table-cell table:formula="of:=[.A646]+1" office:value-type="float" office:value="645" calcext:value-type="float">
            <text:p>645</text:p>
          </table:table-cell>
          <table:table-cell table:formula="of:=[.B646]-0.5" office:value-type="float" office:value="427.5" calcext:value-type="float">
            <text:p>427.5</text:p>
          </table:table-cell>
          <table:table-cell table:formula="of:=2^(10*RAND())+[.B647]" office:value-type="float" office:value="437.086828223494" calcext:value-type="float">
            <text:p>437.0868282235</text:p>
          </table:table-cell>
          <table:table-cell office:value-type="float" office:value="0.473732" calcext:value-type="float">
            <text:p>0.473732</text:p>
          </table:table-cell>
        </table:table-row>
        <table:table-row table:style-name="ro1">
          <table:table-cell table:formula="of:=[.A647]+1" office:value-type="float" office:value="646" calcext:value-type="float">
            <text:p>646</text:p>
          </table:table-cell>
          <table:table-cell table:formula="of:=[.B647]-0.5" office:value-type="float" office:value="427" calcext:value-type="float">
            <text:p>427</text:p>
          </table:table-cell>
          <table:table-cell table:formula="of:=2^(10*RAND())+[.B648]" office:value-type="float" office:value="449.767321847003" calcext:value-type="float">
            <text:p>449.76732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8]+1" office:value-type="float" office:value="647" calcext:value-type="float">
            <text:p>647</text:p>
          </table:table-cell>
          <table:table-cell table:formula="of:=[.B648]-0.5" office:value-type="float" office:value="426.5" calcext:value-type="float">
            <text:p>426.5</text:p>
          </table:table-cell>
          <table:table-cell table:formula="of:=2^(10*RAND())+[.B649]" office:value-type="float" office:value="458.603053261388" calcext:value-type="float">
            <text:p>458.6030532614</text:p>
          </table:table-cell>
          <table:table-cell office:value-type="float" office:value="0.601895" calcext:value-type="float">
            <text:p>0.601895</text:p>
          </table:table-cell>
        </table:table-row>
        <table:table-row table:style-name="ro1">
          <table:table-cell table:formula="of:=[.A649]+1" office:value-type="float" office:value="648" calcext:value-type="float">
            <text:p>648</text:p>
          </table:table-cell>
          <table:table-cell table:formula="of:=[.B649]-0.5" office:value-type="float" office:value="426" calcext:value-type="float">
            <text:p>426</text:p>
          </table:table-cell>
          <table:table-cell table:formula="of:=2^(10*RAND())+[.B650]" office:value-type="float" office:value="513.609688982715" calcext:value-type="float">
            <text:p>513.6096889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0]+1" office:value-type="float" office:value="649" calcext:value-type="float">
            <text:p>649</text:p>
          </table:table-cell>
          <table:table-cell table:formula="of:=[.B650]-0.5" office:value-type="float" office:value="425.5" calcext:value-type="float">
            <text:p>425.5</text:p>
          </table:table-cell>
          <table:table-cell table:formula="of:=2^(10*RAND())+[.B651]" office:value-type="float" office:value="808.673188459841" calcext:value-type="float">
            <text:p>808.6731884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1]+1" office:value-type="float" office:value="650" calcext:value-type="float">
            <text:p>650</text:p>
          </table:table-cell>
          <table:table-cell table:formula="of:=[.B651]-0.5" office:value-type="float" office:value="425" calcext:value-type="float">
            <text:p>425</text:p>
          </table:table-cell>
          <table:table-cell table:formula="of:=2^(10*RAND())+[.B652]" office:value-type="float" office:value="794.316989163735" calcext:value-type="float">
            <text:p>794.3169891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2]+1" office:value-type="float" office:value="651" calcext:value-type="float">
            <text:p>651</text:p>
          </table:table-cell>
          <table:table-cell table:formula="of:=[.B652]-0.5" office:value-type="float" office:value="424.5" calcext:value-type="float">
            <text:p>424.5</text:p>
          </table:table-cell>
          <table:table-cell table:formula="of:=2^(10*RAND())+[.B653]" office:value-type="float" office:value="883.736271723529" calcext:value-type="float">
            <text:p>883.7362717235</text:p>
          </table:table-cell>
          <table:table-cell office:value-type="float" office:value="0.731719" calcext:value-type="float">
            <text:p>0.731719</text:p>
          </table:table-cell>
        </table:table-row>
        <table:table-row table:style-name="ro1">
          <table:table-cell table:formula="of:=[.A653]+1" office:value-type="float" office:value="652" calcext:value-type="float">
            <text:p>652</text:p>
          </table:table-cell>
          <table:table-cell table:formula="of:=[.B653]-0.5" office:value-type="float" office:value="424" calcext:value-type="float">
            <text:p>424</text:p>
          </table:table-cell>
          <table:table-cell table:formula="of:=2^(10*RAND())+[.B654]" office:value-type="float" office:value="487.183581130702" calcext:value-type="float">
            <text:p>487.1835811307</text:p>
          </table:table-cell>
          <table:table-cell office:value-type="float" office:value="0.636147" calcext:value-type="float">
            <text:p>0.636147</text:p>
          </table:table-cell>
        </table:table-row>
        <table:table-row table:style-name="ro1">
          <table:table-cell table:formula="of:=[.A654]+1" office:value-type="float" office:value="653" calcext:value-type="float">
            <text:p>653</text:p>
          </table:table-cell>
          <table:table-cell table:formula="of:=[.B654]-0.5" office:value-type="float" office:value="423.5" calcext:value-type="float">
            <text:p>423.5</text:p>
          </table:table-cell>
          <table:table-cell table:formula="of:=2^(10*RAND())+[.B655]" office:value-type="float" office:value="462.935422853673" calcext:value-type="float">
            <text:p>462.9354228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5]+1" office:value-type="float" office:value="654" calcext:value-type="float">
            <text:p>654</text:p>
          </table:table-cell>
          <table:table-cell table:formula="of:=[.B655]-0.5" office:value-type="float" office:value="423" calcext:value-type="float">
            <text:p>423</text:p>
          </table:table-cell>
          <table:table-cell table:formula="of:=2^(10*RAND())+[.B656]" office:value-type="float" office:value="570.889061672965" calcext:value-type="float">
            <text:p>570.889061673</text:p>
          </table:table-cell>
          <table:table-cell office:value-type="float" office:value="0.97104" calcext:value-type="float">
            <text:p>0.97104</text:p>
          </table:table-cell>
        </table:table-row>
        <table:table-row table:style-name="ro1">
          <table:table-cell table:formula="of:=[.A656]+1" office:value-type="float" office:value="655" calcext:value-type="float">
            <text:p>655</text:p>
          </table:table-cell>
          <table:table-cell table:formula="of:=[.B656]-0.5" office:value-type="float" office:value="422.5" calcext:value-type="float">
            <text:p>422.5</text:p>
          </table:table-cell>
          <table:table-cell table:formula="of:=2^(10*RAND())+[.B657]" office:value-type="float" office:value="424.203909915072" calcext:value-type="float">
            <text:p>424.2039099151</text:p>
          </table:table-cell>
          <table:table-cell office:value-type="float" office:value="0.426469" calcext:value-type="float">
            <text:p>0.426469</text:p>
          </table:table-cell>
        </table:table-row>
        <table:table-row table:style-name="ro1">
          <table:table-cell table:formula="of:=[.A657]+1" office:value-type="float" office:value="656" calcext:value-type="float">
            <text:p>656</text:p>
          </table:table-cell>
          <table:table-cell table:formula="of:=[.B657]-0.5" office:value-type="float" office:value="422" calcext:value-type="float">
            <text:p>422</text:p>
          </table:table-cell>
          <table:table-cell table:formula="of:=2^(10*RAND())+[.B658]" office:value-type="float" office:value="484.554359548963" calcext:value-type="float">
            <text:p>484.554359549</text:p>
          </table:table-cell>
          <table:table-cell office:value-type="float" office:value="0.0670597" calcext:value-type="float">
            <text:p>0.0670597</text:p>
          </table:table-cell>
        </table:table-row>
        <table:table-row table:style-name="ro1">
          <table:table-cell table:formula="of:=[.A658]+1" office:value-type="float" office:value="657" calcext:value-type="float">
            <text:p>657</text:p>
          </table:table-cell>
          <table:table-cell table:formula="of:=[.B658]-0.5" office:value-type="float" office:value="421.5" calcext:value-type="float">
            <text:p>421.5</text:p>
          </table:table-cell>
          <table:table-cell table:formula="of:=2^(10*RAND())+[.B659]" office:value-type="float" office:value="427.853060821424" calcext:value-type="float">
            <text:p>427.8530608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9]+1" office:value-type="float" office:value="658" calcext:value-type="float">
            <text:p>658</text:p>
          </table:table-cell>
          <table:table-cell table:formula="of:=[.B659]-0.5" office:value-type="float" office:value="421" calcext:value-type="float">
            <text:p>421</text:p>
          </table:table-cell>
          <table:table-cell table:formula="of:=2^(10*RAND())+[.B660]" office:value-type="float" office:value="443.843085714251" calcext:value-type="float">
            <text:p>443.8430857143</text:p>
          </table:table-cell>
          <table:table-cell office:value-type="float" office:value="0.483266" calcext:value-type="float">
            <text:p>0.483266</text:p>
          </table:table-cell>
        </table:table-row>
        <table:table-row table:style-name="ro1">
          <table:table-cell table:formula="of:=[.A660]+1" office:value-type="float" office:value="659" calcext:value-type="float">
            <text:p>659</text:p>
          </table:table-cell>
          <table:table-cell table:formula="of:=[.B660]-0.5" office:value-type="float" office:value="420.5" calcext:value-type="float">
            <text:p>420.5</text:p>
          </table:table-cell>
          <table:table-cell table:formula="of:=2^(10*RAND())+[.B661]" office:value-type="float" office:value="423.145257036859" calcext:value-type="float">
            <text:p>423.1452570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1]+1" office:value-type="float" office:value="660" calcext:value-type="float">
            <text:p>660</text:p>
          </table:table-cell>
          <table:table-cell table:formula="of:=[.B661]-0.5" office:value-type="float" office:value="420" calcext:value-type="float">
            <text:p>420</text:p>
          </table:table-cell>
          <table:table-cell table:formula="of:=2^(10*RAND())+[.B662]" office:value-type="float" office:value="422.934259779767" calcext:value-type="float">
            <text:p>422.9342597798</text:p>
          </table:table-cell>
          <table:table-cell office:value-type="float" office:value="0.617293" calcext:value-type="float">
            <text:p>0.617293</text:p>
          </table:table-cell>
        </table:table-row>
        <table:table-row table:style-name="ro1">
          <table:table-cell table:formula="of:=[.A662]+1" office:value-type="float" office:value="661" calcext:value-type="float">
            <text:p>661</text:p>
          </table:table-cell>
          <table:table-cell table:formula="of:=[.B662]-0.5" office:value-type="float" office:value="419.5" calcext:value-type="float">
            <text:p>419.5</text:p>
          </table:table-cell>
          <table:table-cell table:formula="of:=2^(10*RAND())+[.B663]" office:value-type="float" office:value="424.274434620896" calcext:value-type="float">
            <text:p>424.2744346209</text:p>
          </table:table-cell>
          <table:table-cell office:value-type="float" office:value="0.709089" calcext:value-type="float">
            <text:p>0.709089</text:p>
          </table:table-cell>
        </table:table-row>
        <table:table-row table:style-name="ro1">
          <table:table-cell table:formula="of:=[.A663]+1" office:value-type="float" office:value="662" calcext:value-type="float">
            <text:p>662</text:p>
          </table:table-cell>
          <table:table-cell table:formula="of:=[.B663]-0.5" office:value-type="float" office:value="419" calcext:value-type="float">
            <text:p>419</text:p>
          </table:table-cell>
          <table:table-cell table:formula="of:=2^(10*RAND())+[.B664]" office:value-type="float" office:value="712.9106149756" calcext:value-type="float">
            <text:p>712.9106149756</text:p>
          </table:table-cell>
          <table:table-cell office:value-type="float" office:value="0.479566" calcext:value-type="float">
            <text:p>0.479566</text:p>
          </table:table-cell>
        </table:table-row>
        <table:table-row table:style-name="ro1">
          <table:table-cell table:formula="of:=[.A664]+1" office:value-type="float" office:value="663" calcext:value-type="float">
            <text:p>663</text:p>
          </table:table-cell>
          <table:table-cell table:formula="of:=[.B664]-0.5" office:value-type="float" office:value="418.5" calcext:value-type="float">
            <text:p>418.5</text:p>
          </table:table-cell>
          <table:table-cell table:formula="of:=2^(10*RAND())+[.B665]" office:value-type="float" office:value="419.672380448092" calcext:value-type="float">
            <text:p>419.6723804481</text:p>
          </table:table-cell>
          <table:table-cell office:value-type="float" office:value="0.343864" calcext:value-type="float">
            <text:p>0.343864</text:p>
          </table:table-cell>
        </table:table-row>
        <table:table-row table:style-name="ro1">
          <table:table-cell table:formula="of:=[.A665]+1" office:value-type="float" office:value="664" calcext:value-type="float">
            <text:p>664</text:p>
          </table:table-cell>
          <table:table-cell table:formula="of:=[.B665]-0.5" office:value-type="float" office:value="418" calcext:value-type="float">
            <text:p>418</text:p>
          </table:table-cell>
          <table:table-cell table:formula="of:=2^(10*RAND())+[.B666]" office:value-type="float" office:value="1222.42624763645" calcext:value-type="float">
            <text:p>1222.4262476365</text:p>
          </table:table-cell>
          <table:table-cell office:value-type="float" office:value="0.820973" calcext:value-type="float">
            <text:p>0.820973</text:p>
          </table:table-cell>
        </table:table-row>
        <table:table-row table:style-name="ro1">
          <table:table-cell table:formula="of:=[.A666]+1" office:value-type="float" office:value="665" calcext:value-type="float">
            <text:p>665</text:p>
          </table:table-cell>
          <table:table-cell table:formula="of:=[.B666]-0.5" office:value-type="float" office:value="417.5" calcext:value-type="float">
            <text:p>417.5</text:p>
          </table:table-cell>
          <table:table-cell table:formula="of:=2^(10*RAND())+[.B667]" office:value-type="float" office:value="457.031913666056" calcext:value-type="float">
            <text:p>457.0319136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7]+1" office:value-type="float" office:value="666" calcext:value-type="float">
            <text:p>666</text:p>
          </table:table-cell>
          <table:table-cell table:formula="of:=[.B667]-0.5" office:value-type="float" office:value="417" calcext:value-type="float">
            <text:p>417</text:p>
          </table:table-cell>
          <table:table-cell table:formula="of:=2^(10*RAND())+[.B668]" office:value-type="float" office:value="464.952634908656" calcext:value-type="float">
            <text:p>464.9526349087</text:p>
          </table:table-cell>
          <table:table-cell office:value-type="float" office:value="0.774073" calcext:value-type="float">
            <text:p>0.774073</text:p>
          </table:table-cell>
        </table:table-row>
        <table:table-row table:style-name="ro1">
          <table:table-cell table:formula="of:=[.A668]+1" office:value-type="float" office:value="667" calcext:value-type="float">
            <text:p>667</text:p>
          </table:table-cell>
          <table:table-cell table:formula="of:=[.B668]-0.5" office:value-type="float" office:value="416.5" calcext:value-type="float">
            <text:p>416.5</text:p>
          </table:table-cell>
          <table:table-cell table:formula="of:=2^(10*RAND())+[.B669]" office:value-type="float" office:value="439.697350058515" calcext:value-type="float">
            <text:p>439.6973500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9]+1" office:value-type="float" office:value="668" calcext:value-type="float">
            <text:p>668</text:p>
          </table:table-cell>
          <table:table-cell table:formula="of:=[.B669]-0.5" office:value-type="float" office:value="416" calcext:value-type="float">
            <text:p>416</text:p>
          </table:table-cell>
          <table:table-cell table:formula="of:=2^(10*RAND())+[.B670]" office:value-type="float" office:value="853.234568013031" calcext:value-type="float">
            <text:p>853.234568013</text:p>
          </table:table-cell>
          <table:table-cell office:value-type="float" office:value="0.65033" calcext:value-type="float">
            <text:p>0.65033</text:p>
          </table:table-cell>
        </table:table-row>
        <table:table-row table:style-name="ro1">
          <table:table-cell table:formula="of:=[.A670]+1" office:value-type="float" office:value="669" calcext:value-type="float">
            <text:p>669</text:p>
          </table:table-cell>
          <table:table-cell table:formula="of:=[.B670]-0.5" office:value-type="float" office:value="415.5" calcext:value-type="float">
            <text:p>415.5</text:p>
          </table:table-cell>
          <table:table-cell table:formula="of:=2^(10*RAND())+[.B671]" office:value-type="float" office:value="455.993274582306" calcext:value-type="float">
            <text:p>455.9932745823</text:p>
          </table:table-cell>
          <table:table-cell office:value-type="float" office:value="0.622747" calcext:value-type="float">
            <text:p>0.622747</text:p>
          </table:table-cell>
        </table:table-row>
        <table:table-row table:style-name="ro1">
          <table:table-cell table:formula="of:=[.A671]+1" office:value-type="float" office:value="670" calcext:value-type="float">
            <text:p>670</text:p>
          </table:table-cell>
          <table:table-cell table:formula="of:=[.B671]-0.5" office:value-type="float" office:value="415" calcext:value-type="float">
            <text:p>415</text:p>
          </table:table-cell>
          <table:table-cell table:formula="of:=2^(10*RAND())+[.B672]" office:value-type="float" office:value="417.864210220335" calcext:value-type="float">
            <text:p>417.8642102203</text:p>
          </table:table-cell>
          <table:table-cell office:value-type="float" office:value="0.987657" calcext:value-type="float">
            <text:p>0.987657</text:p>
          </table:table-cell>
        </table:table-row>
        <table:table-row table:style-name="ro1">
          <table:table-cell table:formula="of:=[.A672]+1" office:value-type="float" office:value="671" calcext:value-type="float">
            <text:p>671</text:p>
          </table:table-cell>
          <table:table-cell table:formula="of:=[.B672]-0.5" office:value-type="float" office:value="414.5" calcext:value-type="float">
            <text:p>414.5</text:p>
          </table:table-cell>
          <table:table-cell table:formula="of:=2^(10*RAND())+[.B673]" office:value-type="float" office:value="512.787020690304" calcext:value-type="float">
            <text:p>512.7870206903</text:p>
          </table:table-cell>
          <table:table-cell office:value-type="float" office:value="0.653414" calcext:value-type="float">
            <text:p>0.653414</text:p>
          </table:table-cell>
        </table:table-row>
        <table:table-row table:style-name="ro1">
          <table:table-cell table:formula="of:=[.A673]+1" office:value-type="float" office:value="672" calcext:value-type="float">
            <text:p>672</text:p>
          </table:table-cell>
          <table:table-cell table:formula="of:=[.B673]-0.5" office:value-type="float" office:value="414" calcext:value-type="float">
            <text:p>414</text:p>
          </table:table-cell>
          <table:table-cell table:formula="of:=2^(10*RAND())+[.B674]" office:value-type="float" office:value="422.057740579433" calcext:value-type="float">
            <text:p>422.0577405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4]+1" office:value-type="float" office:value="673" calcext:value-type="float">
            <text:p>673</text:p>
          </table:table-cell>
          <table:table-cell table:formula="of:=[.B674]-0.5" office:value-type="float" office:value="413.5" calcext:value-type="float">
            <text:p>413.5</text:p>
          </table:table-cell>
          <table:table-cell table:formula="of:=2^(10*RAND())+[.B675]" office:value-type="float" office:value="734.063734730394" calcext:value-type="float">
            <text:p>734.0637347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5]+1" office:value-type="float" office:value="674" calcext:value-type="float">
            <text:p>674</text:p>
          </table:table-cell>
          <table:table-cell table:formula="of:=[.B675]-0.5" office:value-type="float" office:value="413" calcext:value-type="float">
            <text:p>413</text:p>
          </table:table-cell>
          <table:table-cell table:formula="of:=2^(10*RAND())+[.B676]" office:value-type="float" office:value="418.125450812973" calcext:value-type="float">
            <text:p>418.125450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76]+1" office:value-type="float" office:value="675" calcext:value-type="float">
            <text:p>675</text:p>
          </table:table-cell>
          <table:table-cell table:formula="of:=[.B676]-0.5" office:value-type="float" office:value="412.5" calcext:value-type="float">
            <text:p>412.5</text:p>
          </table:table-cell>
          <table:table-cell table:formula="of:=2^(10*RAND())+[.B677]" office:value-type="float" office:value="456.088074302381" calcext:value-type="float">
            <text:p>456.0880743024</text:p>
          </table:table-cell>
          <table:table-cell office:value-type="float" office:value="0.780935" calcext:value-type="float">
            <text:p>0.780935</text:p>
          </table:table-cell>
        </table:table-row>
        <table:table-row table:style-name="ro1">
          <table:table-cell table:formula="of:=[.A677]+1" office:value-type="float" office:value="676" calcext:value-type="float">
            <text:p>676</text:p>
          </table:table-cell>
          <table:table-cell table:formula="of:=[.B677]-0.5" office:value-type="float" office:value="412" calcext:value-type="float">
            <text:p>412</text:p>
          </table:table-cell>
          <table:table-cell table:formula="of:=2^(10*RAND())+[.B678]" office:value-type="float" office:value="495.746605166893" calcext:value-type="float">
            <text:p>495.7466051669</text:p>
          </table:table-cell>
          <table:table-cell office:value-type="float" office:value="0.822519" calcext:value-type="float">
            <text:p>0.822519</text:p>
          </table:table-cell>
        </table:table-row>
        <table:table-row table:style-name="ro1">
          <table:table-cell table:formula="of:=[.A678]+1" office:value-type="float" office:value="677" calcext:value-type="float">
            <text:p>677</text:p>
          </table:table-cell>
          <table:table-cell table:formula="of:=[.B678]-0.5" office:value-type="float" office:value="411.5" calcext:value-type="float">
            <text:p>411.5</text:p>
          </table:table-cell>
          <table:table-cell table:formula="of:=2^(10*RAND())+[.B679]" office:value-type="float" office:value="443.940579439191" calcext:value-type="float">
            <text:p>443.9405794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9]+1" office:value-type="float" office:value="678" calcext:value-type="float">
            <text:p>678</text:p>
          </table:table-cell>
          <table:table-cell table:formula="of:=[.B679]-0.5" office:value-type="float" office:value="411" calcext:value-type="float">
            <text:p>411</text:p>
          </table:table-cell>
          <table:table-cell table:formula="of:=2^(10*RAND())+[.B680]" office:value-type="float" office:value="663.66541561358" calcext:value-type="float">
            <text:p>663.6654156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80]+1" office:value-type="float" office:value="679" calcext:value-type="float">
            <text:p>679</text:p>
          </table:table-cell>
          <table:table-cell table:formula="of:=[.B680]-0.5" office:value-type="float" office:value="410.5" calcext:value-type="float">
            <text:p>410.5</text:p>
          </table:table-cell>
          <table:table-cell table:formula="of:=2^(10*RAND())+[.B681]" office:value-type="float" office:value="424.253508553625" calcext:value-type="float">
            <text:p>424.2535085536</text:p>
          </table:table-cell>
          <table:table-cell office:value-type="float" office:value="0.436119" calcext:value-type="float">
            <text:p>0.436119</text:p>
          </table:table-cell>
        </table:table-row>
        <table:table-row table:style-name="ro1">
          <table:table-cell table:formula="of:=[.A681]+1" office:value-type="float" office:value="680" calcext:value-type="float">
            <text:p>680</text:p>
          </table:table-cell>
          <table:table-cell table:formula="of:=[.B681]-0.5" office:value-type="float" office:value="410" calcext:value-type="float">
            <text:p>410</text:p>
          </table:table-cell>
          <table:table-cell table:formula="of:=2^(10*RAND())+[.B682]" office:value-type="float" office:value="461.150003310291" calcext:value-type="float">
            <text:p>461.1500033103</text:p>
          </table:table-cell>
          <table:table-cell office:value-type="float" office:value="0.758424" calcext:value-type="float">
            <text:p>0.758424</text:p>
          </table:table-cell>
        </table:table-row>
        <table:table-row table:style-name="ro1">
          <table:table-cell table:formula="of:=[.A682]+1" office:value-type="float" office:value="681" calcext:value-type="float">
            <text:p>681</text:p>
          </table:table-cell>
          <table:table-cell table:formula="of:=[.B682]-0.5" office:value-type="float" office:value="409.5" calcext:value-type="float">
            <text:p>409.5</text:p>
          </table:table-cell>
          <table:table-cell table:formula="of:=2^(10*RAND())+[.B683]" office:value-type="float" office:value="411.109930081439" calcext:value-type="float">
            <text:p>411.1099300814</text:p>
          </table:table-cell>
          <table:table-cell office:value-type="float" office:value="0.413195" calcext:value-type="float">
            <text:p>0.413195</text:p>
          </table:table-cell>
        </table:table-row>
        <table:table-row table:style-name="ro1">
          <table:table-cell table:formula="of:=[.A683]+1" office:value-type="float" office:value="682" calcext:value-type="float">
            <text:p>682</text:p>
          </table:table-cell>
          <table:table-cell table:formula="of:=[.B683]-0.5" office:value-type="float" office:value="409" calcext:value-type="float">
            <text:p>409</text:p>
          </table:table-cell>
          <table:table-cell table:formula="of:=2^(10*RAND())+[.B684]" office:value-type="float" office:value="411.076705077431" calcext:value-type="float">
            <text:p>411.0767050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4]+1" office:value-type="float" office:value="683" calcext:value-type="float">
            <text:p>683</text:p>
          </table:table-cell>
          <table:table-cell table:formula="of:=[.B684]-0.5" office:value-type="float" office:value="408.5" calcext:value-type="float">
            <text:p>408.5</text:p>
          </table:table-cell>
          <table:table-cell table:formula="of:=2^(10*RAND())+[.B685]" office:value-type="float" office:value="410.025680430655" calcext:value-type="float">
            <text:p>410.0256804307</text:p>
          </table:table-cell>
          <table:table-cell office:value-type="float" office:value="0.790739" calcext:value-type="float">
            <text:p>0.790739</text:p>
          </table:table-cell>
        </table:table-row>
        <table:table-row table:style-name="ro1">
          <table:table-cell table:formula="of:=[.A685]+1" office:value-type="float" office:value="684" calcext:value-type="float">
            <text:p>684</text:p>
          </table:table-cell>
          <table:table-cell table:formula="of:=[.B685]-0.5" office:value-type="float" office:value="408" calcext:value-type="float">
            <text:p>408</text:p>
          </table:table-cell>
          <table:table-cell table:formula="of:=2^(10*RAND())+[.B686]" office:value-type="float" office:value="1250.98652718017" calcext:value-type="float">
            <text:p>1250.986527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6]+1" office:value-type="float" office:value="685" calcext:value-type="float">
            <text:p>685</text:p>
          </table:table-cell>
          <table:table-cell table:formula="of:=[.B686]-0.5" office:value-type="float" office:value="407.5" calcext:value-type="float">
            <text:p>407.5</text:p>
          </table:table-cell>
          <table:table-cell table:formula="of:=2^(10*RAND())+[.B687]" office:value-type="float" office:value="1219.58505226171" calcext:value-type="float">
            <text:p>1219.5850522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87]+1" office:value-type="float" office:value="686" calcext:value-type="float">
            <text:p>686</text:p>
          </table:table-cell>
          <table:table-cell table:formula="of:=[.B687]-0.5" office:value-type="float" office:value="407" calcext:value-type="float">
            <text:p>407</text:p>
          </table:table-cell>
          <table:table-cell table:formula="of:=2^(10*RAND())+[.B688]" office:value-type="float" office:value="445.750060493616" calcext:value-type="float">
            <text:p>445.7500604936</text:p>
          </table:table-cell>
          <table:table-cell office:value-type="float" office:value="0.996035" calcext:value-type="float">
            <text:p>0.996035</text:p>
          </table:table-cell>
        </table:table-row>
        <table:table-row table:style-name="ro1">
          <table:table-cell table:formula="of:=[.A688]+1" office:value-type="float" office:value="687" calcext:value-type="float">
            <text:p>687</text:p>
          </table:table-cell>
          <table:table-cell table:formula="of:=[.B688]-0.5" office:value-type="float" office:value="406.5" calcext:value-type="float">
            <text:p>406.5</text:p>
          </table:table-cell>
          <table:table-cell table:formula="of:=2^(10*RAND())+[.B689]" office:value-type="float" office:value="515.914035902068" calcext:value-type="float">
            <text:p>515.9140359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9]+1" office:value-type="float" office:value="688" calcext:value-type="float">
            <text:p>688</text:p>
          </table:table-cell>
          <table:table-cell table:formula="of:=[.B689]-0.5" office:value-type="float" office:value="406" calcext:value-type="float">
            <text:p>406</text:p>
          </table:table-cell>
          <table:table-cell table:formula="of:=2^(10*RAND())+[.B690]" office:value-type="float" office:value="689.604916721897" calcext:value-type="float">
            <text:p>689.6049167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90]+1" office:value-type="float" office:value="689" calcext:value-type="float">
            <text:p>689</text:p>
          </table:table-cell>
          <table:table-cell table:formula="of:=[.B690]-0.5" office:value-type="float" office:value="405.5" calcext:value-type="float">
            <text:p>405.5</text:p>
          </table:table-cell>
          <table:table-cell table:formula="of:=2^(10*RAND())+[.B691]" office:value-type="float" office:value="408.388111984202" calcext:value-type="float">
            <text:p>408.3881119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91]+1" office:value-type="float" office:value="690" calcext:value-type="float">
            <text:p>690</text:p>
          </table:table-cell>
          <table:table-cell table:formula="of:=[.B691]-0.5" office:value-type="float" office:value="405" calcext:value-type="float">
            <text:p>405</text:p>
          </table:table-cell>
          <table:table-cell table:formula="of:=2^(10*RAND())+[.B692]" office:value-type="float" office:value="546.082884753647" calcext:value-type="float">
            <text:p>546.0828847536</text:p>
          </table:table-cell>
          <table:table-cell office:value-type="float" office:value="0.834191" calcext:value-type="float">
            <text:p>0.834191</text:p>
          </table:table-cell>
        </table:table-row>
        <table:table-row table:style-name="ro1">
          <table:table-cell table:formula="of:=[.A692]+1" office:value-type="float" office:value="691" calcext:value-type="float">
            <text:p>691</text:p>
          </table:table-cell>
          <table:table-cell table:formula="of:=[.B692]-0.5" office:value-type="float" office:value="404.5" calcext:value-type="float">
            <text:p>404.5</text:p>
          </table:table-cell>
          <table:table-cell table:formula="of:=2^(10*RAND())+[.B693]" office:value-type="float" office:value="410.456942443676" calcext:value-type="float">
            <text:p>410.4569424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93]+1" office:value-type="float" office:value="692" calcext:value-type="float">
            <text:p>692</text:p>
          </table:table-cell>
          <table:table-cell table:formula="of:=[.B693]-0.5" office:value-type="float" office:value="404" calcext:value-type="float">
            <text:p>404</text:p>
          </table:table-cell>
          <table:table-cell table:formula="of:=2^(10*RAND())+[.B694]" office:value-type="float" office:value="405.237189034446" calcext:value-type="float">
            <text:p>405.2371890344</text:p>
          </table:table-cell>
          <table:table-cell office:value-type="float" office:value="0.926826" calcext:value-type="float">
            <text:p>0.926826</text:p>
          </table:table-cell>
        </table:table-row>
        <table:table-row table:style-name="ro1">
          <table:table-cell table:formula="of:=[.A694]+1" office:value-type="float" office:value="693" calcext:value-type="float">
            <text:p>693</text:p>
          </table:table-cell>
          <table:table-cell table:formula="of:=[.B694]-0.5" office:value-type="float" office:value="403.5" calcext:value-type="float">
            <text:p>403.5</text:p>
          </table:table-cell>
          <table:table-cell table:formula="of:=2^(10*RAND())+[.B695]" office:value-type="float" office:value="409.601629165759" calcext:value-type="float">
            <text:p>409.6016291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95]+1" office:value-type="float" office:value="694" calcext:value-type="float">
            <text:p>694</text:p>
          </table:table-cell>
          <table:table-cell table:formula="of:=[.B695]-0.5" office:value-type="float" office:value="403" calcext:value-type="float">
            <text:p>403</text:p>
          </table:table-cell>
          <table:table-cell table:formula="of:=2^(10*RAND())+[.B696]" office:value-type="float" office:value="407.903496994178" calcext:value-type="float">
            <text:p>407.9034969942</text:p>
          </table:table-cell>
          <table:table-cell office:value-type="float" office:value="0.0646632" calcext:value-type="float">
            <text:p>0.0646632</text:p>
          </table:table-cell>
        </table:table-row>
        <table:table-row table:style-name="ro1">
          <table:table-cell table:formula="of:=[.A696]+1" office:value-type="float" office:value="695" calcext:value-type="float">
            <text:p>695</text:p>
          </table:table-cell>
          <table:table-cell table:formula="of:=[.B696]-0.5" office:value-type="float" office:value="402.5" calcext:value-type="float">
            <text:p>402.5</text:p>
          </table:table-cell>
          <table:table-cell table:formula="of:=2^(10*RAND())+[.B697]" office:value-type="float" office:value="804.891448077326" calcext:value-type="float">
            <text:p>804.8914480773</text:p>
          </table:table-cell>
          <table:table-cell office:value-type="float" office:value="0.962316" calcext:value-type="float">
            <text:p>0.962316</text:p>
          </table:table-cell>
        </table:table-row>
        <table:table-row table:style-name="ro1">
          <table:table-cell table:formula="of:=[.A697]+1" office:value-type="float" office:value="696" calcext:value-type="float">
            <text:p>696</text:p>
          </table:table-cell>
          <table:table-cell table:formula="of:=[.B697]-0.5" office:value-type="float" office:value="402" calcext:value-type="float">
            <text:p>402</text:p>
          </table:table-cell>
          <table:table-cell table:formula="of:=2^(10*RAND())+[.B698]" office:value-type="float" office:value="659.678798914988" calcext:value-type="float">
            <text:p>659.678798915</text:p>
          </table:table-cell>
          <table:table-cell office:value-type="float" office:value="0.770891" calcext:value-type="float">
            <text:p>0.770891</text:p>
          </table:table-cell>
        </table:table-row>
        <table:table-row table:style-name="ro1">
          <table:table-cell table:formula="of:=[.A698]+1" office:value-type="float" office:value="697" calcext:value-type="float">
            <text:p>697</text:p>
          </table:table-cell>
          <table:table-cell table:formula="of:=[.B698]-0.5" office:value-type="float" office:value="401.5" calcext:value-type="float">
            <text:p>401.5</text:p>
          </table:table-cell>
          <table:table-cell table:formula="of:=2^(10*RAND())+[.B699]" office:value-type="float" office:value="1175.47305096857" calcext:value-type="float">
            <text:p>1175.4730509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99]+1" office:value-type="float" office:value="698" calcext:value-type="float">
            <text:p>698</text:p>
          </table:table-cell>
          <table:table-cell table:formula="of:=[.B699]-0.5" office:value-type="float" office:value="401" calcext:value-type="float">
            <text:p>401</text:p>
          </table:table-cell>
          <table:table-cell table:formula="of:=2^(10*RAND())+[.B700]" office:value-type="float" office:value="412.585666664768" calcext:value-type="float">
            <text:p>412.5856666648</text:p>
          </table:table-cell>
          <table:table-cell office:value-type="float" office:value="0.495836" calcext:value-type="float">
            <text:p>0.495836</text:p>
          </table:table-cell>
        </table:table-row>
        <table:table-row table:style-name="ro1">
          <table:table-cell table:formula="of:=[.A700]+1" office:value-type="float" office:value="699" calcext:value-type="float">
            <text:p>699</text:p>
          </table:table-cell>
          <table:table-cell table:formula="of:=[.B700]-0.5" office:value-type="float" office:value="400.5" calcext:value-type="float">
            <text:p>400.5</text:p>
          </table:table-cell>
          <table:table-cell table:formula="of:=2^(10*RAND())+[.B701]" office:value-type="float" office:value="889.645552863869" calcext:value-type="float">
            <text:p>889.645552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1]+1" office:value-type="float" office:value="700" calcext:value-type="float">
            <text:p>700</text:p>
          </table:table-cell>
          <table:table-cell table:formula="of:=[.B701]-0.5" office:value-type="float" office:value="400" calcext:value-type="float">
            <text:p>400</text:p>
          </table:table-cell>
          <table:table-cell table:formula="of:=2^(10*RAND())+[.B702]" office:value-type="float" office:value="431.041649879007" calcext:value-type="float">
            <text:p>431.041649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2]+1" office:value-type="float" office:value="701" calcext:value-type="float">
            <text:p>701</text:p>
          </table:table-cell>
          <table:table-cell table:formula="of:=[.B702]-0.5" office:value-type="float" office:value="399.5" calcext:value-type="float">
            <text:p>399.5</text:p>
          </table:table-cell>
          <table:table-cell table:formula="of:=2^(10*RAND())+[.B703]" office:value-type="float" office:value="524.111242383962" calcext:value-type="float">
            <text:p>524.111242384</text:p>
          </table:table-cell>
          <table:table-cell office:value-type="float" office:value="0.564995" calcext:value-type="float">
            <text:p>0.564995</text:p>
          </table:table-cell>
        </table:table-row>
        <table:table-row table:style-name="ro1">
          <table:table-cell table:formula="of:=[.A703]+1" office:value-type="float" office:value="702" calcext:value-type="float">
            <text:p>702</text:p>
          </table:table-cell>
          <table:table-cell table:formula="of:=[.B703]-0.5" office:value-type="float" office:value="399" calcext:value-type="float">
            <text:p>399</text:p>
          </table:table-cell>
          <table:table-cell table:formula="of:=2^(10*RAND())+[.B704]" office:value-type="float" office:value="413.311422993464" calcext:value-type="float">
            <text:p>413.3114229935</text:p>
          </table:table-cell>
          <table:table-cell office:value-type="float" office:value="0.666782" calcext:value-type="float">
            <text:p>0.666782</text:p>
          </table:table-cell>
        </table:table-row>
        <table:table-row table:style-name="ro1">
          <table:table-cell table:formula="of:=[.A704]+1" office:value-type="float" office:value="703" calcext:value-type="float">
            <text:p>703</text:p>
          </table:table-cell>
          <table:table-cell table:formula="of:=[.B704]-0.5" office:value-type="float" office:value="398.5" calcext:value-type="float">
            <text:p>398.5</text:p>
          </table:table-cell>
          <table:table-cell table:formula="of:=2^(10*RAND())+[.B705]" office:value-type="float" office:value="506.987974848789" calcext:value-type="float">
            <text:p>506.987974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5]+1" office:value-type="float" office:value="704" calcext:value-type="float">
            <text:p>704</text:p>
          </table:table-cell>
          <table:table-cell table:formula="of:=[.B705]-0.5" office:value-type="float" office:value="398" calcext:value-type="float">
            <text:p>398</text:p>
          </table:table-cell>
          <table:table-cell table:formula="of:=2^(10*RAND())+[.B706]" office:value-type="float" office:value="399.225641237577" calcext:value-type="float">
            <text:p>399.225641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6]+1" office:value-type="float" office:value="705" calcext:value-type="float">
            <text:p>705</text:p>
          </table:table-cell>
          <table:table-cell table:formula="of:=[.B706]-0.5" office:value-type="float" office:value="397.5" calcext:value-type="float">
            <text:p>397.5</text:p>
          </table:table-cell>
          <table:table-cell table:formula="of:=2^(10*RAND())+[.B707]" office:value-type="float" office:value="401.152598767695" calcext:value-type="float">
            <text:p>401.1525987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7]+1" office:value-type="float" office:value="706" calcext:value-type="float">
            <text:p>706</text:p>
          </table:table-cell>
          <table:table-cell table:formula="of:=[.B707]-0.5" office:value-type="float" office:value="397" calcext:value-type="float">
            <text:p>397</text:p>
          </table:table-cell>
          <table:table-cell table:formula="of:=2^(10*RAND())+[.B708]" office:value-type="float" office:value="426.332209762916" calcext:value-type="float">
            <text:p>426.3322097629</text:p>
          </table:table-cell>
          <table:table-cell office:value-type="float" office:value="0.0849829" calcext:value-type="float">
            <text:p>0.0849829</text:p>
          </table:table-cell>
        </table:table-row>
        <table:table-row table:style-name="ro1">
          <table:table-cell table:formula="of:=[.A708]+1" office:value-type="float" office:value="707" calcext:value-type="float">
            <text:p>707</text:p>
          </table:table-cell>
          <table:table-cell table:formula="of:=[.B708]-0.5" office:value-type="float" office:value="396.5" calcext:value-type="float">
            <text:p>396.5</text:p>
          </table:table-cell>
          <table:table-cell table:formula="of:=2^(10*RAND())+[.B709]" office:value-type="float" office:value="503.971260673203" calcext:value-type="float">
            <text:p>503.9712606732</text:p>
          </table:table-cell>
          <table:table-cell office:value-type="float" office:value="0.412533" calcext:value-type="float">
            <text:p>0.412533</text:p>
          </table:table-cell>
        </table:table-row>
        <table:table-row table:style-name="ro1">
          <table:table-cell table:formula="of:=[.A709]+1" office:value-type="float" office:value="708" calcext:value-type="float">
            <text:p>708</text:p>
          </table:table-cell>
          <table:table-cell table:formula="of:=[.B709]-0.5" office:value-type="float" office:value="396" calcext:value-type="float">
            <text:p>396</text:p>
          </table:table-cell>
          <table:table-cell table:formula="of:=2^(10*RAND())+[.B710]" office:value-type="float" office:value="398.291555529458" calcext:value-type="float">
            <text:p>398.2915555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0]+1" office:value-type="float" office:value="709" calcext:value-type="float">
            <text:p>709</text:p>
          </table:table-cell>
          <table:table-cell table:formula="of:=[.B710]-0.5" office:value-type="float" office:value="395.5" calcext:value-type="float">
            <text:p>395.5</text:p>
          </table:table-cell>
          <table:table-cell table:formula="of:=2^(10*RAND())+[.B711]" office:value-type="float" office:value="397.472110743723" calcext:value-type="float">
            <text:p>397.4721107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1]+1" office:value-type="float" office:value="710" calcext:value-type="float">
            <text:p>710</text:p>
          </table:table-cell>
          <table:table-cell table:formula="of:=[.B711]-0.5" office:value-type="float" office:value="395" calcext:value-type="float">
            <text:p>395</text:p>
          </table:table-cell>
          <table:table-cell table:formula="of:=2^(10*RAND())+[.B712]" office:value-type="float" office:value="396.015682799587" calcext:value-type="float">
            <text:p>396.0156827996</text:p>
          </table:table-cell>
          <table:table-cell office:value-type="float" office:value="0.301479" calcext:value-type="float">
            <text:p>0.301479</text:p>
          </table:table-cell>
        </table:table-row>
        <table:table-row table:style-name="ro1">
          <table:table-cell table:formula="of:=[.A712]+1" office:value-type="float" office:value="711" calcext:value-type="float">
            <text:p>711</text:p>
          </table:table-cell>
          <table:table-cell table:formula="of:=[.B712]-0.5" office:value-type="float" office:value="394.5" calcext:value-type="float">
            <text:p>394.5</text:p>
          </table:table-cell>
          <table:table-cell table:formula="of:=2^(10*RAND())+[.B713]" office:value-type="float" office:value="399.411540993807" calcext:value-type="float">
            <text:p>399.4115409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3]+1" office:value-type="float" office:value="712" calcext:value-type="float">
            <text:p>712</text:p>
          </table:table-cell>
          <table:table-cell table:formula="of:=[.B713]-0.5" office:value-type="float" office:value="394" calcext:value-type="float">
            <text:p>394</text:p>
          </table:table-cell>
          <table:table-cell table:formula="of:=2^(10*RAND())+[.B714]" office:value-type="float" office:value="906.242187570222" calcext:value-type="float">
            <text:p>906.2421875702</text:p>
          </table:table-cell>
          <table:table-cell office:value-type="float" office:value="0.533921" calcext:value-type="float">
            <text:p>0.533921</text:p>
          </table:table-cell>
        </table:table-row>
        <table:table-row table:style-name="ro1">
          <table:table-cell table:formula="of:=[.A714]+1" office:value-type="float" office:value="713" calcext:value-type="float">
            <text:p>713</text:p>
          </table:table-cell>
          <table:table-cell table:formula="of:=[.B714]-0.5" office:value-type="float" office:value="393.5" calcext:value-type="float">
            <text:p>393.5</text:p>
          </table:table-cell>
          <table:table-cell table:formula="of:=2^(10*RAND())+[.B715]" office:value-type="float" office:value="400.208444785143" calcext:value-type="float">
            <text:p>400.2084447851</text:p>
          </table:table-cell>
          <table:table-cell office:value-type="float" office:value="0.84332" calcext:value-type="float">
            <text:p>0.84332</text:p>
          </table:table-cell>
        </table:table-row>
        <table:table-row table:style-name="ro1">
          <table:table-cell table:formula="of:=[.A715]+1" office:value-type="float" office:value="714" calcext:value-type="float">
            <text:p>714</text:p>
          </table:table-cell>
          <table:table-cell table:formula="of:=[.B715]-0.5" office:value-type="float" office:value="393" calcext:value-type="float">
            <text:p>393</text:p>
          </table:table-cell>
          <table:table-cell table:formula="of:=2^(10*RAND())+[.B716]" office:value-type="float" office:value="394.315214069744" calcext:value-type="float">
            <text:p>394.3152140697</text:p>
          </table:table-cell>
          <table:table-cell office:value-type="float" office:value="0.57353" calcext:value-type="float">
            <text:p>0.57353</text:p>
          </table:table-cell>
        </table:table-row>
        <table:table-row table:style-name="ro1">
          <table:table-cell table:formula="of:=[.A716]+1" office:value-type="float" office:value="715" calcext:value-type="float">
            <text:p>715</text:p>
          </table:table-cell>
          <table:table-cell table:formula="of:=[.B716]-0.5" office:value-type="float" office:value="392.5" calcext:value-type="float">
            <text:p>392.5</text:p>
          </table:table-cell>
          <table:table-cell table:formula="of:=2^(10*RAND())+[.B717]" office:value-type="float" office:value="736.72641375041" calcext:value-type="float">
            <text:p>736.7264137504</text:p>
          </table:table-cell>
          <table:table-cell office:value-type="float" office:value="0.896681" calcext:value-type="float">
            <text:p>0.896681</text:p>
          </table:table-cell>
        </table:table-row>
        <table:table-row table:style-name="ro1">
          <table:table-cell table:formula="of:=[.A717]+1" office:value-type="float" office:value="716" calcext:value-type="float">
            <text:p>716</text:p>
          </table:table-cell>
          <table:table-cell table:formula="of:=[.B717]-0.5" office:value-type="float" office:value="392" calcext:value-type="float">
            <text:p>392</text:p>
          </table:table-cell>
          <table:table-cell table:formula="of:=2^(10*RAND())+[.B718]" office:value-type="float" office:value="532.174688481269" calcext:value-type="float">
            <text:p>532.1746884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8]+1" office:value-type="float" office:value="717" calcext:value-type="float">
            <text:p>717</text:p>
          </table:table-cell>
          <table:table-cell table:formula="of:=[.B718]-0.5" office:value-type="float" office:value="391.5" calcext:value-type="float">
            <text:p>391.5</text:p>
          </table:table-cell>
          <table:table-cell table:formula="of:=2^(10*RAND())+[.B719]" office:value-type="float" office:value="775.978032064312" calcext:value-type="float">
            <text:p>775.9780320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9]+1" office:value-type="float" office:value="718" calcext:value-type="float">
            <text:p>718</text:p>
          </table:table-cell>
          <table:table-cell table:formula="of:=[.B719]-0.5" office:value-type="float" office:value="391" calcext:value-type="float">
            <text:p>391</text:p>
          </table:table-cell>
          <table:table-cell table:formula="of:=2^(10*RAND())+[.B720]" office:value-type="float" office:value="397.197316177134" calcext:value-type="float">
            <text:p>397.197316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0]+1" office:value-type="float" office:value="719" calcext:value-type="float">
            <text:p>719</text:p>
          </table:table-cell>
          <table:table-cell table:formula="of:=[.B720]-0.5" office:value-type="float" office:value="390.5" calcext:value-type="float">
            <text:p>390.5</text:p>
          </table:table-cell>
          <table:table-cell table:formula="of:=2^(10*RAND())+[.B721]" office:value-type="float" office:value="392.763345644322" calcext:value-type="float">
            <text:p>392.7633456443</text:p>
          </table:table-cell>
          <table:table-cell office:value-type="float" office:value="0.738575" calcext:value-type="float">
            <text:p>0.738575</text:p>
          </table:table-cell>
        </table:table-row>
        <table:table-row table:style-name="ro1">
          <table:table-cell table:formula="of:=[.A721]+1" office:value-type="float" office:value="720" calcext:value-type="float">
            <text:p>720</text:p>
          </table:table-cell>
          <table:table-cell table:formula="of:=[.B721]-0.5" office:value-type="float" office:value="390" calcext:value-type="float">
            <text:p>390</text:p>
          </table:table-cell>
          <table:table-cell table:formula="of:=2^(10*RAND())+[.B722]" office:value-type="float" office:value="486.570316978242" calcext:value-type="float">
            <text:p>486.5703169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2]+1" office:value-type="float" office:value="721" calcext:value-type="float">
            <text:p>721</text:p>
          </table:table-cell>
          <table:table-cell table:formula="of:=[.B722]-0.5" office:value-type="float" office:value="389.5" calcext:value-type="float">
            <text:p>389.5</text:p>
          </table:table-cell>
          <table:table-cell table:formula="of:=2^(10*RAND())+[.B723]" office:value-type="float" office:value="391.001378256946" calcext:value-type="float">
            <text:p>391.001378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3]+1" office:value-type="float" office:value="722" calcext:value-type="float">
            <text:p>722</text:p>
          </table:table-cell>
          <table:table-cell table:formula="of:=[.B723]-0.5" office:value-type="float" office:value="389" calcext:value-type="float">
            <text:p>389</text:p>
          </table:table-cell>
          <table:table-cell table:formula="of:=2^(10*RAND())+[.B724]" office:value-type="float" office:value="644.208989336007" calcext:value-type="float">
            <text:p>644.208989336</text:p>
          </table:table-cell>
          <table:table-cell office:value-type="float" office:value="0.38647" calcext:value-type="float">
            <text:p>0.38647</text:p>
          </table:table-cell>
        </table:table-row>
        <table:table-row table:style-name="ro1">
          <table:table-cell table:formula="of:=[.A724]+1" office:value-type="float" office:value="723" calcext:value-type="float">
            <text:p>723</text:p>
          </table:table-cell>
          <table:table-cell table:formula="of:=[.B724]-0.5" office:value-type="float" office:value="388.5" calcext:value-type="float">
            <text:p>388.5</text:p>
          </table:table-cell>
          <table:table-cell table:formula="of:=2^(10*RAND())+[.B725]" office:value-type="float" office:value="391.015729525368" calcext:value-type="float">
            <text:p>391.0157295254</text:p>
          </table:table-cell>
          <table:table-cell office:value-type="float" office:value="0.740274" calcext:value-type="float">
            <text:p>0.740274</text:p>
          </table:table-cell>
        </table:table-row>
        <table:table-row table:style-name="ro1">
          <table:table-cell table:formula="of:=[.A725]+1" office:value-type="float" office:value="724" calcext:value-type="float">
            <text:p>724</text:p>
          </table:table-cell>
          <table:table-cell table:formula="of:=[.B725]-0.5" office:value-type="float" office:value="388" calcext:value-type="float">
            <text:p>388</text:p>
          </table:table-cell>
          <table:table-cell table:formula="of:=2^(10*RAND())+[.B726]" office:value-type="float" office:value="391.924520927917" calcext:value-type="float">
            <text:p>391.924520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6]+1" office:value-type="float" office:value="725" calcext:value-type="float">
            <text:p>725</text:p>
          </table:table-cell>
          <table:table-cell table:formula="of:=[.B726]-0.5" office:value-type="float" office:value="387.5" calcext:value-type="float">
            <text:p>387.5</text:p>
          </table:table-cell>
          <table:table-cell table:formula="of:=2^(10*RAND())+[.B727]" office:value-type="float" office:value="410.792955540505" calcext:value-type="float">
            <text:p>410.7929555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7]+1" office:value-type="float" office:value="726" calcext:value-type="float">
            <text:p>726</text:p>
          </table:table-cell>
          <table:table-cell table:formula="of:=[.B727]-0.5" office:value-type="float" office:value="387" calcext:value-type="float">
            <text:p>387</text:p>
          </table:table-cell>
          <table:table-cell table:formula="of:=2^(10*RAND())+[.B728]" office:value-type="float" office:value="391.735323067819" calcext:value-type="float">
            <text:p>391.735323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8]+1" office:value-type="float" office:value="727" calcext:value-type="float">
            <text:p>727</text:p>
          </table:table-cell>
          <table:table-cell table:formula="of:=[.B728]-0.5" office:value-type="float" office:value="386.5" calcext:value-type="float">
            <text:p>386.5</text:p>
          </table:table-cell>
          <table:table-cell table:formula="of:=2^(10*RAND())+[.B729]" office:value-type="float" office:value="628.265467527271" calcext:value-type="float">
            <text:p>628.2654675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9]+1" office:value-type="float" office:value="728" calcext:value-type="float">
            <text:p>728</text:p>
          </table:table-cell>
          <table:table-cell table:formula="of:=[.B729]-0.5" office:value-type="float" office:value="386" calcext:value-type="float">
            <text:p>386</text:p>
          </table:table-cell>
          <table:table-cell table:formula="of:=2^(10*RAND())+[.B730]" office:value-type="float" office:value="500.447377960593" calcext:value-type="float">
            <text:p>500.4473779606</text:p>
          </table:table-cell>
          <table:table-cell office:value-type="float" office:value="0.489531" calcext:value-type="float">
            <text:p>0.489531</text:p>
          </table:table-cell>
        </table:table-row>
        <table:table-row table:style-name="ro1">
          <table:table-cell table:formula="of:=[.A730]+1" office:value-type="float" office:value="729" calcext:value-type="float">
            <text:p>729</text:p>
          </table:table-cell>
          <table:table-cell table:formula="of:=[.B730]-0.5" office:value-type="float" office:value="385.5" calcext:value-type="float">
            <text:p>385.5</text:p>
          </table:table-cell>
          <table:table-cell table:formula="of:=2^(10*RAND())+[.B731]" office:value-type="float" office:value="393.110466538915" calcext:value-type="float">
            <text:p>393.1104665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1]+1" office:value-type="float" office:value="730" calcext:value-type="float">
            <text:p>730</text:p>
          </table:table-cell>
          <table:table-cell table:formula="of:=[.B731]-0.5" office:value-type="float" office:value="385" calcext:value-type="float">
            <text:p>385</text:p>
          </table:table-cell>
          <table:table-cell table:formula="of:=2^(10*RAND())+[.B732]" office:value-type="float" office:value="387.601996442415" calcext:value-type="float">
            <text:p>387.6019964424</text:p>
          </table:table-cell>
          <table:table-cell office:value-type="float" office:value="0.544493" calcext:value-type="float">
            <text:p>0.544493</text:p>
          </table:table-cell>
        </table:table-row>
        <table:table-row table:style-name="ro1">
          <table:table-cell table:formula="of:=[.A732]+1" office:value-type="float" office:value="731" calcext:value-type="float">
            <text:p>731</text:p>
          </table:table-cell>
          <table:table-cell table:formula="of:=[.B732]-0.5" office:value-type="float" office:value="384.5" calcext:value-type="float">
            <text:p>384.5</text:p>
          </table:table-cell>
          <table:table-cell table:formula="of:=2^(10*RAND())+[.B733]" office:value-type="float" office:value="385.921889392213" calcext:value-type="float">
            <text:p>385.9218893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3]+1" office:value-type="float" office:value="732" calcext:value-type="float">
            <text:p>732</text:p>
          </table:table-cell>
          <table:table-cell table:formula="of:=[.B733]-0.5" office:value-type="float" office:value="384" calcext:value-type="float">
            <text:p>384</text:p>
          </table:table-cell>
          <table:table-cell table:formula="of:=2^(10*RAND())+[.B734]" office:value-type="float" office:value="1276.76484846519" calcext:value-type="float">
            <text:p>1276.7648484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4]+1" office:value-type="float" office:value="733" calcext:value-type="float">
            <text:p>733</text:p>
          </table:table-cell>
          <table:table-cell table:formula="of:=[.B734]-0.5" office:value-type="float" office:value="383.5" calcext:value-type="float">
            <text:p>383.5</text:p>
          </table:table-cell>
          <table:table-cell table:formula="of:=2^(10*RAND())+[.B735]" office:value-type="float" office:value="445.764700987235" calcext:value-type="float">
            <text:p>445.7647009872</text:p>
          </table:table-cell>
          <table:table-cell office:value-type="float" office:value="0.771818" calcext:value-type="float">
            <text:p>0.771818</text:p>
          </table:table-cell>
        </table:table-row>
        <table:table-row table:style-name="ro1">
          <table:table-cell table:formula="of:=[.A735]+1" office:value-type="float" office:value="734" calcext:value-type="float">
            <text:p>734</text:p>
          </table:table-cell>
          <table:table-cell table:formula="of:=[.B735]-0.5" office:value-type="float" office:value="383" calcext:value-type="float">
            <text:p>383</text:p>
          </table:table-cell>
          <table:table-cell table:formula="of:=2^(10*RAND())+[.B736]" office:value-type="float" office:value="420.050714591191" calcext:value-type="float">
            <text:p>420.0507145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6]+1" office:value-type="float" office:value="735" calcext:value-type="float">
            <text:p>735</text:p>
          </table:table-cell>
          <table:table-cell table:formula="of:=[.B736]-0.5" office:value-type="float" office:value="382.5" calcext:value-type="float">
            <text:p>382.5</text:p>
          </table:table-cell>
          <table:table-cell table:formula="of:=2^(10*RAND())+[.B737]" office:value-type="float" office:value="413.892318686758" calcext:value-type="float">
            <text:p>413.8923186868</text:p>
          </table:table-cell>
          <table:table-cell office:value-type="float" office:value="0.534763" calcext:value-type="float">
            <text:p>0.534763</text:p>
          </table:table-cell>
        </table:table-row>
        <table:table-row table:style-name="ro1">
          <table:table-cell table:formula="of:=[.A737]+1" office:value-type="float" office:value="736" calcext:value-type="float">
            <text:p>736</text:p>
          </table:table-cell>
          <table:table-cell table:formula="of:=[.B737]-0.5" office:value-type="float" office:value="382" calcext:value-type="float">
            <text:p>382</text:p>
          </table:table-cell>
          <table:table-cell table:formula="of:=2^(10*RAND())+[.B738]" office:value-type="float" office:value="1333.27720989089" calcext:value-type="float">
            <text:p>1333.2772098909</text:p>
          </table:table-cell>
          <table:table-cell office:value-type="float" office:value="0.262321" calcext:value-type="float">
            <text:p>0.262321</text:p>
          </table:table-cell>
        </table:table-row>
        <table:table-row table:style-name="ro1">
          <table:table-cell table:formula="of:=[.A738]+1" office:value-type="float" office:value="737" calcext:value-type="float">
            <text:p>737</text:p>
          </table:table-cell>
          <table:table-cell table:formula="of:=[.B738]-0.5" office:value-type="float" office:value="381.5" calcext:value-type="float">
            <text:p>381.5</text:p>
          </table:table-cell>
          <table:table-cell table:formula="of:=2^(10*RAND())+[.B739]" office:value-type="float" office:value="733.361697153956" calcext:value-type="float">
            <text:p>733.361697154</text:p>
          </table:table-cell>
          <table:table-cell office:value-type="float" office:value="0.446935" calcext:value-type="float">
            <text:p>0.446935</text:p>
          </table:table-cell>
        </table:table-row>
        <table:table-row table:style-name="ro1">
          <table:table-cell table:formula="of:=[.A739]+1" office:value-type="float" office:value="738" calcext:value-type="float">
            <text:p>738</text:p>
          </table:table-cell>
          <table:table-cell table:formula="of:=[.B739]-0.5" office:value-type="float" office:value="381" calcext:value-type="float">
            <text:p>381</text:p>
          </table:table-cell>
          <table:table-cell table:formula="of:=2^(10*RAND())+[.B740]" office:value-type="float" office:value="391.34313406076" calcext:value-type="float">
            <text:p>391.3431340608</text:p>
          </table:table-cell>
          <table:table-cell office:value-type="float" office:value="0.783546" calcext:value-type="float">
            <text:p>0.783546</text:p>
          </table:table-cell>
        </table:table-row>
        <table:table-row table:style-name="ro1">
          <table:table-cell table:formula="of:=[.A740]+1" office:value-type="float" office:value="739" calcext:value-type="float">
            <text:p>739</text:p>
          </table:table-cell>
          <table:table-cell table:formula="of:=[.B740]-0.5" office:value-type="float" office:value="380.5" calcext:value-type="float">
            <text:p>380.5</text:p>
          </table:table-cell>
          <table:table-cell table:formula="of:=2^(10*RAND())+[.B741]" office:value-type="float" office:value="1118.35838973482" calcext:value-type="float">
            <text:p>1118.3583897348</text:p>
          </table:table-cell>
          <table:table-cell office:value-type="float" office:value="0.469428" calcext:value-type="float">
            <text:p>0.469428</text:p>
          </table:table-cell>
        </table:table-row>
        <table:table-row table:style-name="ro1">
          <table:table-cell table:formula="of:=[.A741]+1" office:value-type="float" office:value="740" calcext:value-type="float">
            <text:p>740</text:p>
          </table:table-cell>
          <table:table-cell table:formula="of:=[.B741]-0.5" office:value-type="float" office:value="380" calcext:value-type="float">
            <text:p>380</text:p>
          </table:table-cell>
          <table:table-cell table:formula="of:=2^(10*RAND())+[.B742]" office:value-type="float" office:value="385.08439790956" calcext:value-type="float">
            <text:p>385.0843979096</text:p>
          </table:table-cell>
          <table:table-cell office:value-type="float" office:value="0.419305" calcext:value-type="float">
            <text:p>0.419305</text:p>
          </table:table-cell>
        </table:table-row>
        <table:table-row table:style-name="ro1">
          <table:table-cell table:formula="of:=[.A742]+1" office:value-type="float" office:value="741" calcext:value-type="float">
            <text:p>741</text:p>
          </table:table-cell>
          <table:table-cell table:formula="of:=[.B742]-0.5" office:value-type="float" office:value="379.5" calcext:value-type="float">
            <text:p>379.5</text:p>
          </table:table-cell>
          <table:table-cell table:formula="of:=2^(10*RAND())+[.B743]" office:value-type="float" office:value="381.081191707423" calcext:value-type="float">
            <text:p>381.0811917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3]+1" office:value-type="float" office:value="742" calcext:value-type="float">
            <text:p>742</text:p>
          </table:table-cell>
          <table:table-cell table:formula="of:=[.B743]-0.5" office:value-type="float" office:value="379" calcext:value-type="float">
            <text:p>379</text:p>
          </table:table-cell>
          <table:table-cell table:formula="of:=2^(10*RAND())+[.B744]" office:value-type="float" office:value="745.525289962423" calcext:value-type="float">
            <text:p>745.5252899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4]+1" office:value-type="float" office:value="743" calcext:value-type="float">
            <text:p>743</text:p>
          </table:table-cell>
          <table:table-cell table:formula="of:=[.B744]-0.5" office:value-type="float" office:value="378.5" calcext:value-type="float">
            <text:p>378.5</text:p>
          </table:table-cell>
          <table:table-cell table:formula="of:=2^(10*RAND())+[.B745]" office:value-type="float" office:value="382.553271992041" calcext:value-type="float">
            <text:p>382.553271992</text:p>
          </table:table-cell>
          <table:table-cell office:value-type="float" office:value="0.311541" calcext:value-type="float">
            <text:p>0.311541</text:p>
          </table:table-cell>
        </table:table-row>
        <table:table-row table:style-name="ro1">
          <table:table-cell table:formula="of:=[.A745]+1" office:value-type="float" office:value="744" calcext:value-type="float">
            <text:p>744</text:p>
          </table:table-cell>
          <table:table-cell table:formula="of:=[.B745]-0.5" office:value-type="float" office:value="378" calcext:value-type="float">
            <text:p>378</text:p>
          </table:table-cell>
          <table:table-cell table:formula="of:=2^(10*RAND())+[.B746]" office:value-type="float" office:value="382.701680143594" calcext:value-type="float">
            <text:p>382.7016801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46]+1" office:value-type="float" office:value="745" calcext:value-type="float">
            <text:p>745</text:p>
          </table:table-cell>
          <table:table-cell table:formula="of:=[.B746]-0.5" office:value-type="float" office:value="377.5" calcext:value-type="float">
            <text:p>377.5</text:p>
          </table:table-cell>
          <table:table-cell table:formula="of:=2^(10*RAND())+[.B747]" office:value-type="float" office:value="553.688149304164" calcext:value-type="float">
            <text:p>553.688149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7]+1" office:value-type="float" office:value="746" calcext:value-type="float">
            <text:p>746</text:p>
          </table:table-cell>
          <table:table-cell table:formula="of:=[.B747]-0.5" office:value-type="float" office:value="377" calcext:value-type="float">
            <text:p>377</text:p>
          </table:table-cell>
          <table:table-cell table:formula="of:=2^(10*RAND())+[.B748]" office:value-type="float" office:value="875.670245978957" calcext:value-type="float">
            <text:p>875.670245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8]+1" office:value-type="float" office:value="747" calcext:value-type="float">
            <text:p>747</text:p>
          </table:table-cell>
          <table:table-cell table:formula="of:=[.B748]-0.5" office:value-type="float" office:value="376.5" calcext:value-type="float">
            <text:p>376.5</text:p>
          </table:table-cell>
          <table:table-cell table:formula="of:=2^(10*RAND())+[.B749]" office:value-type="float" office:value="406.487335998985" calcext:value-type="float">
            <text:p>406.487335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9]+1" office:value-type="float" office:value="748" calcext:value-type="float">
            <text:p>748</text:p>
          </table:table-cell>
          <table:table-cell table:formula="of:=[.B749]-0.5" office:value-type="float" office:value="376" calcext:value-type="float">
            <text:p>376</text:p>
          </table:table-cell>
          <table:table-cell table:formula="of:=2^(10*RAND())+[.B750]" office:value-type="float" office:value="382.020615006949" calcext:value-type="float">
            <text:p>382.020615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0]+1" office:value-type="float" office:value="749" calcext:value-type="float">
            <text:p>749</text:p>
          </table:table-cell>
          <table:table-cell table:formula="of:=[.B750]-0.5" office:value-type="float" office:value="375.5" calcext:value-type="float">
            <text:p>375.5</text:p>
          </table:table-cell>
          <table:table-cell table:formula="of:=2^(10*RAND())+[.B751]" office:value-type="float" office:value="381.314107940234" calcext:value-type="float">
            <text:p>381.3141079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1]+1" office:value-type="float" office:value="750" calcext:value-type="float">
            <text:p>750</text:p>
          </table:table-cell>
          <table:table-cell table:formula="of:=[.B751]-0.5" office:value-type="float" office:value="375" calcext:value-type="float">
            <text:p>375</text:p>
          </table:table-cell>
          <table:table-cell table:formula="of:=2^(10*RAND())+[.B752]" office:value-type="float" office:value="1371.32243573667" calcext:value-type="float">
            <text:p>1371.3224357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2]+1" office:value-type="float" office:value="751" calcext:value-type="float">
            <text:p>751</text:p>
          </table:table-cell>
          <table:table-cell table:formula="of:=[.B752]-0.5" office:value-type="float" office:value="374.5" calcext:value-type="float">
            <text:p>374.5</text:p>
          </table:table-cell>
          <table:table-cell table:formula="of:=2^(10*RAND())+[.B753]" office:value-type="float" office:value="863.801904270354" calcext:value-type="float">
            <text:p>863.8019042704</text:p>
          </table:table-cell>
          <table:table-cell office:value-type="float" office:value="0.537738" calcext:value-type="float">
            <text:p>0.537738</text:p>
          </table:table-cell>
        </table:table-row>
        <table:table-row table:style-name="ro1">
          <table:table-cell table:formula="of:=[.A753]+1" office:value-type="float" office:value="752" calcext:value-type="float">
            <text:p>752</text:p>
          </table:table-cell>
          <table:table-cell table:formula="of:=[.B753]-0.5" office:value-type="float" office:value="374" calcext:value-type="float">
            <text:p>374</text:p>
          </table:table-cell>
          <table:table-cell table:formula="of:=2^(10*RAND())+[.B754]" office:value-type="float" office:value="375.925498003062" calcext:value-type="float">
            <text:p>375.9254980031</text:p>
          </table:table-cell>
          <table:table-cell office:value-type="float" office:value="0.248215" calcext:value-type="float">
            <text:p>0.248215</text:p>
          </table:table-cell>
        </table:table-row>
        <table:table-row table:style-name="ro1">
          <table:table-cell table:formula="of:=[.A754]+1" office:value-type="float" office:value="753" calcext:value-type="float">
            <text:p>753</text:p>
          </table:table-cell>
          <table:table-cell table:formula="of:=[.B754]-0.5" office:value-type="float" office:value="373.5" calcext:value-type="float">
            <text:p>373.5</text:p>
          </table:table-cell>
          <table:table-cell table:formula="of:=2^(10*RAND())+[.B755]" office:value-type="float" office:value="376.536464968294" calcext:value-type="float">
            <text:p>376.5364649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5]+1" office:value-type="float" office:value="754" calcext:value-type="float">
            <text:p>754</text:p>
          </table:table-cell>
          <table:table-cell table:formula="of:=[.B755]-0.5" office:value-type="float" office:value="373" calcext:value-type="float">
            <text:p>373</text:p>
          </table:table-cell>
          <table:table-cell table:formula="of:=2^(10*RAND())+[.B756]" office:value-type="float" office:value="527.697704233737" calcext:value-type="float">
            <text:p>527.6977042337</text:p>
          </table:table-cell>
          <table:table-cell office:value-type="float" office:value="0.271502" calcext:value-type="float">
            <text:p>0.271502</text:p>
          </table:table-cell>
        </table:table-row>
        <table:table-row table:style-name="ro1">
          <table:table-cell table:formula="of:=[.A756]+1" office:value-type="float" office:value="755" calcext:value-type="float">
            <text:p>755</text:p>
          </table:table-cell>
          <table:table-cell table:formula="of:=[.B756]-0.5" office:value-type="float" office:value="372.5" calcext:value-type="float">
            <text:p>372.5</text:p>
          </table:table-cell>
          <table:table-cell table:formula="of:=2^(10*RAND())+[.B757]" office:value-type="float" office:value="762.701497442178" calcext:value-type="float">
            <text:p>762.7014974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7]+1" office:value-type="float" office:value="756" calcext:value-type="float">
            <text:p>756</text:p>
          </table:table-cell>
          <table:table-cell table:formula="of:=[.B757]-0.5" office:value-type="float" office:value="372" calcext:value-type="float">
            <text:p>372</text:p>
          </table:table-cell>
          <table:table-cell table:formula="of:=2^(10*RAND())+[.B758]" office:value-type="float" office:value="376.142142259984" calcext:value-type="float">
            <text:p>376.14214226</text:p>
          </table:table-cell>
          <table:table-cell office:value-type="float" office:value="0.949891" calcext:value-type="float">
            <text:p>0.949891</text:p>
          </table:table-cell>
        </table:table-row>
        <table:table-row table:style-name="ro1">
          <table:table-cell table:formula="of:=[.A758]+1" office:value-type="float" office:value="757" calcext:value-type="float">
            <text:p>757</text:p>
          </table:table-cell>
          <table:table-cell table:formula="of:=[.B758]-0.5" office:value-type="float" office:value="371.5" calcext:value-type="float">
            <text:p>371.5</text:p>
          </table:table-cell>
          <table:table-cell table:formula="of:=2^(10*RAND())+[.B759]" office:value-type="float" office:value="392.262233619654" calcext:value-type="float">
            <text:p>392.2622336197</text:p>
          </table:table-cell>
          <table:table-cell office:value-type="float" office:value="0.501221" calcext:value-type="float">
            <text:p>0.501221</text:p>
          </table:table-cell>
        </table:table-row>
        <table:table-row table:style-name="ro1">
          <table:table-cell table:formula="of:=[.A759]+1" office:value-type="float" office:value="758" calcext:value-type="float">
            <text:p>758</text:p>
          </table:table-cell>
          <table:table-cell table:formula="of:=[.B759]-0.5" office:value-type="float" office:value="371" calcext:value-type="float">
            <text:p>371</text:p>
          </table:table-cell>
          <table:table-cell table:formula="of:=2^(10*RAND())+[.B760]" office:value-type="float" office:value="375.699736138687" calcext:value-type="float">
            <text:p>375.6997361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0]+1" office:value-type="float" office:value="759" calcext:value-type="float">
            <text:p>759</text:p>
          </table:table-cell>
          <table:table-cell table:formula="of:=[.B760]-0.5" office:value-type="float" office:value="370.5" calcext:value-type="float">
            <text:p>370.5</text:p>
          </table:table-cell>
          <table:table-cell table:formula="of:=2^(10*RAND())+[.B761]" office:value-type="float" office:value="371.605719584384" calcext:value-type="float">
            <text:p>371.6057195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1]+1" office:value-type="float" office:value="760" calcext:value-type="float">
            <text:p>760</text:p>
          </table:table-cell>
          <table:table-cell table:formula="of:=[.B761]-0.5" office:value-type="float" office:value="370" calcext:value-type="float">
            <text:p>370</text:p>
          </table:table-cell>
          <table:table-cell table:formula="of:=2^(10*RAND())+[.B762]" office:value-type="float" office:value="382.850317004949" calcext:value-type="float">
            <text:p>382.850317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2]+1" office:value-type="float" office:value="761" calcext:value-type="float">
            <text:p>761</text:p>
          </table:table-cell>
          <table:table-cell table:formula="of:=[.B762]-0.5" office:value-type="float" office:value="369.5" calcext:value-type="float">
            <text:p>369.5</text:p>
          </table:table-cell>
          <table:table-cell table:formula="of:=2^(10*RAND())+[.B763]" office:value-type="float" office:value="371.540924400704" calcext:value-type="float">
            <text:p>371.5409244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3]+1" office:value-type="float" office:value="762" calcext:value-type="float">
            <text:p>762</text:p>
          </table:table-cell>
          <table:table-cell table:formula="of:=[.B763]-0.5" office:value-type="float" office:value="369" calcext:value-type="float">
            <text:p>369</text:p>
          </table:table-cell>
          <table:table-cell table:formula="of:=2^(10*RAND())+[.B764]" office:value-type="float" office:value="975.616635365472" calcext:value-type="float">
            <text:p>975.6166353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4]+1" office:value-type="float" office:value="763" calcext:value-type="float">
            <text:p>763</text:p>
          </table:table-cell>
          <table:table-cell table:formula="of:=[.B764]-0.5" office:value-type="float" office:value="368.5" calcext:value-type="float">
            <text:p>368.5</text:p>
          </table:table-cell>
          <table:table-cell table:formula="of:=2^(10*RAND())+[.B765]" office:value-type="float" office:value="1120.53104911872" calcext:value-type="float">
            <text:p>1120.5310491187</text:p>
          </table:table-cell>
          <table:table-cell office:value-type="float" office:value="0.928167" calcext:value-type="float">
            <text:p>0.928167</text:p>
          </table:table-cell>
        </table:table-row>
        <table:table-row table:style-name="ro1">
          <table:table-cell table:formula="of:=[.A765]+1" office:value-type="float" office:value="764" calcext:value-type="float">
            <text:p>764</text:p>
          </table:table-cell>
          <table:table-cell table:formula="of:=[.B765]-0.5" office:value-type="float" office:value="368" calcext:value-type="float">
            <text:p>368</text:p>
          </table:table-cell>
          <table:table-cell table:formula="of:=2^(10*RAND())+[.B766]" office:value-type="float" office:value="369.471591092876" calcext:value-type="float">
            <text:p>369.4715910929</text:p>
          </table:table-cell>
          <table:table-cell office:value-type="float" office:value="0.653817" calcext:value-type="float">
            <text:p>0.653817</text:p>
          </table:table-cell>
        </table:table-row>
        <table:table-row table:style-name="ro1">
          <table:table-cell table:formula="of:=[.A766]+1" office:value-type="float" office:value="765" calcext:value-type="float">
            <text:p>765</text:p>
          </table:table-cell>
          <table:table-cell table:formula="of:=[.B766]-0.5" office:value-type="float" office:value="367.5" calcext:value-type="float">
            <text:p>367.5</text:p>
          </table:table-cell>
          <table:table-cell table:formula="of:=2^(10*RAND())+[.B767]" office:value-type="float" office:value="381.863329407961" calcext:value-type="float">
            <text:p>381.863329408</text:p>
          </table:table-cell>
          <table:table-cell office:value-type="float" office:value="0.402389" calcext:value-type="float">
            <text:p>0.402389</text:p>
          </table:table-cell>
        </table:table-row>
        <table:table-row table:style-name="ro1">
          <table:table-cell table:formula="of:=[.A767]+1" office:value-type="float" office:value="766" calcext:value-type="float">
            <text:p>766</text:p>
          </table:table-cell>
          <table:table-cell table:formula="of:=[.B767]-0.5" office:value-type="float" office:value="367" calcext:value-type="float">
            <text:p>367</text:p>
          </table:table-cell>
          <table:table-cell table:formula="of:=2^(10*RAND())+[.B768]" office:value-type="float" office:value="368.044297210356" calcext:value-type="float">
            <text:p>368.044297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8]+1" office:value-type="float" office:value="767" calcext:value-type="float">
            <text:p>767</text:p>
          </table:table-cell>
          <table:table-cell table:formula="of:=[.B768]-0.5" office:value-type="float" office:value="366.5" calcext:value-type="float">
            <text:p>366.5</text:p>
          </table:table-cell>
          <table:table-cell table:formula="of:=2^(10*RAND())+[.B769]" office:value-type="float" office:value="481.51268721759" calcext:value-type="float">
            <text:p>481.512687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9]+1" office:value-type="float" office:value="768" calcext:value-type="float">
            <text:p>768</text:p>
          </table:table-cell>
          <table:table-cell table:formula="of:=[.B769]-0.5" office:value-type="float" office:value="366" calcext:value-type="float">
            <text:p>366</text:p>
          </table:table-cell>
          <table:table-cell table:formula="of:=2^(10*RAND())+[.B770]" office:value-type="float" office:value="383.805007453747" calcext:value-type="float">
            <text:p>383.8050074537</text:p>
          </table:table-cell>
          <table:table-cell office:value-type="float" office:value="0.854887" calcext:value-type="float">
            <text:p>0.854887</text:p>
          </table:table-cell>
        </table:table-row>
        <table:table-row table:style-name="ro1">
          <table:table-cell table:formula="of:=[.A770]+1" office:value-type="float" office:value="769" calcext:value-type="float">
            <text:p>769</text:p>
          </table:table-cell>
          <table:table-cell table:formula="of:=[.B770]-0.5" office:value-type="float" office:value="365.5" calcext:value-type="float">
            <text:p>365.5</text:p>
          </table:table-cell>
          <table:table-cell table:formula="of:=2^(10*RAND())+[.B771]" office:value-type="float" office:value="394.259225855961" calcext:value-type="float">
            <text:p>394.259225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1]+1" office:value-type="float" office:value="770" calcext:value-type="float">
            <text:p>770</text:p>
          </table:table-cell>
          <table:table-cell table:formula="of:=[.B771]-0.5" office:value-type="float" office:value="365" calcext:value-type="float">
            <text:p>365</text:p>
          </table:table-cell>
          <table:table-cell table:formula="of:=2^(10*RAND())+[.B772]" office:value-type="float" office:value="1296.6941868071" calcext:value-type="float">
            <text:p>1296.6941868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2]+1" office:value-type="float" office:value="771" calcext:value-type="float">
            <text:p>771</text:p>
          </table:table-cell>
          <table:table-cell table:formula="of:=[.B772]-0.5" office:value-type="float" office:value="364.5" calcext:value-type="float">
            <text:p>364.5</text:p>
          </table:table-cell>
          <table:table-cell table:formula="of:=2^(10*RAND())+[.B773]" office:value-type="float" office:value="366.600713464808" calcext:value-type="float">
            <text:p>366.6007134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3]+1" office:value-type="float" office:value="772" calcext:value-type="float">
            <text:p>772</text:p>
          </table:table-cell>
          <table:table-cell table:formula="of:=[.B773]-0.5" office:value-type="float" office:value="364" calcext:value-type="float">
            <text:p>364</text:p>
          </table:table-cell>
          <table:table-cell table:formula="of:=2^(10*RAND())+[.B774]" office:value-type="float" office:value="435.385119534661" calcext:value-type="float">
            <text:p>435.3851195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4]+1" office:value-type="float" office:value="773" calcext:value-type="float">
            <text:p>773</text:p>
          </table:table-cell>
          <table:table-cell table:formula="of:=[.B774]-0.5" office:value-type="float" office:value="363.5" calcext:value-type="float">
            <text:p>363.5</text:p>
          </table:table-cell>
          <table:table-cell table:formula="of:=2^(10*RAND())+[.B775]" office:value-type="float" office:value="365.612260722134" calcext:value-type="float">
            <text:p>365.6122607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5]+1" office:value-type="float" office:value="774" calcext:value-type="float">
            <text:p>774</text:p>
          </table:table-cell>
          <table:table-cell table:formula="of:=[.B775]-0.5" office:value-type="float" office:value="363" calcext:value-type="float">
            <text:p>363</text:p>
          </table:table-cell>
          <table:table-cell table:formula="of:=2^(10*RAND())+[.B776]" office:value-type="float" office:value="503.969548693648" calcext:value-type="float">
            <text:p>503.9695486936</text:p>
          </table:table-cell>
          <table:table-cell office:value-type="float" office:value="0.899818" calcext:value-type="float">
            <text:p>0.899818</text:p>
          </table:table-cell>
        </table:table-row>
        <table:table-row table:style-name="ro1">
          <table:table-cell table:formula="of:=[.A776]+1" office:value-type="float" office:value="775" calcext:value-type="float">
            <text:p>775</text:p>
          </table:table-cell>
          <table:table-cell table:formula="of:=[.B776]-0.5" office:value-type="float" office:value="362.5" calcext:value-type="float">
            <text:p>362.5</text:p>
          </table:table-cell>
          <table:table-cell table:formula="of:=2^(10*RAND())+[.B777]" office:value-type="float" office:value="366.51735918496" calcext:value-type="float">
            <text:p>366.517359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7]+1" office:value-type="float" office:value="776" calcext:value-type="float">
            <text:p>776</text:p>
          </table:table-cell>
          <table:table-cell table:formula="of:=[.B777]-0.5" office:value-type="float" office:value="362" calcext:value-type="float">
            <text:p>362</text:p>
          </table:table-cell>
          <table:table-cell table:formula="of:=2^(10*RAND())+[.B778]" office:value-type="float" office:value="503.079914663233" calcext:value-type="float">
            <text:p>503.0799146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8]+1" office:value-type="float" office:value="777" calcext:value-type="float">
            <text:p>777</text:p>
          </table:table-cell>
          <table:table-cell table:formula="of:=[.B778]-0.5" office:value-type="float" office:value="361.5" calcext:value-type="float">
            <text:p>361.5</text:p>
          </table:table-cell>
          <table:table-cell table:formula="of:=2^(10*RAND())+[.B779]" office:value-type="float" office:value="756.599825116842" calcext:value-type="float">
            <text:p>756.599825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9]+1" office:value-type="float" office:value="778" calcext:value-type="float">
            <text:p>778</text:p>
          </table:table-cell>
          <table:table-cell table:formula="of:=[.B779]-0.5" office:value-type="float" office:value="361" calcext:value-type="float">
            <text:p>361</text:p>
          </table:table-cell>
          <table:table-cell table:formula="of:=2^(10*RAND())+[.B780]" office:value-type="float" office:value="427.593055169538" calcext:value-type="float">
            <text:p>427.5930551695</text:p>
          </table:table-cell>
          <table:table-cell office:value-type="float" office:value="0.430466" calcext:value-type="float">
            <text:p>0.430466</text:p>
          </table:table-cell>
        </table:table-row>
        <table:table-row table:style-name="ro1">
          <table:table-cell table:formula="of:=[.A780]+1" office:value-type="float" office:value="779" calcext:value-type="float">
            <text:p>779</text:p>
          </table:table-cell>
          <table:table-cell table:formula="of:=[.B780]-0.5" office:value-type="float" office:value="360.5" calcext:value-type="float">
            <text:p>360.5</text:p>
          </table:table-cell>
          <table:table-cell table:formula="of:=2^(10*RAND())+[.B781]" office:value-type="float" office:value="1072.65116929331" calcext:value-type="float">
            <text:p>1072.6511692933</text:p>
          </table:table-cell>
          <table:table-cell office:value-type="float" office:value="0.919237" calcext:value-type="float">
            <text:p>0.919237</text:p>
          </table:table-cell>
        </table:table-row>
        <table:table-row table:style-name="ro1">
          <table:table-cell table:formula="of:=[.A781]+1" office:value-type="float" office:value="780" calcext:value-type="float">
            <text:p>780</text:p>
          </table:table-cell>
          <table:table-cell table:formula="of:=[.B781]-0.5" office:value-type="float" office:value="360" calcext:value-type="float">
            <text:p>360</text:p>
          </table:table-cell>
          <table:table-cell table:formula="of:=2^(10*RAND())+[.B782]" office:value-type="float" office:value="361.878843752341" calcext:value-type="float">
            <text:p>361.8788437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2]+1" office:value-type="float" office:value="781" calcext:value-type="float">
            <text:p>781</text:p>
          </table:table-cell>
          <table:table-cell table:formula="of:=[.B782]-0.5" office:value-type="float" office:value="359.5" calcext:value-type="float">
            <text:p>359.5</text:p>
          </table:table-cell>
          <table:table-cell table:formula="of:=2^(10*RAND())+[.B783]" office:value-type="float" office:value="420.02519347772" calcext:value-type="float">
            <text:p>420.0251934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3]+1" office:value-type="float" office:value="782" calcext:value-type="float">
            <text:p>782</text:p>
          </table:table-cell>
          <table:table-cell table:formula="of:=[.B783]-0.5" office:value-type="float" office:value="359" calcext:value-type="float">
            <text:p>359</text:p>
          </table:table-cell>
          <table:table-cell table:formula="of:=2^(10*RAND())+[.B784]" office:value-type="float" office:value="382.386233577296" calcext:value-type="float">
            <text:p>382.3862335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4]+1" office:value-type="float" office:value="783" calcext:value-type="float">
            <text:p>783</text:p>
          </table:table-cell>
          <table:table-cell table:formula="of:=[.B784]-0.5" office:value-type="float" office:value="358.5" calcext:value-type="float">
            <text:p>358.5</text:p>
          </table:table-cell>
          <table:table-cell table:formula="of:=2^(10*RAND())+[.B785]" office:value-type="float" office:value="1241.91297077241" calcext:value-type="float">
            <text:p>1241.9129707724</text:p>
          </table:table-cell>
          <table:table-cell office:value-type="float" office:value="0.755097" calcext:value-type="float">
            <text:p>0.755097</text:p>
          </table:table-cell>
        </table:table-row>
        <table:table-row table:style-name="ro1">
          <table:table-cell table:formula="of:=[.A785]+1" office:value-type="float" office:value="784" calcext:value-type="float">
            <text:p>784</text:p>
          </table:table-cell>
          <table:table-cell table:formula="of:=[.B785]-0.5" office:value-type="float" office:value="358" calcext:value-type="float">
            <text:p>358</text:p>
          </table:table-cell>
          <table:table-cell table:formula="of:=2^(10*RAND())+[.B786]" office:value-type="float" office:value="359.412820176539" calcext:value-type="float">
            <text:p>359.4128201765</text:p>
          </table:table-cell>
          <table:table-cell office:value-type="float" office:value="0.422694" calcext:value-type="float">
            <text:p>0.422694</text:p>
          </table:table-cell>
        </table:table-row>
        <table:table-row table:style-name="ro1">
          <table:table-cell table:formula="of:=[.A786]+1" office:value-type="float" office:value="785" calcext:value-type="float">
            <text:p>785</text:p>
          </table:table-cell>
          <table:table-cell table:formula="of:=[.B786]-0.5" office:value-type="float" office:value="357.5" calcext:value-type="float">
            <text:p>357.5</text:p>
          </table:table-cell>
          <table:table-cell table:formula="of:=2^(10*RAND())+[.B787]" office:value-type="float" office:value="410.584638906636" calcext:value-type="float">
            <text:p>410.5846389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7]+1" office:value-type="float" office:value="786" calcext:value-type="float">
            <text:p>786</text:p>
          </table:table-cell>
          <table:table-cell table:formula="of:=[.B787]-0.5" office:value-type="float" office:value="357" calcext:value-type="float">
            <text:p>357</text:p>
          </table:table-cell>
          <table:table-cell table:formula="of:=2^(10*RAND())+[.B788]" office:value-type="float" office:value="366.431639833077" calcext:value-type="float">
            <text:p>366.4316398331</text:p>
          </table:table-cell>
          <table:table-cell office:value-type="float" office:value="0.465568" calcext:value-type="float">
            <text:p>0.465568</text:p>
          </table:table-cell>
        </table:table-row>
        <table:table-row table:style-name="ro1">
          <table:table-cell table:formula="of:=[.A788]+1" office:value-type="float" office:value="787" calcext:value-type="float">
            <text:p>787</text:p>
          </table:table-cell>
          <table:table-cell table:formula="of:=[.B788]-0.5" office:value-type="float" office:value="356.5" calcext:value-type="float">
            <text:p>356.5</text:p>
          </table:table-cell>
          <table:table-cell table:formula="of:=2^(10*RAND())+[.B789]" office:value-type="float" office:value="422.74320571237" calcext:value-type="float">
            <text:p>422.7432057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9]+1" office:value-type="float" office:value="788" calcext:value-type="float">
            <text:p>788</text:p>
          </table:table-cell>
          <table:table-cell table:formula="of:=[.B789]-0.5" office:value-type="float" office:value="356" calcext:value-type="float">
            <text:p>356</text:p>
          </table:table-cell>
          <table:table-cell table:formula="of:=2^(10*RAND())+[.B790]" office:value-type="float" office:value="422.862445023332" calcext:value-type="float">
            <text:p>422.8624450233</text:p>
          </table:table-cell>
          <table:table-cell office:value-type="float" office:value="0.919209" calcext:value-type="float">
            <text:p>0.919209</text:p>
          </table:table-cell>
        </table:table-row>
        <table:table-row table:style-name="ro1">
          <table:table-cell table:formula="of:=[.A790]+1" office:value-type="float" office:value="789" calcext:value-type="float">
            <text:p>789</text:p>
          </table:table-cell>
          <table:table-cell table:formula="of:=[.B790]-0.5" office:value-type="float" office:value="355.5" calcext:value-type="float">
            <text:p>355.5</text:p>
          </table:table-cell>
          <table:table-cell table:formula="of:=2^(10*RAND())+[.B791]" office:value-type="float" office:value="381.403021640995" calcext:value-type="float">
            <text:p>381.403021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1]+1" office:value-type="float" office:value="790" calcext:value-type="float">
            <text:p>790</text:p>
          </table:table-cell>
          <table:table-cell table:formula="of:=[.B791]-0.5" office:value-type="float" office:value="355" calcext:value-type="float">
            <text:p>355</text:p>
          </table:table-cell>
          <table:table-cell table:formula="of:=2^(10*RAND())+[.B792]" office:value-type="float" office:value="839.570735904812" calcext:value-type="float">
            <text:p>839.5707359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2]+1" office:value-type="float" office:value="791" calcext:value-type="float">
            <text:p>791</text:p>
          </table:table-cell>
          <table:table-cell table:formula="of:=[.B792]-0.5" office:value-type="float" office:value="354.5" calcext:value-type="float">
            <text:p>354.5</text:p>
          </table:table-cell>
          <table:table-cell table:formula="of:=2^(10*RAND())+[.B793]" office:value-type="float" office:value="357.584372596895" calcext:value-type="float">
            <text:p>357.5843725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3]+1" office:value-type="float" office:value="792" calcext:value-type="float">
            <text:p>792</text:p>
          </table:table-cell>
          <table:table-cell table:formula="of:=[.B793]-0.5" office:value-type="float" office:value="354" calcext:value-type="float">
            <text:p>354</text:p>
          </table:table-cell>
          <table:table-cell table:formula="of:=2^(10*RAND())+[.B794]" office:value-type="float" office:value="355.434067270183" calcext:value-type="float">
            <text:p>355.434067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4]+1" office:value-type="float" office:value="793" calcext:value-type="float">
            <text:p>793</text:p>
          </table:table-cell>
          <table:table-cell table:formula="of:=[.B794]-0.5" office:value-type="float" office:value="353.5" calcext:value-type="float">
            <text:p>353.5</text:p>
          </table:table-cell>
          <table:table-cell table:formula="of:=2^(10*RAND())+[.B795]" office:value-type="float" office:value="359.295083381287" calcext:value-type="float">
            <text:p>359.2950833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5]+1" office:value-type="float" office:value="794" calcext:value-type="float">
            <text:p>794</text:p>
          </table:table-cell>
          <table:table-cell table:formula="of:=[.B795]-0.5" office:value-type="float" office:value="353" calcext:value-type="float">
            <text:p>353</text:p>
          </table:table-cell>
          <table:table-cell table:formula="of:=2^(10*RAND())+[.B796]" office:value-type="float" office:value="369.306774703386" calcext:value-type="float">
            <text:p>369.3067747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6]+1" office:value-type="float" office:value="795" calcext:value-type="float">
            <text:p>795</text:p>
          </table:table-cell>
          <table:table-cell table:formula="of:=[.B796]-0.5" office:value-type="float" office:value="352.5" calcext:value-type="float">
            <text:p>352.5</text:p>
          </table:table-cell>
          <table:table-cell table:formula="of:=2^(10*RAND())+[.B797]" office:value-type="float" office:value="409.528685997" calcext:value-type="float">
            <text:p>409.528685997</text:p>
          </table:table-cell>
          <table:table-cell office:value-type="float" office:value="0.958116" calcext:value-type="float">
            <text:p>0.958116</text:p>
          </table:table-cell>
        </table:table-row>
        <table:table-row table:style-name="ro1">
          <table:table-cell table:formula="of:=[.A797]+1" office:value-type="float" office:value="796" calcext:value-type="float">
            <text:p>796</text:p>
          </table:table-cell>
          <table:table-cell table:formula="of:=[.B797]-0.5" office:value-type="float" office:value="352" calcext:value-type="float">
            <text:p>352</text:p>
          </table:table-cell>
          <table:table-cell table:formula="of:=2^(10*RAND())+[.B798]" office:value-type="float" office:value="353.782140122292" calcext:value-type="float">
            <text:p>353.782140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8]+1" office:value-type="float" office:value="797" calcext:value-type="float">
            <text:p>797</text:p>
          </table:table-cell>
          <table:table-cell table:formula="of:=[.B798]-0.5" office:value-type="float" office:value="351.5" calcext:value-type="float">
            <text:p>351.5</text:p>
          </table:table-cell>
          <table:table-cell table:formula="of:=2^(10*RAND())+[.B799]" office:value-type="float" office:value="353.385318764909" calcext:value-type="float">
            <text:p>353.3853187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9]+1" office:value-type="float" office:value="798" calcext:value-type="float">
            <text:p>798</text:p>
          </table:table-cell>
          <table:table-cell table:formula="of:=[.B799]-0.5" office:value-type="float" office:value="351" calcext:value-type="float">
            <text:p>351</text:p>
          </table:table-cell>
          <table:table-cell table:formula="of:=2^(10*RAND())+[.B800]" office:value-type="float" office:value="354.038952338355" calcext:value-type="float">
            <text:p>354.0389523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0]+1" office:value-type="float" office:value="799" calcext:value-type="float">
            <text:p>799</text:p>
          </table:table-cell>
          <table:table-cell table:formula="of:=[.B800]-0.5" office:value-type="float" office:value="350.5" calcext:value-type="float">
            <text:p>350.5</text:p>
          </table:table-cell>
          <table:table-cell table:formula="of:=2^(10*RAND())+[.B801]" office:value-type="float" office:value="865.284237452478" calcext:value-type="float">
            <text:p>865.2842374525</text:p>
          </table:table-cell>
          <table:table-cell office:value-type="float" office:value="0.753632" calcext:value-type="float">
            <text:p>0.753632</text:p>
          </table:table-cell>
        </table:table-row>
        <table:table-row table:style-name="ro1">
          <table:table-cell table:formula="of:=[.A801]+1" office:value-type="float" office:value="800" calcext:value-type="float">
            <text:p>800</text:p>
          </table:table-cell>
          <table:table-cell table:formula="of:=[.B801]-0.5" office:value-type="float" office:value="350" calcext:value-type="float">
            <text:p>350</text:p>
          </table:table-cell>
          <table:table-cell table:formula="of:=2^(10*RAND())+[.B802]" office:value-type="float" office:value="353.8811759277" calcext:value-type="float">
            <text:p>353.8811759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2]+1" office:value-type="float" office:value="801" calcext:value-type="float">
            <text:p>801</text:p>
          </table:table-cell>
          <table:table-cell table:formula="of:=[.B802]-0.5" office:value-type="float" office:value="349.5" calcext:value-type="float">
            <text:p>349.5</text:p>
          </table:table-cell>
          <table:table-cell table:formula="of:=2^(10*RAND())+[.B803]" office:value-type="float" office:value="352.612924518144" calcext:value-type="float">
            <text:p>352.6129245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3]+1" office:value-type="float" office:value="802" calcext:value-type="float">
            <text:p>802</text:p>
          </table:table-cell>
          <table:table-cell table:formula="of:=[.B803]-0.5" office:value-type="float" office:value="349" calcext:value-type="float">
            <text:p>349</text:p>
          </table:table-cell>
          <table:table-cell table:formula="of:=2^(10*RAND())+[.B804]" office:value-type="float" office:value="352.519519703156" calcext:value-type="float">
            <text:p>352.5195197032</text:p>
          </table:table-cell>
          <table:table-cell office:value-type="float" office:value="0.2569" calcext:value-type="float">
            <text:p>0.2569</text:p>
          </table:table-cell>
        </table:table-row>
        <table:table-row table:style-name="ro1">
          <table:table-cell table:formula="of:=[.A804]+1" office:value-type="float" office:value="803" calcext:value-type="float">
            <text:p>803</text:p>
          </table:table-cell>
          <table:table-cell table:formula="of:=[.B804]-0.5" office:value-type="float" office:value="348.5" calcext:value-type="float">
            <text:p>348.5</text:p>
          </table:table-cell>
          <table:table-cell table:formula="of:=2^(10*RAND())+[.B805]" office:value-type="float" office:value="352.10299855168" calcext:value-type="float">
            <text:p>352.1029985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5]+1" office:value-type="float" office:value="804" calcext:value-type="float">
            <text:p>804</text:p>
          </table:table-cell>
          <table:table-cell table:formula="of:=[.B805]-0.5" office:value-type="float" office:value="348" calcext:value-type="float">
            <text:p>348</text:p>
          </table:table-cell>
          <table:table-cell table:formula="of:=2^(10*RAND())+[.B806]" office:value-type="float" office:value="413.446110329058" calcext:value-type="float">
            <text:p>413.4461103291</text:p>
          </table:table-cell>
          <table:table-cell office:value-type="float" office:value="0.838738" calcext:value-type="float">
            <text:p>0.838738</text:p>
          </table:table-cell>
        </table:table-row>
        <table:table-row table:style-name="ro1">
          <table:table-cell table:formula="of:=[.A806]+1" office:value-type="float" office:value="805" calcext:value-type="float">
            <text:p>805</text:p>
          </table:table-cell>
          <table:table-cell table:formula="of:=[.B806]-0.5" office:value-type="float" office:value="347.5" calcext:value-type="float">
            <text:p>347.5</text:p>
          </table:table-cell>
          <table:table-cell table:formula="of:=2^(10*RAND())+[.B807]" office:value-type="float" office:value="363.752219602997" calcext:value-type="float">
            <text:p>363.752219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7]+1" office:value-type="float" office:value="806" calcext:value-type="float">
            <text:p>806</text:p>
          </table:table-cell>
          <table:table-cell table:formula="of:=[.B807]-0.5" office:value-type="float" office:value="347" calcext:value-type="float">
            <text:p>347</text:p>
          </table:table-cell>
          <table:table-cell table:formula="of:=2^(10*RAND())+[.B808]" office:value-type="float" office:value="358.910387167369" calcext:value-type="float">
            <text:p>358.910387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8]+1" office:value-type="float" office:value="807" calcext:value-type="float">
            <text:p>807</text:p>
          </table:table-cell>
          <table:table-cell table:formula="of:=[.B808]-0.5" office:value-type="float" office:value="346.5" calcext:value-type="float">
            <text:p>346.5</text:p>
          </table:table-cell>
          <table:table-cell table:formula="of:=2^(10*RAND())+[.B809]" office:value-type="float" office:value="1233.28293872585" calcext:value-type="float">
            <text:p>1233.2829387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9]+1" office:value-type="float" office:value="808" calcext:value-type="float">
            <text:p>808</text:p>
          </table:table-cell>
          <table:table-cell table:formula="of:=[.B809]-0.5" office:value-type="float" office:value="346" calcext:value-type="float">
            <text:p>346</text:p>
          </table:table-cell>
          <table:table-cell table:formula="of:=2^(10*RAND())+[.B810]" office:value-type="float" office:value="565.418161897091" calcext:value-type="float">
            <text:p>565.4181618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0]+1" office:value-type="float" office:value="809" calcext:value-type="float">
            <text:p>809</text:p>
          </table:table-cell>
          <table:table-cell table:formula="of:=[.B810]-0.5" office:value-type="float" office:value="345.5" calcext:value-type="float">
            <text:p>345.5</text:p>
          </table:table-cell>
          <table:table-cell table:formula="of:=2^(10*RAND())+[.B811]" office:value-type="float" office:value="425.554993447004" calcext:value-type="float">
            <text:p>425.554993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1]+1" office:value-type="float" office:value="810" calcext:value-type="float">
            <text:p>810</text:p>
          </table:table-cell>
          <table:table-cell table:formula="of:=[.B811]-0.5" office:value-type="float" office:value="345" calcext:value-type="float">
            <text:p>345</text:p>
          </table:table-cell>
          <table:table-cell table:formula="of:=2^(10*RAND())+[.B812]" office:value-type="float" office:value="351.116606965138" calcext:value-type="float">
            <text:p>351.1166069651</text:p>
          </table:table-cell>
          <table:table-cell office:value-type="float" office:value="0.804748" calcext:value-type="float">
            <text:p>0.804748</text:p>
          </table:table-cell>
        </table:table-row>
        <table:table-row table:style-name="ro1">
          <table:table-cell table:formula="of:=[.A812]+1" office:value-type="float" office:value="811" calcext:value-type="float">
            <text:p>811</text:p>
          </table:table-cell>
          <table:table-cell table:formula="of:=[.B812]-0.5" office:value-type="float" office:value="344.5" calcext:value-type="float">
            <text:p>344.5</text:p>
          </table:table-cell>
          <table:table-cell table:formula="of:=2^(10*RAND())+[.B813]" office:value-type="float" office:value="352.554050692354" calcext:value-type="float">
            <text:p>352.5540506924</text:p>
          </table:table-cell>
          <table:table-cell office:value-type="float" office:value="0.704251" calcext:value-type="float">
            <text:p>0.704251</text:p>
          </table:table-cell>
        </table:table-row>
        <table:table-row table:style-name="ro1">
          <table:table-cell table:formula="of:=[.A813]+1" office:value-type="float" office:value="812" calcext:value-type="float">
            <text:p>812</text:p>
          </table:table-cell>
          <table:table-cell table:formula="of:=[.B813]-0.5" office:value-type="float" office:value="344" calcext:value-type="float">
            <text:p>344</text:p>
          </table:table-cell>
          <table:table-cell table:formula="of:=2^(10*RAND())+[.B814]" office:value-type="float" office:value="1253.79861582211" calcext:value-type="float">
            <text:p>1253.7986158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4]+1" office:value-type="float" office:value="813" calcext:value-type="float">
            <text:p>813</text:p>
          </table:table-cell>
          <table:table-cell table:formula="of:=[.B814]-0.5" office:value-type="float" office:value="343.5" calcext:value-type="float">
            <text:p>343.5</text:p>
          </table:table-cell>
          <table:table-cell table:formula="of:=2^(10*RAND())+[.B815]" office:value-type="float" office:value="346.812870988143" calcext:value-type="float">
            <text:p>346.8128709881</text:p>
          </table:table-cell>
          <table:table-cell office:value-type="float" office:value="0.914548" calcext:value-type="float">
            <text:p>0.914548</text:p>
          </table:table-cell>
        </table:table-row>
        <table:table-row table:style-name="ro1">
          <table:table-cell table:formula="of:=[.A815]+1" office:value-type="float" office:value="814" calcext:value-type="float">
            <text:p>814</text:p>
          </table:table-cell>
          <table:table-cell table:formula="of:=[.B815]-0.5" office:value-type="float" office:value="343" calcext:value-type="float">
            <text:p>343</text:p>
          </table:table-cell>
          <table:table-cell table:formula="of:=2^(10*RAND())+[.B816]" office:value-type="float" office:value="347.109547984714" calcext:value-type="float">
            <text:p>347.1095479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6]+1" office:value-type="float" office:value="815" calcext:value-type="float">
            <text:p>815</text:p>
          </table:table-cell>
          <table:table-cell table:formula="of:=[.B816]-0.5" office:value-type="float" office:value="342.5" calcext:value-type="float">
            <text:p>342.5</text:p>
          </table:table-cell>
          <table:table-cell table:formula="of:=2^(10*RAND())+[.B817]" office:value-type="float" office:value="343.538831162556" calcext:value-type="float">
            <text:p>343.538831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7]+1" office:value-type="float" office:value="816" calcext:value-type="float">
            <text:p>816</text:p>
          </table:table-cell>
          <table:table-cell table:formula="of:=[.B817]-0.5" office:value-type="float" office:value="342" calcext:value-type="float">
            <text:p>342</text:p>
          </table:table-cell>
          <table:table-cell table:formula="of:=2^(10*RAND())+[.B818]" office:value-type="float" office:value="1339.92142058666" calcext:value-type="float">
            <text:p>1339.9214205867</text:p>
          </table:table-cell>
          <table:table-cell office:value-type="float" office:value="0.0360372" calcext:value-type="float">
            <text:p>0.0360372</text:p>
          </table:table-cell>
        </table:table-row>
        <table:table-row table:style-name="ro1">
          <table:table-cell table:formula="of:=[.A818]+1" office:value-type="float" office:value="817" calcext:value-type="float">
            <text:p>817</text:p>
          </table:table-cell>
          <table:table-cell table:formula="of:=[.B818]-0.5" office:value-type="float" office:value="341.5" calcext:value-type="float">
            <text:p>341.5</text:p>
          </table:table-cell>
          <table:table-cell table:formula="of:=2^(10*RAND())+[.B819]" office:value-type="float" office:value="345.608774278713" calcext:value-type="float">
            <text:p>345.608774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9]+1" office:value-type="float" office:value="818" calcext:value-type="float">
            <text:p>818</text:p>
          </table:table-cell>
          <table:table-cell table:formula="of:=[.B819]-0.5" office:value-type="float" office:value="341" calcext:value-type="float">
            <text:p>341</text:p>
          </table:table-cell>
          <table:table-cell table:formula="of:=2^(10*RAND())+[.B820]" office:value-type="float" office:value="373.434782612574" calcext:value-type="float">
            <text:p>373.4347826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0]+1" office:value-type="float" office:value="819" calcext:value-type="float">
            <text:p>819</text:p>
          </table:table-cell>
          <table:table-cell table:formula="of:=[.B820]-0.5" office:value-type="float" office:value="340.5" calcext:value-type="float">
            <text:p>340.5</text:p>
          </table:table-cell>
          <table:table-cell table:formula="of:=2^(10*RAND())+[.B821]" office:value-type="float" office:value="347.472680532412" calcext:value-type="float">
            <text:p>347.4726805324</text:p>
          </table:table-cell>
          <table:table-cell office:value-type="float" office:value="0.820822" calcext:value-type="float">
            <text:p>0.820822</text:p>
          </table:table-cell>
        </table:table-row>
        <table:table-row table:style-name="ro1">
          <table:table-cell table:formula="of:=[.A821]+1" office:value-type="float" office:value="820" calcext:value-type="float">
            <text:p>820</text:p>
          </table:table-cell>
          <table:table-cell table:formula="of:=[.B821]-0.5" office:value-type="float" office:value="340" calcext:value-type="float">
            <text:p>340</text:p>
          </table:table-cell>
          <table:table-cell table:formula="of:=2^(10*RAND())+[.B822]" office:value-type="float" office:value="341.296779098975" calcext:value-type="float">
            <text:p>341.296779099</text:p>
          </table:table-cell>
          <table:table-cell office:value-type="float" office:value="0.534298" calcext:value-type="float">
            <text:p>0.534298</text:p>
          </table:table-cell>
        </table:table-row>
        <table:table-row table:style-name="ro1">
          <table:table-cell table:formula="of:=[.A822]+1" office:value-type="float" office:value="821" calcext:value-type="float">
            <text:p>821</text:p>
          </table:table-cell>
          <table:table-cell table:formula="of:=[.B822]-0.5" office:value-type="float" office:value="339.5" calcext:value-type="float">
            <text:p>339.5</text:p>
          </table:table-cell>
          <table:table-cell table:formula="of:=2^(10*RAND())+[.B823]" office:value-type="float" office:value="362.606612350782" calcext:value-type="float">
            <text:p>362.6066123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3]+1" office:value-type="float" office:value="822" calcext:value-type="float">
            <text:p>822</text:p>
          </table:table-cell>
          <table:table-cell table:formula="of:=[.B823]-0.5" office:value-type="float" office:value="339" calcext:value-type="float">
            <text:p>339</text:p>
          </table:table-cell>
          <table:table-cell table:formula="of:=2^(10*RAND())+[.B824]" office:value-type="float" office:value="991.127369313823" calcext:value-type="float">
            <text:p>991.1273693138</text:p>
          </table:table-cell>
          <table:table-cell office:value-type="float" office:value="0.334308" calcext:value-type="float">
            <text:p>0.334308</text:p>
          </table:table-cell>
        </table:table-row>
        <table:table-row table:style-name="ro1">
          <table:table-cell table:formula="of:=[.A824]+1" office:value-type="float" office:value="823" calcext:value-type="float">
            <text:p>823</text:p>
          </table:table-cell>
          <table:table-cell table:formula="of:=[.B824]-0.5" office:value-type="float" office:value="338.5" calcext:value-type="float">
            <text:p>338.5</text:p>
          </table:table-cell>
          <table:table-cell table:formula="of:=2^(10*RAND())+[.B825]" office:value-type="float" office:value="341.24118872958" calcext:value-type="float">
            <text:p>341.2411887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25]+1" office:value-type="float" office:value="824" calcext:value-type="float">
            <text:p>824</text:p>
          </table:table-cell>
          <table:table-cell table:formula="of:=[.B825]-0.5" office:value-type="float" office:value="338" calcext:value-type="float">
            <text:p>338</text:p>
          </table:table-cell>
          <table:table-cell table:formula="of:=2^(10*RAND())+[.B826]" office:value-type="float" office:value="359.923482204057" calcext:value-type="float">
            <text:p>359.923482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6]+1" office:value-type="float" office:value="825" calcext:value-type="float">
            <text:p>825</text:p>
          </table:table-cell>
          <table:table-cell table:formula="of:=[.B826]-0.5" office:value-type="float" office:value="337.5" calcext:value-type="float">
            <text:p>337.5</text:p>
          </table:table-cell>
          <table:table-cell table:formula="of:=2^(10*RAND())+[.B827]" office:value-type="float" office:value="338.912619800534" calcext:value-type="float">
            <text:p>338.9126198005</text:p>
          </table:table-cell>
          <table:table-cell office:value-type="float" office:value="0.409885" calcext:value-type="float">
            <text:p>0.409885</text:p>
          </table:table-cell>
        </table:table-row>
        <table:table-row table:style-name="ro1">
          <table:table-cell table:formula="of:=[.A827]+1" office:value-type="float" office:value="826" calcext:value-type="float">
            <text:p>826</text:p>
          </table:table-cell>
          <table:table-cell table:formula="of:=[.B827]-0.5" office:value-type="float" office:value="337" calcext:value-type="float">
            <text:p>337</text:p>
          </table:table-cell>
          <table:table-cell table:formula="of:=2^(10*RAND())+[.B828]" office:value-type="float" office:value="338.109526489997" calcext:value-type="float">
            <text:p>338.10952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8]+1" office:value-type="float" office:value="827" calcext:value-type="float">
            <text:p>827</text:p>
          </table:table-cell>
          <table:table-cell table:formula="of:=[.B828]-0.5" office:value-type="float" office:value="336.5" calcext:value-type="float">
            <text:p>336.5</text:p>
          </table:table-cell>
          <table:table-cell table:formula="of:=2^(10*RAND())+[.B829]" office:value-type="float" office:value="338.86800805806" calcext:value-type="float">
            <text:p>338.8680080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9]+1" office:value-type="float" office:value="828" calcext:value-type="float">
            <text:p>828</text:p>
          </table:table-cell>
          <table:table-cell table:formula="of:=[.B829]-0.5" office:value-type="float" office:value="336" calcext:value-type="float">
            <text:p>336</text:p>
          </table:table-cell>
          <table:table-cell table:formula="of:=2^(10*RAND())+[.B830]" office:value-type="float" office:value="1161.32597591404" calcext:value-type="float">
            <text:p>1161.325975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30]+1" office:value-type="float" office:value="829" calcext:value-type="float">
            <text:p>829</text:p>
          </table:table-cell>
          <table:table-cell table:formula="of:=[.B830]-0.5" office:value-type="float" office:value="335.5" calcext:value-type="float">
            <text:p>335.5</text:p>
          </table:table-cell>
          <table:table-cell table:formula="of:=2^(10*RAND())+[.B831]" office:value-type="float" office:value="582.954040896352" calcext:value-type="float">
            <text:p>582.9540408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31]+1" office:value-type="float" office:value="830" calcext:value-type="float">
            <text:p>830</text:p>
          </table:table-cell>
          <table:table-cell table:formula="of:=[.B831]-0.5" office:value-type="float" office:value="335" calcext:value-type="float">
            <text:p>335</text:p>
          </table:table-cell>
          <table:table-cell table:formula="of:=2^(10*RAND())+[.B832]" office:value-type="float" office:value="496.325323160107" calcext:value-type="float">
            <text:p>496.3253231601</text:p>
          </table:table-cell>
          <table:table-cell office:value-type="float" office:value="0.825114" calcext:value-type="float">
            <text:p>0.825114</text:p>
          </table:table-cell>
        </table:table-row>
        <table:table-row table:style-name="ro1">
          <table:table-cell table:formula="of:=[.A832]+1" office:value-type="float" office:value="831" calcext:value-type="float">
            <text:p>831</text:p>
          </table:table-cell>
          <table:table-cell table:formula="of:=[.B832]-0.5" office:value-type="float" office:value="334.5" calcext:value-type="float">
            <text:p>334.5</text:p>
          </table:table-cell>
          <table:table-cell table:formula="of:=2^(10*RAND())+[.B833]" office:value-type="float" office:value="1194.22080953128" calcext:value-type="float">
            <text:p>1194.2208095313</text:p>
          </table:table-cell>
          <table:table-cell office:value-type="float" office:value="0.616639" calcext:value-type="float">
            <text:p>0.616639</text:p>
          </table:table-cell>
        </table:table-row>
        <table:table-row table:style-name="ro1">
          <table:table-cell table:formula="of:=[.A833]+1" office:value-type="float" office:value="832" calcext:value-type="float">
            <text:p>832</text:p>
          </table:table-cell>
          <table:table-cell table:formula="of:=[.B833]-0.5" office:value-type="float" office:value="334" calcext:value-type="float">
            <text:p>334</text:p>
          </table:table-cell>
          <table:table-cell table:formula="of:=2^(10*RAND())+[.B834]" office:value-type="float" office:value="348.931542119755" calcext:value-type="float">
            <text:p>348.9315421198</text:p>
          </table:table-cell>
          <table:table-cell office:value-type="float" office:value="0.839165" calcext:value-type="float">
            <text:p>0.839165</text:p>
          </table:table-cell>
        </table:table-row>
        <table:table-row table:style-name="ro1">
          <table:table-cell table:formula="of:=[.A834]+1" office:value-type="float" office:value="833" calcext:value-type="float">
            <text:p>833</text:p>
          </table:table-cell>
          <table:table-cell table:formula="of:=[.B834]-0.5" office:value-type="float" office:value="333.5" calcext:value-type="float">
            <text:p>333.5</text:p>
          </table:table-cell>
          <table:table-cell table:formula="of:=2^(10*RAND())+[.B835]" office:value-type="float" office:value="888.180913629563" calcext:value-type="float">
            <text:p>888.1809136296</text:p>
          </table:table-cell>
          <table:table-cell office:value-type="float" office:value="0.785318" calcext:value-type="float">
            <text:p>0.785318</text:p>
          </table:table-cell>
        </table:table-row>
        <table:table-row table:style-name="ro1">
          <table:table-cell table:formula="of:=[.A835]+1" office:value-type="float" office:value="834" calcext:value-type="float">
            <text:p>834</text:p>
          </table:table-cell>
          <table:table-cell table:formula="of:=[.B835]-0.5" office:value-type="float" office:value="333" calcext:value-type="float">
            <text:p>333</text:p>
          </table:table-cell>
          <table:table-cell table:formula="of:=2^(10*RAND())+[.B836]" office:value-type="float" office:value="835.097749339296" calcext:value-type="float">
            <text:p>835.0977493393</text:p>
          </table:table-cell>
          <table:table-cell office:value-type="float" office:value="0.464318" calcext:value-type="float">
            <text:p>0.464318</text:p>
          </table:table-cell>
        </table:table-row>
        <table:table-row table:style-name="ro1">
          <table:table-cell table:formula="of:=[.A836]+1" office:value-type="float" office:value="835" calcext:value-type="float">
            <text:p>835</text:p>
          </table:table-cell>
          <table:table-cell table:formula="of:=[.B836]-0.5" office:value-type="float" office:value="332.5" calcext:value-type="float">
            <text:p>332.5</text:p>
          </table:table-cell>
          <table:table-cell table:formula="of:=2^(10*RAND())+[.B837]" office:value-type="float" office:value="356.393176987347" calcext:value-type="float">
            <text:p>356.3931769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37]+1" office:value-type="float" office:value="836" calcext:value-type="float">
            <text:p>836</text:p>
          </table:table-cell>
          <table:table-cell table:formula="of:=[.B837]-0.5" office:value-type="float" office:value="332" calcext:value-type="float">
            <text:p>332</text:p>
          </table:table-cell>
          <table:table-cell table:formula="of:=2^(10*RAND())+[.B838]" office:value-type="float" office:value="696.503594534766" calcext:value-type="float">
            <text:p>696.5035945348</text:p>
          </table:table-cell>
          <table:table-cell office:value-type="float" office:value="0.375235" calcext:value-type="float">
            <text:p>0.375235</text:p>
          </table:table-cell>
        </table:table-row>
        <table:table-row table:style-name="ro1">
          <table:table-cell table:formula="of:=[.A838]+1" office:value-type="float" office:value="837" calcext:value-type="float">
            <text:p>837</text:p>
          </table:table-cell>
          <table:table-cell table:formula="of:=[.B838]-0.5" office:value-type="float" office:value="331.5" calcext:value-type="float">
            <text:p>331.5</text:p>
          </table:table-cell>
          <table:table-cell table:formula="of:=2^(10*RAND())+[.B839]" office:value-type="float" office:value="481.176920176504" calcext:value-type="float">
            <text:p>481.176920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39]+1" office:value-type="float" office:value="838" calcext:value-type="float">
            <text:p>838</text:p>
          </table:table-cell>
          <table:table-cell table:formula="of:=[.B839]-0.5" office:value-type="float" office:value="331" calcext:value-type="float">
            <text:p>331</text:p>
          </table:table-cell>
          <table:table-cell table:formula="of:=2^(10*RAND())+[.B840]" office:value-type="float" office:value="583.515950552304" calcext:value-type="float">
            <text:p>583.5159505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0]+1" office:value-type="float" office:value="839" calcext:value-type="float">
            <text:p>839</text:p>
          </table:table-cell>
          <table:table-cell table:formula="of:=[.B840]-0.5" office:value-type="float" office:value="330.5" calcext:value-type="float">
            <text:p>330.5</text:p>
          </table:table-cell>
          <table:table-cell table:formula="of:=2^(10*RAND())+[.B841]" office:value-type="float" office:value="340.075560601729" calcext:value-type="float">
            <text:p>340.0755606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1]+1" office:value-type="float" office:value="840" calcext:value-type="float">
            <text:p>840</text:p>
          </table:table-cell>
          <table:table-cell table:formula="of:=[.B841]-0.5" office:value-type="float" office:value="330" calcext:value-type="float">
            <text:p>330</text:p>
          </table:table-cell>
          <table:table-cell table:formula="of:=2^(10*RAND())+[.B842]" office:value-type="float" office:value="1238.3601692472" calcext:value-type="float">
            <text:p>1238.360169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2]+1" office:value-type="float" office:value="841" calcext:value-type="float">
            <text:p>841</text:p>
          </table:table-cell>
          <table:table-cell table:formula="of:=[.B842]-0.5" office:value-type="float" office:value="329.5" calcext:value-type="float">
            <text:p>329.5</text:p>
          </table:table-cell>
          <table:table-cell table:formula="of:=2^(10*RAND())+[.B843]" office:value-type="float" office:value="331.579216279647" calcext:value-type="float">
            <text:p>331.5792162796</text:p>
          </table:table-cell>
          <table:table-cell office:value-type="float" office:value="0.884766" calcext:value-type="float">
            <text:p>0.884766</text:p>
          </table:table-cell>
        </table:table-row>
        <table:table-row table:style-name="ro1">
          <table:table-cell table:formula="of:=[.A843]+1" office:value-type="float" office:value="842" calcext:value-type="float">
            <text:p>842</text:p>
          </table:table-cell>
          <table:table-cell table:formula="of:=[.B843]-0.5" office:value-type="float" office:value="329" calcext:value-type="float">
            <text:p>329</text:p>
          </table:table-cell>
          <table:table-cell table:formula="of:=2^(10*RAND())+[.B844]" office:value-type="float" office:value="392.087924795162" calcext:value-type="float">
            <text:p>392.0879247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4]+1" office:value-type="float" office:value="843" calcext:value-type="float">
            <text:p>843</text:p>
          </table:table-cell>
          <table:table-cell table:formula="of:=[.B844]-0.5" office:value-type="float" office:value="328.5" calcext:value-type="float">
            <text:p>328.5</text:p>
          </table:table-cell>
          <table:table-cell table:formula="of:=2^(10*RAND())+[.B845]" office:value-type="float" office:value="333.541374468011" calcext:value-type="float">
            <text:p>333.541374468</text:p>
          </table:table-cell>
          <table:table-cell office:value-type="float" office:value="0.118655" calcext:value-type="float">
            <text:p>0.118655</text:p>
          </table:table-cell>
        </table:table-row>
        <table:table-row table:style-name="ro1">
          <table:table-cell table:formula="of:=[.A845]+1" office:value-type="float" office:value="844" calcext:value-type="float">
            <text:p>844</text:p>
          </table:table-cell>
          <table:table-cell table:formula="of:=[.B845]-0.5" office:value-type="float" office:value="328" calcext:value-type="float">
            <text:p>328</text:p>
          </table:table-cell>
          <table:table-cell table:formula="of:=2^(10*RAND())+[.B846]" office:value-type="float" office:value="347.570761024108" calcext:value-type="float">
            <text:p>347.5707610241</text:p>
          </table:table-cell>
          <table:table-cell office:value-type="float" office:value="0.732789" calcext:value-type="float">
            <text:p>0.732789</text:p>
          </table:table-cell>
        </table:table-row>
        <table:table-row table:style-name="ro1">
          <table:table-cell table:formula="of:=[.A846]+1" office:value-type="float" office:value="845" calcext:value-type="float">
            <text:p>845</text:p>
          </table:table-cell>
          <table:table-cell table:formula="of:=[.B846]-0.5" office:value-type="float" office:value="327.5" calcext:value-type="float">
            <text:p>327.5</text:p>
          </table:table-cell>
          <table:table-cell table:formula="of:=2^(10*RAND())+[.B847]" office:value-type="float" office:value="849.604206322067" calcext:value-type="float">
            <text:p>849.6042063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7]+1" office:value-type="float" office:value="846" calcext:value-type="float">
            <text:p>846</text:p>
          </table:table-cell>
          <table:table-cell table:formula="of:=[.B847]-0.5" office:value-type="float" office:value="327" calcext:value-type="float">
            <text:p>327</text:p>
          </table:table-cell>
          <table:table-cell table:formula="of:=2^(10*RAND())+[.B848]" office:value-type="float" office:value="405.573413435841" calcext:value-type="float">
            <text:p>405.5734134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8]+1" office:value-type="float" office:value="847" calcext:value-type="float">
            <text:p>847</text:p>
          </table:table-cell>
          <table:table-cell table:formula="of:=[.B848]-0.5" office:value-type="float" office:value="326.5" calcext:value-type="float">
            <text:p>326.5</text:p>
          </table:table-cell>
          <table:table-cell table:formula="of:=2^(10*RAND())+[.B849]" office:value-type="float" office:value="1167.99421036895" calcext:value-type="float">
            <text:p>1167.994210369</text:p>
          </table:table-cell>
          <table:table-cell office:value-type="float" office:value="0.78913" calcext:value-type="float">
            <text:p>0.78913</text:p>
          </table:table-cell>
        </table:table-row>
        <table:table-row table:style-name="ro1">
          <table:table-cell table:formula="of:=[.A849]+1" office:value-type="float" office:value="848" calcext:value-type="float">
            <text:p>848</text:p>
          </table:table-cell>
          <table:table-cell table:formula="of:=[.B849]-0.5" office:value-type="float" office:value="326" calcext:value-type="float">
            <text:p>326</text:p>
          </table:table-cell>
          <table:table-cell table:formula="of:=2^(10*RAND())+[.B850]" office:value-type="float" office:value="535.067060378953" calcext:value-type="float">
            <text:p>535.067060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0]+1" office:value-type="float" office:value="849" calcext:value-type="float">
            <text:p>849</text:p>
          </table:table-cell>
          <table:table-cell table:formula="of:=[.B850]-0.5" office:value-type="float" office:value="325.5" calcext:value-type="float">
            <text:p>325.5</text:p>
          </table:table-cell>
          <table:table-cell table:formula="of:=2^(10*RAND())+[.B851]" office:value-type="float" office:value="327.585035383325" calcext:value-type="float">
            <text:p>327.5850353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1]+1" office:value-type="float" office:value="850" calcext:value-type="float">
            <text:p>850</text:p>
          </table:table-cell>
          <table:table-cell table:formula="of:=[.B851]-0.5" office:value-type="float" office:value="325" calcext:value-type="float">
            <text:p>325</text:p>
          </table:table-cell>
          <table:table-cell table:formula="of:=2^(10*RAND())+[.B852]" office:value-type="float" office:value="1048.83611823651" calcext:value-type="float">
            <text:p>1048.8361182365</text:p>
          </table:table-cell>
          <table:table-cell office:value-type="float" office:value="0.353972" calcext:value-type="float">
            <text:p>0.353972</text:p>
          </table:table-cell>
        </table:table-row>
        <table:table-row table:style-name="ro1">
          <table:table-cell table:formula="of:=[.A852]+1" office:value-type="float" office:value="851" calcext:value-type="float">
            <text:p>851</text:p>
          </table:table-cell>
          <table:table-cell table:formula="of:=[.B852]-0.5" office:value-type="float" office:value="324.5" calcext:value-type="float">
            <text:p>324.5</text:p>
          </table:table-cell>
          <table:table-cell table:formula="of:=2^(10*RAND())+[.B853]" office:value-type="float" office:value="517.301334401778" calcext:value-type="float">
            <text:p>517.3013344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3]+1" office:value-type="float" office:value="852" calcext:value-type="float">
            <text:p>852</text:p>
          </table:table-cell>
          <table:table-cell table:formula="of:=[.B853]-0.5" office:value-type="float" office:value="324" calcext:value-type="float">
            <text:p>324</text:p>
          </table:table-cell>
          <table:table-cell table:formula="of:=2^(10*RAND())+[.B854]" office:value-type="float" office:value="563.730099513134" calcext:value-type="float">
            <text:p>563.7300995131</text:p>
          </table:table-cell>
          <table:table-cell office:value-type="float" office:value="0.537859" calcext:value-type="float">
            <text:p>0.537859</text:p>
          </table:table-cell>
        </table:table-row>
        <table:table-row table:style-name="ro1">
          <table:table-cell table:formula="of:=[.A854]+1" office:value-type="float" office:value="853" calcext:value-type="float">
            <text:p>853</text:p>
          </table:table-cell>
          <table:table-cell table:formula="of:=[.B854]-0.5" office:value-type="float" office:value="323.5" calcext:value-type="float">
            <text:p>323.5</text:p>
          </table:table-cell>
          <table:table-cell table:formula="of:=2^(10*RAND())+[.B855]" office:value-type="float" office:value="354.427558259357" calcext:value-type="float">
            <text:p>354.427558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5]+1" office:value-type="float" office:value="854" calcext:value-type="float">
            <text:p>854</text:p>
          </table:table-cell>
          <table:table-cell table:formula="of:=[.B855]-0.5" office:value-type="float" office:value="323" calcext:value-type="float">
            <text:p>323</text:p>
          </table:table-cell>
          <table:table-cell table:formula="of:=2^(10*RAND())+[.B856]" office:value-type="float" office:value="479.647013149228" calcext:value-type="float">
            <text:p>479.6470131492</text:p>
          </table:table-cell>
          <table:table-cell office:value-type="float" office:value="0.825047" calcext:value-type="float">
            <text:p>0.825047</text:p>
          </table:table-cell>
        </table:table-row>
        <table:table-row table:style-name="ro1">
          <table:table-cell table:formula="of:=[.A856]+1" office:value-type="float" office:value="855" calcext:value-type="float">
            <text:p>855</text:p>
          </table:table-cell>
          <table:table-cell table:formula="of:=[.B856]-0.5" office:value-type="float" office:value="322.5" calcext:value-type="float">
            <text:p>322.5</text:p>
          </table:table-cell>
          <table:table-cell table:formula="of:=2^(10*RAND())+[.B857]" office:value-type="float" office:value="330.969957967239" calcext:value-type="float">
            <text:p>330.9699579672</text:p>
          </table:table-cell>
          <table:table-cell office:value-type="float" office:value="0.725968" calcext:value-type="float">
            <text:p>0.725968</text:p>
          </table:table-cell>
        </table:table-row>
        <table:table-row table:style-name="ro1">
          <table:table-cell table:formula="of:=[.A857]+1" office:value-type="float" office:value="856" calcext:value-type="float">
            <text:p>856</text:p>
          </table:table-cell>
          <table:table-cell table:formula="of:=[.B857]-0.5" office:value-type="float" office:value="322" calcext:value-type="float">
            <text:p>322</text:p>
          </table:table-cell>
          <table:table-cell table:formula="of:=2^(10*RAND())+[.B858]" office:value-type="float" office:value="328.147959486364" calcext:value-type="float">
            <text:p>328.1479594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8]+1" office:value-type="float" office:value="857" calcext:value-type="float">
            <text:p>857</text:p>
          </table:table-cell>
          <table:table-cell table:formula="of:=[.B858]-0.5" office:value-type="float" office:value="321.5" calcext:value-type="float">
            <text:p>321.5</text:p>
          </table:table-cell>
          <table:table-cell table:formula="of:=2^(10*RAND())+[.B859]" office:value-type="float" office:value="323.781549553628" calcext:value-type="float">
            <text:p>323.7815495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9]+1" office:value-type="float" office:value="858" calcext:value-type="float">
            <text:p>858</text:p>
          </table:table-cell>
          <table:table-cell table:formula="of:=[.B859]-0.5" office:value-type="float" office:value="321" calcext:value-type="float">
            <text:p>321</text:p>
          </table:table-cell>
          <table:table-cell table:formula="of:=2^(10*RAND())+[.B860]" office:value-type="float" office:value="326.608121715054" calcext:value-type="float">
            <text:p>326.6081217151</text:p>
          </table:table-cell>
          <table:table-cell office:value-type="float" office:value="0.762718" calcext:value-type="float">
            <text:p>0.762718</text:p>
          </table:table-cell>
        </table:table-row>
        <table:table-row table:style-name="ro1">
          <table:table-cell table:formula="of:=[.A860]+1" office:value-type="float" office:value="859" calcext:value-type="float">
            <text:p>859</text:p>
          </table:table-cell>
          <table:table-cell table:formula="of:=[.B860]-0.5" office:value-type="float" office:value="320.5" calcext:value-type="float">
            <text:p>320.5</text:p>
          </table:table-cell>
          <table:table-cell table:formula="of:=2^(10*RAND())+[.B861]" office:value-type="float" office:value="325.564947785798" calcext:value-type="float">
            <text:p>325.5649477858</text:p>
          </table:table-cell>
          <table:table-cell office:value-type="float" office:value="0.267956" calcext:value-type="float">
            <text:p>0.267956</text:p>
          </table:table-cell>
        </table:table-row>
        <table:table-row table:style-name="ro1">
          <table:table-cell table:formula="of:=[.A861]+1" office:value-type="float" office:value="860" calcext:value-type="float">
            <text:p>860</text:p>
          </table:table-cell>
          <table:table-cell table:formula="of:=[.B861]-0.5" office:value-type="float" office:value="320" calcext:value-type="float">
            <text:p>320</text:p>
          </table:table-cell>
          <table:table-cell table:formula="of:=2^(10*RAND())+[.B862]" office:value-type="float" office:value="349.409729895144" calcext:value-type="float">
            <text:p>349.4097298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2]+1" office:value-type="float" office:value="861" calcext:value-type="float">
            <text:p>861</text:p>
          </table:table-cell>
          <table:table-cell table:formula="of:=[.B862]-0.5" office:value-type="float" office:value="319.5" calcext:value-type="float">
            <text:p>319.5</text:p>
          </table:table-cell>
          <table:table-cell table:formula="of:=2^(10*RAND())+[.B863]" office:value-type="float" office:value="441.456644450355" calcext:value-type="float">
            <text:p>441.4566444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3]+1" office:value-type="float" office:value="862" calcext:value-type="float">
            <text:p>862</text:p>
          </table:table-cell>
          <table:table-cell table:formula="of:=[.B863]-0.5" office:value-type="float" office:value="319" calcext:value-type="float">
            <text:p>319</text:p>
          </table:table-cell>
          <table:table-cell table:formula="of:=2^(10*RAND())+[.B864]" office:value-type="float" office:value="668.195144598596" calcext:value-type="float">
            <text:p>668.1951445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4]+1" office:value-type="float" office:value="863" calcext:value-type="float">
            <text:p>863</text:p>
          </table:table-cell>
          <table:table-cell table:formula="of:=[.B864]-0.5" office:value-type="float" office:value="318.5" calcext:value-type="float">
            <text:p>318.5</text:p>
          </table:table-cell>
          <table:table-cell table:formula="of:=2^(10*RAND())+[.B865]" office:value-type="float" office:value="952.973631838433" calcext:value-type="float">
            <text:p>952.9736318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5]+1" office:value-type="float" office:value="864" calcext:value-type="float">
            <text:p>864</text:p>
          </table:table-cell>
          <table:table-cell table:formula="of:=[.B865]-0.5" office:value-type="float" office:value="318" calcext:value-type="float">
            <text:p>318</text:p>
          </table:table-cell>
          <table:table-cell table:formula="of:=2^(10*RAND())+[.B866]" office:value-type="float" office:value="321.053571558615" calcext:value-type="float">
            <text:p>321.0535715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6]+1" office:value-type="float" office:value="865" calcext:value-type="float">
            <text:p>865</text:p>
          </table:table-cell>
          <table:table-cell table:formula="of:=[.B866]-0.5" office:value-type="float" office:value="317.5" calcext:value-type="float">
            <text:p>317.5</text:p>
          </table:table-cell>
          <table:table-cell table:formula="of:=2^(10*RAND())+[.B867]" office:value-type="float" office:value="465.437989012644" calcext:value-type="float">
            <text:p>465.4379890126</text:p>
          </table:table-cell>
          <table:table-cell office:value-type="float" office:value="0.205504" calcext:value-type="float">
            <text:p>0.205504</text:p>
          </table:table-cell>
        </table:table-row>
        <table:table-row table:style-name="ro1">
          <table:table-cell table:formula="of:=[.A867]+1" office:value-type="float" office:value="866" calcext:value-type="float">
            <text:p>866</text:p>
          </table:table-cell>
          <table:table-cell table:formula="of:=[.B867]-0.5" office:value-type="float" office:value="317" calcext:value-type="float">
            <text:p>317</text:p>
          </table:table-cell>
          <table:table-cell table:formula="of:=2^(10*RAND())+[.B868]" office:value-type="float" office:value="319.85068832154" calcext:value-type="float">
            <text:p>319.8506883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8]+1" office:value-type="float" office:value="867" calcext:value-type="float">
            <text:p>867</text:p>
          </table:table-cell>
          <table:table-cell table:formula="of:=[.B868]-0.5" office:value-type="float" office:value="316.5" calcext:value-type="float">
            <text:p>316.5</text:p>
          </table:table-cell>
          <table:table-cell table:formula="of:=2^(10*RAND())+[.B869]" office:value-type="float" office:value="382.120628555933" calcext:value-type="float">
            <text:p>382.1206285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9]+1" office:value-type="float" office:value="868" calcext:value-type="float">
            <text:p>868</text:p>
          </table:table-cell>
          <table:table-cell table:formula="of:=[.B869]-0.5" office:value-type="float" office:value="316" calcext:value-type="float">
            <text:p>316</text:p>
          </table:table-cell>
          <table:table-cell table:formula="of:=2^(10*RAND())+[.B870]" office:value-type="float" office:value="333.61870034324" calcext:value-type="float">
            <text:p>333.6187003432</text:p>
          </table:table-cell>
          <table:table-cell office:value-type="float" office:value="0.980248" calcext:value-type="float">
            <text:p>0.980248</text:p>
          </table:table-cell>
        </table:table-row>
        <table:table-row table:style-name="ro1">
          <table:table-cell table:formula="of:=[.A870]+1" office:value-type="float" office:value="869" calcext:value-type="float">
            <text:p>869</text:p>
          </table:table-cell>
          <table:table-cell table:formula="of:=[.B870]-0.5" office:value-type="float" office:value="315.5" calcext:value-type="float">
            <text:p>315.5</text:p>
          </table:table-cell>
          <table:table-cell table:formula="of:=2^(10*RAND())+[.B871]" office:value-type="float" office:value="316.930675769289" calcext:value-type="float">
            <text:p>316.9306757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1]+1" office:value-type="float" office:value="870" calcext:value-type="float">
            <text:p>870</text:p>
          </table:table-cell>
          <table:table-cell table:formula="of:=[.B871]-0.5" office:value-type="float" office:value="315" calcext:value-type="float">
            <text:p>315</text:p>
          </table:table-cell>
          <table:table-cell table:formula="of:=2^(10*RAND())+[.B872]" office:value-type="float" office:value="331.853506232745" calcext:value-type="float">
            <text:p>331.853506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2]+1" office:value-type="float" office:value="871" calcext:value-type="float">
            <text:p>871</text:p>
          </table:table-cell>
          <table:table-cell table:formula="of:=[.B872]-0.5" office:value-type="float" office:value="314.5" calcext:value-type="float">
            <text:p>314.5</text:p>
          </table:table-cell>
          <table:table-cell table:formula="of:=2^(10*RAND())+[.B873]" office:value-type="float" office:value="1240.6538922539" calcext:value-type="float">
            <text:p>1240.6538922539</text:p>
          </table:table-cell>
          <table:table-cell office:value-type="float" office:value="0.771895" calcext:value-type="float">
            <text:p>0.771895</text:p>
          </table:table-cell>
        </table:table-row>
        <table:table-row table:style-name="ro1">
          <table:table-cell table:formula="of:=[.A873]+1" office:value-type="float" office:value="872" calcext:value-type="float">
            <text:p>872</text:p>
          </table:table-cell>
          <table:table-cell table:formula="of:=[.B873]-0.5" office:value-type="float" office:value="314" calcext:value-type="float">
            <text:p>314</text:p>
          </table:table-cell>
          <table:table-cell table:formula="of:=2^(10*RAND())+[.B874]" office:value-type="float" office:value="340.345543950177" calcext:value-type="float">
            <text:p>340.3455439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74]+1" office:value-type="float" office:value="873" calcext:value-type="float">
            <text:p>873</text:p>
          </table:table-cell>
          <table:table-cell table:formula="of:=[.B874]-0.5" office:value-type="float" office:value="313.5" calcext:value-type="float">
            <text:p>313.5</text:p>
          </table:table-cell>
          <table:table-cell table:formula="of:=2^(10*RAND())+[.B875]" office:value-type="float" office:value="564.984730913262" calcext:value-type="float">
            <text:p>564.9847309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75]+1" office:value-type="float" office:value="874" calcext:value-type="float">
            <text:p>874</text:p>
          </table:table-cell>
          <table:table-cell table:formula="of:=[.B875]-0.5" office:value-type="float" office:value="313" calcext:value-type="float">
            <text:p>313</text:p>
          </table:table-cell>
          <table:table-cell table:formula="of:=2^(10*RAND())+[.B876]" office:value-type="float" office:value="338.059809611381" calcext:value-type="float">
            <text:p>338.0598096114</text:p>
          </table:table-cell>
          <table:table-cell office:value-type="float" office:value="0.445281" calcext:value-type="float">
            <text:p>0.445281</text:p>
          </table:table-cell>
        </table:table-row>
        <table:table-row table:style-name="ro1">
          <table:table-cell table:formula="of:=[.A876]+1" office:value-type="float" office:value="875" calcext:value-type="float">
            <text:p>875</text:p>
          </table:table-cell>
          <table:table-cell table:formula="of:=[.B876]-0.5" office:value-type="float" office:value="312.5" calcext:value-type="float">
            <text:p>312.5</text:p>
          </table:table-cell>
          <table:table-cell table:formula="of:=2^(10*RAND())+[.B877]" office:value-type="float" office:value="351.619191343496" calcext:value-type="float">
            <text:p>351.6191913435</text:p>
          </table:table-cell>
          <table:table-cell office:value-type="float" office:value="0.888972" calcext:value-type="float">
            <text:p>0.888972</text:p>
          </table:table-cell>
        </table:table-row>
        <table:table-row table:style-name="ro1">
          <table:table-cell table:formula="of:=[.A877]+1" office:value-type="float" office:value="876" calcext:value-type="float">
            <text:p>876</text:p>
          </table:table-cell>
          <table:table-cell table:formula="of:=[.B877]-0.5" office:value-type="float" office:value="312" calcext:value-type="float">
            <text:p>312</text:p>
          </table:table-cell>
          <table:table-cell table:formula="of:=2^(10*RAND())+[.B878]" office:value-type="float" office:value="332.182028819254" calcext:value-type="float">
            <text:p>332.1820288193</text:p>
          </table:table-cell>
          <table:table-cell office:value-type="float" office:value="0.79823" calcext:value-type="float">
            <text:p>0.79823</text:p>
          </table:table-cell>
        </table:table-row>
        <table:table-row table:style-name="ro1">
          <table:table-cell table:formula="of:=[.A878]+1" office:value-type="float" office:value="877" calcext:value-type="float">
            <text:p>877</text:p>
          </table:table-cell>
          <table:table-cell table:formula="of:=[.B878]-0.5" office:value-type="float" office:value="311.5" calcext:value-type="float">
            <text:p>311.5</text:p>
          </table:table-cell>
          <table:table-cell table:formula="of:=2^(10*RAND())+[.B879]" office:value-type="float" office:value="373.89705820779" calcext:value-type="float">
            <text:p>373.8970582078</text:p>
          </table:table-cell>
          <table:table-cell office:value-type="float" office:value="0.858064" calcext:value-type="float">
            <text:p>0.858064</text:p>
          </table:table-cell>
        </table:table-row>
        <table:table-row table:style-name="ro1">
          <table:table-cell table:formula="of:=[.A879]+1" office:value-type="float" office:value="878" calcext:value-type="float">
            <text:p>878</text:p>
          </table:table-cell>
          <table:table-cell table:formula="of:=[.B879]-0.5" office:value-type="float" office:value="311" calcext:value-type="float">
            <text:p>311</text:p>
          </table:table-cell>
          <table:table-cell table:formula="of:=2^(10*RAND())+[.B880]" office:value-type="float" office:value="572.933317621969" calcext:value-type="float">
            <text:p>572.933317622</text:p>
          </table:table-cell>
          <table:table-cell office:value-type="float" office:value="0.297252" calcext:value-type="float">
            <text:p>0.297252</text:p>
          </table:table-cell>
        </table:table-row>
        <table:table-row table:style-name="ro1">
          <table:table-cell table:formula="of:=[.A880]+1" office:value-type="float" office:value="879" calcext:value-type="float">
            <text:p>879</text:p>
          </table:table-cell>
          <table:table-cell table:formula="of:=[.B880]-0.5" office:value-type="float" office:value="310.5" calcext:value-type="float">
            <text:p>310.5</text:p>
          </table:table-cell>
          <table:table-cell table:formula="of:=2^(10*RAND())+[.B881]" office:value-type="float" office:value="408.089608554521" calcext:value-type="float">
            <text:p>408.0896085545</text:p>
          </table:table-cell>
          <table:table-cell office:value-type="float" office:value="0.894521" calcext:value-type="float">
            <text:p>0.894521</text:p>
          </table:table-cell>
        </table:table-row>
        <table:table-row table:style-name="ro1">
          <table:table-cell table:formula="of:=[.A881]+1" office:value-type="float" office:value="880" calcext:value-type="float">
            <text:p>880</text:p>
          </table:table-cell>
          <table:table-cell table:formula="of:=[.B881]-0.5" office:value-type="float" office:value="310" calcext:value-type="float">
            <text:p>310</text:p>
          </table:table-cell>
          <table:table-cell table:formula="of:=2^(10*RAND())+[.B882]" office:value-type="float" office:value="313.694172301867" calcext:value-type="float">
            <text:p>313.6941723019</text:p>
          </table:table-cell>
          <table:table-cell office:value-type="float" office:value="0.603645" calcext:value-type="float">
            <text:p>0.603645</text:p>
          </table:table-cell>
        </table:table-row>
        <table:table-row table:style-name="ro1">
          <table:table-cell table:formula="of:=[.A882]+1" office:value-type="float" office:value="881" calcext:value-type="float">
            <text:p>881</text:p>
          </table:table-cell>
          <table:table-cell table:formula="of:=[.B882]-0.5" office:value-type="float" office:value="309.5" calcext:value-type="float">
            <text:p>309.5</text:p>
          </table:table-cell>
          <table:table-cell table:formula="of:=2^(10*RAND())+[.B883]" office:value-type="float" office:value="483.562049365193" calcext:value-type="float">
            <text:p>483.5620493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3]+1" office:value-type="float" office:value="882" calcext:value-type="float">
            <text:p>882</text:p>
          </table:table-cell>
          <table:table-cell table:formula="of:=[.B883]-0.5" office:value-type="float" office:value="309" calcext:value-type="float">
            <text:p>309</text:p>
          </table:table-cell>
          <table:table-cell table:formula="of:=2^(10*RAND())+[.B884]" office:value-type="float" office:value="325.004384250672" calcext:value-type="float">
            <text:p>325.0043842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84]+1" office:value-type="float" office:value="883" calcext:value-type="float">
            <text:p>883</text:p>
          </table:table-cell>
          <table:table-cell table:formula="of:=[.B884]-0.5" office:value-type="float" office:value="308.5" calcext:value-type="float">
            <text:p>308.5</text:p>
          </table:table-cell>
          <table:table-cell table:formula="of:=2^(10*RAND())+[.B885]" office:value-type="float" office:value="361.458162544682" calcext:value-type="float">
            <text:p>361.4581625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5]+1" office:value-type="float" office:value="884" calcext:value-type="float">
            <text:p>884</text:p>
          </table:table-cell>
          <table:table-cell table:formula="of:=[.B885]-0.5" office:value-type="float" office:value="308" calcext:value-type="float">
            <text:p>308</text:p>
          </table:table-cell>
          <table:table-cell table:formula="of:=2^(10*RAND())+[.B886]" office:value-type="float" office:value="706.553735977709" calcext:value-type="float">
            <text:p>706.5537359777</text:p>
          </table:table-cell>
          <table:table-cell office:value-type="float" office:value="0.845626" calcext:value-type="float">
            <text:p>0.845626</text:p>
          </table:table-cell>
        </table:table-row>
        <table:table-row table:style-name="ro1">
          <table:table-cell table:formula="of:=[.A886]+1" office:value-type="float" office:value="885" calcext:value-type="float">
            <text:p>885</text:p>
          </table:table-cell>
          <table:table-cell table:formula="of:=[.B886]-0.5" office:value-type="float" office:value="307.5" calcext:value-type="float">
            <text:p>307.5</text:p>
          </table:table-cell>
          <table:table-cell table:formula="of:=2^(10*RAND())+[.B887]" office:value-type="float" office:value="412.276850423334" calcext:value-type="float">
            <text:p>412.2768504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7]+1" office:value-type="float" office:value="886" calcext:value-type="float">
            <text:p>886</text:p>
          </table:table-cell>
          <table:table-cell table:formula="of:=[.B887]-0.5" office:value-type="float" office:value="307" calcext:value-type="float">
            <text:p>307</text:p>
          </table:table-cell>
          <table:table-cell table:formula="of:=2^(10*RAND())+[.B888]" office:value-type="float" office:value="322.70726261026" calcext:value-type="float">
            <text:p>322.7072626103</text:p>
          </table:table-cell>
          <table:table-cell office:value-type="float" office:value="0.661438" calcext:value-type="float">
            <text:p>0.661438</text:p>
          </table:table-cell>
        </table:table-row>
        <table:table-row table:style-name="ro1">
          <table:table-cell table:formula="of:=[.A888]+1" office:value-type="float" office:value="887" calcext:value-type="float">
            <text:p>887</text:p>
          </table:table-cell>
          <table:table-cell table:formula="of:=[.B888]-0.5" office:value-type="float" office:value="306.5" calcext:value-type="float">
            <text:p>306.5</text:p>
          </table:table-cell>
          <table:table-cell table:formula="of:=2^(10*RAND())+[.B889]" office:value-type="float" office:value="312.40066217787" calcext:value-type="float">
            <text:p>312.4006621779</text:p>
          </table:table-cell>
          <table:table-cell office:value-type="float" office:value="0.910274" calcext:value-type="float">
            <text:p>0.910274</text:p>
          </table:table-cell>
        </table:table-row>
        <table:table-row table:style-name="ro1">
          <table:table-cell table:formula="of:=[.A889]+1" office:value-type="float" office:value="888" calcext:value-type="float">
            <text:p>888</text:p>
          </table:table-cell>
          <table:table-cell table:formula="of:=[.B889]-0.5" office:value-type="float" office:value="306" calcext:value-type="float">
            <text:p>306</text:p>
          </table:table-cell>
          <table:table-cell table:formula="of:=2^(10*RAND())+[.B890]" office:value-type="float" office:value="313.85039913887" calcext:value-type="float">
            <text:p>313.8503991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0]+1" office:value-type="float" office:value="889" calcext:value-type="float">
            <text:p>889</text:p>
          </table:table-cell>
          <table:table-cell table:formula="of:=[.B890]-0.5" office:value-type="float" office:value="305.5" calcext:value-type="float">
            <text:p>305.5</text:p>
          </table:table-cell>
          <table:table-cell table:formula="of:=2^(10*RAND())+[.B891]" office:value-type="float" office:value="402.464592249702" calcext:value-type="float">
            <text:p>402.4645922497</text:p>
          </table:table-cell>
          <table:table-cell office:value-type="float" office:value="0.768571" calcext:value-type="float">
            <text:p>0.768571</text:p>
          </table:table-cell>
        </table:table-row>
        <table:table-row table:style-name="ro1">
          <table:table-cell table:formula="of:=[.A891]+1" office:value-type="float" office:value="890" calcext:value-type="float">
            <text:p>890</text:p>
          </table:table-cell>
          <table:table-cell table:formula="of:=[.B891]-0.5" office:value-type="float" office:value="305" calcext:value-type="float">
            <text:p>305</text:p>
          </table:table-cell>
          <table:table-cell table:formula="of:=2^(10*RAND())+[.B892]" office:value-type="float" office:value="307.741353513939" calcext:value-type="float">
            <text:p>307.7413535139</text:p>
          </table:table-cell>
          <table:table-cell office:value-type="float" office:value="0.53481" calcext:value-type="float">
            <text:p>0.53481</text:p>
          </table:table-cell>
        </table:table-row>
        <table:table-row table:style-name="ro1">
          <table:table-cell table:formula="of:=[.A892]+1" office:value-type="float" office:value="891" calcext:value-type="float">
            <text:p>891</text:p>
          </table:table-cell>
          <table:table-cell table:formula="of:=[.B892]-0.5" office:value-type="float" office:value="304.5" calcext:value-type="float">
            <text:p>304.5</text:p>
          </table:table-cell>
          <table:table-cell table:formula="of:=2^(10*RAND())+[.B893]" office:value-type="float" office:value="477.755500192215" calcext:value-type="float">
            <text:p>477.7555001922</text:p>
          </table:table-cell>
          <table:table-cell office:value-type="float" office:value="0.612681" calcext:value-type="float">
            <text:p>0.612681</text:p>
          </table:table-cell>
        </table:table-row>
        <table:table-row table:style-name="ro1">
          <table:table-cell table:formula="of:=[.A893]+1" office:value-type="float" office:value="892" calcext:value-type="float">
            <text:p>892</text:p>
          </table:table-cell>
          <table:table-cell table:formula="of:=[.B893]-0.5" office:value-type="float" office:value="304" calcext:value-type="float">
            <text:p>304</text:p>
          </table:table-cell>
          <table:table-cell table:formula="of:=2^(10*RAND())+[.B894]" office:value-type="float" office:value="336.63617469084" calcext:value-type="float">
            <text:p>336.6361746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4]+1" office:value-type="float" office:value="893" calcext:value-type="float">
            <text:p>893</text:p>
          </table:table-cell>
          <table:table-cell table:formula="of:=[.B894]-0.5" office:value-type="float" office:value="303.5" calcext:value-type="float">
            <text:p>303.5</text:p>
          </table:table-cell>
          <table:table-cell table:formula="of:=2^(10*RAND())+[.B895]" office:value-type="float" office:value="741.407718805998" calcext:value-type="float">
            <text:p>741.407718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5]+1" office:value-type="float" office:value="894" calcext:value-type="float">
            <text:p>894</text:p>
          </table:table-cell>
          <table:table-cell table:formula="of:=[.B895]-0.5" office:value-type="float" office:value="303" calcext:value-type="float">
            <text:p>303</text:p>
          </table:table-cell>
          <table:table-cell table:formula="of:=2^(10*RAND())+[.B896]" office:value-type="float" office:value="371.622336139902" calcext:value-type="float">
            <text:p>371.6223361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6]+1" office:value-type="float" office:value="895" calcext:value-type="float">
            <text:p>895</text:p>
          </table:table-cell>
          <table:table-cell table:formula="of:=[.B896]-0.5" office:value-type="float" office:value="302.5" calcext:value-type="float">
            <text:p>302.5</text:p>
          </table:table-cell>
          <table:table-cell table:formula="of:=2^(10*RAND())+[.B897]" office:value-type="float" office:value="306.215643768828" calcext:value-type="float">
            <text:p>306.2156437688</text:p>
          </table:table-cell>
          <table:table-cell office:value-type="float" office:value="0.773069" calcext:value-type="float">
            <text:p>0.773069</text:p>
          </table:table-cell>
        </table:table-row>
        <table:table-row table:style-name="ro1">
          <table:table-cell table:formula="of:=[.A897]+1" office:value-type="float" office:value="896" calcext:value-type="float">
            <text:p>896</text:p>
          </table:table-cell>
          <table:table-cell table:formula="of:=[.B897]-0.5" office:value-type="float" office:value="302" calcext:value-type="float">
            <text:p>302</text:p>
          </table:table-cell>
          <table:table-cell table:formula="of:=2^(10*RAND())+[.B898]" office:value-type="float" office:value="1024.18417652159" calcext:value-type="float">
            <text:p>1024.1841765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8]+1" office:value-type="float" office:value="897" calcext:value-type="float">
            <text:p>897</text:p>
          </table:table-cell>
          <table:table-cell table:formula="of:=[.B898]-0.5" office:value-type="float" office:value="301.5" calcext:value-type="float">
            <text:p>301.5</text:p>
          </table:table-cell>
          <table:table-cell table:formula="of:=2^(10*RAND())+[.B899]" office:value-type="float" office:value="302.518240860002" calcext:value-type="float">
            <text:p>302.51824086</text:p>
          </table:table-cell>
          <table:table-cell office:value-type="float" office:value="0.57563" calcext:value-type="float">
            <text:p>0.57563</text:p>
          </table:table-cell>
        </table:table-row>
        <table:table-row table:style-name="ro1">
          <table:table-cell table:formula="of:=[.A899]+1" office:value-type="float" office:value="898" calcext:value-type="float">
            <text:p>898</text:p>
          </table:table-cell>
          <table:table-cell table:formula="of:=[.B899]-0.5" office:value-type="float" office:value="301" calcext:value-type="float">
            <text:p>301</text:p>
          </table:table-cell>
          <table:table-cell table:formula="of:=2^(10*RAND())+[.B900]" office:value-type="float" office:value="393.389264291867" calcext:value-type="float">
            <text:p>393.389264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0]+1" office:value-type="float" office:value="899" calcext:value-type="float">
            <text:p>899</text:p>
          </table:table-cell>
          <table:table-cell table:formula="of:=[.B900]-0.5" office:value-type="float" office:value="300.5" calcext:value-type="float">
            <text:p>300.5</text:p>
          </table:table-cell>
          <table:table-cell table:formula="of:=2^(10*RAND())+[.B901]" office:value-type="float" office:value="457.831939128804" calcext:value-type="float">
            <text:p>457.8319391288</text:p>
          </table:table-cell>
          <table:table-cell office:value-type="float" office:value="0.899854" calcext:value-type="float">
            <text:p>0.899854</text:p>
          </table:table-cell>
        </table:table-row>
        <table:table-row table:style-name="ro1">
          <table:table-cell table:formula="of:=[.A901]+1" office:value-type="float" office:value="900" calcext:value-type="float">
            <text:p>900</text:p>
          </table:table-cell>
          <table:table-cell table:formula="of:=[.B901]-0.5" office:value-type="float" office:value="300" calcext:value-type="float">
            <text:p>300</text:p>
          </table:table-cell>
          <table:table-cell table:formula="of:=2^(10*RAND())+[.B902]" office:value-type="float" office:value="302.354749209916" calcext:value-type="float">
            <text:p>302.354749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2]+1" office:value-type="float" office:value="901" calcext:value-type="float">
            <text:p>901</text:p>
          </table:table-cell>
          <table:table-cell table:formula="of:=[.B902]-0.5" office:value-type="float" office:value="299.5" calcext:value-type="float">
            <text:p>299.5</text:p>
          </table:table-cell>
          <table:table-cell table:formula="of:=2^(10*RAND())+[.B903]" office:value-type="float" office:value="300.970911672346" calcext:value-type="float">
            <text:p>300.9709116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3]+1" office:value-type="float" office:value="902" calcext:value-type="float">
            <text:p>902</text:p>
          </table:table-cell>
          <table:table-cell table:formula="of:=[.B903]-0.5" office:value-type="float" office:value="299" calcext:value-type="float">
            <text:p>299</text:p>
          </table:table-cell>
          <table:table-cell table:formula="of:=2^(10*RAND())+[.B904]" office:value-type="float" office:value="300.274849294168" calcext:value-type="float">
            <text:p>300.2748492942</text:p>
          </table:table-cell>
          <table:table-cell office:value-type="float" office:value="0.893189" calcext:value-type="float">
            <text:p>0.893189</text:p>
          </table:table-cell>
        </table:table-row>
        <table:table-row table:style-name="ro1">
          <table:table-cell table:formula="of:=[.A904]+1" office:value-type="float" office:value="903" calcext:value-type="float">
            <text:p>903</text:p>
          </table:table-cell>
          <table:table-cell table:formula="of:=[.B904]-0.5" office:value-type="float" office:value="298.5" calcext:value-type="float">
            <text:p>298.5</text:p>
          </table:table-cell>
          <table:table-cell table:formula="of:=2^(10*RAND())+[.B905]" office:value-type="float" office:value="300.199253346" calcext:value-type="float">
            <text:p>300.199253346</text:p>
          </table:table-cell>
          <table:table-cell office:value-type="float" office:value="0.437625" calcext:value-type="float">
            <text:p>0.437625</text:p>
          </table:table-cell>
        </table:table-row>
        <table:table-row table:style-name="ro1">
          <table:table-cell table:formula="of:=[.A905]+1" office:value-type="float" office:value="904" calcext:value-type="float">
            <text:p>904</text:p>
          </table:table-cell>
          <table:table-cell table:formula="of:=[.B905]-0.5" office:value-type="float" office:value="298" calcext:value-type="float">
            <text:p>298</text:p>
          </table:table-cell>
          <table:table-cell table:formula="of:=2^(10*RAND())+[.B906]" office:value-type="float" office:value="1099.11749058879" calcext:value-type="float">
            <text:p>1099.1174905888</text:p>
          </table:table-cell>
          <table:table-cell office:value-type="float" office:value="0.921367" calcext:value-type="float">
            <text:p>0.921367</text:p>
          </table:table-cell>
        </table:table-row>
        <table:table-row table:style-name="ro1">
          <table:table-cell table:formula="of:=[.A906]+1" office:value-type="float" office:value="905" calcext:value-type="float">
            <text:p>905</text:p>
          </table:table-cell>
          <table:table-cell table:formula="of:=[.B906]-0.5" office:value-type="float" office:value="297.5" calcext:value-type="float">
            <text:p>297.5</text:p>
          </table:table-cell>
          <table:table-cell table:formula="of:=2^(10*RAND())+[.B907]" office:value-type="float" office:value="1200.22112625445" calcext:value-type="float">
            <text:p>1200.2211262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7]+1" office:value-type="float" office:value="906" calcext:value-type="float">
            <text:p>906</text:p>
          </table:table-cell>
          <table:table-cell table:formula="of:=[.B907]-0.5" office:value-type="float" office:value="297" calcext:value-type="float">
            <text:p>297</text:p>
          </table:table-cell>
          <table:table-cell table:formula="of:=2^(10*RAND())+[.B908]" office:value-type="float" office:value="479.355390129098" calcext:value-type="float">
            <text:p>479.3553901291</text:p>
          </table:table-cell>
          <table:table-cell office:value-type="float" office:value="0.611002" calcext:value-type="float">
            <text:p>0.611002</text:p>
          </table:table-cell>
        </table:table-row>
        <table:table-row table:style-name="ro1">
          <table:table-cell table:formula="of:=[.A908]+1" office:value-type="float" office:value="907" calcext:value-type="float">
            <text:p>907</text:p>
          </table:table-cell>
          <table:table-cell table:formula="of:=[.B908]-0.5" office:value-type="float" office:value="296.5" calcext:value-type="float">
            <text:p>296.5</text:p>
          </table:table-cell>
          <table:table-cell table:formula="of:=2^(10*RAND())+[.B909]" office:value-type="float" office:value="302.995495066075" calcext:value-type="float">
            <text:p>302.9954950661</text:p>
          </table:table-cell>
          <table:table-cell office:value-type="float" office:value="0.689304" calcext:value-type="float">
            <text:p>0.689304</text:p>
          </table:table-cell>
        </table:table-row>
        <table:table-row table:style-name="ro1">
          <table:table-cell table:formula="of:=[.A909]+1" office:value-type="float" office:value="908" calcext:value-type="float">
            <text:p>908</text:p>
          </table:table-cell>
          <table:table-cell table:formula="of:=[.B909]-0.5" office:value-type="float" office:value="296" calcext:value-type="float">
            <text:p>296</text:p>
          </table:table-cell>
          <table:table-cell table:formula="of:=2^(10*RAND())+[.B910]" office:value-type="float" office:value="297.126938989388" calcext:value-type="float">
            <text:p>297.1269389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0]+1" office:value-type="float" office:value="909" calcext:value-type="float">
            <text:p>909</text:p>
          </table:table-cell>
          <table:table-cell table:formula="of:=[.B910]-0.5" office:value-type="float" office:value="295.5" calcext:value-type="float">
            <text:p>295.5</text:p>
          </table:table-cell>
          <table:table-cell table:formula="of:=2^(10*RAND())+[.B911]" office:value-type="float" office:value="306.868654309992" calcext:value-type="float">
            <text:p>306.86865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1]+1" office:value-type="float" office:value="910" calcext:value-type="float">
            <text:p>910</text:p>
          </table:table-cell>
          <table:table-cell table:formula="of:=[.B911]-0.5" office:value-type="float" office:value="295" calcext:value-type="float">
            <text:p>295</text:p>
          </table:table-cell>
          <table:table-cell table:formula="of:=2^(10*RAND())+[.B912]" office:value-type="float" office:value="644.475424833526" calcext:value-type="float">
            <text:p>644.4754248335</text:p>
          </table:table-cell>
          <table:table-cell office:value-type="float" office:value="0.427875" calcext:value-type="float">
            <text:p>0.427875</text:p>
          </table:table-cell>
        </table:table-row>
        <table:table-row table:style-name="ro1">
          <table:table-cell table:formula="of:=[.A912]+1" office:value-type="float" office:value="911" calcext:value-type="float">
            <text:p>911</text:p>
          </table:table-cell>
          <table:table-cell table:formula="of:=[.B912]-0.5" office:value-type="float" office:value="294.5" calcext:value-type="float">
            <text:p>294.5</text:p>
          </table:table-cell>
          <table:table-cell table:formula="of:=2^(10*RAND())+[.B913]" office:value-type="float" office:value="295.705817164703" calcext:value-type="float">
            <text:p>295.7058171647</text:p>
          </table:table-cell>
          <table:table-cell office:value-type="float" office:value="0.598399" calcext:value-type="float">
            <text:p>0.598399</text:p>
          </table:table-cell>
        </table:table-row>
        <table:table-row table:style-name="ro1">
          <table:table-cell table:formula="of:=[.A913]+1" office:value-type="float" office:value="912" calcext:value-type="float">
            <text:p>912</text:p>
          </table:table-cell>
          <table:table-cell table:formula="of:=[.B913]-0.5" office:value-type="float" office:value="294" calcext:value-type="float">
            <text:p>294</text:p>
          </table:table-cell>
          <table:table-cell table:formula="of:=2^(10*RAND())+[.B914]" office:value-type="float" office:value="466.106118790016" calcext:value-type="float">
            <text:p>466.1061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4]+1" office:value-type="float" office:value="913" calcext:value-type="float">
            <text:p>913</text:p>
          </table:table-cell>
          <table:table-cell table:formula="of:=[.B914]-0.5" office:value-type="float" office:value="293.5" calcext:value-type="float">
            <text:p>293.5</text:p>
          </table:table-cell>
          <table:table-cell table:formula="of:=2^(10*RAND())+[.B915]" office:value-type="float" office:value="298.853222090557" calcext:value-type="float">
            <text:p>298.8532220906</text:p>
          </table:table-cell>
          <table:table-cell office:value-type="float" office:value="0.72357" calcext:value-type="float">
            <text:p>0.72357</text:p>
          </table:table-cell>
        </table:table-row>
        <table:table-row table:style-name="ro1">
          <table:table-cell table:formula="of:=[.A915]+1" office:value-type="float" office:value="914" calcext:value-type="float">
            <text:p>914</text:p>
          </table:table-cell>
          <table:table-cell table:formula="of:=[.B915]-0.5" office:value-type="float" office:value="293" calcext:value-type="float">
            <text:p>293</text:p>
          </table:table-cell>
          <table:table-cell table:formula="of:=2^(10*RAND())+[.B916]" office:value-type="float" office:value="306.121118006801" calcext:value-type="float">
            <text:p>306.121118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6]+1" office:value-type="float" office:value="915" calcext:value-type="float">
            <text:p>915</text:p>
          </table:table-cell>
          <table:table-cell table:formula="of:=[.B916]-0.5" office:value-type="float" office:value="292.5" calcext:value-type="float">
            <text:p>292.5</text:p>
          </table:table-cell>
          <table:table-cell table:formula="of:=2^(10*RAND())+[.B917]" office:value-type="float" office:value="408.348394178768" calcext:value-type="float">
            <text:p>408.348394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7]+1" office:value-type="float" office:value="916" calcext:value-type="float">
            <text:p>916</text:p>
          </table:table-cell>
          <table:table-cell table:formula="of:=[.B917]-0.5" office:value-type="float" office:value="292" calcext:value-type="float">
            <text:p>292</text:p>
          </table:table-cell>
          <table:table-cell table:formula="of:=2^(10*RAND())+[.B918]" office:value-type="float" office:value="308.441698403204" calcext:value-type="float">
            <text:p>308.4416984032</text:p>
          </table:table-cell>
          <table:table-cell office:value-type="float" office:value="0.51527" calcext:value-type="float">
            <text:p>0.51527</text:p>
          </table:table-cell>
        </table:table-row>
        <table:table-row table:style-name="ro1">
          <table:table-cell table:formula="of:=[.A918]+1" office:value-type="float" office:value="917" calcext:value-type="float">
            <text:p>917</text:p>
          </table:table-cell>
          <table:table-cell table:formula="of:=[.B918]-0.5" office:value-type="float" office:value="291.5" calcext:value-type="float">
            <text:p>291.5</text:p>
          </table:table-cell>
          <table:table-cell table:formula="of:=2^(10*RAND())+[.B919]" office:value-type="float" office:value="331.204892230747" calcext:value-type="float">
            <text:p>331.204892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9]+1" office:value-type="float" office:value="918" calcext:value-type="float">
            <text:p>918</text:p>
          </table:table-cell>
          <table:table-cell table:formula="of:=[.B919]-0.5" office:value-type="float" office:value="291" calcext:value-type="float">
            <text:p>291</text:p>
          </table:table-cell>
          <table:table-cell table:formula="of:=2^(10*RAND())+[.B920]" office:value-type="float" office:value="508.608595325958" calcext:value-type="float">
            <text:p>508.608595326</text:p>
          </table:table-cell>
          <table:table-cell office:value-type="float" office:value="0.431178" calcext:value-type="float">
            <text:p>0.431178</text:p>
          </table:table-cell>
        </table:table-row>
        <table:table-row table:style-name="ro1">
          <table:table-cell table:formula="of:=[.A920]+1" office:value-type="float" office:value="919" calcext:value-type="float">
            <text:p>919</text:p>
          </table:table-cell>
          <table:table-cell table:formula="of:=[.B920]-0.5" office:value-type="float" office:value="290.5" calcext:value-type="float">
            <text:p>290.5</text:p>
          </table:table-cell>
          <table:table-cell table:formula="of:=2^(10*RAND())+[.B921]" office:value-type="float" office:value="326.396678683121" calcext:value-type="float">
            <text:p>326.3966786831</text:p>
          </table:table-cell>
          <table:table-cell office:value-type="float" office:value="0.257455" calcext:value-type="float">
            <text:p>0.257455</text:p>
          </table:table-cell>
        </table:table-row>
        <table:table-row table:style-name="ro1">
          <table:table-cell table:formula="of:=[.A921]+1" office:value-type="float" office:value="920" calcext:value-type="float">
            <text:p>920</text:p>
          </table:table-cell>
          <table:table-cell table:formula="of:=[.B921]-0.5" office:value-type="float" office:value="290" calcext:value-type="float">
            <text:p>290</text:p>
          </table:table-cell>
          <table:table-cell table:formula="of:=2^(10*RAND())+[.B922]" office:value-type="float" office:value="383.210537125815" calcext:value-type="float">
            <text:p>383.2105371258</text:p>
          </table:table-cell>
          <table:table-cell office:value-type="float" office:value="0.659565" calcext:value-type="float">
            <text:p>0.659565</text:p>
          </table:table-cell>
        </table:table-row>
        <table:table-row table:style-name="ro1">
          <table:table-cell table:formula="of:=[.A922]+1" office:value-type="float" office:value="921" calcext:value-type="float">
            <text:p>921</text:p>
          </table:table-cell>
          <table:table-cell table:formula="of:=[.B922]-0.5" office:value-type="float" office:value="289.5" calcext:value-type="float">
            <text:p>289.5</text:p>
          </table:table-cell>
          <table:table-cell table:formula="of:=2^(10*RAND())+[.B923]" office:value-type="float" office:value="421.110418453214" calcext:value-type="float">
            <text:p>421.1104184532</text:p>
          </table:table-cell>
          <table:table-cell office:value-type="float" office:value="0.787648" calcext:value-type="float">
            <text:p>0.787648</text:p>
          </table:table-cell>
        </table:table-row>
        <table:table-row table:style-name="ro1">
          <table:table-cell table:formula="of:=[.A923]+1" office:value-type="float" office:value="922" calcext:value-type="float">
            <text:p>922</text:p>
          </table:table-cell>
          <table:table-cell table:formula="of:=[.B923]-0.5" office:value-type="float" office:value="289" calcext:value-type="float">
            <text:p>289</text:p>
          </table:table-cell>
          <table:table-cell table:formula="of:=2^(10*RAND())+[.B924]" office:value-type="float" office:value="556.264058855131" calcext:value-type="float">
            <text:p>556.2640588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4]+1" office:value-type="float" office:value="923" calcext:value-type="float">
            <text:p>923</text:p>
          </table:table-cell>
          <table:table-cell table:formula="of:=[.B924]-0.5" office:value-type="float" office:value="288.5" calcext:value-type="float">
            <text:p>288.5</text:p>
          </table:table-cell>
          <table:table-cell table:formula="of:=2^(10*RAND())+[.B925]" office:value-type="float" office:value="349.702523089016" calcext:value-type="float">
            <text:p>349.70252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5]+1" office:value-type="float" office:value="924" calcext:value-type="float">
            <text:p>924</text:p>
          </table:table-cell>
          <table:table-cell table:formula="of:=[.B925]-0.5" office:value-type="float" office:value="288" calcext:value-type="float">
            <text:p>288</text:p>
          </table:table-cell>
          <table:table-cell table:formula="of:=2^(10*RAND())+[.B926]" office:value-type="float" office:value="296.792949537364" calcext:value-type="float">
            <text:p>296.7929495374</text:p>
          </table:table-cell>
          <table:table-cell office:value-type="float" office:value="0.550745" calcext:value-type="float">
            <text:p>0.550745</text:p>
          </table:table-cell>
        </table:table-row>
        <table:table-row table:style-name="ro1">
          <table:table-cell table:formula="of:=[.A926]+1" office:value-type="float" office:value="925" calcext:value-type="float">
            <text:p>925</text:p>
          </table:table-cell>
          <table:table-cell table:formula="of:=[.B926]-0.5" office:value-type="float" office:value="287.5" calcext:value-type="float">
            <text:p>287.5</text:p>
          </table:table-cell>
          <table:table-cell table:formula="of:=2^(10*RAND())+[.B927]" office:value-type="float" office:value="295.747170638768" calcext:value-type="float">
            <text:p>295.7471706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7]+1" office:value-type="float" office:value="926" calcext:value-type="float">
            <text:p>926</text:p>
          </table:table-cell>
          <table:table-cell table:formula="of:=[.B927]-0.5" office:value-type="float" office:value="287" calcext:value-type="float">
            <text:p>287</text:p>
          </table:table-cell>
          <table:table-cell table:formula="of:=2^(10*RAND())+[.B928]" office:value-type="float" office:value="407.745774093937" calcext:value-type="float">
            <text:p>407.7457740939</text:p>
          </table:table-cell>
          <table:table-cell office:value-type="float" office:value="0.660121" calcext:value-type="float">
            <text:p>0.660121</text:p>
          </table:table-cell>
        </table:table-row>
        <table:table-row table:style-name="ro1">
          <table:table-cell table:formula="of:=[.A928]+1" office:value-type="float" office:value="927" calcext:value-type="float">
            <text:p>927</text:p>
          </table:table-cell>
          <table:table-cell table:formula="of:=[.B928]-0.5" office:value-type="float" office:value="286.5" calcext:value-type="float">
            <text:p>286.5</text:p>
          </table:table-cell>
          <table:table-cell table:formula="of:=2^(10*RAND())+[.B929]" office:value-type="float" office:value="979.807970106963" calcext:value-type="float">
            <text:p>979.807970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9]+1" office:value-type="float" office:value="928" calcext:value-type="float">
            <text:p>928</text:p>
          </table:table-cell>
          <table:table-cell table:formula="of:=[.B929]-0.5" office:value-type="float" office:value="286" calcext:value-type="float">
            <text:p>286</text:p>
          </table:table-cell>
          <table:table-cell table:formula="of:=2^(10*RAND())+[.B930]" office:value-type="float" office:value="1044.69791316709" calcext:value-type="float">
            <text:p>1044.697913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0]+1" office:value-type="float" office:value="929" calcext:value-type="float">
            <text:p>929</text:p>
          </table:table-cell>
          <table:table-cell table:formula="of:=[.B930]-0.5" office:value-type="float" office:value="285.5" calcext:value-type="float">
            <text:p>285.5</text:p>
          </table:table-cell>
          <table:table-cell table:formula="of:=2^(10*RAND())+[.B931]" office:value-type="float" office:value="295.67113098468" calcext:value-type="float">
            <text:p>295.6711309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1]+1" office:value-type="float" office:value="930" calcext:value-type="float">
            <text:p>930</text:p>
          </table:table-cell>
          <table:table-cell table:formula="of:=[.B931]-0.5" office:value-type="float" office:value="285" calcext:value-type="float">
            <text:p>285</text:p>
          </table:table-cell>
          <table:table-cell table:formula="of:=2^(10*RAND())+[.B932]" office:value-type="float" office:value="346.216988085916" calcext:value-type="float">
            <text:p>346.2169880859</text:p>
          </table:table-cell>
          <table:table-cell office:value-type="float" office:value="0.821944" calcext:value-type="float">
            <text:p>0.821944</text:p>
          </table:table-cell>
        </table:table-row>
        <table:table-row table:style-name="ro1">
          <table:table-cell table:formula="of:=[.A932]+1" office:value-type="float" office:value="931" calcext:value-type="float">
            <text:p>931</text:p>
          </table:table-cell>
          <table:table-cell table:formula="of:=[.B932]-0.5" office:value-type="float" office:value="284.5" calcext:value-type="float">
            <text:p>284.5</text:p>
          </table:table-cell>
          <table:table-cell table:formula="of:=2^(10*RAND())+[.B933]" office:value-type="float" office:value="510.241223752016" calcext:value-type="float">
            <text:p>510.241223752</text:p>
          </table:table-cell>
          <table:table-cell office:value-type="float" office:value="0.212804" calcext:value-type="float">
            <text:p>0.212804</text:p>
          </table:table-cell>
        </table:table-row>
        <table:table-row table:style-name="ro1">
          <table:table-cell table:formula="of:=[.A933]+1" office:value-type="float" office:value="932" calcext:value-type="float">
            <text:p>932</text:p>
          </table:table-cell>
          <table:table-cell table:formula="of:=[.B933]-0.5" office:value-type="float" office:value="284" calcext:value-type="float">
            <text:p>284</text:p>
          </table:table-cell>
          <table:table-cell table:formula="of:=2^(10*RAND())+[.B934]" office:value-type="float" office:value="506.69359206873" calcext:value-type="float">
            <text:p>506.6935920687</text:p>
          </table:table-cell>
          <table:table-cell office:value-type="float" office:value="0.228165" calcext:value-type="float">
            <text:p>0.228165</text:p>
          </table:table-cell>
        </table:table-row>
        <table:table-row table:style-name="ro1">
          <table:table-cell table:formula="of:=[.A934]+1" office:value-type="float" office:value="933" calcext:value-type="float">
            <text:p>933</text:p>
          </table:table-cell>
          <table:table-cell table:formula="of:=[.B934]-0.5" office:value-type="float" office:value="283.5" calcext:value-type="float">
            <text:p>283.5</text:p>
          </table:table-cell>
          <table:table-cell table:formula="of:=2^(10*RAND())+[.B935]" office:value-type="float" office:value="319.606927266166" calcext:value-type="float">
            <text:p>319.606927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5]+1" office:value-type="float" office:value="934" calcext:value-type="float">
            <text:p>934</text:p>
          </table:table-cell>
          <table:table-cell table:formula="of:=[.B935]-0.5" office:value-type="float" office:value="283" calcext:value-type="float">
            <text:p>283</text:p>
          </table:table-cell>
          <table:table-cell table:formula="of:=2^(10*RAND())+[.B936]" office:value-type="float" office:value="288.953810758631" calcext:value-type="float">
            <text:p>288.9538107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6]+1" office:value-type="float" office:value="935" calcext:value-type="float">
            <text:p>935</text:p>
          </table:table-cell>
          <table:table-cell table:formula="of:=[.B936]-0.5" office:value-type="float" office:value="282.5" calcext:value-type="float">
            <text:p>282.5</text:p>
          </table:table-cell>
          <table:table-cell table:formula="of:=2^(10*RAND())+[.B937]" office:value-type="float" office:value="336.146989931922" calcext:value-type="float">
            <text:p>336.1469899319</text:p>
          </table:table-cell>
          <table:table-cell office:value-type="float" office:value="0.921686" calcext:value-type="float">
            <text:p>0.921686</text:p>
          </table:table-cell>
        </table:table-row>
        <table:table-row table:style-name="ro1">
          <table:table-cell table:formula="of:=[.A937]+1" office:value-type="float" office:value="936" calcext:value-type="float">
            <text:p>936</text:p>
          </table:table-cell>
          <table:table-cell table:formula="of:=[.B937]-0.5" office:value-type="float" office:value="282" calcext:value-type="float">
            <text:p>282</text:p>
          </table:table-cell>
          <table:table-cell table:formula="of:=2^(10*RAND())+[.B938]" office:value-type="float" office:value="1207.35321185177" calcext:value-type="float">
            <text:p>1207.3532118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8]+1" office:value-type="float" office:value="937" calcext:value-type="float">
            <text:p>937</text:p>
          </table:table-cell>
          <table:table-cell table:formula="of:=[.B938]-0.5" office:value-type="float" office:value="281.5" calcext:value-type="float">
            <text:p>281.5</text:p>
          </table:table-cell>
          <table:table-cell table:formula="of:=2^(10*RAND())+[.B939]" office:value-type="float" office:value="1085.58779780751" calcext:value-type="float">
            <text:p>1085.5877978075</text:p>
          </table:table-cell>
          <table:table-cell office:value-type="float" office:value="0.268575" calcext:value-type="float">
            <text:p>0.268575</text:p>
          </table:table-cell>
        </table:table-row>
        <table:table-row table:style-name="ro1">
          <table:table-cell table:formula="of:=[.A939]+1" office:value-type="float" office:value="938" calcext:value-type="float">
            <text:p>938</text:p>
          </table:table-cell>
          <table:table-cell table:formula="of:=[.B939]-0.5" office:value-type="float" office:value="281" calcext:value-type="float">
            <text:p>281</text:p>
          </table:table-cell>
          <table:table-cell table:formula="of:=2^(10*RAND())+[.B940]" office:value-type="float" office:value="282.40353392896" calcext:value-type="float">
            <text:p>282.403533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0]+1" office:value-type="float" office:value="939" calcext:value-type="float">
            <text:p>939</text:p>
          </table:table-cell>
          <table:table-cell table:formula="of:=[.B940]-0.5" office:value-type="float" office:value="280.5" calcext:value-type="float">
            <text:p>280.5</text:p>
          </table:table-cell>
          <table:table-cell table:formula="of:=2^(10*RAND())+[.B941]" office:value-type="float" office:value="434.152116437304" calcext:value-type="float">
            <text:p>434.1521164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1]+1" office:value-type="float" office:value="940" calcext:value-type="float">
            <text:p>940</text:p>
          </table:table-cell>
          <table:table-cell table:formula="of:=[.B941]-0.5" office:value-type="float" office:value="280" calcext:value-type="float">
            <text:p>280</text:p>
          </table:table-cell>
          <table:table-cell table:formula="of:=2^(10*RAND())+[.B942]" office:value-type="float" office:value="282.340453045663" calcext:value-type="float">
            <text:p>282.340453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2]+1" office:value-type="float" office:value="941" calcext:value-type="float">
            <text:p>941</text:p>
          </table:table-cell>
          <table:table-cell table:formula="of:=[.B942]-0.5" office:value-type="float" office:value="279.5" calcext:value-type="float">
            <text:p>279.5</text:p>
          </table:table-cell>
          <table:table-cell table:formula="of:=2^(10*RAND())+[.B943]" office:value-type="float" office:value="280.793974669084" calcext:value-type="float">
            <text:p>280.7939746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3]+1" office:value-type="float" office:value="942" calcext:value-type="float">
            <text:p>942</text:p>
          </table:table-cell>
          <table:table-cell table:formula="of:=[.B943]-0.5" office:value-type="float" office:value="279" calcext:value-type="float">
            <text:p>279</text:p>
          </table:table-cell>
          <table:table-cell table:formula="of:=2^(10*RAND())+[.B944]" office:value-type="float" office:value="320.5934401096" calcext:value-type="float">
            <text:p>320.5934401096</text:p>
          </table:table-cell>
          <table:table-cell office:value-type="float" office:value="0.305796" calcext:value-type="float">
            <text:p>0.305796</text:p>
          </table:table-cell>
        </table:table-row>
        <table:table-row table:style-name="ro1">
          <table:table-cell table:formula="of:=[.A944]+1" office:value-type="float" office:value="943" calcext:value-type="float">
            <text:p>943</text:p>
          </table:table-cell>
          <table:table-cell table:formula="of:=[.B944]-0.5" office:value-type="float" office:value="278.5" calcext:value-type="float">
            <text:p>278.5</text:p>
          </table:table-cell>
          <table:table-cell table:formula="of:=2^(10*RAND())+[.B945]" office:value-type="float" office:value="316.145653050162" calcext:value-type="float">
            <text:p>316.1456530502</text:p>
          </table:table-cell>
          <table:table-cell office:value-type="float" office:value="0.66971" calcext:value-type="float">
            <text:p>0.66971</text:p>
          </table:table-cell>
        </table:table-row>
        <table:table-row table:style-name="ro1">
          <table:table-cell table:formula="of:=[.A945]+1" office:value-type="float" office:value="944" calcext:value-type="float">
            <text:p>944</text:p>
          </table:table-cell>
          <table:table-cell table:formula="of:=[.B945]-0.5" office:value-type="float" office:value="278" calcext:value-type="float">
            <text:p>278</text:p>
          </table:table-cell>
          <table:table-cell table:formula="of:=2^(10*RAND())+[.B946]" office:value-type="float" office:value="279.44708237207" calcext:value-type="float">
            <text:p>279.4470823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6]+1" office:value-type="float" office:value="945" calcext:value-type="float">
            <text:p>945</text:p>
          </table:table-cell>
          <table:table-cell table:formula="of:=[.B946]-0.5" office:value-type="float" office:value="277.5" calcext:value-type="float">
            <text:p>277.5</text:p>
          </table:table-cell>
          <table:table-cell table:formula="of:=2^(10*RAND())+[.B947]" office:value-type="float" office:value="344.736117236967" calcext:value-type="float">
            <text:p>344.736117237</text:p>
          </table:table-cell>
          <table:table-cell office:value-type="float" office:value="0.828401" calcext:value-type="float">
            <text:p>0.828401</text:p>
          </table:table-cell>
        </table:table-row>
        <table:table-row table:style-name="ro1">
          <table:table-cell table:formula="of:=[.A947]+1" office:value-type="float" office:value="946" calcext:value-type="float">
            <text:p>946</text:p>
          </table:table-cell>
          <table:table-cell table:formula="of:=[.B947]-0.5" office:value-type="float" office:value="277" calcext:value-type="float">
            <text:p>277</text:p>
          </table:table-cell>
          <table:table-cell table:formula="of:=2^(10*RAND())+[.B948]" office:value-type="float" office:value="643.959552128686" calcext:value-type="float">
            <text:p>643.959552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8]+1" office:value-type="float" office:value="947" calcext:value-type="float">
            <text:p>947</text:p>
          </table:table-cell>
          <table:table-cell table:formula="of:=[.B948]-0.5" office:value-type="float" office:value="276.5" calcext:value-type="float">
            <text:p>276.5</text:p>
          </table:table-cell>
          <table:table-cell table:formula="of:=2^(10*RAND())+[.B949]" office:value-type="float" office:value="281.843272683941" calcext:value-type="float">
            <text:p>281.8432726839</text:p>
          </table:table-cell>
          <table:table-cell office:value-type="float" office:value="0.581477" calcext:value-type="float">
            <text:p>0.581477</text:p>
          </table:table-cell>
        </table:table-row>
        <table:table-row table:style-name="ro1">
          <table:table-cell table:formula="of:=[.A949]+1" office:value-type="float" office:value="948" calcext:value-type="float">
            <text:p>948</text:p>
          </table:table-cell>
          <table:table-cell table:formula="of:=[.B949]-0.5" office:value-type="float" office:value="276" calcext:value-type="float">
            <text:p>276</text:p>
          </table:table-cell>
          <table:table-cell table:formula="of:=2^(10*RAND())+[.B950]" office:value-type="float" office:value="290.853824647118" calcext:value-type="float">
            <text:p>290.8538246471</text:p>
          </table:table-cell>
          <table:table-cell office:value-type="float" office:value="0.996174" calcext:value-type="float">
            <text:p>0.996174</text:p>
          </table:table-cell>
        </table:table-row>
        <table:table-row table:style-name="ro1">
          <table:table-cell table:formula="of:=[.A950]+1" office:value-type="float" office:value="949" calcext:value-type="float">
            <text:p>949</text:p>
          </table:table-cell>
          <table:table-cell table:formula="of:=[.B950]-0.5" office:value-type="float" office:value="275.5" calcext:value-type="float">
            <text:p>275.5</text:p>
          </table:table-cell>
          <table:table-cell table:formula="of:=2^(10*RAND())+[.B951]" office:value-type="float" office:value="287.572985604799" calcext:value-type="float">
            <text:p>287.5729856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1]+1" office:value-type="float" office:value="950" calcext:value-type="float">
            <text:p>950</text:p>
          </table:table-cell>
          <table:table-cell table:formula="of:=[.B951]-0.5" office:value-type="float" office:value="275" calcext:value-type="float">
            <text:p>275</text:p>
          </table:table-cell>
          <table:table-cell table:formula="of:=2^(10*RAND())+[.B952]" office:value-type="float" office:value="298.981512286304" calcext:value-type="float">
            <text:p>298.981512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2]+1" office:value-type="float" office:value="951" calcext:value-type="float">
            <text:p>951</text:p>
          </table:table-cell>
          <table:table-cell table:formula="of:=[.B952]-0.5" office:value-type="float" office:value="274.5" calcext:value-type="float">
            <text:p>274.5</text:p>
          </table:table-cell>
          <table:table-cell table:formula="of:=2^(10*RAND())+[.B953]" office:value-type="float" office:value="1246.11949166144" calcext:value-type="float">
            <text:p>1246.1194916615</text:p>
          </table:table-cell>
          <table:table-cell office:value-type="float" office:value="0.724527" calcext:value-type="float">
            <text:p>0.724527</text:p>
          </table:table-cell>
        </table:table-row>
        <table:table-row table:style-name="ro1">
          <table:table-cell table:formula="of:=[.A953]+1" office:value-type="float" office:value="952" calcext:value-type="float">
            <text:p>952</text:p>
          </table:table-cell>
          <table:table-cell table:formula="of:=[.B953]-0.5" office:value-type="float" office:value="274" calcext:value-type="float">
            <text:p>274</text:p>
          </table:table-cell>
          <table:table-cell table:formula="of:=2^(10*RAND())+[.B954]" office:value-type="float" office:value="276.244219885649" calcext:value-type="float">
            <text:p>276.2442198857</text:p>
          </table:table-cell>
          <table:table-cell office:value-type="float" office:value="0.894479" calcext:value-type="float">
            <text:p>0.894479</text:p>
          </table:table-cell>
        </table:table-row>
        <table:table-row table:style-name="ro1">
          <table:table-cell table:formula="of:=[.A954]+1" office:value-type="float" office:value="953" calcext:value-type="float">
            <text:p>953</text:p>
          </table:table-cell>
          <table:table-cell table:formula="of:=[.B954]-0.5" office:value-type="float" office:value="273.5" calcext:value-type="float">
            <text:p>273.5</text:p>
          </table:table-cell>
          <table:table-cell table:formula="of:=2^(10*RAND())+[.B955]" office:value-type="float" office:value="540.120259463961" calcext:value-type="float">
            <text:p>540.120259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5]+1" office:value-type="float" office:value="954" calcext:value-type="float">
            <text:p>954</text:p>
          </table:table-cell>
          <table:table-cell table:formula="of:=[.B955]-0.5" office:value-type="float" office:value="273" calcext:value-type="float">
            <text:p>273</text:p>
          </table:table-cell>
          <table:table-cell table:formula="of:=2^(10*RAND())+[.B956]" office:value-type="float" office:value="293.308927041976" calcext:value-type="float">
            <text:p>293.308927042</text:p>
          </table:table-cell>
          <table:table-cell office:value-type="float" office:value="0.910504" calcext:value-type="float">
            <text:p>0.910504</text:p>
          </table:table-cell>
        </table:table-row>
        <table:table-row table:style-name="ro1">
          <table:table-cell table:formula="of:=[.A956]+1" office:value-type="float" office:value="955" calcext:value-type="float">
            <text:p>955</text:p>
          </table:table-cell>
          <table:table-cell table:formula="of:=[.B956]-0.5" office:value-type="float" office:value="272.5" calcext:value-type="float">
            <text:p>272.5</text:p>
          </table:table-cell>
          <table:table-cell table:formula="of:=2^(10*RAND())+[.B957]" office:value-type="float" office:value="388.148461011813" calcext:value-type="float">
            <text:p>388.1484610118</text:p>
          </table:table-cell>
          <table:table-cell office:value-type="float" office:value="0.758173" calcext:value-type="float">
            <text:p>0.758173</text:p>
          </table:table-cell>
        </table:table-row>
        <table:table-row table:style-name="ro1">
          <table:table-cell table:formula="of:=[.A957]+1" office:value-type="float" office:value="956" calcext:value-type="float">
            <text:p>956</text:p>
          </table:table-cell>
          <table:table-cell table:formula="of:=[.B957]-0.5" office:value-type="float" office:value="272" calcext:value-type="float">
            <text:p>272</text:p>
          </table:table-cell>
          <table:table-cell table:formula="of:=2^(10*RAND())+[.B958]" office:value-type="float" office:value="1066.03098832245" calcext:value-type="float">
            <text:p>1066.030988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8]+1" office:value-type="float" office:value="957" calcext:value-type="float">
            <text:p>957</text:p>
          </table:table-cell>
          <table:table-cell table:formula="of:=[.B958]-0.5" office:value-type="float" office:value="271.5" calcext:value-type="float">
            <text:p>271.5</text:p>
          </table:table-cell>
          <table:table-cell table:formula="of:=2^(10*RAND())+[.B959]" office:value-type="float" office:value="273.148365649124" calcext:value-type="float">
            <text:p>273.1483656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9]+1" office:value-type="float" office:value="958" calcext:value-type="float">
            <text:p>958</text:p>
          </table:table-cell>
          <table:table-cell table:formula="of:=[.B959]-0.5" office:value-type="float" office:value="271" calcext:value-type="float">
            <text:p>271</text:p>
          </table:table-cell>
          <table:table-cell table:formula="of:=2^(10*RAND())+[.B960]" office:value-type="float" office:value="514.106564093891" calcext:value-type="float">
            <text:p>514.1065640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0]+1" office:value-type="float" office:value="959" calcext:value-type="float">
            <text:p>959</text:p>
          </table:table-cell>
          <table:table-cell table:formula="of:=[.B960]-0.5" office:value-type="float" office:value="270.5" calcext:value-type="float">
            <text:p>270.5</text:p>
          </table:table-cell>
          <table:table-cell table:formula="of:=2^(10*RAND())+[.B961]" office:value-type="float" office:value="615.479599173095" calcext:value-type="float">
            <text:p>615.479599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1]+1" office:value-type="float" office:value="960" calcext:value-type="float">
            <text:p>960</text:p>
          </table:table-cell>
          <table:table-cell table:formula="of:=[.B961]-0.5" office:value-type="float" office:value="270" calcext:value-type="float">
            <text:p>270</text:p>
          </table:table-cell>
          <table:table-cell table:formula="of:=2^(10*RAND())+[.B962]" office:value-type="float" office:value="274.122737612667" calcext:value-type="float">
            <text:p>274.1227376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2]+1" office:value-type="float" office:value="961" calcext:value-type="float">
            <text:p>961</text:p>
          </table:table-cell>
          <table:table-cell table:formula="of:=[.B962]-0.5" office:value-type="float" office:value="269.5" calcext:value-type="float">
            <text:p>269.5</text:p>
          </table:table-cell>
          <table:table-cell table:formula="of:=2^(10*RAND())+[.B963]" office:value-type="float" office:value="278.49478435259" calcext:value-type="float">
            <text:p>278.4947843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3]+1" office:value-type="float" office:value="962" calcext:value-type="float">
            <text:p>962</text:p>
          </table:table-cell>
          <table:table-cell table:formula="of:=[.B963]-0.5" office:value-type="float" office:value="269" calcext:value-type="float">
            <text:p>269</text:p>
          </table:table-cell>
          <table:table-cell table:formula="of:=2^(10*RAND())+[.B964]" office:value-type="float" office:value="1013.43502600364" calcext:value-type="float">
            <text:p>1013.4350260037</text:p>
          </table:table-cell>
          <table:table-cell office:value-type="float" office:value="0.84847" calcext:value-type="float">
            <text:p>0.84847</text:p>
          </table:table-cell>
        </table:table-row>
        <table:table-row table:style-name="ro1">
          <table:table-cell table:formula="of:=[.A964]+1" office:value-type="float" office:value="963" calcext:value-type="float">
            <text:p>963</text:p>
          </table:table-cell>
          <table:table-cell table:formula="of:=[.B964]-0.5" office:value-type="float" office:value="268.5" calcext:value-type="float">
            <text:p>268.5</text:p>
          </table:table-cell>
          <table:table-cell table:formula="of:=2^(10*RAND())+[.B965]" office:value-type="float" office:value="491.025218609145" calcext:value-type="float">
            <text:p>491.0252186091</text:p>
          </table:table-cell>
          <table:table-cell office:value-type="float" office:value="0.775793" calcext:value-type="float">
            <text:p>0.775793</text:p>
          </table:table-cell>
        </table:table-row>
        <table:table-row table:style-name="ro1">
          <table:table-cell table:formula="of:=[.A965]+1" office:value-type="float" office:value="964" calcext:value-type="float">
            <text:p>964</text:p>
          </table:table-cell>
          <table:table-cell table:formula="of:=[.B965]-0.5" office:value-type="float" office:value="268" calcext:value-type="float">
            <text:p>268</text:p>
          </table:table-cell>
          <table:table-cell table:formula="of:=2^(10*RAND())+[.B966]" office:value-type="float" office:value="352.916504364675" calcext:value-type="float">
            <text:p>352.9165043647</text:p>
          </table:table-cell>
          <table:table-cell office:value-type="float" office:value="0.873481" calcext:value-type="float">
            <text:p>0.873481</text:p>
          </table:table-cell>
        </table:table-row>
        <table:table-row table:style-name="ro1">
          <table:table-cell table:formula="of:=[.A966]+1" office:value-type="float" office:value="965" calcext:value-type="float">
            <text:p>965</text:p>
          </table:table-cell>
          <table:table-cell table:formula="of:=[.B966]-0.5" office:value-type="float" office:value="267.5" calcext:value-type="float">
            <text:p>267.5</text:p>
          </table:table-cell>
          <table:table-cell table:formula="of:=2^(10*RAND())+[.B967]" office:value-type="float" office:value="282.950388996855" calcext:value-type="float">
            <text:p>282.950388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7]+1" office:value-type="float" office:value="966" calcext:value-type="float">
            <text:p>966</text:p>
          </table:table-cell>
          <table:table-cell table:formula="of:=[.B967]-0.5" office:value-type="float" office:value="267" calcext:value-type="float">
            <text:p>267</text:p>
          </table:table-cell>
          <table:table-cell table:formula="of:=2^(10*RAND())+[.B968]" office:value-type="float" office:value="296.072648212319" calcext:value-type="float">
            <text:p>296.0726482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8]+1" office:value-type="float" office:value="967" calcext:value-type="float">
            <text:p>967</text:p>
          </table:table-cell>
          <table:table-cell table:formula="of:=[.B968]-0.5" office:value-type="float" office:value="266.5" calcext:value-type="float">
            <text:p>266.5</text:p>
          </table:table-cell>
          <table:table-cell table:formula="of:=2^(10*RAND())+[.B969]" office:value-type="float" office:value="353.628468847456" calcext:value-type="float">
            <text:p>353.6284688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9]+1" office:value-type="float" office:value="968" calcext:value-type="float">
            <text:p>968</text:p>
          </table:table-cell>
          <table:table-cell table:formula="of:=[.B969]-0.5" office:value-type="float" office:value="266" calcext:value-type="float">
            <text:p>266</text:p>
          </table:table-cell>
          <table:table-cell table:formula="of:=2^(10*RAND())+[.B970]" office:value-type="float" office:value="272.315436433785" calcext:value-type="float">
            <text:p>272.3154364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0]+1" office:value-type="float" office:value="969" calcext:value-type="float">
            <text:p>969</text:p>
          </table:table-cell>
          <table:table-cell table:formula="of:=[.B970]-0.5" office:value-type="float" office:value="265.5" calcext:value-type="float">
            <text:p>265.5</text:p>
          </table:table-cell>
          <table:table-cell table:formula="of:=2^(10*RAND())+[.B971]" office:value-type="float" office:value="978.666829595831" calcext:value-type="float">
            <text:p>978.6668295958</text:p>
          </table:table-cell>
          <table:table-cell office:value-type="float" office:value="0.781573" calcext:value-type="float">
            <text:p>0.781573</text:p>
          </table:table-cell>
        </table:table-row>
        <table:table-row table:style-name="ro1">
          <table:table-cell table:formula="of:=[.A971]+1" office:value-type="float" office:value="970" calcext:value-type="float">
            <text:p>970</text:p>
          </table:table-cell>
          <table:table-cell table:formula="of:=[.B971]-0.5" office:value-type="float" office:value="265" calcext:value-type="float">
            <text:p>265</text:p>
          </table:table-cell>
          <table:table-cell table:formula="of:=2^(10*RAND())+[.B972]" office:value-type="float" office:value="382.602645150815" calcext:value-type="float">
            <text:p>382.6026451508</text:p>
          </table:table-cell>
          <table:table-cell office:value-type="float" office:value="0.890488" calcext:value-type="float">
            <text:p>0.890488</text:p>
          </table:table-cell>
        </table:table-row>
        <table:table-row table:style-name="ro1">
          <table:table-cell table:formula="of:=[.A972]+1" office:value-type="float" office:value="971" calcext:value-type="float">
            <text:p>971</text:p>
          </table:table-cell>
          <table:table-cell table:formula="of:=[.B972]-0.5" office:value-type="float" office:value="264.5" calcext:value-type="float">
            <text:p>264.5</text:p>
          </table:table-cell>
          <table:table-cell table:formula="of:=2^(10*RAND())+[.B973]" office:value-type="float" office:value="279.334666578733" calcext:value-type="float">
            <text:p>279.3346665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3]+1" office:value-type="float" office:value="972" calcext:value-type="float">
            <text:p>972</text:p>
          </table:table-cell>
          <table:table-cell table:formula="of:=[.B973]-0.5" office:value-type="float" office:value="264" calcext:value-type="float">
            <text:p>264</text:p>
          </table:table-cell>
          <table:table-cell table:formula="of:=2^(10*RAND())+[.B974]" office:value-type="float" office:value="267.753119180992" calcext:value-type="float">
            <text:p>267.753119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4]+1" office:value-type="float" office:value="973" calcext:value-type="float">
            <text:p>973</text:p>
          </table:table-cell>
          <table:table-cell table:formula="of:=[.B974]-0.5" office:value-type="float" office:value="263.5" calcext:value-type="float">
            <text:p>263.5</text:p>
          </table:table-cell>
          <table:table-cell table:formula="of:=2^(10*RAND())+[.B975]" office:value-type="float" office:value="264.533751660801" calcext:value-type="float">
            <text:p>264.5337516608</text:p>
          </table:table-cell>
          <table:table-cell office:value-type="float" office:value="0.71596" calcext:value-type="float">
            <text:p>0.71596</text:p>
          </table:table-cell>
        </table:table-row>
        <table:table-row table:style-name="ro1">
          <table:table-cell table:formula="of:=[.A975]+1" office:value-type="float" office:value="974" calcext:value-type="float">
            <text:p>974</text:p>
          </table:table-cell>
          <table:table-cell table:formula="of:=[.B975]-0.5" office:value-type="float" office:value="263" calcext:value-type="float">
            <text:p>263</text:p>
          </table:table-cell>
          <table:table-cell table:formula="of:=2^(10*RAND())+[.B976]" office:value-type="float" office:value="454.204208426799" calcext:value-type="float">
            <text:p>454.2042084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6]+1" office:value-type="float" office:value="975" calcext:value-type="float">
            <text:p>975</text:p>
          </table:table-cell>
          <table:table-cell table:formula="of:=[.B976]-0.5" office:value-type="float" office:value="262.5" calcext:value-type="float">
            <text:p>262.5</text:p>
          </table:table-cell>
          <table:table-cell table:formula="of:=2^(10*RAND())+[.B977]" office:value-type="float" office:value="644.797012487658" calcext:value-type="float">
            <text:p>644.7970124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7]+1" office:value-type="float" office:value="976" calcext:value-type="float">
            <text:p>976</text:p>
          </table:table-cell>
          <table:table-cell table:formula="of:=[.B977]-0.5" office:value-type="float" office:value="262" calcext:value-type="float">
            <text:p>262</text:p>
          </table:table-cell>
          <table:table-cell table:formula="of:=2^(10*RAND())+[.B978]" office:value-type="float" office:value="275.303105928867" calcext:value-type="float">
            <text:p>275.3031059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8]+1" office:value-type="float" office:value="977" calcext:value-type="float">
            <text:p>977</text:p>
          </table:table-cell>
          <table:table-cell table:formula="of:=[.B978]-0.5" office:value-type="float" office:value="261.5" calcext:value-type="float">
            <text:p>261.5</text:p>
          </table:table-cell>
          <table:table-cell table:formula="of:=2^(10*RAND())+[.B979]" office:value-type="float" office:value="300.338306321664" calcext:value-type="float">
            <text:p>300.3383063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9]+1" office:value-type="float" office:value="978" calcext:value-type="float">
            <text:p>978</text:p>
          </table:table-cell>
          <table:table-cell table:formula="of:=[.B979]-0.5" office:value-type="float" office:value="261" calcext:value-type="float">
            <text:p>261</text:p>
          </table:table-cell>
          <table:table-cell table:formula="of:=2^(10*RAND())+[.B980]" office:value-type="float" office:value="262.507671809528" calcext:value-type="float">
            <text:p>262.5076718095</text:p>
          </table:table-cell>
          <table:table-cell office:value-type="float" office:value="0.371244" calcext:value-type="float">
            <text:p>0.371244</text:p>
          </table:table-cell>
        </table:table-row>
        <table:table-row table:style-name="ro1">
          <table:table-cell table:formula="of:=[.A980]+1" office:value-type="float" office:value="979" calcext:value-type="float">
            <text:p>979</text:p>
          </table:table-cell>
          <table:table-cell table:formula="of:=[.B980]-0.5" office:value-type="float" office:value="260.5" calcext:value-type="float">
            <text:p>260.5</text:p>
          </table:table-cell>
          <table:table-cell table:formula="of:=2^(10*RAND())+[.B981]" office:value-type="float" office:value="312.544052546438" calcext:value-type="float">
            <text:p>312.5440525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1]+1" office:value-type="float" office:value="980" calcext:value-type="float">
            <text:p>980</text:p>
          </table:table-cell>
          <table:table-cell table:formula="of:=[.B981]-0.5" office:value-type="float" office:value="260" calcext:value-type="float">
            <text:p>260</text:p>
          </table:table-cell>
          <table:table-cell table:formula="of:=2^(10*RAND())+[.B982]" office:value-type="float" office:value="268.226201048281" calcext:value-type="float">
            <text:p>268.2262010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2]+1" office:value-type="float" office:value="981" calcext:value-type="float">
            <text:p>981</text:p>
          </table:table-cell>
          <table:table-cell table:formula="of:=[.B982]-0.5" office:value-type="float" office:value="259.5" calcext:value-type="float">
            <text:p>259.5</text:p>
          </table:table-cell>
          <table:table-cell table:formula="of:=2^(10*RAND())+[.B983]" office:value-type="float" office:value="752.437005738237" calcext:value-type="float">
            <text:p>752.4370057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3]+1" office:value-type="float" office:value="982" calcext:value-type="float">
            <text:p>982</text:p>
          </table:table-cell>
          <table:table-cell table:formula="of:=[.B983]-0.5" office:value-type="float" office:value="259" calcext:value-type="float">
            <text:p>259</text:p>
          </table:table-cell>
          <table:table-cell table:formula="of:=2^(10*RAND())+[.B984]" office:value-type="float" office:value="308.863628367239" calcext:value-type="float">
            <text:p>308.8636283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4]+1" office:value-type="float" office:value="983" calcext:value-type="float">
            <text:p>983</text:p>
          </table:table-cell>
          <table:table-cell table:formula="of:=[.B984]-0.5" office:value-type="float" office:value="258.5" calcext:value-type="float">
            <text:p>258.5</text:p>
          </table:table-cell>
          <table:table-cell table:formula="of:=2^(10*RAND())+[.B985]" office:value-type="float" office:value="435.486186686546" calcext:value-type="float">
            <text:p>435.4861866865</text:p>
          </table:table-cell>
          <table:table-cell office:value-type="float" office:value="0.813265" calcext:value-type="float">
            <text:p>0.813265</text:p>
          </table:table-cell>
        </table:table-row>
        <table:table-row table:style-name="ro1">
          <table:table-cell table:formula="of:=[.A985]+1" office:value-type="float" office:value="984" calcext:value-type="float">
            <text:p>984</text:p>
          </table:table-cell>
          <table:table-cell table:formula="of:=[.B985]-0.5" office:value-type="float" office:value="258" calcext:value-type="float">
            <text:p>258</text:p>
          </table:table-cell>
          <table:table-cell table:formula="of:=2^(10*RAND())+[.B986]" office:value-type="float" office:value="452.172894493412" calcext:value-type="float">
            <text:p>452.1728944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6]+1" office:value-type="float" office:value="985" calcext:value-type="float">
            <text:p>985</text:p>
          </table:table-cell>
          <table:table-cell table:formula="of:=[.B986]-0.5" office:value-type="float" office:value="257.5" calcext:value-type="float">
            <text:p>257.5</text:p>
          </table:table-cell>
          <table:table-cell table:formula="of:=2^(10*RAND())+[.B987]" office:value-type="float" office:value="799.085158788816" calcext:value-type="float">
            <text:p>799.0851587888</text:p>
          </table:table-cell>
          <table:table-cell office:value-type="float" office:value="0.443903" calcext:value-type="float">
            <text:p>0.443903</text:p>
          </table:table-cell>
        </table:table-row>
        <table:table-row table:style-name="ro1">
          <table:table-cell table:formula="of:=[.A987]+1" office:value-type="float" office:value="986" calcext:value-type="float">
            <text:p>986</text:p>
          </table:table-cell>
          <table:table-cell table:formula="of:=[.B987]-0.5" office:value-type="float" office:value="257" calcext:value-type="float">
            <text:p>257</text:p>
          </table:table-cell>
          <table:table-cell table:formula="of:=2^(10*RAND())+[.B988]" office:value-type="float" office:value="444.006198808567" calcext:value-type="float">
            <text:p>444.0061988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8]+1" office:value-type="float" office:value="987" calcext:value-type="float">
            <text:p>987</text:p>
          </table:table-cell>
          <table:table-cell table:formula="of:=[.B988]-0.5" office:value-type="float" office:value="256.5" calcext:value-type="float">
            <text:p>256.5</text:p>
          </table:table-cell>
          <table:table-cell table:formula="of:=2^(10*RAND())+[.B989]" office:value-type="float" office:value="261.014615708994" calcext:value-type="float">
            <text:p>261.014615709</text:p>
          </table:table-cell>
          <table:table-cell office:value-type="float" office:value="0.843413" calcext:value-type="float">
            <text:p>0.843413</text:p>
          </table:table-cell>
        </table:table-row>
        <table:table-row table:style-name="ro1">
          <table:table-cell table:formula="of:=[.A989]+1" office:value-type="float" office:value="988" calcext:value-type="float">
            <text:p>988</text:p>
          </table:table-cell>
          <table:table-cell table:formula="of:=[.B989]-0.5" office:value-type="float" office:value="256" calcext:value-type="float">
            <text:p>256</text:p>
          </table:table-cell>
          <table:table-cell table:formula="of:=2^(10*RAND())+[.B990]" office:value-type="float" office:value="290.937924904729" calcext:value-type="float">
            <text:p>290.9379249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0]+1" office:value-type="float" office:value="989" calcext:value-type="float">
            <text:p>989</text:p>
          </table:table-cell>
          <table:table-cell table:formula="of:=[.B990]-0.5" office:value-type="float" office:value="255.5" calcext:value-type="float">
            <text:p>255.5</text:p>
          </table:table-cell>
          <table:table-cell table:formula="of:=2^(10*RAND())+[.B991]" office:value-type="float" office:value="309.879657263988" calcext:value-type="float">
            <text:p>309.879657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91]+1" office:value-type="float" office:value="990" calcext:value-type="float">
            <text:p>990</text:p>
          </table:table-cell>
          <table:table-cell table:formula="of:=[.B991]-0.5" office:value-type="float" office:value="255" calcext:value-type="float">
            <text:p>255</text:p>
          </table:table-cell>
          <table:table-cell table:formula="of:=2^(10*RAND())+[.B992]" office:value-type="float" office:value="271.946250254815" calcext:value-type="float">
            <text:p>271.9462502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92]+1" office:value-type="float" office:value="991" calcext:value-type="float">
            <text:p>991</text:p>
          </table:table-cell>
          <table:table-cell table:formula="of:=[.B992]-0.5" office:value-type="float" office:value="254.5" calcext:value-type="float">
            <text:p>254.5</text:p>
          </table:table-cell>
          <table:table-cell table:formula="of:=2^(10*RAND())+[.B993]" office:value-type="float" office:value="425.516688952935" calcext:value-type="float">
            <text:p>425.5166889529</text:p>
          </table:table-cell>
          <table:table-cell office:value-type="float" office:value="0.239674" calcext:value-type="float">
            <text:p>0.239674</text:p>
          </table:table-cell>
        </table:table-row>
        <table:table-row table:style-name="ro1">
          <table:table-cell table:formula="of:=[.A993]+1" office:value-type="float" office:value="992" calcext:value-type="float">
            <text:p>992</text:p>
          </table:table-cell>
          <table:table-cell table:formula="of:=[.B993]-0.5" office:value-type="float" office:value="254" calcext:value-type="float">
            <text:p>254</text:p>
          </table:table-cell>
          <table:table-cell table:formula="of:=2^(10*RAND())+[.B994]" office:value-type="float" office:value="1130.22195261826" calcext:value-type="float">
            <text:p>1130.2219526183</text:p>
          </table:table-cell>
          <table:table-cell office:value-type="float" office:value="0.321828" calcext:value-type="float">
            <text:p>0.321828</text:p>
          </table:table-cell>
        </table:table-row>
        <table:table-row table:style-name="ro1">
          <table:table-cell table:formula="of:=[.A994]+1" office:value-type="float" office:value="993" calcext:value-type="float">
            <text:p>993</text:p>
          </table:table-cell>
          <table:table-cell table:formula="of:=[.B994]-0.5" office:value-type="float" office:value="253.5" calcext:value-type="float">
            <text:p>253.5</text:p>
          </table:table-cell>
          <table:table-cell table:formula="of:=2^(10*RAND())+[.B995]" office:value-type="float" office:value="279.889934253307" calcext:value-type="float">
            <text:p>279.8899342533</text:p>
          </table:table-cell>
          <table:table-cell office:value-type="float" office:value="0.52341" calcext:value-type="float">
            <text:p>0.52341</text:p>
          </table:table-cell>
        </table:table-row>
        <table:table-row table:style-name="ro1">
          <table:table-cell table:formula="of:=[.A995]+1" office:value-type="float" office:value="994" calcext:value-type="float">
            <text:p>994</text:p>
          </table:table-cell>
          <table:table-cell table:formula="of:=[.B995]-0.5" office:value-type="float" office:value="253" calcext:value-type="float">
            <text:p>253</text:p>
          </table:table-cell>
          <table:table-cell table:formula="of:=2^(10*RAND())+[.B996]" office:value-type="float" office:value="329.972452639478" calcext:value-type="float">
            <text:p>329.9724526395</text:p>
          </table:table-cell>
          <table:table-cell office:value-type="float" office:value="0.814804" calcext:value-type="float">
            <text:p>0.814804</text:p>
          </table:table-cell>
        </table:table-row>
        <table:table-row table:style-name="ro1">
          <table:table-cell table:formula="of:=[.A996]+1" office:value-type="float" office:value="995" calcext:value-type="float">
            <text:p>995</text:p>
          </table:table-cell>
          <table:table-cell table:formula="of:=[.B996]-0.5" office:value-type="float" office:value="252.5" calcext:value-type="float">
            <text:p>252.5</text:p>
          </table:table-cell>
          <table:table-cell table:formula="of:=2^(10*RAND())+[.B997]" office:value-type="float" office:value="407.56144180663" calcext:value-type="float">
            <text:p>407.5614418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7]+1" office:value-type="float" office:value="996" calcext:value-type="float">
            <text:p>996</text:p>
          </table:table-cell>
          <table:table-cell table:formula="of:=[.B997]-0.5" office:value-type="float" office:value="252" calcext:value-type="float">
            <text:p>252</text:p>
          </table:table-cell>
          <table:table-cell table:formula="of:=2^(10*RAND())+[.B998]" office:value-type="float" office:value="473.72484215083" calcext:value-type="float">
            <text:p>473.7248421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98]+1" office:value-type="float" office:value="997" calcext:value-type="float">
            <text:p>997</text:p>
          </table:table-cell>
          <table:table-cell table:formula="of:=[.B998]-0.5" office:value-type="float" office:value="251.5" calcext:value-type="float">
            <text:p>251.5</text:p>
          </table:table-cell>
          <table:table-cell table:formula="of:=2^(10*RAND())+[.B999]" office:value-type="float" office:value="285.891159928907" calcext:value-type="float">
            <text:p>285.8911599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9]+1" office:value-type="float" office:value="998" calcext:value-type="float">
            <text:p>998</text:p>
          </table:table-cell>
          <table:table-cell table:formula="of:=[.B999]-0.5" office:value-type="float" office:value="251" calcext:value-type="float">
            <text:p>251</text:p>
          </table:table-cell>
          <table:table-cell table:formula="of:=2^(10*RAND())+[.B1000]" office:value-type="float" office:value="472.688199173338" calcext:value-type="float">
            <text:p>472.688199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0]+1" office:value-type="float" office:value="999" calcext:value-type="float">
            <text:p>999</text:p>
          </table:table-cell>
          <table:table-cell table:formula="of:=[.B1000]-0.5" office:value-type="float" office:value="250.5" calcext:value-type="float">
            <text:p>250.5</text:p>
          </table:table-cell>
          <table:table-cell table:formula="of:=2^(10*RAND())+[.B1001]" office:value-type="float" office:value="252.631050120151" calcext:value-type="float">
            <text:p>252.6310501202</text:p>
          </table:table-cell>
          <table:table-cell office:value-type="float" office:value="0.687028" calcext:value-type="float">
            <text:p>0.687028</text:p>
          </table:table-cell>
        </table:table-row>
        <table:table-row table:style-name="ro1">
          <table:table-cell table:formula="of:=[.A1001]+1" office:value-type="float" office:value="1000" calcext:value-type="float">
            <text:p>1000</text:p>
          </table:table-cell>
          <table:table-cell/>
          <table:table-cell table:formula="of:=2^(10*RAND())" office:value-type="float" office:value="1.89098125323275" calcext:value-type="float">
            <text:p>1.8909812532</text:p>
          </table:table-cell>
          <table:table-cell office:value-type="float" office:value="0.936173" calcext:value-type="float">
            <text:p>0.936173</text:p>
          </table:table-cell>
        </table:table-row>
        <table:table-row table:style-name="ro1">
          <table:table-cell table:formula="of:=[.A1002]+1" office:value-type="float" office:value="1001" calcext:value-type="float">
            <text:p>1001</text:p>
          </table:table-cell>
          <table:table-cell/>
          <table:table-cell table:formula="of:=2^(10*RAND())" office:value-type="float" office:value="166.61229914423" calcext:value-type="float">
            <text:p>166.612299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3]+1" office:value-type="float" office:value="1002" calcext:value-type="float">
            <text:p>1002</text:p>
          </table:table-cell>
          <table:table-cell/>
          <table:table-cell table:formula="of:=2^(10*RAND())" office:value-type="float" office:value="6.14194395950535" calcext:value-type="float">
            <text:p>6.1419439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4]+1" office:value-type="float" office:value="1003" calcext:value-type="float">
            <text:p>1003</text:p>
          </table:table-cell>
          <table:table-cell/>
          <table:table-cell table:formula="of:=2^(10*RAND())" office:value-type="float" office:value="482.138701044965" calcext:value-type="float">
            <text:p>482.13870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5]+1" office:value-type="float" office:value="1004" calcext:value-type="float">
            <text:p>1004</text:p>
          </table:table-cell>
          <table:table-cell/>
          <table:table-cell table:formula="of:=2^(10*RAND())" office:value-type="float" office:value="87.5643677033317" calcext:value-type="float">
            <text:p>87.5643677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6]+1" office:value-type="float" office:value="1005" calcext:value-type="float">
            <text:p>1005</text:p>
          </table:table-cell>
          <table:table-cell/>
          <table:table-cell table:formula="of:=2^(10*RAND())" office:value-type="float" office:value="2.3031705823314" calcext:value-type="float">
            <text:p>2.3031705823</text:p>
          </table:table-cell>
          <table:table-cell office:value-type="float" office:value="0.534865" calcext:value-type="float">
            <text:p>0.534865</text:p>
          </table:table-cell>
        </table:table-row>
        <table:table-row table:style-name="ro1">
          <table:table-cell table:formula="of:=[.A1007]+1" office:value-type="float" office:value="1006" calcext:value-type="float">
            <text:p>1006</text:p>
          </table:table-cell>
          <table:table-cell/>
          <table:table-cell table:formula="of:=2^(10*RAND())" office:value-type="float" office:value="319.330334712395" calcext:value-type="float">
            <text:p>319.3303347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8]+1" office:value-type="float" office:value="1007" calcext:value-type="float">
            <text:p>1007</text:p>
          </table:table-cell>
          <table:table-cell/>
          <table:table-cell table:formula="of:=2^(10*RAND())" office:value-type="float" office:value="5.02715286090875" calcext:value-type="float">
            <text:p>5.0271528609</text:p>
          </table:table-cell>
          <table:table-cell office:value-type="float" office:value="0.545018" calcext:value-type="float">
            <text:p>0.545018</text:p>
          </table:table-cell>
        </table:table-row>
        <table:table-row table:style-name="ro1">
          <table:table-cell table:formula="of:=[.A1009]+1" office:value-type="float" office:value="1008" calcext:value-type="float">
            <text:p>1008</text:p>
          </table:table-cell>
          <table:table-cell/>
          <table:table-cell table:formula="of:=2^(10*RAND())" office:value-type="float" office:value="1.69478684874287" calcext:value-type="float">
            <text:p>1.6947868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0]+1" office:value-type="float" office:value="1009" calcext:value-type="float">
            <text:p>1009</text:p>
          </table:table-cell>
          <table:table-cell/>
          <table:table-cell table:formula="of:=2^(10*RAND())" office:value-type="float" office:value="73.1863761961475" calcext:value-type="float">
            <text:p>73.1863761961</text:p>
          </table:table-cell>
          <table:table-cell office:value-type="float" office:value="0.779713" calcext:value-type="float">
            <text:p>0.779713</text:p>
          </table:table-cell>
        </table:table-row>
        <table:table-row table:style-name="ro1">
          <table:table-cell table:formula="of:=[.A1011]+1" office:value-type="float" office:value="1010" calcext:value-type="float">
            <text:p>1010</text:p>
          </table:table-cell>
          <table:table-cell/>
          <table:table-cell table:formula="of:=2^(10*RAND())" office:value-type="float" office:value="110.051237988431" calcext:value-type="float">
            <text:p>110.0512379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2]+1" office:value-type="float" office:value="1011" calcext:value-type="float">
            <text:p>1011</text:p>
          </table:table-cell>
          <table:table-cell/>
          <table:table-cell table:formula="of:=2^(10*RAND())" office:value-type="float" office:value="65.8081068478612" calcext:value-type="float">
            <text:p>65.8081068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3]+1" office:value-type="float" office:value="1012" calcext:value-type="float">
            <text:p>1012</text:p>
          </table:table-cell>
          <table:table-cell/>
          <table:table-cell table:formula="of:=2^(10*RAND())" office:value-type="float" office:value="14.6946340601788" calcext:value-type="float">
            <text:p>14.6946340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4]+1" office:value-type="float" office:value="1013" calcext:value-type="float">
            <text:p>1013</text:p>
          </table:table-cell>
          <table:table-cell/>
          <table:table-cell table:formula="of:=2^(10*RAND())" office:value-type="float" office:value="1.06026696011785" calcext:value-type="float">
            <text:p>1.0602669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5]+1" office:value-type="float" office:value="1014" calcext:value-type="float">
            <text:p>1014</text:p>
          </table:table-cell>
          <table:table-cell/>
          <table:table-cell table:formula="of:=2^(10*RAND())" office:value-type="float" office:value="286.410660195729" calcext:value-type="float">
            <text:p>286.410660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6]+1" office:value-type="float" office:value="1015" calcext:value-type="float">
            <text:p>1015</text:p>
          </table:table-cell>
          <table:table-cell/>
          <table:table-cell table:formula="of:=2^(10*RAND())" office:value-type="float" office:value="12.1803625231647" calcext:value-type="float">
            <text:p>12.1803625232</text:p>
          </table:table-cell>
          <table:table-cell office:value-type="float" office:value="0.845668" calcext:value-type="float">
            <text:p>0.845668</text:p>
          </table:table-cell>
        </table:table-row>
        <table:table-row table:style-name="ro1">
          <table:table-cell table:formula="of:=[.A1017]+1" office:value-type="float" office:value="1016" calcext:value-type="float">
            <text:p>1016</text:p>
          </table:table-cell>
          <table:table-cell/>
          <table:table-cell table:formula="of:=2^(10*RAND())" office:value-type="float" office:value="729.85685524331" calcext:value-type="float">
            <text:p>729.8568552433</text:p>
          </table:table-cell>
          <table:table-cell office:value-type="float" office:value="0.714975" calcext:value-type="float">
            <text:p>0.714975</text:p>
          </table:table-cell>
        </table:table-row>
        <table:table-row table:style-name="ro1">
          <table:table-cell table:formula="of:=[.A1018]+1" office:value-type="float" office:value="1017" calcext:value-type="float">
            <text:p>1017</text:p>
          </table:table-cell>
          <table:table-cell/>
          <table:table-cell table:formula="of:=2^(10*RAND())" office:value-type="float" office:value="351.708339957558" calcext:value-type="float">
            <text:p>351.7083399576</text:p>
          </table:table-cell>
          <table:table-cell office:value-type="float" office:value="0.372525" calcext:value-type="float">
            <text:p>0.372525</text:p>
          </table:table-cell>
        </table:table-row>
        <table:table-row table:style-name="ro1">
          <table:table-cell table:formula="of:=[.A1019]+1" office:value-type="float" office:value="1018" calcext:value-type="float">
            <text:p>1018</text:p>
          </table:table-cell>
          <table:table-cell/>
          <table:table-cell table:formula="of:=2^(10*RAND())" office:value-type="float" office:value="4.75350728014432" calcext:value-type="float">
            <text:p>4.753507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0]+1" office:value-type="float" office:value="1019" calcext:value-type="float">
            <text:p>1019</text:p>
          </table:table-cell>
          <table:table-cell/>
          <table:table-cell table:formula="of:=2^(10*RAND())" office:value-type="float" office:value="10.8309905849584" calcext:value-type="float">
            <text:p>10.830990585</text:p>
          </table:table-cell>
          <table:table-cell office:value-type="float" office:value="0.918512" calcext:value-type="float">
            <text:p>0.918512</text:p>
          </table:table-cell>
        </table:table-row>
        <table:table-row table:style-name="ro1">
          <table:table-cell table:formula="of:=[.A1021]+1" office:value-type="float" office:value="1020" calcext:value-type="float">
            <text:p>1020</text:p>
          </table:table-cell>
          <table:table-cell/>
          <table:table-cell table:formula="of:=2^(10*RAND())" office:value-type="float" office:value="14.24158063235" calcext:value-type="float">
            <text:p>14.2415806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2]+1" office:value-type="float" office:value="1021" calcext:value-type="float">
            <text:p>1021</text:p>
          </table:table-cell>
          <table:table-cell/>
          <table:table-cell table:formula="of:=2^(10*RAND())" office:value-type="float" office:value="246.698378705847" calcext:value-type="float">
            <text:p>246.6983787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3]+1" office:value-type="float" office:value="1022" calcext:value-type="float">
            <text:p>1022</text:p>
          </table:table-cell>
          <table:table-cell/>
          <table:table-cell table:formula="of:=2^(10*RAND())" office:value-type="float" office:value="59.9087987755219" calcext:value-type="float">
            <text:p>59.9087987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4]+1" office:value-type="float" office:value="1023" calcext:value-type="float">
            <text:p>1023</text:p>
          </table:table-cell>
          <table:table-cell/>
          <table:table-cell table:formula="of:=2^(10*RAND())" office:value-type="float" office:value="2.76945138811593" calcext:value-type="float">
            <text:p>2.7694513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5]+1" office:value-type="float" office:value="1024" calcext:value-type="float">
            <text:p>1024</text:p>
          </table:table-cell>
          <table:table-cell/>
          <table:table-cell table:formula="of:=2^(10*RAND())" office:value-type="float" office:value="44.8442036752918" calcext:value-type="float">
            <text:p>44.8442036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6]+1" office:value-type="float" office:value="1025" calcext:value-type="float">
            <text:p>1025</text:p>
          </table:table-cell>
          <table:table-cell/>
          <table:table-cell table:formula="of:=2^(10*RAND())" office:value-type="float" office:value="100.672732979456" calcext:value-type="float">
            <text:p>100.6727329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7]+1" office:value-type="float" office:value="1026" calcext:value-type="float">
            <text:p>1026</text:p>
          </table:table-cell>
          <table:table-cell/>
          <table:table-cell table:formula="of:=2^(10*RAND())" office:value-type="float" office:value="2.77945827478133" calcext:value-type="float">
            <text:p>2.7794582748</text:p>
          </table:table-cell>
          <table:table-cell office:value-type="float" office:value="0.629849" calcext:value-type="float">
            <text:p>0.629849</text:p>
          </table:table-cell>
        </table:table-row>
        <table:table-row table:style-name="ro1">
          <table:table-cell table:formula="of:=[.A1028]+1" office:value-type="float" office:value="1027" calcext:value-type="float">
            <text:p>1027</text:p>
          </table:table-cell>
          <table:table-cell/>
          <table:table-cell table:formula="of:=2^(10*RAND())" office:value-type="float" office:value="2.13458539925596" calcext:value-type="float">
            <text:p>2.1345853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9]+1" office:value-type="float" office:value="1028" calcext:value-type="float">
            <text:p>1028</text:p>
          </table:table-cell>
          <table:table-cell/>
          <table:table-cell table:formula="of:=2^(10*RAND())" office:value-type="float" office:value="157.051035796188" calcext:value-type="float">
            <text:p>157.0510357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0]+1" office:value-type="float" office:value="1029" calcext:value-type="float">
            <text:p>1029</text:p>
          </table:table-cell>
          <table:table-cell/>
          <table:table-cell table:formula="of:=2^(10*RAND())" office:value-type="float" office:value="10.2990964286152" calcext:value-type="float">
            <text:p>10.299096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1]+1" office:value-type="float" office:value="1030" calcext:value-type="float">
            <text:p>1030</text:p>
          </table:table-cell>
          <table:table-cell/>
          <table:table-cell table:formula="of:=2^(10*RAND())" office:value-type="float" office:value="259.475862159345" calcext:value-type="float">
            <text:p>259.475862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2]+1" office:value-type="float" office:value="1031" calcext:value-type="float">
            <text:p>1031</text:p>
          </table:table-cell>
          <table:table-cell/>
          <table:table-cell table:formula="of:=2^(10*RAND())" office:value-type="float" office:value="170.672570672318" calcext:value-type="float">
            <text:p>170.6725706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3]+1" office:value-type="float" office:value="1032" calcext:value-type="float">
            <text:p>1032</text:p>
          </table:table-cell>
          <table:table-cell/>
          <table:table-cell table:formula="of:=2^(10*RAND())" office:value-type="float" office:value="154.395313588333" calcext:value-type="float">
            <text:p>154.3953135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4]+1" office:value-type="float" office:value="1033" calcext:value-type="float">
            <text:p>1033</text:p>
          </table:table-cell>
          <table:table-cell/>
          <table:table-cell table:formula="of:=2^(10*RAND())" office:value-type="float" office:value="36.7385629303934" calcext:value-type="float">
            <text:p>36.7385629304</text:p>
          </table:table-cell>
          <table:table-cell office:value-type="float" office:value="0.942883" calcext:value-type="float">
            <text:p>0.942883</text:p>
          </table:table-cell>
        </table:table-row>
        <table:table-row table:style-name="ro1">
          <table:table-cell table:formula="of:=[.A1035]+1" office:value-type="float" office:value="1034" calcext:value-type="float">
            <text:p>1034</text:p>
          </table:table-cell>
          <table:table-cell/>
          <table:table-cell table:formula="of:=2^(10*RAND())" office:value-type="float" office:value="25.826575030923" calcext:value-type="float">
            <text:p>25.8265750309</text:p>
          </table:table-cell>
          <table:table-cell office:value-type="float" office:value="0.802979" calcext:value-type="float">
            <text:p>0.802979</text:p>
          </table:table-cell>
        </table:table-row>
        <table:table-row table:style-name="ro1">
          <table:table-cell table:formula="of:=[.A1036]+1" office:value-type="float" office:value="1035" calcext:value-type="float">
            <text:p>1035</text:p>
          </table:table-cell>
          <table:table-cell/>
          <table:table-cell table:formula="of:=2^(10*RAND())" office:value-type="float" office:value="93.8038430248879" calcext:value-type="float">
            <text:p>93.8038430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7]+1" office:value-type="float" office:value="1036" calcext:value-type="float">
            <text:p>1036</text:p>
          </table:table-cell>
          <table:table-cell/>
          <table:table-cell table:formula="of:=2^(10*RAND())" office:value-type="float" office:value="617.409745814792" calcext:value-type="float">
            <text:p>617.409745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8]+1" office:value-type="float" office:value="1037" calcext:value-type="float">
            <text:p>1037</text:p>
          </table:table-cell>
          <table:table-cell/>
          <table:table-cell table:formula="of:=2^(10*RAND())" office:value-type="float" office:value="108.552718411233" calcext:value-type="float">
            <text:p>108.5527184112</text:p>
          </table:table-cell>
          <table:table-cell office:value-type="float" office:value="0.710253" calcext:value-type="float">
            <text:p>0.710253</text:p>
          </table:table-cell>
        </table:table-row>
        <table:table-row table:style-name="ro1">
          <table:table-cell table:formula="of:=[.A1039]+1" office:value-type="float" office:value="1038" calcext:value-type="float">
            <text:p>1038</text:p>
          </table:table-cell>
          <table:table-cell/>
          <table:table-cell table:formula="of:=2^(10*RAND())" office:value-type="float" office:value="4.55136746951367" calcext:value-type="float">
            <text:p>4.5513674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0]+1" office:value-type="float" office:value="1039" calcext:value-type="float">
            <text:p>1039</text:p>
          </table:table-cell>
          <table:table-cell/>
          <table:table-cell table:formula="of:=2^(10*RAND())" office:value-type="float" office:value="1.15157738381624" calcext:value-type="float">
            <text:p>1.1515773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1]+1" office:value-type="float" office:value="1040" calcext:value-type="float">
            <text:p>1040</text:p>
          </table:table-cell>
          <table:table-cell/>
          <table:table-cell table:formula="of:=2^(10*RAND())" office:value-type="float" office:value="320.884882126374" calcext:value-type="float">
            <text:p>320.884882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2]+1" office:value-type="float" office:value="1041" calcext:value-type="float">
            <text:p>1041</text:p>
          </table:table-cell>
          <table:table-cell/>
          <table:table-cell table:formula="of:=2^(10*RAND())" office:value-type="float" office:value="30.019802105962" calcext:value-type="float">
            <text:p>30.01980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3]+1" office:value-type="float" office:value="1042" calcext:value-type="float">
            <text:p>1042</text:p>
          </table:table-cell>
          <table:table-cell/>
          <table:table-cell table:formula="of:=2^(10*RAND())" office:value-type="float" office:value="9.09545903249812" calcext:value-type="float">
            <text:p>9.0954590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4]+1" office:value-type="float" office:value="1043" calcext:value-type="float">
            <text:p>1043</text:p>
          </table:table-cell>
          <table:table-cell/>
          <table:table-cell table:formula="of:=2^(10*RAND())" office:value-type="float" office:value="12.2728999690206" calcext:value-type="float">
            <text:p>12.27289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5]+1" office:value-type="float" office:value="1044" calcext:value-type="float">
            <text:p>1044</text:p>
          </table:table-cell>
          <table:table-cell/>
          <table:table-cell table:formula="of:=2^(10*RAND())" office:value-type="float" office:value="38.2214200145114" calcext:value-type="float">
            <text:p>38.2214200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6]+1" office:value-type="float" office:value="1045" calcext:value-type="float">
            <text:p>1045</text:p>
          </table:table-cell>
          <table:table-cell/>
          <table:table-cell table:formula="of:=2^(10*RAND())" office:value-type="float" office:value="8.11330764005693" calcext:value-type="float">
            <text:p>8.1133076401</text:p>
          </table:table-cell>
          <table:table-cell office:value-type="float" office:value="0.671146" calcext:value-type="float">
            <text:p>0.671146</text:p>
          </table:table-cell>
        </table:table-row>
        <table:table-row table:style-name="ro1">
          <table:table-cell table:formula="of:=[.A1047]+1" office:value-type="float" office:value="1046" calcext:value-type="float">
            <text:p>1046</text:p>
          </table:table-cell>
          <table:table-cell/>
          <table:table-cell table:formula="of:=2^(10*RAND())" office:value-type="float" office:value="1.82437227841267" calcext:value-type="float">
            <text:p>1.824372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8]+1" office:value-type="float" office:value="1047" calcext:value-type="float">
            <text:p>1047</text:p>
          </table:table-cell>
          <table:table-cell/>
          <table:table-cell table:formula="of:=2^(10*RAND())" office:value-type="float" office:value="1.60407157725821" calcext:value-type="float">
            <text:p>1.6040715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9]+1" office:value-type="float" office:value="1048" calcext:value-type="float">
            <text:p>1048</text:p>
          </table:table-cell>
          <table:table-cell/>
          <table:table-cell table:formula="of:=2^(10*RAND())" office:value-type="float" office:value="1.06880553312225" calcext:value-type="float">
            <text:p>1.0688055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0]+1" office:value-type="float" office:value="1049" calcext:value-type="float">
            <text:p>1049</text:p>
          </table:table-cell>
          <table:table-cell/>
          <table:table-cell table:formula="of:=2^(10*RAND())" office:value-type="float" office:value="147.156537694842" calcext:value-type="float">
            <text:p>147.1565376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1]+1" office:value-type="float" office:value="1050" calcext:value-type="float">
            <text:p>1050</text:p>
          </table:table-cell>
          <table:table-cell/>
          <table:table-cell table:formula="of:=2^(10*RAND())" office:value-type="float" office:value="7.20586316036539" calcext:value-type="float">
            <text:p>7.205863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2]+1" office:value-type="float" office:value="1051" calcext:value-type="float">
            <text:p>1051</text:p>
          </table:table-cell>
          <table:table-cell/>
          <table:table-cell table:formula="of:=2^(10*RAND())" office:value-type="float" office:value="231.27124851904" calcext:value-type="float">
            <text:p>231.27124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3]+1" office:value-type="float" office:value="1052" calcext:value-type="float">
            <text:p>1052</text:p>
          </table:table-cell>
          <table:table-cell/>
          <table:table-cell table:formula="of:=2^(10*RAND())" office:value-type="float" office:value="254.502697899964" calcext:value-type="float">
            <text:p>254.5026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4]+1" office:value-type="float" office:value="1053" calcext:value-type="float">
            <text:p>1053</text:p>
          </table:table-cell>
          <table:table-cell/>
          <table:table-cell table:formula="of:=2^(10*RAND())" office:value-type="float" office:value="155.728580394582" calcext:value-type="float">
            <text:p>155.7285803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5]+1" office:value-type="float" office:value="1054" calcext:value-type="float">
            <text:p>1054</text:p>
          </table:table-cell>
          <table:table-cell/>
          <table:table-cell table:formula="of:=2^(10*RAND())" office:value-type="float" office:value="46.2067845337806" calcext:value-type="float">
            <text:p>46.2067845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6]+1" office:value-type="float" office:value="1055" calcext:value-type="float">
            <text:p>1055</text:p>
          </table:table-cell>
          <table:table-cell/>
          <table:table-cell table:formula="of:=2^(10*RAND())" office:value-type="float" office:value="28.9048551380036" calcext:value-type="float">
            <text:p>28.904855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7]+1" office:value-type="float" office:value="1056" calcext:value-type="float">
            <text:p>1056</text:p>
          </table:table-cell>
          <table:table-cell/>
          <table:table-cell table:formula="of:=2^(10*RAND())" office:value-type="float" office:value="21.9937157118238" calcext:value-type="float">
            <text:p>21.9937157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8]+1" office:value-type="float" office:value="1057" calcext:value-type="float">
            <text:p>1057</text:p>
          </table:table-cell>
          <table:table-cell/>
          <table:table-cell table:formula="of:=2^(10*RAND())" office:value-type="float" office:value="100.349572831008" calcext:value-type="float">
            <text:p>100.349572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9]+1" office:value-type="float" office:value="1058" calcext:value-type="float">
            <text:p>1058</text:p>
          </table:table-cell>
          <table:table-cell/>
          <table:table-cell table:formula="of:=2^(10*RAND())" office:value-type="float" office:value="107.620905347714" calcext:value-type="float">
            <text:p>107.6209053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0]+1" office:value-type="float" office:value="1059" calcext:value-type="float">
            <text:p>1059</text:p>
          </table:table-cell>
          <table:table-cell/>
          <table:table-cell table:formula="of:=2^(10*RAND())" office:value-type="float" office:value="918.652398324746" calcext:value-type="float">
            <text:p>918.6523983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1]+1" office:value-type="float" office:value="1060" calcext:value-type="float">
            <text:p>1060</text:p>
          </table:table-cell>
          <table:table-cell/>
          <table:table-cell table:formula="of:=2^(10*RAND())" office:value-type="float" office:value="533.672291036271" calcext:value-type="float">
            <text:p>533.6722910363</text:p>
          </table:table-cell>
          <table:table-cell office:value-type="float" office:value="0.171665" calcext:value-type="float">
            <text:p>0.171665</text:p>
          </table:table-cell>
        </table:table-row>
        <table:table-row table:style-name="ro1">
          <table:table-cell table:formula="of:=[.A1062]+1" office:value-type="float" office:value="1061" calcext:value-type="float">
            <text:p>1061</text:p>
          </table:table-cell>
          <table:table-cell/>
          <table:table-cell table:formula="of:=2^(10*RAND())" office:value-type="float" office:value="583.199100047487" calcext:value-type="float">
            <text:p>583.1991000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3]+1" office:value-type="float" office:value="1062" calcext:value-type="float">
            <text:p>1062</text:p>
          </table:table-cell>
          <table:table-cell/>
          <table:table-cell table:formula="of:=2^(10*RAND())" office:value-type="float" office:value="27.0357787636006" calcext:value-type="float">
            <text:p>27.0357787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4]+1" office:value-type="float" office:value="1063" calcext:value-type="float">
            <text:p>1063</text:p>
          </table:table-cell>
          <table:table-cell/>
          <table:table-cell table:formula="of:=2^(10*RAND())" office:value-type="float" office:value="9.15868866636374" calcext:value-type="float">
            <text:p>9.1586886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5]+1" office:value-type="float" office:value="1064" calcext:value-type="float">
            <text:p>1064</text:p>
          </table:table-cell>
          <table:table-cell/>
          <table:table-cell table:formula="of:=2^(10*RAND())" office:value-type="float" office:value="5.9302034633624" calcext:value-type="float">
            <text:p>5.9302034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6]+1" office:value-type="float" office:value="1065" calcext:value-type="float">
            <text:p>1065</text:p>
          </table:table-cell>
          <table:table-cell/>
          <table:table-cell table:formula="of:=2^(10*RAND())" office:value-type="float" office:value="981.790477163951" calcext:value-type="float">
            <text:p>981.790477164</text:p>
          </table:table-cell>
          <table:table-cell office:value-type="float" office:value="0.75635" calcext:value-type="float">
            <text:p>0.75635</text:p>
          </table:table-cell>
        </table:table-row>
        <table:table-row table:style-name="ro1">
          <table:table-cell table:formula="of:=[.A1067]+1" office:value-type="float" office:value="1066" calcext:value-type="float">
            <text:p>1066</text:p>
          </table:table-cell>
          <table:table-cell/>
          <table:table-cell table:formula="of:=2^(10*RAND())" office:value-type="float" office:value="784.843934548586" calcext:value-type="float">
            <text:p>784.8439345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8]+1" office:value-type="float" office:value="1067" calcext:value-type="float">
            <text:p>1067</text:p>
          </table:table-cell>
          <table:table-cell/>
          <table:table-cell table:formula="of:=2^(10*RAND())" office:value-type="float" office:value="5.91499246712309" calcext:value-type="float">
            <text:p>5.9149924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9]+1" office:value-type="float" office:value="1068" calcext:value-type="float">
            <text:p>1068</text:p>
          </table:table-cell>
          <table:table-cell/>
          <table:table-cell table:formula="of:=2^(10*RAND())" office:value-type="float" office:value="1.66580880556284" calcext:value-type="float">
            <text:p>1.6658088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0]+1" office:value-type="float" office:value="1069" calcext:value-type="float">
            <text:p>1069</text:p>
          </table:table-cell>
          <table:table-cell/>
          <table:table-cell table:formula="of:=2^(10*RAND())" office:value-type="float" office:value="207.598766310472" calcext:value-type="float">
            <text:p>207.5987663105</text:p>
          </table:table-cell>
          <table:table-cell office:value-type="float" office:value="0.668657" calcext:value-type="float">
            <text:p>0.668657</text:p>
          </table:table-cell>
        </table:table-row>
        <table:table-row table:style-name="ro1">
          <table:table-cell table:formula="of:=[.A1071]+1" office:value-type="float" office:value="1070" calcext:value-type="float">
            <text:p>1070</text:p>
          </table:table-cell>
          <table:table-cell/>
          <table:table-cell table:formula="of:=2^(10*RAND())" office:value-type="float" office:value="2.3987527327292" calcext:value-type="float">
            <text:p>2.3987527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2]+1" office:value-type="float" office:value="1071" calcext:value-type="float">
            <text:p>1071</text:p>
          </table:table-cell>
          <table:table-cell/>
          <table:table-cell table:formula="of:=2^(10*RAND())" office:value-type="float" office:value="2.21317028242677" calcext:value-type="float">
            <text:p>2.2131702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3]+1" office:value-type="float" office:value="1072" calcext:value-type="float">
            <text:p>1072</text:p>
          </table:table-cell>
          <table:table-cell/>
          <table:table-cell table:formula="of:=2^(10*RAND())" office:value-type="float" office:value="15.9264948712142" calcext:value-type="float">
            <text:p>15.9264948712</text:p>
          </table:table-cell>
          <table:table-cell office:value-type="float" office:value="0.787325" calcext:value-type="float">
            <text:p>0.787325</text:p>
          </table:table-cell>
        </table:table-row>
        <table:table-row table:style-name="ro1">
          <table:table-cell table:formula="of:=[.A1074]+1" office:value-type="float" office:value="1073" calcext:value-type="float">
            <text:p>1073</text:p>
          </table:table-cell>
          <table:table-cell/>
          <table:table-cell table:formula="of:=2^(10*RAND())" office:value-type="float" office:value="7.45261733633691" calcext:value-type="float">
            <text:p>7.4526173363</text:p>
          </table:table-cell>
          <table:table-cell office:value-type="float" office:value="0.86772" calcext:value-type="float">
            <text:p>0.86772</text:p>
          </table:table-cell>
        </table:table-row>
        <table:table-row table:style-name="ro1">
          <table:table-cell table:formula="of:=[.A1075]+1" office:value-type="float" office:value="1074" calcext:value-type="float">
            <text:p>1074</text:p>
          </table:table-cell>
          <table:table-cell/>
          <table:table-cell table:formula="of:=2^(10*RAND())" office:value-type="float" office:value="862.391636385111" calcext:value-type="float">
            <text:p>862.3916363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6]+1" office:value-type="float" office:value="1075" calcext:value-type="float">
            <text:p>1075</text:p>
          </table:table-cell>
          <table:table-cell/>
          <table:table-cell table:formula="of:=2^(10*RAND())" office:value-type="float" office:value="36.2300380119674" calcext:value-type="float">
            <text:p>36.230038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7]+1" office:value-type="float" office:value="1076" calcext:value-type="float">
            <text:p>1076</text:p>
          </table:table-cell>
          <table:table-cell/>
          <table:table-cell table:formula="of:=2^(10*RAND())" office:value-type="float" office:value="14.8778486728269" calcext:value-type="float">
            <text:p>14.8778486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8]+1" office:value-type="float" office:value="1077" calcext:value-type="float">
            <text:p>1077</text:p>
          </table:table-cell>
          <table:table-cell/>
          <table:table-cell table:formula="of:=2^(10*RAND())" office:value-type="float" office:value="461.650231055608" calcext:value-type="float">
            <text:p>461.6502310556</text:p>
          </table:table-cell>
          <table:table-cell office:value-type="float" office:value="0.867752" calcext:value-type="float">
            <text:p>0.867752</text:p>
          </table:table-cell>
        </table:table-row>
        <table:table-row table:style-name="ro1">
          <table:table-cell table:formula="of:=[.A1079]+1" office:value-type="float" office:value="1078" calcext:value-type="float">
            <text:p>1078</text:p>
          </table:table-cell>
          <table:table-cell/>
          <table:table-cell table:formula="of:=2^(10*RAND())" office:value-type="float" office:value="833.747536573253" calcext:value-type="float">
            <text:p>833.7475365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80]+1" office:value-type="float" office:value="1079" calcext:value-type="float">
            <text:p>1079</text:p>
          </table:table-cell>
          <table:table-cell/>
          <table:table-cell table:formula="of:=2^(10*RAND())" office:value-type="float" office:value="3.11341013879872" calcext:value-type="float">
            <text:p>3.1134101388</text:p>
          </table:table-cell>
          <table:table-cell office:value-type="float" office:value="0.827654" calcext:value-type="float">
            <text:p>0.827654</text:p>
          </table:table-cell>
        </table:table-row>
        <table:table-row table:style-name="ro1">
          <table:table-cell table:formula="of:=[.A1081]+1" office:value-type="float" office:value="1080" calcext:value-type="float">
            <text:p>1080</text:p>
          </table:table-cell>
          <table:table-cell/>
          <table:table-cell table:formula="of:=2^(10*RAND())" office:value-type="float" office:value="27.9643109395698" calcext:value-type="float">
            <text:p>27.9643109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82]+1" office:value-type="float" office:value="1081" calcext:value-type="float">
            <text:p>1081</text:p>
          </table:table-cell>
          <table:table-cell/>
          <table:table-cell table:formula="of:=2^(10*RAND())" office:value-type="float" office:value="5.83734960405469" calcext:value-type="float">
            <text:p>5.8373496041</text:p>
          </table:table-cell>
          <table:table-cell office:value-type="float" office:value="0.7745" calcext:value-type="float">
            <text:p>0.7745</text:p>
          </table:table-cell>
        </table:table-row>
        <table:table-row table:style-name="ro1">
          <table:table-cell table:formula="of:=[.A1083]+1" office:value-type="float" office:value="1082" calcext:value-type="float">
            <text:p>1082</text:p>
          </table:table-cell>
          <table:table-cell/>
          <table:table-cell table:formula="of:=2^(10*RAND())" office:value-type="float" office:value="9.7328205755328" calcext:value-type="float">
            <text:p>9.7328205755</text:p>
          </table:table-cell>
          <table:table-cell office:value-type="float" office:value="0.900584" calcext:value-type="float">
            <text:p>0.900584</text:p>
          </table:table-cell>
        </table:table-row>
        <table:table-row table:style-name="ro1">
          <table:table-cell table:formula="of:=[.A1084]+1" office:value-type="float" office:value="1083" calcext:value-type="float">
            <text:p>1083</text:p>
          </table:table-cell>
          <table:table-cell/>
          <table:table-cell table:formula="of:=2^(10*RAND())" office:value-type="float" office:value="138.833314497425" calcext:value-type="float">
            <text:p>138.8333144974</text:p>
          </table:table-cell>
          <table:table-cell office:value-type="float" office:value="0.70328" calcext:value-type="float">
            <text:p>0.70328</text:p>
          </table:table-cell>
        </table:table-row>
        <table:table-row table:style-name="ro1">
          <table:table-cell table:formula="of:=[.A1085]+1" office:value-type="float" office:value="1084" calcext:value-type="float">
            <text:p>1084</text:p>
          </table:table-cell>
          <table:table-cell/>
          <table:table-cell table:formula="of:=2^(10*RAND())" office:value-type="float" office:value="646.152843914352" calcext:value-type="float">
            <text:p>646.1528439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86]+1" office:value-type="float" office:value="1085" calcext:value-type="float">
            <text:p>1085</text:p>
          </table:table-cell>
          <table:table-cell/>
          <table:table-cell table:formula="of:=2^(10*RAND())" office:value-type="float" office:value="840.265729220407" calcext:value-type="float">
            <text:p>840.2657292204</text:p>
          </table:table-cell>
          <table:table-cell office:value-type="float" office:value="0.687767" calcext:value-type="float">
            <text:p>0.687767</text:p>
          </table:table-cell>
        </table:table-row>
        <table:table-row table:style-name="ro1">
          <table:table-cell table:formula="of:=[.A1087]+1" office:value-type="float" office:value="1086" calcext:value-type="float">
            <text:p>1086</text:p>
          </table:table-cell>
          <table:table-cell/>
          <table:table-cell table:formula="of:=2^(10*RAND())" office:value-type="float" office:value="27.3881311649519" calcext:value-type="float">
            <text:p>27.38813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88]+1" office:value-type="float" office:value="1087" calcext:value-type="float">
            <text:p>1087</text:p>
          </table:table-cell>
          <table:table-cell/>
          <table:table-cell table:formula="of:=2^(10*RAND())" office:value-type="float" office:value="134.610633761222" calcext:value-type="float">
            <text:p>134.6106337612</text:p>
          </table:table-cell>
          <table:table-cell office:value-type="float" office:value="0.694754" calcext:value-type="float">
            <text:p>0.694754</text:p>
          </table:table-cell>
        </table:table-row>
        <table:table-row table:style-name="ro1">
          <table:table-cell table:formula="of:=[.A1089]+1" office:value-type="float" office:value="1088" calcext:value-type="float">
            <text:p>1088</text:p>
          </table:table-cell>
          <table:table-cell/>
          <table:table-cell table:formula="of:=2^(10*RAND())" office:value-type="float" office:value="342.343750851486" calcext:value-type="float">
            <text:p>342.3437508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0]+1" office:value-type="float" office:value="1089" calcext:value-type="float">
            <text:p>1089</text:p>
          </table:table-cell>
          <table:table-cell/>
          <table:table-cell table:formula="of:=2^(10*RAND())" office:value-type="float" office:value="160.719440941579" calcext:value-type="float">
            <text:p>160.7194409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091]+1" office:value-type="float" office:value="1090" calcext:value-type="float">
            <text:p>1090</text:p>
          </table:table-cell>
          <table:table-cell/>
          <table:table-cell table:formula="of:=2^(10*RAND())" office:value-type="float" office:value="134.930061276606" calcext:value-type="float">
            <text:p>134.9300612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2]+1" office:value-type="float" office:value="1091" calcext:value-type="float">
            <text:p>1091</text:p>
          </table:table-cell>
          <table:table-cell/>
          <table:table-cell table:formula="of:=2^(10*RAND())" office:value-type="float" office:value="7.92597824184612" calcext:value-type="float">
            <text:p>7.925978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3]+1" office:value-type="float" office:value="1092" calcext:value-type="float">
            <text:p>1092</text:p>
          </table:table-cell>
          <table:table-cell/>
          <table:table-cell table:formula="of:=2^(10*RAND())" office:value-type="float" office:value="1.20756077193439" calcext:value-type="float">
            <text:p>1.2075607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4]+1" office:value-type="float" office:value="1093" calcext:value-type="float">
            <text:p>1093</text:p>
          </table:table-cell>
          <table:table-cell/>
          <table:table-cell table:formula="of:=2^(10*RAND())" office:value-type="float" office:value="921.684410478635" calcext:value-type="float">
            <text:p>921.6844104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5]+1" office:value-type="float" office:value="1094" calcext:value-type="float">
            <text:p>1094</text:p>
          </table:table-cell>
          <table:table-cell/>
          <table:table-cell table:formula="of:=2^(10*RAND())" office:value-type="float" office:value="11.7872692461543" calcext:value-type="float">
            <text:p>11.78726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6]+1" office:value-type="float" office:value="1095" calcext:value-type="float">
            <text:p>1095</text:p>
          </table:table-cell>
          <table:table-cell/>
          <table:table-cell table:formula="of:=2^(10*RAND())" office:value-type="float" office:value="646.139560138108" calcext:value-type="float">
            <text:p>646.139560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7]+1" office:value-type="float" office:value="1096" calcext:value-type="float">
            <text:p>1096</text:p>
          </table:table-cell>
          <table:table-cell/>
          <table:table-cell table:formula="of:=2^(10*RAND())" office:value-type="float" office:value="1.04559814783822" calcext:value-type="float">
            <text:p>1.045598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8]+1" office:value-type="float" office:value="1097" calcext:value-type="float">
            <text:p>1097</text:p>
          </table:table-cell>
          <table:table-cell/>
          <table:table-cell table:formula="of:=2^(10*RAND())" office:value-type="float" office:value="7.35932177965568" calcext:value-type="float">
            <text:p>7.3593217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9]+1" office:value-type="float" office:value="1098" calcext:value-type="float">
            <text:p>1098</text:p>
          </table:table-cell>
          <table:table-cell/>
          <table:table-cell table:formula="of:=2^(10*RAND())" office:value-type="float" office:value="1.9252387470554" calcext:value-type="float">
            <text:p>1.9252387471</text:p>
          </table:table-cell>
          <table:table-cell office:value-type="float" office:value="0.725474" calcext:value-type="float">
            <text:p>0.725474</text:p>
          </table:table-cell>
        </table:table-row>
        <table:table-row table:style-name="ro1">
          <table:table-cell table:formula="of:=[.A1100]+1" office:value-type="float" office:value="1099" calcext:value-type="float">
            <text:p>1099</text:p>
          </table:table-cell>
          <table:table-cell/>
          <table:table-cell table:formula="of:=2^(10*RAND())" office:value-type="float" office:value="212.652691049391" calcext:value-type="float">
            <text:p>212.6526910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01]+1" office:value-type="float" office:value="1100" calcext:value-type="float">
            <text:p>1100</text:p>
          </table:table-cell>
          <table:table-cell/>
          <table:table-cell table:formula="of:=2^(10*RAND())" office:value-type="float" office:value="14.8499499186144" calcext:value-type="float">
            <text:p>14.8499499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02]+1" office:value-type="float" office:value="1101" calcext:value-type="float">
            <text:p>1101</text:p>
          </table:table-cell>
          <table:table-cell/>
          <table:table-cell table:formula="of:=2^(10*RAND())" office:value-type="float" office:value="266.811873013049" calcext:value-type="float">
            <text:p>266.811873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03]+1" office:value-type="float" office:value="1102" calcext:value-type="float">
            <text:p>1102</text:p>
          </table:table-cell>
          <table:table-cell/>
          <table:table-cell table:formula="of:=2^(10*RAND())" office:value-type="float" office:value="6.70590894330763" calcext:value-type="float">
            <text:p>6.7059089433</text:p>
          </table:table-cell>
          <table:table-cell office:value-type="float" office:value="0.702509" calcext:value-type="float">
            <text:p>0.702509</text:p>
          </table:table-cell>
        </table:table-row>
        <table:table-row table:style-name="ro1">
          <table:table-cell table:formula="of:=[.A1104]+1" office:value-type="float" office:value="1103" calcext:value-type="float">
            <text:p>1103</text:p>
          </table:table-cell>
          <table:table-cell/>
          <table:table-cell table:formula="of:=2^(10*RAND())" office:value-type="float" office:value="64.1358054286597" calcext:value-type="float">
            <text:p>64.1358054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05]+1" office:value-type="float" office:value="1104" calcext:value-type="float">
            <text:p>1104</text:p>
          </table:table-cell>
          <table:table-cell/>
          <table:table-cell table:formula="of:=2^(10*RAND())" office:value-type="float" office:value="7.64039762381178" calcext:value-type="float">
            <text:p>7.6403976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06]+1" office:value-type="float" office:value="1105" calcext:value-type="float">
            <text:p>1105</text:p>
          </table:table-cell>
          <table:table-cell/>
          <table:table-cell table:formula="of:=2^(10*RAND())" office:value-type="float" office:value="1.35671008322553" calcext:value-type="float">
            <text:p>1.3567100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07]+1" office:value-type="float" office:value="1106" calcext:value-type="float">
            <text:p>1106</text:p>
          </table:table-cell>
          <table:table-cell/>
          <table:table-cell table:formula="of:=2^(10*RAND())" office:value-type="float" office:value="1.10164674060991" calcext:value-type="float">
            <text:p>1.1016467406</text:p>
          </table:table-cell>
          <table:table-cell office:value-type="float" office:value="0.665484" calcext:value-type="float">
            <text:p>0.665484</text:p>
          </table:table-cell>
        </table:table-row>
        <table:table-row table:style-name="ro1">
          <table:table-cell table:formula="of:=[.A1108]+1" office:value-type="float" office:value="1107" calcext:value-type="float">
            <text:p>1107</text:p>
          </table:table-cell>
          <table:table-cell/>
          <table:table-cell table:formula="of:=2^(10*RAND())" office:value-type="float" office:value="8.01749944611719" calcext:value-type="float">
            <text:p>8.0174994461</text:p>
          </table:table-cell>
          <table:table-cell office:value-type="float" office:value="0.789284" calcext:value-type="float">
            <text:p>0.789284</text:p>
          </table:table-cell>
        </table:table-row>
        <table:table-row table:style-name="ro1">
          <table:table-cell table:formula="of:=[.A1109]+1" office:value-type="float" office:value="1108" calcext:value-type="float">
            <text:p>1108</text:p>
          </table:table-cell>
          <table:table-cell/>
          <table:table-cell table:formula="of:=2^(10*RAND())" office:value-type="float" office:value="1.03233665911147" calcext:value-type="float">
            <text:p>1.0323366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0]+1" office:value-type="float" office:value="1109" calcext:value-type="float">
            <text:p>1109</text:p>
          </table:table-cell>
          <table:table-cell/>
          <table:table-cell table:formula="of:=2^(10*RAND())" office:value-type="float" office:value="30.5255616661629" calcext:value-type="float">
            <text:p>30.5255616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1]+1" office:value-type="float" office:value="1110" calcext:value-type="float">
            <text:p>1110</text:p>
          </table:table-cell>
          <table:table-cell/>
          <table:table-cell table:formula="of:=2^(10*RAND())" office:value-type="float" office:value="1.51576393193236" calcext:value-type="float">
            <text:p>1.515763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2]+1" office:value-type="float" office:value="1111" calcext:value-type="float">
            <text:p>1111</text:p>
          </table:table-cell>
          <table:table-cell/>
          <table:table-cell table:formula="of:=2^(10*RAND())" office:value-type="float" office:value="606.393761369869" calcext:value-type="float">
            <text:p>606.3937613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3]+1" office:value-type="float" office:value="1112" calcext:value-type="float">
            <text:p>1112</text:p>
          </table:table-cell>
          <table:table-cell/>
          <table:table-cell table:formula="of:=2^(10*RAND())" office:value-type="float" office:value="2.18164895456327" calcext:value-type="float">
            <text:p>2.1816489546</text:p>
          </table:table-cell>
          <table:table-cell office:value-type="float" office:value="0.639052" calcext:value-type="float">
            <text:p>0.639052</text:p>
          </table:table-cell>
        </table:table-row>
        <table:table-row table:style-name="ro1">
          <table:table-cell table:formula="of:=[.A1114]+1" office:value-type="float" office:value="1113" calcext:value-type="float">
            <text:p>1113</text:p>
          </table:table-cell>
          <table:table-cell/>
          <table:table-cell table:formula="of:=2^(10*RAND())" office:value-type="float" office:value="626.43575840544" calcext:value-type="float">
            <text:p>626.4357584054</text:p>
          </table:table-cell>
          <table:table-cell office:value-type="float" office:value="0.626232" calcext:value-type="float">
            <text:p>0.626232</text:p>
          </table:table-cell>
        </table:table-row>
        <table:table-row table:style-name="ro1">
          <table:table-cell table:formula="of:=[.A1115]+1" office:value-type="float" office:value="1114" calcext:value-type="float">
            <text:p>1114</text:p>
          </table:table-cell>
          <table:table-cell/>
          <table:table-cell table:formula="of:=2^(10*RAND())" office:value-type="float" office:value="5.53408440423929" calcext:value-type="float">
            <text:p>5.5340844042</text:p>
          </table:table-cell>
          <table:table-cell office:value-type="float" office:value="0.444805" calcext:value-type="float">
            <text:p>0.444805</text:p>
          </table:table-cell>
        </table:table-row>
        <table:table-row table:style-name="ro1">
          <table:table-cell table:formula="of:=[.A1116]+1" office:value-type="float" office:value="1115" calcext:value-type="float">
            <text:p>1115</text:p>
          </table:table-cell>
          <table:table-cell/>
          <table:table-cell table:formula="of:=2^(10*RAND())" office:value-type="float" office:value="28.4935176634441" calcext:value-type="float">
            <text:p>28.4935176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7]+1" office:value-type="float" office:value="1116" calcext:value-type="float">
            <text:p>1116</text:p>
          </table:table-cell>
          <table:table-cell/>
          <table:table-cell table:formula="of:=2^(10*RAND())" office:value-type="float" office:value="75.4399909486375" calcext:value-type="float">
            <text:p>75.4399909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8]+1" office:value-type="float" office:value="1117" calcext:value-type="float">
            <text:p>1117</text:p>
          </table:table-cell>
          <table:table-cell/>
          <table:table-cell table:formula="of:=2^(10*RAND())" office:value-type="float" office:value="9.06582675741039" calcext:value-type="float">
            <text:p>9.0658267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9]+1" office:value-type="float" office:value="1118" calcext:value-type="float">
            <text:p>1118</text:p>
          </table:table-cell>
          <table:table-cell/>
          <table:table-cell table:formula="of:=2^(10*RAND())" office:value-type="float" office:value="57.4727355174894" calcext:value-type="float">
            <text:p>57.4727355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20]+1" office:value-type="float" office:value="1119" calcext:value-type="float">
            <text:p>1119</text:p>
          </table:table-cell>
          <table:table-cell/>
          <table:table-cell table:formula="of:=2^(10*RAND())" office:value-type="float" office:value="1008.01625913033" calcext:value-type="float">
            <text:p>1008.0162591303</text:p>
          </table:table-cell>
          <table:table-cell office:value-type="float" office:value="0.885952" calcext:value-type="float">
            <text:p>0.885952</text:p>
          </table:table-cell>
        </table:table-row>
        <table:table-row table:style-name="ro1">
          <table:table-cell table:formula="of:=[.A1121]+1" office:value-type="float" office:value="1120" calcext:value-type="float">
            <text:p>1120</text:p>
          </table:table-cell>
          <table:table-cell/>
          <table:table-cell table:formula="of:=2^(10*RAND())" office:value-type="float" office:value="30.0530632389331" calcext:value-type="float">
            <text:p>30.0530632389</text:p>
          </table:table-cell>
          <table:table-cell office:value-type="float" office:value="0.621982" calcext:value-type="float">
            <text:p>0.621982</text:p>
          </table:table-cell>
        </table:table-row>
        <table:table-row table:style-name="ro1">
          <table:table-cell table:formula="of:=[.A1122]+1" office:value-type="float" office:value="1121" calcext:value-type="float">
            <text:p>1121</text:p>
          </table:table-cell>
          <table:table-cell/>
          <table:table-cell table:formula="of:=2^(10*RAND())" office:value-type="float" office:value="20.0645139341744" calcext:value-type="float">
            <text:p>20.0645139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23]+1" office:value-type="float" office:value="1122" calcext:value-type="float">
            <text:p>1122</text:p>
          </table:table-cell>
          <table:table-cell/>
          <table:table-cell table:formula="of:=2^(10*RAND())" office:value-type="float" office:value="636.116657763423" calcext:value-type="float">
            <text:p>636.1166577634</text:p>
          </table:table-cell>
          <table:table-cell office:value-type="float" office:value="0.9645" calcext:value-type="float">
            <text:p>0.9645</text:p>
          </table:table-cell>
        </table:table-row>
        <table:table-row table:style-name="ro1">
          <table:table-cell table:formula="of:=[.A1124]+1" office:value-type="float" office:value="1123" calcext:value-type="float">
            <text:p>1123</text:p>
          </table:table-cell>
          <table:table-cell/>
          <table:table-cell table:formula="of:=2^(10*RAND())" office:value-type="float" office:value="1.09914966015852" calcext:value-type="float">
            <text:p>1.0991496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125]+1" office:value-type="float" office:value="1124" calcext:value-type="float">
            <text:p>1124</text:p>
          </table:table-cell>
          <table:table-cell/>
          <table:table-cell table:formula="of:=2^(10*RAND())" office:value-type="float" office:value="12.573641654653" calcext:value-type="float">
            <text:p>12.5736416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26]+1" office:value-type="float" office:value="1125" calcext:value-type="float">
            <text:p>1125</text:p>
          </table:table-cell>
          <table:table-cell/>
          <table:table-cell table:formula="of:=2^(10*RAND())" office:value-type="float" office:value="486.394789222316" calcext:value-type="float">
            <text:p>486.394789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27]+1" office:value-type="float" office:value="1126" calcext:value-type="float">
            <text:p>1126</text:p>
          </table:table-cell>
          <table:table-cell/>
          <table:table-cell table:formula="of:=2^(10*RAND())" office:value-type="float" office:value="274.777998585126" calcext:value-type="float">
            <text:p>274.7779985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28]+1" office:value-type="float" office:value="1127" calcext:value-type="float">
            <text:p>1127</text:p>
          </table:table-cell>
          <table:table-cell/>
          <table:table-cell table:formula="of:=2^(10*RAND())" office:value-type="float" office:value="3.83342182444599" calcext:value-type="float">
            <text:p>3.8334218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29]+1" office:value-type="float" office:value="1128" calcext:value-type="float">
            <text:p>1128</text:p>
          </table:table-cell>
          <table:table-cell/>
          <table:table-cell table:formula="of:=2^(10*RAND())" office:value-type="float" office:value="22.1647886081364" calcext:value-type="float">
            <text:p>22.1647886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0]+1" office:value-type="float" office:value="1129" calcext:value-type="float">
            <text:p>1129</text:p>
          </table:table-cell>
          <table:table-cell/>
          <table:table-cell table:formula="of:=2^(10*RAND())" office:value-type="float" office:value="323.257012547246" calcext:value-type="float">
            <text:p>323.2570125472</text:p>
          </table:table-cell>
          <table:table-cell office:value-type="float" office:value="0.558366" calcext:value-type="float">
            <text:p>0.558366</text:p>
          </table:table-cell>
        </table:table-row>
        <table:table-row table:style-name="ro1">
          <table:table-cell table:formula="of:=[.A1131]+1" office:value-type="float" office:value="1130" calcext:value-type="float">
            <text:p>1130</text:p>
          </table:table-cell>
          <table:table-cell/>
          <table:table-cell table:formula="of:=2^(10*RAND())" office:value-type="float" office:value="16.1499681389607" calcext:value-type="float">
            <text:p>16.149968139</text:p>
          </table:table-cell>
          <table:table-cell office:value-type="float" office:value="0.579247" calcext:value-type="float">
            <text:p>0.579247</text:p>
          </table:table-cell>
        </table:table-row>
        <table:table-row table:style-name="ro1">
          <table:table-cell table:formula="of:=[.A1132]+1" office:value-type="float" office:value="1131" calcext:value-type="float">
            <text:p>1131</text:p>
          </table:table-cell>
          <table:table-cell/>
          <table:table-cell table:formula="of:=2^(10*RAND())" office:value-type="float" office:value="7.68649694030641" calcext:value-type="float">
            <text:p>7.6864969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3]+1" office:value-type="float" office:value="1132" calcext:value-type="float">
            <text:p>1132</text:p>
          </table:table-cell>
          <table:table-cell/>
          <table:table-cell table:formula="of:=2^(10*RAND())" office:value-type="float" office:value="1.08090916335465" calcext:value-type="float">
            <text:p>1.080909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4]+1" office:value-type="float" office:value="1133" calcext:value-type="float">
            <text:p>1133</text:p>
          </table:table-cell>
          <table:table-cell/>
          <table:table-cell table:formula="of:=2^(10*RAND())" office:value-type="float" office:value="1.35542465224411" calcext:value-type="float">
            <text:p>1.3554246522</text:p>
          </table:table-cell>
          <table:table-cell office:value-type="float" office:value="0.435735" calcext:value-type="float">
            <text:p>0.435735</text:p>
          </table:table-cell>
        </table:table-row>
        <table:table-row table:style-name="ro1">
          <table:table-cell table:formula="of:=[.A1135]+1" office:value-type="float" office:value="1134" calcext:value-type="float">
            <text:p>1134</text:p>
          </table:table-cell>
          <table:table-cell/>
          <table:table-cell table:formula="of:=2^(10*RAND())" office:value-type="float" office:value="361.152804304671" calcext:value-type="float">
            <text:p>361.152804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6]+1" office:value-type="float" office:value="1135" calcext:value-type="float">
            <text:p>1135</text:p>
          </table:table-cell>
          <table:table-cell/>
          <table:table-cell table:formula="of:=2^(10*RAND())" office:value-type="float" office:value="24.5846439046227" calcext:value-type="float">
            <text:p>24.5846439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7]+1" office:value-type="float" office:value="1136" calcext:value-type="float">
            <text:p>1136</text:p>
          </table:table-cell>
          <table:table-cell/>
          <table:table-cell table:formula="of:=2^(10*RAND())" office:value-type="float" office:value="10.0404626532417" calcext:value-type="float">
            <text:p>10.0404626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8]+1" office:value-type="float" office:value="1137" calcext:value-type="float">
            <text:p>1137</text:p>
          </table:table-cell>
          <table:table-cell/>
          <table:table-cell table:formula="of:=2^(10*RAND())" office:value-type="float" office:value="98.996569099991" calcext:value-type="float">
            <text:p>98.9965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9]+1" office:value-type="float" office:value="1138" calcext:value-type="float">
            <text:p>1138</text:p>
          </table:table-cell>
          <table:table-cell/>
          <table:table-cell table:formula="of:=2^(10*RAND())" office:value-type="float" office:value="1.00577354037299" calcext:value-type="float">
            <text:p>1.0057735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0]+1" office:value-type="float" office:value="1139" calcext:value-type="float">
            <text:p>1139</text:p>
          </table:table-cell>
          <table:table-cell/>
          <table:table-cell table:formula="of:=2^(10*RAND())" office:value-type="float" office:value="629.195044318957" calcext:value-type="float">
            <text:p>629.195044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1]+1" office:value-type="float" office:value="1140" calcext:value-type="float">
            <text:p>1140</text:p>
          </table:table-cell>
          <table:table-cell/>
          <table:table-cell table:formula="of:=2^(10*RAND())" office:value-type="float" office:value="21.1097475352607" calcext:value-type="float">
            <text:p>21.1097475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2]+1" office:value-type="float" office:value="1141" calcext:value-type="float">
            <text:p>1141</text:p>
          </table:table-cell>
          <table:table-cell/>
          <table:table-cell table:formula="of:=2^(10*RAND())" office:value-type="float" office:value="366.304897673381" calcext:value-type="float">
            <text:p>366.3048976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3]+1" office:value-type="float" office:value="1142" calcext:value-type="float">
            <text:p>1142</text:p>
          </table:table-cell>
          <table:table-cell/>
          <table:table-cell table:formula="of:=2^(10*RAND())" office:value-type="float" office:value="55.7854724361266" calcext:value-type="float">
            <text:p>55.7854724361</text:p>
          </table:table-cell>
          <table:table-cell office:value-type="float" office:value="0.994467" calcext:value-type="float">
            <text:p>0.994467</text:p>
          </table:table-cell>
        </table:table-row>
        <table:table-row table:style-name="ro1">
          <table:table-cell table:formula="of:=[.A1144]+1" office:value-type="float" office:value="1143" calcext:value-type="float">
            <text:p>1143</text:p>
          </table:table-cell>
          <table:table-cell/>
          <table:table-cell table:formula="of:=2^(10*RAND())" office:value-type="float" office:value="18.9483367752321" calcext:value-type="float">
            <text:p>18.9483367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5]+1" office:value-type="float" office:value="1144" calcext:value-type="float">
            <text:p>1144</text:p>
          </table:table-cell>
          <table:table-cell/>
          <table:table-cell table:formula="of:=2^(10*RAND())" office:value-type="float" office:value="80.4349514394612" calcext:value-type="float">
            <text:p>80.4349514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6]+1" office:value-type="float" office:value="1145" calcext:value-type="float">
            <text:p>1145</text:p>
          </table:table-cell>
          <table:table-cell/>
          <table:table-cell table:formula="of:=2^(10*RAND())" office:value-type="float" office:value="3.47088756627083" calcext:value-type="float">
            <text:p>3.4708875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7]+1" office:value-type="float" office:value="1146" calcext:value-type="float">
            <text:p>1146</text:p>
          </table:table-cell>
          <table:table-cell/>
          <table:table-cell table:formula="of:=2^(10*RAND())" office:value-type="float" office:value="1.63100736047362" calcext:value-type="float">
            <text:p>1.6310073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8]+1" office:value-type="float" office:value="1147" calcext:value-type="float">
            <text:p>1147</text:p>
          </table:table-cell>
          <table:table-cell/>
          <table:table-cell table:formula="of:=2^(10*RAND())" office:value-type="float" office:value="3.80728925199943" calcext:value-type="float">
            <text:p>3.807289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9]+1" office:value-type="float" office:value="1148" calcext:value-type="float">
            <text:p>1148</text:p>
          </table:table-cell>
          <table:table-cell/>
          <table:table-cell table:formula="of:=2^(10*RAND())" office:value-type="float" office:value="107.383231661533" calcext:value-type="float">
            <text:p>107.3832316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0]+1" office:value-type="float" office:value="1149" calcext:value-type="float">
            <text:p>1149</text:p>
          </table:table-cell>
          <table:table-cell/>
          <table:table-cell table:formula="of:=2^(10*RAND())" office:value-type="float" office:value="116.013027105203" calcext:value-type="float">
            <text:p>116.013027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1]+1" office:value-type="float" office:value="1150" calcext:value-type="float">
            <text:p>1150</text:p>
          </table:table-cell>
          <table:table-cell/>
          <table:table-cell table:formula="of:=2^(10*RAND())" office:value-type="float" office:value="125.880665873321" calcext:value-type="float">
            <text:p>125.8806658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152]+1" office:value-type="float" office:value="1151" calcext:value-type="float">
            <text:p>1151</text:p>
          </table:table-cell>
          <table:table-cell/>
          <table:table-cell table:formula="of:=2^(10*RAND())" office:value-type="float" office:value="7.23065315082738" calcext:value-type="float">
            <text:p>7.2306531508</text:p>
          </table:table-cell>
          <table:table-cell office:value-type="float" office:value="0.924392" calcext:value-type="float">
            <text:p>0.924392</text:p>
          </table:table-cell>
        </table:table-row>
        <table:table-row table:style-name="ro1">
          <table:table-cell table:formula="of:=[.A1153]+1" office:value-type="float" office:value="1152" calcext:value-type="float">
            <text:p>1152</text:p>
          </table:table-cell>
          <table:table-cell/>
          <table:table-cell table:formula="of:=2^(10*RAND())" office:value-type="float" office:value="1.22729173366951" calcext:value-type="float">
            <text:p>1.2272917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4]+1" office:value-type="float" office:value="1153" calcext:value-type="float">
            <text:p>1153</text:p>
          </table:table-cell>
          <table:table-cell/>
          <table:table-cell table:formula="of:=2^(10*RAND())" office:value-type="float" office:value="11.1777563658874" calcext:value-type="float">
            <text:p>11.1777563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5]+1" office:value-type="float" office:value="1154" calcext:value-type="float">
            <text:p>1154</text:p>
          </table:table-cell>
          <table:table-cell/>
          <table:table-cell table:formula="of:=2^(10*RAND())" office:value-type="float" office:value="96.9065271604732" calcext:value-type="float">
            <text:p>96.906527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6]+1" office:value-type="float" office:value="1155" calcext:value-type="float">
            <text:p>1155</text:p>
          </table:table-cell>
          <table:table-cell/>
          <table:table-cell table:formula="of:=2^(10*RAND())" office:value-type="float" office:value="21.7133109984414" calcext:value-type="float">
            <text:p>21.7133109984</text:p>
          </table:table-cell>
          <table:table-cell office:value-type="float" office:value="0.921327" calcext:value-type="float">
            <text:p>0.921327</text:p>
          </table:table-cell>
        </table:table-row>
        <table:table-row table:style-name="ro1">
          <table:table-cell table:formula="of:=[.A1157]+1" office:value-type="float" office:value="1156" calcext:value-type="float">
            <text:p>1156</text:p>
          </table:table-cell>
          <table:table-cell/>
          <table:table-cell table:formula="of:=2^(10*RAND())" office:value-type="float" office:value="435.695535551898" calcext:value-type="float">
            <text:p>435.6955355519</text:p>
          </table:table-cell>
          <table:table-cell office:value-type="float" office:value="0.907718" calcext:value-type="float">
            <text:p>0.907718</text:p>
          </table:table-cell>
        </table:table-row>
        <table:table-row table:style-name="ro1">
          <table:table-cell table:formula="of:=[.A1158]+1" office:value-type="float" office:value="1157" calcext:value-type="float">
            <text:p>1157</text:p>
          </table:table-cell>
          <table:table-cell/>
          <table:table-cell table:formula="of:=2^(10*RAND())" office:value-type="float" office:value="88.3574680463473" calcext:value-type="float">
            <text:p>88.3574680463</text:p>
          </table:table-cell>
          <table:table-cell office:value-type="float" office:value="0.466355" calcext:value-type="float">
            <text:p>0.466355</text:p>
          </table:table-cell>
        </table:table-row>
        <table:table-row table:style-name="ro1">
          <table:table-cell table:formula="of:=[.A1159]+1" office:value-type="float" office:value="1158" calcext:value-type="float">
            <text:p>1158</text:p>
          </table:table-cell>
          <table:table-cell/>
          <table:table-cell table:formula="of:=2^(10*RAND())" office:value-type="float" office:value="782.357310113886" calcext:value-type="float">
            <text:p>782.357310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0]+1" office:value-type="float" office:value="1159" calcext:value-type="float">
            <text:p>1159</text:p>
          </table:table-cell>
          <table:table-cell/>
          <table:table-cell table:formula="of:=2^(10*RAND())" office:value-type="float" office:value="80.7830472684849" calcext:value-type="float">
            <text:p>80.7830472685</text:p>
          </table:table-cell>
          <table:table-cell office:value-type="float" office:value="0.748038" calcext:value-type="float">
            <text:p>0.748038</text:p>
          </table:table-cell>
        </table:table-row>
        <table:table-row table:style-name="ro1">
          <table:table-cell table:formula="of:=[.A1161]+1" office:value-type="float" office:value="1160" calcext:value-type="float">
            <text:p>1160</text:p>
          </table:table-cell>
          <table:table-cell/>
          <table:table-cell table:formula="of:=2^(10*RAND())" office:value-type="float" office:value="699.813798197898" calcext:value-type="float">
            <text:p>699.813798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2]+1" office:value-type="float" office:value="1161" calcext:value-type="float">
            <text:p>1161</text:p>
          </table:table-cell>
          <table:table-cell/>
          <table:table-cell table:formula="of:=2^(10*RAND())" office:value-type="float" office:value="17.7949077524989" calcext:value-type="float">
            <text:p>17.7949077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3]+1" office:value-type="float" office:value="1162" calcext:value-type="float">
            <text:p>1162</text:p>
          </table:table-cell>
          <table:table-cell/>
          <table:table-cell table:formula="of:=2^(10*RAND())" office:value-type="float" office:value="3.56442603959035" calcext:value-type="float">
            <text:p>3.5644260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4]+1" office:value-type="float" office:value="1163" calcext:value-type="float">
            <text:p>1163</text:p>
          </table:table-cell>
          <table:table-cell/>
          <table:table-cell table:formula="of:=2^(10*RAND())" office:value-type="float" office:value="246.717951612685" calcext:value-type="float">
            <text:p>246.7179516127</text:p>
          </table:table-cell>
          <table:table-cell office:value-type="float" office:value="0.297246" calcext:value-type="float">
            <text:p>0.297246</text:p>
          </table:table-cell>
        </table:table-row>
        <table:table-row table:style-name="ro1">
          <table:table-cell table:formula="of:=[.A1165]+1" office:value-type="float" office:value="1164" calcext:value-type="float">
            <text:p>1164</text:p>
          </table:table-cell>
          <table:table-cell/>
          <table:table-cell table:formula="of:=2^(10*RAND())" office:value-type="float" office:value="19.9350481101474" calcext:value-type="float">
            <text:p>19.935048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6]+1" office:value-type="float" office:value="1165" calcext:value-type="float">
            <text:p>1165</text:p>
          </table:table-cell>
          <table:table-cell/>
          <table:table-cell table:formula="of:=2^(10*RAND())" office:value-type="float" office:value="59.2448379535651" calcext:value-type="float">
            <text:p>59.2448379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7]+1" office:value-type="float" office:value="1166" calcext:value-type="float">
            <text:p>1166</text:p>
          </table:table-cell>
          <table:table-cell/>
          <table:table-cell table:formula="of:=2^(10*RAND())" office:value-type="float" office:value="4.34794874026019" calcext:value-type="float">
            <text:p>4.3479487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8]+1" office:value-type="float" office:value="1167" calcext:value-type="float">
            <text:p>1167</text:p>
          </table:table-cell>
          <table:table-cell/>
          <table:table-cell table:formula="of:=2^(10*RAND())" office:value-type="float" office:value="855.213523080622" calcext:value-type="float">
            <text:p>855.2135230806</text:p>
          </table:table-cell>
          <table:table-cell office:value-type="float" office:value="0.899191" calcext:value-type="float">
            <text:p>0.899191</text:p>
          </table:table-cell>
        </table:table-row>
        <table:table-row table:style-name="ro1">
          <table:table-cell table:formula="of:=[.A1169]+1" office:value-type="float" office:value="1168" calcext:value-type="float">
            <text:p>1168</text:p>
          </table:table-cell>
          <table:table-cell/>
          <table:table-cell table:formula="of:=2^(10*RAND())" office:value-type="float" office:value="58.058711609979" calcext:value-type="float">
            <text:p>58.0587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0]+1" office:value-type="float" office:value="1169" calcext:value-type="float">
            <text:p>1169</text:p>
          </table:table-cell>
          <table:table-cell/>
          <table:table-cell table:formula="of:=2^(10*RAND())" office:value-type="float" office:value="478.373334582857" calcext:value-type="float">
            <text:p>478.3733345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1]+1" office:value-type="float" office:value="1170" calcext:value-type="float">
            <text:p>1170</text:p>
          </table:table-cell>
          <table:table-cell/>
          <table:table-cell table:formula="of:=2^(10*RAND())" office:value-type="float" office:value="3.23848762344634" calcext:value-type="float">
            <text:p>3.2384876234</text:p>
          </table:table-cell>
          <table:table-cell office:value-type="float" office:value="0.377458" calcext:value-type="float">
            <text:p>0.377458</text:p>
          </table:table-cell>
        </table:table-row>
        <table:table-row table:style-name="ro1">
          <table:table-cell table:formula="of:=[.A1172]+1" office:value-type="float" office:value="1171" calcext:value-type="float">
            <text:p>1171</text:p>
          </table:table-cell>
          <table:table-cell/>
          <table:table-cell table:formula="of:=2^(10*RAND())" office:value-type="float" office:value="41.1486134260999" calcext:value-type="float">
            <text:p>41.1486134261</text:p>
          </table:table-cell>
          <table:table-cell office:value-type="float" office:value="0.680681" calcext:value-type="float">
            <text:p>0.680681</text:p>
          </table:table-cell>
        </table:table-row>
        <table:table-row table:style-name="ro1">
          <table:table-cell table:formula="of:=[.A1173]+1" office:value-type="float" office:value="1172" calcext:value-type="float">
            <text:p>1172</text:p>
          </table:table-cell>
          <table:table-cell/>
          <table:table-cell table:formula="of:=2^(10*RAND())" office:value-type="float" office:value="37.7109689904281" calcext:value-type="float">
            <text:p>37.7109689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4]+1" office:value-type="float" office:value="1173" calcext:value-type="float">
            <text:p>1173</text:p>
          </table:table-cell>
          <table:table-cell/>
          <table:table-cell table:formula="of:=2^(10*RAND())" office:value-type="float" office:value="32.7065687476056" calcext:value-type="float">
            <text:p>32.7065687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5]+1" office:value-type="float" office:value="1174" calcext:value-type="float">
            <text:p>1174</text:p>
          </table:table-cell>
          <table:table-cell/>
          <table:table-cell table:formula="of:=2^(10*RAND())" office:value-type="float" office:value="5.5158934333271" calcext:value-type="float">
            <text:p>5.5158934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6]+1" office:value-type="float" office:value="1175" calcext:value-type="float">
            <text:p>1175</text:p>
          </table:table-cell>
          <table:table-cell/>
          <table:table-cell table:formula="of:=2^(10*RAND())" office:value-type="float" office:value="460.857699272325" calcext:value-type="float">
            <text:p>460.8576992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7]+1" office:value-type="float" office:value="1176" calcext:value-type="float">
            <text:p>1176</text:p>
          </table:table-cell>
          <table:table-cell/>
          <table:table-cell table:formula="of:=2^(10*RAND())" office:value-type="float" office:value="104.860162371132" calcext:value-type="float">
            <text:p>104.8601623711</text:p>
          </table:table-cell>
          <table:table-cell office:value-type="float" office:value="0.93105" calcext:value-type="float">
            <text:p>0.93105</text:p>
          </table:table-cell>
        </table:table-row>
        <table:table-row table:style-name="ro1">
          <table:table-cell table:formula="of:=[.A1178]+1" office:value-type="float" office:value="1177" calcext:value-type="float">
            <text:p>1177</text:p>
          </table:table-cell>
          <table:table-cell/>
          <table:table-cell table:formula="of:=2^(10*RAND())" office:value-type="float" office:value="20.9395983135372" calcext:value-type="float">
            <text:p>20.9395983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179]+1" office:value-type="float" office:value="1178" calcext:value-type="float">
            <text:p>1178</text:p>
          </table:table-cell>
          <table:table-cell/>
          <table:table-cell table:formula="of:=2^(10*RAND())" office:value-type="float" office:value="34.9314836570177" calcext:value-type="float">
            <text:p>34.931483657</text:p>
          </table:table-cell>
          <table:table-cell office:value-type="float" office:value="0.897224" calcext:value-type="float">
            <text:p>0.897224</text:p>
          </table:table-cell>
        </table:table-row>
        <table:table-row table:style-name="ro1">
          <table:table-cell table:formula="of:=[.A1180]+1" office:value-type="float" office:value="1179" calcext:value-type="float">
            <text:p>1179</text:p>
          </table:table-cell>
          <table:table-cell/>
          <table:table-cell table:formula="of:=2^(10*RAND())" office:value-type="float" office:value="89.2127676656961" calcext:value-type="float">
            <text:p>89.2127676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1]+1" office:value-type="float" office:value="1180" calcext:value-type="float">
            <text:p>1180</text:p>
          </table:table-cell>
          <table:table-cell/>
          <table:table-cell table:formula="of:=2^(10*RAND())" office:value-type="float" office:value="2.46935786807215" calcext:value-type="float">
            <text:p>2.4693578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2]+1" office:value-type="float" office:value="1181" calcext:value-type="float">
            <text:p>1181</text:p>
          </table:table-cell>
          <table:table-cell/>
          <table:table-cell table:formula="of:=2^(10*RAND())" office:value-type="float" office:value="1.18037968669034" calcext:value-type="float">
            <text:p>1.180379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3]+1" office:value-type="float" office:value="1182" calcext:value-type="float">
            <text:p>1182</text:p>
          </table:table-cell>
          <table:table-cell/>
          <table:table-cell table:formula="of:=2^(10*RAND())" office:value-type="float" office:value="204.983241411768" calcext:value-type="float">
            <text:p>204.9832414118</text:p>
          </table:table-cell>
          <table:table-cell office:value-type="float" office:value="0.695727" calcext:value-type="float">
            <text:p>0.695727</text:p>
          </table:table-cell>
        </table:table-row>
        <table:table-row table:style-name="ro1">
          <table:table-cell table:formula="of:=[.A1184]+1" office:value-type="float" office:value="1183" calcext:value-type="float">
            <text:p>1183</text:p>
          </table:table-cell>
          <table:table-cell/>
          <table:table-cell table:formula="of:=2^(10*RAND())" office:value-type="float" office:value="7.07110638566168" calcext:value-type="float">
            <text:p>7.0711063857</text:p>
          </table:table-cell>
          <table:table-cell office:value-type="float" office:value="0.835835" calcext:value-type="float">
            <text:p>0.835835</text:p>
          </table:table-cell>
        </table:table-row>
        <table:table-row table:style-name="ro1">
          <table:table-cell table:formula="of:=[.A1185]+1" office:value-type="float" office:value="1184" calcext:value-type="float">
            <text:p>1184</text:p>
          </table:table-cell>
          <table:table-cell/>
          <table:table-cell table:formula="of:=2^(10*RAND())" office:value-type="float" office:value="134.069249317491" calcext:value-type="float">
            <text:p>134.0692493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6]+1" office:value-type="float" office:value="1185" calcext:value-type="float">
            <text:p>1185</text:p>
          </table:table-cell>
          <table:table-cell/>
          <table:table-cell table:formula="of:=2^(10*RAND())" office:value-type="float" office:value="1018.73260655174" calcext:value-type="float">
            <text:p>1018.7326065517</text:p>
          </table:table-cell>
          <table:table-cell office:value-type="float" office:value="0.571159" calcext:value-type="float">
            <text:p>0.571159</text:p>
          </table:table-cell>
        </table:table-row>
        <table:table-row table:style-name="ro1">
          <table:table-cell table:formula="of:=[.A1187]+1" office:value-type="float" office:value="1186" calcext:value-type="float">
            <text:p>1186</text:p>
          </table:table-cell>
          <table:table-cell/>
          <table:table-cell table:formula="of:=2^(10*RAND())" office:value-type="float" office:value="7.99685410557293" calcext:value-type="float">
            <text:p>7.996854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8]+1" office:value-type="float" office:value="1187" calcext:value-type="float">
            <text:p>1187</text:p>
          </table:table-cell>
          <table:table-cell/>
          <table:table-cell table:formula="of:=2^(10*RAND())" office:value-type="float" office:value="410.262478416664" calcext:value-type="float">
            <text:p>410.2624784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9]+1" office:value-type="float" office:value="1188" calcext:value-type="float">
            <text:p>1188</text:p>
          </table:table-cell>
          <table:table-cell/>
          <table:table-cell table:formula="of:=2^(10*RAND())" office:value-type="float" office:value="22.185769233791" calcext:value-type="float">
            <text:p>22.1857692338</text:p>
          </table:table-cell>
          <table:table-cell office:value-type="float" office:value="0.939019" calcext:value-type="float">
            <text:p>0.939019</text:p>
          </table:table-cell>
        </table:table-row>
        <table:table-row table:style-name="ro1">
          <table:table-cell table:formula="of:=[.A1190]+1" office:value-type="float" office:value="1189" calcext:value-type="float">
            <text:p>1189</text:p>
          </table:table-cell>
          <table:table-cell/>
          <table:table-cell table:formula="of:=2^(10*RAND())" office:value-type="float" office:value="191.868749054331" calcext:value-type="float">
            <text:p>191.8687490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1]+1" office:value-type="float" office:value="1190" calcext:value-type="float">
            <text:p>1190</text:p>
          </table:table-cell>
          <table:table-cell/>
          <table:table-cell table:formula="of:=2^(10*RAND())" office:value-type="float" office:value="145.901436590276" calcext:value-type="float">
            <text:p>145.9014365903</text:p>
          </table:table-cell>
          <table:table-cell office:value-type="float" office:value="0.710874" calcext:value-type="float">
            <text:p>0.710874</text:p>
          </table:table-cell>
        </table:table-row>
        <table:table-row table:style-name="ro1">
          <table:table-cell table:formula="of:=[.A1192]+1" office:value-type="float" office:value="1191" calcext:value-type="float">
            <text:p>1191</text:p>
          </table:table-cell>
          <table:table-cell/>
          <table:table-cell table:formula="of:=2^(10*RAND())" office:value-type="float" office:value="1.90567733760759" calcext:value-type="float">
            <text:p>1.9056773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3]+1" office:value-type="float" office:value="1192" calcext:value-type="float">
            <text:p>1192</text:p>
          </table:table-cell>
          <table:table-cell/>
          <table:table-cell table:formula="of:=2^(10*RAND())" office:value-type="float" office:value="146.01809469599" calcext:value-type="float">
            <text:p>146.018094696</text:p>
          </table:table-cell>
          <table:table-cell office:value-type="float" office:value="0.72315" calcext:value-type="float">
            <text:p>0.72315</text:p>
          </table:table-cell>
        </table:table-row>
        <table:table-row table:style-name="ro1">
          <table:table-cell table:formula="of:=[.A1194]+1" office:value-type="float" office:value="1193" calcext:value-type="float">
            <text:p>1193</text:p>
          </table:table-cell>
          <table:table-cell/>
          <table:table-cell table:formula="of:=2^(10*RAND())" office:value-type="float" office:value="4.23471111466513" calcext:value-type="float">
            <text:p>4.234711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5]+1" office:value-type="float" office:value="1194" calcext:value-type="float">
            <text:p>1194</text:p>
          </table:table-cell>
          <table:table-cell/>
          <table:table-cell table:formula="of:=2^(10*RAND())" office:value-type="float" office:value="274.910075371269" calcext:value-type="float">
            <text:p>274.9100753713</text:p>
          </table:table-cell>
          <table:table-cell office:value-type="float" office:value="0.861068" calcext:value-type="float">
            <text:p>0.861068</text:p>
          </table:table-cell>
        </table:table-row>
        <table:table-row table:style-name="ro1">
          <table:table-cell table:formula="of:=[.A1196]+1" office:value-type="float" office:value="1195" calcext:value-type="float">
            <text:p>1195</text:p>
          </table:table-cell>
          <table:table-cell/>
          <table:table-cell table:formula="of:=2^(10*RAND())" office:value-type="float" office:value="14.1418381486581" calcext:value-type="float">
            <text:p>14.141838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7]+1" office:value-type="float" office:value="1196" calcext:value-type="float">
            <text:p>1196</text:p>
          </table:table-cell>
          <table:table-cell/>
          <table:table-cell table:formula="of:=2^(10*RAND())" office:value-type="float" office:value="1.82423923056736" calcext:value-type="float">
            <text:p>1.8242392306</text:p>
          </table:table-cell>
          <table:table-cell office:value-type="float" office:value="0.908818" calcext:value-type="float">
            <text:p>0.908818</text:p>
          </table:table-cell>
        </table:table-row>
        <table:table-row table:style-name="ro1">
          <table:table-cell table:formula="of:=[.A1198]+1" office:value-type="float" office:value="1197" calcext:value-type="float">
            <text:p>1197</text:p>
          </table:table-cell>
          <table:table-cell/>
          <table:table-cell table:formula="of:=2^(10*RAND())" office:value-type="float" office:value="24.903247866531" calcext:value-type="float">
            <text:p>24.9032478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9]+1" office:value-type="float" office:value="1198" calcext:value-type="float">
            <text:p>1198</text:p>
          </table:table-cell>
          <table:table-cell/>
          <table:table-cell table:formula="of:=2^(10*RAND())" office:value-type="float" office:value="16.8924549705083" calcext:value-type="float">
            <text:p>16.8924549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0]+1" office:value-type="float" office:value="1199" calcext:value-type="float">
            <text:p>1199</text:p>
          </table:table-cell>
          <table:table-cell/>
          <table:table-cell table:formula="of:=2^(10*RAND())" office:value-type="float" office:value="30.0140899449775" calcext:value-type="float">
            <text:p>30.014089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1]+1" office:value-type="float" office:value="1200" calcext:value-type="float">
            <text:p>1200</text:p>
          </table:table-cell>
          <table:table-cell/>
          <table:table-cell table:formula="of:=2^(10*RAND())" office:value-type="float" office:value="3.57886294042794" calcext:value-type="float">
            <text:p>3.5788629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2]+1" office:value-type="float" office:value="1201" calcext:value-type="float">
            <text:p>1201</text:p>
          </table:table-cell>
          <table:table-cell/>
          <table:table-cell table:formula="of:=2^(10*RAND())" office:value-type="float" office:value="15.9315733244255" calcext:value-type="float">
            <text:p>15.9315733244</text:p>
          </table:table-cell>
          <table:table-cell office:value-type="float" office:value="0.579129" calcext:value-type="float">
            <text:p>0.579129</text:p>
          </table:table-cell>
        </table:table-row>
        <table:table-row table:style-name="ro1">
          <table:table-cell table:formula="of:=[.A1203]+1" office:value-type="float" office:value="1202" calcext:value-type="float">
            <text:p>1202</text:p>
          </table:table-cell>
          <table:table-cell/>
          <table:table-cell table:formula="of:=2^(10*RAND())" office:value-type="float" office:value="6.5096272928123" calcext:value-type="float">
            <text:p>6.5096272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4]+1" office:value-type="float" office:value="1203" calcext:value-type="float">
            <text:p>1203</text:p>
          </table:table-cell>
          <table:table-cell/>
          <table:table-cell table:formula="of:=2^(10*RAND())" office:value-type="float" office:value="43.6458125119981" calcext:value-type="float">
            <text:p>43.64581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5]+1" office:value-type="float" office:value="1204" calcext:value-type="float">
            <text:p>1204</text:p>
          </table:table-cell>
          <table:table-cell/>
          <table:table-cell table:formula="of:=2^(10*RAND())" office:value-type="float" office:value="2.28165385967379" calcext:value-type="float">
            <text:p>2.2816538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6]+1" office:value-type="float" office:value="1205" calcext:value-type="float">
            <text:p>1205</text:p>
          </table:table-cell>
          <table:table-cell/>
          <table:table-cell table:formula="of:=2^(10*RAND())" office:value-type="float" office:value="95.8735423492269" calcext:value-type="float">
            <text:p>95.8735423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7]+1" office:value-type="float" office:value="1206" calcext:value-type="float">
            <text:p>1206</text:p>
          </table:table-cell>
          <table:table-cell/>
          <table:table-cell table:formula="of:=2^(10*RAND())" office:value-type="float" office:value="1.59406080826366" calcext:value-type="float">
            <text:p>1.5940608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8]+1" office:value-type="float" office:value="1207" calcext:value-type="float">
            <text:p>1207</text:p>
          </table:table-cell>
          <table:table-cell/>
          <table:table-cell table:formula="of:=2^(10*RAND())" office:value-type="float" office:value="343.93602735579" calcext:value-type="float">
            <text:p>343.9360273558</text:p>
          </table:table-cell>
          <table:table-cell office:value-type="float" office:value="0.230416" calcext:value-type="float">
            <text:p>0.230416</text:p>
          </table:table-cell>
        </table:table-row>
        <table:table-row table:style-name="ro1">
          <table:table-cell table:formula="of:=[.A1209]+1" office:value-type="float" office:value="1208" calcext:value-type="float">
            <text:p>1208</text:p>
          </table:table-cell>
          <table:table-cell/>
          <table:table-cell table:formula="of:=2^(10*RAND())" office:value-type="float" office:value="13.5044239400653" calcext:value-type="float">
            <text:p>13.5044239401</text:p>
          </table:table-cell>
          <table:table-cell office:value-type="float" office:value="0.892879" calcext:value-type="float">
            <text:p>0.892879</text:p>
          </table:table-cell>
        </table:table-row>
        <table:table-row table:style-name="ro1">
          <table:table-cell table:formula="of:=[.A1210]+1" office:value-type="float" office:value="1209" calcext:value-type="float">
            <text:p>1209</text:p>
          </table:table-cell>
          <table:table-cell/>
          <table:table-cell table:formula="of:=2^(10*RAND())" office:value-type="float" office:value="516.553032341434" calcext:value-type="float">
            <text:p>516.5530323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11]+1" office:value-type="float" office:value="1210" calcext:value-type="float">
            <text:p>1210</text:p>
          </table:table-cell>
          <table:table-cell/>
          <table:table-cell table:formula="of:=2^(10*RAND())" office:value-type="float" office:value="928.78346020843" calcext:value-type="float">
            <text:p>928.783460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12]+1" office:value-type="float" office:value="1211" calcext:value-type="float">
            <text:p>1211</text:p>
          </table:table-cell>
          <table:table-cell/>
          <table:table-cell table:formula="of:=2^(10*RAND())" office:value-type="float" office:value="20.0554021932046" calcext:value-type="float">
            <text:p>20.0554021932</text:p>
          </table:table-cell>
          <table:table-cell office:value-type="float" office:value="0.656774" calcext:value-type="float">
            <text:p>0.656774</text:p>
          </table:table-cell>
        </table:table-row>
        <table:table-row table:style-name="ro1">
          <table:table-cell table:formula="of:=[.A1213]+1" office:value-type="float" office:value="1212" calcext:value-type="float">
            <text:p>1212</text:p>
          </table:table-cell>
          <table:table-cell/>
          <table:table-cell table:formula="of:=2^(10*RAND())" office:value-type="float" office:value="1.7540074630021" calcext:value-type="float">
            <text:p>1.754007463</text:p>
          </table:table-cell>
          <table:table-cell office:value-type="float" office:value="0.804823" calcext:value-type="float">
            <text:p>0.804823</text:p>
          </table:table-cell>
        </table:table-row>
        <table:table-row table:style-name="ro1">
          <table:table-cell table:formula="of:=[.A1214]+1" office:value-type="float" office:value="1213" calcext:value-type="float">
            <text:p>1213</text:p>
          </table:table-cell>
          <table:table-cell/>
          <table:table-cell table:formula="of:=2^(10*RAND())" office:value-type="float" office:value="349.598765738633" calcext:value-type="float">
            <text:p>349.5987657386</text:p>
          </table:table-cell>
          <table:table-cell office:value-type="float" office:value="0.9083" calcext:value-type="float">
            <text:p>0.9083</text:p>
          </table:table-cell>
        </table:table-row>
        <table:table-row table:style-name="ro1">
          <table:table-cell table:formula="of:=[.A1215]+1" office:value-type="float" office:value="1214" calcext:value-type="float">
            <text:p>1214</text:p>
          </table:table-cell>
          <table:table-cell/>
          <table:table-cell table:formula="of:=2^(10*RAND())" office:value-type="float" office:value="12.9552404580382" calcext:value-type="float">
            <text:p>12.955240458</text:p>
          </table:table-cell>
          <table:table-cell office:value-type="float" office:value="0.924654" calcext:value-type="float">
            <text:p>0.924654</text:p>
          </table:table-cell>
        </table:table-row>
        <table:table-row table:style-name="ro1">
          <table:table-cell table:formula="of:=[.A1216]+1" office:value-type="float" office:value="1215" calcext:value-type="float">
            <text:p>1215</text:p>
          </table:table-cell>
          <table:table-cell/>
          <table:table-cell table:formula="of:=2^(10*RAND())" office:value-type="float" office:value="76.8267420763323" calcext:value-type="float">
            <text:p>76.8267420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17]+1" office:value-type="float" office:value="1216" calcext:value-type="float">
            <text:p>1216</text:p>
          </table:table-cell>
          <table:table-cell/>
          <table:table-cell table:formula="of:=2^(10*RAND())" office:value-type="float" office:value="951.848867298659" calcext:value-type="float">
            <text:p>951.8488672987</text:p>
          </table:table-cell>
          <table:table-cell office:value-type="float" office:value="0.926717" calcext:value-type="float">
            <text:p>0.926717</text:p>
          </table:table-cell>
        </table:table-row>
        <table:table-row table:style-name="ro1">
          <table:table-cell table:formula="of:=[.A1218]+1" office:value-type="float" office:value="1217" calcext:value-type="float">
            <text:p>1217</text:p>
          </table:table-cell>
          <table:table-cell/>
          <table:table-cell table:formula="of:=2^(10*RAND())" office:value-type="float" office:value="233.966265450471" calcext:value-type="float">
            <text:p>233.9662654505</text:p>
          </table:table-cell>
          <table:table-cell office:value-type="float" office:value="0.552308" calcext:value-type="float">
            <text:p>0.552308</text:p>
          </table:table-cell>
        </table:table-row>
        <table:table-row table:style-name="ro1">
          <table:table-cell table:formula="of:=[.A1219]+1" office:value-type="float" office:value="1218" calcext:value-type="float">
            <text:p>1218</text:p>
          </table:table-cell>
          <table:table-cell/>
          <table:table-cell table:formula="of:=2^(10*RAND())" office:value-type="float" office:value="1.4537006047376" calcext:value-type="float">
            <text:p>1.4537006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20]+1" office:value-type="float" office:value="1219" calcext:value-type="float">
            <text:p>1219</text:p>
          </table:table-cell>
          <table:table-cell/>
          <table:table-cell table:formula="of:=2^(10*RAND())" office:value-type="float" office:value="114.29514304518" calcext:value-type="float">
            <text:p>114.2951430452</text:p>
          </table:table-cell>
          <table:table-cell office:value-type="float" office:value="0.114332" calcext:value-type="float">
            <text:p>0.114332</text:p>
          </table:table-cell>
        </table:table-row>
        <table:table-row table:style-name="ro1">
          <table:table-cell table:formula="of:=[.A1221]+1" office:value-type="float" office:value="1220" calcext:value-type="float">
            <text:p>1220</text:p>
          </table:table-cell>
          <table:table-cell/>
          <table:table-cell table:formula="of:=2^(10*RAND())" office:value-type="float" office:value="21.0714348773682" calcext:value-type="float">
            <text:p>21.0714348774</text:p>
          </table:table-cell>
          <table:table-cell office:value-type="float" office:value="0.803521" calcext:value-type="float">
            <text:p>0.803521</text:p>
          </table:table-cell>
        </table:table-row>
        <table:table-row table:style-name="ro1">
          <table:table-cell table:formula="of:=[.A1222]+1" office:value-type="float" office:value="1221" calcext:value-type="float">
            <text:p>1221</text:p>
          </table:table-cell>
          <table:table-cell/>
          <table:table-cell table:formula="of:=2^(10*RAND())" office:value-type="float" office:value="72.3941195297044" calcext:value-type="float">
            <text:p>72.3941195297</text:p>
          </table:table-cell>
          <table:table-cell office:value-type="float" office:value="0.679765" calcext:value-type="float">
            <text:p>0.679765</text:p>
          </table:table-cell>
        </table:table-row>
        <table:table-row table:style-name="ro1">
          <table:table-cell table:formula="of:=[.A1223]+1" office:value-type="float" office:value="1222" calcext:value-type="float">
            <text:p>1222</text:p>
          </table:table-cell>
          <table:table-cell/>
          <table:table-cell table:formula="of:=2^(10*RAND())" office:value-type="float" office:value="15.4070051510708" calcext:value-type="float">
            <text:p>15.4070051511</text:p>
          </table:table-cell>
          <table:table-cell office:value-type="float" office:value="0.801777" calcext:value-type="float">
            <text:p>0.801777</text:p>
          </table:table-cell>
        </table:table-row>
        <table:table-row table:style-name="ro1">
          <table:table-cell table:formula="of:=[.A1224]+1" office:value-type="float" office:value="1223" calcext:value-type="float">
            <text:p>1223</text:p>
          </table:table-cell>
          <table:table-cell/>
          <table:table-cell table:formula="of:=2^(10*RAND())" office:value-type="float" office:value="2.58455518747798" calcext:value-type="float">
            <text:p>2.584555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25]+1" office:value-type="float" office:value="1224" calcext:value-type="float">
            <text:p>1224</text:p>
          </table:table-cell>
          <table:table-cell/>
          <table:table-cell table:formula="of:=2^(10*RAND())" office:value-type="float" office:value="292.715383986362" calcext:value-type="float">
            <text:p>292.7153839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26]+1" office:value-type="float" office:value="1225" calcext:value-type="float">
            <text:p>1225</text:p>
          </table:table-cell>
          <table:table-cell/>
          <table:table-cell table:formula="of:=2^(10*RAND())" office:value-type="float" office:value="5.93583217463812" calcext:value-type="float">
            <text:p>5.9358321746</text:p>
          </table:table-cell>
          <table:table-cell office:value-type="float" office:value="0.47417" calcext:value-type="float">
            <text:p>0.47417</text:p>
          </table:table-cell>
        </table:table-row>
        <table:table-row table:style-name="ro1">
          <table:table-cell table:formula="of:=[.A1227]+1" office:value-type="float" office:value="1226" calcext:value-type="float">
            <text:p>1226</text:p>
          </table:table-cell>
          <table:table-cell/>
          <table:table-cell table:formula="of:=2^(10*RAND())" office:value-type="float" office:value="229.021613793491" calcext:value-type="float">
            <text:p>229.0216137935</text:p>
          </table:table-cell>
          <table:table-cell office:value-type="float" office:value="0.952165" calcext:value-type="float">
            <text:p>0.952165</text:p>
          </table:table-cell>
        </table:table-row>
        <table:table-row table:style-name="ro1">
          <table:table-cell table:formula="of:=[.A1228]+1" office:value-type="float" office:value="1227" calcext:value-type="float">
            <text:p>1227</text:p>
          </table:table-cell>
          <table:table-cell/>
          <table:table-cell table:formula="of:=2^(10*RAND())" office:value-type="float" office:value="48.2595778434618" calcext:value-type="float">
            <text:p>48.2595778435</text:p>
          </table:table-cell>
          <table:table-cell office:value-type="float" office:value="0.609156" calcext:value-type="float">
            <text:p>0.609156</text:p>
          </table:table-cell>
        </table:table-row>
        <table:table-row table:style-name="ro1">
          <table:table-cell table:formula="of:=[.A1229]+1" office:value-type="float" office:value="1228" calcext:value-type="float">
            <text:p>1228</text:p>
          </table:table-cell>
          <table:table-cell/>
          <table:table-cell table:formula="of:=2^(10*RAND())" office:value-type="float" office:value="244.874484264382" calcext:value-type="float">
            <text:p>244.8744842644</text:p>
          </table:table-cell>
          <table:table-cell office:value-type="float" office:value="0.67272" calcext:value-type="float">
            <text:p>0.67272</text:p>
          </table:table-cell>
        </table:table-row>
        <table:table-row table:style-name="ro1">
          <table:table-cell table:formula="of:=[.A1230]+1" office:value-type="float" office:value="1229" calcext:value-type="float">
            <text:p>1229</text:p>
          </table:table-cell>
          <table:table-cell/>
          <table:table-cell table:formula="of:=2^(10*RAND())" office:value-type="float" office:value="294.282201883444" calcext:value-type="float">
            <text:p>294.2822018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31]+1" office:value-type="float" office:value="1230" calcext:value-type="float">
            <text:p>1230</text:p>
          </table:table-cell>
          <table:table-cell/>
          <table:table-cell table:formula="of:=2^(10*RAND())" office:value-type="float" office:value="15.8233186038514" calcext:value-type="float">
            <text:p>15.8233186039</text:p>
          </table:table-cell>
          <table:table-cell office:value-type="float" office:value="0.801246" calcext:value-type="float">
            <text:p>0.801246</text:p>
          </table:table-cell>
        </table:table-row>
        <table:table-row table:style-name="ro1">
          <table:table-cell table:formula="of:=[.A1232]+1" office:value-type="float" office:value="1231" calcext:value-type="float">
            <text:p>1231</text:p>
          </table:table-cell>
          <table:table-cell/>
          <table:table-cell table:formula="of:=2^(10*RAND())" office:value-type="float" office:value="5.95083261704403" calcext:value-type="float">
            <text:p>5.950832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33]+1" office:value-type="float" office:value="1232" calcext:value-type="float">
            <text:p>1232</text:p>
          </table:table-cell>
          <table:table-cell/>
          <table:table-cell table:formula="of:=2^(10*RAND())" office:value-type="float" office:value="14.6445457588102" calcext:value-type="float">
            <text:p>14.6445457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34]+1" office:value-type="float" office:value="1233" calcext:value-type="float">
            <text:p>1233</text:p>
          </table:table-cell>
          <table:table-cell/>
          <table:table-cell table:formula="of:=2^(10*RAND())" office:value-type="float" office:value="5.49453304386949" calcext:value-type="float">
            <text:p>5.4945330439</text:p>
          </table:table-cell>
          <table:table-cell office:value-type="float" office:value="0.495197" calcext:value-type="float">
            <text:p>0.495197</text:p>
          </table:table-cell>
        </table:table-row>
        <table:table-row table:style-name="ro1">
          <table:table-cell table:formula="of:=[.A1235]+1" office:value-type="float" office:value="1234" calcext:value-type="float">
            <text:p>1234</text:p>
          </table:table-cell>
          <table:table-cell/>
          <table:table-cell table:formula="of:=2^(10*RAND())" office:value-type="float" office:value="39.6959177233622" calcext:value-type="float">
            <text:p>39.6959177234</text:p>
          </table:table-cell>
          <table:table-cell office:value-type="float" office:value="0.00571215" calcext:value-type="float">
            <text:p>0.00571215</text:p>
          </table:table-cell>
        </table:table-row>
        <table:table-row table:style-name="ro1">
          <table:table-cell table:formula="of:=[.A1236]+1" office:value-type="float" office:value="1235" calcext:value-type="float">
            <text:p>1235</text:p>
          </table:table-cell>
          <table:table-cell/>
          <table:table-cell table:formula="of:=2^(10*RAND())" office:value-type="float" office:value="428.9123491947" calcext:value-type="float">
            <text:p>428.912349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37]+1" office:value-type="float" office:value="1236" calcext:value-type="float">
            <text:p>1236</text:p>
          </table:table-cell>
          <table:table-cell/>
          <table:table-cell table:formula="of:=2^(10*RAND())" office:value-type="float" office:value="5.54145689133374" calcext:value-type="float">
            <text:p>5.5414568913</text:p>
          </table:table-cell>
          <table:table-cell office:value-type="float" office:value="0.63655" calcext:value-type="float">
            <text:p>0.63655</text:p>
          </table:table-cell>
        </table:table-row>
        <table:table-row table:style-name="ro1">
          <table:table-cell table:formula="of:=[.A1238]+1" office:value-type="float" office:value="1237" calcext:value-type="float">
            <text:p>1237</text:p>
          </table:table-cell>
          <table:table-cell/>
          <table:table-cell table:formula="of:=2^(10*RAND())" office:value-type="float" office:value="3.6710185253184" calcext:value-type="float">
            <text:p>3.6710185253</text:p>
          </table:table-cell>
          <table:table-cell office:value-type="float" office:value="0.891196" calcext:value-type="float">
            <text:p>0.891196</text:p>
          </table:table-cell>
        </table:table-row>
        <table:table-row table:style-name="ro1">
          <table:table-cell table:formula="of:=[.A1239]+1" office:value-type="float" office:value="1238" calcext:value-type="float">
            <text:p>1238</text:p>
          </table:table-cell>
          <table:table-cell/>
          <table:table-cell table:formula="of:=2^(10*RAND())" office:value-type="float" office:value="1.7745657877177" calcext:value-type="float">
            <text:p>1.7745657877</text:p>
          </table:table-cell>
          <table:table-cell office:value-type="float" office:value="0.387882" calcext:value-type="float">
            <text:p>0.387882</text:p>
          </table:table-cell>
        </table:table-row>
        <table:table-row table:style-name="ro1">
          <table:table-cell table:formula="of:=[.A1240]+1" office:value-type="float" office:value="1239" calcext:value-type="float">
            <text:p>1239</text:p>
          </table:table-cell>
          <table:table-cell/>
          <table:table-cell table:formula="of:=2^(10*RAND())" office:value-type="float" office:value="188.673544062719" calcext:value-type="float">
            <text:p>188.6735440627</text:p>
          </table:table-cell>
          <table:table-cell office:value-type="float" office:value="0.58316" calcext:value-type="float">
            <text:p>0.58316</text:p>
          </table:table-cell>
        </table:table-row>
        <table:table-row table:style-name="ro1">
          <table:table-cell table:formula="of:=[.A1241]+1" office:value-type="float" office:value="1240" calcext:value-type="float">
            <text:p>1240</text:p>
          </table:table-cell>
          <table:table-cell/>
          <table:table-cell table:formula="of:=2^(10*RAND())" office:value-type="float" office:value="329.11877125327" calcext:value-type="float">
            <text:p>329.1187712533</text:p>
          </table:table-cell>
          <table:table-cell office:value-type="float" office:value="0.935933" calcext:value-type="float">
            <text:p>0.935933</text:p>
          </table:table-cell>
        </table:table-row>
        <table:table-row table:style-name="ro1">
          <table:table-cell table:formula="of:=[.A1242]+1" office:value-type="float" office:value="1241" calcext:value-type="float">
            <text:p>1241</text:p>
          </table:table-cell>
          <table:table-cell/>
          <table:table-cell table:formula="of:=2^(10*RAND())" office:value-type="float" office:value="1.11124312835313" calcext:value-type="float">
            <text:p>1.1112431284</text:p>
          </table:table-cell>
          <table:table-cell office:value-type="float" office:value="0.231892" calcext:value-type="float">
            <text:p>0.231892</text:p>
          </table:table-cell>
        </table:table-row>
        <table:table-row table:style-name="ro1">
          <table:table-cell table:formula="of:=[.A1243]+1" office:value-type="float" office:value="1242" calcext:value-type="float">
            <text:p>1242</text:p>
          </table:table-cell>
          <table:table-cell/>
          <table:table-cell table:formula="of:=2^(10*RAND())" office:value-type="float" office:value="8.38509005275686" calcext:value-type="float">
            <text:p>8.3850900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44]+1" office:value-type="float" office:value="1243" calcext:value-type="float">
            <text:p>1243</text:p>
          </table:table-cell>
          <table:table-cell/>
          <table:table-cell table:formula="of:=2^(10*RAND())" office:value-type="float" office:value="592.476088577305" calcext:value-type="float">
            <text:p>592.4760885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45]+1" office:value-type="float" office:value="1244" calcext:value-type="float">
            <text:p>1244</text:p>
          </table:table-cell>
          <table:table-cell/>
          <table:table-cell table:formula="of:=2^(10*RAND())" office:value-type="float" office:value="541.205123481561" calcext:value-type="float">
            <text:p>541.2051234816</text:p>
          </table:table-cell>
          <table:table-cell office:value-type="float" office:value="0.476575" calcext:value-type="float">
            <text:p>0.476575</text:p>
          </table:table-cell>
        </table:table-row>
        <table:table-row table:style-name="ro1">
          <table:table-cell table:formula="of:=[.A1246]+1" office:value-type="float" office:value="1245" calcext:value-type="float">
            <text:p>1245</text:p>
          </table:table-cell>
          <table:table-cell/>
          <table:table-cell table:formula="of:=2^(10*RAND())" office:value-type="float" office:value="399.549330999443" calcext:value-type="float">
            <text:p>399.5493309994</text:p>
          </table:table-cell>
          <table:table-cell office:value-type="float" office:value="0.816608" calcext:value-type="float">
            <text:p>0.816608</text:p>
          </table:table-cell>
        </table:table-row>
        <table:table-row table:style-name="ro1">
          <table:table-cell table:formula="of:=[.A1247]+1" office:value-type="float" office:value="1246" calcext:value-type="float">
            <text:p>1246</text:p>
          </table:table-cell>
          <table:table-cell/>
          <table:table-cell table:formula="of:=2^(10*RAND())" office:value-type="float" office:value="7.4609778934593" calcext:value-type="float">
            <text:p>7.4609778935</text:p>
          </table:table-cell>
          <table:table-cell office:value-type="float" office:value="0.55967" calcext:value-type="float">
            <text:p>0.55967</text:p>
          </table:table-cell>
        </table:table-row>
        <table:table-row table:style-name="ro1">
          <table:table-cell table:formula="of:=[.A1248]+1" office:value-type="float" office:value="1247" calcext:value-type="float">
            <text:p>1247</text:p>
          </table:table-cell>
          <table:table-cell/>
          <table:table-cell table:formula="of:=2^(10*RAND())" office:value-type="float" office:value="480.053486646148" calcext:value-type="float">
            <text:p>480.0534866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49]+1" office:value-type="float" office:value="1248" calcext:value-type="float">
            <text:p>1248</text:p>
          </table:table-cell>
          <table:table-cell/>
          <table:table-cell table:formula="of:=2^(10*RAND())" office:value-type="float" office:value="215.451236101272" calcext:value-type="float">
            <text:p>215.4512361013</text:p>
          </table:table-cell>
          <table:table-cell office:value-type="float" office:value="0.572854" calcext:value-type="float">
            <text:p>0.572854</text:p>
          </table:table-cell>
        </table:table-row>
        <table:table-row table:style-name="ro1">
          <table:table-cell table:formula="of:=[.A1250]+1" office:value-type="float" office:value="1249" calcext:value-type="float">
            <text:p>1249</text:p>
          </table:table-cell>
          <table:table-cell/>
          <table:table-cell table:formula="of:=2^(10*RAND())" office:value-type="float" office:value="117.460002860199" calcext:value-type="float">
            <text:p>117.4600028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51]+1" office:value-type="float" office:value="1250" calcext:value-type="float">
            <text:p>1250</text:p>
          </table:table-cell>
          <table:table-cell/>
          <table:table-cell table:formula="of:=2^(10*RAND())" office:value-type="float" office:value="282.868287168239" calcext:value-type="float">
            <text:p>282.868287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52]+1" office:value-type="float" office:value="1251" calcext:value-type="float">
            <text:p>1251</text:p>
          </table:table-cell>
          <table:table-cell/>
          <table:table-cell table:formula="of:=2^(10*RAND())" office:value-type="float" office:value="17.8556331278657" calcext:value-type="float">
            <text:p>17.8556331279</text:p>
          </table:table-cell>
          <table:table-cell office:value-type="float" office:value="0.628123" calcext:value-type="float">
            <text:p>0.628123</text:p>
          </table:table-cell>
        </table:table-row>
        <table:table-row table:style-name="ro1">
          <table:table-cell table:formula="of:=[.A1253]+1" office:value-type="float" office:value="1252" calcext:value-type="float">
            <text:p>1252</text:p>
          </table:table-cell>
          <table:table-cell/>
          <table:table-cell table:formula="of:=2^(10*RAND())" office:value-type="float" office:value="1.05233562138686" calcext:value-type="float">
            <text:p>1.0523356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54]+1" office:value-type="float" office:value="1253" calcext:value-type="float">
            <text:p>1253</text:p>
          </table:table-cell>
          <table:table-cell/>
          <table:table-cell table:formula="of:=2^(10*RAND())" office:value-type="float" office:value="218.226745556872" calcext:value-type="float">
            <text:p>218.2267455569</text:p>
          </table:table-cell>
          <table:table-cell office:value-type="float" office:value="0.337298" calcext:value-type="float">
            <text:p>0.337298</text:p>
          </table:table-cell>
        </table:table-row>
        <table:table-row table:style-name="ro1">
          <table:table-cell table:formula="of:=[.A1255]+1" office:value-type="float" office:value="1254" calcext:value-type="float">
            <text:p>1254</text:p>
          </table:table-cell>
          <table:table-cell/>
          <table:table-cell table:formula="of:=2^(10*RAND())" office:value-type="float" office:value="5.79986385827288" calcext:value-type="float">
            <text:p>5.7998638583</text:p>
          </table:table-cell>
          <table:table-cell office:value-type="float" office:value="0.664202" calcext:value-type="float">
            <text:p>0.664202</text:p>
          </table:table-cell>
        </table:table-row>
        <table:table-row table:style-name="ro1">
          <table:table-cell table:formula="of:=[.A1256]+1" office:value-type="float" office:value="1255" calcext:value-type="float">
            <text:p>1255</text:p>
          </table:table-cell>
          <table:table-cell/>
          <table:table-cell table:formula="of:=2^(10*RAND())" office:value-type="float" office:value="101.562410540801" calcext:value-type="float">
            <text:p>101.5624105408</text:p>
          </table:table-cell>
          <table:table-cell office:value-type="float" office:value="0.270103" calcext:value-type="float">
            <text:p>0.270103</text:p>
          </table:table-cell>
        </table:table-row>
        <table:table-row table:style-name="ro1">
          <table:table-cell table:formula="of:=[.A1257]+1" office:value-type="float" office:value="1256" calcext:value-type="float">
            <text:p>1256</text:p>
          </table:table-cell>
          <table:table-cell/>
          <table:table-cell table:formula="of:=2^(10*RAND())" office:value-type="float" office:value="5.66031581664608" calcext:value-type="float">
            <text:p>5.6603158166</text:p>
          </table:table-cell>
          <table:table-cell office:value-type="float" office:value="0.7827" calcext:value-type="float">
            <text:p>0.7827</text:p>
          </table:table-cell>
        </table:table-row>
        <table:table-row table:style-name="ro1">
          <table:table-cell table:formula="of:=[.A1258]+1" office:value-type="float" office:value="1257" calcext:value-type="float">
            <text:p>1257</text:p>
          </table:table-cell>
          <table:table-cell/>
          <table:table-cell table:formula="of:=2^(10*RAND())" office:value-type="float" office:value="58.3557614139964" calcext:value-type="float">
            <text:p>58.355761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259]+1" office:value-type="float" office:value="1258" calcext:value-type="float">
            <text:p>1258</text:p>
          </table:table-cell>
          <table:table-cell/>
          <table:table-cell table:formula="of:=2^(10*RAND())" office:value-type="float" office:value="19.8304966711612" calcext:value-type="float">
            <text:p>19.8304966712</text:p>
          </table:table-cell>
          <table:table-cell office:value-type="float" office:value="0.683808" calcext:value-type="float">
            <text:p>0.683808</text:p>
          </table:table-cell>
        </table:table-row>
        <table:table-row table:style-name="ro1">
          <table:table-cell table:formula="of:=[.A1260]+1" office:value-type="float" office:value="1259" calcext:value-type="float">
            <text:p>1259</text:p>
          </table:table-cell>
          <table:table-cell/>
          <table:table-cell table:formula="of:=2^(10*RAND())" office:value-type="float" office:value="1.08754381017835" calcext:value-type="float">
            <text:p>1.0875438102</text:p>
          </table:table-cell>
          <table:table-cell office:value-type="float" office:value="0.710521" calcext:value-type="float">
            <text:p>0.710521</text:p>
          </table:table-cell>
        </table:table-row>
        <table:table-row table:style-name="ro1">
          <table:table-cell table:formula="of:=[.A1261]+1" office:value-type="float" office:value="1260" calcext:value-type="float">
            <text:p>1260</text:p>
          </table:table-cell>
          <table:table-cell/>
          <table:table-cell table:formula="of:=2^(10*RAND())" office:value-type="float" office:value="817.270084472789" calcext:value-type="float">
            <text:p>817.2700844728</text:p>
          </table:table-cell>
          <table:table-cell office:value-type="float" office:value="0.222719" calcext:value-type="float">
            <text:p>0.222719</text:p>
          </table:table-cell>
        </table:table-row>
        <table:table-row table:style-name="ro1">
          <table:table-cell table:formula="of:=[.A1262]+1" office:value-type="float" office:value="1261" calcext:value-type="float">
            <text:p>1261</text:p>
          </table:table-cell>
          <table:table-cell/>
          <table:table-cell table:formula="of:=2^(10*RAND())" office:value-type="float" office:value="137.055118362574" calcext:value-type="float">
            <text:p>137.0551183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63]+1" office:value-type="float" office:value="1262" calcext:value-type="float">
            <text:p>1262</text:p>
          </table:table-cell>
          <table:table-cell/>
          <table:table-cell table:formula="of:=2^(10*RAND())" office:value-type="float" office:value="18.0809052565854" calcext:value-type="float">
            <text:p>18.0809052566</text:p>
          </table:table-cell>
          <table:table-cell office:value-type="float" office:value="0.466861" calcext:value-type="float">
            <text:p>0.466861</text:p>
          </table:table-cell>
        </table:table-row>
        <table:table-row table:style-name="ro1">
          <table:table-cell table:formula="of:=[.A1264]+1" office:value-type="float" office:value="1263" calcext:value-type="float">
            <text:p>1263</text:p>
          </table:table-cell>
          <table:table-cell/>
          <table:table-cell table:formula="of:=2^(10*RAND())" office:value-type="float" office:value="115.603458193366" calcext:value-type="float">
            <text:p>115.603458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65]+1" office:value-type="float" office:value="1264" calcext:value-type="float">
            <text:p>1264</text:p>
          </table:table-cell>
          <table:table-cell/>
          <table:table-cell table:formula="of:=2^(10*RAND())" office:value-type="float" office:value="1.73612509812102" calcext:value-type="float">
            <text:p>1.7361250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66]+1" office:value-type="float" office:value="1265" calcext:value-type="float">
            <text:p>1265</text:p>
          </table:table-cell>
          <table:table-cell/>
          <table:table-cell table:formula="of:=2^(10*RAND())" office:value-type="float" office:value="2.11814160472158" calcext:value-type="float">
            <text:p>2.1181416047</text:p>
          </table:table-cell>
          <table:table-cell office:value-type="float" office:value="0.734034" calcext:value-type="float">
            <text:p>0.734034</text:p>
          </table:table-cell>
        </table:table-row>
        <table:table-row table:style-name="ro1">
          <table:table-cell table:formula="of:=[.A1267]+1" office:value-type="float" office:value="1266" calcext:value-type="float">
            <text:p>1266</text:p>
          </table:table-cell>
          <table:table-cell/>
          <table:table-cell table:formula="of:=2^(10*RAND())" office:value-type="float" office:value="571.615760271954" calcext:value-type="float">
            <text:p>571.615760272</text:p>
          </table:table-cell>
          <table:table-cell office:value-type="float" office:value="0.804721" calcext:value-type="float">
            <text:p>0.804721</text:p>
          </table:table-cell>
        </table:table-row>
        <table:table-row table:style-name="ro1">
          <table:table-cell table:formula="of:=[.A1268]+1" office:value-type="float" office:value="1267" calcext:value-type="float">
            <text:p>1267</text:p>
          </table:table-cell>
          <table:table-cell/>
          <table:table-cell table:formula="of:=2^(10*RAND())" office:value-type="float" office:value="59.6420715106963" calcext:value-type="float">
            <text:p>59.6420715107</text:p>
          </table:table-cell>
          <table:table-cell office:value-type="float" office:value="0.17033" calcext:value-type="float">
            <text:p>0.17033</text:p>
          </table:table-cell>
        </table:table-row>
        <table:table-row table:style-name="ro1">
          <table:table-cell table:formula="of:=[.A1269]+1" office:value-type="float" office:value="1268" calcext:value-type="float">
            <text:p>1268</text:p>
          </table:table-cell>
          <table:table-cell/>
          <table:table-cell table:formula="of:=2^(10*RAND())" office:value-type="float" office:value="12.8455338591332" calcext:value-type="float">
            <text:p>12.8455338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70]+1" office:value-type="float" office:value="1269" calcext:value-type="float">
            <text:p>1269</text:p>
          </table:table-cell>
          <table:table-cell/>
          <table:table-cell table:formula="of:=2^(10*RAND())" office:value-type="float" office:value="435.720345258449" calcext:value-type="float">
            <text:p>435.7203452584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 table:formula="of:=[.A1271]+1" office:value-type="float" office:value="1270" calcext:value-type="float">
            <text:p>1270</text:p>
          </table:table-cell>
          <table:table-cell/>
          <table:table-cell table:formula="of:=2^(10*RAND())" office:value-type="float" office:value="13.361191671433" calcext:value-type="float">
            <text:p>13.3611916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72]+1" office:value-type="float" office:value="1271" calcext:value-type="float">
            <text:p>1271</text:p>
          </table:table-cell>
          <table:table-cell/>
          <table:table-cell table:formula="of:=2^(10*RAND())" office:value-type="float" office:value="4.93129870486334" calcext:value-type="float">
            <text:p>4.931298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73]+1" office:value-type="float" office:value="1272" calcext:value-type="float">
            <text:p>1272</text:p>
          </table:table-cell>
          <table:table-cell/>
          <table:table-cell table:formula="of:=2^(10*RAND())" office:value-type="float" office:value="92.9995527100033" calcext:value-type="float">
            <text:p>92.99955271</text:p>
          </table:table-cell>
          <table:table-cell office:value-type="float" office:value="0.677018" calcext:value-type="float">
            <text:p>0.677018</text:p>
          </table:table-cell>
        </table:table-row>
        <table:table-row table:style-name="ro1">
          <table:table-cell table:formula="of:=[.A1274]+1" office:value-type="float" office:value="1273" calcext:value-type="float">
            <text:p>1273</text:p>
          </table:table-cell>
          <table:table-cell/>
          <table:table-cell table:formula="of:=2^(10*RAND())" office:value-type="float" office:value="172.19719388072" calcext:value-type="float">
            <text:p>172.1971938807</text:p>
          </table:table-cell>
          <table:table-cell office:value-type="float" office:value="0.996058" calcext:value-type="float">
            <text:p>0.996058</text:p>
          </table:table-cell>
        </table:table-row>
        <table:table-row table:style-name="ro1">
          <table:table-cell table:formula="of:=[.A1275]+1" office:value-type="float" office:value="1274" calcext:value-type="float">
            <text:p>1274</text:p>
          </table:table-cell>
          <table:table-cell/>
          <table:table-cell table:formula="of:=2^(10*RAND())" office:value-type="float" office:value="131.830108023658" calcext:value-type="float">
            <text:p>131.8301080237</text:p>
          </table:table-cell>
          <table:table-cell office:value-type="float" office:value="0.792273" calcext:value-type="float">
            <text:p>0.792273</text:p>
          </table:table-cell>
        </table:table-row>
        <table:table-row table:style-name="ro1">
          <table:table-cell table:formula="of:=[.A1276]+1" office:value-type="float" office:value="1275" calcext:value-type="float">
            <text:p>1275</text:p>
          </table:table-cell>
          <table:table-cell/>
          <table:table-cell table:formula="of:=2^(10*RAND())" office:value-type="float" office:value="10.7865761506251" calcext:value-type="float">
            <text:p>10.7865761506</text:p>
          </table:table-cell>
          <table:table-cell office:value-type="float" office:value="0.279769" calcext:value-type="float">
            <text:p>0.279769</text:p>
          </table:table-cell>
        </table:table-row>
        <table:table-row table:style-name="ro1">
          <table:table-cell table:formula="of:=[.A1277]+1" office:value-type="float" office:value="1276" calcext:value-type="float">
            <text:p>1276</text:p>
          </table:table-cell>
          <table:table-cell/>
          <table:table-cell table:formula="of:=2^(10*RAND())" office:value-type="float" office:value="201.129227394742" calcext:value-type="float">
            <text:p>201.1292273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78]+1" office:value-type="float" office:value="1277" calcext:value-type="float">
            <text:p>1277</text:p>
          </table:table-cell>
          <table:table-cell/>
          <table:table-cell table:formula="of:=2^(10*RAND())" office:value-type="float" office:value="3.21638011808171" calcext:value-type="float">
            <text:p>3.2163801181</text:p>
          </table:table-cell>
          <table:table-cell office:value-type="float" office:value="0.946893" calcext:value-type="float">
            <text:p>0.946893</text:p>
          </table:table-cell>
        </table:table-row>
        <table:table-row table:style-name="ro1">
          <table:table-cell table:formula="of:=[.A1279]+1" office:value-type="float" office:value="1278" calcext:value-type="float">
            <text:p>1278</text:p>
          </table:table-cell>
          <table:table-cell/>
          <table:table-cell table:formula="of:=2^(10*RAND())" office:value-type="float" office:value="1.45726229329257" calcext:value-type="float">
            <text:p>1.4572622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80]+1" office:value-type="float" office:value="1279" calcext:value-type="float">
            <text:p>1279</text:p>
          </table:table-cell>
          <table:table-cell/>
          <table:table-cell table:formula="of:=2^(10*RAND())" office:value-type="float" office:value="3.92951670238264" calcext:value-type="float">
            <text:p>3.9295167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81]+1" office:value-type="float" office:value="1280" calcext:value-type="float">
            <text:p>1280</text:p>
          </table:table-cell>
          <table:table-cell/>
          <table:table-cell table:formula="of:=2^(10*RAND())" office:value-type="float" office:value="639.153742185521" calcext:value-type="float">
            <text:p>639.1537421855</text:p>
          </table:table-cell>
          <table:table-cell office:value-type="float" office:value="0.730421" calcext:value-type="float">
            <text:p>0.730421</text:p>
          </table:table-cell>
        </table:table-row>
        <table:table-row table:style-name="ro1">
          <table:table-cell table:formula="of:=[.A1282]+1" office:value-type="float" office:value="1281" calcext:value-type="float">
            <text:p>1281</text:p>
          </table:table-cell>
          <table:table-cell/>
          <table:table-cell table:formula="of:=2^(10*RAND())" office:value-type="float" office:value="2.2782751067164" calcext:value-type="float">
            <text:p>2.2782751067</text:p>
          </table:table-cell>
          <table:table-cell office:value-type="float" office:value="0.712734" calcext:value-type="float">
            <text:p>0.712734</text:p>
          </table:table-cell>
        </table:table-row>
        <table:table-row table:style-name="ro1">
          <table:table-cell table:formula="of:=[.A1283]+1" office:value-type="float" office:value="1282" calcext:value-type="float">
            <text:p>1282</text:p>
          </table:table-cell>
          <table:table-cell/>
          <table:table-cell table:formula="of:=2^(10*RAND())" office:value-type="float" office:value="29.4208570385796" calcext:value-type="float">
            <text:p>29.4208570386</text:p>
          </table:table-cell>
          <table:table-cell office:value-type="float" office:value="0.619785" calcext:value-type="float">
            <text:p>0.619785</text:p>
          </table:table-cell>
        </table:table-row>
        <table:table-row table:style-name="ro1">
          <table:table-cell table:formula="of:=[.A1284]+1" office:value-type="float" office:value="1283" calcext:value-type="float">
            <text:p>1283</text:p>
          </table:table-cell>
          <table:table-cell/>
          <table:table-cell table:formula="of:=2^(10*RAND())" office:value-type="float" office:value="260.304451201681" calcext:value-type="float">
            <text:p>260.304451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85]+1" office:value-type="float" office:value="1284" calcext:value-type="float">
            <text:p>1284</text:p>
          </table:table-cell>
          <table:table-cell/>
          <table:table-cell table:formula="of:=2^(10*RAND())" office:value-type="float" office:value="33.0738764101322" calcext:value-type="float">
            <text:p>33.0738764101</text:p>
          </table:table-cell>
          <table:table-cell office:value-type="float" office:value="0.887042" calcext:value-type="float">
            <text:p>0.887042</text:p>
          </table:table-cell>
        </table:table-row>
        <table:table-row table:style-name="ro1">
          <table:table-cell table:formula="of:=[.A1286]+1" office:value-type="float" office:value="1285" calcext:value-type="float">
            <text:p>1285</text:p>
          </table:table-cell>
          <table:table-cell/>
          <table:table-cell table:formula="of:=2^(10*RAND())" office:value-type="float" office:value="1.36695838867095" calcext:value-type="float">
            <text:p>1.3669583887</text:p>
          </table:table-cell>
          <table:table-cell office:value-type="float" office:value="0.71846" calcext:value-type="float">
            <text:p>0.71846</text:p>
          </table:table-cell>
        </table:table-row>
        <table:table-row table:style-name="ro1">
          <table:table-cell table:formula="of:=[.A1287]+1" office:value-type="float" office:value="1286" calcext:value-type="float">
            <text:p>1286</text:p>
          </table:table-cell>
          <table:table-cell/>
          <table:table-cell table:formula="of:=2^(10*RAND())" office:value-type="float" office:value="2.22236124014875" calcext:value-type="float">
            <text:p>2.2223612401</text:p>
          </table:table-cell>
          <table:table-cell office:value-type="float" office:value="0.782043" calcext:value-type="float">
            <text:p>0.782043</text:p>
          </table:table-cell>
        </table:table-row>
        <table:table-row table:style-name="ro1">
          <table:table-cell table:formula="of:=[.A1288]+1" office:value-type="float" office:value="1287" calcext:value-type="float">
            <text:p>1287</text:p>
          </table:table-cell>
          <table:table-cell/>
          <table:table-cell table:formula="of:=2^(10*RAND())" office:value-type="float" office:value="263.659429751549" calcext:value-type="float">
            <text:p>263.6594297515</text:p>
          </table:table-cell>
          <table:table-cell office:value-type="float" office:value="0.475424" calcext:value-type="float">
            <text:p>0.475424</text:p>
          </table:table-cell>
        </table:table-row>
        <table:table-row table:style-name="ro1">
          <table:table-cell table:formula="of:=[.A1289]+1" office:value-type="float" office:value="1288" calcext:value-type="float">
            <text:p>1288</text:p>
          </table:table-cell>
          <table:table-cell/>
          <table:table-cell table:formula="of:=2^(10*RAND())" office:value-type="float" office:value="587.09326404361" calcext:value-type="float">
            <text:p>587.0932640436</text:p>
          </table:table-cell>
          <table:table-cell office:value-type="float" office:value="0.376922" calcext:value-type="float">
            <text:p>0.376922</text:p>
          </table:table-cell>
        </table:table-row>
        <table:table-row table:style-name="ro1">
          <table:table-cell table:formula="of:=[.A1290]+1" office:value-type="float" office:value="1289" calcext:value-type="float">
            <text:p>1289</text:p>
          </table:table-cell>
          <table:table-cell/>
          <table:table-cell table:formula="of:=2^(10*RAND())" office:value-type="float" office:value="3.5838027201338" calcext:value-type="float">
            <text:p>3.5838027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91]+1" office:value-type="float" office:value="1290" calcext:value-type="float">
            <text:p>1290</text:p>
          </table:table-cell>
          <table:table-cell/>
          <table:table-cell table:formula="of:=2^(10*RAND())" office:value-type="float" office:value="249.136286175562" calcext:value-type="float">
            <text:p>249.1362861756</text:p>
          </table:table-cell>
          <table:table-cell office:value-type="float" office:value="0.854378" calcext:value-type="float">
            <text:p>0.854378</text:p>
          </table:table-cell>
        </table:table-row>
        <table:table-row table:style-name="ro1">
          <table:table-cell table:formula="of:=[.A1292]+1" office:value-type="float" office:value="1291" calcext:value-type="float">
            <text:p>1291</text:p>
          </table:table-cell>
          <table:table-cell/>
          <table:table-cell table:formula="of:=2^(10*RAND())" office:value-type="float" office:value="4.98779111502327" calcext:value-type="float">
            <text:p>4.987791115</text:p>
          </table:table-cell>
          <table:table-cell office:value-type="float" office:value="0.312739" calcext:value-type="float">
            <text:p>0.312739</text:p>
          </table:table-cell>
        </table:table-row>
        <table:table-row table:style-name="ro1">
          <table:table-cell table:formula="of:=[.A1293]+1" office:value-type="float" office:value="1292" calcext:value-type="float">
            <text:p>1292</text:p>
          </table:table-cell>
          <table:table-cell/>
          <table:table-cell table:formula="of:=2^(10*RAND())" office:value-type="float" office:value="92.0865381608694" calcext:value-type="float">
            <text:p>92.0865381609</text:p>
          </table:table-cell>
          <table:table-cell office:value-type="float" office:value="0.883022" calcext:value-type="float">
            <text:p>0.883022</text:p>
          </table:table-cell>
        </table:table-row>
        <table:table-row table:style-name="ro1">
          <table:table-cell table:formula="of:=[.A1294]+1" office:value-type="float" office:value="1293" calcext:value-type="float">
            <text:p>1293</text:p>
          </table:table-cell>
          <table:table-cell/>
          <table:table-cell table:formula="of:=2^(10*RAND())" office:value-type="float" office:value="1.14470648083615" calcext:value-type="float">
            <text:p>1.1447064808</text:p>
          </table:table-cell>
          <table:table-cell office:value-type="float" office:value="0.426493" calcext:value-type="float">
            <text:p>0.426493</text:p>
          </table:table-cell>
        </table:table-row>
        <table:table-row table:style-name="ro1">
          <table:table-cell table:formula="of:=[.A1295]+1" office:value-type="float" office:value="1294" calcext:value-type="float">
            <text:p>1294</text:p>
          </table:table-cell>
          <table:table-cell/>
          <table:table-cell table:formula="of:=2^(10*RAND())" office:value-type="float" office:value="237.558753965886" calcext:value-type="float">
            <text:p>237.5587539659</text:p>
          </table:table-cell>
          <table:table-cell office:value-type="float" office:value="0.598045" calcext:value-type="float">
            <text:p>0.598045</text:p>
          </table:table-cell>
        </table:table-row>
        <table:table-row table:style-name="ro1">
          <table:table-cell table:formula="of:=[.A1296]+1" office:value-type="float" office:value="1295" calcext:value-type="float">
            <text:p>1295</text:p>
          </table:table-cell>
          <table:table-cell/>
          <table:table-cell table:formula="of:=2^(10*RAND())" office:value-type="float" office:value="6.43002781181859" calcext:value-type="float">
            <text:p>6.4300278118</text:p>
          </table:table-cell>
          <table:table-cell office:value-type="float" office:value="0.446082" calcext:value-type="float">
            <text:p>0.446082</text:p>
          </table:table-cell>
        </table:table-row>
        <table:table-row table:style-name="ro1">
          <table:table-cell table:formula="of:=[.A1297]+1" office:value-type="float" office:value="1296" calcext:value-type="float">
            <text:p>1296</text:p>
          </table:table-cell>
          <table:table-cell/>
          <table:table-cell table:formula="of:=2^(10*RAND())" office:value-type="float" office:value="10.173736263041" calcext:value-type="float">
            <text:p>10.173736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98]+1" office:value-type="float" office:value="1297" calcext:value-type="float">
            <text:p>1297</text:p>
          </table:table-cell>
          <table:table-cell/>
          <table:table-cell table:formula="of:=2^(10*RAND())" office:value-type="float" office:value="200.475776718275" calcext:value-type="float">
            <text:p>200.4757767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99]+1" office:value-type="float" office:value="1298" calcext:value-type="float">
            <text:p>1298</text:p>
          </table:table-cell>
          <table:table-cell/>
          <table:table-cell table:formula="of:=2^(10*RAND())" office:value-type="float" office:value="720.424393457624" calcext:value-type="float">
            <text:p>720.4243934576</text:p>
          </table:table-cell>
          <table:table-cell office:value-type="float" office:value="0.89488" calcext:value-type="float">
            <text:p>0.89488</text:p>
          </table:table-cell>
        </table:table-row>
        <table:table-row table:style-name="ro1">
          <table:table-cell table:formula="of:=[.A1300]+1" office:value-type="float" office:value="1299" calcext:value-type="float">
            <text:p>1299</text:p>
          </table:table-cell>
          <table:table-cell/>
          <table:table-cell table:formula="of:=2^(10*RAND())" office:value-type="float" office:value="10.3814632410926" calcext:value-type="float">
            <text:p>10.3814632411</text:p>
          </table:table-cell>
          <table:table-cell office:value-type="float" office:value="0.773306" calcext:value-type="float">
            <text:p>0.773306</text:p>
          </table:table-cell>
        </table:table-row>
        <table:table-row table:style-name="ro1">
          <table:table-cell table:formula="of:=[.A1301]+1" office:value-type="float" office:value="1300" calcext:value-type="float">
            <text:p>1300</text:p>
          </table:table-cell>
          <table:table-cell/>
          <table:table-cell table:formula="of:=2^(10*RAND())" office:value-type="float" office:value="30.0211240638975" calcext:value-type="float">
            <text:p>30.021124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02]+1" office:value-type="float" office:value="1301" calcext:value-type="float">
            <text:p>1301</text:p>
          </table:table-cell>
          <table:table-cell/>
          <table:table-cell table:formula="of:=2^(10*RAND())" office:value-type="float" office:value="69.8085842918979" calcext:value-type="float">
            <text:p>69.8085842919</text:p>
          </table:table-cell>
          <table:table-cell office:value-type="float" office:value="0.914913" calcext:value-type="float">
            <text:p>0.914913</text:p>
          </table:table-cell>
        </table:table-row>
        <table:table-row table:style-name="ro1">
          <table:table-cell table:formula="of:=[.A1303]+1" office:value-type="float" office:value="1302" calcext:value-type="float">
            <text:p>1302</text:p>
          </table:table-cell>
          <table:table-cell/>
          <table:table-cell table:formula="of:=2^(10*RAND())" office:value-type="float" office:value="7.79923837838092" calcext:value-type="float">
            <text:p>7.7992383784</text:p>
          </table:table-cell>
          <table:table-cell office:value-type="float" office:value="0.594481" calcext:value-type="float">
            <text:p>0.594481</text:p>
          </table:table-cell>
        </table:table-row>
        <table:table-row table:style-name="ro1">
          <table:table-cell table:formula="of:=[.A1304]+1" office:value-type="float" office:value="1303" calcext:value-type="float">
            <text:p>1303</text:p>
          </table:table-cell>
          <table:table-cell/>
          <table:table-cell table:formula="of:=2^(10*RAND())" office:value-type="float" office:value="106.200804981682" calcext:value-type="float">
            <text:p>106.2008049817</text:p>
          </table:table-cell>
          <table:table-cell office:value-type="float" office:value="0.68558" calcext:value-type="float">
            <text:p>0.68558</text:p>
          </table:table-cell>
        </table:table-row>
        <table:table-row table:style-name="ro1">
          <table:table-cell table:formula="of:=[.A1305]+1" office:value-type="float" office:value="1304" calcext:value-type="float">
            <text:p>1304</text:p>
          </table:table-cell>
          <table:table-cell/>
          <table:table-cell table:formula="of:=2^(10*RAND())" office:value-type="float" office:value="2.5016263218569" calcext:value-type="float">
            <text:p>2.5016263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06]+1" office:value-type="float" office:value="1305" calcext:value-type="float">
            <text:p>1305</text:p>
          </table:table-cell>
          <table:table-cell/>
          <table:table-cell table:formula="of:=2^(10*RAND())" office:value-type="float" office:value="320.56254754366" calcext:value-type="float">
            <text:p>320.5625475437</text:p>
          </table:table-cell>
          <table:table-cell office:value-type="float" office:value="0.117056" calcext:value-type="float">
            <text:p>0.117056</text:p>
          </table:table-cell>
        </table:table-row>
        <table:table-row table:style-name="ro1">
          <table:table-cell table:formula="of:=[.A1307]+1" office:value-type="float" office:value="1306" calcext:value-type="float">
            <text:p>1306</text:p>
          </table:table-cell>
          <table:table-cell/>
          <table:table-cell table:formula="of:=2^(10*RAND())" office:value-type="float" office:value="1.16952613292269" calcext:value-type="float">
            <text:p>1.1695261329</text:p>
          </table:table-cell>
          <table:table-cell office:value-type="float" office:value="0.246823" calcext:value-type="float">
            <text:p>0.246823</text:p>
          </table:table-cell>
        </table:table-row>
        <table:table-row table:style-name="ro1">
          <table:table-cell table:formula="of:=[.A1308]+1" office:value-type="float" office:value="1307" calcext:value-type="float">
            <text:p>1307</text:p>
          </table:table-cell>
          <table:table-cell/>
          <table:table-cell table:formula="of:=2^(10*RAND())" office:value-type="float" office:value="1.6402654458084" calcext:value-type="float">
            <text:p>1.6402654458</text:p>
          </table:table-cell>
          <table:table-cell office:value-type="float" office:value="0.446464" calcext:value-type="float">
            <text:p>0.446464</text:p>
          </table:table-cell>
        </table:table-row>
        <table:table-row table:style-name="ro1">
          <table:table-cell table:formula="of:=[.A1309]+1" office:value-type="float" office:value="1308" calcext:value-type="float">
            <text:p>1308</text:p>
          </table:table-cell>
          <table:table-cell/>
          <table:table-cell table:formula="of:=2^(10*RAND())" office:value-type="float" office:value="29.7054578772864" calcext:value-type="float">
            <text:p>29.7054578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10]+1" office:value-type="float" office:value="1309" calcext:value-type="float">
            <text:p>1309</text:p>
          </table:table-cell>
          <table:table-cell/>
          <table:table-cell table:formula="of:=2^(10*RAND())" office:value-type="float" office:value="25.9926787414187" calcext:value-type="float">
            <text:p>25.9926787414</text:p>
          </table:table-cell>
          <table:table-cell office:value-type="float" office:value="0.42596" calcext:value-type="float">
            <text:p>0.42596</text:p>
          </table:table-cell>
        </table:table-row>
        <table:table-row table:style-name="ro1">
          <table:table-cell table:formula="of:=[.A1311]+1" office:value-type="float" office:value="1310" calcext:value-type="float">
            <text:p>1310</text:p>
          </table:table-cell>
          <table:table-cell/>
          <table:table-cell table:formula="of:=2^(10*RAND())" office:value-type="float" office:value="9.62409837306227" calcext:value-type="float">
            <text:p>9.6240983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12]+1" office:value-type="float" office:value="1311" calcext:value-type="float">
            <text:p>1311</text:p>
          </table:table-cell>
          <table:table-cell/>
          <table:table-cell table:formula="of:=2^(10*RAND())" office:value-type="float" office:value="191.273269819754" calcext:value-type="float">
            <text:p>191.2732698198</text:p>
          </table:table-cell>
          <table:table-cell office:value-type="float" office:value="0.947197" calcext:value-type="float">
            <text:p>0.947197</text:p>
          </table:table-cell>
        </table:table-row>
        <table:table-row table:style-name="ro1">
          <table:table-cell table:formula="of:=[.A1313]+1" office:value-type="float" office:value="1312" calcext:value-type="float">
            <text:p>1312</text:p>
          </table:table-cell>
          <table:table-cell/>
          <table:table-cell table:formula="of:=2^(10*RAND())" office:value-type="float" office:value="275.778993515421" calcext:value-type="float">
            <text:p>275.7789935154</text:p>
          </table:table-cell>
          <table:table-cell office:value-type="float" office:value="0.75065" calcext:value-type="float">
            <text:p>0.75065</text:p>
          </table:table-cell>
        </table:table-row>
        <table:table-row table:style-name="ro1">
          <table:table-cell table:formula="of:=[.A1314]+1" office:value-type="float" office:value="1313" calcext:value-type="float">
            <text:p>1313</text:p>
          </table:table-cell>
          <table:table-cell/>
          <table:table-cell table:formula="of:=2^(10*RAND())" office:value-type="float" office:value="9.06460925153543" calcext:value-type="float">
            <text:p>9.064609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15]+1" office:value-type="float" office:value="1314" calcext:value-type="float">
            <text:p>1314</text:p>
          </table:table-cell>
          <table:table-cell/>
          <table:table-cell table:formula="of:=2^(10*RAND())" office:value-type="float" office:value="62.0527484523636" calcext:value-type="float">
            <text:p>62.0527484524</text:p>
          </table:table-cell>
          <table:table-cell office:value-type="float" office:value="0.59543" calcext:value-type="float">
            <text:p>0.59543</text:p>
          </table:table-cell>
        </table:table-row>
        <table:table-row table:style-name="ro1">
          <table:table-cell table:formula="of:=[.A1316]+1" office:value-type="float" office:value="1315" calcext:value-type="float">
            <text:p>1315</text:p>
          </table:table-cell>
          <table:table-cell/>
          <table:table-cell table:formula="of:=2^(10*RAND())" office:value-type="float" office:value="190.706257719238" calcext:value-type="float">
            <text:p>190.7062577192</text:p>
          </table:table-cell>
          <table:table-cell office:value-type="float" office:value="0.434504" calcext:value-type="float">
            <text:p>0.434504</text:p>
          </table:table-cell>
        </table:table-row>
        <table:table-row table:style-name="ro1">
          <table:table-cell table:formula="of:=[.A1317]+1" office:value-type="float" office:value="1316" calcext:value-type="float">
            <text:p>1316</text:p>
          </table:table-cell>
          <table:table-cell/>
          <table:table-cell table:formula="of:=2^(10*RAND())" office:value-type="float" office:value="24.4254287078197" calcext:value-type="float">
            <text:p>24.4254287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18]+1" office:value-type="float" office:value="1317" calcext:value-type="float">
            <text:p>1317</text:p>
          </table:table-cell>
          <table:table-cell/>
          <table:table-cell table:formula="of:=2^(10*RAND())" office:value-type="float" office:value="46.9393017889225" calcext:value-type="float">
            <text:p>46.9393017889</text:p>
          </table:table-cell>
          <table:table-cell office:value-type="float" office:value="0.810015" calcext:value-type="float">
            <text:p>0.810015</text:p>
          </table:table-cell>
        </table:table-row>
        <table:table-row table:style-name="ro1">
          <table:table-cell table:formula="of:=[.A1319]+1" office:value-type="float" office:value="1318" calcext:value-type="float">
            <text:p>1318</text:p>
          </table:table-cell>
          <table:table-cell/>
          <table:table-cell table:formula="of:=2^(10*RAND())" office:value-type="float" office:value="116.568682909452" calcext:value-type="float">
            <text:p>116.5686829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20]+1" office:value-type="float" office:value="1319" calcext:value-type="float">
            <text:p>1319</text:p>
          </table:table-cell>
          <table:table-cell/>
          <table:table-cell table:formula="of:=2^(10*RAND())" office:value-type="float" office:value="806.967603555214" calcext:value-type="float">
            <text:p>806.9676035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21]+1" office:value-type="float" office:value="1320" calcext:value-type="float">
            <text:p>1320</text:p>
          </table:table-cell>
          <table:table-cell/>
          <table:table-cell table:formula="of:=2^(10*RAND())" office:value-type="float" office:value="232.032210783584" calcext:value-type="float">
            <text:p>232.0322107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22]+1" office:value-type="float" office:value="1321" calcext:value-type="float">
            <text:p>1321</text:p>
          </table:table-cell>
          <table:table-cell/>
          <table:table-cell table:formula="of:=2^(10*RAND())" office:value-type="float" office:value="1.69118217914447" calcext:value-type="float">
            <text:p>1.6911821791</text:p>
          </table:table-cell>
          <table:table-cell office:value-type="float" office:value="0.404992" calcext:value-type="float">
            <text:p>0.404992</text:p>
          </table:table-cell>
        </table:table-row>
        <table:table-row table:style-name="ro1">
          <table:table-cell table:formula="of:=[.A1323]+1" office:value-type="float" office:value="1322" calcext:value-type="float">
            <text:p>1322</text:p>
          </table:table-cell>
          <table:table-cell/>
          <table:table-cell table:formula="of:=2^(10*RAND())" office:value-type="float" office:value="2.12858337150293" calcext:value-type="float">
            <text:p>2.1285833715</text:p>
          </table:table-cell>
          <table:table-cell office:value-type="float" office:value="0.743466" calcext:value-type="float">
            <text:p>0.743466</text:p>
          </table:table-cell>
        </table:table-row>
        <table:table-row table:style-name="ro1">
          <table:table-cell table:formula="of:=[.A1324]+1" office:value-type="float" office:value="1323" calcext:value-type="float">
            <text:p>1323</text:p>
          </table:table-cell>
          <table:table-cell/>
          <table:table-cell table:formula="of:=2^(10*RAND())" office:value-type="float" office:value="1.38455354597867" calcext:value-type="float">
            <text:p>1.384553546</text:p>
          </table:table-cell>
          <table:table-cell office:value-type="float" office:value="0.951871" calcext:value-type="float">
            <text:p>0.951871</text:p>
          </table:table-cell>
        </table:table-row>
        <table:table-row table:style-name="ro1">
          <table:table-cell table:formula="of:=[.A1325]+1" office:value-type="float" office:value="1324" calcext:value-type="float">
            <text:p>1324</text:p>
          </table:table-cell>
          <table:table-cell/>
          <table:table-cell table:formula="of:=2^(10*RAND())" office:value-type="float" office:value="118.471518747522" calcext:value-type="float">
            <text:p>118.4715187475</text:p>
          </table:table-cell>
          <table:table-cell office:value-type="float" office:value="0.822419" calcext:value-type="float">
            <text:p>0.822419</text:p>
          </table:table-cell>
        </table:table-row>
        <table:table-row table:style-name="ro1">
          <table:table-cell table:formula="of:=[.A1326]+1" office:value-type="float" office:value="1325" calcext:value-type="float">
            <text:p>1325</text:p>
          </table:table-cell>
          <table:table-cell/>
          <table:table-cell table:formula="of:=2^(10*RAND())" office:value-type="float" office:value="862.684414303503" calcext:value-type="float">
            <text:p>862.6844143035</text:p>
          </table:table-cell>
          <table:table-cell office:value-type="float" office:value="0.670878" calcext:value-type="float">
            <text:p>0.670878</text:p>
          </table:table-cell>
        </table:table-row>
        <table:table-row table:style-name="ro1">
          <table:table-cell table:formula="of:=[.A1327]+1" office:value-type="float" office:value="1326" calcext:value-type="float">
            <text:p>1326</text:p>
          </table:table-cell>
          <table:table-cell/>
          <table:table-cell table:formula="of:=2^(10*RAND())" office:value-type="float" office:value="150.270464395368" calcext:value-type="float">
            <text:p>150.2704643954</text:p>
          </table:table-cell>
          <table:table-cell office:value-type="float" office:value="0.784065" calcext:value-type="float">
            <text:p>0.784065</text:p>
          </table:table-cell>
        </table:table-row>
        <table:table-row table:style-name="ro1">
          <table:table-cell table:formula="of:=[.A1328]+1" office:value-type="float" office:value="1327" calcext:value-type="float">
            <text:p>1327</text:p>
          </table:table-cell>
          <table:table-cell/>
          <table:table-cell table:formula="of:=2^(10*RAND())" office:value-type="float" office:value="53.2512591812914" calcext:value-type="float">
            <text:p>53.2512591813</text:p>
          </table:table-cell>
          <table:table-cell office:value-type="float" office:value="0.551815" calcext:value-type="float">
            <text:p>0.551815</text:p>
          </table:table-cell>
        </table:table-row>
        <table:table-row table:style-name="ro1">
          <table:table-cell table:formula="of:=[.A1329]+1" office:value-type="float" office:value="1328" calcext:value-type="float">
            <text:p>1328</text:p>
          </table:table-cell>
          <table:table-cell/>
          <table:table-cell table:formula="of:=2^(10*RAND())" office:value-type="float" office:value="759.106250098047" calcext:value-type="float">
            <text:p>759.106250098</text:p>
          </table:table-cell>
          <table:table-cell office:value-type="float" office:value="0.47875" calcext:value-type="float">
            <text:p>0.47875</text:p>
          </table:table-cell>
        </table:table-row>
        <table:table-row table:style-name="ro1">
          <table:table-cell table:formula="of:=[.A1330]+1" office:value-type="float" office:value="1329" calcext:value-type="float">
            <text:p>1329</text:p>
          </table:table-cell>
          <table:table-cell/>
          <table:table-cell table:formula="of:=2^(10*RAND())" office:value-type="float" office:value="1.32655209477237" calcext:value-type="float">
            <text:p>1.326552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31]+1" office:value-type="float" office:value="1330" calcext:value-type="float">
            <text:p>1330</text:p>
          </table:table-cell>
          <table:table-cell/>
          <table:table-cell table:formula="of:=2^(10*RAND())" office:value-type="float" office:value="227.556597796379" calcext:value-type="float">
            <text:p>227.5565977964</text:p>
          </table:table-cell>
          <table:table-cell office:value-type="float" office:value="0.162888" calcext:value-type="float">
            <text:p>0.162888</text:p>
          </table:table-cell>
        </table:table-row>
        <table:table-row table:style-name="ro1">
          <table:table-cell table:formula="of:=[.A1332]+1" office:value-type="float" office:value="1331" calcext:value-type="float">
            <text:p>1331</text:p>
          </table:table-cell>
          <table:table-cell/>
          <table:table-cell table:formula="of:=2^(10*RAND())" office:value-type="float" office:value="1.13814579820218" calcext:value-type="float">
            <text:p>1.1381457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33]+1" office:value-type="float" office:value="1332" calcext:value-type="float">
            <text:p>1332</text:p>
          </table:table-cell>
          <table:table-cell/>
          <table:table-cell table:formula="of:=2^(10*RAND())" office:value-type="float" office:value="89.7536558893663" calcext:value-type="float">
            <text:p>89.7536558894</text:p>
          </table:table-cell>
          <table:table-cell office:value-type="float" office:value="0.697231" calcext:value-type="float">
            <text:p>0.697231</text:p>
          </table:table-cell>
        </table:table-row>
        <table:table-row table:style-name="ro1">
          <table:table-cell table:formula="of:=[.A1334]+1" office:value-type="float" office:value="1333" calcext:value-type="float">
            <text:p>1333</text:p>
          </table:table-cell>
          <table:table-cell/>
          <table:table-cell table:formula="of:=2^(10*RAND())" office:value-type="float" office:value="215.087497685019" calcext:value-type="float">
            <text:p>215.087497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35]+1" office:value-type="float" office:value="1334" calcext:value-type="float">
            <text:p>1334</text:p>
          </table:table-cell>
          <table:table-cell/>
          <table:table-cell table:formula="of:=2^(10*RAND())" office:value-type="float" office:value="112.917955702804" calcext:value-type="float">
            <text:p>112.9179557028</text:p>
          </table:table-cell>
          <table:table-cell office:value-type="float" office:value="0.703437" calcext:value-type="float">
            <text:p>0.703437</text:p>
          </table:table-cell>
        </table:table-row>
        <table:table-row table:style-name="ro1">
          <table:table-cell table:formula="of:=[.A1336]+1" office:value-type="float" office:value="1335" calcext:value-type="float">
            <text:p>1335</text:p>
          </table:table-cell>
          <table:table-cell/>
          <table:table-cell table:formula="of:=2^(10*RAND())" office:value-type="float" office:value="600.349049871628" calcext:value-type="float">
            <text:p>600.3490498716</text:p>
          </table:table-cell>
          <table:table-cell office:value-type="float" office:value="0.72628" calcext:value-type="float">
            <text:p>0.72628</text:p>
          </table:table-cell>
        </table:table-row>
        <table:table-row table:style-name="ro1">
          <table:table-cell table:formula="of:=[.A1337]+1" office:value-type="float" office:value="1336" calcext:value-type="float">
            <text:p>1336</text:p>
          </table:table-cell>
          <table:table-cell/>
          <table:table-cell table:formula="of:=2^(10*RAND())" office:value-type="float" office:value="1.60406795125351" calcext:value-type="float">
            <text:p>1.6040679513</text:p>
          </table:table-cell>
          <table:table-cell office:value-type="float" office:value="0.768864" calcext:value-type="float">
            <text:p>0.768864</text:p>
          </table:table-cell>
        </table:table-row>
        <table:table-row table:style-name="ro1">
          <table:table-cell table:formula="of:=[.A1338]+1" office:value-type="float" office:value="1337" calcext:value-type="float">
            <text:p>1337</text:p>
          </table:table-cell>
          <table:table-cell/>
          <table:table-cell table:formula="of:=2^(10*RAND())" office:value-type="float" office:value="80.3922635633302" calcext:value-type="float">
            <text:p>80.3922635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39]+1" office:value-type="float" office:value="1338" calcext:value-type="float">
            <text:p>1338</text:p>
          </table:table-cell>
          <table:table-cell/>
          <table:table-cell table:formula="of:=2^(10*RAND())" office:value-type="float" office:value="326.850875201208" calcext:value-type="float">
            <text:p>326.8508752012</text:p>
          </table:table-cell>
          <table:table-cell office:value-type="float" office:value="0.908747" calcext:value-type="float">
            <text:p>0.908747</text:p>
          </table:table-cell>
        </table:table-row>
        <table:table-row table:style-name="ro1">
          <table:table-cell table:formula="of:=[.A1340]+1" office:value-type="float" office:value="1339" calcext:value-type="float">
            <text:p>1339</text:p>
          </table:table-cell>
          <table:table-cell/>
          <table:table-cell table:formula="of:=2^(10*RAND())" office:value-type="float" office:value="4.64369469335764" calcext:value-type="float">
            <text:p>4.6436946934</text:p>
          </table:table-cell>
          <table:table-cell office:value-type="float" office:value="0.681283" calcext:value-type="float">
            <text:p>0.681283</text:p>
          </table:table-cell>
        </table:table-row>
        <table:table-row table:style-name="ro1">
          <table:table-cell table:formula="of:=[.A1341]+1" office:value-type="float" office:value="1340" calcext:value-type="float">
            <text:p>1340</text:p>
          </table:table-cell>
          <table:table-cell/>
          <table:table-cell table:formula="of:=2^(10*RAND())" office:value-type="float" office:value="7.16574030705329" calcext:value-type="float">
            <text:p>7.1657403071</text:p>
          </table:table-cell>
          <table:table-cell office:value-type="float" office:value="0.319625" calcext:value-type="float">
            <text:p>0.319625</text:p>
          </table:table-cell>
        </table:table-row>
        <table:table-row table:style-name="ro1">
          <table:table-cell table:formula="of:=[.A1342]+1" office:value-type="float" office:value="1341" calcext:value-type="float">
            <text:p>1341</text:p>
          </table:table-cell>
          <table:table-cell/>
          <table:table-cell table:formula="of:=2^(10*RAND())" office:value-type="float" office:value="1.40696014302343" calcext:value-type="float">
            <text:p>1.406960143</text:p>
          </table:table-cell>
          <table:table-cell office:value-type="float" office:value="0.459191" calcext:value-type="float">
            <text:p>0.459191</text:p>
          </table:table-cell>
        </table:table-row>
        <table:table-row table:style-name="ro1">
          <table:table-cell table:formula="of:=[.A1343]+1" office:value-type="float" office:value="1342" calcext:value-type="float">
            <text:p>1342</text:p>
          </table:table-cell>
          <table:table-cell/>
          <table:table-cell table:formula="of:=2^(10*RAND())" office:value-type="float" office:value="550.788806092539" calcext:value-type="float">
            <text:p>550.788806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44]+1" office:value-type="float" office:value="1343" calcext:value-type="float">
            <text:p>1343</text:p>
          </table:table-cell>
          <table:table-cell/>
          <table:table-cell table:formula="of:=2^(10*RAND())" office:value-type="float" office:value="77.9645613462716" calcext:value-type="float">
            <text:p>77.9645613463</text:p>
          </table:table-cell>
          <table:table-cell office:value-type="float" office:value="0.0826713" calcext:value-type="float">
            <text:p>0.0826713</text:p>
          </table:table-cell>
        </table:table-row>
        <table:table-row table:style-name="ro1">
          <table:table-cell table:formula="of:=[.A1345]+1" office:value-type="float" office:value="1344" calcext:value-type="float">
            <text:p>1344</text:p>
          </table:table-cell>
          <table:table-cell/>
          <table:table-cell table:formula="of:=2^(10*RAND())" office:value-type="float" office:value="367.123879247239" calcext:value-type="float">
            <text:p>367.1238792472</text:p>
          </table:table-cell>
          <table:table-cell office:value-type="float" office:value="0.68939" calcext:value-type="float">
            <text:p>0.68939</text:p>
          </table:table-cell>
        </table:table-row>
        <table:table-row table:style-name="ro1">
          <table:table-cell table:formula="of:=[.A1346]+1" office:value-type="float" office:value="1345" calcext:value-type="float">
            <text:p>1345</text:p>
          </table:table-cell>
          <table:table-cell/>
          <table:table-cell table:formula="of:=2^(10*RAND())" office:value-type="float" office:value="127.492324895664" calcext:value-type="float">
            <text:p>127.4923248957</text:p>
          </table:table-cell>
          <table:table-cell office:value-type="float" office:value="0.705886" calcext:value-type="float">
            <text:p>0.705886</text:p>
          </table:table-cell>
        </table:table-row>
        <table:table-row table:style-name="ro1">
          <table:table-cell table:formula="of:=[.A1347]+1" office:value-type="float" office:value="1346" calcext:value-type="float">
            <text:p>1346</text:p>
          </table:table-cell>
          <table:table-cell/>
          <table:table-cell table:formula="of:=2^(10*RAND())" office:value-type="float" office:value="78.3109292603116" calcext:value-type="float">
            <text:p>78.3109292603</text:p>
          </table:table-cell>
          <table:table-cell office:value-type="float" office:value="0.461542" calcext:value-type="float">
            <text:p>0.461542</text:p>
          </table:table-cell>
        </table:table-row>
        <table:table-row table:style-name="ro1">
          <table:table-cell table:formula="of:=[.A1348]+1" office:value-type="float" office:value="1347" calcext:value-type="float">
            <text:p>1347</text:p>
          </table:table-cell>
          <table:table-cell/>
          <table:table-cell table:formula="of:=2^(10*RAND())" office:value-type="float" office:value="776.15774533375" calcext:value-type="float">
            <text:p>776.1577453338</text:p>
          </table:table-cell>
          <table:table-cell office:value-type="float" office:value="0.285853" calcext:value-type="float">
            <text:p>0.285853</text:p>
          </table:table-cell>
        </table:table-row>
        <table:table-row table:style-name="ro1">
          <table:table-cell table:formula="of:=[.A1349]+1" office:value-type="float" office:value="1348" calcext:value-type="float">
            <text:p>1348</text:p>
          </table:table-cell>
          <table:table-cell/>
          <table:table-cell table:formula="of:=2^(10*RAND())" office:value-type="float" office:value="529.787956279893" calcext:value-type="float">
            <text:p>529.7879562799</text:p>
          </table:table-cell>
          <table:table-cell office:value-type="float" office:value="0.838184" calcext:value-type="float">
            <text:p>0.838184</text:p>
          </table:table-cell>
        </table:table-row>
        <table:table-row table:style-name="ro1">
          <table:table-cell table:formula="of:=[.A1350]+1" office:value-type="float" office:value="1349" calcext:value-type="float">
            <text:p>1349</text:p>
          </table:table-cell>
          <table:table-cell/>
          <table:table-cell table:formula="of:=2^(10*RAND())" office:value-type="float" office:value="5.30213892695495" calcext:value-type="float">
            <text:p>5.302138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51]+1" office:value-type="float" office:value="1350" calcext:value-type="float">
            <text:p>1350</text:p>
          </table:table-cell>
          <table:table-cell/>
          <table:table-cell table:formula="of:=2^(10*RAND())" office:value-type="float" office:value="45.5548014412344" calcext:value-type="float">
            <text:p>45.5548014412</text:p>
          </table:table-cell>
          <table:table-cell office:value-type="float" office:value="0.243251" calcext:value-type="float">
            <text:p>0.243251</text:p>
          </table:table-cell>
        </table:table-row>
        <table:table-row table:style-name="ro1">
          <table:table-cell table:formula="of:=[.A1352]+1" office:value-type="float" office:value="1351" calcext:value-type="float">
            <text:p>1351</text:p>
          </table:table-cell>
          <table:table-cell/>
          <table:table-cell table:formula="of:=2^(10*RAND())" office:value-type="float" office:value="2.8051918563178" calcext:value-type="float">
            <text:p>2.8051918563</text:p>
          </table:table-cell>
          <table:table-cell office:value-type="float" office:value="0.343201" calcext:value-type="float">
            <text:p>0.343201</text:p>
          </table:table-cell>
        </table:table-row>
        <table:table-row table:style-name="ro1">
          <table:table-cell table:formula="of:=[.A1353]+1" office:value-type="float" office:value="1352" calcext:value-type="float">
            <text:p>1352</text:p>
          </table:table-cell>
          <table:table-cell/>
          <table:table-cell table:formula="of:=2^(10*RAND())" office:value-type="float" office:value="39.9677197725642" calcext:value-type="float">
            <text:p>39.9677197726</text:p>
          </table:table-cell>
          <table:table-cell office:value-type="float" office:value="0.208981" calcext:value-type="float">
            <text:p>0.208981</text:p>
          </table:table-cell>
        </table:table-row>
        <table:table-row table:style-name="ro1">
          <table:table-cell table:formula="of:=[.A1354]+1" office:value-type="float" office:value="1353" calcext:value-type="float">
            <text:p>1353</text:p>
          </table:table-cell>
          <table:table-cell/>
          <table:table-cell table:formula="of:=2^(10*RAND())" office:value-type="float" office:value="253.709607498266" calcext:value-type="float">
            <text:p>253.7096074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55]+1" office:value-type="float" office:value="1354" calcext:value-type="float">
            <text:p>1354</text:p>
          </table:table-cell>
          <table:table-cell/>
          <table:table-cell table:formula="of:=2^(10*RAND())" office:value-type="float" office:value="1.01091875497895" calcext:value-type="float">
            <text:p>1.010918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56]+1" office:value-type="float" office:value="1355" calcext:value-type="float">
            <text:p>1355</text:p>
          </table:table-cell>
          <table:table-cell/>
          <table:table-cell table:formula="of:=2^(10*RAND())" office:value-type="float" office:value="67.7182035415035" calcext:value-type="float">
            <text:p>67.7182035415</text:p>
          </table:table-cell>
          <table:table-cell office:value-type="float" office:value="0.578281" calcext:value-type="float">
            <text:p>0.578281</text:p>
          </table:table-cell>
        </table:table-row>
        <table:table-row table:style-name="ro1">
          <table:table-cell table:formula="of:=[.A1357]+1" office:value-type="float" office:value="1356" calcext:value-type="float">
            <text:p>1356</text:p>
          </table:table-cell>
          <table:table-cell/>
          <table:table-cell table:formula="of:=2^(10*RAND())" office:value-type="float" office:value="24.521724841272" calcext:value-type="float">
            <text:p>24.5217248413</text:p>
          </table:table-cell>
          <table:table-cell office:value-type="float" office:value="0.899657" calcext:value-type="float">
            <text:p>0.899657</text:p>
          </table:table-cell>
        </table:table-row>
        <table:table-row table:style-name="ro1">
          <table:table-cell table:formula="of:=[.A1358]+1" office:value-type="float" office:value="1357" calcext:value-type="float">
            <text:p>1357</text:p>
          </table:table-cell>
          <table:table-cell/>
          <table:table-cell table:formula="of:=2^(10*RAND())" office:value-type="float" office:value="738.977142664852" calcext:value-type="float">
            <text:p>738.9771426649</text:p>
          </table:table-cell>
          <table:table-cell office:value-type="float" office:value="0.780655" calcext:value-type="float">
            <text:p>0.780655</text:p>
          </table:table-cell>
        </table:table-row>
        <table:table-row table:style-name="ro1">
          <table:table-cell table:formula="of:=[.A1359]+1" office:value-type="float" office:value="1358" calcext:value-type="float">
            <text:p>1358</text:p>
          </table:table-cell>
          <table:table-cell/>
          <table:table-cell table:formula="of:=2^(10*RAND())" office:value-type="float" office:value="1.42817966910847" calcext:value-type="float">
            <text:p>1.4281796691</text:p>
          </table:table-cell>
          <table:table-cell office:value-type="float" office:value="0.945241" calcext:value-type="float">
            <text:p>0.945241</text:p>
          </table:table-cell>
        </table:table-row>
        <table:table-row table:style-name="ro1">
          <table:table-cell table:formula="of:=[.A1360]+1" office:value-type="float" office:value="1359" calcext:value-type="float">
            <text:p>1359</text:p>
          </table:table-cell>
          <table:table-cell/>
          <table:table-cell table:formula="of:=2^(10*RAND())" office:value-type="float" office:value="685.07554468122" calcext:value-type="float">
            <text:p>685.0755446812</text:p>
          </table:table-cell>
          <table:table-cell office:value-type="float" office:value="0.756576" calcext:value-type="float">
            <text:p>0.756576</text:p>
          </table:table-cell>
        </table:table-row>
        <table:table-row table:style-name="ro1">
          <table:table-cell table:formula="of:=[.A1361]+1" office:value-type="float" office:value="1360" calcext:value-type="float">
            <text:p>1360</text:p>
          </table:table-cell>
          <table:table-cell/>
          <table:table-cell table:formula="of:=2^(10*RAND())" office:value-type="float" office:value="102.742131637238" calcext:value-type="float">
            <text:p>102.7421316372</text:p>
          </table:table-cell>
          <table:table-cell office:value-type="float" office:value="0.739109" calcext:value-type="float">
            <text:p>0.739109</text:p>
          </table:table-cell>
        </table:table-row>
        <table:table-row table:style-name="ro1">
          <table:table-cell table:formula="of:=[.A1362]+1" office:value-type="float" office:value="1361" calcext:value-type="float">
            <text:p>1361</text:p>
          </table:table-cell>
          <table:table-cell/>
          <table:table-cell table:formula="of:=2^(10*RAND())" office:value-type="float" office:value="89.0961065708099" calcext:value-type="float">
            <text:p>89.096106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63]+1" office:value-type="float" office:value="1362" calcext:value-type="float">
            <text:p>1362</text:p>
          </table:table-cell>
          <table:table-cell/>
          <table:table-cell table:formula="of:=2^(10*RAND())" office:value-type="float" office:value="4.11188038995976" calcext:value-type="float">
            <text:p>4.11188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64]+1" office:value-type="float" office:value="1363" calcext:value-type="float">
            <text:p>1363</text:p>
          </table:table-cell>
          <table:table-cell/>
          <table:table-cell table:formula="of:=2^(10*RAND())" office:value-type="float" office:value="22.4537424977453" calcext:value-type="float">
            <text:p>22.4537424977</text:p>
          </table:table-cell>
          <table:table-cell office:value-type="float" office:value="0.818603" calcext:value-type="float">
            <text:p>0.818603</text:p>
          </table:table-cell>
        </table:table-row>
        <table:table-row table:style-name="ro1">
          <table:table-cell table:formula="of:=[.A1365]+1" office:value-type="float" office:value="1364" calcext:value-type="float">
            <text:p>1364</text:p>
          </table:table-cell>
          <table:table-cell/>
          <table:table-cell table:formula="of:=2^(10*RAND())" office:value-type="float" office:value="2.57340201431957" calcext:value-type="float">
            <text:p>2.5734020143</text:p>
          </table:table-cell>
          <table:table-cell office:value-type="float" office:value="0.279865" calcext:value-type="float">
            <text:p>0.279865</text:p>
          </table:table-cell>
        </table:table-row>
        <table:table-row table:style-name="ro1">
          <table:table-cell table:formula="of:=[.A1366]+1" office:value-type="float" office:value="1365" calcext:value-type="float">
            <text:p>1365</text:p>
          </table:table-cell>
          <table:table-cell/>
          <table:table-cell table:formula="of:=2^(10*RAND())" office:value-type="float" office:value="4.5373463480157" calcext:value-type="float">
            <text:p>4.537346348</text:p>
          </table:table-cell>
          <table:table-cell office:value-type="float" office:value="0.364349" calcext:value-type="float">
            <text:p>0.364349</text:p>
          </table:table-cell>
        </table:table-row>
        <table:table-row table:style-name="ro1">
          <table:table-cell table:formula="of:=[.A1367]+1" office:value-type="float" office:value="1366" calcext:value-type="float">
            <text:p>1366</text:p>
          </table:table-cell>
          <table:table-cell/>
          <table:table-cell table:formula="of:=2^(10*RAND())" office:value-type="float" office:value="2.4811491799162" calcext:value-type="float">
            <text:p>2.4811491799</text:p>
          </table:table-cell>
          <table:table-cell office:value-type="float" office:value="0.609979" calcext:value-type="float">
            <text:p>0.609979</text:p>
          </table:table-cell>
        </table:table-row>
        <table:table-row table:style-name="ro1">
          <table:table-cell table:formula="of:=[.A1368]+1" office:value-type="float" office:value="1367" calcext:value-type="float">
            <text:p>1367</text:p>
          </table:table-cell>
          <table:table-cell/>
          <table:table-cell table:formula="of:=2^(10*RAND())" office:value-type="float" office:value="6.44706745537775" calcext:value-type="float">
            <text:p>6.4470674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69]+1" office:value-type="float" office:value="1368" calcext:value-type="float">
            <text:p>1368</text:p>
          </table:table-cell>
          <table:table-cell/>
          <table:table-cell table:formula="of:=2^(10*RAND())" office:value-type="float" office:value="1.53020837397608" calcext:value-type="float">
            <text:p>1.530208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70]+1" office:value-type="float" office:value="1369" calcext:value-type="float">
            <text:p>1369</text:p>
          </table:table-cell>
          <table:table-cell/>
          <table:table-cell table:formula="of:=2^(10*RAND())" office:value-type="float" office:value="5.88311925844067" calcext:value-type="float">
            <text:p>5.8831192584</text:p>
          </table:table-cell>
          <table:table-cell office:value-type="float" office:value="0.196661" calcext:value-type="float">
            <text:p>0.196661</text:p>
          </table:table-cell>
        </table:table-row>
        <table:table-row table:style-name="ro1">
          <table:table-cell table:formula="of:=[.A1371]+1" office:value-type="float" office:value="1370" calcext:value-type="float">
            <text:p>1370</text:p>
          </table:table-cell>
          <table:table-cell/>
          <table:table-cell table:formula="of:=2^(10*RAND())" office:value-type="float" office:value="500.411127086628" calcext:value-type="float">
            <text:p>500.411127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72]+1" office:value-type="float" office:value="1371" calcext:value-type="float">
            <text:p>1371</text:p>
          </table:table-cell>
          <table:table-cell/>
          <table:table-cell table:formula="of:=2^(10*RAND())" office:value-type="float" office:value="16.6099269899729" calcext:value-type="float">
            <text:p>16.60992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73]+1" office:value-type="float" office:value="1372" calcext:value-type="float">
            <text:p>1372</text:p>
          </table:table-cell>
          <table:table-cell/>
          <table:table-cell table:formula="of:=2^(10*RAND())" office:value-type="float" office:value="58.6843944287573" calcext:value-type="float">
            <text:p>58.6843944288</text:p>
          </table:table-cell>
          <table:table-cell office:value-type="float" office:value="0.816596" calcext:value-type="float">
            <text:p>0.816596</text:p>
          </table:table-cell>
        </table:table-row>
        <table:table-row table:style-name="ro1">
          <table:table-cell table:formula="of:=[.A1374]+1" office:value-type="float" office:value="1373" calcext:value-type="float">
            <text:p>1373</text:p>
          </table:table-cell>
          <table:table-cell/>
          <table:table-cell table:formula="of:=2^(10*RAND())" office:value-type="float" office:value="64.6697725257525" calcext:value-type="float">
            <text:p>64.6697725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75]+1" office:value-type="float" office:value="1374" calcext:value-type="float">
            <text:p>1374</text:p>
          </table:table-cell>
          <table:table-cell/>
          <table:table-cell table:formula="of:=2^(10*RAND())" office:value-type="float" office:value="1.96270717650062" calcext:value-type="float">
            <text:p>1.9627071765</text:p>
          </table:table-cell>
          <table:table-cell office:value-type="float" office:value="0.688132" calcext:value-type="float">
            <text:p>0.688132</text:p>
          </table:table-cell>
        </table:table-row>
        <table:table-row table:style-name="ro1">
          <table:table-cell table:formula="of:=[.A1376]+1" office:value-type="float" office:value="1375" calcext:value-type="float">
            <text:p>1375</text:p>
          </table:table-cell>
          <table:table-cell/>
          <table:table-cell table:formula="of:=2^(10*RAND())" office:value-type="float" office:value="66.2330138193051" calcext:value-type="float">
            <text:p>66.2330138193</text:p>
          </table:table-cell>
          <table:table-cell office:value-type="float" office:value="0.338981" calcext:value-type="float">
            <text:p>0.338981</text:p>
          </table:table-cell>
        </table:table-row>
        <table:table-row table:style-name="ro1">
          <table:table-cell table:formula="of:=[.A1377]+1" office:value-type="float" office:value="1376" calcext:value-type="float">
            <text:p>1376</text:p>
          </table:table-cell>
          <table:table-cell/>
          <table:table-cell table:formula="of:=2^(10*RAND())" office:value-type="float" office:value="44.3321659173215" calcext:value-type="float">
            <text:p>44.3321659173</text:p>
          </table:table-cell>
          <table:table-cell office:value-type="float" office:value="0.701964" calcext:value-type="float">
            <text:p>0.701964</text:p>
          </table:table-cell>
        </table:table-row>
        <table:table-row table:style-name="ro1">
          <table:table-cell table:formula="of:=[.A1378]+1" office:value-type="float" office:value="1377" calcext:value-type="float">
            <text:p>1377</text:p>
          </table:table-cell>
          <table:table-cell/>
          <table:table-cell table:formula="of:=2^(10*RAND())" office:value-type="float" office:value="272.376005327393" calcext:value-type="float">
            <text:p>272.3760053274</text:p>
          </table:table-cell>
          <table:table-cell office:value-type="float" office:value="0.384489" calcext:value-type="float">
            <text:p>0.384489</text:p>
          </table:table-cell>
        </table:table-row>
        <table:table-row table:style-name="ro1">
          <table:table-cell table:formula="of:=[.A1379]+1" office:value-type="float" office:value="1378" calcext:value-type="float">
            <text:p>1378</text:p>
          </table:table-cell>
          <table:table-cell/>
          <table:table-cell table:formula="of:=2^(10*RAND())" office:value-type="float" office:value="587.061507739876" calcext:value-type="float">
            <text:p>587.0615077399</text:p>
          </table:table-cell>
          <table:table-cell office:value-type="float" office:value="0.683734" calcext:value-type="float">
            <text:p>0.683734</text:p>
          </table:table-cell>
        </table:table-row>
        <table:table-row table:style-name="ro1">
          <table:table-cell table:formula="of:=[.A1380]+1" office:value-type="float" office:value="1379" calcext:value-type="float">
            <text:p>1379</text:p>
          </table:table-cell>
          <table:table-cell/>
          <table:table-cell table:formula="of:=2^(10*RAND())" office:value-type="float" office:value="46.5205988411037" calcext:value-type="float">
            <text:p>46.5205988411</text:p>
          </table:table-cell>
          <table:table-cell office:value-type="float" office:value="0.693565" calcext:value-type="float">
            <text:p>0.693565</text:p>
          </table:table-cell>
        </table:table-row>
        <table:table-row table:style-name="ro1">
          <table:table-cell table:formula="of:=[.A1381]+1" office:value-type="float" office:value="1380" calcext:value-type="float">
            <text:p>1380</text:p>
          </table:table-cell>
          <table:table-cell/>
          <table:table-cell table:formula="of:=2^(10*RAND())" office:value-type="float" office:value="11.1274430026617" calcext:value-type="float">
            <text:p>11.1274430027</text:p>
          </table:table-cell>
          <table:table-cell office:value-type="float" office:value="0.463702" calcext:value-type="float">
            <text:p>0.463702</text:p>
          </table:table-cell>
        </table:table-row>
        <table:table-row table:style-name="ro1">
          <table:table-cell table:formula="of:=[.A1382]+1" office:value-type="float" office:value="1381" calcext:value-type="float">
            <text:p>1381</text:p>
          </table:table-cell>
          <table:table-cell/>
          <table:table-cell table:formula="of:=2^(10*RAND())" office:value-type="float" office:value="106.607375152792" calcext:value-type="float">
            <text:p>106.607375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83]+1" office:value-type="float" office:value="1382" calcext:value-type="float">
            <text:p>1382</text:p>
          </table:table-cell>
          <table:table-cell/>
          <table:table-cell table:formula="of:=2^(10*RAND())" office:value-type="float" office:value="65.325354381719" calcext:value-type="float">
            <text:p>65.3253543817</text:p>
          </table:table-cell>
          <table:table-cell office:value-type="float" office:value="0.71017" calcext:value-type="float">
            <text:p>0.71017</text:p>
          </table:table-cell>
        </table:table-row>
        <table:table-row table:style-name="ro1">
          <table:table-cell table:formula="of:=[.A1384]+1" office:value-type="float" office:value="1383" calcext:value-type="float">
            <text:p>1383</text:p>
          </table:table-cell>
          <table:table-cell/>
          <table:table-cell table:formula="of:=2^(10*RAND())" office:value-type="float" office:value="2.4189477334885" calcext:value-type="float">
            <text:p>2.4189477335</text:p>
          </table:table-cell>
          <table:table-cell office:value-type="float" office:value="0.8502" calcext:value-type="float">
            <text:p>0.8502</text:p>
          </table:table-cell>
        </table:table-row>
        <table:table-row table:style-name="ro1">
          <table:table-cell table:formula="of:=[.A1385]+1" office:value-type="float" office:value="1384" calcext:value-type="float">
            <text:p>1384</text:p>
          </table:table-cell>
          <table:table-cell/>
          <table:table-cell table:formula="of:=2^(10*RAND())" office:value-type="float" office:value="3.68186958898014" calcext:value-type="float">
            <text:p>3.681869589</text:p>
          </table:table-cell>
          <table:table-cell office:value-type="float" office:value="0.207465" calcext:value-type="float">
            <text:p>0.207465</text:p>
          </table:table-cell>
        </table:table-row>
        <table:table-row table:style-name="ro1">
          <table:table-cell table:formula="of:=[.A1386]+1" office:value-type="float" office:value="1385" calcext:value-type="float">
            <text:p>1385</text:p>
          </table:table-cell>
          <table:table-cell/>
          <table:table-cell table:formula="of:=2^(10*RAND())" office:value-type="float" office:value="213.531999448393" calcext:value-type="float">
            <text:p>213.5319994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87]+1" office:value-type="float" office:value="1386" calcext:value-type="float">
            <text:p>1386</text:p>
          </table:table-cell>
          <table:table-cell/>
          <table:table-cell table:formula="of:=2^(10*RAND())" office:value-type="float" office:value="845.830739252449" calcext:value-type="float">
            <text:p>845.8307392524</text:p>
          </table:table-cell>
          <table:table-cell office:value-type="float" office:value="0.40341" calcext:value-type="float">
            <text:p>0.40341</text:p>
          </table:table-cell>
        </table:table-row>
        <table:table-row table:style-name="ro1">
          <table:table-cell table:formula="of:=[.A1388]+1" office:value-type="float" office:value="1387" calcext:value-type="float">
            <text:p>1387</text:p>
          </table:table-cell>
          <table:table-cell/>
          <table:table-cell table:formula="of:=2^(10*RAND())" office:value-type="float" office:value="16.5923973765238" calcext:value-type="float">
            <text:p>16.5923973765</text:p>
          </table:table-cell>
          <table:table-cell office:value-type="float" office:value="0.766065" calcext:value-type="float">
            <text:p>0.766065</text:p>
          </table:table-cell>
        </table:table-row>
        <table:table-row table:style-name="ro1">
          <table:table-cell table:formula="of:=[.A1389]+1" office:value-type="float" office:value="1388" calcext:value-type="float">
            <text:p>1388</text:p>
          </table:table-cell>
          <table:table-cell/>
          <table:table-cell table:formula="of:=2^(10*RAND())" office:value-type="float" office:value="293.244675574964" calcext:value-type="float">
            <text:p>293.244675575</text:p>
          </table:table-cell>
          <table:table-cell office:value-type="float" office:value="0.698291" calcext:value-type="float">
            <text:p>0.698291</text:p>
          </table:table-cell>
        </table:table-row>
        <table:table-row table:style-name="ro1">
          <table:table-cell table:formula="of:=[.A1390]+1" office:value-type="float" office:value="1389" calcext:value-type="float">
            <text:p>1389</text:p>
          </table:table-cell>
          <table:table-cell/>
          <table:table-cell table:formula="of:=2^(10*RAND())" office:value-type="float" office:value="132.616700883684" calcext:value-type="float">
            <text:p>132.6167008837</text:p>
          </table:table-cell>
          <table:table-cell office:value-type="float" office:value="0.613626" calcext:value-type="float">
            <text:p>0.613626</text:p>
          </table:table-cell>
        </table:table-row>
        <table:table-row table:style-name="ro1">
          <table:table-cell table:formula="of:=[.A1391]+1" office:value-type="float" office:value="1390" calcext:value-type="float">
            <text:p>1390</text:p>
          </table:table-cell>
          <table:table-cell/>
          <table:table-cell table:formula="of:=2^(10*RAND())" office:value-type="float" office:value="811.628638736749" calcext:value-type="float">
            <text:p>811.6286387367</text:p>
          </table:table-cell>
          <table:table-cell office:value-type="float" office:value="0.651081" calcext:value-type="float">
            <text:p>0.651081</text:p>
          </table:table-cell>
        </table:table-row>
        <table:table-row table:style-name="ro1">
          <table:table-cell table:formula="of:=[.A1392]+1" office:value-type="float" office:value="1391" calcext:value-type="float">
            <text:p>1391</text:p>
          </table:table-cell>
          <table:table-cell/>
          <table:table-cell table:formula="of:=2^(10*RAND())" office:value-type="float" office:value="101.737185684629" calcext:value-type="float">
            <text:p>101.7371856846</text:p>
          </table:table-cell>
          <table:table-cell office:value-type="float" office:value="0.734643" calcext:value-type="float">
            <text:p>0.734643</text:p>
          </table:table-cell>
        </table:table-row>
        <table:table-row table:style-name="ro1">
          <table:table-cell table:formula="of:=[.A1393]+1" office:value-type="float" office:value="1392" calcext:value-type="float">
            <text:p>1392</text:p>
          </table:table-cell>
          <table:table-cell/>
          <table:table-cell table:formula="of:=2^(10*RAND())" office:value-type="float" office:value="79.0396680728403" calcext:value-type="float">
            <text:p>79.0396680728</text:p>
          </table:table-cell>
          <table:table-cell office:value-type="float" office:value="0.649712" calcext:value-type="float">
            <text:p>0.649712</text:p>
          </table:table-cell>
        </table:table-row>
        <table:table-row table:style-name="ro1">
          <table:table-cell table:formula="of:=[.A1394]+1" office:value-type="float" office:value="1393" calcext:value-type="float">
            <text:p>1393</text:p>
          </table:table-cell>
          <table:table-cell/>
          <table:table-cell table:formula="of:=2^(10*RAND())" office:value-type="float" office:value="987.993218661902" calcext:value-type="float">
            <text:p>987.9932186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95]+1" office:value-type="float" office:value="1394" calcext:value-type="float">
            <text:p>1394</text:p>
          </table:table-cell>
          <table:table-cell/>
          <table:table-cell table:formula="of:=2^(10*RAND())" office:value-type="float" office:value="8.65407324690726" calcext:value-type="float">
            <text:p>8.6540732469</text:p>
          </table:table-cell>
          <table:table-cell office:value-type="float" office:value="0.610559" calcext:value-type="float">
            <text:p>0.610559</text:p>
          </table:table-cell>
        </table:table-row>
        <table:table-row table:style-name="ro1">
          <table:table-cell table:formula="of:=[.A1396]+1" office:value-type="float" office:value="1395" calcext:value-type="float">
            <text:p>1395</text:p>
          </table:table-cell>
          <table:table-cell/>
          <table:table-cell table:formula="of:=2^(10*RAND())" office:value-type="float" office:value="181.800619970831" calcext:value-type="float">
            <text:p>181.8006199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97]+1" office:value-type="float" office:value="1396" calcext:value-type="float">
            <text:p>1396</text:p>
          </table:table-cell>
          <table:table-cell/>
          <table:table-cell table:formula="of:=2^(10*RAND())" office:value-type="float" office:value="332.106567183512" calcext:value-type="float">
            <text:p>332.106567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98]+1" office:value-type="float" office:value="1397" calcext:value-type="float">
            <text:p>1397</text:p>
          </table:table-cell>
          <table:table-cell/>
          <table:table-cell table:formula="of:=2^(10*RAND())" office:value-type="float" office:value="88.1625658415902" calcext:value-type="float">
            <text:p>88.1625658416</text:p>
          </table:table-cell>
          <table:table-cell office:value-type="float" office:value="0.0782479" calcext:value-type="float">
            <text:p>0.0782479</text:p>
          </table:table-cell>
        </table:table-row>
        <table:table-row table:style-name="ro1">
          <table:table-cell table:formula="of:=[.A1399]+1" office:value-type="float" office:value="1398" calcext:value-type="float">
            <text:p>1398</text:p>
          </table:table-cell>
          <table:table-cell/>
          <table:table-cell table:formula="of:=2^(10*RAND())" office:value-type="float" office:value="1.53466368696191" calcext:value-type="float">
            <text:p>1.534663687</text:p>
          </table:table-cell>
          <table:table-cell office:value-type="float" office:value="0.152329" calcext:value-type="float">
            <text:p>0.152329</text:p>
          </table:table-cell>
        </table:table-row>
        <table:table-row table:style-name="ro1">
          <table:table-cell table:formula="of:=[.A1400]+1" office:value-type="float" office:value="1399" calcext:value-type="float">
            <text:p>1399</text:p>
          </table:table-cell>
          <table:table-cell/>
          <table:table-cell table:formula="of:=2^(10*RAND())" office:value-type="float" office:value="214.564858967398" calcext:value-type="float">
            <text:p>214.5648589674</text:p>
          </table:table-cell>
          <table:table-cell office:value-type="float" office:value="0.199782" calcext:value-type="float">
            <text:p>0.199782</text:p>
          </table:table-cell>
        </table:table-row>
        <table:table-row table:style-name="ro1">
          <table:table-cell table:formula="of:=[.A1401]+1" office:value-type="float" office:value="1400" calcext:value-type="float">
            <text:p>1400</text:p>
          </table:table-cell>
          <table:table-cell/>
          <table:table-cell table:formula="of:=2^(10*RAND())" office:value-type="float" office:value="4.27267110359325" calcext:value-type="float">
            <text:p>4.2726711036</text:p>
          </table:table-cell>
          <table:table-cell office:value-type="float" office:value="0.948998" calcext:value-type="float">
            <text:p>0.948998</text:p>
          </table:table-cell>
        </table:table-row>
        <table:table-row table:style-name="ro1">
          <table:table-cell table:formula="of:=[.A1402]+1" office:value-type="float" office:value="1401" calcext:value-type="float">
            <text:p>1401</text:p>
          </table:table-cell>
          <table:table-cell/>
          <table:table-cell table:formula="of:=2^(10*RAND())" office:value-type="float" office:value="27.4601947762072" calcext:value-type="float">
            <text:p>27.4601947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03]+1" office:value-type="float" office:value="1402" calcext:value-type="float">
            <text:p>1402</text:p>
          </table:table-cell>
          <table:table-cell/>
          <table:table-cell table:formula="of:=2^(10*RAND())" office:value-type="float" office:value="202.077801541986" calcext:value-type="float">
            <text:p>202.077801542</text:p>
          </table:table-cell>
          <table:table-cell office:value-type="float" office:value="0.197945" calcext:value-type="float">
            <text:p>0.197945</text:p>
          </table:table-cell>
        </table:table-row>
        <table:table-row table:style-name="ro1">
          <table:table-cell table:formula="of:=[.A1404]+1" office:value-type="float" office:value="1403" calcext:value-type="float">
            <text:p>1403</text:p>
          </table:table-cell>
          <table:table-cell/>
          <table:table-cell table:formula="of:=2^(10*RAND())" office:value-type="float" office:value="147.090628776341" calcext:value-type="float">
            <text:p>147.0906287763</text:p>
          </table:table-cell>
          <table:table-cell office:value-type="float" office:value="0.0874326" calcext:value-type="float">
            <text:p>0.0874326</text:p>
          </table:table-cell>
        </table:table-row>
        <table:table-row table:style-name="ro1">
          <table:table-cell table:formula="of:=[.A1405]+1" office:value-type="float" office:value="1404" calcext:value-type="float">
            <text:p>1404</text:p>
          </table:table-cell>
          <table:table-cell/>
          <table:table-cell table:formula="of:=2^(10*RAND())" office:value-type="float" office:value="19.0250078752811" calcext:value-type="float">
            <text:p>19.0250078753</text:p>
          </table:table-cell>
          <table:table-cell office:value-type="float" office:value="0.875853" calcext:value-type="float">
            <text:p>0.875853</text:p>
          </table:table-cell>
        </table:table-row>
        <table:table-row table:style-name="ro1">
          <table:table-cell table:formula="of:=[.A1406]+1" office:value-type="float" office:value="1405" calcext:value-type="float">
            <text:p>1405</text:p>
          </table:table-cell>
          <table:table-cell/>
          <table:table-cell table:formula="of:=2^(10*RAND())" office:value-type="float" office:value="2.46911402392092" calcext:value-type="float">
            <text:p>2.4691140239</text:p>
          </table:table-cell>
          <table:table-cell office:value-type="float" office:value="0.458621" calcext:value-type="float">
            <text:p>0.458621</text:p>
          </table:table-cell>
        </table:table-row>
        <table:table-row table:style-name="ro1">
          <table:table-cell table:formula="of:=[.A1407]+1" office:value-type="float" office:value="1406" calcext:value-type="float">
            <text:p>1406</text:p>
          </table:table-cell>
          <table:table-cell/>
          <table:table-cell table:formula="of:=2^(10*RAND())" office:value-type="float" office:value="44.1144941782187" calcext:value-type="float">
            <text:p>44.1144941782</text:p>
          </table:table-cell>
          <table:table-cell office:value-type="float" office:value="0.61403" calcext:value-type="float">
            <text:p>0.61403</text:p>
          </table:table-cell>
        </table:table-row>
        <table:table-row table:style-name="ro1">
          <table:table-cell table:formula="of:=[.A1408]+1" office:value-type="float" office:value="1407" calcext:value-type="float">
            <text:p>1407</text:p>
          </table:table-cell>
          <table:table-cell/>
          <table:table-cell table:formula="of:=2^(10*RAND())" office:value-type="float" office:value="150.651219325484" calcext:value-type="float">
            <text:p>150.6512193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09]+1" office:value-type="float" office:value="1408" calcext:value-type="float">
            <text:p>1408</text:p>
          </table:table-cell>
          <table:table-cell/>
          <table:table-cell table:formula="of:=2^(10*RAND())" office:value-type="float" office:value="46.294869774997" calcext:value-type="float">
            <text:p>46.294869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10]+1" office:value-type="float" office:value="1409" calcext:value-type="float">
            <text:p>1409</text:p>
          </table:table-cell>
          <table:table-cell/>
          <table:table-cell table:formula="of:=2^(10*RAND())" office:value-type="float" office:value="11.6379999893747" calcext:value-type="float">
            <text:p>11.6379999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411]+1" office:value-type="float" office:value="1410" calcext:value-type="float">
            <text:p>1410</text:p>
          </table:table-cell>
          <table:table-cell/>
          <table:table-cell table:formula="of:=2^(10*RAND())" office:value-type="float" office:value="8.25028582480255" calcext:value-type="float">
            <text:p>8.2502858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412]+1" office:value-type="float" office:value="1411" calcext:value-type="float">
            <text:p>1411</text:p>
          </table:table-cell>
          <table:table-cell/>
          <table:table-cell table:formula="of:=2^(10*RAND())" office:value-type="float" office:value="2.57103086110426" calcext:value-type="float">
            <text:p>2.5710308611</text:p>
          </table:table-cell>
          <table:table-cell office:value-type="float" office:value="0.478431" calcext:value-type="float">
            <text:p>0.478431</text:p>
          </table:table-cell>
        </table:table-row>
        <table:table-row table:style-name="ro1">
          <table:table-cell table:formula="of:=[.A1413]+1" office:value-type="float" office:value="1412" calcext:value-type="float">
            <text:p>1412</text:p>
          </table:table-cell>
          <table:table-cell/>
          <table:table-cell table:formula="of:=2^(10*RAND())" office:value-type="float" office:value="153.711435002695" calcext:value-type="float">
            <text:p>153.7114350027</text:p>
          </table:table-cell>
          <table:table-cell office:value-type="float" office:value="0.428073" calcext:value-type="float">
            <text:p>0.428073</text:p>
          </table:table-cell>
        </table:table-row>
        <table:table-row table:style-name="ro1">
          <table:table-cell table:formula="of:=[.A1414]+1" office:value-type="float" office:value="1413" calcext:value-type="float">
            <text:p>1413</text:p>
          </table:table-cell>
          <table:table-cell/>
          <table:table-cell table:formula="of:=2^(10*RAND())" office:value-type="float" office:value="35.9550127394825" calcext:value-type="float">
            <text:p>35.9550127395</text:p>
          </table:table-cell>
          <table:table-cell office:value-type="float" office:value="0.746314" calcext:value-type="float">
            <text:p>0.746314</text:p>
          </table:table-cell>
        </table:table-row>
        <table:table-row table:style-name="ro1">
          <table:table-cell table:formula="of:=[.A1415]+1" office:value-type="float" office:value="1414" calcext:value-type="float">
            <text:p>1414</text:p>
          </table:table-cell>
          <table:table-cell/>
          <table:table-cell table:formula="of:=2^(10*RAND())" office:value-type="float" office:value="54.3908351448274" calcext:value-type="float">
            <text:p>54.3908351448</text:p>
          </table:table-cell>
          <table:table-cell office:value-type="float" office:value="0.935415" calcext:value-type="float">
            <text:p>0.935415</text:p>
          </table:table-cell>
        </table:table-row>
        <table:table-row table:style-name="ro1">
          <table:table-cell table:formula="of:=[.A1416]+1" office:value-type="float" office:value="1415" calcext:value-type="float">
            <text:p>1415</text:p>
          </table:table-cell>
          <table:table-cell/>
          <table:table-cell table:formula="of:=2^(10*RAND())" office:value-type="float" office:value="13.2385492997255" calcext:value-type="float">
            <text:p>13.238549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17]+1" office:value-type="float" office:value="1416" calcext:value-type="float">
            <text:p>1416</text:p>
          </table:table-cell>
          <table:table-cell/>
          <table:table-cell table:formula="of:=2^(10*RAND())" office:value-type="float" office:value="3.24645254293376" calcext:value-type="float">
            <text:p>3.2464525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18]+1" office:value-type="float" office:value="1417" calcext:value-type="float">
            <text:p>1417</text:p>
          </table:table-cell>
          <table:table-cell/>
          <table:table-cell table:formula="of:=2^(10*RAND())" office:value-type="float" office:value="1.01855796179289" calcext:value-type="float">
            <text:p>1.0185579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19]+1" office:value-type="float" office:value="1418" calcext:value-type="float">
            <text:p>1418</text:p>
          </table:table-cell>
          <table:table-cell/>
          <table:table-cell table:formula="of:=2^(10*RAND())" office:value-type="float" office:value="2.59590347232271" calcext:value-type="float">
            <text:p>2.5959034723</text:p>
          </table:table-cell>
          <table:table-cell office:value-type="float" office:value="0.644218" calcext:value-type="float">
            <text:p>0.644218</text:p>
          </table:table-cell>
        </table:table-row>
        <table:table-row table:style-name="ro1">
          <table:table-cell table:formula="of:=[.A1420]+1" office:value-type="float" office:value="1419" calcext:value-type="float">
            <text:p>1419</text:p>
          </table:table-cell>
          <table:table-cell/>
          <table:table-cell table:formula="of:=2^(10*RAND())" office:value-type="float" office:value="130.819820052735" calcext:value-type="float">
            <text:p>130.8198200527</text:p>
          </table:table-cell>
          <table:table-cell office:value-type="float" office:value="0.401405" calcext:value-type="float">
            <text:p>0.401405</text:p>
          </table:table-cell>
        </table:table-row>
        <table:table-row table:style-name="ro1">
          <table:table-cell table:formula="of:=[.A1421]+1" office:value-type="float" office:value="1420" calcext:value-type="float">
            <text:p>1420</text:p>
          </table:table-cell>
          <table:table-cell/>
          <table:table-cell table:formula="of:=2^(10*RAND())" office:value-type="float" office:value="1.08997808694257" calcext:value-type="float">
            <text:p>1.0899780869</text:p>
          </table:table-cell>
          <table:table-cell office:value-type="float" office:value="0.0860082" calcext:value-type="float">
            <text:p>0.0860082</text:p>
          </table:table-cell>
        </table:table-row>
        <table:table-row table:style-name="ro1">
          <table:table-cell table:formula="of:=[.A1422]+1" office:value-type="float" office:value="1421" calcext:value-type="float">
            <text:p>1421</text:p>
          </table:table-cell>
          <table:table-cell/>
          <table:table-cell table:formula="of:=2^(10*RAND())" office:value-type="float" office:value="8.25408522298553" calcext:value-type="float">
            <text:p>8.254085223</text:p>
          </table:table-cell>
          <table:table-cell office:value-type="float" office:value="0.838326" calcext:value-type="float">
            <text:p>0.838326</text:p>
          </table:table-cell>
        </table:table-row>
        <table:table-row table:style-name="ro1">
          <table:table-cell table:formula="of:=[.A1423]+1" office:value-type="float" office:value="1422" calcext:value-type="float">
            <text:p>1422</text:p>
          </table:table-cell>
          <table:table-cell/>
          <table:table-cell table:formula="of:=2^(10*RAND())" office:value-type="float" office:value="61.1713116333566" calcext:value-type="float">
            <text:p>61.1713116334</text:p>
          </table:table-cell>
          <table:table-cell office:value-type="float" office:value="0.448106" calcext:value-type="float">
            <text:p>0.448106</text:p>
          </table:table-cell>
        </table:table-row>
        <table:table-row table:style-name="ro1">
          <table:table-cell table:formula="of:=[.A1424]+1" office:value-type="float" office:value="1423" calcext:value-type="float">
            <text:p>1423</text:p>
          </table:table-cell>
          <table:table-cell/>
          <table:table-cell table:formula="of:=2^(10*RAND())" office:value-type="float" office:value="7.8806500117223" calcext:value-type="float">
            <text:p>7.8806500117</text:p>
          </table:table-cell>
          <table:table-cell office:value-type="float" office:value="0.544591" calcext:value-type="float">
            <text:p>0.544591</text:p>
          </table:table-cell>
        </table:table-row>
        <table:table-row table:style-name="ro1">
          <table:table-cell table:formula="of:=[.A1425]+1" office:value-type="float" office:value="1424" calcext:value-type="float">
            <text:p>1424</text:p>
          </table:table-cell>
          <table:table-cell/>
          <table:table-cell table:formula="of:=2^(10*RAND())" office:value-type="float" office:value="4.20662696107616" calcext:value-type="float">
            <text:p>4.2066269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26]+1" office:value-type="float" office:value="1425" calcext:value-type="float">
            <text:p>1425</text:p>
          </table:table-cell>
          <table:table-cell/>
          <table:table-cell table:formula="of:=2^(10*RAND())" office:value-type="float" office:value="297.882001920928" calcext:value-type="float">
            <text:p>297.8820019209</text:p>
          </table:table-cell>
          <table:table-cell office:value-type="float" office:value="0.471324" calcext:value-type="float">
            <text:p>0.471324</text:p>
          </table:table-cell>
        </table:table-row>
        <table:table-row table:style-name="ro1">
          <table:table-cell table:formula="of:=[.A1427]+1" office:value-type="float" office:value="1426" calcext:value-type="float">
            <text:p>1426</text:p>
          </table:table-cell>
          <table:table-cell/>
          <table:table-cell table:formula="of:=2^(10*RAND())" office:value-type="float" office:value="301.191949743466" calcext:value-type="float">
            <text:p>301.1919497435</text:p>
          </table:table-cell>
          <table:table-cell office:value-type="float" office:value="0.556471" calcext:value-type="float">
            <text:p>0.556471</text:p>
          </table:table-cell>
        </table:table-row>
        <table:table-row table:style-name="ro1">
          <table:table-cell table:formula="of:=[.A1428]+1" office:value-type="float" office:value="1427" calcext:value-type="float">
            <text:p>1427</text:p>
          </table:table-cell>
          <table:table-cell/>
          <table:table-cell table:formula="of:=2^(10*RAND())" office:value-type="float" office:value="212.492094695933" calcext:value-type="float">
            <text:p>212.4920946959</text:p>
          </table:table-cell>
          <table:table-cell office:value-type="float" office:value="0.589859" calcext:value-type="float">
            <text:p>0.589859</text:p>
          </table:table-cell>
        </table:table-row>
        <table:table-row table:style-name="ro1">
          <table:table-cell table:formula="of:=[.A1429]+1" office:value-type="float" office:value="1428" calcext:value-type="float">
            <text:p>1428</text:p>
          </table:table-cell>
          <table:table-cell/>
          <table:table-cell table:formula="of:=2^(10*RAND())" office:value-type="float" office:value="2.28222042680962" calcext:value-type="float">
            <text:p>2.2822204268</text:p>
          </table:table-cell>
          <table:table-cell office:value-type="float" office:value="0.204107" calcext:value-type="float">
            <text:p>0.204107</text:p>
          </table:table-cell>
        </table:table-row>
        <table:table-row table:style-name="ro1">
          <table:table-cell table:formula="of:=[.A1430]+1" office:value-type="float" office:value="1429" calcext:value-type="float">
            <text:p>1429</text:p>
          </table:table-cell>
          <table:table-cell/>
          <table:table-cell table:formula="of:=2^(10*RAND())" office:value-type="float" office:value="39.0978438814114" calcext:value-type="float">
            <text:p>39.0978438814</text:p>
          </table:table-cell>
          <table:table-cell office:value-type="float" office:value="0.325409" calcext:value-type="float">
            <text:p>0.325409</text:p>
          </table:table-cell>
        </table:table-row>
        <table:table-row table:style-name="ro1">
          <table:table-cell table:formula="of:=[.A1431]+1" office:value-type="float" office:value="1430" calcext:value-type="float">
            <text:p>1430</text:p>
          </table:table-cell>
          <table:table-cell/>
          <table:table-cell table:formula="of:=2^(10*RAND())" office:value-type="float" office:value="3.99002968627321" calcext:value-type="float">
            <text:p>3.9900296863</text:p>
          </table:table-cell>
          <table:table-cell office:value-type="float" office:value="0.843686" calcext:value-type="float">
            <text:p>0.843686</text:p>
          </table:table-cell>
        </table:table-row>
        <table:table-row table:style-name="ro1">
          <table:table-cell table:formula="of:=[.A1432]+1" office:value-type="float" office:value="1431" calcext:value-type="float">
            <text:p>1431</text:p>
          </table:table-cell>
          <table:table-cell/>
          <table:table-cell table:formula="of:=2^(10*RAND())" office:value-type="float" office:value="10.2303472001582" calcext:value-type="float">
            <text:p>10.2303472002</text:p>
          </table:table-cell>
          <table:table-cell office:value-type="float" office:value="0.397334" calcext:value-type="float">
            <text:p>0.397334</text:p>
          </table:table-cell>
        </table:table-row>
        <table:table-row table:style-name="ro1">
          <table:table-cell table:formula="of:=[.A1433]+1" office:value-type="float" office:value="1432" calcext:value-type="float">
            <text:p>1432</text:p>
          </table:table-cell>
          <table:table-cell/>
          <table:table-cell table:formula="of:=2^(10*RAND())" office:value-type="float" office:value="7.00788776972342" calcext:value-type="float">
            <text:p>7.0078877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34]+1" office:value-type="float" office:value="1433" calcext:value-type="float">
            <text:p>1433</text:p>
          </table:table-cell>
          <table:table-cell/>
          <table:table-cell table:formula="of:=2^(10*RAND())" office:value-type="float" office:value="913.657689015695" calcext:value-type="float">
            <text:p>913.6576890157</text:p>
          </table:table-cell>
          <table:table-cell office:value-type="float" office:value="0.607729" calcext:value-type="float">
            <text:p>0.607729</text:p>
          </table:table-cell>
        </table:table-row>
        <table:table-row table:style-name="ro1">
          <table:table-cell table:formula="of:=[.A1435]+1" office:value-type="float" office:value="1434" calcext:value-type="float">
            <text:p>1434</text:p>
          </table:table-cell>
          <table:table-cell/>
          <table:table-cell table:formula="of:=2^(10*RAND())" office:value-type="float" office:value="31.6892108295412" calcext:value-type="float">
            <text:p>31.6892108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36]+1" office:value-type="float" office:value="1435" calcext:value-type="float">
            <text:p>1435</text:p>
          </table:table-cell>
          <table:table-cell/>
          <table:table-cell table:formula="of:=2^(10*RAND())" office:value-type="float" office:value="225.090925387343" calcext:value-type="float">
            <text:p>225.0909253873</text:p>
          </table:table-cell>
          <table:table-cell office:value-type="float" office:value="0.653413" calcext:value-type="float">
            <text:p>0.653413</text:p>
          </table:table-cell>
        </table:table-row>
        <table:table-row table:style-name="ro1">
          <table:table-cell table:formula="of:=[.A1437]+1" office:value-type="float" office:value="1436" calcext:value-type="float">
            <text:p>1436</text:p>
          </table:table-cell>
          <table:table-cell/>
          <table:table-cell table:formula="of:=2^(10*RAND())" office:value-type="float" office:value="3.34261990203017" calcext:value-type="float">
            <text:p>3.342619902</text:p>
          </table:table-cell>
          <table:table-cell office:value-type="float" office:value="0.700717" calcext:value-type="float">
            <text:p>0.700717</text:p>
          </table:table-cell>
        </table:table-row>
        <table:table-row table:style-name="ro1">
          <table:table-cell table:formula="of:=[.A1438]+1" office:value-type="float" office:value="1437" calcext:value-type="float">
            <text:p>1437</text:p>
          </table:table-cell>
          <table:table-cell/>
          <table:table-cell table:formula="of:=2^(10*RAND())" office:value-type="float" office:value="18.7810791994972" calcext:value-type="float">
            <text:p>18.7810791995</text:p>
          </table:table-cell>
          <table:table-cell office:value-type="float" office:value="0.43948" calcext:value-type="float">
            <text:p>0.43948</text:p>
          </table:table-cell>
        </table:table-row>
        <table:table-row table:style-name="ro1">
          <table:table-cell table:formula="of:=[.A1439]+1" office:value-type="float" office:value="1438" calcext:value-type="float">
            <text:p>1438</text:p>
          </table:table-cell>
          <table:table-cell/>
          <table:table-cell table:formula="of:=2^(10*RAND())" office:value-type="float" office:value="154.262048553468" calcext:value-type="float">
            <text:p>154.2620485535</text:p>
          </table:table-cell>
          <table:table-cell office:value-type="float" office:value="0.47503" calcext:value-type="float">
            <text:p>0.47503</text:p>
          </table:table-cell>
        </table:table-row>
        <table:table-row table:style-name="ro1">
          <table:table-cell table:formula="of:=[.A1440]+1" office:value-type="float" office:value="1439" calcext:value-type="float">
            <text:p>1439</text:p>
          </table:table-cell>
          <table:table-cell/>
          <table:table-cell table:formula="of:=2^(10*RAND())" office:value-type="float" office:value="82.2646496438889" calcext:value-type="float">
            <text:p>82.2646496439</text:p>
          </table:table-cell>
          <table:table-cell office:value-type="float" office:value="0.983773" calcext:value-type="float">
            <text:p>0.983773</text:p>
          </table:table-cell>
        </table:table-row>
        <table:table-row table:style-name="ro1">
          <table:table-cell table:formula="of:=[.A1441]+1" office:value-type="float" office:value="1440" calcext:value-type="float">
            <text:p>1440</text:p>
          </table:table-cell>
          <table:table-cell/>
          <table:table-cell table:formula="of:=2^(10*RAND())" office:value-type="float" office:value="88.9463963998158" calcext:value-type="float">
            <text:p>88.9463963998</text:p>
          </table:table-cell>
          <table:table-cell office:value-type="float" office:value="0.171958" calcext:value-type="float">
            <text:p>0.171958</text:p>
          </table:table-cell>
        </table:table-row>
        <table:table-row table:style-name="ro1">
          <table:table-cell table:formula="of:=[.A1442]+1" office:value-type="float" office:value="1441" calcext:value-type="float">
            <text:p>1441</text:p>
          </table:table-cell>
          <table:table-cell/>
          <table:table-cell table:formula="of:=2^(10*RAND())" office:value-type="float" office:value="8.96513611007861" calcext:value-type="float">
            <text:p>8.9651361101</text:p>
          </table:table-cell>
          <table:table-cell office:value-type="float" office:value="0.0138281" calcext:value-type="float">
            <text:p>0.0138281</text:p>
          </table:table-cell>
        </table:table-row>
        <table:table-row table:style-name="ro1">
          <table:table-cell table:formula="of:=[.A1443]+1" office:value-type="float" office:value="1442" calcext:value-type="float">
            <text:p>1442</text:p>
          </table:table-cell>
          <table:table-cell/>
          <table:table-cell table:formula="of:=2^(10*RAND())" office:value-type="float" office:value="3.51462048829032" calcext:value-type="float">
            <text:p>3.5146204883</text:p>
          </table:table-cell>
          <table:table-cell office:value-type="float" office:value="0.148506" calcext:value-type="float">
            <text:p>0.148506</text:p>
          </table:table-cell>
        </table:table-row>
        <table:table-row table:style-name="ro1">
          <table:table-cell table:formula="of:=[.A1444]+1" office:value-type="float" office:value="1443" calcext:value-type="float">
            <text:p>1443</text:p>
          </table:table-cell>
          <table:table-cell/>
          <table:table-cell table:formula="of:=2^(10*RAND())" office:value-type="float" office:value="172.290460096991" calcext:value-type="float">
            <text:p>172.290460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45]+1" office:value-type="float" office:value="1444" calcext:value-type="float">
            <text:p>1444</text:p>
          </table:table-cell>
          <table:table-cell/>
          <table:table-cell table:formula="of:=2^(10*RAND())" office:value-type="float" office:value="94.9113084870176" calcext:value-type="float">
            <text:p>94.911308487</text:p>
          </table:table-cell>
          <table:table-cell office:value-type="float" office:value="0.119639" calcext:value-type="float">
            <text:p>0.119639</text:p>
          </table:table-cell>
        </table:table-row>
        <table:table-row table:style-name="ro1">
          <table:table-cell table:formula="of:=[.A1446]+1" office:value-type="float" office:value="1445" calcext:value-type="float">
            <text:p>1445</text:p>
          </table:table-cell>
          <table:table-cell/>
          <table:table-cell table:formula="of:=2^(10*RAND())" office:value-type="float" office:value="337.264942931936" calcext:value-type="float">
            <text:p>337.2649429319</text:p>
          </table:table-cell>
          <table:table-cell office:value-type="float" office:value="0.996316" calcext:value-type="float">
            <text:p>0.996316</text:p>
          </table:table-cell>
        </table:table-row>
        <table:table-row table:style-name="ro1">
          <table:table-cell table:formula="of:=[.A1447]+1" office:value-type="float" office:value="1446" calcext:value-type="float">
            <text:p>1446</text:p>
          </table:table-cell>
          <table:table-cell/>
          <table:table-cell table:formula="of:=2^(10*RAND())" office:value-type="float" office:value="57.3095715368286" calcext:value-type="float">
            <text:p>57.3095715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48]+1" office:value-type="float" office:value="1447" calcext:value-type="float">
            <text:p>1447</text:p>
          </table:table-cell>
          <table:table-cell/>
          <table:table-cell table:formula="of:=2^(10*RAND())" office:value-type="float" office:value="14.2245258890705" calcext:value-type="float">
            <text:p>14.2245258891</text:p>
          </table:table-cell>
          <table:table-cell office:value-type="float" office:value="0.889051" calcext:value-type="float">
            <text:p>0.889051</text:p>
          </table:table-cell>
        </table:table-row>
        <table:table-row table:style-name="ro1">
          <table:table-cell table:formula="of:=[.A1449]+1" office:value-type="float" office:value="1448" calcext:value-type="float">
            <text:p>1448</text:p>
          </table:table-cell>
          <table:table-cell/>
          <table:table-cell table:formula="of:=2^(10*RAND())" office:value-type="float" office:value="143.665821745578" calcext:value-type="float">
            <text:p>143.6658217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450]+1" office:value-type="float" office:value="1449" calcext:value-type="float">
            <text:p>1449</text:p>
          </table:table-cell>
          <table:table-cell/>
          <table:table-cell table:formula="of:=2^(10*RAND())" office:value-type="float" office:value="514.013599648893" calcext:value-type="float">
            <text:p>514.0135996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51]+1" office:value-type="float" office:value="1450" calcext:value-type="float">
            <text:p>1450</text:p>
          </table:table-cell>
          <table:table-cell/>
          <table:table-cell table:formula="of:=2^(10*RAND())" office:value-type="float" office:value="32.0635152526372" calcext:value-type="float">
            <text:p>32.0635152526</text:p>
          </table:table-cell>
          <table:table-cell office:value-type="float" office:value="0.683977" calcext:value-type="float">
            <text:p>0.683977</text:p>
          </table:table-cell>
        </table:table-row>
        <table:table-row table:style-name="ro1">
          <table:table-cell table:formula="of:=[.A1452]+1" office:value-type="float" office:value="1451" calcext:value-type="float">
            <text:p>1451</text:p>
          </table:table-cell>
          <table:table-cell/>
          <table:table-cell table:formula="of:=2^(10*RAND())" office:value-type="float" office:value="4.03294217048235" calcext:value-type="float">
            <text:p>4.0329421705</text:p>
          </table:table-cell>
          <table:table-cell office:value-type="float" office:value="0.359399" calcext:value-type="float">
            <text:p>0.359399</text:p>
          </table:table-cell>
        </table:table-row>
        <table:table-row table:style-name="ro1">
          <table:table-cell table:formula="of:=[.A1453]+1" office:value-type="float" office:value="1452" calcext:value-type="float">
            <text:p>1452</text:p>
          </table:table-cell>
          <table:table-cell/>
          <table:table-cell table:formula="of:=2^(10*RAND())" office:value-type="float" office:value="3.47432239852671" calcext:value-type="float">
            <text:p>3.4743223985</text:p>
          </table:table-cell>
          <table:table-cell office:value-type="float" office:value="0.755254" calcext:value-type="float">
            <text:p>0.755254</text:p>
          </table:table-cell>
        </table:table-row>
        <table:table-row table:style-name="ro1">
          <table:table-cell table:formula="of:=[.A1454]+1" office:value-type="float" office:value="1453" calcext:value-type="float">
            <text:p>1453</text:p>
          </table:table-cell>
          <table:table-cell/>
          <table:table-cell table:formula="of:=2^(10*RAND())" office:value-type="float" office:value="134.479266298759" calcext:value-type="float">
            <text:p>134.4792662988</text:p>
          </table:table-cell>
          <table:table-cell office:value-type="float" office:value="0.0216376" calcext:value-type="float">
            <text:p>0.0216376</text:p>
          </table:table-cell>
        </table:table-row>
        <table:table-row table:style-name="ro1">
          <table:table-cell table:formula="of:=[.A1455]+1" office:value-type="float" office:value="1454" calcext:value-type="float">
            <text:p>1454</text:p>
          </table:table-cell>
          <table:table-cell/>
          <table:table-cell table:formula="of:=2^(10*RAND())" office:value-type="float" office:value="58.9452651414519" calcext:value-type="float">
            <text:p>58.9452651415</text:p>
          </table:table-cell>
          <table:table-cell office:value-type="float" office:value="0.49339" calcext:value-type="float">
            <text:p>0.49339</text:p>
          </table:table-cell>
        </table:table-row>
        <table:table-row table:style-name="ro1">
          <table:table-cell table:formula="of:=[.A1456]+1" office:value-type="float" office:value="1455" calcext:value-type="float">
            <text:p>1455</text:p>
          </table:table-cell>
          <table:table-cell/>
          <table:table-cell table:formula="of:=2^(10*RAND())" office:value-type="float" office:value="825.96824423419" calcext:value-type="float">
            <text:p>825.9682442342</text:p>
          </table:table-cell>
          <table:table-cell office:value-type="float" office:value="0.823197" calcext:value-type="float">
            <text:p>0.823197</text:p>
          </table:table-cell>
        </table:table-row>
        <table:table-row table:style-name="ro1">
          <table:table-cell table:formula="of:=[.A1457]+1" office:value-type="float" office:value="1456" calcext:value-type="float">
            <text:p>1456</text:p>
          </table:table-cell>
          <table:table-cell/>
          <table:table-cell table:formula="of:=2^(10*RAND())" office:value-type="float" office:value="4.27523366399224" calcext:value-type="float">
            <text:p>4.275233664</text:p>
          </table:table-cell>
          <table:table-cell office:value-type="float" office:value="0.82025" calcext:value-type="float">
            <text:p>0.82025</text:p>
          </table:table-cell>
        </table:table-row>
        <table:table-row table:style-name="ro1">
          <table:table-cell table:formula="of:=[.A1458]+1" office:value-type="float" office:value="1457" calcext:value-type="float">
            <text:p>1457</text:p>
          </table:table-cell>
          <table:table-cell/>
          <table:table-cell table:formula="of:=2^(10*RAND())" office:value-type="float" office:value="19.7842184906939" calcext:value-type="float">
            <text:p>19.7842184907</text:p>
          </table:table-cell>
          <table:table-cell office:value-type="float" office:value="0.965862" calcext:value-type="float">
            <text:p>0.965862</text:p>
          </table:table-cell>
        </table:table-row>
        <table:table-row table:style-name="ro1">
          <table:table-cell table:formula="of:=[.A1459]+1" office:value-type="float" office:value="1458" calcext:value-type="float">
            <text:p>1458</text:p>
          </table:table-cell>
          <table:table-cell/>
          <table:table-cell table:formula="of:=2^(10*RAND())" office:value-type="float" office:value="272.288847041619" calcext:value-type="float">
            <text:p>272.2888470416</text:p>
          </table:table-cell>
          <table:table-cell office:value-type="float" office:value="0.255057" calcext:value-type="float">
            <text:p>0.255057</text:p>
          </table:table-cell>
        </table:table-row>
        <table:table-row table:style-name="ro1">
          <table:table-cell table:formula="of:=[.A1460]+1" office:value-type="float" office:value="1459" calcext:value-type="float">
            <text:p>1459</text:p>
          </table:table-cell>
          <table:table-cell/>
          <table:table-cell table:formula="of:=2^(10*RAND())" office:value-type="float" office:value="3.68398955790325" calcext:value-type="float">
            <text:p>3.6839895579</text:p>
          </table:table-cell>
          <table:table-cell office:value-type="float" office:value="0.841686" calcext:value-type="float">
            <text:p>0.841686</text:p>
          </table:table-cell>
        </table:table-row>
        <table:table-row table:style-name="ro1">
          <table:table-cell table:formula="of:=[.A1461]+1" office:value-type="float" office:value="1460" calcext:value-type="float">
            <text:p>1460</text:p>
          </table:table-cell>
          <table:table-cell/>
          <table:table-cell table:formula="of:=2^(10*RAND())" office:value-type="float" office:value="8.72008336037751" calcext:value-type="float">
            <text:p>8.7200833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62]+1" office:value-type="float" office:value="1461" calcext:value-type="float">
            <text:p>1461</text:p>
          </table:table-cell>
          <table:table-cell/>
          <table:table-cell table:formula="of:=2^(10*RAND())" office:value-type="float" office:value="1.94961754638263" calcext:value-type="float">
            <text:p>1.9496175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63]+1" office:value-type="float" office:value="1462" calcext:value-type="float">
            <text:p>1462</text:p>
          </table:table-cell>
          <table:table-cell/>
          <table:table-cell table:formula="of:=2^(10*RAND())" office:value-type="float" office:value="887.91685914344" calcext:value-type="float">
            <text:p>887.9168591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64]+1" office:value-type="float" office:value="1463" calcext:value-type="float">
            <text:p>1463</text:p>
          </table:table-cell>
          <table:table-cell/>
          <table:table-cell table:formula="of:=2^(10*RAND())" office:value-type="float" office:value="226.563303612243" calcext:value-type="float">
            <text:p>226.5633036122</text:p>
          </table:table-cell>
          <table:table-cell office:value-type="float" office:value="0.562658" calcext:value-type="float">
            <text:p>0.562658</text:p>
          </table:table-cell>
        </table:table-row>
        <table:table-row table:style-name="ro1">
          <table:table-cell table:formula="of:=[.A1465]+1" office:value-type="float" office:value="1464" calcext:value-type="float">
            <text:p>1464</text:p>
          </table:table-cell>
          <table:table-cell/>
          <table:table-cell table:formula="of:=2^(10*RAND())" office:value-type="float" office:value="63.1285111654498" calcext:value-type="float">
            <text:p>63.1285111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66]+1" office:value-type="float" office:value="1465" calcext:value-type="float">
            <text:p>1465</text:p>
          </table:table-cell>
          <table:table-cell/>
          <table:table-cell table:formula="of:=2^(10*RAND())" office:value-type="float" office:value="1.35840211399858" calcext:value-type="float">
            <text:p>1.358402114</text:p>
          </table:table-cell>
          <table:table-cell office:value-type="float" office:value="0.0649603" calcext:value-type="float">
            <text:p>0.0649603</text:p>
          </table:table-cell>
        </table:table-row>
        <table:table-row table:style-name="ro1">
          <table:table-cell table:formula="of:=[.A1467]+1" office:value-type="float" office:value="1466" calcext:value-type="float">
            <text:p>1466</text:p>
          </table:table-cell>
          <table:table-cell/>
          <table:table-cell table:formula="of:=2^(10*RAND())" office:value-type="float" office:value="282.966296648016" calcext:value-type="float">
            <text:p>282.966296648</text:p>
          </table:table-cell>
          <table:table-cell office:value-type="float" office:value="0.202524" calcext:value-type="float">
            <text:p>0.202524</text:p>
          </table:table-cell>
        </table:table-row>
        <table:table-row table:style-name="ro1">
          <table:table-cell table:formula="of:=[.A1468]+1" office:value-type="float" office:value="1467" calcext:value-type="float">
            <text:p>1467</text:p>
          </table:table-cell>
          <table:table-cell/>
          <table:table-cell table:formula="of:=2^(10*RAND())" office:value-type="float" office:value="3.31361956387904" calcext:value-type="float">
            <text:p>3.3136195639</text:p>
          </table:table-cell>
          <table:table-cell office:value-type="float" office:value="0.255853" calcext:value-type="float">
            <text:p>0.255853</text:p>
          </table:table-cell>
        </table:table-row>
        <table:table-row table:style-name="ro1">
          <table:table-cell table:formula="of:=[.A1469]+1" office:value-type="float" office:value="1468" calcext:value-type="float">
            <text:p>1468</text:p>
          </table:table-cell>
          <table:table-cell/>
          <table:table-cell table:formula="of:=2^(10*RAND())" office:value-type="float" office:value="30.4240799059245" calcext:value-type="float">
            <text:p>30.4240799059</text:p>
          </table:table-cell>
          <table:table-cell office:value-type="float" office:value="0.92759" calcext:value-type="float">
            <text:p>0.92759</text:p>
          </table:table-cell>
        </table:table-row>
        <table:table-row table:style-name="ro1">
          <table:table-cell table:formula="of:=[.A1470]+1" office:value-type="float" office:value="1469" calcext:value-type="float">
            <text:p>1469</text:p>
          </table:table-cell>
          <table:table-cell/>
          <table:table-cell table:formula="of:=2^(10*RAND())" office:value-type="float" office:value="1.02834975744369" calcext:value-type="float">
            <text:p>1.0283497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71]+1" office:value-type="float" office:value="1470" calcext:value-type="float">
            <text:p>1470</text:p>
          </table:table-cell>
          <table:table-cell/>
          <table:table-cell table:formula="of:=2^(10*RAND())" office:value-type="float" office:value="2.82961147206188" calcext:value-type="float">
            <text:p>2.8296114721</text:p>
          </table:table-cell>
          <table:table-cell office:value-type="float" office:value="0.0420334" calcext:value-type="float">
            <text:p>0.0420334</text:p>
          </table:table-cell>
        </table:table-row>
        <table:table-row table:style-name="ro1">
          <table:table-cell table:formula="of:=[.A1472]+1" office:value-type="float" office:value="1471" calcext:value-type="float">
            <text:p>1471</text:p>
          </table:table-cell>
          <table:table-cell/>
          <table:table-cell table:formula="of:=2^(10*RAND())" office:value-type="float" office:value="89.646272377954" calcext:value-type="float">
            <text:p>89.646272378</text:p>
          </table:table-cell>
          <table:table-cell office:value-type="float" office:value="0.434388" calcext:value-type="float">
            <text:p>0.434388</text:p>
          </table:table-cell>
        </table:table-row>
        <table:table-row table:style-name="ro1">
          <table:table-cell table:formula="of:=[.A1473]+1" office:value-type="float" office:value="1472" calcext:value-type="float">
            <text:p>1472</text:p>
          </table:table-cell>
          <table:table-cell/>
          <table:table-cell table:formula="of:=2^(10*RAND())" office:value-type="float" office:value="16.5086990415338" calcext:value-type="float">
            <text:p>16.5086990415</text:p>
          </table:table-cell>
          <table:table-cell office:value-type="float" office:value="0.882989" calcext:value-type="float">
            <text:p>0.882989</text:p>
          </table:table-cell>
        </table:table-row>
        <table:table-row table:style-name="ro1">
          <table:table-cell table:formula="of:=[.A1474]+1" office:value-type="float" office:value="1473" calcext:value-type="float">
            <text:p>1473</text:p>
          </table:table-cell>
          <table:table-cell/>
          <table:table-cell table:formula="of:=2^(10*RAND())" office:value-type="float" office:value="8.64083342519454" calcext:value-type="float">
            <text:p>8.6408334252</text:p>
          </table:table-cell>
          <table:table-cell office:value-type="float" office:value="0.328602" calcext:value-type="float">
            <text:p>0.328602</text:p>
          </table:table-cell>
        </table:table-row>
        <table:table-row table:style-name="ro1">
          <table:table-cell table:formula="of:=[.A1475]+1" office:value-type="float" office:value="1474" calcext:value-type="float">
            <text:p>1474</text:p>
          </table:table-cell>
          <table:table-cell/>
          <table:table-cell table:formula="of:=2^(10*RAND())" office:value-type="float" office:value="22.1556497644771" calcext:value-type="float">
            <text:p>22.1556497645</text:p>
          </table:table-cell>
          <table:table-cell office:value-type="float" office:value="0.0597954" calcext:value-type="float">
            <text:p>0.0597954</text:p>
          </table:table-cell>
        </table:table-row>
        <table:table-row table:style-name="ro1">
          <table:table-cell table:formula="of:=[.A1476]+1" office:value-type="float" office:value="1475" calcext:value-type="float">
            <text:p>1475</text:p>
          </table:table-cell>
          <table:table-cell/>
          <table:table-cell table:formula="of:=2^(10*RAND())" office:value-type="float" office:value="438.58442323158" calcext:value-type="float">
            <text:p>438.5844232316</text:p>
          </table:table-cell>
          <table:table-cell office:value-type="float" office:value="0.550886" calcext:value-type="float">
            <text:p>0.550886</text:p>
          </table:table-cell>
        </table:table-row>
        <table:table-row table:style-name="ro1">
          <table:table-cell table:formula="of:=[.A1477]+1" office:value-type="float" office:value="1476" calcext:value-type="float">
            <text:p>1476</text:p>
          </table:table-cell>
          <table:table-cell/>
          <table:table-cell table:formula="of:=2^(10*RAND())" office:value-type="float" office:value="446.729309564796" calcext:value-type="float">
            <text:p>446.7293095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78]+1" office:value-type="float" office:value="1477" calcext:value-type="float">
            <text:p>1477</text:p>
          </table:table-cell>
          <table:table-cell/>
          <table:table-cell table:formula="of:=2^(10*RAND())" office:value-type="float" office:value="184.147959551053" calcext:value-type="float">
            <text:p>184.1479595511</text:p>
          </table:table-cell>
          <table:table-cell office:value-type="float" office:value="0.419964" calcext:value-type="float">
            <text:p>0.419964</text:p>
          </table:table-cell>
        </table:table-row>
        <table:table-row table:style-name="ro1">
          <table:table-cell table:formula="of:=[.A1479]+1" office:value-type="float" office:value="1478" calcext:value-type="float">
            <text:p>1478</text:p>
          </table:table-cell>
          <table:table-cell/>
          <table:table-cell table:formula="of:=2^(10*RAND())" office:value-type="float" office:value="403.357876117555" calcext:value-type="float">
            <text:p>403.3578761176</text:p>
          </table:table-cell>
          <table:table-cell office:value-type="float" office:value="0.530423" calcext:value-type="float">
            <text:p>0.530423</text:p>
          </table:table-cell>
        </table:table-row>
        <table:table-row table:style-name="ro1">
          <table:table-cell table:formula="of:=[.A1480]+1" office:value-type="float" office:value="1479" calcext:value-type="float">
            <text:p>1479</text:p>
          </table:table-cell>
          <table:table-cell/>
          <table:table-cell table:formula="of:=2^(10*RAND())" office:value-type="float" office:value="8.9678686263417" calcext:value-type="float">
            <text:p>8.9678686263</text:p>
          </table:table-cell>
          <table:table-cell office:value-type="float" office:value="0.871827" calcext:value-type="float">
            <text:p>0.871827</text:p>
          </table:table-cell>
        </table:table-row>
        <table:table-row table:style-name="ro1">
          <table:table-cell table:formula="of:=[.A1481]+1" office:value-type="float" office:value="1480" calcext:value-type="float">
            <text:p>1480</text:p>
          </table:table-cell>
          <table:table-cell/>
          <table:table-cell table:formula="of:=2^(10*RAND())" office:value-type="float" office:value="4.74142163873291" calcext:value-type="float">
            <text:p>4.7414216387</text:p>
          </table:table-cell>
          <table:table-cell office:value-type="float" office:value="0.438698" calcext:value-type="float">
            <text:p>0.438698</text:p>
          </table:table-cell>
        </table:table-row>
        <table:table-row table:style-name="ro1">
          <table:table-cell table:formula="of:=[.A1482]+1" office:value-type="float" office:value="1481" calcext:value-type="float">
            <text:p>1481</text:p>
          </table:table-cell>
          <table:table-cell/>
          <table:table-cell table:formula="of:=2^(10*RAND())" office:value-type="float" office:value="2.63810053010336" calcext:value-type="float">
            <text:p>2.6381005301</text:p>
          </table:table-cell>
          <table:table-cell office:value-type="float" office:value="0.847266" calcext:value-type="float">
            <text:p>0.847266</text:p>
          </table:table-cell>
        </table:table-row>
        <table:table-row table:style-name="ro1">
          <table:table-cell table:formula="of:=[.A1483]+1" office:value-type="float" office:value="1482" calcext:value-type="float">
            <text:p>1482</text:p>
          </table:table-cell>
          <table:table-cell/>
          <table:table-cell table:formula="of:=2^(10*RAND())" office:value-type="float" office:value="26.8102620840067" calcext:value-type="float">
            <text:p>26.810262084</text:p>
          </table:table-cell>
          <table:table-cell office:value-type="float" office:value="0.265279" calcext:value-type="float">
            <text:p>0.265279</text:p>
          </table:table-cell>
        </table:table-row>
        <table:table-row table:style-name="ro1">
          <table:table-cell table:formula="of:=[.A1484]+1" office:value-type="float" office:value="1483" calcext:value-type="float">
            <text:p>1483</text:p>
          </table:table-cell>
          <table:table-cell/>
          <table:table-cell table:formula="of:=2^(10*RAND())" office:value-type="float" office:value="33.2965771113432" calcext:value-type="float">
            <text:p>33.2965771113</text:p>
          </table:table-cell>
          <table:table-cell office:value-type="float" office:value="0.635654" calcext:value-type="float">
            <text:p>0.635654</text:p>
          </table:table-cell>
        </table:table-row>
        <table:table-row table:style-name="ro1">
          <table:table-cell table:formula="of:=[.A1485]+1" office:value-type="float" office:value="1484" calcext:value-type="float">
            <text:p>1484</text:p>
          </table:table-cell>
          <table:table-cell/>
          <table:table-cell table:formula="of:=2^(10*RAND())" office:value-type="float" office:value="24.9155875729132" calcext:value-type="float">
            <text:p>24.9155875729</text:p>
          </table:table-cell>
          <table:table-cell office:value-type="float" office:value="0.76138" calcext:value-type="float">
            <text:p>0.76138</text:p>
          </table:table-cell>
        </table:table-row>
        <table:table-row table:style-name="ro1">
          <table:table-cell table:formula="of:=[.A1486]+1" office:value-type="float" office:value="1485" calcext:value-type="float">
            <text:p>1485</text:p>
          </table:table-cell>
          <table:table-cell/>
          <table:table-cell table:formula="of:=2^(10*RAND())" office:value-type="float" office:value="13.6538058147704" calcext:value-type="float">
            <text:p>13.6538058148</text:p>
          </table:table-cell>
          <table:table-cell office:value-type="float" office:value="0.700326" calcext:value-type="float">
            <text:p>0.700326</text:p>
          </table:table-cell>
        </table:table-row>
        <table:table-row table:style-name="ro1">
          <table:table-cell table:formula="of:=[.A1487]+1" office:value-type="float" office:value="1486" calcext:value-type="float">
            <text:p>1486</text:p>
          </table:table-cell>
          <table:table-cell/>
          <table:table-cell table:formula="of:=2^(10*RAND())" office:value-type="float" office:value="168.583616902276" calcext:value-type="float">
            <text:p>168.5836169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88]+1" office:value-type="float" office:value="1487" calcext:value-type="float">
            <text:p>1487</text:p>
          </table:table-cell>
          <table:table-cell/>
          <table:table-cell table:formula="of:=2^(10*RAND())" office:value-type="float" office:value="62.8042133480022" calcext:value-type="float">
            <text:p>62.804213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89]+1" office:value-type="float" office:value="1488" calcext:value-type="float">
            <text:p>1488</text:p>
          </table:table-cell>
          <table:table-cell/>
          <table:table-cell table:formula="of:=2^(10*RAND())" office:value-type="float" office:value="23.7949672596867" calcext:value-type="float">
            <text:p>23.7949672597</text:p>
          </table:table-cell>
          <table:table-cell office:value-type="float" office:value="0.27331" calcext:value-type="float">
            <text:p>0.27331</text:p>
          </table:table-cell>
        </table:table-row>
        <table:table-row table:style-name="ro1">
          <table:table-cell table:formula="of:=[.A1490]+1" office:value-type="float" office:value="1489" calcext:value-type="float">
            <text:p>1489</text:p>
          </table:table-cell>
          <table:table-cell/>
          <table:table-cell table:formula="of:=2^(10*RAND())" office:value-type="float" office:value="33.0034241479684" calcext:value-type="float">
            <text:p>33.003424148</text:p>
          </table:table-cell>
          <table:table-cell office:value-type="float" office:value="0.269907" calcext:value-type="float">
            <text:p>0.269907</text:p>
          </table:table-cell>
        </table:table-row>
        <table:table-row table:style-name="ro1">
          <table:table-cell table:formula="of:=[.A1491]+1" office:value-type="float" office:value="1490" calcext:value-type="float">
            <text:p>1490</text:p>
          </table:table-cell>
          <table:table-cell/>
          <table:table-cell table:formula="of:=2^(10*RAND())" office:value-type="float" office:value="41.5206170186506" calcext:value-type="float">
            <text:p>41.5206170187</text:p>
          </table:table-cell>
          <table:table-cell office:value-type="float" office:value="0.736575" calcext:value-type="float">
            <text:p>0.736575</text:p>
          </table:table-cell>
        </table:table-row>
        <table:table-row table:style-name="ro1">
          <table:table-cell table:formula="of:=[.A1492]+1" office:value-type="float" office:value="1491" calcext:value-type="float">
            <text:p>1491</text:p>
          </table:table-cell>
          <table:table-cell/>
          <table:table-cell table:formula="of:=2^(10*RAND())" office:value-type="float" office:value="1.5762511580327" calcext:value-type="float">
            <text:p>1.576251158</text:p>
          </table:table-cell>
          <table:table-cell office:value-type="float" office:value="0.59375" calcext:value-type="float">
            <text:p>0.59375</text:p>
          </table:table-cell>
        </table:table-row>
        <table:table-row table:style-name="ro1">
          <table:table-cell table:formula="of:=[.A1493]+1" office:value-type="float" office:value="1492" calcext:value-type="float">
            <text:p>1492</text:p>
          </table:table-cell>
          <table:table-cell/>
          <table:table-cell table:formula="of:=2^(10*RAND())" office:value-type="float" office:value="2.33515011163195" calcext:value-type="float">
            <text:p>2.3351501116</text:p>
          </table:table-cell>
          <table:table-cell office:value-type="float" office:value="0.758142" calcext:value-type="float">
            <text:p>0.758142</text:p>
          </table:table-cell>
        </table:table-row>
        <table:table-row table:style-name="ro1">
          <table:table-cell table:formula="of:=[.A1494]+1" office:value-type="float" office:value="1493" calcext:value-type="float">
            <text:p>1493</text:p>
          </table:table-cell>
          <table:table-cell/>
          <table:table-cell table:formula="of:=2^(10*RAND())" office:value-type="float" office:value="80.5326692961221" calcext:value-type="float">
            <text:p>80.5326692961</text:p>
          </table:table-cell>
          <table:table-cell office:value-type="float" office:value="0.844556" calcext:value-type="float">
            <text:p>0.844556</text:p>
          </table:table-cell>
        </table:table-row>
        <table:table-row table:style-name="ro1">
          <table:table-cell table:formula="of:=[.A1495]+1" office:value-type="float" office:value="1494" calcext:value-type="float">
            <text:p>1494</text:p>
          </table:table-cell>
          <table:table-cell/>
          <table:table-cell table:formula="of:=2^(10*RAND())" office:value-type="float" office:value="1.8920360359215" calcext:value-type="float">
            <text:p>1.8920360359</text:p>
          </table:table-cell>
          <table:table-cell office:value-type="float" office:value="0.435534" calcext:value-type="float">
            <text:p>0.435534</text:p>
          </table:table-cell>
        </table:table-row>
        <table:table-row table:style-name="ro1">
          <table:table-cell table:formula="of:=[.A1496]+1" office:value-type="float" office:value="1495" calcext:value-type="float">
            <text:p>1495</text:p>
          </table:table-cell>
          <table:table-cell/>
          <table:table-cell table:formula="of:=2^(10*RAND())" office:value-type="float" office:value="378.09499069732" calcext:value-type="float">
            <text:p>378.0949906973</text:p>
          </table:table-cell>
          <table:table-cell office:value-type="float" office:value="0.405319" calcext:value-type="float">
            <text:p>0.405319</text:p>
          </table:table-cell>
        </table:table-row>
        <table:table-row table:style-name="ro1">
          <table:table-cell table:formula="of:=[.A1497]+1" office:value-type="float" office:value="1496" calcext:value-type="float">
            <text:p>1496</text:p>
          </table:table-cell>
          <table:table-cell/>
          <table:table-cell table:formula="of:=2^(10*RAND())" office:value-type="float" office:value="2.44286278421418" calcext:value-type="float">
            <text:p>2.4428627842</text:p>
          </table:table-cell>
          <table:table-cell office:value-type="float" office:value="0.323934" calcext:value-type="float">
            <text:p>0.323934</text:p>
          </table:table-cell>
        </table:table-row>
        <table:table-row table:style-name="ro1">
          <table:table-cell table:formula="of:=[.A1498]+1" office:value-type="float" office:value="1497" calcext:value-type="float">
            <text:p>1497</text:p>
          </table:table-cell>
          <table:table-cell/>
          <table:table-cell table:formula="of:=2^(10*RAND())" office:value-type="float" office:value="705.226577184263" calcext:value-type="float">
            <text:p>705.2265771843</text:p>
          </table:table-cell>
          <table:table-cell office:value-type="float" office:value="0.455711" calcext:value-type="float">
            <text:p>0.455711</text:p>
          </table:table-cell>
        </table:table-row>
        <table:table-row table:style-name="ro1">
          <table:table-cell table:formula="of:=[.A1499]+1" office:value-type="float" office:value="1498" calcext:value-type="float">
            <text:p>1498</text:p>
          </table:table-cell>
          <table:table-cell/>
          <table:table-cell table:formula="of:=2^(10*RAND())" office:value-type="float" office:value="46.3350533410917" calcext:value-type="float">
            <text:p>46.3350533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00]+1" office:value-type="float" office:value="1499" calcext:value-type="float">
            <text:p>1499</text:p>
          </table:table-cell>
          <table:table-cell/>
          <table:table-cell table:formula="of:=2^(10*RAND())" office:value-type="float" office:value="236.016405217171" calcext:value-type="float">
            <text:p>236.0164052172</text:p>
          </table:table-cell>
          <table:table-cell office:value-type="float" office:value="0.338484" calcext:value-type="float">
            <text:p>0.338484</text:p>
          </table:table-cell>
        </table:table-row>
        <table:table-row table:style-name="ro1">
          <table:table-cell table:formula="of:=[.A1501]+1" office:value-type="float" office:value="1500" calcext:value-type="float">
            <text:p>1500</text:p>
          </table:table-cell>
          <table:table-cell/>
          <table:table-cell table:formula="of:=2^(10*RAND())" office:value-type="float" office:value="820.821115498829" calcext:value-type="float">
            <text:p>820.8211154988</text:p>
          </table:table-cell>
          <table:table-cell office:value-type="float" office:value="0.346149" calcext:value-type="float">
            <text:p>0.346149</text:p>
          </table:table-cell>
        </table:table-row>
        <table:table-row table:style-name="ro1">
          <table:table-cell table:formula="of:=[.A1502]+1" office:value-type="float" office:value="1501" calcext:value-type="float">
            <text:p>1501</text:p>
          </table:table-cell>
          <table:table-cell/>
          <table:table-cell table:formula="of:=2^(10*RAND())" office:value-type="float" office:value="263.467962885828" calcext:value-type="float">
            <text:p>263.4679628858</text:p>
          </table:table-cell>
          <table:table-cell office:value-type="float" office:value="0.591248" calcext:value-type="float">
            <text:p>0.591248</text:p>
          </table:table-cell>
        </table:table-row>
        <table:table-row table:style-name="ro1">
          <table:table-cell table:formula="of:=[.A1503]+1" office:value-type="float" office:value="1502" calcext:value-type="float">
            <text:p>1502</text:p>
          </table:table-cell>
          <table:table-cell/>
          <table:table-cell table:formula="of:=2^(10*RAND())" office:value-type="float" office:value="38.5597900626968" calcext:value-type="float">
            <text:p>38.5597900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04]+1" office:value-type="float" office:value="1503" calcext:value-type="float">
            <text:p>1503</text:p>
          </table:table-cell>
          <table:table-cell/>
          <table:table-cell table:formula="of:=2^(10*RAND())" office:value-type="float" office:value="1.78223678065241" calcext:value-type="float">
            <text:p>1.7822367807</text:p>
          </table:table-cell>
          <table:table-cell office:value-type="float" office:value="0.764099" calcext:value-type="float">
            <text:p>0.764099</text:p>
          </table:table-cell>
        </table:table-row>
        <table:table-row table:style-name="ro1">
          <table:table-cell table:formula="of:=[.A1505]+1" office:value-type="float" office:value="1504" calcext:value-type="float">
            <text:p>1504</text:p>
          </table:table-cell>
          <table:table-cell/>
          <table:table-cell table:formula="of:=2^(10*RAND())" office:value-type="float" office:value="18.7900435937341" calcext:value-type="float">
            <text:p>18.7900435937</text:p>
          </table:table-cell>
          <table:table-cell office:value-type="float" office:value="0.958154" calcext:value-type="float">
            <text:p>0.958154</text:p>
          </table:table-cell>
        </table:table-row>
        <table:table-row table:style-name="ro1">
          <table:table-cell table:formula="of:=[.A1506]+1" office:value-type="float" office:value="1505" calcext:value-type="float">
            <text:p>1505</text:p>
          </table:table-cell>
          <table:table-cell/>
          <table:table-cell table:formula="of:=2^(10*RAND())" office:value-type="float" office:value="256.496472617356" calcext:value-type="float">
            <text:p>256.4964726174</text:p>
          </table:table-cell>
          <table:table-cell office:value-type="float" office:value="0.339493" calcext:value-type="float">
            <text:p>0.339493</text:p>
          </table:table-cell>
        </table:table-row>
        <table:table-row table:style-name="ro1">
          <table:table-cell table:formula="of:=[.A1507]+1" office:value-type="float" office:value="1506" calcext:value-type="float">
            <text:p>1506</text:p>
          </table:table-cell>
          <table:table-cell/>
          <table:table-cell table:formula="of:=2^(10*RAND())" office:value-type="float" office:value="233.30054392603" calcext:value-type="float">
            <text:p>233.300543926</text:p>
          </table:table-cell>
          <table:table-cell office:value-type="float" office:value="0.58988" calcext:value-type="float">
            <text:p>0.58988</text:p>
          </table:table-cell>
        </table:table-row>
        <table:table-row table:style-name="ro1">
          <table:table-cell table:formula="of:=[.A1508]+1" office:value-type="float" office:value="1507" calcext:value-type="float">
            <text:p>1507</text:p>
          </table:table-cell>
          <table:table-cell/>
          <table:table-cell table:formula="of:=2^(10*RAND())" office:value-type="float" office:value="2.27485811588641" calcext:value-type="float">
            <text:p>2.2748581159</text:p>
          </table:table-cell>
          <table:table-cell office:value-type="float" office:value="0.451589" calcext:value-type="float">
            <text:p>0.451589</text:p>
          </table:table-cell>
        </table:table-row>
        <table:table-row table:style-name="ro1">
          <table:table-cell table:formula="of:=[.A1509]+1" office:value-type="float" office:value="1508" calcext:value-type="float">
            <text:p>1508</text:p>
          </table:table-cell>
          <table:table-cell/>
          <table:table-cell table:formula="of:=2^(10*RAND())" office:value-type="float" office:value="48.6840192928718" calcext:value-type="float">
            <text:p>48.6840192929</text:p>
          </table:table-cell>
          <table:table-cell office:value-type="float" office:value="0.931004" calcext:value-type="float">
            <text:p>0.931004</text:p>
          </table:table-cell>
        </table:table-row>
        <table:table-row table:style-name="ro1">
          <table:table-cell table:formula="of:=[.A1510]+1" office:value-type="float" office:value="1509" calcext:value-type="float">
            <text:p>1509</text:p>
          </table:table-cell>
          <table:table-cell/>
          <table:table-cell table:formula="of:=2^(10*RAND())" office:value-type="float" office:value="1.78475811675689" calcext:value-type="float">
            <text:p>1.7847581168</text:p>
          </table:table-cell>
          <table:table-cell office:value-type="float" office:value="0.199219" calcext:value-type="float">
            <text:p>0.199219</text:p>
          </table:table-cell>
        </table:table-row>
        <table:table-row table:style-name="ro1">
          <table:table-cell table:formula="of:=[.A1511]+1" office:value-type="float" office:value="1510" calcext:value-type="float">
            <text:p>1510</text:p>
          </table:table-cell>
          <table:table-cell/>
          <table:table-cell table:formula="of:=2^(10*RAND())" office:value-type="float" office:value="62.0153608720248" calcext:value-type="float">
            <text:p>62.015360872</text:p>
          </table:table-cell>
          <table:table-cell office:value-type="float" office:value="0.633792" calcext:value-type="float">
            <text:p>0.633792</text:p>
          </table:table-cell>
        </table:table-row>
        <table:table-row table:style-name="ro1">
          <table:table-cell table:formula="of:=[.A1512]+1" office:value-type="float" office:value="1511" calcext:value-type="float">
            <text:p>1511</text:p>
          </table:table-cell>
          <table:table-cell/>
          <table:table-cell table:formula="of:=2^(10*RAND())" office:value-type="float" office:value="170.966504211021" calcext:value-type="float">
            <text:p>170.966504211</text:p>
          </table:table-cell>
          <table:table-cell office:value-type="float" office:value="0.821579" calcext:value-type="float">
            <text:p>0.821579</text:p>
          </table:table-cell>
        </table:table-row>
        <table:table-row table:style-name="ro1">
          <table:table-cell table:formula="of:=[.A1513]+1" office:value-type="float" office:value="1512" calcext:value-type="float">
            <text:p>1512</text:p>
          </table:table-cell>
          <table:table-cell/>
          <table:table-cell table:formula="of:=2^(10*RAND())" office:value-type="float" office:value="6.6619610477941" calcext:value-type="float">
            <text:p>6.6619610478</text:p>
          </table:table-cell>
          <table:table-cell office:value-type="float" office:value="0.436692" calcext:value-type="float">
            <text:p>0.436692</text:p>
          </table:table-cell>
        </table:table-row>
        <table:table-row table:style-name="ro1">
          <table:table-cell table:formula="of:=[.A1514]+1" office:value-type="float" office:value="1513" calcext:value-type="float">
            <text:p>1513</text:p>
          </table:table-cell>
          <table:table-cell/>
          <table:table-cell table:formula="of:=2^(10*RAND())" office:value-type="float" office:value="104.724287389809" calcext:value-type="float">
            <text:p>104.7242873898</text:p>
          </table:table-cell>
          <table:table-cell office:value-type="float" office:value="0.145841" calcext:value-type="float">
            <text:p>0.145841</text:p>
          </table:table-cell>
        </table:table-row>
        <table:table-row table:style-name="ro1">
          <table:table-cell table:formula="of:=[.A1515]+1" office:value-type="float" office:value="1514" calcext:value-type="float">
            <text:p>1514</text:p>
          </table:table-cell>
          <table:table-cell/>
          <table:table-cell table:formula="of:=2^(10*RAND())" office:value-type="float" office:value="147.177600279457" calcext:value-type="float">
            <text:p>147.1776002795</text:p>
          </table:table-cell>
          <table:table-cell office:value-type="float" office:value="0.535704" calcext:value-type="float">
            <text:p>0.535704</text:p>
          </table:table-cell>
        </table:table-row>
        <table:table-row table:style-name="ro1">
          <table:table-cell table:formula="of:=[.A1516]+1" office:value-type="float" office:value="1515" calcext:value-type="float">
            <text:p>1515</text:p>
          </table:table-cell>
          <table:table-cell/>
          <table:table-cell table:formula="of:=2^(10*RAND())" office:value-type="float" office:value="252.943519959393" calcext:value-type="float">
            <text:p>252.9435199594</text:p>
          </table:table-cell>
          <table:table-cell office:value-type="float" office:value="0.354865" calcext:value-type="float">
            <text:p>0.354865</text:p>
          </table:table-cell>
        </table:table-row>
        <table:table-row table:style-name="ro1">
          <table:table-cell table:formula="of:=[.A1517]+1" office:value-type="float" office:value="1516" calcext:value-type="float">
            <text:p>1516</text:p>
          </table:table-cell>
          <table:table-cell/>
          <table:table-cell table:formula="of:=2^(10*RAND())" office:value-type="float" office:value="13.4471091023411" calcext:value-type="float">
            <text:p>13.4471091023</text:p>
          </table:table-cell>
          <table:table-cell office:value-type="float" office:value="0.13709" calcext:value-type="float">
            <text:p>0.13709</text:p>
          </table:table-cell>
        </table:table-row>
        <table:table-row table:style-name="ro1">
          <table:table-cell table:formula="of:=[.A1518]+1" office:value-type="float" office:value="1517" calcext:value-type="float">
            <text:p>1517</text:p>
          </table:table-cell>
          <table:table-cell/>
          <table:table-cell table:formula="of:=2^(10*RAND())" office:value-type="float" office:value="4.79821802011387" calcext:value-type="float">
            <text:p>4.7982180201</text:p>
          </table:table-cell>
          <table:table-cell office:value-type="float" office:value="0.854821" calcext:value-type="float">
            <text:p>0.854821</text:p>
          </table:table-cell>
        </table:table-row>
        <table:table-row table:style-name="ro1">
          <table:table-cell table:formula="of:=[.A1519]+1" office:value-type="float" office:value="1518" calcext:value-type="float">
            <text:p>1518</text:p>
          </table:table-cell>
          <table:table-cell/>
          <table:table-cell table:formula="of:=2^(10*RAND())" office:value-type="float" office:value="9.52646826952713" calcext:value-type="float">
            <text:p>9.5264682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20]+1" office:value-type="float" office:value="1519" calcext:value-type="float">
            <text:p>1519</text:p>
          </table:table-cell>
          <table:table-cell/>
          <table:table-cell table:formula="of:=2^(10*RAND())" office:value-type="float" office:value="3.14095552463224" calcext:value-type="float">
            <text:p>3.1409555246</text:p>
          </table:table-cell>
          <table:table-cell office:value-type="float" office:value="0.799721" calcext:value-type="float">
            <text:p>0.799721</text:p>
          </table:table-cell>
        </table:table-row>
        <table:table-row table:style-name="ro1">
          <table:table-cell table:formula="of:=[.A1521]+1" office:value-type="float" office:value="1520" calcext:value-type="float">
            <text:p>1520</text:p>
          </table:table-cell>
          <table:table-cell/>
          <table:table-cell table:formula="of:=2^(10*RAND())" office:value-type="float" office:value="23.6696022360014" calcext:value-type="float">
            <text:p>23.669602236</text:p>
          </table:table-cell>
          <table:table-cell office:value-type="float" office:value="0.275739" calcext:value-type="float">
            <text:p>0.275739</text:p>
          </table:table-cell>
        </table:table-row>
        <table:table-row table:style-name="ro1">
          <table:table-cell table:formula="of:=[.A1522]+1" office:value-type="float" office:value="1521" calcext:value-type="float">
            <text:p>1521</text:p>
          </table:table-cell>
          <table:table-cell/>
          <table:table-cell table:formula="of:=2^(10*RAND())" office:value-type="float" office:value="51.6458393422251" calcext:value-type="float">
            <text:p>51.6458393422</text:p>
          </table:table-cell>
          <table:table-cell office:value-type="float" office:value="0.714434" calcext:value-type="float">
            <text:p>0.714434</text:p>
          </table:table-cell>
        </table:table-row>
        <table:table-row table:style-name="ro1">
          <table:table-cell table:formula="of:=[.A1523]+1" office:value-type="float" office:value="1522" calcext:value-type="float">
            <text:p>1522</text:p>
          </table:table-cell>
          <table:table-cell/>
          <table:table-cell table:formula="of:=2^(10*RAND())" office:value-type="float" office:value="31.4478765778768" calcext:value-type="float">
            <text:p>31.4478765779</text:p>
          </table:table-cell>
          <table:table-cell office:value-type="float" office:value="0.828117" calcext:value-type="float">
            <text:p>0.828117</text:p>
          </table:table-cell>
        </table:table-row>
        <table:table-row table:style-name="ro1">
          <table:table-cell table:formula="of:=[.A1524]+1" office:value-type="float" office:value="1523" calcext:value-type="float">
            <text:p>1523</text:p>
          </table:table-cell>
          <table:table-cell/>
          <table:table-cell table:formula="of:=2^(10*RAND())" office:value-type="float" office:value="5.81672077122309" calcext:value-type="float">
            <text:p>5.8167207712</text:p>
          </table:table-cell>
          <table:table-cell office:value-type="float" office:value="0.591253" calcext:value-type="float">
            <text:p>0.591253</text:p>
          </table:table-cell>
        </table:table-row>
        <table:table-row table:style-name="ro1">
          <table:table-cell table:formula="of:=[.A1525]+1" office:value-type="float" office:value="1524" calcext:value-type="float">
            <text:p>1524</text:p>
          </table:table-cell>
          <table:table-cell/>
          <table:table-cell table:formula="of:=2^(10*RAND())" office:value-type="float" office:value="188.814726256807" calcext:value-type="float">
            <text:p>188.8147262568</text:p>
          </table:table-cell>
          <table:table-cell office:value-type="float" office:value="0.988596" calcext:value-type="float">
            <text:p>0.988596</text:p>
          </table:table-cell>
        </table:table-row>
        <table:table-row table:style-name="ro1">
          <table:table-cell table:formula="of:=[.A1526]+1" office:value-type="float" office:value="1525" calcext:value-type="float">
            <text:p>1525</text:p>
          </table:table-cell>
          <table:table-cell/>
          <table:table-cell table:formula="of:=2^(10*RAND())" office:value-type="float" office:value="22.1390190566765" calcext:value-type="float">
            <text:p>22.1390190567</text:p>
          </table:table-cell>
          <table:table-cell office:value-type="float" office:value="0.573941" calcext:value-type="float">
            <text:p>0.573941</text:p>
          </table:table-cell>
        </table:table-row>
        <table:table-row table:style-name="ro1">
          <table:table-cell table:formula="of:=[.A1527]+1" office:value-type="float" office:value="1526" calcext:value-type="float">
            <text:p>1526</text:p>
          </table:table-cell>
          <table:table-cell/>
          <table:table-cell table:formula="of:=2^(10*RAND())" office:value-type="float" office:value="21.3549453529813" calcext:value-type="float">
            <text:p>21.354945353</text:p>
          </table:table-cell>
          <table:table-cell office:value-type="float" office:value="0.878319" calcext:value-type="float">
            <text:p>0.878319</text:p>
          </table:table-cell>
        </table:table-row>
        <table:table-row table:style-name="ro1">
          <table:table-cell table:formula="of:=[.A1528]+1" office:value-type="float" office:value="1527" calcext:value-type="float">
            <text:p>1527</text:p>
          </table:table-cell>
          <table:table-cell/>
          <table:table-cell table:formula="of:=2^(10*RAND())" office:value-type="float" office:value="808.958827084797" calcext:value-type="float">
            <text:p>808.9588270848</text:p>
          </table:table-cell>
          <table:table-cell office:value-type="float" office:value="0.620601" calcext:value-type="float">
            <text:p>0.620601</text:p>
          </table:table-cell>
        </table:table-row>
        <table:table-row table:style-name="ro1">
          <table:table-cell table:formula="of:=[.A1529]+1" office:value-type="float" office:value="1528" calcext:value-type="float">
            <text:p>1528</text:p>
          </table:table-cell>
          <table:table-cell/>
          <table:table-cell table:formula="of:=2^(10*RAND())" office:value-type="float" office:value="37.9393454665718" calcext:value-type="float">
            <text:p>37.9393454666</text:p>
          </table:table-cell>
          <table:table-cell office:value-type="float" office:value="0.422376" calcext:value-type="float">
            <text:p>0.422376</text:p>
          </table:table-cell>
        </table:table-row>
        <table:table-row table:style-name="ro1">
          <table:table-cell table:formula="of:=[.A1530]+1" office:value-type="float" office:value="1529" calcext:value-type="float">
            <text:p>1529</text:p>
          </table:table-cell>
          <table:table-cell/>
          <table:table-cell table:formula="of:=2^(10*RAND())" office:value-type="float" office:value="17.507849671449" calcext:value-type="float">
            <text:p>17.5078496714</text:p>
          </table:table-cell>
          <table:table-cell office:value-type="float" office:value="0.060499" calcext:value-type="float">
            <text:p>0.060499</text:p>
          </table:table-cell>
        </table:table-row>
        <table:table-row table:style-name="ro1">
          <table:table-cell table:formula="of:=[.A1531]+1" office:value-type="float" office:value="1530" calcext:value-type="float">
            <text:p>1530</text:p>
          </table:table-cell>
          <table:table-cell/>
          <table:table-cell table:formula="of:=2^(10*RAND())" office:value-type="float" office:value="1.40323551711966" calcext:value-type="float">
            <text:p>1.4032355171</text:p>
          </table:table-cell>
          <table:table-cell office:value-type="float" office:value="0.849805" calcext:value-type="float">
            <text:p>0.849805</text:p>
          </table:table-cell>
        </table:table-row>
        <table:table-row table:style-name="ro1">
          <table:table-cell table:formula="of:=[.A1532]+1" office:value-type="float" office:value="1531" calcext:value-type="float">
            <text:p>1531</text:p>
          </table:table-cell>
          <table:table-cell/>
          <table:table-cell table:formula="of:=2^(10*RAND())" office:value-type="float" office:value="487.421104186617" calcext:value-type="float">
            <text:p>487.4211041866</text:p>
          </table:table-cell>
          <table:table-cell office:value-type="float" office:value="0.431042" calcext:value-type="float">
            <text:p>0.431042</text:p>
          </table:table-cell>
        </table:table-row>
        <table:table-row table:style-name="ro1">
          <table:table-cell table:formula="of:=[.A1533]+1" office:value-type="float" office:value="1532" calcext:value-type="float">
            <text:p>1532</text:p>
          </table:table-cell>
          <table:table-cell/>
          <table:table-cell table:formula="of:=2^(10*RAND())" office:value-type="float" office:value="32.3186271048789" calcext:value-type="float">
            <text:p>32.3186271049</text:p>
          </table:table-cell>
          <table:table-cell office:value-type="float" office:value="0.445063" calcext:value-type="float">
            <text:p>0.445063</text:p>
          </table:table-cell>
        </table:table-row>
        <table:table-row table:style-name="ro1">
          <table:table-cell table:formula="of:=[.A1534]+1" office:value-type="float" office:value="1533" calcext:value-type="float">
            <text:p>1533</text:p>
          </table:table-cell>
          <table:table-cell/>
          <table:table-cell table:formula="of:=2^(10*RAND())" office:value-type="float" office:value="2.88516865729255" calcext:value-type="float">
            <text:p>2.8851686573</text:p>
          </table:table-cell>
          <table:table-cell office:value-type="float" office:value="0.906119" calcext:value-type="float">
            <text:p>0.906119</text:p>
          </table:table-cell>
        </table:table-row>
        <table:table-row table:style-name="ro1">
          <table:table-cell table:formula="of:=[.A1535]+1" office:value-type="float" office:value="1534" calcext:value-type="float">
            <text:p>1534</text:p>
          </table:table-cell>
          <table:table-cell/>
          <table:table-cell table:formula="of:=2^(10*RAND())" office:value-type="float" office:value="2.6635924579266" calcext:value-type="float">
            <text:p>2.6635924579</text:p>
          </table:table-cell>
          <table:table-cell office:value-type="float" office:value="0.908645" calcext:value-type="float">
            <text:p>0.908645</text:p>
          </table:table-cell>
        </table:table-row>
        <table:table-row table:style-name="ro1">
          <table:table-cell table:formula="of:=[.A1536]+1" office:value-type="float" office:value="1535" calcext:value-type="float">
            <text:p>1535</text:p>
          </table:table-cell>
          <table:table-cell/>
          <table:table-cell table:formula="of:=2^(10*RAND())" office:value-type="float" office:value="2.13962248077605" calcext:value-type="float">
            <text:p>2.1396224808</text:p>
          </table:table-cell>
          <table:table-cell office:value-type="float" office:value="0.783018" calcext:value-type="float">
            <text:p>0.783018</text:p>
          </table:table-cell>
        </table:table-row>
        <table:table-row table:style-name="ro1">
          <table:table-cell table:formula="of:=[.A1537]+1" office:value-type="float" office:value="1536" calcext:value-type="float">
            <text:p>1536</text:p>
          </table:table-cell>
          <table:table-cell/>
          <table:table-cell table:formula="of:=2^(10*RAND())" office:value-type="float" office:value="31.4902607829558" calcext:value-type="float">
            <text:p>31.490260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38]+1" office:value-type="float" office:value="1537" calcext:value-type="float">
            <text:p>1537</text:p>
          </table:table-cell>
          <table:table-cell/>
          <table:table-cell table:formula="of:=2^(10*RAND())" office:value-type="float" office:value="95.1011623815267" calcext:value-type="float">
            <text:p>95.1011623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39]+1" office:value-type="float" office:value="1538" calcext:value-type="float">
            <text:p>1538</text:p>
          </table:table-cell>
          <table:table-cell/>
          <table:table-cell table:formula="of:=2^(10*RAND())" office:value-type="float" office:value="4.28379101033843" calcext:value-type="float">
            <text:p>4.2837910103</text:p>
          </table:table-cell>
          <table:table-cell office:value-type="float" office:value="0.408344" calcext:value-type="float">
            <text:p>0.408344</text:p>
          </table:table-cell>
        </table:table-row>
        <table:table-row table:style-name="ro1">
          <table:table-cell table:formula="of:=[.A1540]+1" office:value-type="float" office:value="1539" calcext:value-type="float">
            <text:p>1539</text:p>
          </table:table-cell>
          <table:table-cell/>
          <table:table-cell table:formula="of:=2^(10*RAND())" office:value-type="float" office:value="4.1478796777291" calcext:value-type="float">
            <text:p>4.1478796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41]+1" office:value-type="float" office:value="1540" calcext:value-type="float">
            <text:p>1540</text:p>
          </table:table-cell>
          <table:table-cell/>
          <table:table-cell table:formula="of:=2^(10*RAND())" office:value-type="float" office:value="68.9671418442225" calcext:value-type="float">
            <text:p>68.9671418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42]+1" office:value-type="float" office:value="1541" calcext:value-type="float">
            <text:p>1541</text:p>
          </table:table-cell>
          <table:table-cell/>
          <table:table-cell table:formula="of:=2^(10*RAND())" office:value-type="float" office:value="1.37289380260119" calcext:value-type="float">
            <text:p>1.3728938026</text:p>
          </table:table-cell>
          <table:table-cell office:value-type="float" office:value="0.31008" calcext:value-type="float">
            <text:p>0.31008</text:p>
          </table:table-cell>
        </table:table-row>
        <table:table-row table:style-name="ro1">
          <table:table-cell table:formula="of:=[.A1543]+1" office:value-type="float" office:value="1542" calcext:value-type="float">
            <text:p>1542</text:p>
          </table:table-cell>
          <table:table-cell/>
          <table:table-cell table:formula="of:=2^(10*RAND())" office:value-type="float" office:value="40.5360909942543" calcext:value-type="float">
            <text:p>40.5360909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44]+1" office:value-type="float" office:value="1543" calcext:value-type="float">
            <text:p>1543</text:p>
          </table:table-cell>
          <table:table-cell/>
          <table:table-cell table:formula="of:=2^(10*RAND())" office:value-type="float" office:value="1.92947313800163" calcext:value-type="float">
            <text:p>1.929473138</text:p>
          </table:table-cell>
          <table:table-cell office:value-type="float" office:value="0.357516" calcext:value-type="float">
            <text:p>0.357516</text:p>
          </table:table-cell>
        </table:table-row>
        <table:table-row table:style-name="ro1">
          <table:table-cell table:formula="of:=[.A1545]+1" office:value-type="float" office:value="1544" calcext:value-type="float">
            <text:p>1544</text:p>
          </table:table-cell>
          <table:table-cell/>
          <table:table-cell table:formula="of:=2^(10*RAND())" office:value-type="float" office:value="60.1521779690993" calcext:value-type="float">
            <text:p>60.1521779691</text:p>
          </table:table-cell>
          <table:table-cell office:value-type="float" office:value="0.888685" calcext:value-type="float">
            <text:p>0.888685</text:p>
          </table:table-cell>
        </table:table-row>
        <table:table-row table:style-name="ro1">
          <table:table-cell table:formula="of:=[.A1546]+1" office:value-type="float" office:value="1545" calcext:value-type="float">
            <text:p>1545</text:p>
          </table:table-cell>
          <table:table-cell/>
          <table:table-cell table:formula="of:=2^(10*RAND())" office:value-type="float" office:value="11.3537210788448" calcext:value-type="float">
            <text:p>11.3537210788</text:p>
          </table:table-cell>
          <table:table-cell office:value-type="float" office:value="0.135745" calcext:value-type="float">
            <text:p>0.135745</text:p>
          </table:table-cell>
        </table:table-row>
        <table:table-row table:style-name="ro1">
          <table:table-cell table:formula="of:=[.A1547]+1" office:value-type="float" office:value="1546" calcext:value-type="float">
            <text:p>1546</text:p>
          </table:table-cell>
          <table:table-cell/>
          <table:table-cell table:formula="of:=2^(10*RAND())" office:value-type="float" office:value="169.371886662642" calcext:value-type="float">
            <text:p>169.3718866626</text:p>
          </table:table-cell>
          <table:table-cell office:value-type="float" office:value="0.192241" calcext:value-type="float">
            <text:p>0.192241</text:p>
          </table:table-cell>
        </table:table-row>
        <table:table-row table:style-name="ro1">
          <table:table-cell table:formula="of:=[.A1548]+1" office:value-type="float" office:value="1547" calcext:value-type="float">
            <text:p>1547</text:p>
          </table:table-cell>
          <table:table-cell/>
          <table:table-cell table:formula="of:=2^(10*RAND())" office:value-type="float" office:value="407.968703970171" calcext:value-type="float">
            <text:p>407.9687039702</text:p>
          </table:table-cell>
          <table:table-cell office:value-type="float" office:value="0.532461" calcext:value-type="float">
            <text:p>0.532461</text:p>
          </table:table-cell>
        </table:table-row>
        <table:table-row table:style-name="ro1">
          <table:table-cell table:formula="of:=[.A1549]+1" office:value-type="float" office:value="1548" calcext:value-type="float">
            <text:p>1548</text:p>
          </table:table-cell>
          <table:table-cell/>
          <table:table-cell table:formula="of:=2^(10*RAND())" office:value-type="float" office:value="589.69216603473" calcext:value-type="float">
            <text:p>589.6921660347</text:p>
          </table:table-cell>
          <table:table-cell office:value-type="float" office:value="0.27997" calcext:value-type="float">
            <text:p>0.27997</text:p>
          </table:table-cell>
        </table:table-row>
        <table:table-row table:style-name="ro1">
          <table:table-cell table:formula="of:=[.A1550]+1" office:value-type="float" office:value="1549" calcext:value-type="float">
            <text:p>1549</text:p>
          </table:table-cell>
          <table:table-cell/>
          <table:table-cell table:formula="of:=2^(10*RAND())" office:value-type="float" office:value="972.5615512585" calcext:value-type="float">
            <text:p>972.561551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51]+1" office:value-type="float" office:value="1550" calcext:value-type="float">
            <text:p>1550</text:p>
          </table:table-cell>
          <table:table-cell/>
          <table:table-cell table:formula="of:=2^(10*RAND())" office:value-type="float" office:value="560.385494789879" calcext:value-type="float">
            <text:p>560.3854947899</text:p>
          </table:table-cell>
          <table:table-cell office:value-type="float" office:value="0.303727" calcext:value-type="float">
            <text:p>0.303727</text:p>
          </table:table-cell>
        </table:table-row>
        <table:table-row table:style-name="ro1">
          <table:table-cell table:formula="of:=[.A1552]+1" office:value-type="float" office:value="1551" calcext:value-type="float">
            <text:p>1551</text:p>
          </table:table-cell>
          <table:table-cell/>
          <table:table-cell table:formula="of:=2^(10*RAND())" office:value-type="float" office:value="2.4053723409108" calcext:value-type="float">
            <text:p>2.4053723409</text:p>
          </table:table-cell>
          <table:table-cell office:value-type="float" office:value="0.323716" calcext:value-type="float">
            <text:p>0.323716</text:p>
          </table:table-cell>
        </table:table-row>
        <table:table-row table:style-name="ro1">
          <table:table-cell table:formula="of:=[.A1553]+1" office:value-type="float" office:value="1552" calcext:value-type="float">
            <text:p>1552</text:p>
          </table:table-cell>
          <table:table-cell/>
          <table:table-cell table:formula="of:=2^(10*RAND())" office:value-type="float" office:value="394.331416821409" calcext:value-type="float">
            <text:p>394.3314168214</text:p>
          </table:table-cell>
          <table:table-cell office:value-type="float" office:value="0.0860665" calcext:value-type="float">
            <text:p>0.0860665</text:p>
          </table:table-cell>
        </table:table-row>
        <table:table-row table:style-name="ro1">
          <table:table-cell table:formula="of:=[.A1554]+1" office:value-type="float" office:value="1553" calcext:value-type="float">
            <text:p>1553</text:p>
          </table:table-cell>
          <table:table-cell/>
          <table:table-cell table:formula="of:=2^(10*RAND())" office:value-type="float" office:value="4.07492267294202" calcext:value-type="float">
            <text:p>4.0749226729</text:p>
          </table:table-cell>
          <table:table-cell office:value-type="float" office:value="0.19497" calcext:value-type="float">
            <text:p>0.19497</text:p>
          </table:table-cell>
        </table:table-row>
        <table:table-row table:style-name="ro1">
          <table:table-cell table:formula="of:=[.A1555]+1" office:value-type="float" office:value="1554" calcext:value-type="float">
            <text:p>1554</text:p>
          </table:table-cell>
          <table:table-cell/>
          <table:table-cell table:formula="of:=2^(10*RAND())" office:value-type="float" office:value="378.504833392994" calcext:value-type="float">
            <text:p>378.504833393</text:p>
          </table:table-cell>
          <table:table-cell office:value-type="float" office:value="0.397946" calcext:value-type="float">
            <text:p>0.397946</text:p>
          </table:table-cell>
        </table:table-row>
        <table:table-row table:style-name="ro1">
          <table:table-cell table:formula="of:=[.A1556]+1" office:value-type="float" office:value="1555" calcext:value-type="float">
            <text:p>1555</text:p>
          </table:table-cell>
          <table:table-cell/>
          <table:table-cell table:formula="of:=2^(10*RAND())" office:value-type="float" office:value="833.609375412033" calcext:value-type="float">
            <text:p>833.609375412</text:p>
          </table:table-cell>
          <table:table-cell office:value-type="float" office:value="0.320813" calcext:value-type="float">
            <text:p>0.320813</text:p>
          </table:table-cell>
        </table:table-row>
        <table:table-row table:style-name="ro1">
          <table:table-cell table:formula="of:=[.A1557]+1" office:value-type="float" office:value="1556" calcext:value-type="float">
            <text:p>1556</text:p>
          </table:table-cell>
          <table:table-cell/>
          <table:table-cell table:formula="of:=2^(10*RAND())" office:value-type="float" office:value="4.15665124294083" calcext:value-type="float">
            <text:p>4.1566512429</text:p>
          </table:table-cell>
          <table:table-cell office:value-type="float" office:value="0.968368" calcext:value-type="float">
            <text:p>0.968368</text:p>
          </table:table-cell>
        </table:table-row>
        <table:table-row table:style-name="ro1">
          <table:table-cell table:formula="of:=[.A1558]+1" office:value-type="float" office:value="1557" calcext:value-type="float">
            <text:p>1557</text:p>
          </table:table-cell>
          <table:table-cell/>
          <table:table-cell table:formula="of:=2^(10*RAND())" office:value-type="float" office:value="20.9011823281456" calcext:value-type="float">
            <text:p>20.9011823281</text:p>
          </table:table-cell>
          <table:table-cell office:value-type="float" office:value="0.985079" calcext:value-type="float">
            <text:p>0.985079</text:p>
          </table:table-cell>
        </table:table-row>
        <table:table-row table:style-name="ro1">
          <table:table-cell table:formula="of:=[.A1559]+1" office:value-type="float" office:value="1558" calcext:value-type="float">
            <text:p>1558</text:p>
          </table:table-cell>
          <table:table-cell/>
          <table:table-cell table:formula="of:=2^(10*RAND())" office:value-type="float" office:value="7.61211486392469" calcext:value-type="float">
            <text:p>7.6121148639</text:p>
          </table:table-cell>
          <table:table-cell office:value-type="float" office:value="0.950927" calcext:value-type="float">
            <text:p>0.950927</text:p>
          </table:table-cell>
        </table:table-row>
        <table:table-row table:style-name="ro1">
          <table:table-cell table:formula="of:=[.A1560]+1" office:value-type="float" office:value="1559" calcext:value-type="float">
            <text:p>1559</text:p>
          </table:table-cell>
          <table:table-cell/>
          <table:table-cell table:formula="of:=2^(10*RAND())" office:value-type="float" office:value="1.02224131359505" calcext:value-type="float">
            <text:p>1.0222413136</text:p>
          </table:table-cell>
          <table:table-cell office:value-type="float" office:value="0.54896" calcext:value-type="float">
            <text:p>0.54896</text:p>
          </table:table-cell>
        </table:table-row>
        <table:table-row table:style-name="ro1">
          <table:table-cell table:formula="of:=[.A1561]+1" office:value-type="float" office:value="1560" calcext:value-type="float">
            <text:p>1560</text:p>
          </table:table-cell>
          <table:table-cell/>
          <table:table-cell table:formula="of:=2^(10*RAND())" office:value-type="float" office:value="498.389938363688" calcext:value-type="float">
            <text:p>498.3899383637</text:p>
          </table:table-cell>
          <table:table-cell office:value-type="float" office:value="0.430806" calcext:value-type="float">
            <text:p>0.430806</text:p>
          </table:table-cell>
        </table:table-row>
        <table:table-row table:style-name="ro1">
          <table:table-cell table:formula="of:=[.A1562]+1" office:value-type="float" office:value="1561" calcext:value-type="float">
            <text:p>1561</text:p>
          </table:table-cell>
          <table:table-cell/>
          <table:table-cell table:formula="of:=2^(10*RAND())" office:value-type="float" office:value="466.011370442198" calcext:value-type="float">
            <text:p>466.0113704422</text:p>
          </table:table-cell>
          <table:table-cell office:value-type="float" office:value="0.189463" calcext:value-type="float">
            <text:p>0.189463</text:p>
          </table:table-cell>
        </table:table-row>
        <table:table-row table:style-name="ro1">
          <table:table-cell table:formula="of:=[.A1563]+1" office:value-type="float" office:value="1562" calcext:value-type="float">
            <text:p>1562</text:p>
          </table:table-cell>
          <table:table-cell/>
          <table:table-cell table:formula="of:=2^(10*RAND())" office:value-type="float" office:value="765.537259865127" calcext:value-type="float">
            <text:p>765.5372598651</text:p>
          </table:table-cell>
          <table:table-cell office:value-type="float" office:value="0.174462" calcext:value-type="float">
            <text:p>0.174462</text:p>
          </table:table-cell>
        </table:table-row>
        <table:table-row table:style-name="ro1">
          <table:table-cell table:formula="of:=[.A1564]+1" office:value-type="float" office:value="1563" calcext:value-type="float">
            <text:p>1563</text:p>
          </table:table-cell>
          <table:table-cell/>
          <table:table-cell table:formula="of:=2^(10*RAND())" office:value-type="float" office:value="818.192506235879" calcext:value-type="float">
            <text:p>818.1925062359</text:p>
          </table:table-cell>
          <table:table-cell office:value-type="float" office:value="0.868676" calcext:value-type="float">
            <text:p>0.868676</text:p>
          </table:table-cell>
        </table:table-row>
        <table:table-row table:style-name="ro1">
          <table:table-cell table:formula="of:=[.A1565]+1" office:value-type="float" office:value="1564" calcext:value-type="float">
            <text:p>1564</text:p>
          </table:table-cell>
          <table:table-cell/>
          <table:table-cell table:formula="of:=2^(10*RAND())" office:value-type="float" office:value="262.422788674158" calcext:value-type="float">
            <text:p>262.4227886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66]+1" office:value-type="float" office:value="1565" calcext:value-type="float">
            <text:p>1565</text:p>
          </table:table-cell>
          <table:table-cell/>
          <table:table-cell table:formula="of:=2^(10*RAND())" office:value-type="float" office:value="41.2547911921645" calcext:value-type="float">
            <text:p>41.2547911922</text:p>
          </table:table-cell>
          <table:table-cell office:value-type="float" office:value="0.482736" calcext:value-type="float">
            <text:p>0.482736</text:p>
          </table:table-cell>
        </table:table-row>
        <table:table-row table:style-name="ro1">
          <table:table-cell table:formula="of:=[.A1567]+1" office:value-type="float" office:value="1566" calcext:value-type="float">
            <text:p>1566</text:p>
          </table:table-cell>
          <table:table-cell/>
          <table:table-cell table:formula="of:=2^(10*RAND())" office:value-type="float" office:value="4.12040813019907" calcext:value-type="float">
            <text:p>4.1204081302</text:p>
          </table:table-cell>
          <table:table-cell office:value-type="float" office:value="0.957113" calcext:value-type="float">
            <text:p>0.957113</text:p>
          </table:table-cell>
        </table:table-row>
        <table:table-row table:style-name="ro1">
          <table:table-cell table:formula="of:=[.A1568]+1" office:value-type="float" office:value="1567" calcext:value-type="float">
            <text:p>1567</text:p>
          </table:table-cell>
          <table:table-cell/>
          <table:table-cell table:formula="of:=2^(10*RAND())" office:value-type="float" office:value="119.501510198221" calcext:value-type="float">
            <text:p>119.5015101982</text:p>
          </table:table-cell>
          <table:table-cell office:value-type="float" office:value="0.121827" calcext:value-type="float">
            <text:p>0.121827</text:p>
          </table:table-cell>
        </table:table-row>
        <table:table-row table:style-name="ro1">
          <table:table-cell table:formula="of:=[.A1569]+1" office:value-type="float" office:value="1568" calcext:value-type="float">
            <text:p>1568</text:p>
          </table:table-cell>
          <table:table-cell/>
          <table:table-cell table:formula="of:=2^(10*RAND())" office:value-type="float" office:value="1.21425851674076" calcext:value-type="float">
            <text:p>1.2142585167</text:p>
          </table:table-cell>
          <table:table-cell office:value-type="float" office:value="0.722178" calcext:value-type="float">
            <text:p>0.722178</text:p>
          </table:table-cell>
        </table:table-row>
        <table:table-row table:style-name="ro1">
          <table:table-cell table:formula="of:=[.A1570]+1" office:value-type="float" office:value="1569" calcext:value-type="float">
            <text:p>1569</text:p>
          </table:table-cell>
          <table:table-cell/>
          <table:table-cell table:formula="of:=2^(10*RAND())" office:value-type="float" office:value="28.9065459425891" calcext:value-type="float">
            <text:p>28.9065459426</text:p>
          </table:table-cell>
          <table:table-cell office:value-type="float" office:value="0.158254" calcext:value-type="float">
            <text:p>0.158254</text:p>
          </table:table-cell>
        </table:table-row>
        <table:table-row table:style-name="ro1">
          <table:table-cell table:formula="of:=[.A1571]+1" office:value-type="float" office:value="1570" calcext:value-type="float">
            <text:p>1570</text:p>
          </table:table-cell>
          <table:table-cell/>
          <table:table-cell table:formula="of:=2^(10*RAND())" office:value-type="float" office:value="82.168558198847" calcext:value-type="float">
            <text:p>82.1685581988</text:p>
          </table:table-cell>
          <table:table-cell office:value-type="float" office:value="0.536045" calcext:value-type="float">
            <text:p>0.536045</text:p>
          </table:table-cell>
        </table:table-row>
        <table:table-row table:style-name="ro1">
          <table:table-cell table:formula="of:=[.A1572]+1" office:value-type="float" office:value="1571" calcext:value-type="float">
            <text:p>1571</text:p>
          </table:table-cell>
          <table:table-cell/>
          <table:table-cell table:formula="of:=2^(10*RAND())" office:value-type="float" office:value="59.6118620117583" calcext:value-type="float">
            <text:p>59.6118620118</text:p>
          </table:table-cell>
          <table:table-cell office:value-type="float" office:value="0.369916" calcext:value-type="float">
            <text:p>0.369916</text:p>
          </table:table-cell>
        </table:table-row>
        <table:table-row table:style-name="ro1">
          <table:table-cell table:formula="of:=[.A1573]+1" office:value-type="float" office:value="1572" calcext:value-type="float">
            <text:p>1572</text:p>
          </table:table-cell>
          <table:table-cell/>
          <table:table-cell table:formula="of:=2^(10*RAND())" office:value-type="float" office:value="381.929208023689" calcext:value-type="float">
            <text:p>381.9292080237</text:p>
          </table:table-cell>
          <table:table-cell office:value-type="float" office:value="0.654333" calcext:value-type="float">
            <text:p>0.654333</text:p>
          </table:table-cell>
        </table:table-row>
        <table:table-row table:style-name="ro1">
          <table:table-cell table:formula="of:=[.A1574]+1" office:value-type="float" office:value="1573" calcext:value-type="float">
            <text:p>1573</text:p>
          </table:table-cell>
          <table:table-cell/>
          <table:table-cell table:formula="of:=2^(10*RAND())" office:value-type="float" office:value="169.397185577294" calcext:value-type="float">
            <text:p>169.3971855773</text:p>
          </table:table-cell>
          <table:table-cell office:value-type="float" office:value="0.48089" calcext:value-type="float">
            <text:p>0.48089</text:p>
          </table:table-cell>
        </table:table-row>
        <table:table-row table:style-name="ro1">
          <table:table-cell table:formula="of:=[.A1575]+1" office:value-type="float" office:value="1574" calcext:value-type="float">
            <text:p>1574</text:p>
          </table:table-cell>
          <table:table-cell/>
          <table:table-cell table:formula="of:=2^(10*RAND())" office:value-type="float" office:value="287.397014004013" calcext:value-type="float">
            <text:p>287.397014004</text:p>
          </table:table-cell>
          <table:table-cell office:value-type="float" office:value="0.137911" calcext:value-type="float">
            <text:p>0.137911</text:p>
          </table:table-cell>
        </table:table-row>
        <table:table-row table:style-name="ro1">
          <table:table-cell table:formula="of:=[.A1576]+1" office:value-type="float" office:value="1575" calcext:value-type="float">
            <text:p>1575</text:p>
          </table:table-cell>
          <table:table-cell/>
          <table:table-cell table:formula="of:=2^(10*RAND())" office:value-type="float" office:value="13.8387561962108" calcext:value-type="float">
            <text:p>13.8387561962</text:p>
          </table:table-cell>
          <table:table-cell office:value-type="float" office:value="0.559599" calcext:value-type="float">
            <text:p>0.559599</text:p>
          </table:table-cell>
        </table:table-row>
        <table:table-row table:style-name="ro1">
          <table:table-cell table:formula="of:=[.A1577]+1" office:value-type="float" office:value="1576" calcext:value-type="float">
            <text:p>1576</text:p>
          </table:table-cell>
          <table:table-cell/>
          <table:table-cell table:formula="of:=2^(10*RAND())" office:value-type="float" office:value="337.706477628996" calcext:value-type="float">
            <text:p>337.706477629</text:p>
          </table:table-cell>
          <table:table-cell office:value-type="float" office:value="0.108197" calcext:value-type="float">
            <text:p>0.108197</text:p>
          </table:table-cell>
        </table:table-row>
        <table:table-row table:style-name="ro1">
          <table:table-cell table:formula="of:=[.A1578]+1" office:value-type="float" office:value="1577" calcext:value-type="float">
            <text:p>1577</text:p>
          </table:table-cell>
          <table:table-cell/>
          <table:table-cell table:formula="of:=2^(10*RAND())" office:value-type="float" office:value="6.68390680075036" calcext:value-type="float">
            <text:p>6.6839068008</text:p>
          </table:table-cell>
          <table:table-cell office:value-type="float" office:value="0.920654" calcext:value-type="float">
            <text:p>0.920654</text:p>
          </table:table-cell>
        </table:table-row>
        <table:table-row table:style-name="ro1">
          <table:table-cell table:formula="of:=[.A1579]+1" office:value-type="float" office:value="1578" calcext:value-type="float">
            <text:p>1578</text:p>
          </table:table-cell>
          <table:table-cell/>
          <table:table-cell table:formula="of:=2^(10*RAND())" office:value-type="float" office:value="71.5159225025609" calcext:value-type="float">
            <text:p>71.5159225026</text:p>
          </table:table-cell>
          <table:table-cell office:value-type="float" office:value="0.279006" calcext:value-type="float">
            <text:p>0.279006</text:p>
          </table:table-cell>
        </table:table-row>
        <table:table-row table:style-name="ro1">
          <table:table-cell table:formula="of:=[.A1580]+1" office:value-type="float" office:value="1579" calcext:value-type="float">
            <text:p>1579</text:p>
          </table:table-cell>
          <table:table-cell/>
          <table:table-cell table:formula="of:=2^(10*RAND())" office:value-type="float" office:value="7.8928143248281" calcext:value-type="float">
            <text:p>7.8928143248</text:p>
          </table:table-cell>
          <table:table-cell office:value-type="float" office:value="0.207789" calcext:value-type="float">
            <text:p>0.207789</text:p>
          </table:table-cell>
        </table:table-row>
        <table:table-row table:style-name="ro1">
          <table:table-cell table:formula="of:=[.A1581]+1" office:value-type="float" office:value="1580" calcext:value-type="float">
            <text:p>1580</text:p>
          </table:table-cell>
          <table:table-cell/>
          <table:table-cell table:formula="of:=2^(10*RAND())" office:value-type="float" office:value="133.128332768658" calcext:value-type="float">
            <text:p>133.1283327687</text:p>
          </table:table-cell>
          <table:table-cell office:value-type="float" office:value="0.217978" calcext:value-type="float">
            <text:p>0.217978</text:p>
          </table:table-cell>
        </table:table-row>
        <table:table-row table:style-name="ro1">
          <table:table-cell table:formula="of:=[.A1582]+1" office:value-type="float" office:value="1581" calcext:value-type="float">
            <text:p>1581</text:p>
          </table:table-cell>
          <table:table-cell/>
          <table:table-cell table:formula="of:=2^(10*RAND())" office:value-type="float" office:value="63.7460965066323" calcext:value-type="float">
            <text:p>63.7460965066</text:p>
          </table:table-cell>
          <table:table-cell office:value-type="float" office:value="0.381561" calcext:value-type="float">
            <text:p>0.381561</text:p>
          </table:table-cell>
        </table:table-row>
        <table:table-row table:style-name="ro1">
          <table:table-cell table:formula="of:=[.A1583]+1" office:value-type="float" office:value="1582" calcext:value-type="float">
            <text:p>1582</text:p>
          </table:table-cell>
          <table:table-cell/>
          <table:table-cell table:formula="of:=2^(10*RAND())" office:value-type="float" office:value="6.83606227564821" calcext:value-type="float">
            <text:p>6.8360622756</text:p>
          </table:table-cell>
          <table:table-cell office:value-type="float" office:value="0.735773" calcext:value-type="float">
            <text:p>0.735773</text:p>
          </table:table-cell>
        </table:table-row>
        <table:table-row table:style-name="ro1">
          <table:table-cell table:formula="of:=[.A1584]+1" office:value-type="float" office:value="1583" calcext:value-type="float">
            <text:p>1583</text:p>
          </table:table-cell>
          <table:table-cell/>
          <table:table-cell table:formula="of:=2^(10*RAND())" office:value-type="float" office:value="50.1469629500231" calcext:value-type="float">
            <text:p>50.14696295</text:p>
          </table:table-cell>
          <table:table-cell office:value-type="float" office:value="0.951749" calcext:value-type="float">
            <text:p>0.951749</text:p>
          </table:table-cell>
        </table:table-row>
        <table:table-row table:style-name="ro1">
          <table:table-cell table:formula="of:=[.A1585]+1" office:value-type="float" office:value="1584" calcext:value-type="float">
            <text:p>1584</text:p>
          </table:table-cell>
          <table:table-cell/>
          <table:table-cell table:formula="of:=2^(10*RAND())" office:value-type="float" office:value="68.1755229859406" calcext:value-type="float">
            <text:p>68.1755229859</text:p>
          </table:table-cell>
          <table:table-cell office:value-type="float" office:value="0.426513" calcext:value-type="float">
            <text:p>0.426513</text:p>
          </table:table-cell>
        </table:table-row>
        <table:table-row table:style-name="ro1">
          <table:table-cell table:formula="of:=[.A1586]+1" office:value-type="float" office:value="1585" calcext:value-type="float">
            <text:p>1585</text:p>
          </table:table-cell>
          <table:table-cell/>
          <table:table-cell table:formula="of:=2^(10*RAND())" office:value-type="float" office:value="13.0292894692149" calcext:value-type="float">
            <text:p>13.0292894692</text:p>
          </table:table-cell>
          <table:table-cell office:value-type="float" office:value="0.841626" calcext:value-type="float">
            <text:p>0.841626</text:p>
          </table:table-cell>
        </table:table-row>
        <table:table-row table:style-name="ro1">
          <table:table-cell table:formula="of:=[.A1587]+1" office:value-type="float" office:value="1586" calcext:value-type="float">
            <text:p>1586</text:p>
          </table:table-cell>
          <table:table-cell/>
          <table:table-cell table:formula="of:=2^(10*RAND())" office:value-type="float" office:value="4.27548891814527" calcext:value-type="float">
            <text:p>4.2754889181</text:p>
          </table:table-cell>
          <table:table-cell office:value-type="float" office:value="0.0172823" calcext:value-type="float">
            <text:p>0.0172823</text:p>
          </table:table-cell>
        </table:table-row>
        <table:table-row table:style-name="ro1">
          <table:table-cell table:formula="of:=[.A1588]+1" office:value-type="float" office:value="1587" calcext:value-type="float">
            <text:p>1587</text:p>
          </table:table-cell>
          <table:table-cell/>
          <table:table-cell table:formula="of:=2^(10*RAND())" office:value-type="float" office:value="1.13689315317469" calcext:value-type="float">
            <text:p>1.1368931532</text:p>
          </table:table-cell>
          <table:table-cell office:value-type="float" office:value="0.622089" calcext:value-type="float">
            <text:p>0.622089</text:p>
          </table:table-cell>
        </table:table-row>
        <table:table-row table:style-name="ro1">
          <table:table-cell table:formula="of:=[.A1589]+1" office:value-type="float" office:value="1588" calcext:value-type="float">
            <text:p>1588</text:p>
          </table:table-cell>
          <table:table-cell/>
          <table:table-cell table:formula="of:=2^(10*RAND())" office:value-type="float" office:value="9.16080630777986" calcext:value-type="float">
            <text:p>9.1608063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90]+1" office:value-type="float" office:value="1589" calcext:value-type="float">
            <text:p>1589</text:p>
          </table:table-cell>
          <table:table-cell/>
          <table:table-cell table:formula="of:=2^(10*RAND())" office:value-type="float" office:value="1.08165524600854" calcext:value-type="float">
            <text:p>1.081655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91]+1" office:value-type="float" office:value="1590" calcext:value-type="float">
            <text:p>1590</text:p>
          </table:table-cell>
          <table:table-cell/>
          <table:table-cell table:formula="of:=2^(10*RAND())" office:value-type="float" office:value="25.9601937943412" calcext:value-type="float">
            <text:p>25.9601937943</text:p>
          </table:table-cell>
          <table:table-cell office:value-type="float" office:value="0.826478" calcext:value-type="float">
            <text:p>0.826478</text:p>
          </table:table-cell>
        </table:table-row>
        <table:table-row table:style-name="ro1">
          <table:table-cell table:formula="of:=[.A1592]+1" office:value-type="float" office:value="1591" calcext:value-type="float">
            <text:p>1591</text:p>
          </table:table-cell>
          <table:table-cell/>
          <table:table-cell table:formula="of:=2^(10*RAND())" office:value-type="float" office:value="6.37343881501232" calcext:value-type="float">
            <text:p>6.373438815</text:p>
          </table:table-cell>
          <table:table-cell office:value-type="float" office:value="0.209561" calcext:value-type="float">
            <text:p>0.209561</text:p>
          </table:table-cell>
        </table:table-row>
        <table:table-row table:style-name="ro1">
          <table:table-cell table:formula="of:=[.A1593]+1" office:value-type="float" office:value="1592" calcext:value-type="float">
            <text:p>1592</text:p>
          </table:table-cell>
          <table:table-cell/>
          <table:table-cell table:formula="of:=2^(10*RAND())" office:value-type="float" office:value="82.3135517282888" calcext:value-type="float">
            <text:p>82.3135517283</text:p>
          </table:table-cell>
          <table:table-cell office:value-type="float" office:value="0.292539" calcext:value-type="float">
            <text:p>0.292539</text:p>
          </table:table-cell>
        </table:table-row>
        <table:table-row table:style-name="ro1">
          <table:table-cell table:formula="of:=[.A1594]+1" office:value-type="float" office:value="1593" calcext:value-type="float">
            <text:p>1593</text:p>
          </table:table-cell>
          <table:table-cell/>
          <table:table-cell table:formula="of:=2^(10*RAND())" office:value-type="float" office:value="353.068800436088" calcext:value-type="float">
            <text:p>353.0688004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95]+1" office:value-type="float" office:value="1594" calcext:value-type="float">
            <text:p>1594</text:p>
          </table:table-cell>
          <table:table-cell/>
          <table:table-cell table:formula="of:=2^(10*RAND())" office:value-type="float" office:value="75.5808413709485" calcext:value-type="float">
            <text:p>75.5808413709</text:p>
          </table:table-cell>
          <table:table-cell office:value-type="float" office:value="0.197598" calcext:value-type="float">
            <text:p>0.197598</text:p>
          </table:table-cell>
        </table:table-row>
        <table:table-row table:style-name="ro1">
          <table:table-cell table:formula="of:=[.A1596]+1" office:value-type="float" office:value="1595" calcext:value-type="float">
            <text:p>1595</text:p>
          </table:table-cell>
          <table:table-cell/>
          <table:table-cell table:formula="of:=2^(10*RAND())" office:value-type="float" office:value="3.72588629171632" calcext:value-type="float">
            <text:p>3.7258862917</text:p>
          </table:table-cell>
          <table:table-cell office:value-type="float" office:value="0.516112" calcext:value-type="float">
            <text:p>0.516112</text:p>
          </table:table-cell>
        </table:table-row>
        <table:table-row table:style-name="ro1">
          <table:table-cell table:formula="of:=[.A1597]+1" office:value-type="float" office:value="1596" calcext:value-type="float">
            <text:p>1596</text:p>
          </table:table-cell>
          <table:table-cell/>
          <table:table-cell table:formula="of:=2^(10*RAND())" office:value-type="float" office:value="16.6240501139499" calcext:value-type="float">
            <text:p>16.6240501139</text:p>
          </table:table-cell>
          <table:table-cell office:value-type="float" office:value="0.934675" calcext:value-type="float">
            <text:p>0.934675</text:p>
          </table:table-cell>
        </table:table-row>
        <table:table-row table:style-name="ro1">
          <table:table-cell table:formula="of:=[.A1598]+1" office:value-type="float" office:value="1597" calcext:value-type="float">
            <text:p>1597</text:p>
          </table:table-cell>
          <table:table-cell/>
          <table:table-cell table:formula="of:=2^(10*RAND())" office:value-type="float" office:value="1.25868074709382" calcext:value-type="float">
            <text:p>1.2586807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99]+1" office:value-type="float" office:value="1598" calcext:value-type="float">
            <text:p>1598</text:p>
          </table:table-cell>
          <table:table-cell/>
          <table:table-cell table:formula="of:=2^(10*RAND())" office:value-type="float" office:value="62.9030245553067" calcext:value-type="float">
            <text:p>62.9030245553</text:p>
          </table:table-cell>
          <table:table-cell office:value-type="float" office:value="0.409742" calcext:value-type="float">
            <text:p>0.409742</text:p>
          </table:table-cell>
        </table:table-row>
        <table:table-row table:style-name="ro1">
          <table:table-cell table:formula="of:=[.A1600]+1" office:value-type="float" office:value="1599" calcext:value-type="float">
            <text:p>1599</text:p>
          </table:table-cell>
          <table:table-cell/>
          <table:table-cell table:formula="of:=2^(10*RAND())" office:value-type="float" office:value="286.282175314774" calcext:value-type="float">
            <text:p>286.2821753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01]+1" office:value-type="float" office:value="1600" calcext:value-type="float">
            <text:p>1600</text:p>
          </table:table-cell>
          <table:table-cell/>
          <table:table-cell table:formula="of:=2^(10*RAND())" office:value-type="float" office:value="4.23272221884525" calcext:value-type="float">
            <text:p>4.2327222188</text:p>
          </table:table-cell>
          <table:table-cell office:value-type="float" office:value="0.0778494" calcext:value-type="float">
            <text:p>0.0778494</text:p>
          </table:table-cell>
        </table:table-row>
        <table:table-row table:style-name="ro1">
          <table:table-cell table:formula="of:=[.A1602]+1" office:value-type="float" office:value="1601" calcext:value-type="float">
            <text:p>1601</text:p>
          </table:table-cell>
          <table:table-cell/>
          <table:table-cell table:formula="of:=2^(10*RAND())" office:value-type="float" office:value="7.19616176369047" calcext:value-type="float">
            <text:p>7.1961617637</text:p>
          </table:table-cell>
          <table:table-cell office:value-type="float" office:value="0.958736" calcext:value-type="float">
            <text:p>0.958736</text:p>
          </table:table-cell>
        </table:table-row>
        <table:table-row table:style-name="ro1">
          <table:table-cell table:formula="of:=[.A1603]+1" office:value-type="float" office:value="1602" calcext:value-type="float">
            <text:p>1602</text:p>
          </table:table-cell>
          <table:table-cell/>
          <table:table-cell table:formula="of:=2^(10*RAND())" office:value-type="float" office:value="87.1692938256325" calcext:value-type="float">
            <text:p>87.1692938256</text:p>
          </table:table-cell>
          <table:table-cell office:value-type="float" office:value="0.616067" calcext:value-type="float">
            <text:p>0.616067</text:p>
          </table:table-cell>
        </table:table-row>
        <table:table-row table:style-name="ro1">
          <table:table-cell table:formula="of:=[.A1604]+1" office:value-type="float" office:value="1603" calcext:value-type="float">
            <text:p>1603</text:p>
          </table:table-cell>
          <table:table-cell/>
          <table:table-cell table:formula="of:=2^(10*RAND())" office:value-type="float" office:value="503.978067443347" calcext:value-type="float">
            <text:p>503.9780674433</text:p>
          </table:table-cell>
          <table:table-cell office:value-type="float" office:value="0.150149" calcext:value-type="float">
            <text:p>0.150149</text:p>
          </table:table-cell>
        </table:table-row>
        <table:table-row table:style-name="ro1">
          <table:table-cell table:formula="of:=[.A1605]+1" office:value-type="float" office:value="1604" calcext:value-type="float">
            <text:p>1604</text:p>
          </table:table-cell>
          <table:table-cell/>
          <table:table-cell table:formula="of:=2^(10*RAND())" office:value-type="float" office:value="15.9146148510551" calcext:value-type="float">
            <text:p>15.9146148511</text:p>
          </table:table-cell>
          <table:table-cell office:value-type="float" office:value="0.607393" calcext:value-type="float">
            <text:p>0.607393</text:p>
          </table:table-cell>
        </table:table-row>
        <table:table-row table:style-name="ro1">
          <table:table-cell table:formula="of:=[.A1606]+1" office:value-type="float" office:value="1605" calcext:value-type="float">
            <text:p>1605</text:p>
          </table:table-cell>
          <table:table-cell/>
          <table:table-cell table:formula="of:=2^(10*RAND())" office:value-type="float" office:value="13.3047622466011" calcext:value-type="float">
            <text:p>13.304762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07]+1" office:value-type="float" office:value="1606" calcext:value-type="float">
            <text:p>1606</text:p>
          </table:table-cell>
          <table:table-cell/>
          <table:table-cell table:formula="of:=2^(10*RAND())" office:value-type="float" office:value="1.81345586325709" calcext:value-type="float">
            <text:p>1.8134558633</text:p>
          </table:table-cell>
          <table:table-cell office:value-type="float" office:value="0.564784" calcext:value-type="float">
            <text:p>0.564784</text:p>
          </table:table-cell>
        </table:table-row>
        <table:table-row table:style-name="ro1">
          <table:table-cell table:formula="of:=[.A1608]+1" office:value-type="float" office:value="1607" calcext:value-type="float">
            <text:p>1607</text:p>
          </table:table-cell>
          <table:table-cell/>
          <table:table-cell table:formula="of:=2^(10*RAND())" office:value-type="float" office:value="59.2881634329755" calcext:value-type="float">
            <text:p>59.288163433</text:p>
          </table:table-cell>
          <table:table-cell office:value-type="float" office:value="0.853893" calcext:value-type="float">
            <text:p>0.853893</text:p>
          </table:table-cell>
        </table:table-row>
        <table:table-row table:style-name="ro1">
          <table:table-cell table:formula="of:=[.A1609]+1" office:value-type="float" office:value="1608" calcext:value-type="float">
            <text:p>1608</text:p>
          </table:table-cell>
          <table:table-cell/>
          <table:table-cell table:formula="of:=2^(10*RAND())" office:value-type="float" office:value="1.90134510301901" calcext:value-type="float">
            <text:p>1.901345103</text:p>
          </table:table-cell>
          <table:table-cell office:value-type="float" office:value="0.662224" calcext:value-type="float">
            <text:p>0.662224</text:p>
          </table:table-cell>
        </table:table-row>
        <table:table-row table:style-name="ro1">
          <table:table-cell table:formula="of:=[.A1610]+1" office:value-type="float" office:value="1609" calcext:value-type="float">
            <text:p>1609</text:p>
          </table:table-cell>
          <table:table-cell/>
          <table:table-cell table:formula="of:=2^(10*RAND())" office:value-type="float" office:value="14.7626721555972" calcext:value-type="float">
            <text:p>14.7626721556</text:p>
          </table:table-cell>
          <table:table-cell office:value-type="float" office:value="0.646211" calcext:value-type="float">
            <text:p>0.646211</text:p>
          </table:table-cell>
        </table:table-row>
        <table:table-row table:style-name="ro1">
          <table:table-cell table:formula="of:=[.A1611]+1" office:value-type="float" office:value="1610" calcext:value-type="float">
            <text:p>1610</text:p>
          </table:table-cell>
          <table:table-cell/>
          <table:table-cell table:formula="of:=2^(10*RAND())" office:value-type="float" office:value="303.238885084787" calcext:value-type="float">
            <text:p>303.2388850848</text:p>
          </table:table-cell>
          <table:table-cell office:value-type="float" office:value="0.59866" calcext:value-type="float">
            <text:p>0.59866</text:p>
          </table:table-cell>
        </table:table-row>
        <table:table-row table:style-name="ro1">
          <table:table-cell table:formula="of:=[.A1612]+1" office:value-type="float" office:value="1611" calcext:value-type="float">
            <text:p>1611</text:p>
          </table:table-cell>
          <table:table-cell/>
          <table:table-cell table:formula="of:=2^(10*RAND())" office:value-type="float" office:value="1.03512958601364" calcext:value-type="float">
            <text:p>1.035129586</text:p>
          </table:table-cell>
          <table:table-cell office:value-type="float" office:value="0.746771" calcext:value-type="float">
            <text:p>0.746771</text:p>
          </table:table-cell>
        </table:table-row>
        <table:table-row table:style-name="ro1">
          <table:table-cell table:formula="of:=[.A1613]+1" office:value-type="float" office:value="1612" calcext:value-type="float">
            <text:p>1612</text:p>
          </table:table-cell>
          <table:table-cell/>
          <table:table-cell table:formula="of:=2^(10*RAND())" office:value-type="float" office:value="679.585296227826" calcext:value-type="float">
            <text:p>679.5852962278</text:p>
          </table:table-cell>
          <table:table-cell office:value-type="float" office:value="0.747221" calcext:value-type="float">
            <text:p>0.747221</text:p>
          </table:table-cell>
        </table:table-row>
        <table:table-row table:style-name="ro1">
          <table:table-cell table:formula="of:=[.A1614]+1" office:value-type="float" office:value="1613" calcext:value-type="float">
            <text:p>1613</text:p>
          </table:table-cell>
          <table:table-cell/>
          <table:table-cell table:formula="of:=2^(10*RAND())" office:value-type="float" office:value="27.9871279908385" calcext:value-type="float">
            <text:p>27.9871279908</text:p>
          </table:table-cell>
          <table:table-cell office:value-type="float" office:value="0.700903" calcext:value-type="float">
            <text:p>0.700903</text:p>
          </table:table-cell>
        </table:table-row>
        <table:table-row table:style-name="ro1">
          <table:table-cell table:formula="of:=[.A1615]+1" office:value-type="float" office:value="1614" calcext:value-type="float">
            <text:p>1614</text:p>
          </table:table-cell>
          <table:table-cell/>
          <table:table-cell table:formula="of:=2^(10*RAND())" office:value-type="float" office:value="1.2930652499617" calcext:value-type="float">
            <text:p>1.29306525</text:p>
          </table:table-cell>
          <table:table-cell office:value-type="float" office:value="0.697404" calcext:value-type="float">
            <text:p>0.697404</text:p>
          </table:table-cell>
        </table:table-row>
        <table:table-row table:style-name="ro1">
          <table:table-cell table:formula="of:=[.A1616]+1" office:value-type="float" office:value="1615" calcext:value-type="float">
            <text:p>1615</text:p>
          </table:table-cell>
          <table:table-cell/>
          <table:table-cell table:formula="of:=2^(10*RAND())" office:value-type="float" office:value="22.9098444862022" calcext:value-type="float">
            <text:p>22.9098444862</text:p>
          </table:table-cell>
          <table:table-cell office:value-type="float" office:value="0.469091" calcext:value-type="float">
            <text:p>0.469091</text:p>
          </table:table-cell>
        </table:table-row>
        <table:table-row table:style-name="ro1">
          <table:table-cell table:formula="of:=[.A1617]+1" office:value-type="float" office:value="1616" calcext:value-type="float">
            <text:p>1616</text:p>
          </table:table-cell>
          <table:table-cell/>
          <table:table-cell table:formula="of:=2^(10*RAND())" office:value-type="float" office:value="11.063602458051" calcext:value-type="float">
            <text:p>11.0636024581</text:p>
          </table:table-cell>
          <table:table-cell office:value-type="float" office:value="0.130723" calcext:value-type="float">
            <text:p>0.130723</text:p>
          </table:table-cell>
        </table:table-row>
        <table:table-row table:style-name="ro1">
          <table:table-cell table:formula="of:=[.A1618]+1" office:value-type="float" office:value="1617" calcext:value-type="float">
            <text:p>1617</text:p>
          </table:table-cell>
          <table:table-cell/>
          <table:table-cell table:formula="of:=2^(10*RAND())" office:value-type="float" office:value="96.4638816884549" calcext:value-type="float">
            <text:p>96.4638816885</text:p>
          </table:table-cell>
          <table:table-cell office:value-type="float" office:value="0.89737" calcext:value-type="float">
            <text:p>0.89737</text:p>
          </table:table-cell>
        </table:table-row>
        <table:table-row table:style-name="ro1">
          <table:table-cell table:formula="of:=[.A1619]+1" office:value-type="float" office:value="1618" calcext:value-type="float">
            <text:p>1618</text:p>
          </table:table-cell>
          <table:table-cell/>
          <table:table-cell table:formula="of:=2^(10*RAND())" office:value-type="float" office:value="21.5194666879007" calcext:value-type="float">
            <text:p>21.5194666879</text:p>
          </table:table-cell>
          <table:table-cell office:value-type="float" office:value="0.210121" calcext:value-type="float">
            <text:p>0.210121</text:p>
          </table:table-cell>
        </table:table-row>
        <table:table-row table:style-name="ro1">
          <table:table-cell table:formula="of:=[.A1620]+1" office:value-type="float" office:value="1619" calcext:value-type="float">
            <text:p>1619</text:p>
          </table:table-cell>
          <table:table-cell/>
          <table:table-cell table:formula="of:=2^(10*RAND())" office:value-type="float" office:value="4.27275569747322" calcext:value-type="float">
            <text:p>4.2727556975</text:p>
          </table:table-cell>
          <table:table-cell office:value-type="float" office:value="0.282356" calcext:value-type="float">
            <text:p>0.282356</text:p>
          </table:table-cell>
        </table:table-row>
        <table:table-row table:style-name="ro1">
          <table:table-cell table:formula="of:=[.A1621]+1" office:value-type="float" office:value="1620" calcext:value-type="float">
            <text:p>1620</text:p>
          </table:table-cell>
          <table:table-cell/>
          <table:table-cell table:formula="of:=2^(10*RAND())" office:value-type="float" office:value="86.1264789349432" calcext:value-type="float">
            <text:p>86.1264789349</text:p>
          </table:table-cell>
          <table:table-cell office:value-type="float" office:value="0.535077" calcext:value-type="float">
            <text:p>0.535077</text:p>
          </table:table-cell>
        </table:table-row>
        <table:table-row table:style-name="ro1">
          <table:table-cell table:formula="of:=[.A1622]+1" office:value-type="float" office:value="1621" calcext:value-type="float">
            <text:p>1621</text:p>
          </table:table-cell>
          <table:table-cell/>
          <table:table-cell table:formula="of:=2^(10*RAND())" office:value-type="float" office:value="56.0002634142762" calcext:value-type="float">
            <text:p>56.0002634143</text:p>
          </table:table-cell>
          <table:table-cell office:value-type="float" office:value="0.429841" calcext:value-type="float">
            <text:p>0.429841</text:p>
          </table:table-cell>
        </table:table-row>
        <table:table-row table:style-name="ro1">
          <table:table-cell table:formula="of:=[.A1623]+1" office:value-type="float" office:value="1622" calcext:value-type="float">
            <text:p>1622</text:p>
          </table:table-cell>
          <table:table-cell/>
          <table:table-cell table:formula="of:=2^(10*RAND())" office:value-type="float" office:value="10.0040919193444" calcext:value-type="float">
            <text:p>10.0040919193</text:p>
          </table:table-cell>
          <table:table-cell office:value-type="float" office:value="0.660382" calcext:value-type="float">
            <text:p>0.660382</text:p>
          </table:table-cell>
        </table:table-row>
        <table:table-row table:style-name="ro1">
          <table:table-cell table:formula="of:=[.A1624]+1" office:value-type="float" office:value="1623" calcext:value-type="float">
            <text:p>1623</text:p>
          </table:table-cell>
          <table:table-cell/>
          <table:table-cell table:formula="of:=2^(10*RAND())" office:value-type="float" office:value="201.129504185442" calcext:value-type="float">
            <text:p>201.1295041854</text:p>
          </table:table-cell>
          <table:table-cell office:value-type="float" office:value="0.0538903" calcext:value-type="float">
            <text:p>0.0538903</text:p>
          </table:table-cell>
        </table:table-row>
        <table:table-row table:style-name="ro1">
          <table:table-cell table:formula="of:=[.A1625]+1" office:value-type="float" office:value="1624" calcext:value-type="float">
            <text:p>1624</text:p>
          </table:table-cell>
          <table:table-cell/>
          <table:table-cell table:formula="of:=2^(10*RAND())" office:value-type="float" office:value="7.39512038171161" calcext:value-type="float">
            <text:p>7.3951203817</text:p>
          </table:table-cell>
          <table:table-cell office:value-type="float" office:value="0.0926719" calcext:value-type="float">
            <text:p>0.0926719</text:p>
          </table:table-cell>
        </table:table-row>
        <table:table-row table:style-name="ro1">
          <table:table-cell table:formula="of:=[.A1626]+1" office:value-type="float" office:value="1625" calcext:value-type="float">
            <text:p>1625</text:p>
          </table:table-cell>
          <table:table-cell/>
          <table:table-cell table:formula="of:=2^(10*RAND())" office:value-type="float" office:value="79.3824779257105" calcext:value-type="float">
            <text:p>79.3824779257</text:p>
          </table:table-cell>
          <table:table-cell office:value-type="float" office:value="0.340693" calcext:value-type="float">
            <text:p>0.340693</text:p>
          </table:table-cell>
        </table:table-row>
        <table:table-row table:style-name="ro1">
          <table:table-cell table:formula="of:=[.A1627]+1" office:value-type="float" office:value="1626" calcext:value-type="float">
            <text:p>1626</text:p>
          </table:table-cell>
          <table:table-cell/>
          <table:table-cell table:formula="of:=2^(10*RAND())" office:value-type="float" office:value="13.9086821470163" calcext:value-type="float">
            <text:p>13.908682147</text:p>
          </table:table-cell>
          <table:table-cell office:value-type="float" office:value="0.169995" calcext:value-type="float">
            <text:p>0.169995</text:p>
          </table:table-cell>
        </table:table-row>
        <table:table-row table:style-name="ro1">
          <table:table-cell table:formula="of:=[.A1628]+1" office:value-type="float" office:value="1627" calcext:value-type="float">
            <text:p>1627</text:p>
          </table:table-cell>
          <table:table-cell/>
          <table:table-cell table:formula="of:=2^(10*RAND())" office:value-type="float" office:value="2.23054060369672" calcext:value-type="float">
            <text:p>2.2305406037</text:p>
          </table:table-cell>
          <table:table-cell office:value-type="float" office:value="0.772819" calcext:value-type="float">
            <text:p>0.772819</text:p>
          </table:table-cell>
        </table:table-row>
        <table:table-row table:style-name="ro1">
          <table:table-cell table:formula="of:=[.A1629]+1" office:value-type="float" office:value="1628" calcext:value-type="float">
            <text:p>1628</text:p>
          </table:table-cell>
          <table:table-cell/>
          <table:table-cell table:formula="of:=2^(10*RAND())" office:value-type="float" office:value="9.82321592738817" calcext:value-type="float">
            <text:p>9.8232159274</text:p>
          </table:table-cell>
          <table:table-cell office:value-type="float" office:value="0.886651" calcext:value-type="float">
            <text:p>0.886651</text:p>
          </table:table-cell>
        </table:table-row>
        <table:table-row table:style-name="ro1">
          <table:table-cell table:formula="of:=[.A1630]+1" office:value-type="float" office:value="1629" calcext:value-type="float">
            <text:p>1629</text:p>
          </table:table-cell>
          <table:table-cell/>
          <table:table-cell table:formula="of:=2^(10*RAND())" office:value-type="float" office:value="344.142342862128" calcext:value-type="float">
            <text:p>344.1423428621</text:p>
          </table:table-cell>
          <table:table-cell office:value-type="float" office:value="0.202462" calcext:value-type="float">
            <text:p>0.202462</text:p>
          </table:table-cell>
        </table:table-row>
        <table:table-row table:style-name="ro1">
          <table:table-cell table:formula="of:=[.A1631]+1" office:value-type="float" office:value="1630" calcext:value-type="float">
            <text:p>1630</text:p>
          </table:table-cell>
          <table:table-cell/>
          <table:table-cell table:formula="of:=2^(10*RAND())" office:value-type="float" office:value="45.392840421281" calcext:value-type="float">
            <text:p>45.3928404213</text:p>
          </table:table-cell>
          <table:table-cell office:value-type="float" office:value="0.208691" calcext:value-type="float">
            <text:p>0.208691</text:p>
          </table:table-cell>
        </table:table-row>
        <table:table-row table:style-name="ro1">
          <table:table-cell table:formula="of:=[.A1632]+1" office:value-type="float" office:value="1631" calcext:value-type="float">
            <text:p>1631</text:p>
          </table:table-cell>
          <table:table-cell/>
          <table:table-cell table:formula="of:=2^(10*RAND())" office:value-type="float" office:value="30.4243902448858" calcext:value-type="float">
            <text:p>30.4243902449</text:p>
          </table:table-cell>
          <table:table-cell office:value-type="float" office:value="0.480814" calcext:value-type="float">
            <text:p>0.480814</text:p>
          </table:table-cell>
        </table:table-row>
        <table:table-row table:style-name="ro1">
          <table:table-cell table:formula="of:=[.A1633]+1" office:value-type="float" office:value="1632" calcext:value-type="float">
            <text:p>1632</text:p>
          </table:table-cell>
          <table:table-cell/>
          <table:table-cell table:formula="of:=2^(10*RAND())" office:value-type="float" office:value="74.011852831761" calcext:value-type="float">
            <text:p>74.0118528318</text:p>
          </table:table-cell>
          <table:table-cell office:value-type="float" office:value="0.796126" calcext:value-type="float">
            <text:p>0.796126</text:p>
          </table:table-cell>
        </table:table-row>
        <table:table-row table:style-name="ro1">
          <table:table-cell table:formula="of:=[.A1634]+1" office:value-type="float" office:value="1633" calcext:value-type="float">
            <text:p>1633</text:p>
          </table:table-cell>
          <table:table-cell/>
          <table:table-cell table:formula="of:=2^(10*RAND())" office:value-type="float" office:value="6.58487108983708" calcext:value-type="float">
            <text:p>6.5848710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35]+1" office:value-type="float" office:value="1634" calcext:value-type="float">
            <text:p>1634</text:p>
          </table:table-cell>
          <table:table-cell/>
          <table:table-cell table:formula="of:=2^(10*RAND())" office:value-type="float" office:value="43.8175107448245" calcext:value-type="float">
            <text:p>43.8175107448</text:p>
          </table:table-cell>
          <table:table-cell office:value-type="float" office:value="0.225046" calcext:value-type="float">
            <text:p>0.225046</text:p>
          </table:table-cell>
        </table:table-row>
        <table:table-row table:style-name="ro1">
          <table:table-cell table:formula="of:=[.A1636]+1" office:value-type="float" office:value="1635" calcext:value-type="float">
            <text:p>1635</text:p>
          </table:table-cell>
          <table:table-cell/>
          <table:table-cell table:formula="of:=2^(10*RAND())" office:value-type="float" office:value="70.6129868078122" calcext:value-type="float">
            <text:p>70.6129868078</text:p>
          </table:table-cell>
          <table:table-cell office:value-type="float" office:value="0.177512" calcext:value-type="float">
            <text:p>0.177512</text:p>
          </table:table-cell>
        </table:table-row>
        <table:table-row table:style-name="ro1">
          <table:table-cell table:formula="of:=[.A1637]+1" office:value-type="float" office:value="1636" calcext:value-type="float">
            <text:p>1636</text:p>
          </table:table-cell>
          <table:table-cell/>
          <table:table-cell table:formula="of:=2^(10*RAND())" office:value-type="float" office:value="4.22710414845426" calcext:value-type="float">
            <text:p>4.2271041485</text:p>
          </table:table-cell>
          <table:table-cell office:value-type="float" office:value="0.996077" calcext:value-type="float">
            <text:p>0.996077</text:p>
          </table:table-cell>
        </table:table-row>
        <table:table-row table:style-name="ro1">
          <table:table-cell table:formula="of:=[.A1638]+1" office:value-type="float" office:value="1637" calcext:value-type="float">
            <text:p>1637</text:p>
          </table:table-cell>
          <table:table-cell/>
          <table:table-cell table:formula="of:=2^(10*RAND())" office:value-type="float" office:value="346.084425974568" calcext:value-type="float">
            <text:p>346.0844259746</text:p>
          </table:table-cell>
          <table:table-cell office:value-type="float" office:value="0.807305" calcext:value-type="float">
            <text:p>0.807305</text:p>
          </table:table-cell>
        </table:table-row>
        <table:table-row table:style-name="ro1">
          <table:table-cell table:formula="of:=[.A1639]+1" office:value-type="float" office:value="1638" calcext:value-type="float">
            <text:p>1638</text:p>
          </table:table-cell>
          <table:table-cell/>
          <table:table-cell table:formula="of:=2^(10*RAND())" office:value-type="float" office:value="7.43151655622947" calcext:value-type="float">
            <text:p>7.4315165562</text:p>
          </table:table-cell>
          <table:table-cell office:value-type="float" office:value="0.657505" calcext:value-type="float">
            <text:p>0.657505</text:p>
          </table:table-cell>
        </table:table-row>
        <table:table-row table:style-name="ro1">
          <table:table-cell table:formula="of:=[.A1640]+1" office:value-type="float" office:value="1639" calcext:value-type="float">
            <text:p>1639</text:p>
          </table:table-cell>
          <table:table-cell/>
          <table:table-cell table:formula="of:=2^(10*RAND())" office:value-type="float" office:value="15.8655001618178" calcext:value-type="float">
            <text:p>15.8655001618</text:p>
          </table:table-cell>
          <table:table-cell office:value-type="float" office:value="0.832587" calcext:value-type="float">
            <text:p>0.832587</text:p>
          </table:table-cell>
        </table:table-row>
        <table:table-row table:style-name="ro1">
          <table:table-cell table:formula="of:=[.A1641]+1" office:value-type="float" office:value="1640" calcext:value-type="float">
            <text:p>1640</text:p>
          </table:table-cell>
          <table:table-cell/>
          <table:table-cell table:formula="of:=2^(10*RAND())" office:value-type="float" office:value="174.209777085808" calcext:value-type="float">
            <text:p>174.2097770858</text:p>
          </table:table-cell>
          <table:table-cell office:value-type="float" office:value="0.442076" calcext:value-type="float">
            <text:p>0.442076</text:p>
          </table:table-cell>
        </table:table-row>
        <table:table-row table:style-name="ro1">
          <table:table-cell table:formula="of:=[.A1642]+1" office:value-type="float" office:value="1641" calcext:value-type="float">
            <text:p>1641</text:p>
          </table:table-cell>
          <table:table-cell/>
          <table:table-cell table:formula="of:=2^(10*RAND())" office:value-type="float" office:value="1.51035624893116" calcext:value-type="float">
            <text:p>1.5103562489</text:p>
          </table:table-cell>
          <table:table-cell office:value-type="float" office:value="0.893411" calcext:value-type="float">
            <text:p>0.893411</text:p>
          </table:table-cell>
        </table:table-row>
        <table:table-row table:style-name="ro1">
          <table:table-cell table:formula="of:=[.A1643]+1" office:value-type="float" office:value="1642" calcext:value-type="float">
            <text:p>1642</text:p>
          </table:table-cell>
          <table:table-cell/>
          <table:table-cell table:formula="of:=2^(10*RAND())" office:value-type="float" office:value="318.184488859788" calcext:value-type="float">
            <text:p>318.1844888598</text:p>
          </table:table-cell>
          <table:table-cell office:value-type="float" office:value="0.36902" calcext:value-type="float">
            <text:p>0.36902</text:p>
          </table:table-cell>
        </table:table-row>
        <table:table-row table:style-name="ro1">
          <table:table-cell table:formula="of:=[.A1644]+1" office:value-type="float" office:value="1643" calcext:value-type="float">
            <text:p>1643</text:p>
          </table:table-cell>
          <table:table-cell/>
          <table:table-cell table:formula="of:=2^(10*RAND())" office:value-type="float" office:value="646.791648002361" calcext:value-type="float">
            <text:p>646.7916480024</text:p>
          </table:table-cell>
          <table:table-cell office:value-type="float" office:value="0.031843" calcext:value-type="float">
            <text:p>0.031843</text:p>
          </table:table-cell>
        </table:table-row>
        <table:table-row table:style-name="ro1">
          <table:table-cell table:formula="of:=[.A1645]+1" office:value-type="float" office:value="1644" calcext:value-type="float">
            <text:p>1644</text:p>
          </table:table-cell>
          <table:table-cell/>
          <table:table-cell table:formula="of:=2^(10*RAND())" office:value-type="float" office:value="2.11141171293478" calcext:value-type="float">
            <text:p>2.1114117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46]+1" office:value-type="float" office:value="1645" calcext:value-type="float">
            <text:p>1645</text:p>
          </table:table-cell>
          <table:table-cell/>
          <table:table-cell table:formula="of:=2^(10*RAND())" office:value-type="float" office:value="72.4099891478323" calcext:value-type="float">
            <text:p>72.4099891478</text:p>
          </table:table-cell>
          <table:table-cell office:value-type="float" office:value="0.223388" calcext:value-type="float">
            <text:p>0.223388</text:p>
          </table:table-cell>
        </table:table-row>
        <table:table-row table:style-name="ro1">
          <table:table-cell table:formula="of:=[.A1647]+1" office:value-type="float" office:value="1646" calcext:value-type="float">
            <text:p>1646</text:p>
          </table:table-cell>
          <table:table-cell/>
          <table:table-cell table:formula="of:=2^(10*RAND())" office:value-type="float" office:value="2.06396603112303" calcext:value-type="float">
            <text:p>2.0639660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48]+1" office:value-type="float" office:value="1647" calcext:value-type="float">
            <text:p>1647</text:p>
          </table:table-cell>
          <table:table-cell/>
          <table:table-cell table:formula="of:=2^(10*RAND())" office:value-type="float" office:value="3.63851473227589" calcext:value-type="float">
            <text:p>3.6385147323</text:p>
          </table:table-cell>
          <table:table-cell office:value-type="float" office:value="0.844179" calcext:value-type="float">
            <text:p>0.844179</text:p>
          </table:table-cell>
        </table:table-row>
        <table:table-row table:style-name="ro1">
          <table:table-cell table:formula="of:=[.A1649]+1" office:value-type="float" office:value="1648" calcext:value-type="float">
            <text:p>1648</text:p>
          </table:table-cell>
          <table:table-cell/>
          <table:table-cell table:formula="of:=2^(10*RAND())" office:value-type="float" office:value="796.40438496027" calcext:value-type="float">
            <text:p>796.4043849603</text:p>
          </table:table-cell>
          <table:table-cell office:value-type="float" office:value="0.628471" calcext:value-type="float">
            <text:p>0.628471</text:p>
          </table:table-cell>
        </table:table-row>
        <table:table-row table:style-name="ro1">
          <table:table-cell table:formula="of:=[.A1650]+1" office:value-type="float" office:value="1649" calcext:value-type="float">
            <text:p>1649</text:p>
          </table:table-cell>
          <table:table-cell/>
          <table:table-cell table:formula="of:=2^(10*RAND())" office:value-type="float" office:value="16.7274665551942" calcext:value-type="float">
            <text:p>16.7274665552</text:p>
          </table:table-cell>
          <table:table-cell office:value-type="float" office:value="0.121757" calcext:value-type="float">
            <text:p>0.121757</text:p>
          </table:table-cell>
        </table:table-row>
        <table:table-row table:style-name="ro1">
          <table:table-cell table:formula="of:=[.A1651]+1" office:value-type="float" office:value="1650" calcext:value-type="float">
            <text:p>1650</text:p>
          </table:table-cell>
          <table:table-cell/>
          <table:table-cell table:formula="of:=2^(10*RAND())" office:value-type="float" office:value="1.52447852092447" calcext:value-type="float">
            <text:p>1.5244785209</text:p>
          </table:table-cell>
          <table:table-cell office:value-type="float" office:value="0.319918" calcext:value-type="float">
            <text:p>0.319918</text:p>
          </table:table-cell>
        </table:table-row>
        <table:table-row table:style-name="ro1">
          <table:table-cell table:formula="of:=[.A1652]+1" office:value-type="float" office:value="1651" calcext:value-type="float">
            <text:p>1651</text:p>
          </table:table-cell>
          <table:table-cell/>
          <table:table-cell table:formula="of:=2^(10*RAND())" office:value-type="float" office:value="991.577987263207" calcext:value-type="float">
            <text:p>991.5779872632</text:p>
          </table:table-cell>
          <table:table-cell office:value-type="float" office:value="0.375597" calcext:value-type="float">
            <text:p>0.375597</text:p>
          </table:table-cell>
        </table:table-row>
        <table:table-row table:style-name="ro1">
          <table:table-cell table:formula="of:=[.A1653]+1" office:value-type="float" office:value="1652" calcext:value-type="float">
            <text:p>1652</text:p>
          </table:table-cell>
          <table:table-cell/>
          <table:table-cell table:formula="of:=2^(10*RAND())" office:value-type="float" office:value="924.855182754875" calcext:value-type="float">
            <text:p>924.8551827549</text:p>
          </table:table-cell>
          <table:table-cell office:value-type="float" office:value="0.406743" calcext:value-type="float">
            <text:p>0.406743</text:p>
          </table:table-cell>
        </table:table-row>
        <table:table-row table:style-name="ro1">
          <table:table-cell table:formula="of:=[.A1654]+1" office:value-type="float" office:value="1653" calcext:value-type="float">
            <text:p>1653</text:p>
          </table:table-cell>
          <table:table-cell/>
          <table:table-cell table:formula="of:=2^(10*RAND())" office:value-type="float" office:value="226.811830357077" calcext:value-type="float">
            <text:p>226.8118303571</text:p>
          </table:table-cell>
          <table:table-cell office:value-type="float" office:value="0.585487" calcext:value-type="float">
            <text:p>0.585487</text:p>
          </table:table-cell>
        </table:table-row>
        <table:table-row table:style-name="ro1">
          <table:table-cell table:formula="of:=[.A1655]+1" office:value-type="float" office:value="1654" calcext:value-type="float">
            <text:p>1654</text:p>
          </table:table-cell>
          <table:table-cell/>
          <table:table-cell table:formula="of:=2^(10*RAND())" office:value-type="float" office:value="1.78286787230357" calcext:value-type="float">
            <text:p>1.7828678723</text:p>
          </table:table-cell>
          <table:table-cell office:value-type="float" office:value="0.816835" calcext:value-type="float">
            <text:p>0.816835</text:p>
          </table:table-cell>
        </table:table-row>
        <table:table-row table:style-name="ro1">
          <table:table-cell table:formula="of:=[.A1656]+1" office:value-type="float" office:value="1655" calcext:value-type="float">
            <text:p>1655</text:p>
          </table:table-cell>
          <table:table-cell/>
          <table:table-cell table:formula="of:=2^(10*RAND())" office:value-type="float" office:value="7.40189022857204" calcext:value-type="float">
            <text:p>7.4018902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57]+1" office:value-type="float" office:value="1656" calcext:value-type="float">
            <text:p>1656</text:p>
          </table:table-cell>
          <table:table-cell/>
          <table:table-cell table:formula="of:=2^(10*RAND())" office:value-type="float" office:value="50.6189776281632" calcext:value-type="float">
            <text:p>50.6189776282</text:p>
          </table:table-cell>
          <table:table-cell office:value-type="float" office:value="0.615218" calcext:value-type="float">
            <text:p>0.615218</text:p>
          </table:table-cell>
        </table:table-row>
        <table:table-row table:style-name="ro1">
          <table:table-cell table:formula="of:=[.A1658]+1" office:value-type="float" office:value="1657" calcext:value-type="float">
            <text:p>1657</text:p>
          </table:table-cell>
          <table:table-cell/>
          <table:table-cell table:formula="of:=2^(10*RAND())" office:value-type="float" office:value="188.728080616045" calcext:value-type="float">
            <text:p>188.728080616</text:p>
          </table:table-cell>
          <table:table-cell office:value-type="float" office:value="0.917649" calcext:value-type="float">
            <text:p>0.917649</text:p>
          </table:table-cell>
        </table:table-row>
        <table:table-row table:style-name="ro1">
          <table:table-cell table:formula="of:=[.A1659]+1" office:value-type="float" office:value="1658" calcext:value-type="float">
            <text:p>1658</text:p>
          </table:table-cell>
          <table:table-cell/>
          <table:table-cell table:formula="of:=2^(10*RAND())" office:value-type="float" office:value="1.07570316405061" calcext:value-type="float">
            <text:p>1.0757031641</text:p>
          </table:table-cell>
          <table:table-cell office:value-type="float" office:value="0.621621" calcext:value-type="float">
            <text:p>0.621621</text:p>
          </table:table-cell>
        </table:table-row>
        <table:table-row table:style-name="ro1">
          <table:table-cell table:formula="of:=[.A1660]+1" office:value-type="float" office:value="1659" calcext:value-type="float">
            <text:p>1659</text:p>
          </table:table-cell>
          <table:table-cell/>
          <table:table-cell table:formula="of:=2^(10*RAND())" office:value-type="float" office:value="137.448631392646" calcext:value-type="float">
            <text:p>137.4486313926</text:p>
          </table:table-cell>
          <table:table-cell office:value-type="float" office:value="0.351987" calcext:value-type="float">
            <text:p>0.351987</text:p>
          </table:table-cell>
        </table:table-row>
        <table:table-row table:style-name="ro1">
          <table:table-cell table:formula="of:=[.A1661]+1" office:value-type="float" office:value="1660" calcext:value-type="float">
            <text:p>1660</text:p>
          </table:table-cell>
          <table:table-cell/>
          <table:table-cell table:formula="of:=2^(10*RAND())" office:value-type="float" office:value="11.2423753817906" calcext:value-type="float">
            <text:p>11.2423753818</text:p>
          </table:table-cell>
          <table:table-cell office:value-type="float" office:value="0.136803" calcext:value-type="float">
            <text:p>0.136803</text:p>
          </table:table-cell>
        </table:table-row>
        <table:table-row table:style-name="ro1">
          <table:table-cell table:formula="of:=[.A1662]+1" office:value-type="float" office:value="1661" calcext:value-type="float">
            <text:p>1661</text:p>
          </table:table-cell>
          <table:table-cell/>
          <table:table-cell table:formula="of:=2^(10*RAND())" office:value-type="float" office:value="14.4605071322532" calcext:value-type="float">
            <text:p>14.4605071323</text:p>
          </table:table-cell>
          <table:table-cell office:value-type="float" office:value="0.116206" calcext:value-type="float">
            <text:p>0.116206</text:p>
          </table:table-cell>
        </table:table-row>
        <table:table-row table:style-name="ro1">
          <table:table-cell table:formula="of:=[.A1663]+1" office:value-type="float" office:value="1662" calcext:value-type="float">
            <text:p>1662</text:p>
          </table:table-cell>
          <table:table-cell/>
          <table:table-cell table:formula="of:=2^(10*RAND())" office:value-type="float" office:value="692.983415985297" calcext:value-type="float">
            <text:p>692.9834159853</text:p>
          </table:table-cell>
          <table:table-cell office:value-type="float" office:value="0.614184" calcext:value-type="float">
            <text:p>0.614184</text:p>
          </table:table-cell>
        </table:table-row>
        <table:table-row table:style-name="ro1">
          <table:table-cell table:formula="of:=[.A1664]+1" office:value-type="float" office:value="1663" calcext:value-type="float">
            <text:p>1663</text:p>
          </table:table-cell>
          <table:table-cell/>
          <table:table-cell table:formula="of:=2^(10*RAND())" office:value-type="float" office:value="6.91370844928924" calcext:value-type="float">
            <text:p>6.9137084493</text:p>
          </table:table-cell>
          <table:table-cell office:value-type="float" office:value="0.291942" calcext:value-type="float">
            <text:p>0.291942</text:p>
          </table:table-cell>
        </table:table-row>
        <table:table-row table:style-name="ro1">
          <table:table-cell table:formula="of:=[.A1665]+1" office:value-type="float" office:value="1664" calcext:value-type="float">
            <text:p>1664</text:p>
          </table:table-cell>
          <table:table-cell/>
          <table:table-cell table:formula="of:=2^(10*RAND())" office:value-type="float" office:value="457.426278862865" calcext:value-type="float">
            <text:p>457.4262788629</text:p>
          </table:table-cell>
          <table:table-cell office:value-type="float" office:value="0.708233" calcext:value-type="float">
            <text:p>0.708233</text:p>
          </table:table-cell>
        </table:table-row>
        <table:table-row table:style-name="ro1">
          <table:table-cell table:formula="of:=[.A1666]+1" office:value-type="float" office:value="1665" calcext:value-type="float">
            <text:p>1665</text:p>
          </table:table-cell>
          <table:table-cell/>
          <table:table-cell table:formula="of:=2^(10*RAND())" office:value-type="float" office:value="1.40596672086908" calcext:value-type="float">
            <text:p>1.4059667209</text:p>
          </table:table-cell>
          <table:table-cell office:value-type="float" office:value="0.361714" calcext:value-type="float">
            <text:p>0.361714</text:p>
          </table:table-cell>
        </table:table-row>
        <table:table-row table:style-name="ro1">
          <table:table-cell table:formula="of:=[.A1667]+1" office:value-type="float" office:value="1666" calcext:value-type="float">
            <text:p>1666</text:p>
          </table:table-cell>
          <table:table-cell/>
          <table:table-cell table:formula="of:=2^(10*RAND())" office:value-type="float" office:value="34.44276187885" calcext:value-type="float">
            <text:p>34.4427618789</text:p>
          </table:table-cell>
          <table:table-cell office:value-type="float" office:value="0.896123" calcext:value-type="float">
            <text:p>0.896123</text:p>
          </table:table-cell>
        </table:table-row>
        <table:table-row table:style-name="ro1">
          <table:table-cell table:formula="of:=[.A1668]+1" office:value-type="float" office:value="1667" calcext:value-type="float">
            <text:p>1667</text:p>
          </table:table-cell>
          <table:table-cell/>
          <table:table-cell table:formula="of:=2^(10*RAND())" office:value-type="float" office:value="13.3140563987167" calcext:value-type="float">
            <text:p>13.3140563987</text:p>
          </table:table-cell>
          <table:table-cell office:value-type="float" office:value="0.0102422" calcext:value-type="float">
            <text:p>0.0102422</text:p>
          </table:table-cell>
        </table:table-row>
        <table:table-row table:style-name="ro1">
          <table:table-cell table:formula="of:=[.A1669]+1" office:value-type="float" office:value="1668" calcext:value-type="float">
            <text:p>1668</text:p>
          </table:table-cell>
          <table:table-cell/>
          <table:table-cell table:formula="of:=2^(10*RAND())" office:value-type="float" office:value="738.557720235074" calcext:value-type="float">
            <text:p>738.5577202351</text:p>
          </table:table-cell>
          <table:table-cell office:value-type="float" office:value="0.760019" calcext:value-type="float">
            <text:p>0.760019</text:p>
          </table:table-cell>
        </table:table-row>
        <table:table-row table:style-name="ro1">
          <table:table-cell table:formula="of:=[.A1670]+1" office:value-type="float" office:value="1669" calcext:value-type="float">
            <text:p>1669</text:p>
          </table:table-cell>
          <table:table-cell/>
          <table:table-cell table:formula="of:=2^(10*RAND())" office:value-type="float" office:value="11.0231836476298" calcext:value-type="float">
            <text:p>11.0231836476</text:p>
          </table:table-cell>
          <table:table-cell office:value-type="float" office:value="0.162519" calcext:value-type="float">
            <text:p>0.162519</text:p>
          </table:table-cell>
        </table:table-row>
        <table:table-row table:style-name="ro1">
          <table:table-cell table:formula="of:=[.A1671]+1" office:value-type="float" office:value="1670" calcext:value-type="float">
            <text:p>1670</text:p>
          </table:table-cell>
          <table:table-cell/>
          <table:table-cell table:formula="of:=2^(10*RAND())" office:value-type="float" office:value="287.387694470537" calcext:value-type="float">
            <text:p>287.3876944705</text:p>
          </table:table-cell>
          <table:table-cell office:value-type="float" office:value="0.577283" calcext:value-type="float">
            <text:p>0.577283</text:p>
          </table:table-cell>
        </table:table-row>
        <table:table-row table:style-name="ro1">
          <table:table-cell table:formula="of:=[.A1672]+1" office:value-type="float" office:value="1671" calcext:value-type="float">
            <text:p>1671</text:p>
          </table:table-cell>
          <table:table-cell/>
          <table:table-cell table:formula="of:=2^(10*RAND())" office:value-type="float" office:value="3.23753710119437" calcext:value-type="float">
            <text:p>3.2375371012</text:p>
          </table:table-cell>
          <table:table-cell office:value-type="float" office:value="0.649018" calcext:value-type="float">
            <text:p>0.649018</text:p>
          </table:table-cell>
        </table:table-row>
        <table:table-row table:style-name="ro1">
          <table:table-cell table:formula="of:=[.A1673]+1" office:value-type="float" office:value="1672" calcext:value-type="float">
            <text:p>1672</text:p>
          </table:table-cell>
          <table:table-cell/>
          <table:table-cell table:formula="of:=2^(10*RAND())" office:value-type="float" office:value="2.77101146160941" calcext:value-type="float">
            <text:p>2.7710114616</text:p>
          </table:table-cell>
          <table:table-cell office:value-type="float" office:value="0.186573" calcext:value-type="float">
            <text:p>0.186573</text:p>
          </table:table-cell>
        </table:table-row>
        <table:table-row table:style-name="ro1">
          <table:table-cell table:formula="of:=[.A1674]+1" office:value-type="float" office:value="1673" calcext:value-type="float">
            <text:p>1673</text:p>
          </table:table-cell>
          <table:table-cell/>
          <table:table-cell table:formula="of:=2^(10*RAND())" office:value-type="float" office:value="26.5327297458089" calcext:value-type="float">
            <text:p>26.5327297458</text:p>
          </table:table-cell>
          <table:table-cell office:value-type="float" office:value="0.95965" calcext:value-type="float">
            <text:p>0.95965</text:p>
          </table:table-cell>
        </table:table-row>
        <table:table-row table:style-name="ro1">
          <table:table-cell table:formula="of:=[.A1675]+1" office:value-type="float" office:value="1674" calcext:value-type="float">
            <text:p>1674</text:p>
          </table:table-cell>
          <table:table-cell/>
          <table:table-cell table:formula="of:=2^(10*RAND())" office:value-type="float" office:value="444.13505275178" calcext:value-type="float">
            <text:p>444.1350527518</text:p>
          </table:table-cell>
          <table:table-cell office:value-type="float" office:value="0.557026" calcext:value-type="float">
            <text:p>0.557026</text:p>
          </table:table-cell>
        </table:table-row>
        <table:table-row table:style-name="ro1">
          <table:table-cell table:formula="of:=[.A1676]+1" office:value-type="float" office:value="1675" calcext:value-type="float">
            <text:p>1675</text:p>
          </table:table-cell>
          <table:table-cell/>
          <table:table-cell table:formula="of:=2^(10*RAND())" office:value-type="float" office:value="1.22884729821137" calcext:value-type="float">
            <text:p>1.2288472982</text:p>
          </table:table-cell>
          <table:table-cell office:value-type="float" office:value="0.680202" calcext:value-type="float">
            <text:p>0.680202</text:p>
          </table:table-cell>
        </table:table-row>
        <table:table-row table:style-name="ro1">
          <table:table-cell table:formula="of:=[.A1677]+1" office:value-type="float" office:value="1676" calcext:value-type="float">
            <text:p>1676</text:p>
          </table:table-cell>
          <table:table-cell/>
          <table:table-cell table:formula="of:=2^(10*RAND())" office:value-type="float" office:value="54.9204239214868" calcext:value-type="float">
            <text:p>54.9204239215</text:p>
          </table:table-cell>
          <table:table-cell office:value-type="float" office:value="0.688732" calcext:value-type="float">
            <text:p>0.688732</text:p>
          </table:table-cell>
        </table:table-row>
        <table:table-row table:style-name="ro1">
          <table:table-cell table:formula="of:=[.A1678]+1" office:value-type="float" office:value="1677" calcext:value-type="float">
            <text:p>1677</text:p>
          </table:table-cell>
          <table:table-cell/>
          <table:table-cell table:formula="of:=2^(10*RAND())" office:value-type="float" office:value="11.6717702503449" calcext:value-type="float">
            <text:p>11.6717702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79]+1" office:value-type="float" office:value="1678" calcext:value-type="float">
            <text:p>1678</text:p>
          </table:table-cell>
          <table:table-cell/>
          <table:table-cell table:formula="of:=2^(10*RAND())" office:value-type="float" office:value="1.36742810065347" calcext:value-type="float">
            <text:p>1.3674281007</text:p>
          </table:table-cell>
          <table:table-cell office:value-type="float" office:value="0.307127" calcext:value-type="float">
            <text:p>0.307127</text:p>
          </table:table-cell>
        </table:table-row>
        <table:table-row table:style-name="ro1">
          <table:table-cell table:formula="of:=[.A1680]+1" office:value-type="float" office:value="1679" calcext:value-type="float">
            <text:p>1679</text:p>
          </table:table-cell>
          <table:table-cell/>
          <table:table-cell table:formula="of:=2^(10*RAND())" office:value-type="float" office:value="152.008010021523" calcext:value-type="float">
            <text:p>152.0080100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81]+1" office:value-type="float" office:value="1680" calcext:value-type="float">
            <text:p>1680</text:p>
          </table:table-cell>
          <table:table-cell/>
          <table:table-cell table:formula="of:=2^(10*RAND())" office:value-type="float" office:value="492.929487793881" calcext:value-type="float">
            <text:p>492.9294877939</text:p>
          </table:table-cell>
          <table:table-cell office:value-type="float" office:value="0.148907" calcext:value-type="float">
            <text:p>0.148907</text:p>
          </table:table-cell>
        </table:table-row>
        <table:table-row table:style-name="ro1">
          <table:table-cell table:formula="of:=[.A1682]+1" office:value-type="float" office:value="1681" calcext:value-type="float">
            <text:p>1681</text:p>
          </table:table-cell>
          <table:table-cell/>
          <table:table-cell table:formula="of:=2^(10*RAND())" office:value-type="float" office:value="508.151910474561" calcext:value-type="float">
            <text:p>508.1519104746</text:p>
          </table:table-cell>
          <table:table-cell office:value-type="float" office:value="0.396156" calcext:value-type="float">
            <text:p>0.396156</text:p>
          </table:table-cell>
        </table:table-row>
        <table:table-row table:style-name="ro1">
          <table:table-cell table:formula="of:=[.A1683]+1" office:value-type="float" office:value="1682" calcext:value-type="float">
            <text:p>1682</text:p>
          </table:table-cell>
          <table:table-cell/>
          <table:table-cell table:formula="of:=2^(10*RAND())" office:value-type="float" office:value="23.1788220784713" calcext:value-type="float">
            <text:p>23.1788220785</text:p>
          </table:table-cell>
          <table:table-cell office:value-type="float" office:value="0.643692" calcext:value-type="float">
            <text:p>0.643692</text:p>
          </table:table-cell>
        </table:table-row>
        <table:table-row table:style-name="ro1">
          <table:table-cell table:formula="of:=[.A1684]+1" office:value-type="float" office:value="1683" calcext:value-type="float">
            <text:p>1683</text:p>
          </table:table-cell>
          <table:table-cell/>
          <table:table-cell table:formula="of:=2^(10*RAND())" office:value-type="float" office:value="150.805073963755" calcext:value-type="float">
            <text:p>150.8050739638</text:p>
          </table:table-cell>
          <table:table-cell office:value-type="float" office:value="0.198026" calcext:value-type="float">
            <text:p>0.198026</text:p>
          </table:table-cell>
        </table:table-row>
        <table:table-row table:style-name="ro1">
          <table:table-cell table:formula="of:=[.A1685]+1" office:value-type="float" office:value="1684" calcext:value-type="float">
            <text:p>1684</text:p>
          </table:table-cell>
          <table:table-cell/>
          <table:table-cell table:formula="of:=2^(10*RAND())" office:value-type="float" office:value="135.286715696907" calcext:value-type="float">
            <text:p>135.2867156969</text:p>
          </table:table-cell>
          <table:table-cell office:value-type="float" office:value="0.155753" calcext:value-type="float">
            <text:p>0.155753</text:p>
          </table:table-cell>
        </table:table-row>
        <table:table-row table:style-name="ro1">
          <table:table-cell table:formula="of:=[.A1686]+1" office:value-type="float" office:value="1685" calcext:value-type="float">
            <text:p>1685</text:p>
          </table:table-cell>
          <table:table-cell/>
          <table:table-cell table:formula="of:=2^(10*RAND())" office:value-type="float" office:value="994.289155257211" calcext:value-type="float">
            <text:p>994.2891552572</text:p>
          </table:table-cell>
          <table:table-cell office:value-type="float" office:value="0.166885" calcext:value-type="float">
            <text:p>0.166885</text:p>
          </table:table-cell>
        </table:table-row>
        <table:table-row table:style-name="ro1">
          <table:table-cell table:formula="of:=[.A1687]+1" office:value-type="float" office:value="1686" calcext:value-type="float">
            <text:p>1686</text:p>
          </table:table-cell>
          <table:table-cell/>
          <table:table-cell table:formula="of:=2^(10*RAND())" office:value-type="float" office:value="353.56215194002" calcext:value-type="float">
            <text:p>353.56215194</text:p>
          </table:table-cell>
          <table:table-cell office:value-type="float" office:value="0.0542286" calcext:value-type="float">
            <text:p>0.0542286</text:p>
          </table:table-cell>
        </table:table-row>
        <table:table-row table:style-name="ro1">
          <table:table-cell table:formula="of:=[.A1688]+1" office:value-type="float" office:value="1687" calcext:value-type="float">
            <text:p>1687</text:p>
          </table:table-cell>
          <table:table-cell/>
          <table:table-cell table:formula="of:=2^(10*RAND())" office:value-type="float" office:value="23.9555033050279" calcext:value-type="float">
            <text:p>23.955503305</text:p>
          </table:table-cell>
          <table:table-cell office:value-type="float" office:value="0.322025" calcext:value-type="float">
            <text:p>0.322025</text:p>
          </table:table-cell>
        </table:table-row>
        <table:table-row table:style-name="ro1">
          <table:table-cell table:formula="of:=[.A1689]+1" office:value-type="float" office:value="1688" calcext:value-type="float">
            <text:p>1688</text:p>
          </table:table-cell>
          <table:table-cell/>
          <table:table-cell table:formula="of:=2^(10*RAND())" office:value-type="float" office:value="50.0244096158469" calcext:value-type="float">
            <text:p>50.0244096158</text:p>
          </table:table-cell>
          <table:table-cell office:value-type="float" office:value="0.84968" calcext:value-type="float">
            <text:p>0.84968</text:p>
          </table:table-cell>
        </table:table-row>
        <table:table-row table:style-name="ro1">
          <table:table-cell table:formula="of:=[.A1690]+1" office:value-type="float" office:value="1689" calcext:value-type="float">
            <text:p>1689</text:p>
          </table:table-cell>
          <table:table-cell/>
          <table:table-cell table:formula="of:=2^(10*RAND())" office:value-type="float" office:value="375.310601916689" calcext:value-type="float">
            <text:p>375.3106019167</text:p>
          </table:table-cell>
          <table:table-cell office:value-type="float" office:value="0.492242" calcext:value-type="float">
            <text:p>0.492242</text:p>
          </table:table-cell>
        </table:table-row>
        <table:table-row table:style-name="ro1">
          <table:table-cell table:formula="of:=[.A1691]+1" office:value-type="float" office:value="1690" calcext:value-type="float">
            <text:p>1690</text:p>
          </table:table-cell>
          <table:table-cell/>
          <table:table-cell table:formula="of:=2^(10*RAND())" office:value-type="float" office:value="79.498075524158" calcext:value-type="float">
            <text:p>79.4980755242</text:p>
          </table:table-cell>
          <table:table-cell office:value-type="float" office:value="0.213986" calcext:value-type="float">
            <text:p>0.213986</text:p>
          </table:table-cell>
        </table:table-row>
        <table:table-row table:style-name="ro1">
          <table:table-cell table:formula="of:=[.A1692]+1" office:value-type="float" office:value="1691" calcext:value-type="float">
            <text:p>1691</text:p>
          </table:table-cell>
          <table:table-cell/>
          <table:table-cell table:formula="of:=2^(10*RAND())" office:value-type="float" office:value="22.9679608606395" calcext:value-type="float">
            <text:p>22.9679608606</text:p>
          </table:table-cell>
          <table:table-cell office:value-type="float" office:value="0.586182" calcext:value-type="float">
            <text:p>0.586182</text:p>
          </table:table-cell>
        </table:table-row>
        <table:table-row table:style-name="ro1">
          <table:table-cell table:formula="of:=[.A1693]+1" office:value-type="float" office:value="1692" calcext:value-type="float">
            <text:p>1692</text:p>
          </table:table-cell>
          <table:table-cell/>
          <table:table-cell table:formula="of:=2^(10*RAND())" office:value-type="float" office:value="1.76818385898803" calcext:value-type="float">
            <text:p>1.768183859</text:p>
          </table:table-cell>
          <table:table-cell office:value-type="float" office:value="0.591899" calcext:value-type="float">
            <text:p>0.591899</text:p>
          </table:table-cell>
        </table:table-row>
        <table:table-row table:style-name="ro1">
          <table:table-cell table:formula="of:=[.A1694]+1" office:value-type="float" office:value="1693" calcext:value-type="float">
            <text:p>1693</text:p>
          </table:table-cell>
          <table:table-cell/>
          <table:table-cell table:formula="of:=2^(10*RAND())" office:value-type="float" office:value="33.3460940508657" calcext:value-type="float">
            <text:p>33.3460940509</text:p>
          </table:table-cell>
          <table:table-cell office:value-type="float" office:value="0.583755" calcext:value-type="float">
            <text:p>0.583755</text:p>
          </table:table-cell>
        </table:table-row>
        <table:table-row table:style-name="ro1">
          <table:table-cell table:formula="of:=[.A1695]+1" office:value-type="float" office:value="1694" calcext:value-type="float">
            <text:p>1694</text:p>
          </table:table-cell>
          <table:table-cell/>
          <table:table-cell table:formula="of:=2^(10*RAND())" office:value-type="float" office:value="146.069711081715" calcext:value-type="float">
            <text:p>146.0697110817</text:p>
          </table:table-cell>
          <table:table-cell office:value-type="float" office:value="0.491232" calcext:value-type="float">
            <text:p>0.491232</text:p>
          </table:table-cell>
        </table:table-row>
        <table:table-row table:style-name="ro1">
          <table:table-cell table:formula="of:=[.A1696]+1" office:value-type="float" office:value="1695" calcext:value-type="float">
            <text:p>1695</text:p>
          </table:table-cell>
          <table:table-cell/>
          <table:table-cell table:formula="of:=2^(10*RAND())" office:value-type="float" office:value="6.27115085569967" calcext:value-type="float">
            <text:p>6.2711508557</text:p>
          </table:table-cell>
          <table:table-cell office:value-type="float" office:value="0.430727" calcext:value-type="float">
            <text:p>0.430727</text:p>
          </table:table-cell>
        </table:table-row>
        <table:table-row table:style-name="ro1">
          <table:table-cell table:formula="of:=[.A1697]+1" office:value-type="float" office:value="1696" calcext:value-type="float">
            <text:p>1696</text:p>
          </table:table-cell>
          <table:table-cell/>
          <table:table-cell table:formula="of:=2^(10*RAND())" office:value-type="float" office:value="1022.75542066003" calcext:value-type="float">
            <text:p>1022.75542066</text:p>
          </table:table-cell>
          <table:table-cell office:value-type="float" office:value="0.829848" calcext:value-type="float">
            <text:p>0.829848</text:p>
          </table:table-cell>
        </table:table-row>
        <table:table-row table:style-name="ro1">
          <table:table-cell table:formula="of:=[.A1698]+1" office:value-type="float" office:value="1697" calcext:value-type="float">
            <text:p>1697</text:p>
          </table:table-cell>
          <table:table-cell/>
          <table:table-cell table:formula="of:=2^(10*RAND())" office:value-type="float" office:value="280.989160601928" calcext:value-type="float">
            <text:p>280.9891606019</text:p>
          </table:table-cell>
          <table:table-cell office:value-type="float" office:value="0.16364" calcext:value-type="float">
            <text:p>0.16364</text:p>
          </table:table-cell>
        </table:table-row>
        <table:table-row table:style-name="ro1">
          <table:table-cell table:formula="of:=[.A1699]+1" office:value-type="float" office:value="1698" calcext:value-type="float">
            <text:p>1698</text:p>
          </table:table-cell>
          <table:table-cell/>
          <table:table-cell table:formula="of:=2^(10*RAND())" office:value-type="float" office:value="687.65335011317" calcext:value-type="float">
            <text:p>687.6533501132</text:p>
          </table:table-cell>
          <table:table-cell office:value-type="float" office:value="0.178378" calcext:value-type="float">
            <text:p>0.178378</text:p>
          </table:table-cell>
        </table:table-row>
        <table:table-row table:style-name="ro1">
          <table:table-cell table:formula="of:=[.A1700]+1" office:value-type="float" office:value="1699" calcext:value-type="float">
            <text:p>1699</text:p>
          </table:table-cell>
          <table:table-cell/>
          <table:table-cell table:formula="of:=2^(10*RAND())" office:value-type="float" office:value="2.39226627051184" calcext:value-type="float">
            <text:p>2.3922662705</text:p>
          </table:table-cell>
          <table:table-cell office:value-type="float" office:value="0.142947" calcext:value-type="float">
            <text:p>0.142947</text:p>
          </table:table-cell>
        </table:table-row>
        <table:table-row table:style-name="ro1">
          <table:table-cell table:formula="of:=[.A1701]+1" office:value-type="float" office:value="1700" calcext:value-type="float">
            <text:p>1700</text:p>
          </table:table-cell>
          <table:table-cell/>
          <table:table-cell table:formula="of:=2^(10*RAND())" office:value-type="float" office:value="803.692453353624" calcext:value-type="float">
            <text:p>803.6924533536</text:p>
          </table:table-cell>
          <table:table-cell office:value-type="float" office:value="0.476384" calcext:value-type="float">
            <text:p>0.476384</text:p>
          </table:table-cell>
        </table:table-row>
        <table:table-row table:style-name="ro1">
          <table:table-cell table:formula="of:=[.A1702]+1" office:value-type="float" office:value="1701" calcext:value-type="float">
            <text:p>1701</text:p>
          </table:table-cell>
          <table:table-cell/>
          <table:table-cell table:formula="of:=2^(10*RAND())" office:value-type="float" office:value="10.3589578981147" calcext:value-type="float">
            <text:p>10.3589578981</text:p>
          </table:table-cell>
          <table:table-cell office:value-type="float" office:value="0.536985" calcext:value-type="float">
            <text:p>0.536985</text:p>
          </table:table-cell>
        </table:table-row>
        <table:table-row table:style-name="ro1">
          <table:table-cell table:formula="of:=[.A1703]+1" office:value-type="float" office:value="1702" calcext:value-type="float">
            <text:p>1702</text:p>
          </table:table-cell>
          <table:table-cell/>
          <table:table-cell table:formula="of:=2^(10*RAND())" office:value-type="float" office:value="258.550190118405" calcext:value-type="float">
            <text:p>258.5501901184</text:p>
          </table:table-cell>
          <table:table-cell office:value-type="float" office:value="0.705408" calcext:value-type="float">
            <text:p>0.705408</text:p>
          </table:table-cell>
        </table:table-row>
        <table:table-row table:style-name="ro1">
          <table:table-cell table:formula="of:=[.A1704]+1" office:value-type="float" office:value="1703" calcext:value-type="float">
            <text:p>1703</text:p>
          </table:table-cell>
          <table:table-cell/>
          <table:table-cell table:formula="of:=2^(10*RAND())" office:value-type="float" office:value="8.11993205005115" calcext:value-type="float">
            <text:p>8.1199320501</text:p>
          </table:table-cell>
          <table:table-cell office:value-type="float" office:value="0.764291" calcext:value-type="float">
            <text:p>0.764291</text:p>
          </table:table-cell>
        </table:table-row>
        <table:table-row table:style-name="ro1">
          <table:table-cell table:formula="of:=[.A1705]+1" office:value-type="float" office:value="1704" calcext:value-type="float">
            <text:p>1704</text:p>
          </table:table-cell>
          <table:table-cell/>
          <table:table-cell table:formula="of:=2^(10*RAND())" office:value-type="float" office:value="51.9439752077479" calcext:value-type="float">
            <text:p>51.9439752077</text:p>
          </table:table-cell>
          <table:table-cell office:value-type="float" office:value="0.52365" calcext:value-type="float">
            <text:p>0.52365</text:p>
          </table:table-cell>
        </table:table-row>
        <table:table-row table:style-name="ro1">
          <table:table-cell table:formula="of:=[.A1706]+1" office:value-type="float" office:value="1705" calcext:value-type="float">
            <text:p>1705</text:p>
          </table:table-cell>
          <table:table-cell/>
          <table:table-cell table:formula="of:=2^(10*RAND())" office:value-type="float" office:value="9.83545397771695" calcext:value-type="float">
            <text:p>9.8354539777</text:p>
          </table:table-cell>
          <table:table-cell office:value-type="float" office:value="0.324216" calcext:value-type="float">
            <text:p>0.324216</text:p>
          </table:table-cell>
        </table:table-row>
        <table:table-row table:style-name="ro1">
          <table:table-cell table:formula="of:=[.A1707]+1" office:value-type="float" office:value="1706" calcext:value-type="float">
            <text:p>1706</text:p>
          </table:table-cell>
          <table:table-cell/>
          <table:table-cell table:formula="of:=2^(10*RAND())" office:value-type="float" office:value="642.184713287528" calcext:value-type="float">
            <text:p>642.1847132875</text:p>
          </table:table-cell>
          <table:table-cell office:value-type="float" office:value="0.544258" calcext:value-type="float">
            <text:p>0.544258</text:p>
          </table:table-cell>
        </table:table-row>
        <table:table-row table:style-name="ro1">
          <table:table-cell table:formula="of:=[.A1708]+1" office:value-type="float" office:value="1707" calcext:value-type="float">
            <text:p>1707</text:p>
          </table:table-cell>
          <table:table-cell/>
          <table:table-cell table:formula="of:=2^(10*RAND())" office:value-type="float" office:value="12.3350664402345" calcext:value-type="float">
            <text:p>12.3350664402</text:p>
          </table:table-cell>
          <table:table-cell office:value-type="float" office:value="0.583526" calcext:value-type="float">
            <text:p>0.583526</text:p>
          </table:table-cell>
        </table:table-row>
        <table:table-row table:style-name="ro1">
          <table:table-cell table:formula="of:=[.A1709]+1" office:value-type="float" office:value="1708" calcext:value-type="float">
            <text:p>1708</text:p>
          </table:table-cell>
          <table:table-cell/>
          <table:table-cell table:formula="of:=2^(10*RAND())" office:value-type="float" office:value="900.366654721002" calcext:value-type="float">
            <text:p>900.366654721</text:p>
          </table:table-cell>
          <table:table-cell office:value-type="float" office:value="0.504438" calcext:value-type="float">
            <text:p>0.504438</text:p>
          </table:table-cell>
        </table:table-row>
        <table:table-row table:style-name="ro1">
          <table:table-cell table:formula="of:=[.A1710]+1" office:value-type="float" office:value="1709" calcext:value-type="float">
            <text:p>1709</text:p>
          </table:table-cell>
          <table:table-cell/>
          <table:table-cell table:formula="of:=2^(10*RAND())" office:value-type="float" office:value="801.502433004735" calcext:value-type="float">
            <text:p>801.5024330047</text:p>
          </table:table-cell>
          <table:table-cell office:value-type="float" office:value="0.227263" calcext:value-type="float">
            <text:p>0.227263</text:p>
          </table:table-cell>
        </table:table-row>
        <table:table-row table:style-name="ro1">
          <table:table-cell table:formula="of:=[.A1711]+1" office:value-type="float" office:value="1710" calcext:value-type="float">
            <text:p>1710</text:p>
          </table:table-cell>
          <table:table-cell/>
          <table:table-cell table:formula="of:=2^(10*RAND())" office:value-type="float" office:value="18.6687347043299" calcext:value-type="float">
            <text:p>18.6687347043</text:p>
          </table:table-cell>
          <table:table-cell office:value-type="float" office:value="0.0216365" calcext:value-type="float">
            <text:p>0.0216365</text:p>
          </table:table-cell>
        </table:table-row>
        <table:table-row table:style-name="ro1">
          <table:table-cell table:formula="of:=[.A1712]+1" office:value-type="float" office:value="1711" calcext:value-type="float">
            <text:p>1711</text:p>
          </table:table-cell>
          <table:table-cell/>
          <table:table-cell table:formula="of:=2^(10*RAND())" office:value-type="float" office:value="9.33883243052912" calcext:value-type="float">
            <text:p>9.3388324305</text:p>
          </table:table-cell>
          <table:table-cell office:value-type="float" office:value="0.385692" calcext:value-type="float">
            <text:p>0.385692</text:p>
          </table:table-cell>
        </table:table-row>
        <table:table-row table:style-name="ro1">
          <table:table-cell table:formula="of:=[.A1713]+1" office:value-type="float" office:value="1712" calcext:value-type="float">
            <text:p>1712</text:p>
          </table:table-cell>
          <table:table-cell/>
          <table:table-cell table:formula="of:=2^(10*RAND())" office:value-type="float" office:value="24.0741299040103" calcext:value-type="float">
            <text:p>24.074129904</text:p>
          </table:table-cell>
          <table:table-cell office:value-type="float" office:value="0.40804" calcext:value-type="float">
            <text:p>0.40804</text:p>
          </table:table-cell>
        </table:table-row>
        <table:table-row table:style-name="ro1">
          <table:table-cell table:formula="of:=[.A1714]+1" office:value-type="float" office:value="1713" calcext:value-type="float">
            <text:p>1713</text:p>
          </table:table-cell>
          <table:table-cell/>
          <table:table-cell table:formula="of:=2^(10*RAND())" office:value-type="float" office:value="1.78278996219753" calcext:value-type="float">
            <text:p>1.7827899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15]+1" office:value-type="float" office:value="1714" calcext:value-type="float">
            <text:p>1714</text:p>
          </table:table-cell>
          <table:table-cell/>
          <table:table-cell table:formula="of:=2^(10*RAND())" office:value-type="float" office:value="9.58366558189397" calcext:value-type="float">
            <text:p>9.5836655819</text:p>
          </table:table-cell>
          <table:table-cell office:value-type="float" office:value="0.471525" calcext:value-type="float">
            <text:p>0.471525</text:p>
          </table:table-cell>
        </table:table-row>
        <table:table-row table:style-name="ro1">
          <table:table-cell table:formula="of:=[.A1716]+1" office:value-type="float" office:value="1715" calcext:value-type="float">
            <text:p>1715</text:p>
          </table:table-cell>
          <table:table-cell/>
          <table:table-cell table:formula="of:=2^(10*RAND())" office:value-type="float" office:value="995.913604008362" calcext:value-type="float">
            <text:p>995.9136040084</text:p>
          </table:table-cell>
          <table:table-cell office:value-type="float" office:value="0.568541" calcext:value-type="float">
            <text:p>0.568541</text:p>
          </table:table-cell>
        </table:table-row>
        <table:table-row table:style-name="ro1">
          <table:table-cell table:formula="of:=[.A1717]+1" office:value-type="float" office:value="1716" calcext:value-type="float">
            <text:p>1716</text:p>
          </table:table-cell>
          <table:table-cell/>
          <table:table-cell table:formula="of:=2^(10*RAND())" office:value-type="float" office:value="1.60536127944734" calcext:value-type="float">
            <text:p>1.6053612794</text:p>
          </table:table-cell>
          <table:table-cell office:value-type="float" office:value="0.503082" calcext:value-type="float">
            <text:p>0.503082</text:p>
          </table:table-cell>
        </table:table-row>
        <table:table-row table:style-name="ro1">
          <table:table-cell table:formula="of:=[.A1718]+1" office:value-type="float" office:value="1717" calcext:value-type="float">
            <text:p>1717</text:p>
          </table:table-cell>
          <table:table-cell/>
          <table:table-cell table:formula="of:=2^(10*RAND())" office:value-type="float" office:value="54.5184031620139" calcext:value-type="float">
            <text:p>54.518403162</text:p>
          </table:table-cell>
          <table:table-cell office:value-type="float" office:value="0.902457" calcext:value-type="float">
            <text:p>0.902457</text:p>
          </table:table-cell>
        </table:table-row>
        <table:table-row table:style-name="ro1">
          <table:table-cell table:formula="of:=[.A1719]+1" office:value-type="float" office:value="1718" calcext:value-type="float">
            <text:p>1718</text:p>
          </table:table-cell>
          <table:table-cell/>
          <table:table-cell table:formula="of:=2^(10*RAND())" office:value-type="float" office:value="209.911197026939" calcext:value-type="float">
            <text:p>209.9111970269</text:p>
          </table:table-cell>
          <table:table-cell office:value-type="float" office:value="0.210541" calcext:value-type="float">
            <text:p>0.210541</text:p>
          </table:table-cell>
        </table:table-row>
        <table:table-row table:style-name="ro1">
          <table:table-cell table:formula="of:=[.A1720]+1" office:value-type="float" office:value="1719" calcext:value-type="float">
            <text:p>1719</text:p>
          </table:table-cell>
          <table:table-cell/>
          <table:table-cell table:formula="of:=2^(10*RAND())" office:value-type="float" office:value="130.909127880378" calcext:value-type="float">
            <text:p>130.9091278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21]+1" office:value-type="float" office:value="1720" calcext:value-type="float">
            <text:p>1720</text:p>
          </table:table-cell>
          <table:table-cell/>
          <table:table-cell table:formula="of:=2^(10*RAND())" office:value-type="float" office:value="4.26971869341352" calcext:value-type="float">
            <text:p>4.269718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22]+1" office:value-type="float" office:value="1721" calcext:value-type="float">
            <text:p>1721</text:p>
          </table:table-cell>
          <table:table-cell/>
          <table:table-cell table:formula="of:=2^(10*RAND())" office:value-type="float" office:value="118.196197853465" calcext:value-type="float">
            <text:p>118.1961978535</text:p>
          </table:table-cell>
          <table:table-cell office:value-type="float" office:value="0.215997" calcext:value-type="float">
            <text:p>0.215997</text:p>
          </table:table-cell>
        </table:table-row>
        <table:table-row table:style-name="ro1">
          <table:table-cell table:formula="of:=[.A1723]+1" office:value-type="float" office:value="1722" calcext:value-type="float">
            <text:p>1722</text:p>
          </table:table-cell>
          <table:table-cell/>
          <table:table-cell table:formula="of:=2^(10*RAND())" office:value-type="float" office:value="41.7417774515156" calcext:value-type="float">
            <text:p>41.7417774515</text:p>
          </table:table-cell>
          <table:table-cell office:value-type="float" office:value="0.424901" calcext:value-type="float">
            <text:p>0.424901</text:p>
          </table:table-cell>
        </table:table-row>
        <table:table-row table:style-name="ro1">
          <table:table-cell table:formula="of:=[.A1724]+1" office:value-type="float" office:value="1723" calcext:value-type="float">
            <text:p>1723</text:p>
          </table:table-cell>
          <table:table-cell/>
          <table:table-cell table:formula="of:=2^(10*RAND())" office:value-type="float" office:value="5.44727470456068" calcext:value-type="float">
            <text:p>5.4472747046</text:p>
          </table:table-cell>
          <table:table-cell office:value-type="float" office:value="0.63296" calcext:value-type="float">
            <text:p>0.63296</text:p>
          </table:table-cell>
        </table:table-row>
        <table:table-row table:style-name="ro1">
          <table:table-cell table:formula="of:=[.A1725]+1" office:value-type="float" office:value="1724" calcext:value-type="float">
            <text:p>1724</text:p>
          </table:table-cell>
          <table:table-cell/>
          <table:table-cell table:formula="of:=2^(10*RAND())" office:value-type="float" office:value="2.06637048998355" calcext:value-type="float">
            <text:p>2.06637049</text:p>
          </table:table-cell>
          <table:table-cell office:value-type="float" office:value="0.306268" calcext:value-type="float">
            <text:p>0.306268</text:p>
          </table:table-cell>
        </table:table-row>
        <table:table-row table:style-name="ro1">
          <table:table-cell table:formula="of:=[.A1726]+1" office:value-type="float" office:value="1725" calcext:value-type="float">
            <text:p>1725</text:p>
          </table:table-cell>
          <table:table-cell/>
          <table:table-cell table:formula="of:=2^(10*RAND())" office:value-type="float" office:value="94.6046221789209" calcext:value-type="float">
            <text:p>94.6046221789</text:p>
          </table:table-cell>
          <table:table-cell office:value-type="float" office:value="0.848438" calcext:value-type="float">
            <text:p>0.848438</text:p>
          </table:table-cell>
        </table:table-row>
        <table:table-row table:style-name="ro1">
          <table:table-cell table:formula="of:=[.A1727]+1" office:value-type="float" office:value="1726" calcext:value-type="float">
            <text:p>1726</text:p>
          </table:table-cell>
          <table:table-cell/>
          <table:table-cell table:formula="of:=2^(10*RAND())" office:value-type="float" office:value="122.888924745837" calcext:value-type="float">
            <text:p>122.8889247458</text:p>
          </table:table-cell>
          <table:table-cell office:value-type="float" office:value="0.153574" calcext:value-type="float">
            <text:p>0.153574</text:p>
          </table:table-cell>
        </table:table-row>
        <table:table-row table:style-name="ro1">
          <table:table-cell table:formula="of:=[.A1728]+1" office:value-type="float" office:value="1727" calcext:value-type="float">
            <text:p>1727</text:p>
          </table:table-cell>
          <table:table-cell/>
          <table:table-cell table:formula="of:=2^(10*RAND())" office:value-type="float" office:value="2.06401792132669" calcext:value-type="float">
            <text:p>2.0640179213</text:p>
          </table:table-cell>
          <table:table-cell office:value-type="float" office:value="0.14869" calcext:value-type="float">
            <text:p>0.14869</text:p>
          </table:table-cell>
        </table:table-row>
        <table:table-row table:style-name="ro1">
          <table:table-cell table:formula="of:=[.A1729]+1" office:value-type="float" office:value="1728" calcext:value-type="float">
            <text:p>1728</text:p>
          </table:table-cell>
          <table:table-cell/>
          <table:table-cell table:formula="of:=2^(10*RAND())" office:value-type="float" office:value="1.73132104281158" calcext:value-type="float">
            <text:p>1.7313210428</text:p>
          </table:table-cell>
          <table:table-cell office:value-type="float" office:value="0.806751" calcext:value-type="float">
            <text:p>0.806751</text:p>
          </table:table-cell>
        </table:table-row>
        <table:table-row table:style-name="ro1">
          <table:table-cell table:formula="of:=[.A1730]+1" office:value-type="float" office:value="1729" calcext:value-type="float">
            <text:p>1729</text:p>
          </table:table-cell>
          <table:table-cell/>
          <table:table-cell table:formula="of:=2^(10*RAND())" office:value-type="float" office:value="4.07523891164494" calcext:value-type="float">
            <text:p>4.0752389116</text:p>
          </table:table-cell>
          <table:table-cell office:value-type="float" office:value="0.696256" calcext:value-type="float">
            <text:p>0.696256</text:p>
          </table:table-cell>
        </table:table-row>
        <table:table-row table:style-name="ro1">
          <table:table-cell table:formula="of:=[.A1731]+1" office:value-type="float" office:value="1730" calcext:value-type="float">
            <text:p>1730</text:p>
          </table:table-cell>
          <table:table-cell/>
          <table:table-cell table:formula="of:=2^(10*RAND())" office:value-type="float" office:value="798.526094081583" calcext:value-type="float">
            <text:p>798.5260940816</text:p>
          </table:table-cell>
          <table:table-cell office:value-type="float" office:value="0.149276" calcext:value-type="float">
            <text:p>0.149276</text:p>
          </table:table-cell>
        </table:table-row>
        <table:table-row table:style-name="ro1">
          <table:table-cell table:formula="of:=[.A1732]+1" office:value-type="float" office:value="1731" calcext:value-type="float">
            <text:p>1731</text:p>
          </table:table-cell>
          <table:table-cell/>
          <table:table-cell table:formula="of:=2^(10*RAND())" office:value-type="float" office:value="12.514880838845" calcext:value-type="float">
            <text:p>12.5148808388</text:p>
          </table:table-cell>
          <table:table-cell office:value-type="float" office:value="0.0501998" calcext:value-type="float">
            <text:p>0.0501998</text:p>
          </table:table-cell>
        </table:table-row>
        <table:table-row table:style-name="ro1">
          <table:table-cell table:formula="of:=[.A1733]+1" office:value-type="float" office:value="1732" calcext:value-type="float">
            <text:p>1732</text:p>
          </table:table-cell>
          <table:table-cell/>
          <table:table-cell table:formula="of:=2^(10*RAND())" office:value-type="float" office:value="29.6289601269739" calcext:value-type="float">
            <text:p>29.628960127</text:p>
          </table:table-cell>
          <table:table-cell office:value-type="float" office:value="0.0599331" calcext:value-type="float">
            <text:p>0.0599331</text:p>
          </table:table-cell>
        </table:table-row>
        <table:table-row table:style-name="ro1">
          <table:table-cell table:formula="of:=[.A1734]+1" office:value-type="float" office:value="1733" calcext:value-type="float">
            <text:p>1733</text:p>
          </table:table-cell>
          <table:table-cell/>
          <table:table-cell table:formula="of:=2^(10*RAND())" office:value-type="float" office:value="47.959861607515" calcext:value-type="float">
            <text:p>47.9598616075</text:p>
          </table:table-cell>
          <table:table-cell office:value-type="float" office:value="0.0350613" calcext:value-type="float">
            <text:p>0.0350613</text:p>
          </table:table-cell>
        </table:table-row>
        <table:table-row table:style-name="ro1">
          <table:table-cell table:formula="of:=[.A1735]+1" office:value-type="float" office:value="1734" calcext:value-type="float">
            <text:p>1734</text:p>
          </table:table-cell>
          <table:table-cell/>
          <table:table-cell table:formula="of:=2^(10*RAND())" office:value-type="float" office:value="9.41920688815014" calcext:value-type="float">
            <text:p>9.4192068882</text:p>
          </table:table-cell>
          <table:table-cell office:value-type="float" office:value="0.294585" calcext:value-type="float">
            <text:p>0.294585</text:p>
          </table:table-cell>
        </table:table-row>
        <table:table-row table:style-name="ro1">
          <table:table-cell table:formula="of:=[.A1736]+1" office:value-type="float" office:value="1735" calcext:value-type="float">
            <text:p>1735</text:p>
          </table:table-cell>
          <table:table-cell/>
          <table:table-cell table:formula="of:=2^(10*RAND())" office:value-type="float" office:value="1.82260948963847" calcext:value-type="float">
            <text:p>1.8226094896</text:p>
          </table:table-cell>
          <table:table-cell office:value-type="float" office:value="0.148973" calcext:value-type="float">
            <text:p>0.148973</text:p>
          </table:table-cell>
        </table:table-row>
        <table:table-row table:style-name="ro1">
          <table:table-cell table:formula="of:=[.A1737]+1" office:value-type="float" office:value="1736" calcext:value-type="float">
            <text:p>1736</text:p>
          </table:table-cell>
          <table:table-cell/>
          <table:table-cell table:formula="of:=2^(10*RAND())" office:value-type="float" office:value="4.44598946391305" calcext:value-type="float">
            <text:p>4.4459894639</text:p>
          </table:table-cell>
          <table:table-cell office:value-type="float" office:value="0.51539" calcext:value-type="float">
            <text:p>0.51539</text:p>
          </table:table-cell>
        </table:table-row>
        <table:table-row table:style-name="ro1">
          <table:table-cell table:formula="of:=[.A1738]+1" office:value-type="float" office:value="1737" calcext:value-type="float">
            <text:p>1737</text:p>
          </table:table-cell>
          <table:table-cell/>
          <table:table-cell table:formula="of:=2^(10*RAND())" office:value-type="float" office:value="130.471063063857" calcext:value-type="float">
            <text:p>130.4710630639</text:p>
          </table:table-cell>
          <table:table-cell office:value-type="float" office:value="0.739629" calcext:value-type="float">
            <text:p>0.739629</text:p>
          </table:table-cell>
        </table:table-row>
        <table:table-row table:style-name="ro1">
          <table:table-cell table:formula="of:=[.A1739]+1" office:value-type="float" office:value="1738" calcext:value-type="float">
            <text:p>1738</text:p>
          </table:table-cell>
          <table:table-cell/>
          <table:table-cell table:formula="of:=2^(10*RAND())" office:value-type="float" office:value="71.336652783038" calcext:value-type="float">
            <text:p>71.336652783</text:p>
          </table:table-cell>
          <table:table-cell office:value-type="float" office:value="0.646048" calcext:value-type="float">
            <text:p>0.646048</text:p>
          </table:table-cell>
        </table:table-row>
        <table:table-row table:style-name="ro1">
          <table:table-cell table:formula="of:=[.A1740]+1" office:value-type="float" office:value="1739" calcext:value-type="float">
            <text:p>1739</text:p>
          </table:table-cell>
          <table:table-cell/>
          <table:table-cell table:formula="of:=2^(10*RAND())" office:value-type="float" office:value="3.66941795393725" calcext:value-type="float">
            <text:p>3.6694179539</text:p>
          </table:table-cell>
          <table:table-cell office:value-type="float" office:value="0.0189633" calcext:value-type="float">
            <text:p>0.0189633</text:p>
          </table:table-cell>
        </table:table-row>
        <table:table-row table:style-name="ro1">
          <table:table-cell table:formula="of:=[.A1741]+1" office:value-type="float" office:value="1740" calcext:value-type="float">
            <text:p>1740</text:p>
          </table:table-cell>
          <table:table-cell/>
          <table:table-cell table:formula="of:=2^(10*RAND())" office:value-type="float" office:value="172.073117415408" calcext:value-type="float">
            <text:p>172.0731174154</text:p>
          </table:table-cell>
          <table:table-cell office:value-type="float" office:value="0.76215" calcext:value-type="float">
            <text:p>0.76215</text:p>
          </table:table-cell>
        </table:table-row>
        <table:table-row table:style-name="ro1">
          <table:table-cell table:formula="of:=[.A1742]+1" office:value-type="float" office:value="1741" calcext:value-type="float">
            <text:p>1741</text:p>
          </table:table-cell>
          <table:table-cell/>
          <table:table-cell table:formula="of:=2^(10*RAND())" office:value-type="float" office:value="36.4259341875741" calcext:value-type="float">
            <text:p>36.4259341876</text:p>
          </table:table-cell>
          <table:table-cell office:value-type="float" office:value="0.155807" calcext:value-type="float">
            <text:p>0.155807</text:p>
          </table:table-cell>
        </table:table-row>
        <table:table-row table:style-name="ro1">
          <table:table-cell table:formula="of:=[.A1743]+1" office:value-type="float" office:value="1742" calcext:value-type="float">
            <text:p>1742</text:p>
          </table:table-cell>
          <table:table-cell/>
          <table:table-cell table:formula="of:=2^(10*RAND())" office:value-type="float" office:value="106.214446068893" calcext:value-type="float">
            <text:p>106.2144460689</text:p>
          </table:table-cell>
          <table:table-cell office:value-type="float" office:value="0.132746" calcext:value-type="float">
            <text:p>0.132746</text:p>
          </table:table-cell>
        </table:table-row>
        <table:table-row table:style-name="ro1">
          <table:table-cell table:formula="of:=[.A1744]+1" office:value-type="float" office:value="1743" calcext:value-type="float">
            <text:p>1743</text:p>
          </table:table-cell>
          <table:table-cell/>
          <table:table-cell table:formula="of:=2^(10*RAND())" office:value-type="float" office:value="7.02930838149872" calcext:value-type="float">
            <text:p>7.0293083815</text:p>
          </table:table-cell>
          <table:table-cell office:value-type="float" office:value="0.211775" calcext:value-type="float">
            <text:p>0.211775</text:p>
          </table:table-cell>
        </table:table-row>
        <table:table-row table:style-name="ro1">
          <table:table-cell table:formula="of:=[.A1745]+1" office:value-type="float" office:value="1744" calcext:value-type="float">
            <text:p>1744</text:p>
          </table:table-cell>
          <table:table-cell/>
          <table:table-cell table:formula="of:=2^(10*RAND())" office:value-type="float" office:value="35.2069343276487" calcext:value-type="float">
            <text:p>35.2069343276</text:p>
          </table:table-cell>
          <table:table-cell office:value-type="float" office:value="0.15556" calcext:value-type="float">
            <text:p>0.15556</text:p>
          </table:table-cell>
        </table:table-row>
        <table:table-row table:style-name="ro1">
          <table:table-cell table:formula="of:=[.A1746]+1" office:value-type="float" office:value="1745" calcext:value-type="float">
            <text:p>1745</text:p>
          </table:table-cell>
          <table:table-cell/>
          <table:table-cell table:formula="of:=2^(10*RAND())" office:value-type="float" office:value="88.711598600308" calcext:value-type="float">
            <text:p>88.7115986003</text:p>
          </table:table-cell>
          <table:table-cell office:value-type="float" office:value="0.162498" calcext:value-type="float">
            <text:p>0.162498</text:p>
          </table:table-cell>
        </table:table-row>
        <table:table-row table:style-name="ro1">
          <table:table-cell table:formula="of:=[.A1747]+1" office:value-type="float" office:value="1746" calcext:value-type="float">
            <text:p>1746</text:p>
          </table:table-cell>
          <table:table-cell/>
          <table:table-cell table:formula="of:=2^(10*RAND())" office:value-type="float" office:value="20.2244915242169" calcext:value-type="float">
            <text:p>20.2244915242</text:p>
          </table:table-cell>
          <table:table-cell office:value-type="float" office:value="0.266206" calcext:value-type="float">
            <text:p>0.266206</text:p>
          </table:table-cell>
        </table:table-row>
        <table:table-row table:style-name="ro1">
          <table:table-cell table:formula="of:=[.A1748]+1" office:value-type="float" office:value="1747" calcext:value-type="float">
            <text:p>1747</text:p>
          </table:table-cell>
          <table:table-cell/>
          <table:table-cell table:formula="of:=2^(10*RAND())" office:value-type="float" office:value="1.2988892835787" calcext:value-type="float">
            <text:p>1.2988892836</text:p>
          </table:table-cell>
          <table:table-cell office:value-type="float" office:value="0.89642" calcext:value-type="float">
            <text:p>0.89642</text:p>
          </table:table-cell>
        </table:table-row>
        <table:table-row table:style-name="ro1">
          <table:table-cell table:formula="of:=[.A1749]+1" office:value-type="float" office:value="1748" calcext:value-type="float">
            <text:p>1748</text:p>
          </table:table-cell>
          <table:table-cell/>
          <table:table-cell table:formula="of:=2^(10*RAND())" office:value-type="float" office:value="611.021025558444" calcext:value-type="float">
            <text:p>611.0210255584</text:p>
          </table:table-cell>
          <table:table-cell office:value-type="float" office:value="0.461687" calcext:value-type="float">
            <text:p>0.461687</text:p>
          </table:table-cell>
        </table:table-row>
        <table:table-row table:style-name="ro1">
          <table:table-cell table:formula="of:=[.A1750]+1" office:value-type="float" office:value="1749" calcext:value-type="float">
            <text:p>1749</text:p>
          </table:table-cell>
          <table:table-cell/>
          <table:table-cell table:formula="of:=2^(10*RAND())" office:value-type="float" office:value="944.095682933235" calcext:value-type="float">
            <text:p>944.0956829332</text:p>
          </table:table-cell>
          <table:table-cell office:value-type="float" office:value="0.764285" calcext:value-type="float">
            <text:p>0.764285</text:p>
          </table:table-cell>
        </table:table-row>
        <table:table-row table:style-name="ro1">
          <table:table-cell table:formula="of:=[.A1751]+1" office:value-type="float" office:value="1750" calcext:value-type="float">
            <text:p>1750</text:p>
          </table:table-cell>
          <table:table-cell/>
          <table:table-cell table:formula="of:=2^(10*RAND())" office:value-type="float" office:value="70.2646197718283" calcext:value-type="float">
            <text:p>70.2646197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52]+1" office:value-type="float" office:value="1751" calcext:value-type="float">
            <text:p>1751</text:p>
          </table:table-cell>
          <table:table-cell/>
          <table:table-cell table:formula="of:=2^(10*RAND())" office:value-type="float" office:value="26.2288529185881" calcext:value-type="float">
            <text:p>26.2288529186</text:p>
          </table:table-cell>
          <table:table-cell office:value-type="float" office:value="0.384123" calcext:value-type="float">
            <text:p>0.384123</text:p>
          </table:table-cell>
        </table:table-row>
        <table:table-row table:style-name="ro1">
          <table:table-cell table:formula="of:=[.A1753]+1" office:value-type="float" office:value="1752" calcext:value-type="float">
            <text:p>1752</text:p>
          </table:table-cell>
          <table:table-cell/>
          <table:table-cell table:formula="of:=2^(10*RAND())" office:value-type="float" office:value="2.23008806719809" calcext:value-type="float">
            <text:p>2.2300880672</text:p>
          </table:table-cell>
          <table:table-cell office:value-type="float" office:value="0.0285169" calcext:value-type="float">
            <text:p>0.0285169</text:p>
          </table:table-cell>
        </table:table-row>
        <table:table-row table:style-name="ro1">
          <table:table-cell table:formula="of:=[.A1754]+1" office:value-type="float" office:value="1753" calcext:value-type="float">
            <text:p>1753</text:p>
          </table:table-cell>
          <table:table-cell/>
          <table:table-cell table:formula="of:=2^(10*RAND())" office:value-type="float" office:value="48.1021018908805" calcext:value-type="float">
            <text:p>48.1021018909</text:p>
          </table:table-cell>
          <table:table-cell office:value-type="float" office:value="0.93684" calcext:value-type="float">
            <text:p>0.93684</text:p>
          </table:table-cell>
        </table:table-row>
        <table:table-row table:style-name="ro1">
          <table:table-cell table:formula="of:=[.A1755]+1" office:value-type="float" office:value="1754" calcext:value-type="float">
            <text:p>1754</text:p>
          </table:table-cell>
          <table:table-cell/>
          <table:table-cell table:formula="of:=2^(10*RAND())" office:value-type="float" office:value="230.078358410516" calcext:value-type="float">
            <text:p>230.0783584105</text:p>
          </table:table-cell>
          <table:table-cell office:value-type="float" office:value="0.474365" calcext:value-type="float">
            <text:p>0.474365</text:p>
          </table:table-cell>
        </table:table-row>
        <table:table-row table:style-name="ro1">
          <table:table-cell table:formula="of:=[.A1756]+1" office:value-type="float" office:value="1755" calcext:value-type="float">
            <text:p>1755</text:p>
          </table:table-cell>
          <table:table-cell/>
          <table:table-cell table:formula="of:=2^(10*RAND())" office:value-type="float" office:value="1.12370000950032" calcext:value-type="float">
            <text:p>1.1237000095</text:p>
          </table:table-cell>
          <table:table-cell office:value-type="float" office:value="0.481509" calcext:value-type="float">
            <text:p>0.481509</text:p>
          </table:table-cell>
        </table:table-row>
        <table:table-row table:style-name="ro1">
          <table:table-cell table:formula="of:=[.A1757]+1" office:value-type="float" office:value="1756" calcext:value-type="float">
            <text:p>1756</text:p>
          </table:table-cell>
          <table:table-cell/>
          <table:table-cell table:formula="of:=2^(10*RAND())" office:value-type="float" office:value="527.901034237327" calcext:value-type="float">
            <text:p>527.9010342373</text:p>
          </table:table-cell>
          <table:table-cell office:value-type="float" office:value="0.0398135" calcext:value-type="float">
            <text:p>0.0398135</text:p>
          </table:table-cell>
        </table:table-row>
        <table:table-row table:style-name="ro1">
          <table:table-cell table:formula="of:=[.A1758]+1" office:value-type="float" office:value="1757" calcext:value-type="float">
            <text:p>1757</text:p>
          </table:table-cell>
          <table:table-cell/>
          <table:table-cell table:formula="of:=2^(10*RAND())" office:value-type="float" office:value="125.058676281879" calcext:value-type="float">
            <text:p>125.0586762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59]+1" office:value-type="float" office:value="1758" calcext:value-type="float">
            <text:p>1758</text:p>
          </table:table-cell>
          <table:table-cell/>
          <table:table-cell table:formula="of:=2^(10*RAND())" office:value-type="float" office:value="26.9013366577507" calcext:value-type="float">
            <text:p>26.9013366578</text:p>
          </table:table-cell>
          <table:table-cell office:value-type="float" office:value="0.712131" calcext:value-type="float">
            <text:p>0.712131</text:p>
          </table:table-cell>
        </table:table-row>
        <table:table-row table:style-name="ro1">
          <table:table-cell table:formula="of:=[.A1760]+1" office:value-type="float" office:value="1759" calcext:value-type="float">
            <text:p>1759</text:p>
          </table:table-cell>
          <table:table-cell/>
          <table:table-cell table:formula="of:=2^(10*RAND())" office:value-type="float" office:value="2.69406732676206" calcext:value-type="float">
            <text:p>2.6940673268</text:p>
          </table:table-cell>
          <table:table-cell office:value-type="float" office:value="0.0855918" calcext:value-type="float">
            <text:p>0.0855918</text:p>
          </table:table-cell>
        </table:table-row>
        <table:table-row table:style-name="ro1">
          <table:table-cell table:formula="of:=[.A1761]+1" office:value-type="float" office:value="1760" calcext:value-type="float">
            <text:p>1760</text:p>
          </table:table-cell>
          <table:table-cell/>
          <table:table-cell table:formula="of:=2^(10*RAND())" office:value-type="float" office:value="14.6804718644073" calcext:value-type="float">
            <text:p>14.6804718644</text:p>
          </table:table-cell>
          <table:table-cell office:value-type="float" office:value="0.0413728" calcext:value-type="float">
            <text:p>0.0413728</text:p>
          </table:table-cell>
        </table:table-row>
        <table:table-row table:style-name="ro1">
          <table:table-cell table:formula="of:=[.A1762]+1" office:value-type="float" office:value="1761" calcext:value-type="float">
            <text:p>1761</text:p>
          </table:table-cell>
          <table:table-cell/>
          <table:table-cell table:formula="of:=2^(10*RAND())" office:value-type="float" office:value="37.9566398408746" calcext:value-type="float">
            <text:p>37.9566398409</text:p>
          </table:table-cell>
          <table:table-cell office:value-type="float" office:value="0.861252" calcext:value-type="float">
            <text:p>0.861252</text:p>
          </table:table-cell>
        </table:table-row>
        <table:table-row table:style-name="ro1">
          <table:table-cell table:formula="of:=[.A1763]+1" office:value-type="float" office:value="1762" calcext:value-type="float">
            <text:p>1762</text:p>
          </table:table-cell>
          <table:table-cell/>
          <table:table-cell table:formula="of:=2^(10*RAND())" office:value-type="float" office:value="361.216777650916" calcext:value-type="float">
            <text:p>361.2167776509</text:p>
          </table:table-cell>
          <table:table-cell office:value-type="float" office:value="0.274766" calcext:value-type="float">
            <text:p>0.274766</text:p>
          </table:table-cell>
        </table:table-row>
        <table:table-row table:style-name="ro1">
          <table:table-cell table:formula="of:=[.A1764]+1" office:value-type="float" office:value="1763" calcext:value-type="float">
            <text:p>1763</text:p>
          </table:table-cell>
          <table:table-cell/>
          <table:table-cell table:formula="of:=2^(10*RAND())" office:value-type="float" office:value="393.792142703319" calcext:value-type="float">
            <text:p>393.7921427033</text:p>
          </table:table-cell>
          <table:table-cell office:value-type="float" office:value="0.653404" calcext:value-type="float">
            <text:p>0.653404</text:p>
          </table:table-cell>
        </table:table-row>
        <table:table-row table:style-name="ro1">
          <table:table-cell table:formula="of:=[.A1765]+1" office:value-type="float" office:value="1764" calcext:value-type="float">
            <text:p>1764</text:p>
          </table:table-cell>
          <table:table-cell/>
          <table:table-cell table:formula="of:=2^(10*RAND())" office:value-type="float" office:value="90.4533943816746" calcext:value-type="float">
            <text:p>90.4533943817</text:p>
          </table:table-cell>
          <table:table-cell office:value-type="float" office:value="0.920343" calcext:value-type="float">
            <text:p>0.920343</text:p>
          </table:table-cell>
        </table:table-row>
        <table:table-row table:style-name="ro1">
          <table:table-cell table:formula="of:=[.A1766]+1" office:value-type="float" office:value="1765" calcext:value-type="float">
            <text:p>1765</text:p>
          </table:table-cell>
          <table:table-cell/>
          <table:table-cell table:formula="of:=2^(10*RAND())" office:value-type="float" office:value="10.7827855738352" calcext:value-type="float">
            <text:p>10.7827855738</text:p>
          </table:table-cell>
          <table:table-cell office:value-type="float" office:value="0.201105" calcext:value-type="float">
            <text:p>0.201105</text:p>
          </table:table-cell>
        </table:table-row>
        <table:table-row table:style-name="ro1">
          <table:table-cell table:formula="of:=[.A1767]+1" office:value-type="float" office:value="1766" calcext:value-type="float">
            <text:p>1766</text:p>
          </table:table-cell>
          <table:table-cell/>
          <table:table-cell table:formula="of:=2^(10*RAND())" office:value-type="float" office:value="2.02314262638761" calcext:value-type="float">
            <text:p>2.0231426264</text:p>
          </table:table-cell>
          <table:table-cell office:value-type="float" office:value="0.290582" calcext:value-type="float">
            <text:p>0.290582</text:p>
          </table:table-cell>
        </table:table-row>
        <table:table-row table:style-name="ro1">
          <table:table-cell table:formula="of:=[.A1768]+1" office:value-type="float" office:value="1767" calcext:value-type="float">
            <text:p>1767</text:p>
          </table:table-cell>
          <table:table-cell/>
          <table:table-cell table:formula="of:=2^(10*RAND())" office:value-type="float" office:value="458.789235351977" calcext:value-type="float">
            <text:p>458.789235352</text:p>
          </table:table-cell>
          <table:table-cell office:value-type="float" office:value="0.709704" calcext:value-type="float">
            <text:p>0.709704</text:p>
          </table:table-cell>
        </table:table-row>
        <table:table-row table:style-name="ro1">
          <table:table-cell table:formula="of:=[.A1769]+1" office:value-type="float" office:value="1768" calcext:value-type="float">
            <text:p>1768</text:p>
          </table:table-cell>
          <table:table-cell/>
          <table:table-cell table:formula="of:=2^(10*RAND())" office:value-type="float" office:value="647.058169282854" calcext:value-type="float">
            <text:p>647.0581692829</text:p>
          </table:table-cell>
          <table:table-cell office:value-type="float" office:value="0.0775203" calcext:value-type="float">
            <text:p>0.0775203</text:p>
          </table:table-cell>
        </table:table-row>
        <table:table-row table:style-name="ro1">
          <table:table-cell table:formula="of:=[.A1770]+1" office:value-type="float" office:value="1769" calcext:value-type="float">
            <text:p>1769</text:p>
          </table:table-cell>
          <table:table-cell/>
          <table:table-cell table:formula="of:=2^(10*RAND())" office:value-type="float" office:value="30.1710794052236" calcext:value-type="float">
            <text:p>30.1710794052</text:p>
          </table:table-cell>
          <table:table-cell office:value-type="float" office:value="0.83499" calcext:value-type="float">
            <text:p>0.83499</text:p>
          </table:table-cell>
        </table:table-row>
        <table:table-row table:style-name="ro1">
          <table:table-cell table:formula="of:=[.A1771]+1" office:value-type="float" office:value="1770" calcext:value-type="float">
            <text:p>1770</text:p>
          </table:table-cell>
          <table:table-cell/>
          <table:table-cell table:formula="of:=2^(10*RAND())" office:value-type="float" office:value="138.648572727478" calcext:value-type="float">
            <text:p>138.6485727275</text:p>
          </table:table-cell>
          <table:table-cell office:value-type="float" office:value="0.576961" calcext:value-type="float">
            <text:p>0.576961</text:p>
          </table:table-cell>
        </table:table-row>
        <table:table-row table:style-name="ro1">
          <table:table-cell table:formula="of:=[.A1772]+1" office:value-type="float" office:value="1771" calcext:value-type="float">
            <text:p>1771</text:p>
          </table:table-cell>
          <table:table-cell/>
          <table:table-cell table:formula="of:=2^(10*RAND())" office:value-type="float" office:value="3.68760553758836" calcext:value-type="float">
            <text:p>3.6876055376</text:p>
          </table:table-cell>
          <table:table-cell office:value-type="float" office:value="0.68335" calcext:value-type="float">
            <text:p>0.68335</text:p>
          </table:table-cell>
        </table:table-row>
        <table:table-row table:style-name="ro1">
          <table:table-cell table:formula="of:=[.A1773]+1" office:value-type="float" office:value="1772" calcext:value-type="float">
            <text:p>1772</text:p>
          </table:table-cell>
          <table:table-cell/>
          <table:table-cell table:formula="of:=2^(10*RAND())" office:value-type="float" office:value="30.9491597069797" calcext:value-type="float">
            <text:p>30.949159707</text:p>
          </table:table-cell>
          <table:table-cell office:value-type="float" office:value="0.714681" calcext:value-type="float">
            <text:p>0.714681</text:p>
          </table:table-cell>
        </table:table-row>
        <table:table-row table:style-name="ro1">
          <table:table-cell table:formula="of:=[.A1774]+1" office:value-type="float" office:value="1773" calcext:value-type="float">
            <text:p>1773</text:p>
          </table:table-cell>
          <table:table-cell/>
          <table:table-cell table:formula="of:=2^(10*RAND())" office:value-type="float" office:value="41.933725575883" calcext:value-type="float">
            <text:p>41.9337255759</text:p>
          </table:table-cell>
          <table:table-cell office:value-type="float" office:value="0.175141" calcext:value-type="float">
            <text:p>0.175141</text:p>
          </table:table-cell>
        </table:table-row>
        <table:table-row table:style-name="ro1">
          <table:table-cell table:formula="of:=[.A1775]+1" office:value-type="float" office:value="1774" calcext:value-type="float">
            <text:p>1774</text:p>
          </table:table-cell>
          <table:table-cell/>
          <table:table-cell table:formula="of:=2^(10*RAND())" office:value-type="float" office:value="263.787034608977" calcext:value-type="float">
            <text:p>263.787034609</text:p>
          </table:table-cell>
          <table:table-cell office:value-type="float" office:value="0.592419" calcext:value-type="float">
            <text:p>0.592419</text:p>
          </table:table-cell>
        </table:table-row>
        <table:table-row table:style-name="ro1">
          <table:table-cell table:formula="of:=[.A1776]+1" office:value-type="float" office:value="1775" calcext:value-type="float">
            <text:p>1775</text:p>
          </table:table-cell>
          <table:table-cell/>
          <table:table-cell table:formula="of:=2^(10*RAND())" office:value-type="float" office:value="442.482883759636" calcext:value-type="float">
            <text:p>442.4828837596</text:p>
          </table:table-cell>
          <table:table-cell office:value-type="float" office:value="0.788069" calcext:value-type="float">
            <text:p>0.788069</text:p>
          </table:table-cell>
        </table:table-row>
        <table:table-row table:style-name="ro1">
          <table:table-cell table:formula="of:=[.A1777]+1" office:value-type="float" office:value="1776" calcext:value-type="float">
            <text:p>1776</text:p>
          </table:table-cell>
          <table:table-cell/>
          <table:table-cell table:formula="of:=2^(10*RAND())" office:value-type="float" office:value="45.9486528110621" calcext:value-type="float">
            <text:p>45.9486528111</text:p>
          </table:table-cell>
          <table:table-cell office:value-type="float" office:value="0.439747" calcext:value-type="float">
            <text:p>0.439747</text:p>
          </table:table-cell>
        </table:table-row>
        <table:table-row table:style-name="ro1">
          <table:table-cell table:formula="of:=[.A1778]+1" office:value-type="float" office:value="1777" calcext:value-type="float">
            <text:p>1777</text:p>
          </table:table-cell>
          <table:table-cell/>
          <table:table-cell table:formula="of:=2^(10*RAND())" office:value-type="float" office:value="125.918869076442" calcext:value-type="float">
            <text:p>125.9188690764</text:p>
          </table:table-cell>
          <table:table-cell office:value-type="float" office:value="0.498912" calcext:value-type="float">
            <text:p>0.498912</text:p>
          </table:table-cell>
        </table:table-row>
        <table:table-row table:style-name="ro1">
          <table:table-cell table:formula="of:=[.A1779]+1" office:value-type="float" office:value="1778" calcext:value-type="float">
            <text:p>1778</text:p>
          </table:table-cell>
          <table:table-cell/>
          <table:table-cell table:formula="of:=2^(10*RAND())" office:value-type="float" office:value="42.2434033346662" calcext:value-type="float">
            <text:p>42.2434033347</text:p>
          </table:table-cell>
          <table:table-cell office:value-type="float" office:value="0.852569" calcext:value-type="float">
            <text:p>0.852569</text:p>
          </table:table-cell>
        </table:table-row>
        <table:table-row table:style-name="ro1">
          <table:table-cell table:formula="of:=[.A1780]+1" office:value-type="float" office:value="1779" calcext:value-type="float">
            <text:p>1779</text:p>
          </table:table-cell>
          <table:table-cell/>
          <table:table-cell table:formula="of:=2^(10*RAND())" office:value-type="float" office:value="570.123995341612" calcext:value-type="float">
            <text:p>570.1239953416</text:p>
          </table:table-cell>
          <table:table-cell office:value-type="float" office:value="0.321346" calcext:value-type="float">
            <text:p>0.321346</text:p>
          </table:table-cell>
        </table:table-row>
        <table:table-row table:style-name="ro1">
          <table:table-cell table:formula="of:=[.A1781]+1" office:value-type="float" office:value="1780" calcext:value-type="float">
            <text:p>1780</text:p>
          </table:table-cell>
          <table:table-cell/>
          <table:table-cell table:formula="of:=2^(10*RAND())" office:value-type="float" office:value="20.6837006561758" calcext:value-type="float">
            <text:p>20.6837006562</text:p>
          </table:table-cell>
          <table:table-cell office:value-type="float" office:value="0.200191" calcext:value-type="float">
            <text:p>0.200191</text:p>
          </table:table-cell>
        </table:table-row>
        <table:table-row table:style-name="ro1">
          <table:table-cell table:formula="of:=[.A1782]+1" office:value-type="float" office:value="1781" calcext:value-type="float">
            <text:p>1781</text:p>
          </table:table-cell>
          <table:table-cell/>
          <table:table-cell table:formula="of:=2^(10*RAND())" office:value-type="float" office:value="6.04764743477439" calcext:value-type="float">
            <text:p>6.0476474348</text:p>
          </table:table-cell>
          <table:table-cell office:value-type="float" office:value="0.574313" calcext:value-type="float">
            <text:p>0.574313</text:p>
          </table:table-cell>
        </table:table-row>
        <table:table-row table:style-name="ro1">
          <table:table-cell table:formula="of:=[.A1783]+1" office:value-type="float" office:value="1782" calcext:value-type="float">
            <text:p>1782</text:p>
          </table:table-cell>
          <table:table-cell/>
          <table:table-cell table:formula="of:=2^(10*RAND())" office:value-type="float" office:value="2.18543708241431" calcext:value-type="float">
            <text:p>2.1854370824</text:p>
          </table:table-cell>
          <table:table-cell office:value-type="float" office:value="0.995715" calcext:value-type="float">
            <text:p>0.995715</text:p>
          </table:table-cell>
        </table:table-row>
        <table:table-row table:style-name="ro1">
          <table:table-cell table:formula="of:=[.A1784]+1" office:value-type="float" office:value="1783" calcext:value-type="float">
            <text:p>1783</text:p>
          </table:table-cell>
          <table:table-cell/>
          <table:table-cell table:formula="of:=2^(10*RAND())" office:value-type="float" office:value="1.6901443804087" calcext:value-type="float">
            <text:p>1.6901443804</text:p>
          </table:table-cell>
          <table:table-cell office:value-type="float" office:value="0.322476" calcext:value-type="float">
            <text:p>0.322476</text:p>
          </table:table-cell>
        </table:table-row>
        <table:table-row table:style-name="ro1">
          <table:table-cell table:formula="of:=[.A1785]+1" office:value-type="float" office:value="1784" calcext:value-type="float">
            <text:p>1784</text:p>
          </table:table-cell>
          <table:table-cell/>
          <table:table-cell table:formula="of:=2^(10*RAND())" office:value-type="float" office:value="26.9676149773323" calcext:value-type="float">
            <text:p>26.9676149773</text:p>
          </table:table-cell>
          <table:table-cell office:value-type="float" office:value="0.957944" calcext:value-type="float">
            <text:p>0.957944</text:p>
          </table:table-cell>
        </table:table-row>
        <table:table-row table:style-name="ro1">
          <table:table-cell table:formula="of:=[.A1786]+1" office:value-type="float" office:value="1785" calcext:value-type="float">
            <text:p>1785</text:p>
          </table:table-cell>
          <table:table-cell/>
          <table:table-cell table:formula="of:=2^(10*RAND())" office:value-type="float" office:value="25.6671851090554" calcext:value-type="float">
            <text:p>25.6671851091</text:p>
          </table:table-cell>
          <table:table-cell office:value-type="float" office:value="0.780698" calcext:value-type="float">
            <text:p>0.780698</text:p>
          </table:table-cell>
        </table:table-row>
        <table:table-row table:style-name="ro1">
          <table:table-cell table:formula="of:=[.A1787]+1" office:value-type="float" office:value="1786" calcext:value-type="float">
            <text:p>1786</text:p>
          </table:table-cell>
          <table:table-cell/>
          <table:table-cell table:formula="of:=2^(10*RAND())" office:value-type="float" office:value="181.655675086075" calcext:value-type="float">
            <text:p>181.6556750861</text:p>
          </table:table-cell>
          <table:table-cell office:value-type="float" office:value="0.0276231" calcext:value-type="float">
            <text:p>0.0276231</text:p>
          </table:table-cell>
        </table:table-row>
        <table:table-row table:style-name="ro1">
          <table:table-cell table:formula="of:=[.A1788]+1" office:value-type="float" office:value="1787" calcext:value-type="float">
            <text:p>1787</text:p>
          </table:table-cell>
          <table:table-cell/>
          <table:table-cell table:formula="of:=2^(10*RAND())" office:value-type="float" office:value="5.00901231832869" calcext:value-type="float">
            <text:p>5.0090123183</text:p>
          </table:table-cell>
          <table:table-cell office:value-type="float" office:value="0.328093" calcext:value-type="float">
            <text:p>0.328093</text:p>
          </table:table-cell>
        </table:table-row>
        <table:table-row table:style-name="ro1">
          <table:table-cell table:formula="of:=[.A1789]+1" office:value-type="float" office:value="1788" calcext:value-type="float">
            <text:p>1788</text:p>
          </table:table-cell>
          <table:table-cell/>
          <table:table-cell table:formula="of:=2^(10*RAND())" office:value-type="float" office:value="103.815220562206" calcext:value-type="float">
            <text:p>103.8152205622</text:p>
          </table:table-cell>
          <table:table-cell office:value-type="float" office:value="0.521866" calcext:value-type="float">
            <text:p>0.521866</text:p>
          </table:table-cell>
        </table:table-row>
        <table:table-row table:style-name="ro1">
          <table:table-cell table:formula="of:=[.A1790]+1" office:value-type="float" office:value="1789" calcext:value-type="float">
            <text:p>1789</text:p>
          </table:table-cell>
          <table:table-cell/>
          <table:table-cell table:formula="of:=2^(10*RAND())" office:value-type="float" office:value="6.49779767851079" calcext:value-type="float">
            <text:p>6.4977976785</text:p>
          </table:table-cell>
          <table:table-cell office:value-type="float" office:value="0.297359" calcext:value-type="float">
            <text:p>0.297359</text:p>
          </table:table-cell>
        </table:table-row>
        <table:table-row table:style-name="ro1">
          <table:table-cell table:formula="of:=[.A1791]+1" office:value-type="float" office:value="1790" calcext:value-type="float">
            <text:p>1790</text:p>
          </table:table-cell>
          <table:table-cell/>
          <table:table-cell table:formula="of:=2^(10*RAND())" office:value-type="float" office:value="2.27447536531512" calcext:value-type="float">
            <text:p>2.2744753653</text:p>
          </table:table-cell>
          <table:table-cell office:value-type="float" office:value="0.453168" calcext:value-type="float">
            <text:p>0.453168</text:p>
          </table:table-cell>
        </table:table-row>
        <table:table-row table:style-name="ro1">
          <table:table-cell table:formula="of:=[.A1792]+1" office:value-type="float" office:value="1791" calcext:value-type="float">
            <text:p>1791</text:p>
          </table:table-cell>
          <table:table-cell/>
          <table:table-cell table:formula="of:=2^(10*RAND())" office:value-type="float" office:value="583.402807679382" calcext:value-type="float">
            <text:p>583.4028076794</text:p>
          </table:table-cell>
          <table:table-cell office:value-type="float" office:value="0.887972" calcext:value-type="float">
            <text:p>0.887972</text:p>
          </table:table-cell>
        </table:table-row>
        <table:table-row table:style-name="ro1">
          <table:table-cell table:formula="of:=[.A1793]+1" office:value-type="float" office:value="1792" calcext:value-type="float">
            <text:p>1792</text:p>
          </table:table-cell>
          <table:table-cell/>
          <table:table-cell table:formula="of:=2^(10*RAND())" office:value-type="float" office:value="172.370156079198" calcext:value-type="float">
            <text:p>172.3701560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94]+1" office:value-type="float" office:value="1793" calcext:value-type="float">
            <text:p>1793</text:p>
          </table:table-cell>
          <table:table-cell/>
          <table:table-cell table:formula="of:=2^(10*RAND())" office:value-type="float" office:value="744.182788851147" calcext:value-type="float">
            <text:p>744.1827888511</text:p>
          </table:table-cell>
          <table:table-cell office:value-type="float" office:value="0.4855" calcext:value-type="float">
            <text:p>0.4855</text:p>
          </table:table-cell>
        </table:table-row>
        <table:table-row table:style-name="ro1">
          <table:table-cell table:formula="of:=[.A1795]+1" office:value-type="float" office:value="1794" calcext:value-type="float">
            <text:p>1794</text:p>
          </table:table-cell>
          <table:table-cell/>
          <table:table-cell table:formula="of:=2^(10*RAND())" office:value-type="float" office:value="909.141663014534" calcext:value-type="float">
            <text:p>909.1416630145</text:p>
          </table:table-cell>
          <table:table-cell office:value-type="float" office:value="0.389535" calcext:value-type="float">
            <text:p>0.389535</text:p>
          </table:table-cell>
        </table:table-row>
        <table:table-row table:style-name="ro1">
          <table:table-cell table:formula="of:=[.A1796]+1" office:value-type="float" office:value="1795" calcext:value-type="float">
            <text:p>1795</text:p>
          </table:table-cell>
          <table:table-cell/>
          <table:table-cell table:formula="of:=2^(10*RAND())" office:value-type="float" office:value="76.628479611102" calcext:value-type="float">
            <text:p>76.6284796111</text:p>
          </table:table-cell>
          <table:table-cell office:value-type="float" office:value="0.240244" calcext:value-type="float">
            <text:p>0.240244</text:p>
          </table:table-cell>
        </table:table-row>
        <table:table-row table:style-name="ro1">
          <table:table-cell table:formula="of:=[.A1797]+1" office:value-type="float" office:value="1796" calcext:value-type="float">
            <text:p>1796</text:p>
          </table:table-cell>
          <table:table-cell/>
          <table:table-cell table:formula="of:=2^(10*RAND())" office:value-type="float" office:value="24.4979064627796" calcext:value-type="float">
            <text:p>24.4979064628</text:p>
          </table:table-cell>
          <table:table-cell office:value-type="float" office:value="0.37068" calcext:value-type="float">
            <text:p>0.37068</text:p>
          </table:table-cell>
        </table:table-row>
        <table:table-row table:style-name="ro1">
          <table:table-cell table:formula="of:=[.A1798]+1" office:value-type="float" office:value="1797" calcext:value-type="float">
            <text:p>1797</text:p>
          </table:table-cell>
          <table:table-cell/>
          <table:table-cell table:formula="of:=2^(10*RAND())" office:value-type="float" office:value="770.909997249798" calcext:value-type="float">
            <text:p>770.9099972498</text:p>
          </table:table-cell>
          <table:table-cell office:value-type="float" office:value="0.853642" calcext:value-type="float">
            <text:p>0.853642</text:p>
          </table:table-cell>
        </table:table-row>
        <table:table-row table:style-name="ro1">
          <table:table-cell table:formula="of:=[.A1799]+1" office:value-type="float" office:value="1798" calcext:value-type="float">
            <text:p>1798</text:p>
          </table:table-cell>
          <table:table-cell/>
          <table:table-cell table:formula="of:=2^(10*RAND())" office:value-type="float" office:value="4.88445392236504" calcext:value-type="float">
            <text:p>4.8844539224</text:p>
          </table:table-cell>
          <table:table-cell office:value-type="float" office:value="0.286992" calcext:value-type="float">
            <text:p>0.286992</text:p>
          </table:table-cell>
        </table:table-row>
        <table:table-row table:style-name="ro1">
          <table:table-cell table:formula="of:=[.A1800]+1" office:value-type="float" office:value="1799" calcext:value-type="float">
            <text:p>1799</text:p>
          </table:table-cell>
          <table:table-cell/>
          <table:table-cell table:formula="of:=2^(10*RAND())" office:value-type="float" office:value="220.135443667434" calcext:value-type="float">
            <text:p>220.1354436674</text:p>
          </table:table-cell>
          <table:table-cell office:value-type="float" office:value="0.689461" calcext:value-type="float">
            <text:p>0.689461</text:p>
          </table:table-cell>
        </table:table-row>
        <table:table-row table:style-name="ro1">
          <table:table-cell table:formula="of:=[.A1801]+1" office:value-type="float" office:value="1800" calcext:value-type="float">
            <text:p>1800</text:p>
          </table:table-cell>
          <table:table-cell/>
          <table:table-cell table:formula="of:=2^(10*RAND())" office:value-type="float" office:value="616.016069882525" calcext:value-type="float">
            <text:p>616.0160698825</text:p>
          </table:table-cell>
          <table:table-cell office:value-type="float" office:value="0.212544" calcext:value-type="float">
            <text:p>0.212544</text:p>
          </table:table-cell>
        </table:table-row>
        <table:table-row table:style-name="ro1">
          <table:table-cell table:formula="of:=[.A1802]+1" office:value-type="float" office:value="1801" calcext:value-type="float">
            <text:p>1801</text:p>
          </table:table-cell>
          <table:table-cell/>
          <table:table-cell table:formula="of:=2^(10*RAND())" office:value-type="float" office:value="59.565501422419" calcext:value-type="float">
            <text:p>59.5655014224</text:p>
          </table:table-cell>
          <table:table-cell office:value-type="float" office:value="0.223635" calcext:value-type="float">
            <text:p>0.223635</text:p>
          </table:table-cell>
        </table:table-row>
        <table:table-row table:style-name="ro1">
          <table:table-cell table:formula="of:=[.A1803]+1" office:value-type="float" office:value="1802" calcext:value-type="float">
            <text:p>1802</text:p>
          </table:table-cell>
          <table:table-cell/>
          <table:table-cell table:formula="of:=2^(10*RAND())" office:value-type="float" office:value="34.938207275061" calcext:value-type="float">
            <text:p>34.9382072751</text:p>
          </table:table-cell>
          <table:table-cell office:value-type="float" office:value="0.0539548" calcext:value-type="float">
            <text:p>0.0539548</text:p>
          </table:table-cell>
        </table:table-row>
        <table:table-row table:style-name="ro1">
          <table:table-cell table:formula="of:=[.A1804]+1" office:value-type="float" office:value="1803" calcext:value-type="float">
            <text:p>1803</text:p>
          </table:table-cell>
          <table:table-cell/>
          <table:table-cell table:formula="of:=2^(10*RAND())" office:value-type="float" office:value="95.5971701228121" calcext:value-type="float">
            <text:p>95.5971701228</text:p>
          </table:table-cell>
          <table:table-cell office:value-type="float" office:value="0.978912" calcext:value-type="float">
            <text:p>0.978912</text:p>
          </table:table-cell>
        </table:table-row>
        <table:table-row table:style-name="ro1">
          <table:table-cell table:formula="of:=[.A1805]+1" office:value-type="float" office:value="1804" calcext:value-type="float">
            <text:p>1804</text:p>
          </table:table-cell>
          <table:table-cell/>
          <table:table-cell table:formula="of:=2^(10*RAND())" office:value-type="float" office:value="875.035355965919" calcext:value-type="float">
            <text:p>875.0353559659</text:p>
          </table:table-cell>
          <table:table-cell office:value-type="float" office:value="0.560472" calcext:value-type="float">
            <text:p>0.560472</text:p>
          </table:table-cell>
        </table:table-row>
        <table:table-row table:style-name="ro1">
          <table:table-cell table:formula="of:=[.A1806]+1" office:value-type="float" office:value="1805" calcext:value-type="float">
            <text:p>1805</text:p>
          </table:table-cell>
          <table:table-cell/>
          <table:table-cell table:formula="of:=2^(10*RAND())" office:value-type="float" office:value="128.386287021369" calcext:value-type="float">
            <text:p>128.3862870214</text:p>
          </table:table-cell>
          <table:table-cell office:value-type="float" office:value="0.0778511" calcext:value-type="float">
            <text:p>0.0778511</text:p>
          </table:table-cell>
        </table:table-row>
        <table:table-row table:style-name="ro1">
          <table:table-cell table:formula="of:=[.A1807]+1" office:value-type="float" office:value="1806" calcext:value-type="float">
            <text:p>1806</text:p>
          </table:table-cell>
          <table:table-cell/>
          <table:table-cell table:formula="of:=2^(10*RAND())" office:value-type="float" office:value="77.0818306345071" calcext:value-type="float">
            <text:p>77.0818306345</text:p>
          </table:table-cell>
          <table:table-cell office:value-type="float" office:value="0.0570515" calcext:value-type="float">
            <text:p>0.0570515</text:p>
          </table:table-cell>
        </table:table-row>
        <table:table-row table:style-name="ro1">
          <table:table-cell table:formula="of:=[.A1808]+1" office:value-type="float" office:value="1807" calcext:value-type="float">
            <text:p>1807</text:p>
          </table:table-cell>
          <table:table-cell/>
          <table:table-cell table:formula="of:=2^(10*RAND())" office:value-type="float" office:value="11.3779529107244" calcext:value-type="float">
            <text:p>11.3779529107</text:p>
          </table:table-cell>
          <table:table-cell office:value-type="float" office:value="0.546345" calcext:value-type="float">
            <text:p>0.546345</text:p>
          </table:table-cell>
        </table:table-row>
        <table:table-row table:style-name="ro1">
          <table:table-cell table:formula="of:=[.A1809]+1" office:value-type="float" office:value="1808" calcext:value-type="float">
            <text:p>1808</text:p>
          </table:table-cell>
          <table:table-cell/>
          <table:table-cell table:formula="of:=2^(10*RAND())" office:value-type="float" office:value="24.6193387362348" calcext:value-type="float">
            <text:p>24.6193387362</text:p>
          </table:table-cell>
          <table:table-cell office:value-type="float" office:value="0.51489" calcext:value-type="float">
            <text:p>0.51489</text:p>
          </table:table-cell>
        </table:table-row>
        <table:table-row table:style-name="ro1">
          <table:table-cell table:formula="of:=[.A1810]+1" office:value-type="float" office:value="1809" calcext:value-type="float">
            <text:p>1809</text:p>
          </table:table-cell>
          <table:table-cell/>
          <table:table-cell table:formula="of:=2^(10*RAND())" office:value-type="float" office:value="572.963360320563" calcext:value-type="float">
            <text:p>572.9633603206</text:p>
          </table:table-cell>
          <table:table-cell office:value-type="float" office:value="0.105111" calcext:value-type="float">
            <text:p>0.105111</text:p>
          </table:table-cell>
        </table:table-row>
        <table:table-row table:style-name="ro1">
          <table:table-cell table:formula="of:=[.A1811]+1" office:value-type="float" office:value="1810" calcext:value-type="float">
            <text:p>1810</text:p>
          </table:table-cell>
          <table:table-cell/>
          <table:table-cell table:formula="of:=2^(10*RAND())" office:value-type="float" office:value="24.7117259128621" calcext:value-type="float">
            <text:p>24.7117259129</text:p>
          </table:table-cell>
          <table:table-cell office:value-type="float" office:value="0.259434" calcext:value-type="float">
            <text:p>0.259434</text:p>
          </table:table-cell>
        </table:table-row>
        <table:table-row table:style-name="ro1">
          <table:table-cell table:formula="of:=[.A1812]+1" office:value-type="float" office:value="1811" calcext:value-type="float">
            <text:p>1811</text:p>
          </table:table-cell>
          <table:table-cell/>
          <table:table-cell table:formula="of:=2^(10*RAND())" office:value-type="float" office:value="2.27433562772634" calcext:value-type="float">
            <text:p>2.2743356277</text:p>
          </table:table-cell>
          <table:table-cell office:value-type="float" office:value="0.890644" calcext:value-type="float">
            <text:p>0.890644</text:p>
          </table:table-cell>
        </table:table-row>
        <table:table-row table:style-name="ro1">
          <table:table-cell table:formula="of:=[.A1813]+1" office:value-type="float" office:value="1812" calcext:value-type="float">
            <text:p>1812</text:p>
          </table:table-cell>
          <table:table-cell/>
          <table:table-cell table:formula="of:=2^(10*RAND())" office:value-type="float" office:value="14.7108769335049" calcext:value-type="float">
            <text:p>14.7108769335</text:p>
          </table:table-cell>
          <table:table-cell office:value-type="float" office:value="0.10358" calcext:value-type="float">
            <text:p>0.10358</text:p>
          </table:table-cell>
        </table:table-row>
        <table:table-row table:style-name="ro1">
          <table:table-cell table:formula="of:=[.A1814]+1" office:value-type="float" office:value="1813" calcext:value-type="float">
            <text:p>1813</text:p>
          </table:table-cell>
          <table:table-cell/>
          <table:table-cell table:formula="of:=2^(10*RAND())" office:value-type="float" office:value="1018.63999692847" calcext:value-type="float">
            <text:p>1018.6399969285</text:p>
          </table:table-cell>
          <table:table-cell office:value-type="float" office:value="0.392036" calcext:value-type="float">
            <text:p>0.392036</text:p>
          </table:table-cell>
        </table:table-row>
        <table:table-row table:style-name="ro1">
          <table:table-cell table:formula="of:=[.A1815]+1" office:value-type="float" office:value="1814" calcext:value-type="float">
            <text:p>1814</text:p>
          </table:table-cell>
          <table:table-cell/>
          <table:table-cell table:formula="of:=2^(10*RAND())" office:value-type="float" office:value="75.1396512747825" calcext:value-type="float">
            <text:p>75.1396512748</text:p>
          </table:table-cell>
          <table:table-cell office:value-type="float" office:value="0.301312" calcext:value-type="float">
            <text:p>0.301312</text:p>
          </table:table-cell>
        </table:table-row>
        <table:table-row table:style-name="ro1">
          <table:table-cell table:formula="of:=[.A1816]+1" office:value-type="float" office:value="1815" calcext:value-type="float">
            <text:p>1815</text:p>
          </table:table-cell>
          <table:table-cell/>
          <table:table-cell table:formula="of:=2^(10*RAND())" office:value-type="float" office:value="2.47485974475483" calcext:value-type="float">
            <text:p>2.4748597448</text:p>
          </table:table-cell>
          <table:table-cell office:value-type="float" office:value="0.596881" calcext:value-type="float">
            <text:p>0.596881</text:p>
          </table:table-cell>
        </table:table-row>
        <table:table-row table:style-name="ro1">
          <table:table-cell table:formula="of:=[.A1817]+1" office:value-type="float" office:value="1816" calcext:value-type="float">
            <text:p>1816</text:p>
          </table:table-cell>
          <table:table-cell/>
          <table:table-cell table:formula="of:=2^(10*RAND())" office:value-type="float" office:value="976.795909691245" calcext:value-type="float">
            <text:p>976.7959096912</text:p>
          </table:table-cell>
          <table:table-cell office:value-type="float" office:value="0.936661" calcext:value-type="float">
            <text:p>0.936661</text:p>
          </table:table-cell>
        </table:table-row>
        <table:table-row table:style-name="ro1">
          <table:table-cell table:formula="of:=[.A1818]+1" office:value-type="float" office:value="1817" calcext:value-type="float">
            <text:p>1817</text:p>
          </table:table-cell>
          <table:table-cell/>
          <table:table-cell table:formula="of:=2^(10*RAND())" office:value-type="float" office:value="368.683703791273" calcext:value-type="float">
            <text:p>368.6837037913</text:p>
          </table:table-cell>
          <table:table-cell office:value-type="float" office:value="0.719744" calcext:value-type="float">
            <text:p>0.719744</text:p>
          </table:table-cell>
        </table:table-row>
        <table:table-row table:style-name="ro1">
          <table:table-cell table:formula="of:=[.A1819]+1" office:value-type="float" office:value="1818" calcext:value-type="float">
            <text:p>1818</text:p>
          </table:table-cell>
          <table:table-cell/>
          <table:table-cell table:formula="of:=2^(10*RAND())" office:value-type="float" office:value="221.715146874957" calcext:value-type="float">
            <text:p>221.715146875</text:p>
          </table:table-cell>
          <table:table-cell office:value-type="float" office:value="0.374176" calcext:value-type="float">
            <text:p>0.374176</text:p>
          </table:table-cell>
        </table:table-row>
        <table:table-row table:style-name="ro1">
          <table:table-cell table:formula="of:=[.A1820]+1" office:value-type="float" office:value="1819" calcext:value-type="float">
            <text:p>1819</text:p>
          </table:table-cell>
          <table:table-cell/>
          <table:table-cell table:formula="of:=2^(10*RAND())" office:value-type="float" office:value="1.23060650046093" calcext:value-type="float">
            <text:p>1.2306065005</text:p>
          </table:table-cell>
          <table:table-cell office:value-type="float" office:value="0.0107441" calcext:value-type="float">
            <text:p>0.0107441</text:p>
          </table:table-cell>
        </table:table-row>
        <table:table-row table:style-name="ro1">
          <table:table-cell table:formula="of:=[.A1821]+1" office:value-type="float" office:value="1820" calcext:value-type="float">
            <text:p>1820</text:p>
          </table:table-cell>
          <table:table-cell/>
          <table:table-cell table:formula="of:=2^(10*RAND())" office:value-type="float" office:value="3.26699722062025" calcext:value-type="float">
            <text:p>3.2669972206</text:p>
          </table:table-cell>
          <table:table-cell office:value-type="float" office:value="0.427724" calcext:value-type="float">
            <text:p>0.427724</text:p>
          </table:table-cell>
        </table:table-row>
        <table:table-row table:style-name="ro1">
          <table:table-cell table:formula="of:=[.A1822]+1" office:value-type="float" office:value="1821" calcext:value-type="float">
            <text:p>1821</text:p>
          </table:table-cell>
          <table:table-cell/>
          <table:table-cell table:formula="of:=2^(10*RAND())" office:value-type="float" office:value="2.72825142331088" calcext:value-type="float">
            <text:p>2.7282514233</text:p>
          </table:table-cell>
          <table:table-cell office:value-type="float" office:value="0.408184" calcext:value-type="float">
            <text:p>0.408184</text:p>
          </table:table-cell>
        </table:table-row>
        <table:table-row table:style-name="ro1">
          <table:table-cell table:formula="of:=[.A1823]+1" office:value-type="float" office:value="1822" calcext:value-type="float">
            <text:p>1822</text:p>
          </table:table-cell>
          <table:table-cell/>
          <table:table-cell table:formula="of:=2^(10*RAND())" office:value-type="float" office:value="26.9848851584736" calcext:value-type="float">
            <text:p>26.9848851585</text:p>
          </table:table-cell>
          <table:table-cell office:value-type="float" office:value="0.417482" calcext:value-type="float">
            <text:p>0.417482</text:p>
          </table:table-cell>
        </table:table-row>
        <table:table-row table:style-name="ro1">
          <table:table-cell table:formula="of:=[.A1824]+1" office:value-type="float" office:value="1823" calcext:value-type="float">
            <text:p>1823</text:p>
          </table:table-cell>
          <table:table-cell/>
          <table:table-cell table:formula="of:=2^(10*RAND())" office:value-type="float" office:value="520.676292809178" calcext:value-type="float">
            <text:p>520.6762928092</text:p>
          </table:table-cell>
          <table:table-cell office:value-type="float" office:value="0.0191198" calcext:value-type="float">
            <text:p>0.0191198</text:p>
          </table:table-cell>
        </table:table-row>
        <table:table-row table:style-name="ro1">
          <table:table-cell table:formula="of:=[.A1825]+1" office:value-type="float" office:value="1824" calcext:value-type="float">
            <text:p>1824</text:p>
          </table:table-cell>
          <table:table-cell/>
          <table:table-cell table:formula="of:=2^(10*RAND())" office:value-type="float" office:value="97.4451986034569" calcext:value-type="float">
            <text:p>97.4451986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826]+1" office:value-type="float" office:value="1825" calcext:value-type="float">
            <text:p>1825</text:p>
          </table:table-cell>
          <table:table-cell/>
          <table:table-cell table:formula="of:=2^(10*RAND())" office:value-type="float" office:value="3.0123910980406" calcext:value-type="float">
            <text:p>3.012391098</text:p>
          </table:table-cell>
          <table:table-cell office:value-type="float" office:value="0.644918" calcext:value-type="float">
            <text:p>0.644918</text:p>
          </table:table-cell>
        </table:table-row>
        <table:table-row table:style-name="ro1">
          <table:table-cell table:formula="of:=[.A1827]+1" office:value-type="float" office:value="1826" calcext:value-type="float">
            <text:p>1826</text:p>
          </table:table-cell>
          <table:table-cell/>
          <table:table-cell table:formula="of:=2^(10*RAND())" office:value-type="float" office:value="2.55388495541725" calcext:value-type="float">
            <text:p>2.5538849554</text:p>
          </table:table-cell>
          <table:table-cell office:value-type="float" office:value="0.769272" calcext:value-type="float">
            <text:p>0.769272</text:p>
          </table:table-cell>
        </table:table-row>
        <table:table-row table:style-name="ro1">
          <table:table-cell table:formula="of:=[.A1828]+1" office:value-type="float" office:value="1827" calcext:value-type="float">
            <text:p>1827</text:p>
          </table:table-cell>
          <table:table-cell/>
          <table:table-cell table:formula="of:=2^(10*RAND())" office:value-type="float" office:value="40.0977496164987" calcext:value-type="float">
            <text:p>40.0977496165</text:p>
          </table:table-cell>
          <table:table-cell office:value-type="float" office:value="0.620927" calcext:value-type="float">
            <text:p>0.620927</text:p>
          </table:table-cell>
        </table:table-row>
        <table:table-row table:style-name="ro1">
          <table:table-cell table:formula="of:=[.A1829]+1" office:value-type="float" office:value="1828" calcext:value-type="float">
            <text:p>1828</text:p>
          </table:table-cell>
          <table:table-cell/>
          <table:table-cell table:formula="of:=2^(10*RAND())" office:value-type="float" office:value="59.3386949491381" calcext:value-type="float">
            <text:p>59.3386949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30]+1" office:value-type="float" office:value="1829" calcext:value-type="float">
            <text:p>1829</text:p>
          </table:table-cell>
          <table:table-cell/>
          <table:table-cell table:formula="of:=2^(10*RAND())" office:value-type="float" office:value="2.28249155978235" calcext:value-type="float">
            <text:p>2.2824915598</text:p>
          </table:table-cell>
          <table:table-cell office:value-type="float" office:value="0.880722" calcext:value-type="float">
            <text:p>0.880722</text:p>
          </table:table-cell>
        </table:table-row>
        <table:table-row table:style-name="ro1">
          <table:table-cell table:formula="of:=[.A1831]+1" office:value-type="float" office:value="1830" calcext:value-type="float">
            <text:p>1830</text:p>
          </table:table-cell>
          <table:table-cell/>
          <table:table-cell table:formula="of:=2^(10*RAND())" office:value-type="float" office:value="49.6842440756583" calcext:value-type="float">
            <text:p>49.6842440757</text:p>
          </table:table-cell>
          <table:table-cell office:value-type="float" office:value="0.301061" calcext:value-type="float">
            <text:p>0.301061</text:p>
          </table:table-cell>
        </table:table-row>
        <table:table-row table:style-name="ro1">
          <table:table-cell table:formula="of:=[.A1832]+1" office:value-type="float" office:value="1831" calcext:value-type="float">
            <text:p>1831</text:p>
          </table:table-cell>
          <table:table-cell/>
          <table:table-cell table:formula="of:=2^(10*RAND())" office:value-type="float" office:value="609.980491992715" calcext:value-type="float">
            <text:p>609.9804919927</text:p>
          </table:table-cell>
          <table:table-cell office:value-type="float" office:value="0.856516" calcext:value-type="float">
            <text:p>0.856516</text:p>
          </table:table-cell>
        </table:table-row>
        <table:table-row table:style-name="ro1">
          <table:table-cell table:formula="of:=[.A1833]+1" office:value-type="float" office:value="1832" calcext:value-type="float">
            <text:p>1832</text:p>
          </table:table-cell>
          <table:table-cell/>
          <table:table-cell table:formula="of:=2^(10*RAND())" office:value-type="float" office:value="191.434329801452" calcext:value-type="float">
            <text:p>191.4343298015</text:p>
          </table:table-cell>
          <table:table-cell office:value-type="float" office:value="0.784538" calcext:value-type="float">
            <text:p>0.784538</text:p>
          </table:table-cell>
        </table:table-row>
        <table:table-row table:style-name="ro1">
          <table:table-cell table:formula="of:=[.A1834]+1" office:value-type="float" office:value="1833" calcext:value-type="float">
            <text:p>1833</text:p>
          </table:table-cell>
          <table:table-cell/>
          <table:table-cell table:formula="of:=2^(10*RAND())" office:value-type="float" office:value="9.46535263853914" calcext:value-type="float">
            <text:p>9.4653526385</text:p>
          </table:table-cell>
          <table:table-cell office:value-type="float" office:value="0.537693" calcext:value-type="float">
            <text:p>0.537693</text:p>
          </table:table-cell>
        </table:table-row>
        <table:table-row table:style-name="ro1">
          <table:table-cell table:formula="of:=[.A1835]+1" office:value-type="float" office:value="1834" calcext:value-type="float">
            <text:p>1834</text:p>
          </table:table-cell>
          <table:table-cell/>
          <table:table-cell table:formula="of:=2^(10*RAND())" office:value-type="float" office:value="12.8075363275012" calcext:value-type="float">
            <text:p>12.8075363275</text:p>
          </table:table-cell>
          <table:table-cell office:value-type="float" office:value="0.499996" calcext:value-type="float">
            <text:p>0.499996</text:p>
          </table:table-cell>
        </table:table-row>
        <table:table-row table:style-name="ro1">
          <table:table-cell table:formula="of:=[.A1836]+1" office:value-type="float" office:value="1835" calcext:value-type="float">
            <text:p>1835</text:p>
          </table:table-cell>
          <table:table-cell/>
          <table:table-cell table:formula="of:=2^(10*RAND())" office:value-type="float" office:value="377.54376797513" calcext:value-type="float">
            <text:p>377.5437679751</text:p>
          </table:table-cell>
          <table:table-cell office:value-type="float" office:value="0.827946" calcext:value-type="float">
            <text:p>0.827946</text:p>
          </table:table-cell>
        </table:table-row>
        <table:table-row table:style-name="ro1">
          <table:table-cell table:formula="of:=[.A1837]+1" office:value-type="float" office:value="1836" calcext:value-type="float">
            <text:p>1836</text:p>
          </table:table-cell>
          <table:table-cell/>
          <table:table-cell table:formula="of:=2^(10*RAND())" office:value-type="float" office:value="1.26303843700389" calcext:value-type="float">
            <text:p>1.263038437</text:p>
          </table:table-cell>
          <table:table-cell office:value-type="float" office:value="0.88964" calcext:value-type="float">
            <text:p>0.88964</text:p>
          </table:table-cell>
        </table:table-row>
        <table:table-row table:style-name="ro1">
          <table:table-cell table:formula="of:=[.A1838]+1" office:value-type="float" office:value="1837" calcext:value-type="float">
            <text:p>1837</text:p>
          </table:table-cell>
          <table:table-cell/>
          <table:table-cell table:formula="of:=2^(10*RAND())" office:value-type="float" office:value="6.28489966068967" calcext:value-type="float">
            <text:p>6.2848996607</text:p>
          </table:table-cell>
          <table:table-cell office:value-type="float" office:value="0.677659" calcext:value-type="float">
            <text:p>0.677659</text:p>
          </table:table-cell>
        </table:table-row>
        <table:table-row table:style-name="ro1">
          <table:table-cell table:formula="of:=[.A1839]+1" office:value-type="float" office:value="1838" calcext:value-type="float">
            <text:p>1838</text:p>
          </table:table-cell>
          <table:table-cell/>
          <table:table-cell table:formula="of:=2^(10*RAND())" office:value-type="float" office:value="86.1364343011013" calcext:value-type="float">
            <text:p>86.1364343011</text:p>
          </table:table-cell>
          <table:table-cell office:value-type="float" office:value="0.795442" calcext:value-type="float">
            <text:p>0.795442</text:p>
          </table:table-cell>
        </table:table-row>
        <table:table-row table:style-name="ro1">
          <table:table-cell table:formula="of:=[.A1840]+1" office:value-type="float" office:value="1839" calcext:value-type="float">
            <text:p>1839</text:p>
          </table:table-cell>
          <table:table-cell/>
          <table:table-cell table:formula="of:=2^(10*RAND())" office:value-type="float" office:value="33.7944809193456" calcext:value-type="float">
            <text:p>33.7944809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841]+1" office:value-type="float" office:value="1840" calcext:value-type="float">
            <text:p>1840</text:p>
          </table:table-cell>
          <table:table-cell/>
          <table:table-cell table:formula="of:=2^(10*RAND())" office:value-type="float" office:value="48.8831606751413" calcext:value-type="float">
            <text:p>48.8831606751</text:p>
          </table:table-cell>
          <table:table-cell office:value-type="float" office:value="0.935274" calcext:value-type="float">
            <text:p>0.935274</text:p>
          </table:table-cell>
        </table:table-row>
        <table:table-row table:style-name="ro1">
          <table:table-cell table:formula="of:=[.A1842]+1" office:value-type="float" office:value="1841" calcext:value-type="float">
            <text:p>1841</text:p>
          </table:table-cell>
          <table:table-cell/>
          <table:table-cell table:formula="of:=2^(10*RAND())" office:value-type="float" office:value="22.2326508618441" calcext:value-type="float">
            <text:p>22.2326508618</text:p>
          </table:table-cell>
          <table:table-cell office:value-type="float" office:value="0.690806" calcext:value-type="float">
            <text:p>0.690806</text:p>
          </table:table-cell>
        </table:table-row>
        <table:table-row table:style-name="ro1">
          <table:table-cell table:formula="of:=[.A1843]+1" office:value-type="float" office:value="1842" calcext:value-type="float">
            <text:p>1842</text:p>
          </table:table-cell>
          <table:table-cell/>
          <table:table-cell table:formula="of:=2^(10*RAND())" office:value-type="float" office:value="387.974467313426" calcext:value-type="float">
            <text:p>387.974467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44]+1" office:value-type="float" office:value="1843" calcext:value-type="float">
            <text:p>1843</text:p>
          </table:table-cell>
          <table:table-cell/>
          <table:table-cell table:formula="of:=2^(10*RAND())" office:value-type="float" office:value="264.361702566596" calcext:value-type="float">
            <text:p>264.3617025666</text:p>
          </table:table-cell>
          <table:table-cell office:value-type="float" office:value="0.766153" calcext:value-type="float">
            <text:p>0.766153</text:p>
          </table:table-cell>
        </table:table-row>
        <table:table-row table:style-name="ro1">
          <table:table-cell table:formula="of:=[.A1845]+1" office:value-type="float" office:value="1844" calcext:value-type="float">
            <text:p>1844</text:p>
          </table:table-cell>
          <table:table-cell/>
          <table:table-cell table:formula="of:=2^(10*RAND())" office:value-type="float" office:value="1.03629099474701" calcext:value-type="float">
            <text:p>1.0362909947</text:p>
          </table:table-cell>
          <table:table-cell office:value-type="float" office:value="0.98992" calcext:value-type="float">
            <text:p>0.98992</text:p>
          </table:table-cell>
        </table:table-row>
        <table:table-row table:style-name="ro1">
          <table:table-cell table:formula="of:=[.A1846]+1" office:value-type="float" office:value="1845" calcext:value-type="float">
            <text:p>1845</text:p>
          </table:table-cell>
          <table:table-cell/>
          <table:table-cell table:formula="of:=2^(10*RAND())" office:value-type="float" office:value="1.56043719954394" calcext:value-type="float">
            <text:p>1.5604371995</text:p>
          </table:table-cell>
          <table:table-cell office:value-type="float" office:value="0.884172" calcext:value-type="float">
            <text:p>0.884172</text:p>
          </table:table-cell>
        </table:table-row>
        <table:table-row table:style-name="ro1">
          <table:table-cell table:formula="of:=[.A1847]+1" office:value-type="float" office:value="1846" calcext:value-type="float">
            <text:p>1846</text:p>
          </table:table-cell>
          <table:table-cell/>
          <table:table-cell table:formula="of:=2^(10*RAND())" office:value-type="float" office:value="31.9207118708345" calcext:value-type="float">
            <text:p>31.9207118708</text:p>
          </table:table-cell>
          <table:table-cell office:value-type="float" office:value="0.772556" calcext:value-type="float">
            <text:p>0.772556</text:p>
          </table:table-cell>
        </table:table-row>
        <table:table-row table:style-name="ro1">
          <table:table-cell table:formula="of:=[.A1848]+1" office:value-type="float" office:value="1847" calcext:value-type="float">
            <text:p>1847</text:p>
          </table:table-cell>
          <table:table-cell/>
          <table:table-cell table:formula="of:=2^(10*RAND())" office:value-type="float" office:value="1.89978897138906" calcext:value-type="float">
            <text:p>1.8997889714</text:p>
          </table:table-cell>
          <table:table-cell office:value-type="float" office:value="0.592163" calcext:value-type="float">
            <text:p>0.592163</text:p>
          </table:table-cell>
        </table:table-row>
        <table:table-row table:style-name="ro1">
          <table:table-cell table:formula="of:=[.A1849]+1" office:value-type="float" office:value="1848" calcext:value-type="float">
            <text:p>1848</text:p>
          </table:table-cell>
          <table:table-cell/>
          <table:table-cell table:formula="of:=2^(10*RAND())" office:value-type="float" office:value="162.851337957541" calcext:value-type="float">
            <text:p>162.8513379575</text:p>
          </table:table-cell>
          <table:table-cell office:value-type="float" office:value="0.521796" calcext:value-type="float">
            <text:p>0.521796</text:p>
          </table:table-cell>
        </table:table-row>
        <table:table-row table:style-name="ro1">
          <table:table-cell table:formula="of:=[.A1850]+1" office:value-type="float" office:value="1849" calcext:value-type="float">
            <text:p>1849</text:p>
          </table:table-cell>
          <table:table-cell/>
          <table:table-cell table:formula="of:=2^(10*RAND())" office:value-type="float" office:value="1.16998820045496" calcext:value-type="float">
            <text:p>1.1699882005</text:p>
          </table:table-cell>
          <table:table-cell office:value-type="float" office:value="0.0950293" calcext:value-type="float">
            <text:p>0.0950293</text:p>
          </table:table-cell>
        </table:table-row>
        <table:table-row table:style-name="ro1">
          <table:table-cell table:formula="of:=[.A1851]+1" office:value-type="float" office:value="1850" calcext:value-type="float">
            <text:p>1850</text:p>
          </table:table-cell>
          <table:table-cell/>
          <table:table-cell table:formula="of:=2^(10*RAND())" office:value-type="float" office:value="10.2682317021403" calcext:value-type="float">
            <text:p>10.2682317021</text:p>
          </table:table-cell>
          <table:table-cell office:value-type="float" office:value="0.359634" calcext:value-type="float">
            <text:p>0.359634</text:p>
          </table:table-cell>
        </table:table-row>
        <table:table-row table:style-name="ro1">
          <table:table-cell table:formula="of:=[.A1852]+1" office:value-type="float" office:value="1851" calcext:value-type="float">
            <text:p>1851</text:p>
          </table:table-cell>
          <table:table-cell/>
          <table:table-cell table:formula="of:=2^(10*RAND())" office:value-type="float" office:value="273.779992950191" calcext:value-type="float">
            <text:p>273.7799929502</text:p>
          </table:table-cell>
          <table:table-cell office:value-type="float" office:value="0.79218" calcext:value-type="float">
            <text:p>0.79218</text:p>
          </table:table-cell>
        </table:table-row>
        <table:table-row table:style-name="ro1">
          <table:table-cell table:formula="of:=[.A1853]+1" office:value-type="float" office:value="1852" calcext:value-type="float">
            <text:p>1852</text:p>
          </table:table-cell>
          <table:table-cell/>
          <table:table-cell table:formula="of:=2^(10*RAND())" office:value-type="float" office:value="784.065696247876" calcext:value-type="float">
            <text:p>784.0656962479</text:p>
          </table:table-cell>
          <table:table-cell office:value-type="float" office:value="0.399641" calcext:value-type="float">
            <text:p>0.399641</text:p>
          </table:table-cell>
        </table:table-row>
        <table:table-row table:style-name="ro1">
          <table:table-cell table:formula="of:=[.A1854]+1" office:value-type="float" office:value="1853" calcext:value-type="float">
            <text:p>1853</text:p>
          </table:table-cell>
          <table:table-cell/>
          <table:table-cell table:formula="of:=2^(10*RAND())" office:value-type="float" office:value="3.52830344998382" calcext:value-type="float">
            <text:p>3.52830345</text:p>
          </table:table-cell>
          <table:table-cell office:value-type="float" office:value="0.215962" calcext:value-type="float">
            <text:p>0.215962</text:p>
          </table:table-cell>
        </table:table-row>
        <table:table-row table:style-name="ro1">
          <table:table-cell table:formula="of:=[.A1855]+1" office:value-type="float" office:value="1854" calcext:value-type="float">
            <text:p>1854</text:p>
          </table:table-cell>
          <table:table-cell/>
          <table:table-cell table:formula="of:=2^(10*RAND())" office:value-type="float" office:value="68.8455719582913" calcext:value-type="float">
            <text:p>68.8455719583</text:p>
          </table:table-cell>
          <table:table-cell office:value-type="float" office:value="0.480636" calcext:value-type="float">
            <text:p>0.480636</text:p>
          </table:table-cell>
        </table:table-row>
        <table:table-row table:style-name="ro1">
          <table:table-cell table:formula="of:=[.A1856]+1" office:value-type="float" office:value="1855" calcext:value-type="float">
            <text:p>1855</text:p>
          </table:table-cell>
          <table:table-cell/>
          <table:table-cell table:formula="of:=2^(10*RAND())" office:value-type="float" office:value="677.227596392847" calcext:value-type="float">
            <text:p>677.2275963928</text:p>
          </table:table-cell>
          <table:table-cell office:value-type="float" office:value="0.786354" calcext:value-type="float">
            <text:p>0.786354</text:p>
          </table:table-cell>
        </table:table-row>
        <table:table-row table:style-name="ro1">
          <table:table-cell table:formula="of:=[.A1857]+1" office:value-type="float" office:value="1856" calcext:value-type="float">
            <text:p>1856</text:p>
          </table:table-cell>
          <table:table-cell/>
          <table:table-cell table:formula="of:=2^(10*RAND())" office:value-type="float" office:value="4.03384549208429" calcext:value-type="float">
            <text:p>4.0338454921</text:p>
          </table:table-cell>
          <table:table-cell office:value-type="float" office:value="0.708022" calcext:value-type="float">
            <text:p>0.708022</text:p>
          </table:table-cell>
        </table:table-row>
        <table:table-row table:style-name="ro1">
          <table:table-cell table:formula="of:=[.A1858]+1" office:value-type="float" office:value="1857" calcext:value-type="float">
            <text:p>1857</text:p>
          </table:table-cell>
          <table:table-cell/>
          <table:table-cell table:formula="of:=2^(10*RAND())" office:value-type="float" office:value="8.74073978288936" calcext:value-type="float">
            <text:p>8.7407397829</text:p>
          </table:table-cell>
          <table:table-cell office:value-type="float" office:value="0.589006" calcext:value-type="float">
            <text:p>0.589006</text:p>
          </table:table-cell>
        </table:table-row>
        <table:table-row table:style-name="ro1">
          <table:table-cell table:formula="of:=[.A1859]+1" office:value-type="float" office:value="1858" calcext:value-type="float">
            <text:p>1858</text:p>
          </table:table-cell>
          <table:table-cell/>
          <table:table-cell table:formula="of:=2^(10*RAND())" office:value-type="float" office:value="100.118961130477" calcext:value-type="float">
            <text:p>100.1189611305</text:p>
          </table:table-cell>
          <table:table-cell office:value-type="float" office:value="0.862437" calcext:value-type="float">
            <text:p>0.862437</text:p>
          </table:table-cell>
        </table:table-row>
        <table:table-row table:style-name="ro1">
          <table:table-cell table:formula="of:=[.A1860]+1" office:value-type="float" office:value="1859" calcext:value-type="float">
            <text:p>1859</text:p>
          </table:table-cell>
          <table:table-cell/>
          <table:table-cell table:formula="of:=2^(10*RAND())" office:value-type="float" office:value="33.3177094489554" calcext:value-type="float">
            <text:p>33.317709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61]+1" office:value-type="float" office:value="1860" calcext:value-type="float">
            <text:p>1860</text:p>
          </table:table-cell>
          <table:table-cell/>
          <table:table-cell table:formula="of:=2^(10*RAND())" office:value-type="float" office:value="924.374159524439" calcext:value-type="float">
            <text:p>924.3741595244</text:p>
          </table:table-cell>
          <table:table-cell office:value-type="float" office:value="0.634421" calcext:value-type="float">
            <text:p>0.634421</text:p>
          </table:table-cell>
        </table:table-row>
        <table:table-row table:style-name="ro1">
          <table:table-cell table:formula="of:=[.A1862]+1" office:value-type="float" office:value="1861" calcext:value-type="float">
            <text:p>1861</text:p>
          </table:table-cell>
          <table:table-cell/>
          <table:table-cell table:formula="of:=2^(10*RAND())" office:value-type="float" office:value="1.25362669582411" calcext:value-type="float">
            <text:p>1.2536266958</text:p>
          </table:table-cell>
          <table:table-cell office:value-type="float" office:value="0.402375" calcext:value-type="float">
            <text:p>0.402375</text:p>
          </table:table-cell>
        </table:table-row>
        <table:table-row table:style-name="ro1">
          <table:table-cell table:formula="of:=[.A1863]+1" office:value-type="float" office:value="1862" calcext:value-type="float">
            <text:p>1862</text:p>
          </table:table-cell>
          <table:table-cell/>
          <table:table-cell table:formula="of:=2^(10*RAND())" office:value-type="float" office:value="4.80510837575341" calcext:value-type="float">
            <text:p>4.8051083758</text:p>
          </table:table-cell>
          <table:table-cell office:value-type="float" office:value="0.31832" calcext:value-type="float">
            <text:p>0.31832</text:p>
          </table:table-cell>
        </table:table-row>
        <table:table-row table:style-name="ro1">
          <table:table-cell table:formula="of:=[.A1864]+1" office:value-type="float" office:value="1863" calcext:value-type="float">
            <text:p>1863</text:p>
          </table:table-cell>
          <table:table-cell/>
          <table:table-cell table:formula="of:=2^(10*RAND())" office:value-type="float" office:value="136.169222764578" calcext:value-type="float">
            <text:p>136.1692227646</text:p>
          </table:table-cell>
          <table:table-cell office:value-type="float" office:value="0.493368" calcext:value-type="float">
            <text:p>0.493368</text:p>
          </table:table-cell>
        </table:table-row>
        <table:table-row table:style-name="ro1">
          <table:table-cell table:formula="of:=[.A1865]+1" office:value-type="float" office:value="1864" calcext:value-type="float">
            <text:p>1864</text:p>
          </table:table-cell>
          <table:table-cell/>
          <table:table-cell table:formula="of:=2^(10*RAND())" office:value-type="float" office:value="2.81868754485647" calcext:value-type="float">
            <text:p>2.8186875449</text:p>
          </table:table-cell>
          <table:table-cell office:value-type="float" office:value="0.499416" calcext:value-type="float">
            <text:p>0.499416</text:p>
          </table:table-cell>
        </table:table-row>
        <table:table-row table:style-name="ro1">
          <table:table-cell table:formula="of:=[.A1866]+1" office:value-type="float" office:value="1865" calcext:value-type="float">
            <text:p>1865</text:p>
          </table:table-cell>
          <table:table-cell/>
          <table:table-cell table:formula="of:=2^(10*RAND())" office:value-type="float" office:value="3.14978675641928" calcext:value-type="float">
            <text:p>3.1497867564</text:p>
          </table:table-cell>
          <table:table-cell office:value-type="float" office:value="0.817306" calcext:value-type="float">
            <text:p>0.817306</text:p>
          </table:table-cell>
        </table:table-row>
        <table:table-row table:style-name="ro1">
          <table:table-cell table:formula="of:=[.A1867]+1" office:value-type="float" office:value="1866" calcext:value-type="float">
            <text:p>1866</text:p>
          </table:table-cell>
          <table:table-cell/>
          <table:table-cell table:formula="of:=2^(10*RAND())" office:value-type="float" office:value="589.113618263567" calcext:value-type="float">
            <text:p>589.1136182636</text:p>
          </table:table-cell>
          <table:table-cell office:value-type="float" office:value="0.258209" calcext:value-type="float">
            <text:p>0.258209</text:p>
          </table:table-cell>
        </table:table-row>
        <table:table-row table:style-name="ro1">
          <table:table-cell table:formula="of:=[.A1868]+1" office:value-type="float" office:value="1867" calcext:value-type="float">
            <text:p>1867</text:p>
          </table:table-cell>
          <table:table-cell/>
          <table:table-cell table:formula="of:=2^(10*RAND())" office:value-type="float" office:value="56.8385748409065" calcext:value-type="float">
            <text:p>56.8385748409</text:p>
          </table:table-cell>
          <table:table-cell office:value-type="float" office:value="0.798717" calcext:value-type="float">
            <text:p>0.798717</text:p>
          </table:table-cell>
        </table:table-row>
        <table:table-row table:style-name="ro1">
          <table:table-cell table:formula="of:=[.A1869]+1" office:value-type="float" office:value="1868" calcext:value-type="float">
            <text:p>1868</text:p>
          </table:table-cell>
          <table:table-cell/>
          <table:table-cell table:formula="of:=2^(10*RAND())" office:value-type="float" office:value="6.15714594490067" calcext:value-type="float">
            <text:p>6.1571459449</text:p>
          </table:table-cell>
          <table:table-cell office:value-type="float" office:value="0.0942786" calcext:value-type="float">
            <text:p>0.0942786</text:p>
          </table:table-cell>
        </table:table-row>
        <table:table-row table:style-name="ro1">
          <table:table-cell table:formula="of:=[.A1870]+1" office:value-type="float" office:value="1869" calcext:value-type="float">
            <text:p>1869</text:p>
          </table:table-cell>
          <table:table-cell/>
          <table:table-cell table:formula="of:=2^(10*RAND())" office:value-type="float" office:value="85.0676763140006" calcext:value-type="float">
            <text:p>85.067676314</text:p>
          </table:table-cell>
          <table:table-cell office:value-type="float" office:value="0.788393" calcext:value-type="float">
            <text:p>0.788393</text:p>
          </table:table-cell>
        </table:table-row>
        <table:table-row table:style-name="ro1">
          <table:table-cell table:formula="of:=[.A1871]+1" office:value-type="float" office:value="1870" calcext:value-type="float">
            <text:p>1870</text:p>
          </table:table-cell>
          <table:table-cell/>
          <table:table-cell table:formula="of:=2^(10*RAND())" office:value-type="float" office:value="11.3573639882132" calcext:value-type="float">
            <text:p>11.3573639882</text:p>
          </table:table-cell>
          <table:table-cell office:value-type="float" office:value="0.944092" calcext:value-type="float">
            <text:p>0.944092</text:p>
          </table:table-cell>
        </table:table-row>
        <table:table-row table:style-name="ro1">
          <table:table-cell table:formula="of:=[.A1872]+1" office:value-type="float" office:value="1871" calcext:value-type="float">
            <text:p>1871</text:p>
          </table:table-cell>
          <table:table-cell/>
          <table:table-cell table:formula="of:=2^(10*RAND())" office:value-type="float" office:value="9.89515660176205" calcext:value-type="float">
            <text:p>9.8951566018</text:p>
          </table:table-cell>
          <table:table-cell office:value-type="float" office:value="0.494053" calcext:value-type="float">
            <text:p>0.494053</text:p>
          </table:table-cell>
        </table:table-row>
        <table:table-row table:style-name="ro1">
          <table:table-cell table:formula="of:=[.A1873]+1" office:value-type="float" office:value="1872" calcext:value-type="float">
            <text:p>1872</text:p>
          </table:table-cell>
          <table:table-cell/>
          <table:table-cell table:formula="of:=2^(10*RAND())" office:value-type="float" office:value="42.6523482299187" calcext:value-type="float">
            <text:p>42.6523482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74]+1" office:value-type="float" office:value="1873" calcext:value-type="float">
            <text:p>1873</text:p>
          </table:table-cell>
          <table:table-cell/>
          <table:table-cell table:formula="of:=2^(10*RAND())" office:value-type="float" office:value="375.138362666463" calcext:value-type="float">
            <text:p>375.1383626665</text:p>
          </table:table-cell>
          <table:table-cell office:value-type="float" office:value="0.398674" calcext:value-type="float">
            <text:p>0.398674</text:p>
          </table:table-cell>
        </table:table-row>
        <table:table-row table:style-name="ro1">
          <table:table-cell table:formula="of:=[.A1875]+1" office:value-type="float" office:value="1874" calcext:value-type="float">
            <text:p>1874</text:p>
          </table:table-cell>
          <table:table-cell/>
          <table:table-cell table:formula="of:=2^(10*RAND())" office:value-type="float" office:value="387.990556252666" calcext:value-type="float">
            <text:p>387.9905562527</text:p>
          </table:table-cell>
          <table:table-cell office:value-type="float" office:value="0.0830023" calcext:value-type="float">
            <text:p>0.0830023</text:p>
          </table:table-cell>
        </table:table-row>
        <table:table-row table:style-name="ro1">
          <table:table-cell table:formula="of:=[.A1876]+1" office:value-type="float" office:value="1875" calcext:value-type="float">
            <text:p>1875</text:p>
          </table:table-cell>
          <table:table-cell/>
          <table:table-cell table:formula="of:=2^(10*RAND())" office:value-type="float" office:value="18.8205813230989" calcext:value-type="float">
            <text:p>18.8205813231</text:p>
          </table:table-cell>
          <table:table-cell office:value-type="float" office:value="0.751605" calcext:value-type="float">
            <text:p>0.751605</text:p>
          </table:table-cell>
        </table:table-row>
        <table:table-row table:style-name="ro1">
          <table:table-cell table:formula="of:=[.A1877]+1" office:value-type="float" office:value="1876" calcext:value-type="float">
            <text:p>1876</text:p>
          </table:table-cell>
          <table:table-cell/>
          <table:table-cell table:formula="of:=2^(10*RAND())" office:value-type="float" office:value="244.866252816633" calcext:value-type="float">
            <text:p>244.8662528166</text:p>
          </table:table-cell>
          <table:table-cell office:value-type="float" office:value="0.547339" calcext:value-type="float">
            <text:p>0.547339</text:p>
          </table:table-cell>
        </table:table-row>
        <table:table-row table:style-name="ro1">
          <table:table-cell table:formula="of:=[.A1878]+1" office:value-type="float" office:value="1877" calcext:value-type="float">
            <text:p>1877</text:p>
          </table:table-cell>
          <table:table-cell/>
          <table:table-cell table:formula="of:=2^(10*RAND())" office:value-type="float" office:value="5.66369068104317" calcext:value-type="float">
            <text:p>5.663690681</text:p>
          </table:table-cell>
          <table:table-cell office:value-type="float" office:value="0.992298" calcext:value-type="float">
            <text:p>0.992298</text:p>
          </table:table-cell>
        </table:table-row>
        <table:table-row table:style-name="ro1">
          <table:table-cell table:formula="of:=[.A1879]+1" office:value-type="float" office:value="1878" calcext:value-type="float">
            <text:p>1878</text:p>
          </table:table-cell>
          <table:table-cell/>
          <table:table-cell table:formula="of:=2^(10*RAND())" office:value-type="float" office:value="88.1779734114664" calcext:value-type="float">
            <text:p>88.1779734115</text:p>
          </table:table-cell>
          <table:table-cell office:value-type="float" office:value="0.299661" calcext:value-type="float">
            <text:p>0.299661</text:p>
          </table:table-cell>
        </table:table-row>
        <table:table-row table:style-name="ro1">
          <table:table-cell table:formula="of:=[.A1880]+1" office:value-type="float" office:value="1879" calcext:value-type="float">
            <text:p>1879</text:p>
          </table:table-cell>
          <table:table-cell/>
          <table:table-cell table:formula="of:=2^(10*RAND())" office:value-type="float" office:value="43.9714997069115" calcext:value-type="float">
            <text:p>43.9714997069</text:p>
          </table:table-cell>
          <table:table-cell office:value-type="float" office:value="0.115918" calcext:value-type="float">
            <text:p>0.115918</text:p>
          </table:table-cell>
        </table:table-row>
        <table:table-row table:style-name="ro1">
          <table:table-cell table:formula="of:=[.A1881]+1" office:value-type="float" office:value="1880" calcext:value-type="float">
            <text:p>1880</text:p>
          </table:table-cell>
          <table:table-cell/>
          <table:table-cell table:formula="of:=2^(10*RAND())" office:value-type="float" office:value="2.81119676671241" calcext:value-type="float">
            <text:p>2.8111967667</text:p>
          </table:table-cell>
          <table:table-cell office:value-type="float" office:value="0.880462" calcext:value-type="float">
            <text:p>0.880462</text:p>
          </table:table-cell>
        </table:table-row>
        <table:table-row table:style-name="ro1">
          <table:table-cell table:formula="of:=[.A1882]+1" office:value-type="float" office:value="1881" calcext:value-type="float">
            <text:p>1881</text:p>
          </table:table-cell>
          <table:table-cell/>
          <table:table-cell table:formula="of:=2^(10*RAND())" office:value-type="float" office:value="475.041283248857" calcext:value-type="float">
            <text:p>475.0412832489</text:p>
          </table:table-cell>
          <table:table-cell office:value-type="float" office:value="0.822633" calcext:value-type="float">
            <text:p>0.822633</text:p>
          </table:table-cell>
        </table:table-row>
        <table:table-row table:style-name="ro1">
          <table:table-cell table:formula="of:=[.A1883]+1" office:value-type="float" office:value="1882" calcext:value-type="float">
            <text:p>1882</text:p>
          </table:table-cell>
          <table:table-cell/>
          <table:table-cell table:formula="of:=2^(10*RAND())" office:value-type="float" office:value="12.0398516921481" calcext:value-type="float">
            <text:p>12.0398516921</text:p>
          </table:table-cell>
          <table:table-cell office:value-type="float" office:value="0.782995" calcext:value-type="float">
            <text:p>0.782995</text:p>
          </table:table-cell>
        </table:table-row>
        <table:table-row table:style-name="ro1">
          <table:table-cell table:formula="of:=[.A1884]+1" office:value-type="float" office:value="1883" calcext:value-type="float">
            <text:p>1883</text:p>
          </table:table-cell>
          <table:table-cell/>
          <table:table-cell table:formula="of:=2^(10*RAND())" office:value-type="float" office:value="204.280991825738" calcext:value-type="float">
            <text:p>204.2809918257</text:p>
          </table:table-cell>
          <table:table-cell office:value-type="float" office:value="0.318549" calcext:value-type="float">
            <text:p>0.318549</text:p>
          </table:table-cell>
        </table:table-row>
        <table:table-row table:style-name="ro1">
          <table:table-cell table:formula="of:=[.A1885]+1" office:value-type="float" office:value="1884" calcext:value-type="float">
            <text:p>1884</text:p>
          </table:table-cell>
          <table:table-cell/>
          <table:table-cell table:formula="of:=2^(10*RAND())" office:value-type="float" office:value="178.72749220515" calcext:value-type="float">
            <text:p>178.7274922052</text:p>
          </table:table-cell>
          <table:table-cell office:value-type="float" office:value="0.141311" calcext:value-type="float">
            <text:p>0.141311</text:p>
          </table:table-cell>
        </table:table-row>
        <table:table-row table:style-name="ro1">
          <table:table-cell table:formula="of:=[.A1886]+1" office:value-type="float" office:value="1885" calcext:value-type="float">
            <text:p>1885</text:p>
          </table:table-cell>
          <table:table-cell/>
          <table:table-cell table:formula="of:=2^(10*RAND())" office:value-type="float" office:value="105.637968316225" calcext:value-type="float">
            <text:p>105.6379683162</text:p>
          </table:table-cell>
          <table:table-cell office:value-type="float" office:value="0.692646" calcext:value-type="float">
            <text:p>0.692646</text:p>
          </table:table-cell>
        </table:table-row>
        <table:table-row table:style-name="ro1">
          <table:table-cell table:formula="of:=[.A1887]+1" office:value-type="float" office:value="1886" calcext:value-type="float">
            <text:p>1886</text:p>
          </table:table-cell>
          <table:table-cell/>
          <table:table-cell table:formula="of:=2^(10*RAND())" office:value-type="float" office:value="3.33125605051904" calcext:value-type="float">
            <text:p>3.3312560505</text:p>
          </table:table-cell>
          <table:table-cell office:value-type="float" office:value="0.224328" calcext:value-type="float">
            <text:p>0.224328</text:p>
          </table:table-cell>
        </table:table-row>
        <table:table-row table:style-name="ro1">
          <table:table-cell table:formula="of:=[.A1888]+1" office:value-type="float" office:value="1887" calcext:value-type="float">
            <text:p>1887</text:p>
          </table:table-cell>
          <table:table-cell/>
          <table:table-cell table:formula="of:=2^(10*RAND())" office:value-type="float" office:value="4.21443985620572" calcext:value-type="float">
            <text:p>4.2144398562</text:p>
          </table:table-cell>
          <table:table-cell office:value-type="float" office:value="0.561401" calcext:value-type="float">
            <text:p>0.561401</text:p>
          </table:table-cell>
        </table:table-row>
        <table:table-row table:style-name="ro1">
          <table:table-cell table:formula="of:=[.A1889]+1" office:value-type="float" office:value="1888" calcext:value-type="float">
            <text:p>1888</text:p>
          </table:table-cell>
          <table:table-cell/>
          <table:table-cell table:formula="of:=2^(10*RAND())" office:value-type="float" office:value="3.72183498012475" calcext:value-type="float">
            <text:p>3.7218349801</text:p>
          </table:table-cell>
          <table:table-cell office:value-type="float" office:value="0.982192" calcext:value-type="float">
            <text:p>0.982192</text:p>
          </table:table-cell>
        </table:table-row>
        <table:table-row table:style-name="ro1">
          <table:table-cell table:formula="of:=[.A1890]+1" office:value-type="float" office:value="1889" calcext:value-type="float">
            <text:p>1889</text:p>
          </table:table-cell>
          <table:table-cell/>
          <table:table-cell table:formula="of:=2^(10*RAND())" office:value-type="float" office:value="13.738960656645" calcext:value-type="float">
            <text:p>13.7389606566</text:p>
          </table:table-cell>
          <table:table-cell office:value-type="float" office:value="0.383049" calcext:value-type="float">
            <text:p>0.383049</text:p>
          </table:table-cell>
        </table:table-row>
        <table:table-row table:style-name="ro1">
          <table:table-cell table:formula="of:=[.A1891]+1" office:value-type="float" office:value="1890" calcext:value-type="float">
            <text:p>1890</text:p>
          </table:table-cell>
          <table:table-cell/>
          <table:table-cell table:formula="of:=2^(10*RAND())" office:value-type="float" office:value="8.14393199347661" calcext:value-type="float">
            <text:p>8.1439319935</text:p>
          </table:table-cell>
          <table:table-cell office:value-type="float" office:value="0.321707" calcext:value-type="float">
            <text:p>0.321707</text:p>
          </table:table-cell>
        </table:table-row>
        <table:table-row table:style-name="ro1">
          <table:table-cell table:formula="of:=[.A1892]+1" office:value-type="float" office:value="1891" calcext:value-type="float">
            <text:p>1891</text:p>
          </table:table-cell>
          <table:table-cell/>
          <table:table-cell table:formula="of:=2^(10*RAND())" office:value-type="float" office:value="34.560698294762" calcext:value-type="float">
            <text:p>34.5606982948</text:p>
          </table:table-cell>
          <table:table-cell office:value-type="float" office:value="0.673996" calcext:value-type="float">
            <text:p>0.673996</text:p>
          </table:table-cell>
        </table:table-row>
        <table:table-row table:style-name="ro1">
          <table:table-cell table:formula="of:=[.A1893]+1" office:value-type="float" office:value="1892" calcext:value-type="float">
            <text:p>1892</text:p>
          </table:table-cell>
          <table:table-cell/>
          <table:table-cell table:formula="of:=2^(10*RAND())" office:value-type="float" office:value="637.803949288006" calcext:value-type="float">
            <text:p>637.803949288</text:p>
          </table:table-cell>
          <table:table-cell office:value-type="float" office:value="0.566775" calcext:value-type="float">
            <text:p>0.566775</text:p>
          </table:table-cell>
        </table:table-row>
        <table:table-row table:style-name="ro1">
          <table:table-cell table:formula="of:=[.A1894]+1" office:value-type="float" office:value="1893" calcext:value-type="float">
            <text:p>1893</text:p>
          </table:table-cell>
          <table:table-cell/>
          <table:table-cell table:formula="of:=2^(10*RAND())" office:value-type="float" office:value="514.804212975364" calcext:value-type="float">
            <text:p>514.8042129754</text:p>
          </table:table-cell>
          <table:table-cell office:value-type="float" office:value="0.377563" calcext:value-type="float">
            <text:p>0.377563</text:p>
          </table:table-cell>
        </table:table-row>
        <table:table-row table:style-name="ro1">
          <table:table-cell table:formula="of:=[.A1895]+1" office:value-type="float" office:value="1894" calcext:value-type="float">
            <text:p>1894</text:p>
          </table:table-cell>
          <table:table-cell/>
          <table:table-cell table:formula="of:=2^(10*RAND())" office:value-type="float" office:value="3.09073875305447" calcext:value-type="float">
            <text:p>3.0907387531</text:p>
          </table:table-cell>
          <table:table-cell office:value-type="float" office:value="0.300508" calcext:value-type="float">
            <text:p>0.300508</text:p>
          </table:table-cell>
        </table:table-row>
        <table:table-row table:style-name="ro1">
          <table:table-cell table:formula="of:=[.A1896]+1" office:value-type="float" office:value="1895" calcext:value-type="float">
            <text:p>1895</text:p>
          </table:table-cell>
          <table:table-cell/>
          <table:table-cell table:formula="of:=2^(10*RAND())" office:value-type="float" office:value="13.4941548083004" calcext:value-type="float">
            <text:p>13.4941548083</text:p>
          </table:table-cell>
          <table:table-cell office:value-type="float" office:value="0.163795" calcext:value-type="float">
            <text:p>0.163795</text:p>
          </table:table-cell>
        </table:table-row>
        <table:table-row table:style-name="ro1">
          <table:table-cell table:formula="of:=[.A1897]+1" office:value-type="float" office:value="1896" calcext:value-type="float">
            <text:p>1896</text:p>
          </table:table-cell>
          <table:table-cell/>
          <table:table-cell table:formula="of:=2^(10*RAND())" office:value-type="float" office:value="450.164804554959" calcext:value-type="float">
            <text:p>450.164804555</text:p>
          </table:table-cell>
          <table:table-cell office:value-type="float" office:value="0.629932" calcext:value-type="float">
            <text:p>0.629932</text:p>
          </table:table-cell>
        </table:table-row>
        <table:table-row table:style-name="ro1">
          <table:table-cell table:formula="of:=[.A1898]+1" office:value-type="float" office:value="1897" calcext:value-type="float">
            <text:p>1897</text:p>
          </table:table-cell>
          <table:table-cell/>
          <table:table-cell table:formula="of:=2^(10*RAND())" office:value-type="float" office:value="4.75917602719419" calcext:value-type="float">
            <text:p>4.7591760272</text:p>
          </table:table-cell>
          <table:table-cell office:value-type="float" office:value="0.440813" calcext:value-type="float">
            <text:p>0.440813</text:p>
          </table:table-cell>
        </table:table-row>
        <table:table-row table:style-name="ro1">
          <table:table-cell table:formula="of:=[.A1899]+1" office:value-type="float" office:value="1898" calcext:value-type="float">
            <text:p>1898</text:p>
          </table:table-cell>
          <table:table-cell/>
          <table:table-cell table:formula="of:=2^(10*RAND())" office:value-type="float" office:value="160.479322254937" calcext:value-type="float">
            <text:p>160.4793222549</text:p>
          </table:table-cell>
          <table:table-cell office:value-type="float" office:value="0.54379" calcext:value-type="float">
            <text:p>0.54379</text:p>
          </table:table-cell>
        </table:table-row>
        <table:table-row table:style-name="ro1">
          <table:table-cell table:formula="of:=[.A1900]+1" office:value-type="float" office:value="1899" calcext:value-type="float">
            <text:p>1899</text:p>
          </table:table-cell>
          <table:table-cell/>
          <table:table-cell table:formula="of:=2^(10*RAND())" office:value-type="float" office:value="5.89689278564924" calcext:value-type="float">
            <text:p>5.8968927856</text:p>
          </table:table-cell>
          <table:table-cell office:value-type="float" office:value="0.176883" calcext:value-type="float">
            <text:p>0.176883</text:p>
          </table:table-cell>
        </table:table-row>
        <table:table-row table:style-name="ro1">
          <table:table-cell table:formula="of:=[.A1901]+1" office:value-type="float" office:value="1900" calcext:value-type="float">
            <text:p>1900</text:p>
          </table:table-cell>
          <table:table-cell/>
          <table:table-cell table:formula="of:=2^(10*RAND())" office:value-type="float" office:value="2.97756332767267" calcext:value-type="float">
            <text:p>2.9775633277</text:p>
          </table:table-cell>
          <table:table-cell office:value-type="float" office:value="0.614481" calcext:value-type="float">
            <text:p>0.614481</text:p>
          </table:table-cell>
        </table:table-row>
        <table:table-row table:style-name="ro1">
          <table:table-cell table:formula="of:=[.A1902]+1" office:value-type="float" office:value="1901" calcext:value-type="float">
            <text:p>1901</text:p>
          </table:table-cell>
          <table:table-cell/>
          <table:table-cell table:formula="of:=2^(10*RAND())" office:value-type="float" office:value="2.99953880210002" calcext:value-type="float">
            <text:p>2.9995388021</text:p>
          </table:table-cell>
          <table:table-cell office:value-type="float" office:value="0.890585" calcext:value-type="float">
            <text:p>0.890585</text:p>
          </table:table-cell>
        </table:table-row>
        <table:table-row table:style-name="ro1">
          <table:table-cell table:formula="of:=[.A1903]+1" office:value-type="float" office:value="1902" calcext:value-type="float">
            <text:p>1902</text:p>
          </table:table-cell>
          <table:table-cell/>
          <table:table-cell table:formula="of:=2^(10*RAND())" office:value-type="float" office:value="13.7816354998884" calcext:value-type="float">
            <text:p>13.7816354999</text:p>
          </table:table-cell>
          <table:table-cell office:value-type="float" office:value="0.781773" calcext:value-type="float">
            <text:p>0.781773</text:p>
          </table:table-cell>
        </table:table-row>
        <table:table-row table:style-name="ro1">
          <table:table-cell table:formula="of:=[.A1904]+1" office:value-type="float" office:value="1903" calcext:value-type="float">
            <text:p>1903</text:p>
          </table:table-cell>
          <table:table-cell/>
          <table:table-cell table:formula="of:=2^(10*RAND())" office:value-type="float" office:value="1.58078734716809" calcext:value-type="float">
            <text:p>1.5807873472</text:p>
          </table:table-cell>
          <table:table-cell office:value-type="float" office:value="0.140522" calcext:value-type="float">
            <text:p>0.140522</text:p>
          </table:table-cell>
        </table:table-row>
        <table:table-row table:style-name="ro1">
          <table:table-cell table:formula="of:=[.A1905]+1" office:value-type="float" office:value="1904" calcext:value-type="float">
            <text:p>1904</text:p>
          </table:table-cell>
          <table:table-cell/>
          <table:table-cell table:formula="of:=2^(10*RAND())" office:value-type="float" office:value="8.67155226274222" calcext:value-type="float">
            <text:p>8.6715522627</text:p>
          </table:table-cell>
          <table:table-cell office:value-type="float" office:value="0.23161" calcext:value-type="float">
            <text:p>0.23161</text:p>
          </table:table-cell>
        </table:table-row>
        <table:table-row table:style-name="ro1">
          <table:table-cell table:formula="of:=[.A1906]+1" office:value-type="float" office:value="1905" calcext:value-type="float">
            <text:p>1905</text:p>
          </table:table-cell>
          <table:table-cell/>
          <table:table-cell table:formula="of:=2^(10*RAND())" office:value-type="float" office:value="3.01167764461412" calcext:value-type="float">
            <text:p>3.0116776446</text:p>
          </table:table-cell>
          <table:table-cell office:value-type="float" office:value="0.161739" calcext:value-type="float">
            <text:p>0.161739</text:p>
          </table:table-cell>
        </table:table-row>
        <table:table-row table:style-name="ro1">
          <table:table-cell table:formula="of:=[.A1907]+1" office:value-type="float" office:value="1906" calcext:value-type="float">
            <text:p>1906</text:p>
          </table:table-cell>
          <table:table-cell/>
          <table:table-cell table:formula="of:=2^(10*RAND())" office:value-type="float" office:value="16.7822459035311" calcext:value-type="float">
            <text:p>16.7822459035</text:p>
          </table:table-cell>
          <table:table-cell office:value-type="float" office:value="0.233546" calcext:value-type="float">
            <text:p>0.233546</text:p>
          </table:table-cell>
        </table:table-row>
        <table:table-row table:style-name="ro1">
          <table:table-cell table:formula="of:=[.A1908]+1" office:value-type="float" office:value="1907" calcext:value-type="float">
            <text:p>1907</text:p>
          </table:table-cell>
          <table:table-cell/>
          <table:table-cell table:formula="of:=2^(10*RAND())" office:value-type="float" office:value="490.749751242431" calcext:value-type="float">
            <text:p>490.7497512424</text:p>
          </table:table-cell>
          <table:table-cell office:value-type="float" office:value="0.183248" calcext:value-type="float">
            <text:p>0.183248</text:p>
          </table:table-cell>
        </table:table-row>
        <table:table-row table:style-name="ro1">
          <table:table-cell table:formula="of:=[.A1909]+1" office:value-type="float" office:value="1908" calcext:value-type="float">
            <text:p>1908</text:p>
          </table:table-cell>
          <table:table-cell/>
          <table:table-cell table:formula="of:=2^(10*RAND())" office:value-type="float" office:value="1.58952290165623" calcext:value-type="float">
            <text:p>1.5895229017</text:p>
          </table:table-cell>
          <table:table-cell office:value-type="float" office:value="0.0118674" calcext:value-type="float">
            <text:p>0.0118674</text:p>
          </table:table-cell>
        </table:table-row>
        <table:table-row table:style-name="ro1">
          <table:table-cell table:formula="of:=[.A1910]+1" office:value-type="float" office:value="1909" calcext:value-type="float">
            <text:p>1909</text:p>
          </table:table-cell>
          <table:table-cell/>
          <table:table-cell table:formula="of:=2^(10*RAND())" office:value-type="float" office:value="8.92900354151625" calcext:value-type="float">
            <text:p>8.9290035415</text:p>
          </table:table-cell>
          <table:table-cell office:value-type="float" office:value="0.520712" calcext:value-type="float">
            <text:p>0.520712</text:p>
          </table:table-cell>
        </table:table-row>
        <table:table-row table:style-name="ro1">
          <table:table-cell table:formula="of:=[.A1911]+1" office:value-type="float" office:value="1910" calcext:value-type="float">
            <text:p>1910</text:p>
          </table:table-cell>
          <table:table-cell/>
          <table:table-cell table:formula="of:=2^(10*RAND())" office:value-type="float" office:value="25.8954664876308" calcext:value-type="float">
            <text:p>25.8954664876</text:p>
          </table:table-cell>
          <table:table-cell office:value-type="float" office:value="0.971496" calcext:value-type="float">
            <text:p>0.971496</text:p>
          </table:table-cell>
        </table:table-row>
        <table:table-row table:style-name="ro1">
          <table:table-cell table:formula="of:=[.A1912]+1" office:value-type="float" office:value="1911" calcext:value-type="float">
            <text:p>1911</text:p>
          </table:table-cell>
          <table:table-cell/>
          <table:table-cell table:formula="of:=2^(10*RAND())" office:value-type="float" office:value="24.1791464481917" calcext:value-type="float">
            <text:p>24.1791464482</text:p>
          </table:table-cell>
          <table:table-cell office:value-type="float" office:value="0.566254" calcext:value-type="float">
            <text:p>0.566254</text:p>
          </table:table-cell>
        </table:table-row>
        <table:table-row table:style-name="ro1">
          <table:table-cell table:formula="of:=[.A1913]+1" office:value-type="float" office:value="1912" calcext:value-type="float">
            <text:p>1912</text:p>
          </table:table-cell>
          <table:table-cell/>
          <table:table-cell table:formula="of:=2^(10*RAND())" office:value-type="float" office:value="43.5401067064446" calcext:value-type="float">
            <text:p>43.5401067064</text:p>
          </table:table-cell>
          <table:table-cell office:value-type="float" office:value="0.493464" calcext:value-type="float">
            <text:p>0.493464</text:p>
          </table:table-cell>
        </table:table-row>
        <table:table-row table:style-name="ro1">
          <table:table-cell table:formula="of:=[.A1914]+1" office:value-type="float" office:value="1913" calcext:value-type="float">
            <text:p>1913</text:p>
          </table:table-cell>
          <table:table-cell/>
          <table:table-cell table:formula="of:=2^(10*RAND())" office:value-type="float" office:value="54.1182462357518" calcext:value-type="float">
            <text:p>54.1182462358</text:p>
          </table:table-cell>
          <table:table-cell office:value-type="float" office:value="0.832955" calcext:value-type="float">
            <text:p>0.832955</text:p>
          </table:table-cell>
        </table:table-row>
        <table:table-row table:style-name="ro1">
          <table:table-cell table:formula="of:=[.A1915]+1" office:value-type="float" office:value="1914" calcext:value-type="float">
            <text:p>1914</text:p>
          </table:table-cell>
          <table:table-cell/>
          <table:table-cell table:formula="of:=2^(10*RAND())" office:value-type="float" office:value="1.57799090960551" calcext:value-type="float">
            <text:p>1.5779909096</text:p>
          </table:table-cell>
          <table:table-cell office:value-type="float" office:value="0.860671" calcext:value-type="float">
            <text:p>0.860671</text:p>
          </table:table-cell>
        </table:table-row>
        <table:table-row table:style-name="ro1">
          <table:table-cell table:formula="of:=[.A1916]+1" office:value-type="float" office:value="1915" calcext:value-type="float">
            <text:p>1915</text:p>
          </table:table-cell>
          <table:table-cell/>
          <table:table-cell table:formula="of:=2^(10*RAND())" office:value-type="float" office:value="633.496476316912" calcext:value-type="float">
            <text:p>633.4964763169</text:p>
          </table:table-cell>
          <table:table-cell office:value-type="float" office:value="0.00973755" calcext:value-type="float">
            <text:p>0.00973755</text:p>
          </table:table-cell>
        </table:table-row>
        <table:table-row table:style-name="ro1">
          <table:table-cell table:formula="of:=[.A1917]+1" office:value-type="float" office:value="1916" calcext:value-type="float">
            <text:p>1916</text:p>
          </table:table-cell>
          <table:table-cell/>
          <table:table-cell table:formula="of:=2^(10*RAND())" office:value-type="float" office:value="30.4267043537039" calcext:value-type="float">
            <text:p>30.4267043537</text:p>
          </table:table-cell>
          <table:table-cell office:value-type="float" office:value="0.881105" calcext:value-type="float">
            <text:p>0.881105</text:p>
          </table:table-cell>
        </table:table-row>
        <table:table-row table:style-name="ro1">
          <table:table-cell table:formula="of:=[.A1918]+1" office:value-type="float" office:value="1917" calcext:value-type="float">
            <text:p>1917</text:p>
          </table:table-cell>
          <table:table-cell/>
          <table:table-cell table:formula="of:=2^(10*RAND())" office:value-type="float" office:value="477.817860255306" calcext:value-type="float">
            <text:p>477.8178602553</text:p>
          </table:table-cell>
          <table:table-cell office:value-type="float" office:value="0.549156" calcext:value-type="float">
            <text:p>0.549156</text:p>
          </table:table-cell>
        </table:table-row>
        <table:table-row table:style-name="ro1">
          <table:table-cell table:formula="of:=[.A1919]+1" office:value-type="float" office:value="1918" calcext:value-type="float">
            <text:p>1918</text:p>
          </table:table-cell>
          <table:table-cell/>
          <table:table-cell table:formula="of:=2^(10*RAND())" office:value-type="float" office:value="1.45850985896621" calcext:value-type="float">
            <text:p>1.458509859</text:p>
          </table:table-cell>
          <table:table-cell office:value-type="float" office:value="0.299793" calcext:value-type="float">
            <text:p>0.299793</text:p>
          </table:table-cell>
        </table:table-row>
        <table:table-row table:style-name="ro1">
          <table:table-cell table:formula="of:=[.A1920]+1" office:value-type="float" office:value="1919" calcext:value-type="float">
            <text:p>1919</text:p>
          </table:table-cell>
          <table:table-cell/>
          <table:table-cell table:formula="of:=2^(10*RAND())" office:value-type="float" office:value="3.73460433842072" calcext:value-type="float">
            <text:p>3.7346043384</text:p>
          </table:table-cell>
          <table:table-cell office:value-type="float" office:value="0.336261" calcext:value-type="float">
            <text:p>0.336261</text:p>
          </table:table-cell>
        </table:table-row>
        <table:table-row table:style-name="ro1">
          <table:table-cell table:formula="of:=[.A1921]+1" office:value-type="float" office:value="1920" calcext:value-type="float">
            <text:p>1920</text:p>
          </table:table-cell>
          <table:table-cell/>
          <table:table-cell table:formula="of:=2^(10*RAND())" office:value-type="float" office:value="12.1961751695388" calcext:value-type="float">
            <text:p>12.1961751695</text:p>
          </table:table-cell>
          <table:table-cell office:value-type="float" office:value="0.498996" calcext:value-type="float">
            <text:p>0.498996</text:p>
          </table:table-cell>
        </table:table-row>
        <table:table-row table:style-name="ro1">
          <table:table-cell table:formula="of:=[.A1922]+1" office:value-type="float" office:value="1921" calcext:value-type="float">
            <text:p>1921</text:p>
          </table:table-cell>
          <table:table-cell/>
          <table:table-cell table:formula="of:=2^(10*RAND())" office:value-type="float" office:value="94.1424939573559" calcext:value-type="float">
            <text:p>94.1424939574</text:p>
          </table:table-cell>
          <table:table-cell office:value-type="float" office:value="0.293009" calcext:value-type="float">
            <text:p>0.293009</text:p>
          </table:table-cell>
        </table:table-row>
        <table:table-row table:style-name="ro1">
          <table:table-cell table:formula="of:=[.A1923]+1" office:value-type="float" office:value="1922" calcext:value-type="float">
            <text:p>1922</text:p>
          </table:table-cell>
          <table:table-cell/>
          <table:table-cell table:formula="of:=2^(10*RAND())" office:value-type="float" office:value="49.8670945158619" calcext:value-type="float">
            <text:p>49.8670945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924]+1" office:value-type="float" office:value="1923" calcext:value-type="float">
            <text:p>1923</text:p>
          </table:table-cell>
          <table:table-cell/>
          <table:table-cell table:formula="of:=2^(10*RAND())" office:value-type="float" office:value="13.2825368231596" calcext:value-type="float">
            <text:p>13.2825368232</text:p>
          </table:table-cell>
          <table:table-cell office:value-type="float" office:value="0.440801" calcext:value-type="float">
            <text:p>0.440801</text:p>
          </table:table-cell>
        </table:table-row>
        <table:table-row table:style-name="ro1">
          <table:table-cell table:formula="of:=[.A1925]+1" office:value-type="float" office:value="1924" calcext:value-type="float">
            <text:p>1924</text:p>
          </table:table-cell>
          <table:table-cell/>
          <table:table-cell table:formula="of:=2^(10*RAND())" office:value-type="float" office:value="12.2439634514387" calcext:value-type="float">
            <text:p>12.2439634514</text:p>
          </table:table-cell>
          <table:table-cell office:value-type="float" office:value="0.719466" calcext:value-type="float">
            <text:p>0.719466</text:p>
          </table:table-cell>
        </table:table-row>
        <table:table-row table:style-name="ro1">
          <table:table-cell table:formula="of:=[.A1926]+1" office:value-type="float" office:value="1925" calcext:value-type="float">
            <text:p>1925</text:p>
          </table:table-cell>
          <table:table-cell/>
          <table:table-cell table:formula="of:=2^(10*RAND())" office:value-type="float" office:value="2.29122689659891" calcext:value-type="float">
            <text:p>2.2912268966</text:p>
          </table:table-cell>
          <table:table-cell office:value-type="float" office:value="0.244393" calcext:value-type="float">
            <text:p>0.244393</text:p>
          </table:table-cell>
        </table:table-row>
        <table:table-row table:style-name="ro1">
          <table:table-cell table:formula="of:=[.A1927]+1" office:value-type="float" office:value="1926" calcext:value-type="float">
            <text:p>1926</text:p>
          </table:table-cell>
          <table:table-cell/>
          <table:table-cell table:formula="of:=2^(10*RAND())" office:value-type="float" office:value="168.456888808119" calcext:value-type="float">
            <text:p>168.4568888081</text:p>
          </table:table-cell>
          <table:table-cell office:value-type="float" office:value="0.216874" calcext:value-type="float">
            <text:p>0.216874</text:p>
          </table:table-cell>
        </table:table-row>
        <table:table-row table:style-name="ro1">
          <table:table-cell table:formula="of:=[.A1928]+1" office:value-type="float" office:value="1927" calcext:value-type="float">
            <text:p>1927</text:p>
          </table:table-cell>
          <table:table-cell/>
          <table:table-cell table:formula="of:=2^(10*RAND())" office:value-type="float" office:value="5.67023308255356" calcext:value-type="float">
            <text:p>5.6702330826</text:p>
          </table:table-cell>
          <table:table-cell office:value-type="float" office:value="0.501597" calcext:value-type="float">
            <text:p>0.501597</text:p>
          </table:table-cell>
        </table:table-row>
        <table:table-row table:style-name="ro1">
          <table:table-cell table:formula="of:=[.A1929]+1" office:value-type="float" office:value="1928" calcext:value-type="float">
            <text:p>1928</text:p>
          </table:table-cell>
          <table:table-cell/>
          <table:table-cell table:formula="of:=2^(10*RAND())" office:value-type="float" office:value="25.3254502110755" calcext:value-type="float">
            <text:p>25.3254502111</text:p>
          </table:table-cell>
          <table:table-cell office:value-type="float" office:value="0.204612" calcext:value-type="float">
            <text:p>0.204612</text:p>
          </table:table-cell>
        </table:table-row>
        <table:table-row table:style-name="ro1">
          <table:table-cell table:formula="of:=[.A1930]+1" office:value-type="float" office:value="1929" calcext:value-type="float">
            <text:p>1929</text:p>
          </table:table-cell>
          <table:table-cell/>
          <table:table-cell table:formula="of:=2^(10*RAND())" office:value-type="float" office:value="4.32305284854896" calcext:value-type="float">
            <text:p>4.3230528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931]+1" office:value-type="float" office:value="1930" calcext:value-type="float">
            <text:p>1930</text:p>
          </table:table-cell>
          <table:table-cell/>
          <table:table-cell table:formula="of:=2^(10*RAND())" office:value-type="float" office:value="50.277416333318" calcext:value-type="float">
            <text:p>50.2774163333</text:p>
          </table:table-cell>
          <table:table-cell office:value-type="float" office:value="0.458337" calcext:value-type="float">
            <text:p>0.458337</text:p>
          </table:table-cell>
        </table:table-row>
        <table:table-row table:style-name="ro1">
          <table:table-cell table:formula="of:=[.A1932]+1" office:value-type="float" office:value="1931" calcext:value-type="float">
            <text:p>1931</text:p>
          </table:table-cell>
          <table:table-cell/>
          <table:table-cell table:formula="of:=2^(10*RAND())" office:value-type="float" office:value="55.8976276253401" calcext:value-type="float">
            <text:p>55.8976276253</text:p>
          </table:table-cell>
          <table:table-cell office:value-type="float" office:value="0.734121" calcext:value-type="float">
            <text:p>0.734121</text:p>
          </table:table-cell>
        </table:table-row>
        <table:table-row table:style-name="ro1">
          <table:table-cell table:formula="of:=[.A1933]+1" office:value-type="float" office:value="1932" calcext:value-type="float">
            <text:p>1932</text:p>
          </table:table-cell>
          <table:table-cell/>
          <table:table-cell table:formula="of:=2^(10*RAND())" office:value-type="float" office:value="825.101148076927" calcext:value-type="float">
            <text:p>825.1011480769</text:p>
          </table:table-cell>
          <table:table-cell office:value-type="float" office:value="0.0838482" calcext:value-type="float">
            <text:p>0.0838482</text:p>
          </table:table-cell>
        </table:table-row>
        <table:table-row table:style-name="ro1">
          <table:table-cell table:formula="of:=[.A1934]+1" office:value-type="float" office:value="1933" calcext:value-type="float">
            <text:p>1933</text:p>
          </table:table-cell>
          <table:table-cell/>
          <table:table-cell table:formula="of:=2^(10*RAND())" office:value-type="float" office:value="449.52099202671" calcext:value-type="float">
            <text:p>449.5209920267</text:p>
          </table:table-cell>
          <table:table-cell office:value-type="float" office:value="0.278187" calcext:value-type="float">
            <text:p>0.278187</text:p>
          </table:table-cell>
        </table:table-row>
        <table:table-row table:style-name="ro1">
          <table:table-cell table:formula="of:=[.A1935]+1" office:value-type="float" office:value="1934" calcext:value-type="float">
            <text:p>1934</text:p>
          </table:table-cell>
          <table:table-cell/>
          <table:table-cell table:formula="of:=2^(10*RAND())" office:value-type="float" office:value="2.92928389364594" calcext:value-type="float">
            <text:p>2.9292838936</text:p>
          </table:table-cell>
          <table:table-cell office:value-type="float" office:value="0.710024" calcext:value-type="float">
            <text:p>0.710024</text:p>
          </table:table-cell>
        </table:table-row>
        <table:table-row table:style-name="ro1">
          <table:table-cell table:formula="of:=[.A1936]+1" office:value-type="float" office:value="1935" calcext:value-type="float">
            <text:p>1935</text:p>
          </table:table-cell>
          <table:table-cell/>
          <table:table-cell table:formula="of:=2^(10*RAND())" office:value-type="float" office:value="1.07029224294314" calcext:value-type="float">
            <text:p>1.0702922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937]+1" office:value-type="float" office:value="1936" calcext:value-type="float">
            <text:p>1936</text:p>
          </table:table-cell>
          <table:table-cell/>
          <table:table-cell table:formula="of:=2^(10*RAND())" office:value-type="float" office:value="15.3507795949138" calcext:value-type="float">
            <text:p>15.3507795949</text:p>
          </table:table-cell>
          <table:table-cell office:value-type="float" office:value="0.419591" calcext:value-type="float">
            <text:p>0.419591</text:p>
          </table:table-cell>
        </table:table-row>
        <table:table-row table:style-name="ro1">
          <table:table-cell table:formula="of:=[.A1938]+1" office:value-type="float" office:value="1937" calcext:value-type="float">
            <text:p>1937</text:p>
          </table:table-cell>
          <table:table-cell/>
          <table:table-cell table:formula="of:=2^(10*RAND())" office:value-type="float" office:value="74.4636998952253" calcext:value-type="float">
            <text:p>74.4636998952</text:p>
          </table:table-cell>
          <table:table-cell office:value-type="float" office:value="0.333394" calcext:value-type="float">
            <text:p>0.333394</text:p>
          </table:table-cell>
        </table:table-row>
        <table:table-row table:style-name="ro1">
          <table:table-cell table:formula="of:=[.A1939]+1" office:value-type="float" office:value="1938" calcext:value-type="float">
            <text:p>1938</text:p>
          </table:table-cell>
          <table:table-cell/>
          <table:table-cell table:formula="of:=2^(10*RAND())" office:value-type="float" office:value="11.2297644263968" calcext:value-type="float">
            <text:p>11.2297644264</text:p>
          </table:table-cell>
          <table:table-cell office:value-type="float" office:value="0.179969" calcext:value-type="float">
            <text:p>0.179969</text:p>
          </table:table-cell>
        </table:table-row>
        <table:table-row table:style-name="ro1">
          <table:table-cell table:formula="of:=[.A1940]+1" office:value-type="float" office:value="1939" calcext:value-type="float">
            <text:p>1939</text:p>
          </table:table-cell>
          <table:table-cell/>
          <table:table-cell table:formula="of:=2^(10*RAND())" office:value-type="float" office:value="295.149168509376" calcext:value-type="float">
            <text:p>295.1491685094</text:p>
          </table:table-cell>
          <table:table-cell office:value-type="float" office:value="0.203829" calcext:value-type="float">
            <text:p>0.203829</text:p>
          </table:table-cell>
        </table:table-row>
        <table:table-row table:style-name="ro1">
          <table:table-cell table:formula="of:=[.A1941]+1" office:value-type="float" office:value="1940" calcext:value-type="float">
            <text:p>1940</text:p>
          </table:table-cell>
          <table:table-cell/>
          <table:table-cell table:formula="of:=2^(10*RAND())" office:value-type="float" office:value="299.400026399587" calcext:value-type="float">
            <text:p>299.4000263996</text:p>
          </table:table-cell>
          <table:table-cell office:value-type="float" office:value="0.827297" calcext:value-type="float">
            <text:p>0.827297</text:p>
          </table:table-cell>
        </table:table-row>
        <table:table-row table:style-name="ro1">
          <table:table-cell table:formula="of:=[.A1942]+1" office:value-type="float" office:value="1941" calcext:value-type="float">
            <text:p>1941</text:p>
          </table:table-cell>
          <table:table-cell/>
          <table:table-cell table:formula="of:=2^(10*RAND())" office:value-type="float" office:value="15.7818970839747" calcext:value-type="float">
            <text:p>15.781897084</text:p>
          </table:table-cell>
          <table:table-cell office:value-type="float" office:value="0.833048" calcext:value-type="float">
            <text:p>0.833048</text:p>
          </table:table-cell>
        </table:table-row>
        <table:table-row table:style-name="ro1">
          <table:table-cell table:formula="of:=[.A1943]+1" office:value-type="float" office:value="1942" calcext:value-type="float">
            <text:p>1942</text:p>
          </table:table-cell>
          <table:table-cell/>
          <table:table-cell table:formula="of:=2^(10*RAND())" office:value-type="float" office:value="2.8528755603849" calcext:value-type="float">
            <text:p>2.8528755604</text:p>
          </table:table-cell>
          <table:table-cell office:value-type="float" office:value="0.00314016" calcext:value-type="float">
            <text:p>0.00314016</text:p>
          </table:table-cell>
        </table:table-row>
        <table:table-row table:style-name="ro1">
          <table:table-cell table:formula="of:=[.A1944]+1" office:value-type="float" office:value="1943" calcext:value-type="float">
            <text:p>1943</text:p>
          </table:table-cell>
          <table:table-cell/>
          <table:table-cell table:formula="of:=2^(10*RAND())" office:value-type="float" office:value="90.446478466086" calcext:value-type="float">
            <text:p>90.4464784661</text:p>
          </table:table-cell>
          <table:table-cell office:value-type="float" office:value="0.442921" calcext:value-type="float">
            <text:p>0.442921</text:p>
          </table:table-cell>
        </table:table-row>
        <table:table-row table:style-name="ro1">
          <table:table-cell table:formula="of:=[.A1945]+1" office:value-type="float" office:value="1944" calcext:value-type="float">
            <text:p>1944</text:p>
          </table:table-cell>
          <table:table-cell/>
          <table:table-cell table:formula="of:=2^(10*RAND())" office:value-type="float" office:value="135.88466780652" calcext:value-type="float">
            <text:p>135.8846678065</text:p>
          </table:table-cell>
          <table:table-cell office:value-type="float" office:value="0.0344914" calcext:value-type="float">
            <text:p>0.0344914</text:p>
          </table:table-cell>
        </table:table-row>
        <table:table-row table:style-name="ro1">
          <table:table-cell table:formula="of:=[.A1946]+1" office:value-type="float" office:value="1945" calcext:value-type="float">
            <text:p>1945</text:p>
          </table:table-cell>
          <table:table-cell/>
          <table:table-cell table:formula="of:=2^(10*RAND())" office:value-type="float" office:value="163.774569363952" calcext:value-type="float">
            <text:p>163.774569364</text:p>
          </table:table-cell>
          <table:table-cell office:value-type="float" office:value="0.693288" calcext:value-type="float">
            <text:p>0.693288</text:p>
          </table:table-cell>
        </table:table-row>
        <table:table-row table:style-name="ro1">
          <table:table-cell table:formula="of:=[.A1947]+1" office:value-type="float" office:value="1946" calcext:value-type="float">
            <text:p>1946</text:p>
          </table:table-cell>
          <table:table-cell/>
          <table:table-cell table:formula="of:=2^(10*RAND())" office:value-type="float" office:value="141.140851873005" calcext:value-type="float">
            <text:p>141.140851873</text:p>
          </table:table-cell>
          <table:table-cell office:value-type="float" office:value="0.09913" calcext:value-type="float">
            <text:p>0.09913</text:p>
          </table:table-cell>
        </table:table-row>
        <table:table-row table:style-name="ro1">
          <table:table-cell table:formula="of:=[.A1948]+1" office:value-type="float" office:value="1947" calcext:value-type="float">
            <text:p>1947</text:p>
          </table:table-cell>
          <table:table-cell/>
          <table:table-cell table:formula="of:=2^(10*RAND())" office:value-type="float" office:value="37.2799607581966" calcext:value-type="float">
            <text:p>37.2799607582</text:p>
          </table:table-cell>
          <table:table-cell office:value-type="float" office:value="0.111134" calcext:value-type="float">
            <text:p>0.111134</text:p>
          </table:table-cell>
        </table:table-row>
        <table:table-row table:style-name="ro1">
          <table:table-cell table:formula="of:=[.A1949]+1" office:value-type="float" office:value="1948" calcext:value-type="float">
            <text:p>1948</text:p>
          </table:table-cell>
          <table:table-cell/>
          <table:table-cell table:formula="of:=2^(10*RAND())" office:value-type="float" office:value="7.62099211440887" calcext:value-type="float">
            <text:p>7.6209921144</text:p>
          </table:table-cell>
          <table:table-cell office:value-type="float" office:value="0.0053468" calcext:value-type="float">
            <text:p>0.0053468</text:p>
          </table:table-cell>
        </table:table-row>
        <table:table-row table:style-name="ro1">
          <table:table-cell table:formula="of:=[.A1950]+1" office:value-type="float" office:value="1949" calcext:value-type="float">
            <text:p>1949</text:p>
          </table:table-cell>
          <table:table-cell/>
          <table:table-cell table:formula="of:=2^(10*RAND())" office:value-type="float" office:value="9.42690705810954" calcext:value-type="float">
            <text:p>9.4269070581</text:p>
          </table:table-cell>
          <table:table-cell office:value-type="float" office:value="0.589944" calcext:value-type="float">
            <text:p>0.589944</text:p>
          </table:table-cell>
        </table:table-row>
        <table:table-row table:style-name="ro1">
          <table:table-cell table:formula="of:=[.A1951]+1" office:value-type="float" office:value="1950" calcext:value-type="float">
            <text:p>1950</text:p>
          </table:table-cell>
          <table:table-cell/>
          <table:table-cell table:formula="of:=2^(10*RAND())" office:value-type="float" office:value="33.0131197757503" calcext:value-type="float">
            <text:p>33.0131197758</text:p>
          </table:table-cell>
          <table:table-cell office:value-type="float" office:value="0.589294" calcext:value-type="float">
            <text:p>0.589294</text:p>
          </table:table-cell>
        </table:table-row>
        <table:table-row table:style-name="ro1">
          <table:table-cell table:formula="of:=[.A1952]+1" office:value-type="float" office:value="1951" calcext:value-type="float">
            <text:p>1951</text:p>
          </table:table-cell>
          <table:table-cell/>
          <table:table-cell table:formula="of:=2^(10*RAND())" office:value-type="float" office:value="727.710421088256" calcext:value-type="float">
            <text:p>727.7104210883</text:p>
          </table:table-cell>
          <table:table-cell office:value-type="float" office:value="0.779366" calcext:value-type="float">
            <text:p>0.779366</text:p>
          </table:table-cell>
        </table:table-row>
        <table:table-row table:style-name="ro1">
          <table:table-cell table:formula="of:=[.A1953]+1" office:value-type="float" office:value="1952" calcext:value-type="float">
            <text:p>1952</text:p>
          </table:table-cell>
          <table:table-cell/>
          <table:table-cell table:formula="of:=2^(10*RAND())" office:value-type="float" office:value="196.076531516787" calcext:value-type="float">
            <text:p>196.0765315168</text:p>
          </table:table-cell>
          <table:table-cell office:value-type="float" office:value="0.903652" calcext:value-type="float">
            <text:p>0.903652</text:p>
          </table:table-cell>
        </table:table-row>
        <table:table-row table:style-name="ro1">
          <table:table-cell table:formula="of:=[.A1954]+1" office:value-type="float" office:value="1953" calcext:value-type="float">
            <text:p>1953</text:p>
          </table:table-cell>
          <table:table-cell/>
          <table:table-cell table:formula="of:=2^(10*RAND())" office:value-type="float" office:value="393.051435413562" calcext:value-type="float">
            <text:p>393.0514354136</text:p>
          </table:table-cell>
          <table:table-cell office:value-type="float" office:value="0.734894" calcext:value-type="float">
            <text:p>0.734894</text:p>
          </table:table-cell>
        </table:table-row>
        <table:table-row table:style-name="ro1">
          <table:table-cell table:formula="of:=[.A1955]+1" office:value-type="float" office:value="1954" calcext:value-type="float">
            <text:p>1954</text:p>
          </table:table-cell>
          <table:table-cell/>
          <table:table-cell table:formula="of:=2^(10*RAND())" office:value-type="float" office:value="53.8888935229523" calcext:value-type="float">
            <text:p>53.888893523</text:p>
          </table:table-cell>
          <table:table-cell office:value-type="float" office:value="0.496313" calcext:value-type="float">
            <text:p>0.496313</text:p>
          </table:table-cell>
        </table:table-row>
        <table:table-row table:style-name="ro1">
          <table:table-cell table:formula="of:=[.A1956]+1" office:value-type="float" office:value="1955" calcext:value-type="float">
            <text:p>1955</text:p>
          </table:table-cell>
          <table:table-cell/>
          <table:table-cell table:formula="of:=2^(10*RAND())" office:value-type="float" office:value="2.2941793691707" calcext:value-type="float">
            <text:p>2.2941793692</text:p>
          </table:table-cell>
          <table:table-cell office:value-type="float" office:value="0.189357" calcext:value-type="float">
            <text:p>0.189357</text:p>
          </table:table-cell>
        </table:table-row>
        <table:table-row table:style-name="ro1">
          <table:table-cell table:formula="of:=[.A1957]+1" office:value-type="float" office:value="1956" calcext:value-type="float">
            <text:p>1956</text:p>
          </table:table-cell>
          <table:table-cell/>
          <table:table-cell table:formula="of:=2^(10*RAND())" office:value-type="float" office:value="174.796930956452" calcext:value-type="float">
            <text:p>174.7969309565</text:p>
          </table:table-cell>
          <table:table-cell office:value-type="float" office:value="0.378992" calcext:value-type="float">
            <text:p>0.378992</text:p>
          </table:table-cell>
        </table:table-row>
        <table:table-row table:style-name="ro1">
          <table:table-cell table:formula="of:=[.A1958]+1" office:value-type="float" office:value="1957" calcext:value-type="float">
            <text:p>1957</text:p>
          </table:table-cell>
          <table:table-cell/>
          <table:table-cell table:formula="of:=2^(10*RAND())" office:value-type="float" office:value="1.15349530069593" calcext:value-type="float">
            <text:p>1.1534953007</text:p>
          </table:table-cell>
          <table:table-cell office:value-type="float" office:value="0.00213725" calcext:value-type="float">
            <text:p>0.00213725</text:p>
          </table:table-cell>
        </table:table-row>
        <table:table-row table:style-name="ro1">
          <table:table-cell table:formula="of:=[.A1959]+1" office:value-type="float" office:value="1958" calcext:value-type="float">
            <text:p>1958</text:p>
          </table:table-cell>
          <table:table-cell/>
          <table:table-cell table:formula="of:=2^(10*RAND())" office:value-type="float" office:value="422.193237325788" calcext:value-type="float">
            <text:p>422.1932373258</text:p>
          </table:table-cell>
          <table:table-cell office:value-type="float" office:value="0.176928" calcext:value-type="float">
            <text:p>0.176928</text:p>
          </table:table-cell>
        </table:table-row>
        <table:table-row table:style-name="ro1">
          <table:table-cell table:formula="of:=[.A1960]+1" office:value-type="float" office:value="1959" calcext:value-type="float">
            <text:p>1959</text:p>
          </table:table-cell>
          <table:table-cell/>
          <table:table-cell table:formula="of:=2^(10*RAND())" office:value-type="float" office:value="440.569054174629" calcext:value-type="float">
            <text:p>440.5690541746</text:p>
          </table:table-cell>
          <table:table-cell office:value-type="float" office:value="0.105292" calcext:value-type="float">
            <text:p>0.105292</text:p>
          </table:table-cell>
        </table:table-row>
        <table:table-row table:style-name="ro1">
          <table:table-cell table:formula="of:=[.A1961]+1" office:value-type="float" office:value="1960" calcext:value-type="float">
            <text:p>1960</text:p>
          </table:table-cell>
          <table:table-cell/>
          <table:table-cell table:formula="of:=2^(10*RAND())" office:value-type="float" office:value="901.711266942436" calcext:value-type="float">
            <text:p>901.7112669424</text:p>
          </table:table-cell>
          <table:table-cell office:value-type="float" office:value="0.837732" calcext:value-type="float">
            <text:p>0.837732</text:p>
          </table:table-cell>
        </table:table-row>
        <table:table-row table:style-name="ro1">
          <table:table-cell table:formula="of:=[.A1962]+1" office:value-type="float" office:value="1961" calcext:value-type="float">
            <text:p>1961</text:p>
          </table:table-cell>
          <table:table-cell/>
          <table:table-cell table:formula="of:=2^(10*RAND())" office:value-type="float" office:value="274.617530232553" calcext:value-type="float">
            <text:p>274.6175302326</text:p>
          </table:table-cell>
          <table:table-cell office:value-type="float" office:value="0.146237" calcext:value-type="float">
            <text:p>0.146237</text:p>
          </table:table-cell>
        </table:table-row>
        <table:table-row table:style-name="ro1">
          <table:table-cell table:formula="of:=[.A1963]+1" office:value-type="float" office:value="1962" calcext:value-type="float">
            <text:p>1962</text:p>
          </table:table-cell>
          <table:table-cell/>
          <table:table-cell table:formula="of:=2^(10*RAND())" office:value-type="float" office:value="3.04820737045033" calcext:value-type="float">
            <text:p>3.0482073705</text:p>
          </table:table-cell>
          <table:table-cell office:value-type="float" office:value="0.179779" calcext:value-type="float">
            <text:p>0.179779</text:p>
          </table:table-cell>
        </table:table-row>
        <table:table-row table:style-name="ro1">
          <table:table-cell table:formula="of:=[.A1964]+1" office:value-type="float" office:value="1963" calcext:value-type="float">
            <text:p>1963</text:p>
          </table:table-cell>
          <table:table-cell/>
          <table:table-cell table:formula="of:=2^(10*RAND())" office:value-type="float" office:value="4.08586231830512" calcext:value-type="float">
            <text:p>4.0858623183</text:p>
          </table:table-cell>
          <table:table-cell office:value-type="float" office:value="0.798224" calcext:value-type="float">
            <text:p>0.798224</text:p>
          </table:table-cell>
        </table:table-row>
        <table:table-row table:style-name="ro1">
          <table:table-cell table:formula="of:=[.A1965]+1" office:value-type="float" office:value="1964" calcext:value-type="float">
            <text:p>1964</text:p>
          </table:table-cell>
          <table:table-cell/>
          <table:table-cell table:formula="of:=2^(10*RAND())" office:value-type="float" office:value="67.5884494373068" calcext:value-type="float">
            <text:p>67.5884494373</text:p>
          </table:table-cell>
          <table:table-cell office:value-type="float" office:value="0.0949866" calcext:value-type="float">
            <text:p>0.0949866</text:p>
          </table:table-cell>
        </table:table-row>
        <table:table-row table:style-name="ro1">
          <table:table-cell table:formula="of:=[.A1966]+1" office:value-type="float" office:value="1965" calcext:value-type="float">
            <text:p>1965</text:p>
          </table:table-cell>
          <table:table-cell/>
          <table:table-cell table:formula="of:=2^(10*RAND())" office:value-type="float" office:value="1.1205807282917" calcext:value-type="float">
            <text:p>1.1205807283</text:p>
          </table:table-cell>
          <table:table-cell office:value-type="float" office:value="0.0719929" calcext:value-type="float">
            <text:p>0.0719929</text:p>
          </table:table-cell>
        </table:table-row>
        <table:table-row table:style-name="ro1">
          <table:table-cell table:formula="of:=[.A1967]+1" office:value-type="float" office:value="1966" calcext:value-type="float">
            <text:p>1966</text:p>
          </table:table-cell>
          <table:table-cell/>
          <table:table-cell table:formula="of:=2^(10*RAND())" office:value-type="float" office:value="6.33795113775949" calcext:value-type="float">
            <text:p>6.3379511378</text:p>
          </table:table-cell>
          <table:table-cell office:value-type="float" office:value="0.853404" calcext:value-type="float">
            <text:p>0.853404</text:p>
          </table:table-cell>
        </table:table-row>
        <table:table-row table:style-name="ro1">
          <table:table-cell table:formula="of:=[.A1968]+1" office:value-type="float" office:value="1967" calcext:value-type="float">
            <text:p>1967</text:p>
          </table:table-cell>
          <table:table-cell/>
          <table:table-cell table:formula="of:=2^(10*RAND())" office:value-type="float" office:value="102.946883159456" calcext:value-type="float">
            <text:p>102.9468831595</text:p>
          </table:table-cell>
          <table:table-cell office:value-type="float" office:value="0.36017" calcext:value-type="float">
            <text:p>0.36017</text:p>
          </table:table-cell>
        </table:table-row>
        <table:table-row table:style-name="ro1">
          <table:table-cell table:formula="of:=[.A1969]+1" office:value-type="float" office:value="1968" calcext:value-type="float">
            <text:p>1968</text:p>
          </table:table-cell>
          <table:table-cell/>
          <table:table-cell table:formula="of:=2^(10*RAND())" office:value-type="float" office:value="3.69004096312522" calcext:value-type="float">
            <text:p>3.6900409631</text:p>
          </table:table-cell>
          <table:table-cell office:value-type="float" office:value="0.658537" calcext:value-type="float">
            <text:p>0.658537</text:p>
          </table:table-cell>
        </table:table-row>
        <table:table-row table:style-name="ro1">
          <table:table-cell table:formula="of:=[.A1970]+1" office:value-type="float" office:value="1969" calcext:value-type="float">
            <text:p>1969</text:p>
          </table:table-cell>
          <table:table-cell/>
          <table:table-cell table:formula="of:=2^(10*RAND())" office:value-type="float" office:value="120.223194062432" calcext:value-type="float">
            <text:p>120.2231940624</text:p>
          </table:table-cell>
          <table:table-cell office:value-type="float" office:value="0.678127" calcext:value-type="float">
            <text:p>0.678127</text:p>
          </table:table-cell>
        </table:table-row>
        <table:table-row table:style-name="ro1">
          <table:table-cell table:formula="of:=[.A1971]+1" office:value-type="float" office:value="1970" calcext:value-type="float">
            <text:p>1970</text:p>
          </table:table-cell>
          <table:table-cell/>
          <table:table-cell table:formula="of:=2^(10*RAND())" office:value-type="float" office:value="349.017007785926" calcext:value-type="float">
            <text:p>349.0170077859</text:p>
          </table:table-cell>
          <table:table-cell office:value-type="float" office:value="0.872909" calcext:value-type="float">
            <text:p>0.872909</text:p>
          </table:table-cell>
        </table:table-row>
        <table:table-row table:style-name="ro1">
          <table:table-cell table:formula="of:=[.A1972]+1" office:value-type="float" office:value="1971" calcext:value-type="float">
            <text:p>1971</text:p>
          </table:table-cell>
          <table:table-cell/>
          <table:table-cell table:formula="of:=2^(10*RAND())" office:value-type="float" office:value="3.74098244300459" calcext:value-type="float">
            <text:p>3.740982443</text:p>
          </table:table-cell>
          <table:table-cell office:value-type="float" office:value="0.943891" calcext:value-type="float">
            <text:p>0.943891</text:p>
          </table:table-cell>
        </table:table-row>
        <table:table-row table:style-name="ro1">
          <table:table-cell table:formula="of:=[.A1973]+1" office:value-type="float" office:value="1972" calcext:value-type="float">
            <text:p>1972</text:p>
          </table:table-cell>
          <table:table-cell/>
          <table:table-cell table:formula="of:=2^(10*RAND())" office:value-type="float" office:value="2.37143657927886" calcext:value-type="float">
            <text:p>2.3714365793</text:p>
          </table:table-cell>
          <table:table-cell office:value-type="float" office:value="0.970251" calcext:value-type="float">
            <text:p>0.970251</text:p>
          </table:table-cell>
        </table:table-row>
        <table:table-row table:style-name="ro1">
          <table:table-cell table:formula="of:=[.A1974]+1" office:value-type="float" office:value="1973" calcext:value-type="float">
            <text:p>1973</text:p>
          </table:table-cell>
          <table:table-cell/>
          <table:table-cell table:formula="of:=2^(10*RAND())" office:value-type="float" office:value="31.197666038036" calcext:value-type="float">
            <text:p>31.197666038</text:p>
          </table:table-cell>
          <table:table-cell office:value-type="float" office:value="0.470755" calcext:value-type="float">
            <text:p>0.470755</text:p>
          </table:table-cell>
        </table:table-row>
        <table:table-row table:style-name="ro1">
          <table:table-cell table:formula="of:=[.A1975]+1" office:value-type="float" office:value="1974" calcext:value-type="float">
            <text:p>1974</text:p>
          </table:table-cell>
          <table:table-cell/>
          <table:table-cell table:formula="of:=2^(10*RAND())" office:value-type="float" office:value="22.5160491621826" calcext:value-type="float">
            <text:p>22.5160491622</text:p>
          </table:table-cell>
          <table:table-cell office:value-type="float" office:value="0.817781" calcext:value-type="float">
            <text:p>0.817781</text:p>
          </table:table-cell>
        </table:table-row>
        <table:table-row table:style-name="ro1">
          <table:table-cell table:formula="of:=[.A1976]+1" office:value-type="float" office:value="1975" calcext:value-type="float">
            <text:p>1975</text:p>
          </table:table-cell>
          <table:table-cell/>
          <table:table-cell table:formula="of:=2^(10*RAND())" office:value-type="float" office:value="9.11428133066102" calcext:value-type="float">
            <text:p>9.1142813307</text:p>
          </table:table-cell>
          <table:table-cell office:value-type="float" office:value="0.858365" calcext:value-type="float">
            <text:p>0.858365</text:p>
          </table:table-cell>
        </table:table-row>
        <table:table-row table:style-name="ro1">
          <table:table-cell table:formula="of:=[.A1977]+1" office:value-type="float" office:value="1976" calcext:value-type="float">
            <text:p>1976</text:p>
          </table:table-cell>
          <table:table-cell/>
          <table:table-cell table:formula="of:=2^(10*RAND())" office:value-type="float" office:value="6.48454025850724" calcext:value-type="float">
            <text:p>6.4845402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978]+1" office:value-type="float" office:value="1977" calcext:value-type="float">
            <text:p>1977</text:p>
          </table:table-cell>
          <table:table-cell/>
          <table:table-cell table:formula="of:=2^(10*RAND())" office:value-type="float" office:value="106.543652683424" calcext:value-type="float">
            <text:p>106.5436526834</text:p>
          </table:table-cell>
          <table:table-cell office:value-type="float" office:value="0.782026" calcext:value-type="float">
            <text:p>0.782026</text:p>
          </table:table-cell>
        </table:table-row>
        <table:table-row table:style-name="ro1">
          <table:table-cell table:formula="of:=[.A1979]+1" office:value-type="float" office:value="1978" calcext:value-type="float">
            <text:p>1978</text:p>
          </table:table-cell>
          <table:table-cell/>
          <table:table-cell table:formula="of:=2^(10*RAND())" office:value-type="float" office:value="2.41506898119808" calcext:value-type="float">
            <text:p>2.4150689812</text:p>
          </table:table-cell>
          <table:table-cell office:value-type="float" office:value="0.920194" calcext:value-type="float">
            <text:p>0.920194</text:p>
          </table:table-cell>
        </table:table-row>
        <table:table-row table:style-name="ro1">
          <table:table-cell table:formula="of:=[.A1980]+1" office:value-type="float" office:value="1979" calcext:value-type="float">
            <text:p>1979</text:p>
          </table:table-cell>
          <table:table-cell/>
          <table:table-cell table:formula="of:=2^(10*RAND())" office:value-type="float" office:value="5.46931126340043" calcext:value-type="float">
            <text:p>5.469311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81]+1" office:value-type="float" office:value="1980" calcext:value-type="float">
            <text:p>1980</text:p>
          </table:table-cell>
          <table:table-cell/>
          <table:table-cell table:formula="of:=2^(10*RAND())" office:value-type="float" office:value="5.13830710122527" calcext:value-type="float">
            <text:p>5.1383071012</text:p>
          </table:table-cell>
          <table:table-cell office:value-type="float" office:value="0.529712" calcext:value-type="float">
            <text:p>0.529712</text:p>
          </table:table-cell>
        </table:table-row>
        <table:table-row table:style-name="ro1">
          <table:table-cell table:formula="of:=[.A1982]+1" office:value-type="float" office:value="1981" calcext:value-type="float">
            <text:p>1981</text:p>
          </table:table-cell>
          <table:table-cell/>
          <table:table-cell table:formula="of:=2^(10*RAND())" office:value-type="float" office:value="148.52842848093" calcext:value-type="float">
            <text:p>148.5284284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983]+1" office:value-type="float" office:value="1982" calcext:value-type="float">
            <text:p>1982</text:p>
          </table:table-cell>
          <table:table-cell/>
          <table:table-cell table:formula="of:=2^(10*RAND())" office:value-type="float" office:value="102.671337985774" calcext:value-type="float">
            <text:p>102.6713379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84]+1" office:value-type="float" office:value="1983" calcext:value-type="float">
            <text:p>1983</text:p>
          </table:table-cell>
          <table:table-cell/>
          <table:table-cell table:formula="of:=2^(10*RAND())" office:value-type="float" office:value="197.616761100531" calcext:value-type="float">
            <text:p>197.6167611005</text:p>
          </table:table-cell>
          <table:table-cell office:value-type="float" office:value="0.692182" calcext:value-type="float">
            <text:p>0.692182</text:p>
          </table:table-cell>
        </table:table-row>
        <table:table-row table:style-name="ro1">
          <table:table-cell table:formula="of:=[.A1985]+1" office:value-type="float" office:value="1984" calcext:value-type="float">
            <text:p>1984</text:p>
          </table:table-cell>
          <table:table-cell/>
          <table:table-cell table:formula="of:=2^(10*RAND())" office:value-type="float" office:value="159.544453818715" calcext:value-type="float">
            <text:p>159.5444538187</text:p>
          </table:table-cell>
          <table:table-cell office:value-type="float" office:value="0.437673" calcext:value-type="float">
            <text:p>0.437673</text:p>
          </table:table-cell>
        </table:table-row>
        <table:table-row table:style-name="ro1">
          <table:table-cell table:formula="of:=[.A1986]+1" office:value-type="float" office:value="1985" calcext:value-type="float">
            <text:p>1985</text:p>
          </table:table-cell>
          <table:table-cell/>
          <table:table-cell table:formula="of:=2^(10*RAND())" office:value-type="float" office:value="1.12398051782713" calcext:value-type="float">
            <text:p>1.1239805178</text:p>
          </table:table-cell>
          <table:table-cell office:value-type="float" office:value="0.228775" calcext:value-type="float">
            <text:p>0.228775</text:p>
          </table:table-cell>
        </table:table-row>
        <table:table-row table:style-name="ro1">
          <table:table-cell table:formula="of:=[.A1987]+1" office:value-type="float" office:value="1986" calcext:value-type="float">
            <text:p>1986</text:p>
          </table:table-cell>
          <table:table-cell/>
          <table:table-cell table:formula="of:=2^(10*RAND())" office:value-type="float" office:value="319.990901940653" calcext:value-type="float">
            <text:p>319.9909019407</text:p>
          </table:table-cell>
          <table:table-cell office:value-type="float" office:value="0.0631834" calcext:value-type="float">
            <text:p>0.0631834</text:p>
          </table:table-cell>
        </table:table-row>
        <table:table-row table:style-name="ro1">
          <table:table-cell table:formula="of:=[.A1988]+1" office:value-type="float" office:value="1987" calcext:value-type="float">
            <text:p>1987</text:p>
          </table:table-cell>
          <table:table-cell/>
          <table:table-cell table:formula="of:=2^(10*RAND())" office:value-type="float" office:value="17.8661883702509" calcext:value-type="float">
            <text:p>17.8661883703</text:p>
          </table:table-cell>
          <table:table-cell office:value-type="float" office:value="0.986997" calcext:value-type="float">
            <text:p>0.986997</text:p>
          </table:table-cell>
        </table:table-row>
        <table:table-row table:style-name="ro1">
          <table:table-cell table:formula="of:=[.A1989]+1" office:value-type="float" office:value="1988" calcext:value-type="float">
            <text:p>1988</text:p>
          </table:table-cell>
          <table:table-cell/>
          <table:table-cell table:formula="of:=2^(10*RAND())" office:value-type="float" office:value="113.155712078667" calcext:value-type="float">
            <text:p>113.1557120787</text:p>
          </table:table-cell>
          <table:table-cell office:value-type="float" office:value="0.167023" calcext:value-type="float">
            <text:p>0.167023</text:p>
          </table:table-cell>
        </table:table-row>
        <table:table-row table:style-name="ro1">
          <table:table-cell table:formula="of:=[.A1990]+1" office:value-type="float" office:value="1989" calcext:value-type="float">
            <text:p>1989</text:p>
          </table:table-cell>
          <table:table-cell/>
          <table:table-cell table:formula="of:=2^(10*RAND())" office:value-type="float" office:value="11.7465945413634" calcext:value-type="float">
            <text:p>11.7465945414</text:p>
          </table:table-cell>
          <table:table-cell office:value-type="float" office:value="0.473107" calcext:value-type="float">
            <text:p>0.473107</text:p>
          </table:table-cell>
        </table:table-row>
        <table:table-row table:style-name="ro1">
          <table:table-cell table:formula="of:=[.A1991]+1" office:value-type="float" office:value="1990" calcext:value-type="float">
            <text:p>1990</text:p>
          </table:table-cell>
          <table:table-cell/>
          <table:table-cell table:formula="of:=2^(10*RAND())" office:value-type="float" office:value="50.0483547030498" calcext:value-type="float">
            <text:p>50.048354703</text:p>
          </table:table-cell>
          <table:table-cell office:value-type="float" office:value="0.317302" calcext:value-type="float">
            <text:p>0.317302</text:p>
          </table:table-cell>
        </table:table-row>
        <table:table-row table:style-name="ro1">
          <table:table-cell table:formula="of:=[.A1992]+1" office:value-type="float" office:value="1991" calcext:value-type="float">
            <text:p>1991</text:p>
          </table:table-cell>
          <table:table-cell/>
          <table:table-cell table:formula="of:=2^(10*RAND())" office:value-type="float" office:value="201.327618889802" calcext:value-type="float">
            <text:p>201.3276188898</text:p>
          </table:table-cell>
          <table:table-cell office:value-type="float" office:value="0.959121" calcext:value-type="float">
            <text:p>0.959121</text:p>
          </table:table-cell>
        </table:table-row>
        <table:table-row table:style-name="ro1">
          <table:table-cell table:formula="of:=[.A1993]+1" office:value-type="float" office:value="1992" calcext:value-type="float">
            <text:p>1992</text:p>
          </table:table-cell>
          <table:table-cell/>
          <table:table-cell table:formula="of:=2^(10*RAND())" office:value-type="float" office:value="482.902187603543" calcext:value-type="float">
            <text:p>482.9021876035</text:p>
          </table:table-cell>
          <table:table-cell office:value-type="float" office:value="0.799315" calcext:value-type="float">
            <text:p>0.799315</text:p>
          </table:table-cell>
        </table:table-row>
        <table:table-row table:style-name="ro1">
          <table:table-cell table:formula="of:=[.A1994]+1" office:value-type="float" office:value="1993" calcext:value-type="float">
            <text:p>1993</text:p>
          </table:table-cell>
          <table:table-cell/>
          <table:table-cell table:formula="of:=2^(10*RAND())" office:value-type="float" office:value="197.04375252457" calcext:value-type="float">
            <text:p>197.0437525246</text:p>
          </table:table-cell>
          <table:table-cell office:value-type="float" office:value="0.705724" calcext:value-type="float">
            <text:p>0.705724</text:p>
          </table:table-cell>
        </table:table-row>
        <table:table-row table:style-name="ro1">
          <table:table-cell table:formula="of:=[.A1995]+1" office:value-type="float" office:value="1994" calcext:value-type="float">
            <text:p>1994</text:p>
          </table:table-cell>
          <table:table-cell/>
          <table:table-cell table:formula="of:=2^(10*RAND())" office:value-type="float" office:value="105.311019792145" calcext:value-type="float">
            <text:p>105.3110197921</text:p>
          </table:table-cell>
          <table:table-cell office:value-type="float" office:value="0.0358917" calcext:value-type="float">
            <text:p>0.0358917</text:p>
          </table:table-cell>
        </table:table-row>
        <table:table-row table:style-name="ro1">
          <table:table-cell table:formula="of:=[.A1996]+1" office:value-type="float" office:value="1995" calcext:value-type="float">
            <text:p>1995</text:p>
          </table:table-cell>
          <table:table-cell/>
          <table:table-cell table:formula="of:=2^(10*RAND())" office:value-type="float" office:value="2.33977605614223" calcext:value-type="float">
            <text:p>2.3397760561</text:p>
          </table:table-cell>
          <table:table-cell office:value-type="float" office:value="0.859876" calcext:value-type="float">
            <text:p>0.859876</text:p>
          </table:table-cell>
        </table:table-row>
        <table:table-row table:style-name="ro1">
          <table:table-cell table:formula="of:=[.A1997]+1" office:value-type="float" office:value="1996" calcext:value-type="float">
            <text:p>1996</text:p>
          </table:table-cell>
          <table:table-cell/>
          <table:table-cell table:formula="of:=2^(10*RAND())" office:value-type="float" office:value="453.307552119999" calcext:value-type="float">
            <text:p>453.30755212</text:p>
          </table:table-cell>
          <table:table-cell office:value-type="float" office:value="0.844374" calcext:value-type="float">
            <text:p>0.844374</text:p>
          </table:table-cell>
        </table:table-row>
        <table:table-row table:style-name="ro1">
          <table:table-cell table:formula="of:=[.A1998]+1" office:value-type="float" office:value="1997" calcext:value-type="float">
            <text:p>1997</text:p>
          </table:table-cell>
          <table:table-cell/>
          <table:table-cell table:formula="of:=2^(10*RAND())" office:value-type="float" office:value="1.55844474703728" calcext:value-type="float">
            <text:p>1.558444747</text:p>
          </table:table-cell>
          <table:table-cell office:value-type="float" office:value="0.466573" calcext:value-type="float">
            <text:p>0.466573</text:p>
          </table:table-cell>
        </table:table-row>
        <table:table-row table:style-name="ro1">
          <table:table-cell table:formula="of:=[.A1999]+1" office:value-type="float" office:value="1998" calcext:value-type="float">
            <text:p>1998</text:p>
          </table:table-cell>
          <table:table-cell/>
          <table:table-cell table:formula="of:=2^(10*RAND())" office:value-type="float" office:value="11.2470562248185" calcext:value-type="float">
            <text:p>11.2470562248</text:p>
          </table:table-cell>
          <table:table-cell office:value-type="float" office:value="0.369276" calcext:value-type="float">
            <text:p>0.369276</text:p>
          </table:table-cell>
        </table:table-row>
        <table:table-row table:style-name="ro1">
          <table:table-cell table:formula="of:=[.A2000]+1" office:value-type="float" office:value="1999" calcext:value-type="float">
            <text:p>1999</text:p>
          </table:table-cell>
          <table:table-cell/>
          <table:table-cell table:formula="of:=2^(10*RAND())" office:value-type="float" office:value="145.639809056772" calcext:value-type="float">
            <text:p>145.639809056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3:57:17.018647452</meta:creation-date>
    <dc:date>2020-06-28T15:14:25.311769444</dc:date>
    <meta:editing-duration>PT21M45S</meta:editing-duration>
    <meta:editing-cycles>2</meta:editing-cycles>
    <meta:generator>LibreOffice/5.1.6.2$Linux_X86_64 LibreOffice_project/10m0$Build-2</meta:generator>
    <meta:document-statistic meta:table-count="1" meta:cell-count="70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maximum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02cm" chart:symbol-height="0.0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14.276cm" xlink:href=".." xlink:type="simple" chart:class="chart:scatter" chart:style-name="ch1">
        <chart:legend chart:legend-position="end" svg:x="23.905cm" svg:y="6.839cm" style:legend-expansion="high" chart:style-name="ch2"/>
        <chart:plot-area chart:style-name="ch3" table:cell-range-address="Sheet1.A1:Sheet1.A2001 Sheet1.C1:Sheet1.C2001" chart:data-source-has-labels="row" svg:x="0.508cm" svg:y="0.285cm" svg:width="22.889cm" svg:height="13.706cm">
          <chartooo:coordinate-region svg:x="1.315cm" svg:y="0.484cm" svg:width="21.525cm" svg:height="12.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001" chart:label-cell-address="Sheet1.C1:Sheet1.C1" chart:class="chart:scatter">
            <chart:domain table:cell-range-address="Sheet1.A2:Sheet1.A2001"/>
            <chart:data-point chart:repeated="2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u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01</svg:desc>
                </draw:g>
              </table:table-cell>
              <table:table-cell office:value-type="float" office:value="1.29588176536866">
                <text:p>1.29588176536866</text:p>
                <draw:g>
                  <svg:desc>Sheet1.C2:Sheet1.C2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74551415002692">
                <text:p>1.74551415002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8.356726338358">
                <text:p>258.356726338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02290867505467">
                <text:p>9.02290867505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4.415076981554">
                <text:p>144.415076981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8650250871154">
                <text:p>1.8650250871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0.3225721469609">
                <text:p>50.3225721469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5.1569294284301">
                <text:p>45.1569294284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.331602025283">
                <text:p>148.331602025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50.1715403542">
                <text:p>350.1715403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64.655307419272">
                <text:p>464.655307419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2.135892956741">
                <text:p>152.1358929567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15288648047891">
                <text:p>2.15288648047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.02729795027979">
                <text:p>3.02729795027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0.979121475668">
                <text:p>150.979121475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11.359579444535">
                <text:p>911.359579444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.69118595127973">
                <text:p>8.691185951279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62654832906891">
                <text:p>2.62654832906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9.9825053501064">
                <text:p>69.9825053501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.6980235301085">
                <text:p>38.6980235301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8.101251950505">
                <text:p>38.101251950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9803329271006">
                <text:p>2.9803329271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47.538139982171">
                <text:p>647.538139982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0.1255119278639">
                <text:p>30.12551192786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5.2025527190621">
                <text:p>15.20255271906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4.122279889045">
                <text:p>104.122279889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9.5189852384802">
                <text:p>99.51898523848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.3284006716989">
                <text:p>25.32840067169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95953520883236">
                <text:p>3.95953520883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3.4211254802025">
                <text:p>33.42112548020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5.55068516934">
                <text:p>195.550685169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38.742221466618">
                <text:p>338.7422214666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.02053576335839">
                <text:p>3.020535763358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7.9650642235205">
                <text:p>47.9650642235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4.3454369598979">
                <text:p>44.34543695989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.14469373848102">
                <text:p>6.14469373848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43370750818005">
                <text:p>3.43370750818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27.38727364925">
                <text:p>527.387273649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.93762655141647">
                <text:p>7.937626551416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51.646946099465">
                <text:p>151.646946099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55.411526199178">
                <text:p>155.4115261991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80475399050512">
                <text:p>1.80475399050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3.4713544212078">
                <text:p>63.47135442120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.83224535956268">
                <text:p>9.83224535956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1.7354917155268">
                <text:p>21.73549171552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28.856390390532">
                <text:p>428.856390390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8.7834852703449">
                <text:p>28.78348527034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56.967135069099">
                <text:p>356.967135069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12.075776889491">
                <text:p>612.075776889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33.195304192676">
                <text:p>133.1953041926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5.665606051682">
                <text:p>35.6656060516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.14562933908304">
                <text:p>7.14562933908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76870989133951">
                <text:p>1.768709891339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.60689719395962">
                <text:p>2.606897193959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01475886466334">
                <text:p>1.014758864663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09.243081067089">
                <text:p>909.2430810670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19469295474896">
                <text:p>1.194692954748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69.509431068543">
                <text:p>269.5094310685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1.8272964625452">
                <text:p>11.82729646254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0.9688107651274">
                <text:p>20.96881076512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.2542480898499">
                <text:p>18.2542480898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.01926136826549">
                <text:p>3.019261368265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.80259133564942">
                <text:p>2.802591335649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93.689545778864">
                <text:p>193.6895457788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33120737689666">
                <text:p>1.331207376896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.49284979636214">
                <text:p>5.492849796362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.6821988262699">
                <text:p>8.68219882626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916.371521071109">
                <text:p>916.371521071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.72328962764256">
                <text:p>6.723289627642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67.796799170363">
                <text:p>167.796799170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7.059398773515">
                <text:p>107.0593987735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.06702944719003">
                <text:p>4.067029447190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.22663619090085">
                <text:p>8.226636190900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51.129525342147">
                <text:p>751.129525342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18472377458144">
                <text:p>2.18472377458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3.3085196879811">
                <text:p>43.30851968798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3.677258745227">
                <text:p>43.6772587452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64.192365019652">
                <text:p>464.1923650196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28.856264393242">
                <text:p>128.856264393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19.721919312714">
                <text:p>319.7219193127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82215875253732">
                <text:p>1.822158752537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15.451452271157">
                <text:p>115.4514522711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48.026859957388">
                <text:p>148.0268599573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.0903906716602">
                <text:p>10.0903906716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75.55532653954">
                <text:p>175.555326539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6.7045863384937">
                <text:p>46.70458633849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7.4238263011766">
                <text:p>27.42382630117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77.079772400207">
                <text:p>477.0797724002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4.8074092931501">
                <text:p>14.80740929315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.8387891932415">
                <text:p>3.83878919324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34.733623306656">
                <text:p>134.733623306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0.4699593097453">
                <text:p>70.46995930974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2.1045769678853">
                <text:p>22.10457696788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.77217169471606">
                <text:p>2.77217169471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.43007115823442">
                <text:p>2.43007115823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08.770533737379">
                <text:p>408.7705337373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4.8013208285408">
                <text:p>14.8013208285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1.5232930723871">
                <text:p>11.5232930723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.7998930996388">
                <text:p>3.79989309963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6.2865973934946">
                <text:p>26.28659739349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85.863762363523">
                <text:p>685.8637623635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67.2062657649235">
                <text:p>67.20626576492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1.8163669795905">
                <text:p>51.81636697959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6.41050371306002">
                <text:p>6.410503713060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79.3293656352298">
                <text:p>79.32936563522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.78979450384145">
                <text:p>1.78979450384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.46616543810054">
                <text:p>1.466165438100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.69475074557562">
                <text:p>1.694750745575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10.066619451705">
                <text:p>110.0666194517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4.1252035651421">
                <text:p>64.12520356514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22.691290857592">
                <text:p>422.6912908575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48.991098004">
                <text:p>248.9910980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768.328963692489">
                <text:p>768.3289636924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.14557389921015">
                <text:p>1.14557389921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80.246165069309">
                <text:p>180.2461650693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50.2098142821558">
                <text:p>50.20981428215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42.4472379937303">
                <text:p>42.44723799373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8.52225041882618">
                <text:p>8.522250418826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.0678432897858">
                <text:p>11.06784328978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.89842118785758">
                <text:p>3.898421187857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495.395971661963">
                <text:p>495.3959716619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0.1479930478718">
                <text:p>20.1479930478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12.21702500871">
                <text:p>312.217025008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.13231461890556">
                <text:p>3.132314618905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.97210345162745">
                <text:p>1.972103451627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9.4866817415204">
                <text:p>39.48668174152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37.900106164496">
                <text:p>337.9001061644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0.9604395522301">
                <text:p>10.96043955223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5.0610335867224">
                <text:p>15.06103358672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.8275485154492">
                <text:p>12.82754851544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550.436592123723">
                <text:p>550.4365921237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48.4343024556608">
                <text:p>48.43430245566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84.434024624737">
                <text:p>484.4340246247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.47565575611465">
                <text:p>1.475655756114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.85593666652723">
                <text:p>3.855936666527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6.6864852723648">
                <text:p>6.68648527236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4.20503014873761">
                <text:p>4.205030148737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51.2256213853881">
                <text:p>51.22562138538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.74010614091718">
                <text:p>3.740106140917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.75396959219889">
                <text:p>4.753969592198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858.80161426638">
                <text:p>858.801614266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3.5522826582644">
                <text:p>13.55228265826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1.616769907836">
                <text:p>141.6167699078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.95870210969403">
                <text:p>2.958702109694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4.6582348436835">
                <text:p>24.65823484368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82.604156508719">
                <text:p>382.6041565087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534.192090805508">
                <text:p>534.1920908055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0.3437133043815">
                <text:p>10.34371330438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32.370553560767">
                <text:p>132.3705535607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.56020175875274">
                <text:p>7.560201758752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7.9384884052267">
                <text:p>27.93848840522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.20476811341409">
                <text:p>1.204768113414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427.035074904374">
                <text:p>427.0350749043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014.16589311383">
                <text:p>1014.165893113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9.6428082453717">
                <text:p>39.64280824537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.1198915885834">
                <text:p>3.11989158858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53.08584887333">
                <text:p>153.08584887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61.8192877653297">
                <text:p>61.81928776532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61.9741566260154">
                <text:p>61.97415662601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8.73295505651154">
                <text:p>8.732955056511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8.8860688675085">
                <text:p>28.88606886750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06.69330234979">
                <text:p>106.693302349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75.2362255650243">
                <text:p>75.23622556502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29.467255247604">
                <text:p>229.4672552476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56.54562610518">
                <text:p>256.545626105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6.30233912526612">
                <text:p>6.302339125266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5.72753653327617">
                <text:p>5.727536533276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2.111878035817">
                <text:p>62.1118780358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20.422399660721">
                <text:p>320.4223996607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855.252169630534">
                <text:p>855.2521696305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.12232184524425">
                <text:p>1.122321845244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.23457198030704">
                <text:p>1.234571980307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43.2471534840152">
                <text:p>43.24715348401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9.3271950544502">
                <text:p>39.32719505445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40.338661062572">
                <text:p>40.3386610625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53.1416261548244">
                <text:p>53.14162615482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536.433732423683">
                <text:p>536.4337324236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919.667250813372">
                <text:p>919.6672508133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.24622051978871">
                <text:p>2.246220519788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5.0646683452327">
                <text:p>35.06466834523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02.73936873631">
                <text:p>302.739368736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8.5376011764069">
                <text:p>18.53760117640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577.636136116889">
                <text:p>577.6361361168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.33345082160298">
                <text:p>1.333450821602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.40170392795378">
                <text:p>1.401703927953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49.2589874578899">
                <text:p>49.25898745788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.25965751057489">
                <text:p>2.259657510574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12.611992591043">
                <text:p>212.6119925910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.03330779807219">
                <text:p>2.033307798072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7.9395653284547">
                <text:p>17.93956532845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20.0067635865134">
                <text:p>20.00676358651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3.50936134576471">
                <text:p>3.509361345764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87.5826068389493">
                <text:p>87.58260683894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52.085785096242">
                <text:p>152.0857850962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9.8626721977949">
                <text:p>29.86267219779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30.0754222580924">
                <text:p>30.07542225809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59.2331439981015">
                <text:p>59.2331439981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5.858465638702">
                <text:p>25.8584656387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74.577643253282">
                <text:p>274.5776432532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.73126770587836">
                <text:p>1.731267705878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03.987896268106">
                <text:p>203.9878962681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56.490597373177">
                <text:p>256.4905973731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30.58270662872">
                <text:p>1030.582706628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56.405016588802">
                <text:p>256.4050165888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43.606249719306">
                <text:p>243.6062497193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07.908296451159">
                <text:p>207.9082964511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78.176738623231">
                <text:p>278.1767386232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46.99435103847">
                <text:p>246.994351038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13.428938980152">
                <text:p>213.4289389801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50.952728853594">
                <text:p>250.9527288535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12.739525407575">
                <text:p>212.7395254075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12.335628507453">
                <text:p>212.3356285074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528.023266906743">
                <text:p>528.0232669067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70.978589168893">
                <text:p>270.9785891688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15.158592774335">
                <text:p>215.1585927743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24.715485581052">
                <text:p>224.7154855810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52.432029537987">
                <text:p>252.4320295379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510.757194773314">
                <text:p>510.7571947733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356.600540706189">
                <text:p>356.6005407061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714.913187890447">
                <text:p>714.9131878904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23.271519566888">
                <text:p>223.2715195668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22.801126510655">
                <text:p>222.8011265106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578.021230735705">
                <text:p>578.0212307357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40.340227381759">
                <text:p>240.3402273817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438.2610504441">
                <text:p>438.26105044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41.655372668357">
                <text:p>241.6553726683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29.539013697883">
                <text:p>229.5390136978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35.800792452666">
                <text:p>235.8007924526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46.830202077598">
                <text:p>246.8302020775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590.633264833059">
                <text:p>590.6332648330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393.289139636778">
                <text:p>393.2891396367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61.965436156735">
                <text:p>261.9654361567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34.101543092945">
                <text:p>234.1015430929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428.330424050688">
                <text:p>428.3304240506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766.945828322418">
                <text:p>766.9458283224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60.161646274986">
                <text:p>260.1616462749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076.35348852071">
                <text:p>1076.353488520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90.870598212251">
                <text:p>290.8705982122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676.03585024286">
                <text:p>676.035850242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1.664235083483">
                <text:p>241.6642350834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54.081843356665">
                <text:p>254.0818433566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50.227879810106">
                <text:p>250.2278798101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586.472174699257">
                <text:p>586.4721746992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48.7175711978">
                <text:p>248.71757119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47.002104533336">
                <text:p>247.0021045333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852.714890924397">
                <text:p>852.7148909243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82.085895473728">
                <text:p>282.0858954737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50.34235620544">
                <text:p>250.342356205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90.544536617727">
                <text:p>290.5445366177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64.789938503572">
                <text:p>264.7899385035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928.917937791013">
                <text:p>928.9179377910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661.981307973747">
                <text:p>661.9813079737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83.631283552601">
                <text:p>283.6312835526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475.524735330817">
                <text:p>475.5247353308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7.081123332963">
                <text:p>257.081123332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258.7284303391">
                <text:p>1258.72843033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600.330610010936">
                <text:p>600.3306100109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62.294189973907">
                <text:p>262.2941899739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60.162875320265">
                <text:p>260.1628753202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328.94535452213">
                <text:p>328.945354522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316.571063175733">
                <text:p>316.5710631757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131.32020440048">
                <text:p>1131.320204400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82.219503942762">
                <text:p>282.2195039427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374.699495460344">
                <text:p>374.6994954603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675.546120917587">
                <text:p>675.5461209175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329.419550005416">
                <text:p>329.4195500054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273.385424903346">
                <text:p>273.3854249033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279.519337216936">
                <text:p>279.5193372169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312.982590735869">
                <text:p>312.9825907358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849.452171335542">
                <text:p>849.4521713355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309.466947354251">
                <text:p>309.4669473542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82.229172444783">
                <text:p>282.2291724447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09.711957381689">
                <text:p>309.7119573816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233.65549662802">
                <text:p>1233.655496628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77.514043259891">
                <text:p>277.5140432598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327.014206139008">
                <text:p>327.0142061390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83.252522063146">
                <text:p>283.2525220631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505.003687648965">
                <text:p>505.0036876489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355.056307946181">
                <text:p>355.0563079461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92.616940731595">
                <text:p>292.6169407315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84.354207005336">
                <text:p>284.3542070053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89.551945844733">
                <text:p>289.5519458447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3.77157241922">
                <text:p>283.771572419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335.280554783523">
                <text:p>335.2805547835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342.030242736104">
                <text:p>342.0302427361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88.454487467984">
                <text:p>288.4544874679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400.533069313432">
                <text:p>400.5330693134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303.960130816833">
                <text:p>303.9601308168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333.633587469203">
                <text:p>333.6335874692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91.69186867493">
                <text:p>291.691868674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085.90576807875">
                <text:p>1085.905768078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405.218519454644">
                <text:p>405.2185194546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93.773716773315">
                <text:p>293.7737167733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346.567140215849">
                <text:p>346.5671402158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297.652678203642">
                <text:p>297.6526782036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556.7666751609">
                <text:p>556.76667516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337.154932361536">
                <text:p>337.1549323615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301.436458672075">
                <text:p>301.4364586720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324.459720040987">
                <text:p>324.4597200409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300.044579563702">
                <text:p>300.0445795637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509.383024120794">
                <text:p>509.3830241207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302.734492966596">
                <text:p>302.7344929665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473.685600067782">
                <text:p>473.6856000677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331.167183852224">
                <text:p>331.1671838522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305.5931115657">
                <text:p>305.59311156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318.557431072711">
                <text:p>318.5574310727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16.129870877815">
                <text:p>316.1298708778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10.078849751862">
                <text:p>310.0788497518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463.261862862543">
                <text:p>463.2618628625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10.074321850279">
                <text:p>310.0743218502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11.73203229666">
                <text:p>311.732032296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19.696896537795">
                <text:p>319.6968965377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729.323759826409">
                <text:p>729.3237598264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407.194735480228">
                <text:p>407.1947354802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315.408251006239">
                <text:p>315.4082510062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322.700857198164">
                <text:p>322.7008571981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326.189250939587">
                <text:p>326.1892509395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061.09185661722">
                <text:p>1061.091856617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322.244213087021">
                <text:p>322.2442130870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661.648464042728">
                <text:p>661.6484640427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395.353944059292">
                <text:p>395.3539440592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351.256241252986">
                <text:p>351.2562412529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324.248278419806">
                <text:p>324.2482784198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326.179235774081">
                <text:p>326.1792357740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335.530808707181">
                <text:p>335.5308087071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812.262212558638">
                <text:p>812.2622125586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466.131389380385">
                <text:p>466.1313893803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328.805725807518">
                <text:p>328.8057258075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403.642368997125">
                <text:p>403.642368997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517.142746971199">
                <text:p>517.1427469711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38.501761306911">
                <text:p>338.5017613069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345.02880687276">
                <text:p>345.028806872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368.861401306913">
                <text:p>368.8614013069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469.559854170384">
                <text:p>469.5598541703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389.82270330706">
                <text:p>389.822703307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452.931443859153">
                <text:p>452.9314438591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338.099006062001">
                <text:p>338.0990060620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024.12413004084">
                <text:p>1024.124130040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339.320737353321">
                <text:p>339.3207373533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46.304817884774">
                <text:p>346.3048178847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347.946159067541">
                <text:p>347.9461590675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44.541960247791">
                <text:p>344.5419602477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472.880693214218">
                <text:p>472.8806932142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378.131525642453">
                <text:p>378.1315256424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45.482383648426">
                <text:p>345.4823836484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907.000176472182">
                <text:p>907.0001764721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462.828817508959">
                <text:p>462.8288175089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583.482596678203">
                <text:p>583.4825966782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380.18840255633">
                <text:p>380.188402556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383.075440376157">
                <text:p>383.0754403761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364.841938080419">
                <text:p>364.8419380804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64.179575755062">
                <text:p>364.1795757550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424.196304813636">
                <text:p>424.1963048136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721.68813241621">
                <text:p>721.688132416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420.741730187089">
                <text:p>420.7417301870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362.819503285779">
                <text:p>362.8195032857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462.030342392647">
                <text:p>462.0303423926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380.854189568418">
                <text:p>380.8541895684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360.452138438285">
                <text:p>360.4521384382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61.196014464786">
                <text:p>361.1960144647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629.224203093242">
                <text:p>629.2242030932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365.582400620972">
                <text:p>365.5824006209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452.480740520699">
                <text:p>452.4807405206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724.091540202674">
                <text:p>724.0915402026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367.27186320302">
                <text:p>367.271863203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369.726683235004">
                <text:p>369.7266832350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375.518843133235">
                <text:p>375.51884313323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368.889736630169">
                <text:p>368.8897366301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377.428040767649">
                <text:p>377.4280407676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443.713956939379">
                <text:p>443.7139569393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567.906646647511">
                <text:p>567.9066466475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623.656469313216">
                <text:p>623.6564693132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550.954644176436">
                <text:p>550.9546441764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733.565406349353">
                <text:p>733.5654063493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456.996991043442">
                <text:p>456.9969910434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740.301670592198">
                <text:p>740.3016705921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405.207354684185">
                <text:p>405.2073546841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434.192231410582">
                <text:p>434.1922314105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400.050319851423">
                <text:p>400.0503198514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381.839705968345">
                <text:p>381.8397059683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676.103384775976">
                <text:p>676.1033847759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382.855474397251">
                <text:p>382.8554743972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414.063402822166">
                <text:p>414.0634028221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700.244551665572">
                <text:p>700.2445516655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408.931287804437">
                <text:p>408.9312878044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390.477513055034">
                <text:p>390.4775130550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531.982417505625">
                <text:p>531.9824175056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059.34667619235">
                <text:p>1059.346676192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400.007111523531">
                <text:p>400.0071115235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391.773557322936">
                <text:p>391.7735573229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438.446119252461">
                <text:p>438.4461192524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395.913520650618">
                <text:p>395.9135206506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821.357549762389">
                <text:p>821.35754976238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508.434261211108">
                <text:p>508.4342612111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395.647888400984">
                <text:p>395.6478884009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404.090794382908">
                <text:p>404.0907943829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547.49163762402">
                <text:p>547.491637624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400.799098761402">
                <text:p>400.7990987614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400.241878933937">
                <text:p>400.2418789339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557.677619408529">
                <text:p>557.6776194085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449.65660610455">
                <text:p>449.656606104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454.690714243214">
                <text:p>454.6907142432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492.336833285142">
                <text:p>492.3368332851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522.712209968493">
                <text:p>522.7122099684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405.916424623312">
                <text:p>405.9164246233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421.102205192504">
                <text:p>421.1022051925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463.291801201027">
                <text:p>463.2918012010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581.869458349626">
                <text:p>581.8694583496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426.363593365649">
                <text:p>426.3635933656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558.053130448193">
                <text:p>558.0531304481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185.44974784615">
                <text:p>1185.449747846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189.56184251169">
                <text:p>1189.561842511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413.481165149876">
                <text:p>413.4811651498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429.995991015878">
                <text:p>429.9959910158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425.022166710367">
                <text:p>425.0221667103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447.553867957133">
                <text:p>447.5538679571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424.993458233686">
                <text:p>424.9934582336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428.816777130658">
                <text:p>428.8167771306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424.226285690516">
                <text:p>424.2262856905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480.54214121816">
                <text:p>480.542141218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588.421218621624">
                <text:p>588.4212186216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513.380576916505">
                <text:p>513.3805769165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427.292506133974">
                <text:p>427.2925061339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650.415654542843">
                <text:p>650.4156545428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117.66946552039">
                <text:p>1117.669465520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783.883394505737">
                <text:p>783.8833945057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427.125734187777">
                <text:p>427.1257341877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457.360799327809">
                <text:p>457.3607993278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070.9151849443">
                <text:p>1070.91518494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432.193869789625">
                <text:p>432.1938697896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451.831317410374">
                <text:p>451.8313174103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463.016344340696">
                <text:p>463.0163443406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509.055035878203">
                <text:p>509.0550358782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887.261363146871">
                <text:p>887.2613631468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441.799802030782">
                <text:p>441.79980203078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494.226204098213">
                <text:p>494.2262040982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079.52903977704">
                <text:p>1079.529039777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489.201226822075">
                <text:p>489.2012268220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447.857659465789">
                <text:p>447.8576594657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666.718669543736">
                <text:p>666.7186695437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441.130692284117">
                <text:p>441.1306922841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68.67750327526">
                <text:p>468.677503275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536.856295195889">
                <text:p>536.8562951958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131.52800216287">
                <text:p>1131.528002162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445.446497510147">
                <text:p>445.4464975101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494.458520213838">
                <text:p>494.4585202138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673.135380928501">
                <text:p>673.1353809285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909.572379480208">
                <text:p>909.5723794802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515.703875301676">
                <text:p>515.7038753016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450.135815790956">
                <text:p>450.1358157909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454.626542695394">
                <text:p>454.6265426953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491.150426456829">
                <text:p>491.1504264568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465.269013599229">
                <text:p>465.2690135992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460.074174577275">
                <text:p>460.0741745772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455.191024688214">
                <text:p>455.1910246882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456.375511509265">
                <text:p>456.3755115092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57.875610240626">
                <text:p>457.8756102406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328.23479515231">
                <text:p>1328.234795152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475.838226916524">
                <text:p>475.8382269165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047.59031085981">
                <text:p>1047.590310859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470.670688949314">
                <text:p>470.6706889493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62.946977766912">
                <text:p>462.9469777669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571.18523719376">
                <text:p>571.185237193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464.083602804405">
                <text:p>464.0836028044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896.382736147707">
                <text:p>896.3827361477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467.265708397735">
                <text:p>467.2657083977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238.94153806183">
                <text:p>1238.9415380618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476.748161769602">
                <text:p>476.7481617696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469.14094330629">
                <text:p>469.140943306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470.234517716929">
                <text:p>470.2345177169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483.844526536467">
                <text:p>483.8445265364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567.645097165016">
                <text:p>567.6450971650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729.586048358707">
                <text:p>729.5860483587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533.960590890817">
                <text:p>533.9605908908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484.004024503132">
                <text:p>484.0040245031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628.283456259151">
                <text:p>628.2834562591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481.410696180404">
                <text:p>481.4106961804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592.433200706642">
                <text:p>592.4332007066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242.28974753903">
                <text:p>1242.289747539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527.590650384903">
                <text:p>527.5906503849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975.580698640557">
                <text:p>975.58069864055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941.023397140167">
                <text:p>941.0233971401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494.040340165057">
                <text:p>494.0403401650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844.001681324784">
                <text:p>844.0016813247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508.8429278844">
                <text:p>508.84292788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489.522456016879">
                <text:p>489.5224560168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509.641381722718">
                <text:p>509.6413817227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491.692091816202">
                <text:p>491.6920918162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499.075593293083">
                <text:p>499.07559329308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491.325908279328">
                <text:p>491.3259082793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495.169978047079">
                <text:p>495.1699780470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774.810210067969">
                <text:p>774.8102100679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539.485992963912">
                <text:p>539.4859929639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509.181901570843">
                <text:p>509.1819015708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589.978304673581">
                <text:p>589.97830467358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008.99052700571">
                <text:p>1008.990527005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562.363507030264">
                <text:p>562.3635070302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093.3533432605">
                <text:p>1093.35334326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887.992187481754">
                <text:p>887.9921874817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911.251478794262">
                <text:p>911.25147879426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794.933789326974">
                <text:p>794.9337893269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536.557887814999">
                <text:p>536.5578878149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539.785312381761">
                <text:p>539.78531238176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501.314169637108">
                <text:p>501.3141696371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1036.80447307206">
                <text:p>1036.804473072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299.21924538606">
                <text:p>1299.219245386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508.347798077063">
                <text:p>508.3477980770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807.908529156806">
                <text:p>807.9085291568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820.479904697658">
                <text:p>820.4799046976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508.983043429838">
                <text:p>508.9830434298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558.346937342692">
                <text:p>558.3469373426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824.523127885288">
                <text:p>824.5231278852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495.028488942987">
                <text:p>495.02848894298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495.1055469305">
                <text:p>495.10554693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510.574752073294">
                <text:p>510.5747520732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498.015524020071">
                <text:p>498.0155240200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503.949979750999">
                <text:p>503.9499797509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672.663924785827">
                <text:p>672.6639247858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506.327237884956">
                <text:p>506.3272378849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496.026804103656">
                <text:p>496.0268041036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495.036432031657">
                <text:p>495.0364320316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657.422426090293">
                <text:p>657.4224260902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491.014137508269">
                <text:p>491.0141375082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499.857577683482">
                <text:p>499.85757768348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491.994169770742">
                <text:p>491.9941697707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645.870238664529">
                <text:p>645.87023866452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609.823893568083">
                <text:p>609.8238935680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553.128439761979">
                <text:p>553.1284397619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487.50229063759">
                <text:p>487.502290637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492.121284943169">
                <text:p>492.12128494316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489.637693684115">
                <text:p>489.6376936841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672.238276697757">
                <text:p>672.2382766977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526.810104537733">
                <text:p>526.8101045377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181.31442448296">
                <text:p>1181.314424482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165.02432234236">
                <text:p>1165.0243223423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504.90622555493">
                <text:p>1504.9062255549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649.23583116262">
                <text:p>649.2358311626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491.944078484151">
                <text:p>491.94407848415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488.572150389341">
                <text:p>488.57215038934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499.41521175085">
                <text:p>1499.4152117508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491.221457326925">
                <text:p>491.2214573269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490.585529664284">
                <text:p>490.5855296642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521.607996029104">
                <text:p>521.60799602910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885.572940208473">
                <text:p>885.57294020847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481.085420217433">
                <text:p>481.08542021743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135.38101632569">
                <text:p>1135.381016325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506.924772744094">
                <text:p>506.9247727440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378.60172499764">
                <text:p>1378.601724997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483.917116232444">
                <text:p>483.9171162324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482.240647124188">
                <text:p>482.2406471241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480.796837777274">
                <text:p>480.7968377772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621.980657618241">
                <text:p>621.98065761824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901.113187106188">
                <text:p>901.1131871061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479.599255682765">
                <text:p>479.5992556827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483.136684523838">
                <text:p>483.13668452383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474.226588563157">
                <text:p>474.2265885631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1102.36094740377">
                <text:p>1102.360947403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937.666012402808">
                <text:p>937.6660124028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476.48805902987">
                <text:p>476.488059029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290.5205520733">
                <text:p>1290.52055207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588.589584623096">
                <text:p>588.5895846230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489.959260676744">
                <text:p>489.95926067674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470.141518361204">
                <text:p>470.1415183612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818.82319235736">
                <text:p>818.823192357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473.460492806917">
                <text:p>473.4604928069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947.079145550993">
                <text:p>947.0791455509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919.970965780365">
                <text:p>919.9709657803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477.97711441742">
                <text:p>477.9771144174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103.86682554066">
                <text:p>1103.866825540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486.640726425785">
                <text:p>486.6407264257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757.02271738455">
                <text:p>757.022717384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510.664311162357">
                <text:p>510.6643111623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521.704923428274">
                <text:p>521.70492342827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487.18461109237">
                <text:p>487.184611092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803.192337911664">
                <text:p>803.1923379116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464.209002095334">
                <text:p>464.2090020953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463.421247292073">
                <text:p>463.4212472920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475.822814610953">
                <text:p>475.8228146109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557.336213822442">
                <text:p>557.33621382244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466.540366959165">
                <text:p>466.54036695916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462.010038653886">
                <text:p>462.0100386538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739.503189431601">
                <text:p>739.5031894316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460.069037794388">
                <text:p>460.0690377943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459.887090358523">
                <text:p>459.8870903585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613.61842774976">
                <text:p>613.618427749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475.55431512718">
                <text:p>475.554315127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563.407141531637">
                <text:p>563.4071415316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469.842779417936">
                <text:p>469.84277941793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007.68052799183">
                <text:p>1007.680527991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524.869128739617">
                <text:p>524.8691287396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639.847274843912">
                <text:p>639.8472748439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497.972761557546">
                <text:p>497.9727615575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455.247174513519">
                <text:p>455.2471745135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455.73931108512">
                <text:p>455.739311085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479.210593637968">
                <text:p>479.2105936379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582.056064208394">
                <text:p>582.05606420839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559.072041173139">
                <text:p>559.07204117313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500.63953301697">
                <text:p>500.639533016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454.031771116706">
                <text:p>454.0317711167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469.190059171064">
                <text:p>469.19005917106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498.441499405802">
                <text:p>498.44149940580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452.483441977453">
                <text:p>452.4834419774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915.601686833138">
                <text:p>915.60168683313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464.566905483523">
                <text:p>464.5669054835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561.292364747275">
                <text:p>561.2923647472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505.492270562433">
                <text:p>505.4922705624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475.754101807451">
                <text:p>475.75410180745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923.301464651011">
                <text:p>923.3014646510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548.665411027474">
                <text:p>548.66541102747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768.466053799202">
                <text:p>768.46605379920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454.535847940415">
                <text:p>454.5358479404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452.688273930388">
                <text:p>452.6882739303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461.772670106281">
                <text:p>461.77267010628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604.75701109067">
                <text:p>604.757011090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445.295990705922">
                <text:p>445.29599070592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579.901027296951">
                <text:p>579.9010272969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517.621807360375">
                <text:p>517.6218073603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925.321995369442">
                <text:p>925.32199536944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445.924231432952">
                <text:p>445.9242314329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533.644503553423">
                <text:p>533.64450355342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830.40747593515">
                <text:p>830.407475935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618.578236655638">
                <text:p>618.57823665563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692.070372110818">
                <text:p>692.0703721108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1034.78384854062">
                <text:p>1034.7838485406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443.121162592999">
                <text:p>443.1211625929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1101.17644044618">
                <text:p>1101.176440446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448.919363769011">
                <text:p>448.9193637690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472.095185850331">
                <text:p>472.09518585033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445.264596187002">
                <text:p>445.2645961870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436.613177832031">
                <text:p>436.61317783203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469.195104907333">
                <text:p>469.1951049073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437.755509977286">
                <text:p>437.75550997728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435.725375391605">
                <text:p>435.7253753916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470.583364608603">
                <text:p>470.5833646086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637.451949096034">
                <text:p>637.4519490960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469.773939116472">
                <text:p>469.77393911647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570.859387322802">
                <text:p>570.85938732280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458.153470706289">
                <text:p>458.15347070628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538.131237031982">
                <text:p>538.13123703198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437.285228548413">
                <text:p>437.2852285484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631.079400119994">
                <text:p>631.0794001199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340.41828713114">
                <text:p>1340.418287131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431.915525296088">
                <text:p>431.9155252960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431.837243399425">
                <text:p>431.8372433994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430.882871102212">
                <text:p>430.8828711022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437.086828223494">
                <text:p>437.08682822349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449.767321847003">
                <text:p>449.76732184700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458.603053261388">
                <text:p>458.60305326138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513.609688982715">
                <text:p>513.6096889827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808.673188459841">
                <text:p>808.67318845984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794.316989163735">
                <text:p>794.3169891637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883.736271723529">
                <text:p>883.7362717235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487.183581130702">
                <text:p>487.18358113070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462.935422853673">
                <text:p>462.93542285367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570.889061672965">
                <text:p>570.8890616729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424.203909915072">
                <text:p>424.20390991507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484.554359548963">
                <text:p>484.5543595489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427.853060821424">
                <text:p>427.8530608214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443.843085714251">
                <text:p>443.8430857142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423.145257036859">
                <text:p>423.14525703685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422.934259779767">
                <text:p>422.9342597797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424.274434620896">
                <text:p>424.2744346208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712.9106149756">
                <text:p>712.910614975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419.672380448092">
                <text:p>419.6723804480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1222.42624763645">
                <text:p>1222.426247636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457.031913666056">
                <text:p>457.03191366605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464.952634908656">
                <text:p>464.9526349086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439.697350058515">
                <text:p>439.6973500585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853.234568013031">
                <text:p>853.2345680130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455.993274582306">
                <text:p>455.9932745823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417.864210220335">
                <text:p>417.8642102203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512.787020690304">
                <text:p>512.78702069030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422.057740579433">
                <text:p>422.0577405794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734.063734730394">
                <text:p>734.0637347303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418.125450812973">
                <text:p>418.12545081297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456.088074302381">
                <text:p>456.08807430238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495.746605166893">
                <text:p>495.74660516689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443.940579439191">
                <text:p>443.9405794391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663.66541561358">
                <text:p>663.665415613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424.253508553625">
                <text:p>424.2535085536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461.150003310291">
                <text:p>461.1500033102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411.109930081439">
                <text:p>411.1099300814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411.076705077431">
                <text:p>411.07670507743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410.025680430655">
                <text:p>410.02568043065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1250.98652718017">
                <text:p>1250.986527180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1219.58505226171">
                <text:p>1219.5850522617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445.750060493616">
                <text:p>445.7500604936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515.914035902068">
                <text:p>515.9140359020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689.604916721897">
                <text:p>689.6049167218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408.388111984202">
                <text:p>408.38811198420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546.082884753647">
                <text:p>546.0828847536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410.456942443676">
                <text:p>410.4569424436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405.237189034446">
                <text:p>405.2371890344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409.601629165759">
                <text:p>409.60162916575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407.903496994178">
                <text:p>407.90349699417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804.891448077326">
                <text:p>804.8914480773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659.678798914988">
                <text:p>659.6787989149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1175.47305096857">
                <text:p>1175.473050968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412.585666664768">
                <text:p>412.5856666647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889.645552863869">
                <text:p>889.64555286386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431.041649879007">
                <text:p>431.04164987900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524.111242383962">
                <text:p>524.11124238396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413.311422993464">
                <text:p>413.3114229934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506.987974848789">
                <text:p>506.9879748487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399.225641237577">
                <text:p>399.2256412375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401.152598767695">
                <text:p>401.1525987676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426.332209762916">
                <text:p>426.3322097629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503.971260673203">
                <text:p>503.97126067320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398.291555529458">
                <text:p>398.29155552945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397.472110743723">
                <text:p>397.4721107437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396.015682799587">
                <text:p>396.0156827995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399.411540993807">
                <text:p>399.4115409938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906.242187570222">
                <text:p>906.24218757022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400.208444785143">
                <text:p>400.20844478514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394.315214069744">
                <text:p>394.3152140697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736.72641375041">
                <text:p>736.7264137504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532.174688481269">
                <text:p>532.17468848126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775.978032064312">
                <text:p>775.9780320643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397.197316177134">
                <text:p>397.19731617713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392.763345644322">
                <text:p>392.76334564432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486.570316978242">
                <text:p>486.57031697824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391.001378256946">
                <text:p>391.00137825694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644.208989336007">
                <text:p>644.20898933600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391.015729525368">
                <text:p>391.01572952536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391.924520927917">
                <text:p>391.9245209279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410.792955540505">
                <text:p>410.7929555405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391.735323067819">
                <text:p>391.7353230678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628.265467527271">
                <text:p>628.26546752727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500.447377960593">
                <text:p>500.4473779605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393.110466538915">
                <text:p>393.1104665389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387.601996442415">
                <text:p>387.6019964424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385.921889392213">
                <text:p>385.9218893922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276.76484846519">
                <text:p>1276.764848465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445.764700987235">
                <text:p>445.7647009872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420.050714591191">
                <text:p>420.0507145911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413.892318686758">
                <text:p>413.8923186867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333.27720989089">
                <text:p>1333.2772098908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733.361697153956">
                <text:p>733.3616971539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391.34313406076">
                <text:p>391.343134060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118.35838973482">
                <text:p>1118.3583897348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385.08439790956">
                <text:p>385.084397909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381.081191707423">
                <text:p>381.0811917074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745.525289962423">
                <text:p>745.5252899624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382.553271992041">
                <text:p>382.5532719920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382.701680143594">
                <text:p>382.7016801435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553.688149304164">
                <text:p>553.6881493041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875.670245978957">
                <text:p>875.67024597895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406.487335998985">
                <text:p>406.48733599898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382.020615006949">
                <text:p>382.02061500694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381.314107940234">
                <text:p>381.31410794023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371.32243573667">
                <text:p>1371.322435736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863.801904270354">
                <text:p>863.80190427035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375.925498003062">
                <text:p>375.92549800306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376.536464968294">
                <text:p>376.53646496829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527.697704233737">
                <text:p>527.69770423373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762.701497442178">
                <text:p>762.70149744217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376.142142259984">
                <text:p>376.14214225998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392.262233619654">
                <text:p>392.26223361965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375.699736138687">
                <text:p>375.69973613868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371.605719584384">
                <text:p>371.60571958438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382.850317004949">
                <text:p>382.85031700494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371.540924400704">
                <text:p>371.54092440070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975.616635365472">
                <text:p>975.61663536547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120.53104911872">
                <text:p>1120.5310491187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369.471591092876">
                <text:p>369.47159109287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381.863329407961">
                <text:p>381.8633294079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368.044297210356">
                <text:p>368.04429721035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481.51268721759">
                <text:p>481.5126872175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383.805007453747">
                <text:p>383.80500745374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394.259225855961">
                <text:p>394.25922585596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296.6941868071">
                <text:p>1296.69418680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366.600713464808">
                <text:p>366.6007134648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435.385119534661">
                <text:p>435.3851195346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365.612260722134">
                <text:p>365.61226072213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503.969548693648">
                <text:p>503.96954869364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366.51735918496">
                <text:p>366.517359184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503.079914663233">
                <text:p>503.07991466323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756.599825116842">
                <text:p>756.59982511684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427.593055169538">
                <text:p>427.5930551695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072.65116929331">
                <text:p>1072.6511692933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361.878843752341">
                <text:p>361.8788437523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420.02519347772">
                <text:p>420.025193477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382.386233577296">
                <text:p>382.3862335772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241.91297077241">
                <text:p>1241.9129707724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359.412820176539">
                <text:p>359.41282017653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410.584638906636">
                <text:p>410.5846389066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366.431639833077">
                <text:p>366.4316398330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422.74320571237">
                <text:p>422.743205712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422.862445023332">
                <text:p>422.86244502333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381.403021640995">
                <text:p>381.40302164099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839.570735904812">
                <text:p>839.5707359048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357.584372596895">
                <text:p>357.58437259689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355.434067270183">
                <text:p>355.43406727018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359.295083381287">
                <text:p>359.29508338128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369.306774703386">
                <text:p>369.30677470338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409.528685997">
                <text:p>409.52868599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353.782140122292">
                <text:p>353.7821401222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353.385318764909">
                <text:p>353.3853187649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354.038952338355">
                <text:p>354.0389523383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865.284237452478">
                <text:p>865.28423745247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353.8811759277">
                <text:p>353.881175927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352.612924518144">
                <text:p>352.61292451814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352.519519703156">
                <text:p>352.51951970315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352.10299855168">
                <text:p>352.1029985516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413.446110329058">
                <text:p>413.4461103290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363.752219602997">
                <text:p>363.7522196029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358.910387167369">
                <text:p>358.91038716736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233.28293872585">
                <text:p>1233.2829387258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565.418161897091">
                <text:p>565.4181618970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425.554993447004">
                <text:p>425.5549934470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351.116606965138">
                <text:p>351.11660696513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352.554050692354">
                <text:p>352.55405069235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253.79861582211">
                <text:p>1253.798615822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346.812870988143">
                <text:p>346.81287098814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347.109547984714">
                <text:p>347.1095479847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343.538831162556">
                <text:p>343.53883116255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339.92142058666">
                <text:p>1339.9214205866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345.608774278713">
                <text:p>345.6087742787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373.434782612574">
                <text:p>373.4347826125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347.472680532412">
                <text:p>347.4726805324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341.296779098975">
                <text:p>341.2967790989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362.606612350782">
                <text:p>362.60661235078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991.127369313823">
                <text:p>991.1273693138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341.24118872958">
                <text:p>341.241188729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359.923482204057">
                <text:p>359.92348220405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338.912619800534">
                <text:p>338.91261980053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338.109526489997">
                <text:p>338.10952648999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338.86800805806">
                <text:p>338.868008058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161.32597591404">
                <text:p>1161.3259759140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582.954040896352">
                <text:p>582.95404089635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496.325323160107">
                <text:p>496.32532316010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194.22080953128">
                <text:p>1194.220809531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348.931542119755">
                <text:p>348.9315421197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888.180913629563">
                <text:p>888.18091362956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835.097749339296">
                <text:p>835.09774933929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356.393176987347">
                <text:p>356.39317698734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696.503594534766">
                <text:p>696.50359453476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481.176920176504">
                <text:p>481.17692017650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583.515950552304">
                <text:p>583.5159505523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340.075560601729">
                <text:p>340.07556060172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238.3601692472">
                <text:p>1238.360169247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331.579216279647">
                <text:p>331.57921627964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392.087924795162">
                <text:p>392.08792479516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333.541374468011">
                <text:p>333.5413744680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347.570761024108">
                <text:p>347.5707610241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849.604206322067">
                <text:p>849.6042063220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405.573413435841">
                <text:p>405.57341343584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167.99421036895">
                <text:p>1167.9942103689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535.067060378953">
                <text:p>535.0670603789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327.585035383325">
                <text:p>327.5850353833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1048.83611823651">
                <text:p>1048.8361182365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517.301334401778">
                <text:p>517.30133440177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563.730099513134">
                <text:p>563.73009951313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354.427558259357">
                <text:p>354.42755825935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479.647013149228">
                <text:p>479.6470131492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330.969957967239">
                <text:p>330.9699579672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328.147959486364">
                <text:p>328.1479594863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323.781549553628">
                <text:p>323.78154955362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326.608121715054">
                <text:p>326.60812171505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325.564947785798">
                <text:p>325.56494778579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349.409729895144">
                <text:p>349.4097298951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441.456644450355">
                <text:p>441.4566444503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668.195144598596">
                <text:p>668.19514459859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952.973631838433">
                <text:p>952.9736318384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321.053571558615">
                <text:p>321.0535715586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465.437989012644">
                <text:p>465.4379890126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319.85068832154">
                <text:p>319.8506883215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382.120628555933">
                <text:p>382.1206285559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333.61870034324">
                <text:p>333.618700343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316.930675769289">
                <text:p>316.93067576928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331.853506232745">
                <text:p>331.85350623274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240.6538922539">
                <text:p>1240.653892253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340.345543950177">
                <text:p>340.34554395017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564.984730913262">
                <text:p>564.9847309132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338.059809611381">
                <text:p>338.05980961138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351.619191343496">
                <text:p>351.61919134349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332.182028819254">
                <text:p>332.18202881925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373.89705820779">
                <text:p>373.8970582077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572.933317621969">
                <text:p>572.93331762196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408.089608554521">
                <text:p>408.0896085545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313.694172301867">
                <text:p>313.6941723018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483.562049365193">
                <text:p>483.56204936519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325.004384250672">
                <text:p>325.00438425067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361.458162544682">
                <text:p>361.4581625446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706.553735977709">
                <text:p>706.55373597770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412.276850423334">
                <text:p>412.27685042333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322.70726261026">
                <text:p>322.7072626102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312.40066217787">
                <text:p>312.4006621778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313.85039913887">
                <text:p>313.8503991388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402.464592249702">
                <text:p>402.46459224970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307.741353513939">
                <text:p>307.74135351393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477.755500192215">
                <text:p>477.7555001922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336.63617469084">
                <text:p>336.6361746908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741.407718805998">
                <text:p>741.40771880599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371.622336139902">
                <text:p>371.62233613990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306.215643768828">
                <text:p>306.21564376882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024.18417652159">
                <text:p>1024.1841765215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302.518240860002">
                <text:p>302.51824086000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393.389264291867">
                <text:p>393.3892642918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457.831939128804">
                <text:p>457.8319391288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302.354749209916">
                <text:p>302.3547492099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300.970911672346">
                <text:p>300.97091167234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300.274849294168">
                <text:p>300.27484929416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300.199253346">
                <text:p>300.19925334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099.11749058879">
                <text:p>1099.1174905887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200.22112625445">
                <text:p>1200.2211262544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479.355390129098">
                <text:p>479.35539012909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302.995495066075">
                <text:p>302.9954950660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297.126938989388">
                <text:p>297.12693898938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306.868654309992">
                <text:p>306.8686543099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644.475424833526">
                <text:p>644.47542483352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295.705817164703">
                <text:p>295.70581716470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466.106118790016">
                <text:p>466.1061187900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298.853222090557">
                <text:p>298.85322209055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306.121118006801">
                <text:p>306.12111800680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408.348394178768">
                <text:p>408.3483941787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308.441698403204">
                <text:p>308.4416984032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331.204892230747">
                <text:p>331.20489223074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508.608595325958">
                <text:p>508.60859532595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326.396678683121">
                <text:p>326.3966786831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383.210537125815">
                <text:p>383.21053712581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421.110418453214">
                <text:p>421.11041845321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556.264058855131">
                <text:p>556.26405885513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349.702523089016">
                <text:p>349.7025230890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296.792949537364">
                <text:p>296.79294953736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295.747170638768">
                <text:p>295.74717063876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407.745774093937">
                <text:p>407.7457740939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979.807970106963">
                <text:p>979.80797010696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044.69791316709">
                <text:p>1044.6979131670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295.67113098468">
                <text:p>295.6711309846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346.216988085916">
                <text:p>346.2169880859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510.241223752016">
                <text:p>510.2412237520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506.69359206873">
                <text:p>506.6935920687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319.606927266166">
                <text:p>319.60692726616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288.953810758631">
                <text:p>288.95381075863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336.146989931922">
                <text:p>336.1469899319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1207.35321185177">
                <text:p>1207.3532118517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085.58779780751">
                <text:p>1085.5877978075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282.40353392896">
                <text:p>282.403533928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434.152116437304">
                <text:p>434.15211643730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282.340453045663">
                <text:p>282.34045304566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280.793974669084">
                <text:p>280.79397466908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320.5934401096">
                <text:p>320.593440109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316.145653050162">
                <text:p>316.14565305016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279.44708237207">
                <text:p>279.447082372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344.736117236967">
                <text:p>344.73611723696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643.959552128686">
                <text:p>643.95955212868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281.843272683941">
                <text:p>281.84327268394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290.853824647118">
                <text:p>290.85382464711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287.572985604799">
                <text:p>287.5729856047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298.981512286304">
                <text:p>298.9815122863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246.11949166144">
                <text:p>1246.1194916614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276.244219885649">
                <text:p>276.24421988564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540.120259463961">
                <text:p>540.12025946396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293.308927041976">
                <text:p>293.3089270419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388.148461011813">
                <text:p>388.1484610118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066.03098832245">
                <text:p>1066.0309883224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273.148365649124">
                <text:p>273.1483656491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514.106564093891">
                <text:p>514.10656409389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615.479599173095">
                <text:p>615.47959917309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274.122737612667">
                <text:p>274.12273761266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278.49478435259">
                <text:p>278.4947843525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013.43502600364">
                <text:p>1013.4350260036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491.025218609145">
                <text:p>491.0252186091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352.916504364675">
                <text:p>352.9165043646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282.950388996855">
                <text:p>282.95038899685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296.072648212319">
                <text:p>296.07264821231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353.628468847456">
                <text:p>353.62846884745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272.315436433785">
                <text:p>272.31543643378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978.666829595831">
                <text:p>978.66682959583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382.602645150815">
                <text:p>382.60264515081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279.334666578733">
                <text:p>279.33466657873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267.753119180992">
                <text:p>267.75311918099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264.533751660801">
                <text:p>264.53375166080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454.204208426799">
                <text:p>454.20420842679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644.797012487658">
                <text:p>644.79701248765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275.303105928867">
                <text:p>275.3031059288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300.338306321664">
                <text:p>300.33830632166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262.507671809528">
                <text:p>262.50767180952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312.544052546438">
                <text:p>312.54405254643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268.226201048281">
                <text:p>268.22620104828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752.437005738237">
                <text:p>752.43700573823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308.863628367239">
                <text:p>308.86362836723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435.486186686546">
                <text:p>435.48618668654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452.172894493412">
                <text:p>452.1728944934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799.085158788816">
                <text:p>799.08515878881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444.006198808567">
                <text:p>444.00619880856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261.014615708994">
                <text:p>261.01461570899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290.937924904729">
                <text:p>290.93792490472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309.879657263988">
                <text:p>309.87965726398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271.946250254815">
                <text:p>271.9462502548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425.516688952935">
                <text:p>425.5166889529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130.22195261826">
                <text:p>1130.2219526182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279.889934253307">
                <text:p>279.88993425330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329.972452639478">
                <text:p>329.97245263947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407.56144180663">
                <text:p>407.5614418066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473.72484215083">
                <text:p>473.7248421508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285.891159928907">
                <text:p>285.89115992890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472.688199173338">
                <text:p>472.6881991733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252.631050120151">
                <text:p>252.63105012015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1.89098125323275">
                <text:p>1.8909812532327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166.61229914423">
                <text:p>166.6122991442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6.14194395950535">
                <text:p>6.1419439595053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482.138701044965">
                <text:p>482.13870104496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87.5643677033317">
                <text:p>87.564367703331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2.3031705823314">
                <text:p>2.303170582331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319.330334712395">
                <text:p>319.33033471239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5.02715286090875">
                <text:p>5.0271528609087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1.69478684874287">
                <text:p>1.6947868487428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73.1863761961475">
                <text:p>73.186376196147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110.051237988431">
                <text:p>110.05123798843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65.8081068478612">
                <text:p>65.808106847861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14.6946340601788">
                <text:p>14.694634060178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1.06026696011785">
                <text:p>1.0602669601178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286.410660195729">
                <text:p>286.41066019572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12.1803625231647">
                <text:p>12.180362523164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729.85685524331">
                <text:p>729.8568552433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351.708339957558">
                <text:p>351.70833995755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4.75350728014432">
                <text:p>4.7535072801443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10.8309905849584">
                <text:p>10.830990584958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14.24158063235">
                <text:p>14.2415806323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246.698378705847">
                <text:p>246.69837870584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59.9087987755219">
                <text:p>59.908798775521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2.76945138811593">
                <text:p>2.7694513881159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44.8442036752918">
                <text:p>44.844203675291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100.672732979456">
                <text:p>100.67273297945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2.77945827478133">
                <text:p>2.7794582747813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2.13458539925596">
                <text:p>2.1345853992559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157.051035796188">
                <text:p>157.05103579618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10.2990964286152">
                <text:p>10.299096428615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259.475862159345">
                <text:p>259.47586215934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170.672570672318">
                <text:p>170.67257067231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154.395313588333">
                <text:p>154.39531358833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36.7385629303934">
                <text:p>36.738562930393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25.826575030923">
                <text:p>25.82657503092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93.8038430248879">
                <text:p>93.803843024887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617.409745814792">
                <text:p>617.40974581479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108.552718411233">
                <text:p>108.55271841123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4.55136746951367">
                <text:p>4.551367469513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1.15157738381624">
                <text:p>1.1515773838162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320.884882126374">
                <text:p>320.88488212637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30.019802105962">
                <text:p>30.01980210596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9.09545903249812">
                <text:p>9.0954590324981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12.2728999690206">
                <text:p>12.272899969020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38.2214200145114">
                <text:p>38.221420014511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8.11330764005693">
                <text:p>8.1133076400569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1.82437227841267">
                <text:p>1.8243722784126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1.60407157725821">
                <text:p>1.6040715772582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1.06880553312225">
                <text:p>1.0688055331222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147.156537694842">
                <text:p>147.15653769484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7.20586316036539">
                <text:p>7.2058631603653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231.27124851904">
                <text:p>231.2712485190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254.502697899964">
                <text:p>254.50269789996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155.728580394582">
                <text:p>155.72858039458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46.2067845337806">
                <text:p>46.206784533780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28.9048551380036">
                <text:p>28.904855138003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21.9937157118238">
                <text:p>21.993715711823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100.349572831008">
                <text:p>100.34957283100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107.620905347714">
                <text:p>107.62090534771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918.652398324746">
                <text:p>918.65239832474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533.672291036271">
                <text:p>533.67229103627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583.199100047487">
                <text:p>583.19910004748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27.0357787636006">
                <text:p>27.035778763600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9.15868866636374">
                <text:p>9.1586886663637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5.9302034633624">
                <text:p>5.930203463362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981.790477163951">
                <text:p>981.79047716395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784.843934548586">
                <text:p>784.84393454858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5.91499246712309">
                <text:p>5.9149924671230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1.66580880556284">
                <text:p>1.6658088055628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207.598766310472">
                <text:p>207.59876631047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2.3987527327292">
                <text:p>2.398752732729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2.21317028242677">
                <text:p>2.2131702824267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15.9264948712142">
                <text:p>15.926494871214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7.45261733633691">
                <text:p>7.4526173363369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862.391636385111">
                <text:p>862.39163638511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36.2300380119674">
                <text:p>36.230038011967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14.8778486728269">
                <text:p>14.877848672826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461.650231055608">
                <text:p>461.65023105560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833.747536573253">
                <text:p>833.74753657325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3.11341013879872">
                <text:p>3.1134101387987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27.9643109395698">
                <text:p>27.964310939569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5.83734960405469">
                <text:p>5.8373496040546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9.7328205755328">
                <text:p>9.732820575532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138.833314497425">
                <text:p>138.8333144974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646.152843914352">
                <text:p>646.15284391435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840.265729220407">
                <text:p>840.26572922040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27.3881311649519">
                <text:p>27.388131164951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134.610633761222">
                <text:p>134.61063376122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342.343750851486">
                <text:p>342.34375085148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160.719440941579">
                <text:p>160.71944094157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134.930061276606">
                <text:p>134.93006127660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7.92597824184612">
                <text:p>7.9259782418461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1.20756077193439">
                <text:p>1.2075607719343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921.684410478635">
                <text:p>921.68441047863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11.7872692461543">
                <text:p>11.787269246154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646.139560138108">
                <text:p>646.13956013810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1.04559814783822">
                <text:p>1.0455981478382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7.35932177965568">
                <text:p>7.3593217796556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1.9252387470554">
                <text:p>1.925238747055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212.652691049391">
                <text:p>212.65269104939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14.8499499186144">
                <text:p>14.849949918614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266.811873013049">
                <text:p>266.81187301304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6.70590894330763">
                <text:p>6.7059089433076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64.1358054286597">
                <text:p>64.135805428659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7.64039762381178">
                <text:p>7.6403976238117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1.35671008322553">
                <text:p>1.3567100832255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1.10164674060991">
                <text:p>1.1016467406099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8.01749944611719">
                <text:p>8.0174994461171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1.03233665911147">
                <text:p>1.0323366591114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30.5255616661629">
                <text:p>30.525561666162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1.51576393193236">
                <text:p>1.5157639319323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606.393761369869">
                <text:p>606.39376136986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2.18164895456327">
                <text:p>2.1816489545632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626.43575840544">
                <text:p>626.4357584054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5.53408440423929">
                <text:p>5.5340844042392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28.4935176634441">
                <text:p>28.493517663444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75.4399909486375">
                <text:p>75.439990948637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9.06582675741039">
                <text:p>9.0658267574103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57.4727355174894">
                <text:p>57.472735517489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1008.01625913033">
                <text:p>1008.0162591303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30.0530632389331">
                <text:p>30.053063238933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20.0645139341744">
                <text:p>20.064513934174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636.116657763423">
                <text:p>636.11665776342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1.09914966015852">
                <text:p>1.0991496601585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2.573641654653">
                <text:p>12.57364165465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486.394789222316">
                <text:p>486.39478922231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274.777998585126">
                <text:p>274.77799858512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3.83342182444599">
                <text:p>3.8334218244459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22.1647886081364">
                <text:p>22.164788608136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323.257012547246">
                <text:p>323.25701254724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16.1499681389607">
                <text:p>16.149968138960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7.68649694030641">
                <text:p>7.6864969403064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1.08090916335465">
                <text:p>1.0809091633546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1.35542465224411">
                <text:p>1.3554246522441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361.152804304671">
                <text:p>361.15280430467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24.5846439046227">
                <text:p>24.584643904622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10.0404626532417">
                <text:p>10.040462653241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98.996569099991">
                <text:p>98.99656909999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1.00577354037299">
                <text:p>1.0057735403729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629.195044318957">
                <text:p>629.19504431895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21.1097475352607">
                <text:p>21.109747535260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366.304897673381">
                <text:p>366.30489767338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55.7854724361266">
                <text:p>55.785472436126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18.9483367752321">
                <text:p>18.948336775232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80.4349514394612">
                <text:p>80.434951439461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3.47088756627083">
                <text:p>3.4708875662708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1.63100736047362">
                <text:p>1.6310073604736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3.80728925199943">
                <text:p>3.8072892519994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107.383231661533">
                <text:p>107.38323166153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116.013027105203">
                <text:p>116.01302710520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125.880665873321">
                <text:p>125.88066587332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7.23065315082738">
                <text:p>7.2306531508273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1.22729173366951">
                <text:p>1.2272917336695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11.1777563658874">
                <text:p>11.177756365887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96.9065271604732">
                <text:p>96.906527160473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21.7133109984414">
                <text:p>21.713310998441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435.695535551898">
                <text:p>435.69553555189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88.3574680463473">
                <text:p>88.357468046347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782.357310113886">
                <text:p>782.35731011388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80.7830472684849">
                <text:p>80.783047268484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699.813798197898">
                <text:p>699.81379819789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17.7949077524989">
                <text:p>17.794907752498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3.56442603959035">
                <text:p>3.5644260395903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246.717951612685">
                <text:p>246.71795161268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19.9350481101474">
                <text:p>19.935048110147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59.2448379535651">
                <text:p>59.244837953565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4.34794874026019">
                <text:p>4.3479487402601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855.213523080622">
                <text:p>855.21352308062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58.058711609979">
                <text:p>58.05871160997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478.373334582857">
                <text:p>478.37333458285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3.23848762344634">
                <text:p>3.2384876234463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41.1486134260999">
                <text:p>41.148613426099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37.7109689904281">
                <text:p>37.710968990428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32.7065687476056">
                <text:p>32.706568747605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5.5158934333271">
                <text:p>5.515893433327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460.857699272325">
                <text:p>460.85769927232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104.860162371132">
                <text:p>104.86016237113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20.9395983135372">
                <text:p>20.939598313537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34.9314836570177">
                <text:p>34.931483657017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89.2127676656961">
                <text:p>89.212767665696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2.46935786807215">
                <text:p>2.4693578680721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1.18037968669034">
                <text:p>1.1803796866903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204.983241411768">
                <text:p>204.98324141176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7.07110638566168">
                <text:p>7.0711063856616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134.069249317491">
                <text:p>134.06924931749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1018.73260655174">
                <text:p>1018.7326065517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7.99685410557293">
                <text:p>7.9968541055729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410.262478416664">
                <text:p>410.26247841666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22.185769233791">
                <text:p>22.18576923379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191.868749054331">
                <text:p>191.86874905433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145.901436590276">
                <text:p>145.90143659027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1.90567733760759">
                <text:p>1.9056773376075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146.01809469599">
                <text:p>146.0180946959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4.23471111466513">
                <text:p>4.2347111146651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274.910075371269">
                <text:p>274.91007537126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14.1418381486581">
                <text:p>14.141838148658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1.82423923056736">
                <text:p>1.8242392305673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24.903247866531">
                <text:p>24.90324786653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16.8924549705083">
                <text:p>16.892454970508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30.0140899449775">
                <text:p>30.014089944977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3.57886294042794">
                <text:p>3.5788629404279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15.9315733244255">
                <text:p>15.931573324425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6.5096272928123">
                <text:p>6.509627292812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43.6458125119981">
                <text:p>43.645812511998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2.28165385967379">
                <text:p>2.2816538596737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95.8735423492269">
                <text:p>95.873542349226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1.59406080826366">
                <text:p>1.5940608082636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343.93602735579">
                <text:p>343.9360273557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13.5044239400653">
                <text:p>13.504423940065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516.553032341434">
                <text:p>516.55303234143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928.78346020843">
                <text:p>928.7834602084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20.0554021932046">
                <text:p>20.055402193204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1.7540074630021">
                <text:p>1.754007463002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349.598765738633">
                <text:p>349.59876573863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12.9552404580382">
                <text:p>12.955240458038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76.8267420763323">
                <text:p>76.826742076332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951.848867298659">
                <text:p>951.84886729865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233.966265450471">
                <text:p>233.96626545047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1.4537006047376">
                <text:p>1.453700604737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114.29514304518">
                <text:p>114.2951430451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21.0714348773682">
                <text:p>21.071434877368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72.3941195297044">
                <text:p>72.394119529704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15.4070051510708">
                <text:p>15.407005151070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2.58455518747798">
                <text:p>2.5845551874779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292.715383986362">
                <text:p>292.71538398636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5.93583217463812">
                <text:p>5.9358321746381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229.021613793491">
                <text:p>229.02161379349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48.2595778434618">
                <text:p>48.259577843461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244.874484264382">
                <text:p>244.87448426438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294.282201883444">
                <text:p>294.28220188344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15.8233186038514">
                <text:p>15.823318603851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5.95083261704403">
                <text:p>5.9508326170440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14.6445457588102">
                <text:p>14.644545758810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5.49453304386949">
                <text:p>5.4945330438694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39.6959177233622">
                <text:p>39.695917723362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428.9123491947">
                <text:p>428.912349194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5.54145689133374">
                <text:p>5.5414568913337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3.6710185253184">
                <text:p>3.671018525318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1.7745657877177">
                <text:p>1.774565787717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188.673544062719">
                <text:p>188.67354406271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329.11877125327">
                <text:p>329.1187712532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1.11124312835313">
                <text:p>1.1112431283531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8.38509005275686">
                <text:p>8.3850900527568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592.476088577305">
                <text:p>592.47608857730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541.205123481561">
                <text:p>541.20512348156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399.549330999443">
                <text:p>399.54933099944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7.4609778934593">
                <text:p>7.460977893459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480.053486646148">
                <text:p>480.05348664614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215.451236101272">
                <text:p>215.45123610127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117.460002860199">
                <text:p>117.46000286019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282.868287168239">
                <text:p>282.86828716823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17.8556331278657">
                <text:p>17.855633127865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1.05233562138686">
                <text:p>1.0523356213868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218.226745556872">
                <text:p>218.22674555687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5.79986385827288">
                <text:p>5.7998638582728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101.562410540801">
                <text:p>101.56241054080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5.66031581664608">
                <text:p>5.6603158166460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58.3557614139964">
                <text:p>58.355761413996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19.8304966711612">
                <text:p>19.830496671161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1.08754381017835">
                <text:p>1.0875438101783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817.270084472789">
                <text:p>817.27008447278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137.055118362574">
                <text:p>137.05511836257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18.0809052565854">
                <text:p>18.080905256585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115.603458193366">
                <text:p>115.60345819336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1.73612509812102">
                <text:p>1.7361250981210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2.11814160472158">
                <text:p>2.1181416047215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571.615760271954">
                <text:p>571.61576027195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59.6420715106963">
                <text:p>59.642071510696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12.8455338591332">
                <text:p>12.845533859133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435.720345258449">
                <text:p>435.72034525844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13.361191671433">
                <text:p>13.36119167143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4.93129870486334">
                <text:p>4.9312987048633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92.9995527100033">
                <text:p>92.999552710003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172.19719388072">
                <text:p>172.1971938807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131.830108023658">
                <text:p>131.83010802365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10.7865761506251">
                <text:p>10.786576150625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201.129227394742">
                <text:p>201.12922739474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3.21638011808171">
                <text:p>3.2163801180817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1.45726229329257">
                <text:p>1.4572622932925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3.92951670238264">
                <text:p>3.9295167023826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639.153742185521">
                <text:p>639.15374218552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2.2782751067164">
                <text:p>2.278275106716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29.4208570385796">
                <text:p>29.420857038579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260.304451201681">
                <text:p>260.30445120168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33.0738764101322">
                <text:p>33.073876410132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1.36695838867095">
                <text:p>1.3669583886709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2.22236124014875">
                <text:p>2.2223612401487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263.659429751549">
                <text:p>263.65942975154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587.09326404361">
                <text:p>587.0932640436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3.5838027201338">
                <text:p>3.583802720133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249.136286175562">
                <text:p>249.13628617556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4.98779111502327">
                <text:p>4.9877911150232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92.0865381608694">
                <text:p>92.086538160869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1.14470648083615">
                <text:p>1.1447064808361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237.558753965886">
                <text:p>237.55875396588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6.43002781181859">
                <text:p>6.4300278118185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10.173736263041">
                <text:p>10.17373626304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200.475776718275">
                <text:p>200.47577671827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720.424393457624">
                <text:p>720.42439345762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10.3814632410926">
                <text:p>10.381463241092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30.0211240638975">
                <text:p>30.021124063897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69.8085842918979">
                <text:p>69.808584291897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7.79923837838092">
                <text:p>7.7992383783809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106.200804981682">
                <text:p>106.20080498168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2.5016263218569">
                <text:p>2.501626321856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320.56254754366">
                <text:p>320.5625475436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1.16952613292269">
                <text:p>1.1695261329226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1.6402654458084">
                <text:p>1.640265445808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29.7054578772864">
                <text:p>29.705457877286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25.9926787414187">
                <text:p>25.992678741418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9.62409837306227">
                <text:p>9.6240983730622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191.273269819754">
                <text:p>191.27326981975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275.778993515421">
                <text:p>275.77899351542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9.06460925153543">
                <text:p>9.0646092515354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62.0527484523636">
                <text:p>62.052748452363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190.706257719238">
                <text:p>190.70625771923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24.4254287078197">
                <text:p>24.425428707819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46.9393017889225">
                <text:p>46.939301788922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116.568682909452">
                <text:p>116.56868290945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806.967603555214">
                <text:p>806.96760355521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232.032210783584">
                <text:p>232.03221078358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1.69118217914447">
                <text:p>1.6911821791444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2.12858337150293">
                <text:p>2.1285833715029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1.38455354597867">
                <text:p>1.3845535459786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118.471518747522">
                <text:p>118.47151874752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862.684414303503">
                <text:p>862.68441430350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150.270464395368">
                <text:p>150.27046439536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53.2512591812914">
                <text:p>53.251259181291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759.106250098047">
                <text:p>759.10625009804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1.32655209477237">
                <text:p>1.3265520947723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227.556597796379">
                <text:p>227.55659779637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1.13814579820218">
                <text:p>1.1381457982021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89.7536558893663">
                <text:p>89.753655889366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215.087497685019">
                <text:p>215.08749768501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112.917955702804">
                <text:p>112.91795570280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600.349049871628">
                <text:p>600.34904987162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1.60406795125351">
                <text:p>1.6040679512535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80.3922635633302">
                <text:p>80.392263563330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326.850875201208">
                <text:p>326.85087520120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4.64369469335764">
                <text:p>4.6436946933576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7.16574030705329">
                <text:p>7.1657403070532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1.40696014302343">
                <text:p>1.4069601430234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550.788806092539">
                <text:p>550.78880609253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77.9645613462716">
                <text:p>77.964561346271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367.123879247239">
                <text:p>367.12387924723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127.492324895664">
                <text:p>127.49232489566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78.3109292603116">
                <text:p>78.310929260311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776.15774533375">
                <text:p>776.1577453337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529.787956279893">
                <text:p>529.78795627989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5.30213892695495">
                <text:p>5.3021389269549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45.5548014412344">
                <text:p>45.554801441234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2.8051918563178">
                <text:p>2.805191856317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39.9677197725642">
                <text:p>39.967719772564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253.709607498266">
                <text:p>253.70960749826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1.01091875497895">
                <text:p>1.0109187549789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67.7182035415035">
                <text:p>67.718203541503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24.521724841272">
                <text:p>24.52172484127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738.977142664852">
                <text:p>738.97714266485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1.42817966910847">
                <text:p>1.4281796691084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685.07554468122">
                <text:p>685.0755446812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102.742131637238">
                <text:p>102.74213163723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89.0961065708099">
                <text:p>89.096106570809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4.11188038995976">
                <text:p>4.1118803899597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22.4537424977453">
                <text:p>22.453742497745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2.57340201431957">
                <text:p>2.5734020143195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5">
                <text:p>1365</text:p>
              </table:table-cell>
              <table:table-cell office:value-type="float" office:value="4.5373463480157">
                <text:p>4.537346348015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6">
                <text:p>1366</text:p>
              </table:table-cell>
              <table:table-cell office:value-type="float" office:value="2.4811491799162">
                <text:p>2.481149179916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7">
                <text:p>1367</text:p>
              </table:table-cell>
              <table:table-cell office:value-type="float" office:value="6.44706745537775">
                <text:p>6.4470674553777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8">
                <text:p>1368</text:p>
              </table:table-cell>
              <table:table-cell office:value-type="float" office:value="1.53020837397608">
                <text:p>1.5302083739760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9">
                <text:p>1369</text:p>
              </table:table-cell>
              <table:table-cell office:value-type="float" office:value="5.88311925844067">
                <text:p>5.8831192584406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500.411127086628">
                <text:p>500.41112708662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1">
                <text:p>1371</text:p>
              </table:table-cell>
              <table:table-cell office:value-type="float" office:value="16.6099269899729">
                <text:p>16.609926989972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58.6843944287573">
                <text:p>58.684394428757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3">
                <text:p>1373</text:p>
              </table:table-cell>
              <table:table-cell office:value-type="float" office:value="64.6697725257525">
                <text:p>64.669772525752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1.96270717650062">
                <text:p>1.9627071765006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5">
                <text:p>1375</text:p>
              </table:table-cell>
              <table:table-cell office:value-type="float" office:value="66.2330138193051">
                <text:p>66.233013819305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6">
                <text:p>1376</text:p>
              </table:table-cell>
              <table:table-cell office:value-type="float" office:value="44.3321659173215">
                <text:p>44.332165917321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7">
                <text:p>1377</text:p>
              </table:table-cell>
              <table:table-cell office:value-type="float" office:value="272.376005327393">
                <text:p>272.37600532739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587.061507739876">
                <text:p>587.06150773987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46.5205988411037">
                <text:p>46.520598841103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0">
                <text:p>1380</text:p>
              </table:table-cell>
              <table:table-cell office:value-type="float" office:value="11.1274430026617">
                <text:p>11.127443002661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1">
                <text:p>1381</text:p>
              </table:table-cell>
              <table:table-cell office:value-type="float" office:value="106.607375152792">
                <text:p>106.60737515279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65.325354381719">
                <text:p>65.32535438171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3">
                <text:p>1383</text:p>
              </table:table-cell>
              <table:table-cell office:value-type="float" office:value="2.4189477334885">
                <text:p>2.418947733488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4">
                <text:p>1384</text:p>
              </table:table-cell>
              <table:table-cell office:value-type="float" office:value="3.68186958898014">
                <text:p>3.6818695889801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213.531999448393">
                <text:p>213.53199944839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6">
                <text:p>1386</text:p>
              </table:table-cell>
              <table:table-cell office:value-type="float" office:value="845.830739252449">
                <text:p>845.83073925244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7">
                <text:p>1387</text:p>
              </table:table-cell>
              <table:table-cell office:value-type="float" office:value="16.5923973765238">
                <text:p>16.592397376523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8">
                <text:p>1388</text:p>
              </table:table-cell>
              <table:table-cell office:value-type="float" office:value="293.244675574964">
                <text:p>293.24467557496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9">
                <text:p>1389</text:p>
              </table:table-cell>
              <table:table-cell office:value-type="float" office:value="132.616700883684">
                <text:p>132.61670088368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0">
                <text:p>1390</text:p>
              </table:table-cell>
              <table:table-cell office:value-type="float" office:value="811.628638736749">
                <text:p>811.62863873674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1">
                <text:p>1391</text:p>
              </table:table-cell>
              <table:table-cell office:value-type="float" office:value="101.737185684629">
                <text:p>101.73718568462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2">
                <text:p>1392</text:p>
              </table:table-cell>
              <table:table-cell office:value-type="float" office:value="79.0396680728403">
                <text:p>79.039668072840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3">
                <text:p>1393</text:p>
              </table:table-cell>
              <table:table-cell office:value-type="float" office:value="987.993218661902">
                <text:p>987.99321866190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4">
                <text:p>1394</text:p>
              </table:table-cell>
              <table:table-cell office:value-type="float" office:value="8.65407324690726">
                <text:p>8.6540732469072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5">
                <text:p>1395</text:p>
              </table:table-cell>
              <table:table-cell office:value-type="float" office:value="181.800619970831">
                <text:p>181.80061997083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6">
                <text:p>1396</text:p>
              </table:table-cell>
              <table:table-cell office:value-type="float" office:value="332.106567183512">
                <text:p>332.10656718351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88.1625658415902">
                <text:p>88.162565841590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8">
                <text:p>1398</text:p>
              </table:table-cell>
              <table:table-cell office:value-type="float" office:value="1.53466368696191">
                <text:p>1.5346636869619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214.564858967398">
                <text:p>214.56485896739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0">
                <text:p>1400</text:p>
              </table:table-cell>
              <table:table-cell office:value-type="float" office:value="4.27267110359325">
                <text:p>4.2726711035932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1">
                <text:p>1401</text:p>
              </table:table-cell>
              <table:table-cell office:value-type="float" office:value="27.4601947762072">
                <text:p>27.460194776207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2">
                <text:p>1402</text:p>
              </table:table-cell>
              <table:table-cell office:value-type="float" office:value="202.077801541986">
                <text:p>202.07780154198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3">
                <text:p>1403</text:p>
              </table:table-cell>
              <table:table-cell office:value-type="float" office:value="147.090628776341">
                <text:p>147.09062877634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4">
                <text:p>1404</text:p>
              </table:table-cell>
              <table:table-cell office:value-type="float" office:value="19.0250078752811">
                <text:p>19.025007875281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5">
                <text:p>1405</text:p>
              </table:table-cell>
              <table:table-cell office:value-type="float" office:value="2.46911402392092">
                <text:p>2.4691140239209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6">
                <text:p>1406</text:p>
              </table:table-cell>
              <table:table-cell office:value-type="float" office:value="44.1144941782187">
                <text:p>44.114494178218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150.651219325484">
                <text:p>150.65121932548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8">
                <text:p>1408</text:p>
              </table:table-cell>
              <table:table-cell office:value-type="float" office:value="46.294869774997">
                <text:p>46.29486977499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9">
                <text:p>1409</text:p>
              </table:table-cell>
              <table:table-cell office:value-type="float" office:value="11.6379999893747">
                <text:p>11.637999989374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0">
                <text:p>1410</text:p>
              </table:table-cell>
              <table:table-cell office:value-type="float" office:value="8.25028582480255">
                <text:p>8.2502858248025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1">
                <text:p>1411</text:p>
              </table:table-cell>
              <table:table-cell office:value-type="float" office:value="2.57103086110426">
                <text:p>2.5710308611042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2">
                <text:p>1412</text:p>
              </table:table-cell>
              <table:table-cell office:value-type="float" office:value="153.711435002695">
                <text:p>153.71143500269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3">
                <text:p>1413</text:p>
              </table:table-cell>
              <table:table-cell office:value-type="float" office:value="35.9550127394825">
                <text:p>35.955012739482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4">
                <text:p>1414</text:p>
              </table:table-cell>
              <table:table-cell office:value-type="float" office:value="54.3908351448274">
                <text:p>54.390835144827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5">
                <text:p>1415</text:p>
              </table:table-cell>
              <table:table-cell office:value-type="float" office:value="13.2385492997255">
                <text:p>13.238549299725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6">
                <text:p>1416</text:p>
              </table:table-cell>
              <table:table-cell office:value-type="float" office:value="3.24645254293376">
                <text:p>3.2464525429337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7">
                <text:p>1417</text:p>
              </table:table-cell>
              <table:table-cell office:value-type="float" office:value="1.01855796179289">
                <text:p>1.0185579617928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8">
                <text:p>1418</text:p>
              </table:table-cell>
              <table:table-cell office:value-type="float" office:value="2.59590347232271">
                <text:p>2.5959034723227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9">
                <text:p>1419</text:p>
              </table:table-cell>
              <table:table-cell office:value-type="float" office:value="130.819820052735">
                <text:p>130.81982005273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0">
                <text:p>1420</text:p>
              </table:table-cell>
              <table:table-cell office:value-type="float" office:value="1.08997808694257">
                <text:p>1.0899780869425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1">
                <text:p>1421</text:p>
              </table:table-cell>
              <table:table-cell office:value-type="float" office:value="8.25408522298553">
                <text:p>8.2540852229855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2">
                <text:p>1422</text:p>
              </table:table-cell>
              <table:table-cell office:value-type="float" office:value="61.1713116333566">
                <text:p>61.171311633356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3">
                <text:p>1423</text:p>
              </table:table-cell>
              <table:table-cell office:value-type="float" office:value="7.8806500117223">
                <text:p>7.880650011722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4">
                <text:p>1424</text:p>
              </table:table-cell>
              <table:table-cell office:value-type="float" office:value="4.20662696107616">
                <text:p>4.2066269610761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5">
                <text:p>1425</text:p>
              </table:table-cell>
              <table:table-cell office:value-type="float" office:value="297.882001920928">
                <text:p>297.88200192092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6">
                <text:p>1426</text:p>
              </table:table-cell>
              <table:table-cell office:value-type="float" office:value="301.191949743466">
                <text:p>301.19194974346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7">
                <text:p>1427</text:p>
              </table:table-cell>
              <table:table-cell office:value-type="float" office:value="212.492094695933">
                <text:p>212.49209469593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8">
                <text:p>1428</text:p>
              </table:table-cell>
              <table:table-cell office:value-type="float" office:value="2.28222042680962">
                <text:p>2.2822204268096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9">
                <text:p>1429</text:p>
              </table:table-cell>
              <table:table-cell office:value-type="float" office:value="39.0978438814114">
                <text:p>39.097843881411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0">
                <text:p>1430</text:p>
              </table:table-cell>
              <table:table-cell office:value-type="float" office:value="3.99002968627321">
                <text:p>3.9900296862732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1">
                <text:p>1431</text:p>
              </table:table-cell>
              <table:table-cell office:value-type="float" office:value="10.2303472001582">
                <text:p>10.230347200158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2">
                <text:p>1432</text:p>
              </table:table-cell>
              <table:table-cell office:value-type="float" office:value="7.00788776972342">
                <text:p>7.0078877697234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3">
                <text:p>1433</text:p>
              </table:table-cell>
              <table:table-cell office:value-type="float" office:value="913.657689015695">
                <text:p>913.65768901569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4">
                <text:p>1434</text:p>
              </table:table-cell>
              <table:table-cell office:value-type="float" office:value="31.6892108295412">
                <text:p>31.689210829541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5">
                <text:p>1435</text:p>
              </table:table-cell>
              <table:table-cell office:value-type="float" office:value="225.090925387343">
                <text:p>225.09092538734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6">
                <text:p>1436</text:p>
              </table:table-cell>
              <table:table-cell office:value-type="float" office:value="3.34261990203017">
                <text:p>3.3426199020301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7">
                <text:p>1437</text:p>
              </table:table-cell>
              <table:table-cell office:value-type="float" office:value="18.7810791994972">
                <text:p>18.781079199497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8">
                <text:p>1438</text:p>
              </table:table-cell>
              <table:table-cell office:value-type="float" office:value="154.262048553468">
                <text:p>154.26204855346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9">
                <text:p>1439</text:p>
              </table:table-cell>
              <table:table-cell office:value-type="float" office:value="82.2646496438889">
                <text:p>82.264649643888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0">
                <text:p>1440</text:p>
              </table:table-cell>
              <table:table-cell office:value-type="float" office:value="88.9463963998158">
                <text:p>88.946396399815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8.96513611007861">
                <text:p>8.9651361100786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3.51462048829032">
                <text:p>3.5146204882903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172.290460096991">
                <text:p>172.29046009699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94.9113084870176">
                <text:p>94.911308487017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5">
                <text:p>1445</text:p>
              </table:table-cell>
              <table:table-cell office:value-type="float" office:value="337.264942931936">
                <text:p>337.26494293193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6">
                <text:p>1446</text:p>
              </table:table-cell>
              <table:table-cell office:value-type="float" office:value="57.3095715368286">
                <text:p>57.309571536828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7">
                <text:p>1447</text:p>
              </table:table-cell>
              <table:table-cell office:value-type="float" office:value="14.2245258890705">
                <text:p>14.224525889070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8">
                <text:p>1448</text:p>
              </table:table-cell>
              <table:table-cell office:value-type="float" office:value="143.665821745578">
                <text:p>143.66582174557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9">
                <text:p>1449</text:p>
              </table:table-cell>
              <table:table-cell office:value-type="float" office:value="514.013599648893">
                <text:p>514.01359964889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0">
                <text:p>1450</text:p>
              </table:table-cell>
              <table:table-cell office:value-type="float" office:value="32.0635152526372">
                <text:p>32.063515252637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1">
                <text:p>1451</text:p>
              </table:table-cell>
              <table:table-cell office:value-type="float" office:value="4.03294217048235">
                <text:p>4.0329421704823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2">
                <text:p>1452</text:p>
              </table:table-cell>
              <table:table-cell office:value-type="float" office:value="3.47432239852671">
                <text:p>3.4743223985267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3">
                <text:p>1453</text:p>
              </table:table-cell>
              <table:table-cell office:value-type="float" office:value="134.479266298759">
                <text:p>134.47926629875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4">
                <text:p>1454</text:p>
              </table:table-cell>
              <table:table-cell office:value-type="float" office:value="58.9452651414519">
                <text:p>58.945265141451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5">
                <text:p>1455</text:p>
              </table:table-cell>
              <table:table-cell office:value-type="float" office:value="825.96824423419">
                <text:p>825.9682442341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6">
                <text:p>1456</text:p>
              </table:table-cell>
              <table:table-cell office:value-type="float" office:value="4.27523366399224">
                <text:p>4.2752336639922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7">
                <text:p>1457</text:p>
              </table:table-cell>
              <table:table-cell office:value-type="float" office:value="19.7842184906939">
                <text:p>19.784218490693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8">
                <text:p>1458</text:p>
              </table:table-cell>
              <table:table-cell office:value-type="float" office:value="272.288847041619">
                <text:p>272.28884704161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9">
                <text:p>1459</text:p>
              </table:table-cell>
              <table:table-cell office:value-type="float" office:value="3.68398955790325">
                <text:p>3.6839895579032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0">
                <text:p>1460</text:p>
              </table:table-cell>
              <table:table-cell office:value-type="float" office:value="8.72008336037751">
                <text:p>8.7200833603775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1">
                <text:p>1461</text:p>
              </table:table-cell>
              <table:table-cell office:value-type="float" office:value="1.94961754638263">
                <text:p>1.9496175463826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887.91685914344">
                <text:p>887.9168591434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3">
                <text:p>1463</text:p>
              </table:table-cell>
              <table:table-cell office:value-type="float" office:value="226.563303612243">
                <text:p>226.56330361224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4">
                <text:p>1464</text:p>
              </table:table-cell>
              <table:table-cell office:value-type="float" office:value="63.1285111654498">
                <text:p>63.128511165449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5">
                <text:p>1465</text:p>
              </table:table-cell>
              <table:table-cell office:value-type="float" office:value="1.35840211399858">
                <text:p>1.3584021139985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6">
                <text:p>1466</text:p>
              </table:table-cell>
              <table:table-cell office:value-type="float" office:value="282.966296648016">
                <text:p>282.96629664801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7">
                <text:p>1467</text:p>
              </table:table-cell>
              <table:table-cell office:value-type="float" office:value="3.31361956387904">
                <text:p>3.3136195638790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8">
                <text:p>1468</text:p>
              </table:table-cell>
              <table:table-cell office:value-type="float" office:value="30.4240799059245">
                <text:p>30.424079905924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9">
                <text:p>1469</text:p>
              </table:table-cell>
              <table:table-cell office:value-type="float" office:value="1.02834975744369">
                <text:p>1.0283497574436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0">
                <text:p>1470</text:p>
              </table:table-cell>
              <table:table-cell office:value-type="float" office:value="2.82961147206188">
                <text:p>2.8296114720618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1">
                <text:p>1471</text:p>
              </table:table-cell>
              <table:table-cell office:value-type="float" office:value="89.646272377954">
                <text:p>89.64627237795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2">
                <text:p>1472</text:p>
              </table:table-cell>
              <table:table-cell office:value-type="float" office:value="16.5086990415338">
                <text:p>16.508699041533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3">
                <text:p>1473</text:p>
              </table:table-cell>
              <table:table-cell office:value-type="float" office:value="8.64083342519454">
                <text:p>8.6408334251945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4">
                <text:p>1474</text:p>
              </table:table-cell>
              <table:table-cell office:value-type="float" office:value="22.1556497644771">
                <text:p>22.155649764477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5">
                <text:p>1475</text:p>
              </table:table-cell>
              <table:table-cell office:value-type="float" office:value="438.58442323158">
                <text:p>438.5844232315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6">
                <text:p>1476</text:p>
              </table:table-cell>
              <table:table-cell office:value-type="float" office:value="446.729309564796">
                <text:p>446.72930956479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7">
                <text:p>1477</text:p>
              </table:table-cell>
              <table:table-cell office:value-type="float" office:value="184.147959551053">
                <text:p>184.14795955105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8">
                <text:p>1478</text:p>
              </table:table-cell>
              <table:table-cell office:value-type="float" office:value="403.357876117555">
                <text:p>403.35787611755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9">
                <text:p>1479</text:p>
              </table:table-cell>
              <table:table-cell office:value-type="float" office:value="8.9678686263417">
                <text:p>8.967868626341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0">
                <text:p>1480</text:p>
              </table:table-cell>
              <table:table-cell office:value-type="float" office:value="4.74142163873291">
                <text:p>4.7414216387329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1">
                <text:p>1481</text:p>
              </table:table-cell>
              <table:table-cell office:value-type="float" office:value="2.63810053010336">
                <text:p>2.6381005301033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2">
                <text:p>1482</text:p>
              </table:table-cell>
              <table:table-cell office:value-type="float" office:value="26.8102620840067">
                <text:p>26.810262084006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3">
                <text:p>1483</text:p>
              </table:table-cell>
              <table:table-cell office:value-type="float" office:value="33.2965771113432">
                <text:p>33.296577111343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4">
                <text:p>1484</text:p>
              </table:table-cell>
              <table:table-cell office:value-type="float" office:value="24.9155875729132">
                <text:p>24.915587572913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5">
                <text:p>1485</text:p>
              </table:table-cell>
              <table:table-cell office:value-type="float" office:value="13.6538058147704">
                <text:p>13.653805814770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6">
                <text:p>1486</text:p>
              </table:table-cell>
              <table:table-cell office:value-type="float" office:value="168.583616902276">
                <text:p>168.58361690227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7">
                <text:p>1487</text:p>
              </table:table-cell>
              <table:table-cell office:value-type="float" office:value="62.8042133480022">
                <text:p>62.804213348002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8">
                <text:p>1488</text:p>
              </table:table-cell>
              <table:table-cell office:value-type="float" office:value="23.7949672596867">
                <text:p>23.794967259686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9">
                <text:p>1489</text:p>
              </table:table-cell>
              <table:table-cell office:value-type="float" office:value="33.0034241479684">
                <text:p>33.003424147968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0">
                <text:p>1490</text:p>
              </table:table-cell>
              <table:table-cell office:value-type="float" office:value="41.5206170186506">
                <text:p>41.520617018650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1">
                <text:p>1491</text:p>
              </table:table-cell>
              <table:table-cell office:value-type="float" office:value="1.5762511580327">
                <text:p>1.576251158032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2">
                <text:p>1492</text:p>
              </table:table-cell>
              <table:table-cell office:value-type="float" office:value="2.33515011163195">
                <text:p>2.3351501116319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3">
                <text:p>1493</text:p>
              </table:table-cell>
              <table:table-cell office:value-type="float" office:value="80.5326692961221">
                <text:p>80.532669296122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4">
                <text:p>1494</text:p>
              </table:table-cell>
              <table:table-cell office:value-type="float" office:value="1.8920360359215">
                <text:p>1.892036035921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5">
                <text:p>1495</text:p>
              </table:table-cell>
              <table:table-cell office:value-type="float" office:value="378.09499069732">
                <text:p>378.0949906973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6">
                <text:p>1496</text:p>
              </table:table-cell>
              <table:table-cell office:value-type="float" office:value="2.44286278421418">
                <text:p>2.4428627842141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7">
                <text:p>1497</text:p>
              </table:table-cell>
              <table:table-cell office:value-type="float" office:value="705.226577184263">
                <text:p>705.22657718426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8">
                <text:p>1498</text:p>
              </table:table-cell>
              <table:table-cell office:value-type="float" office:value="46.3350533410917">
                <text:p>46.335053341091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9">
                <text:p>1499</text:p>
              </table:table-cell>
              <table:table-cell office:value-type="float" office:value="236.016405217171">
                <text:p>236.01640521717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0">
                <text:p>1500</text:p>
              </table:table-cell>
              <table:table-cell office:value-type="float" office:value="820.821115498829">
                <text:p>820.82111549882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1">
                <text:p>1501</text:p>
              </table:table-cell>
              <table:table-cell office:value-type="float" office:value="263.467962885828">
                <text:p>263.46796288582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2">
                <text:p>1502</text:p>
              </table:table-cell>
              <table:table-cell office:value-type="float" office:value="38.5597900626968">
                <text:p>38.559790062696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3">
                <text:p>1503</text:p>
              </table:table-cell>
              <table:table-cell office:value-type="float" office:value="1.78223678065241">
                <text:p>1.7822367806524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4">
                <text:p>1504</text:p>
              </table:table-cell>
              <table:table-cell office:value-type="float" office:value="18.7900435937341">
                <text:p>18.790043593734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5">
                <text:p>1505</text:p>
              </table:table-cell>
              <table:table-cell office:value-type="float" office:value="256.496472617356">
                <text:p>256.49647261735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6">
                <text:p>1506</text:p>
              </table:table-cell>
              <table:table-cell office:value-type="float" office:value="233.30054392603">
                <text:p>233.3005439260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7">
                <text:p>1507</text:p>
              </table:table-cell>
              <table:table-cell office:value-type="float" office:value="2.27485811588641">
                <text:p>2.2748581158864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8">
                <text:p>1508</text:p>
              </table:table-cell>
              <table:table-cell office:value-type="float" office:value="48.6840192928718">
                <text:p>48.684019292871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09">
                <text:p>1509</text:p>
              </table:table-cell>
              <table:table-cell office:value-type="float" office:value="1.78475811675689">
                <text:p>1.7847581167568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0">
                <text:p>1510</text:p>
              </table:table-cell>
              <table:table-cell office:value-type="float" office:value="62.0153608720248">
                <text:p>62.015360872024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1">
                <text:p>1511</text:p>
              </table:table-cell>
              <table:table-cell office:value-type="float" office:value="170.966504211021">
                <text:p>170.96650421102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2">
                <text:p>1512</text:p>
              </table:table-cell>
              <table:table-cell office:value-type="float" office:value="6.6619610477941">
                <text:p>6.661961047794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3">
                <text:p>1513</text:p>
              </table:table-cell>
              <table:table-cell office:value-type="float" office:value="104.724287389809">
                <text:p>104.72428738980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4">
                <text:p>1514</text:p>
              </table:table-cell>
              <table:table-cell office:value-type="float" office:value="147.177600279457">
                <text:p>147.17760027945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5">
                <text:p>1515</text:p>
              </table:table-cell>
              <table:table-cell office:value-type="float" office:value="252.943519959393">
                <text:p>252.94351995939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6">
                <text:p>1516</text:p>
              </table:table-cell>
              <table:table-cell office:value-type="float" office:value="13.4471091023411">
                <text:p>13.447109102341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7">
                <text:p>1517</text:p>
              </table:table-cell>
              <table:table-cell office:value-type="float" office:value="4.79821802011387">
                <text:p>4.7982180201138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8">
                <text:p>1518</text:p>
              </table:table-cell>
              <table:table-cell office:value-type="float" office:value="9.52646826952713">
                <text:p>9.5264682695271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19">
                <text:p>1519</text:p>
              </table:table-cell>
              <table:table-cell office:value-type="float" office:value="3.14095552463224">
                <text:p>3.1409555246322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0">
                <text:p>1520</text:p>
              </table:table-cell>
              <table:table-cell office:value-type="float" office:value="23.6696022360014">
                <text:p>23.669602236001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1">
                <text:p>1521</text:p>
              </table:table-cell>
              <table:table-cell office:value-type="float" office:value="51.6458393422251">
                <text:p>51.645839342225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2">
                <text:p>1522</text:p>
              </table:table-cell>
              <table:table-cell office:value-type="float" office:value="31.4478765778768">
                <text:p>31.447876577876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3">
                <text:p>1523</text:p>
              </table:table-cell>
              <table:table-cell office:value-type="float" office:value="5.81672077122309">
                <text:p>5.8167207712230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4">
                <text:p>1524</text:p>
              </table:table-cell>
              <table:table-cell office:value-type="float" office:value="188.814726256807">
                <text:p>188.81472625680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5">
                <text:p>1525</text:p>
              </table:table-cell>
              <table:table-cell office:value-type="float" office:value="22.1390190566765">
                <text:p>22.139019056676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6">
                <text:p>1526</text:p>
              </table:table-cell>
              <table:table-cell office:value-type="float" office:value="21.3549453529813">
                <text:p>21.354945352981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7">
                <text:p>1527</text:p>
              </table:table-cell>
              <table:table-cell office:value-type="float" office:value="808.958827084797">
                <text:p>808.95882708479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8">
                <text:p>1528</text:p>
              </table:table-cell>
              <table:table-cell office:value-type="float" office:value="37.9393454665718">
                <text:p>37.939345466571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29">
                <text:p>1529</text:p>
              </table:table-cell>
              <table:table-cell office:value-type="float" office:value="17.507849671449">
                <text:p>17.50784967144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0">
                <text:p>1530</text:p>
              </table:table-cell>
              <table:table-cell office:value-type="float" office:value="1.40323551711966">
                <text:p>1.4032355171196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1">
                <text:p>1531</text:p>
              </table:table-cell>
              <table:table-cell office:value-type="float" office:value="487.421104186617">
                <text:p>487.42110418661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2">
                <text:p>1532</text:p>
              </table:table-cell>
              <table:table-cell office:value-type="float" office:value="32.3186271048789">
                <text:p>32.318627104878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3">
                <text:p>1533</text:p>
              </table:table-cell>
              <table:table-cell office:value-type="float" office:value="2.88516865729255">
                <text:p>2.8851686572925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4">
                <text:p>1534</text:p>
              </table:table-cell>
              <table:table-cell office:value-type="float" office:value="2.6635924579266">
                <text:p>2.663592457926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5">
                <text:p>1535</text:p>
              </table:table-cell>
              <table:table-cell office:value-type="float" office:value="2.13962248077605">
                <text:p>2.1396224807760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6">
                <text:p>1536</text:p>
              </table:table-cell>
              <table:table-cell office:value-type="float" office:value="31.4902607829558">
                <text:p>31.490260782955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7">
                <text:p>1537</text:p>
              </table:table-cell>
              <table:table-cell office:value-type="float" office:value="95.1011623815267">
                <text:p>95.101162381526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8">
                <text:p>1538</text:p>
              </table:table-cell>
              <table:table-cell office:value-type="float" office:value="4.28379101033843">
                <text:p>4.2837910103384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39">
                <text:p>1539</text:p>
              </table:table-cell>
              <table:table-cell office:value-type="float" office:value="4.1478796777291">
                <text:p>4.147879677729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0">
                <text:p>1540</text:p>
              </table:table-cell>
              <table:table-cell office:value-type="float" office:value="68.9671418442225">
                <text:p>68.967141844222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1">
                <text:p>1541</text:p>
              </table:table-cell>
              <table:table-cell office:value-type="float" office:value="1.37289380260119">
                <text:p>1.3728938026011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2">
                <text:p>1542</text:p>
              </table:table-cell>
              <table:table-cell office:value-type="float" office:value="40.5360909942543">
                <text:p>40.536090994254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3">
                <text:p>1543</text:p>
              </table:table-cell>
              <table:table-cell office:value-type="float" office:value="1.92947313800163">
                <text:p>1.9294731380016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4">
                <text:p>1544</text:p>
              </table:table-cell>
              <table:table-cell office:value-type="float" office:value="60.1521779690993">
                <text:p>60.152177969099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5">
                <text:p>1545</text:p>
              </table:table-cell>
              <table:table-cell office:value-type="float" office:value="11.3537210788448">
                <text:p>11.353721078844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6">
                <text:p>1546</text:p>
              </table:table-cell>
              <table:table-cell office:value-type="float" office:value="169.371886662642">
                <text:p>169.37188666264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7">
                <text:p>1547</text:p>
              </table:table-cell>
              <table:table-cell office:value-type="float" office:value="407.968703970171">
                <text:p>407.96870397017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8">
                <text:p>1548</text:p>
              </table:table-cell>
              <table:table-cell office:value-type="float" office:value="589.69216603473">
                <text:p>589.6921660347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49">
                <text:p>1549</text:p>
              </table:table-cell>
              <table:table-cell office:value-type="float" office:value="972.5615512585">
                <text:p>972.561551258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0">
                <text:p>1550</text:p>
              </table:table-cell>
              <table:table-cell office:value-type="float" office:value="560.385494789879">
                <text:p>560.38549478987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1">
                <text:p>1551</text:p>
              </table:table-cell>
              <table:table-cell office:value-type="float" office:value="2.4053723409108">
                <text:p>2.405372340910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2">
                <text:p>1552</text:p>
              </table:table-cell>
              <table:table-cell office:value-type="float" office:value="394.331416821409">
                <text:p>394.33141682140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3">
                <text:p>1553</text:p>
              </table:table-cell>
              <table:table-cell office:value-type="float" office:value="4.07492267294202">
                <text:p>4.0749226729420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4">
                <text:p>1554</text:p>
              </table:table-cell>
              <table:table-cell office:value-type="float" office:value="378.504833392994">
                <text:p>378.50483339299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5">
                <text:p>1555</text:p>
              </table:table-cell>
              <table:table-cell office:value-type="float" office:value="833.609375412033">
                <text:p>833.60937541203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6">
                <text:p>1556</text:p>
              </table:table-cell>
              <table:table-cell office:value-type="float" office:value="4.15665124294083">
                <text:p>4.1566512429408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20.9011823281456">
                <text:p>20.901182328145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8">
                <text:p>1558</text:p>
              </table:table-cell>
              <table:table-cell office:value-type="float" office:value="7.61211486392469">
                <text:p>7.6121148639246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59">
                <text:p>1559</text:p>
              </table:table-cell>
              <table:table-cell office:value-type="float" office:value="1.02224131359505">
                <text:p>1.0222413135950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0">
                <text:p>1560</text:p>
              </table:table-cell>
              <table:table-cell office:value-type="float" office:value="498.389938363688">
                <text:p>498.38993836368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1">
                <text:p>1561</text:p>
              </table:table-cell>
              <table:table-cell office:value-type="float" office:value="466.011370442198">
                <text:p>466.01137044219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2">
                <text:p>1562</text:p>
              </table:table-cell>
              <table:table-cell office:value-type="float" office:value="765.537259865127">
                <text:p>765.53725986512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3">
                <text:p>1563</text:p>
              </table:table-cell>
              <table:table-cell office:value-type="float" office:value="818.192506235879">
                <text:p>818.19250623587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4">
                <text:p>1564</text:p>
              </table:table-cell>
              <table:table-cell office:value-type="float" office:value="262.422788674158">
                <text:p>262.42278867415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5">
                <text:p>1565</text:p>
              </table:table-cell>
              <table:table-cell office:value-type="float" office:value="41.2547911921645">
                <text:p>41.254791192164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6">
                <text:p>1566</text:p>
              </table:table-cell>
              <table:table-cell office:value-type="float" office:value="4.12040813019907">
                <text:p>4.1204081301990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7">
                <text:p>1567</text:p>
              </table:table-cell>
              <table:table-cell office:value-type="float" office:value="119.501510198221">
                <text:p>119.50151019822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8">
                <text:p>1568</text:p>
              </table:table-cell>
              <table:table-cell office:value-type="float" office:value="1.21425851674076">
                <text:p>1.2142585167407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69">
                <text:p>1569</text:p>
              </table:table-cell>
              <table:table-cell office:value-type="float" office:value="28.9065459425891">
                <text:p>28.906545942589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0">
                <text:p>1570</text:p>
              </table:table-cell>
              <table:table-cell office:value-type="float" office:value="82.168558198847">
                <text:p>82.16855819884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1">
                <text:p>1571</text:p>
              </table:table-cell>
              <table:table-cell office:value-type="float" office:value="59.6118620117583">
                <text:p>59.611862011758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2">
                <text:p>1572</text:p>
              </table:table-cell>
              <table:table-cell office:value-type="float" office:value="381.929208023689">
                <text:p>381.92920802368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3">
                <text:p>1573</text:p>
              </table:table-cell>
              <table:table-cell office:value-type="float" office:value="169.397185577294">
                <text:p>169.39718557729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4">
                <text:p>1574</text:p>
              </table:table-cell>
              <table:table-cell office:value-type="float" office:value="287.397014004013">
                <text:p>287.39701400401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5">
                <text:p>1575</text:p>
              </table:table-cell>
              <table:table-cell office:value-type="float" office:value="13.8387561962108">
                <text:p>13.838756196210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6">
                <text:p>1576</text:p>
              </table:table-cell>
              <table:table-cell office:value-type="float" office:value="337.706477628996">
                <text:p>337.70647762899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7">
                <text:p>1577</text:p>
              </table:table-cell>
              <table:table-cell office:value-type="float" office:value="6.68390680075036">
                <text:p>6.6839068007503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8">
                <text:p>1578</text:p>
              </table:table-cell>
              <table:table-cell office:value-type="float" office:value="71.5159225025609">
                <text:p>71.515922502560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9">
                <text:p>1579</text:p>
              </table:table-cell>
              <table:table-cell office:value-type="float" office:value="7.8928143248281">
                <text:p>7.892814324828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0">
                <text:p>1580</text:p>
              </table:table-cell>
              <table:table-cell office:value-type="float" office:value="133.128332768658">
                <text:p>133.12833276865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1">
                <text:p>1581</text:p>
              </table:table-cell>
              <table:table-cell office:value-type="float" office:value="63.7460965066323">
                <text:p>63.746096506632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2">
                <text:p>1582</text:p>
              </table:table-cell>
              <table:table-cell office:value-type="float" office:value="6.83606227564821">
                <text:p>6.8360622756482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3">
                <text:p>1583</text:p>
              </table:table-cell>
              <table:table-cell office:value-type="float" office:value="50.1469629500231">
                <text:p>50.146962950023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4">
                <text:p>1584</text:p>
              </table:table-cell>
              <table:table-cell office:value-type="float" office:value="68.1755229859406">
                <text:p>68.175522985940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5">
                <text:p>1585</text:p>
              </table:table-cell>
              <table:table-cell office:value-type="float" office:value="13.0292894692149">
                <text:p>13.029289469214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6">
                <text:p>1586</text:p>
              </table:table-cell>
              <table:table-cell office:value-type="float" office:value="4.27548891814527">
                <text:p>4.2754889181452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7">
                <text:p>1587</text:p>
              </table:table-cell>
              <table:table-cell office:value-type="float" office:value="1.13689315317469">
                <text:p>1.1368931531746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8">
                <text:p>1588</text:p>
              </table:table-cell>
              <table:table-cell office:value-type="float" office:value="9.16080630777986">
                <text:p>9.1608063077798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89">
                <text:p>1589</text:p>
              </table:table-cell>
              <table:table-cell office:value-type="float" office:value="1.08165524600854">
                <text:p>1.0816552460085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0">
                <text:p>1590</text:p>
              </table:table-cell>
              <table:table-cell office:value-type="float" office:value="25.9601937943412">
                <text:p>25.960193794341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1">
                <text:p>1591</text:p>
              </table:table-cell>
              <table:table-cell office:value-type="float" office:value="6.37343881501232">
                <text:p>6.3734388150123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2">
                <text:p>1592</text:p>
              </table:table-cell>
              <table:table-cell office:value-type="float" office:value="82.3135517282888">
                <text:p>82.313551728288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3">
                <text:p>1593</text:p>
              </table:table-cell>
              <table:table-cell office:value-type="float" office:value="353.068800436088">
                <text:p>353.06880043608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4">
                <text:p>1594</text:p>
              </table:table-cell>
              <table:table-cell office:value-type="float" office:value="75.5808413709485">
                <text:p>75.580841370948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5">
                <text:p>1595</text:p>
              </table:table-cell>
              <table:table-cell office:value-type="float" office:value="3.72588629171632">
                <text:p>3.7258862917163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6">
                <text:p>1596</text:p>
              </table:table-cell>
              <table:table-cell office:value-type="float" office:value="16.6240501139499">
                <text:p>16.624050113949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7">
                <text:p>1597</text:p>
              </table:table-cell>
              <table:table-cell office:value-type="float" office:value="1.25868074709382">
                <text:p>1.2586807470938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8">
                <text:p>1598</text:p>
              </table:table-cell>
              <table:table-cell office:value-type="float" office:value="62.9030245553067">
                <text:p>62.903024555306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99">
                <text:p>1599</text:p>
              </table:table-cell>
              <table:table-cell office:value-type="float" office:value="286.282175314774">
                <text:p>286.28217531477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0">
                <text:p>1600</text:p>
              </table:table-cell>
              <table:table-cell office:value-type="float" office:value="4.23272221884525">
                <text:p>4.2327222188452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1">
                <text:p>1601</text:p>
              </table:table-cell>
              <table:table-cell office:value-type="float" office:value="7.19616176369047">
                <text:p>7.1961617636904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2">
                <text:p>1602</text:p>
              </table:table-cell>
              <table:table-cell office:value-type="float" office:value="87.1692938256325">
                <text:p>87.169293825632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3">
                <text:p>1603</text:p>
              </table:table-cell>
              <table:table-cell office:value-type="float" office:value="503.978067443347">
                <text:p>503.978067443347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4">
                <text:p>1604</text:p>
              </table:table-cell>
              <table:table-cell office:value-type="float" office:value="15.9146148510551">
                <text:p>15.914614851055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5">
                <text:p>1605</text:p>
              </table:table-cell>
              <table:table-cell office:value-type="float" office:value="13.3047622466011">
                <text:p>13.304762246601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6">
                <text:p>1606</text:p>
              </table:table-cell>
              <table:table-cell office:value-type="float" office:value="1.81345586325709">
                <text:p>1.8134558632570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7">
                <text:p>1607</text:p>
              </table:table-cell>
              <table:table-cell office:value-type="float" office:value="59.2881634329755">
                <text:p>59.288163432975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8">
                <text:p>1608</text:p>
              </table:table-cell>
              <table:table-cell office:value-type="float" office:value="1.90134510301901">
                <text:p>1.9013451030190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09">
                <text:p>1609</text:p>
              </table:table-cell>
              <table:table-cell office:value-type="float" office:value="14.7626721555972">
                <text:p>14.762672155597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0">
                <text:p>1610</text:p>
              </table:table-cell>
              <table:table-cell office:value-type="float" office:value="303.238885084787">
                <text:p>303.23888508478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1">
                <text:p>1611</text:p>
              </table:table-cell>
              <table:table-cell office:value-type="float" office:value="1.03512958601364">
                <text:p>1.0351295860136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2">
                <text:p>1612</text:p>
              </table:table-cell>
              <table:table-cell office:value-type="float" office:value="679.585296227826">
                <text:p>679.58529622782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3">
                <text:p>1613</text:p>
              </table:table-cell>
              <table:table-cell office:value-type="float" office:value="27.9871279908385">
                <text:p>27.987127990838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4">
                <text:p>1614</text:p>
              </table:table-cell>
              <table:table-cell office:value-type="float" office:value="1.2930652499617">
                <text:p>1.293065249961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5">
                <text:p>1615</text:p>
              </table:table-cell>
              <table:table-cell office:value-type="float" office:value="22.9098444862022">
                <text:p>22.909844486202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6">
                <text:p>1616</text:p>
              </table:table-cell>
              <table:table-cell office:value-type="float" office:value="11.063602458051">
                <text:p>11.06360245805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7">
                <text:p>1617</text:p>
              </table:table-cell>
              <table:table-cell office:value-type="float" office:value="96.4638816884549">
                <text:p>96.463881688454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8">
                <text:p>1618</text:p>
              </table:table-cell>
              <table:table-cell office:value-type="float" office:value="21.5194666879007">
                <text:p>21.519466687900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19">
                <text:p>1619</text:p>
              </table:table-cell>
              <table:table-cell office:value-type="float" office:value="4.27275569747322">
                <text:p>4.2727556974732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0">
                <text:p>1620</text:p>
              </table:table-cell>
              <table:table-cell office:value-type="float" office:value="86.1264789349432">
                <text:p>86.126478934943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1">
                <text:p>1621</text:p>
              </table:table-cell>
              <table:table-cell office:value-type="float" office:value="56.0002634142762">
                <text:p>56.000263414276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2">
                <text:p>1622</text:p>
              </table:table-cell>
              <table:table-cell office:value-type="float" office:value="10.0040919193444">
                <text:p>10.004091919344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3">
                <text:p>1623</text:p>
              </table:table-cell>
              <table:table-cell office:value-type="float" office:value="201.129504185442">
                <text:p>201.12950418544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4">
                <text:p>1624</text:p>
              </table:table-cell>
              <table:table-cell office:value-type="float" office:value="7.39512038171161">
                <text:p>7.3951203817116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5">
                <text:p>1625</text:p>
              </table:table-cell>
              <table:table-cell office:value-type="float" office:value="79.3824779257105">
                <text:p>79.382477925710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6">
                <text:p>1626</text:p>
              </table:table-cell>
              <table:table-cell office:value-type="float" office:value="13.9086821470163">
                <text:p>13.908682147016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7">
                <text:p>1627</text:p>
              </table:table-cell>
              <table:table-cell office:value-type="float" office:value="2.23054060369672">
                <text:p>2.2305406036967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8">
                <text:p>1628</text:p>
              </table:table-cell>
              <table:table-cell office:value-type="float" office:value="9.82321592738817">
                <text:p>9.8232159273881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29">
                <text:p>1629</text:p>
              </table:table-cell>
              <table:table-cell office:value-type="float" office:value="344.142342862128">
                <text:p>344.14234286212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0">
                <text:p>1630</text:p>
              </table:table-cell>
              <table:table-cell office:value-type="float" office:value="45.392840421281">
                <text:p>45.39284042128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1">
                <text:p>1631</text:p>
              </table:table-cell>
              <table:table-cell office:value-type="float" office:value="30.4243902448858">
                <text:p>30.424390244885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2">
                <text:p>1632</text:p>
              </table:table-cell>
              <table:table-cell office:value-type="float" office:value="74.011852831761">
                <text:p>74.01185283176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3">
                <text:p>1633</text:p>
              </table:table-cell>
              <table:table-cell office:value-type="float" office:value="6.58487108983708">
                <text:p>6.5848710898370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4">
                <text:p>1634</text:p>
              </table:table-cell>
              <table:table-cell office:value-type="float" office:value="43.8175107448245">
                <text:p>43.817510744824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5">
                <text:p>1635</text:p>
              </table:table-cell>
              <table:table-cell office:value-type="float" office:value="70.6129868078122">
                <text:p>70.612986807812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6">
                <text:p>1636</text:p>
              </table:table-cell>
              <table:table-cell office:value-type="float" office:value="4.22710414845426">
                <text:p>4.2271041484542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7">
                <text:p>1637</text:p>
              </table:table-cell>
              <table:table-cell office:value-type="float" office:value="346.084425974568">
                <text:p>346.08442597456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8">
                <text:p>1638</text:p>
              </table:table-cell>
              <table:table-cell office:value-type="float" office:value="7.43151655622947">
                <text:p>7.4315165562294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39">
                <text:p>1639</text:p>
              </table:table-cell>
              <table:table-cell office:value-type="float" office:value="15.8655001618178">
                <text:p>15.865500161817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0">
                <text:p>1640</text:p>
              </table:table-cell>
              <table:table-cell office:value-type="float" office:value="174.209777085808">
                <text:p>174.20977708580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.51035624893116">
                <text:p>1.5103562489311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2">
                <text:p>1642</text:p>
              </table:table-cell>
              <table:table-cell office:value-type="float" office:value="318.184488859788">
                <text:p>318.18448885978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3">
                <text:p>1643</text:p>
              </table:table-cell>
              <table:table-cell office:value-type="float" office:value="646.791648002361">
                <text:p>646.79164800236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4">
                <text:p>1644</text:p>
              </table:table-cell>
              <table:table-cell office:value-type="float" office:value="2.11141171293478">
                <text:p>2.1114117129347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5">
                <text:p>1645</text:p>
              </table:table-cell>
              <table:table-cell office:value-type="float" office:value="72.4099891478323">
                <text:p>72.409989147832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6">
                <text:p>1646</text:p>
              </table:table-cell>
              <table:table-cell office:value-type="float" office:value="2.06396603112303">
                <text:p>2.0639660311230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7">
                <text:p>1647</text:p>
              </table:table-cell>
              <table:table-cell office:value-type="float" office:value="3.63851473227589">
                <text:p>3.6385147322758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8">
                <text:p>1648</text:p>
              </table:table-cell>
              <table:table-cell office:value-type="float" office:value="796.40438496027">
                <text:p>796.4043849602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49">
                <text:p>1649</text:p>
              </table:table-cell>
              <table:table-cell office:value-type="float" office:value="16.7274665551942">
                <text:p>16.727466555194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0">
                <text:p>1650</text:p>
              </table:table-cell>
              <table:table-cell office:value-type="float" office:value="1.52447852092447">
                <text:p>1.5244785209244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1">
                <text:p>1651</text:p>
              </table:table-cell>
              <table:table-cell office:value-type="float" office:value="991.577987263207">
                <text:p>991.57798726320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2">
                <text:p>1652</text:p>
              </table:table-cell>
              <table:table-cell office:value-type="float" office:value="924.855182754875">
                <text:p>924.85518275487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3">
                <text:p>1653</text:p>
              </table:table-cell>
              <table:table-cell office:value-type="float" office:value="226.811830357077">
                <text:p>226.81183035707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4">
                <text:p>1654</text:p>
              </table:table-cell>
              <table:table-cell office:value-type="float" office:value="1.78286787230357">
                <text:p>1.7828678723035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5">
                <text:p>1655</text:p>
              </table:table-cell>
              <table:table-cell office:value-type="float" office:value="7.40189022857204">
                <text:p>7.4018902285720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6">
                <text:p>1656</text:p>
              </table:table-cell>
              <table:table-cell office:value-type="float" office:value="50.6189776281632">
                <text:p>50.618977628163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7">
                <text:p>1657</text:p>
              </table:table-cell>
              <table:table-cell office:value-type="float" office:value="188.728080616045">
                <text:p>188.72808061604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8">
                <text:p>1658</text:p>
              </table:table-cell>
              <table:table-cell office:value-type="float" office:value="1.07570316405061">
                <text:p>1.0757031640506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59">
                <text:p>1659</text:p>
              </table:table-cell>
              <table:table-cell office:value-type="float" office:value="137.448631392646">
                <text:p>137.44863139264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0">
                <text:p>1660</text:p>
              </table:table-cell>
              <table:table-cell office:value-type="float" office:value="11.2423753817906">
                <text:p>11.242375381790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1">
                <text:p>1661</text:p>
              </table:table-cell>
              <table:table-cell office:value-type="float" office:value="14.4605071322532">
                <text:p>14.460507132253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2">
                <text:p>1662</text:p>
              </table:table-cell>
              <table:table-cell office:value-type="float" office:value="692.983415985297">
                <text:p>692.98341598529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3">
                <text:p>1663</text:p>
              </table:table-cell>
              <table:table-cell office:value-type="float" office:value="6.91370844928924">
                <text:p>6.9137084492892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4">
                <text:p>1664</text:p>
              </table:table-cell>
              <table:table-cell office:value-type="float" office:value="457.426278862865">
                <text:p>457.42627886286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5">
                <text:p>1665</text:p>
              </table:table-cell>
              <table:table-cell office:value-type="float" office:value="1.40596672086908">
                <text:p>1.4059667208690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6">
                <text:p>1666</text:p>
              </table:table-cell>
              <table:table-cell office:value-type="float" office:value="34.44276187885">
                <text:p>34.4427618788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7">
                <text:p>1667</text:p>
              </table:table-cell>
              <table:table-cell office:value-type="float" office:value="13.3140563987167">
                <text:p>13.314056398716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8">
                <text:p>1668</text:p>
              </table:table-cell>
              <table:table-cell office:value-type="float" office:value="738.557720235074">
                <text:p>738.55772023507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69">
                <text:p>1669</text:p>
              </table:table-cell>
              <table:table-cell office:value-type="float" office:value="11.0231836476298">
                <text:p>11.023183647629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0">
                <text:p>1670</text:p>
              </table:table-cell>
              <table:table-cell office:value-type="float" office:value="287.387694470537">
                <text:p>287.38769447053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1">
                <text:p>1671</text:p>
              </table:table-cell>
              <table:table-cell office:value-type="float" office:value="3.23753710119437">
                <text:p>3.2375371011943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2">
                <text:p>1672</text:p>
              </table:table-cell>
              <table:table-cell office:value-type="float" office:value="2.77101146160941">
                <text:p>2.7710114616094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3">
                <text:p>1673</text:p>
              </table:table-cell>
              <table:table-cell office:value-type="float" office:value="26.5327297458089">
                <text:p>26.532729745808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4">
                <text:p>1674</text:p>
              </table:table-cell>
              <table:table-cell office:value-type="float" office:value="444.13505275178">
                <text:p>444.1350527517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5">
                <text:p>1675</text:p>
              </table:table-cell>
              <table:table-cell office:value-type="float" office:value="1.22884729821137">
                <text:p>1.2288472982113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6">
                <text:p>1676</text:p>
              </table:table-cell>
              <table:table-cell office:value-type="float" office:value="54.9204239214868">
                <text:p>54.920423921486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7">
                <text:p>1677</text:p>
              </table:table-cell>
              <table:table-cell office:value-type="float" office:value="11.6717702503449">
                <text:p>11.671770250344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8">
                <text:p>1678</text:p>
              </table:table-cell>
              <table:table-cell office:value-type="float" office:value="1.36742810065347">
                <text:p>1.3674281006534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79">
                <text:p>1679</text:p>
              </table:table-cell>
              <table:table-cell office:value-type="float" office:value="152.008010021523">
                <text:p>152.00801002152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0">
                <text:p>1680</text:p>
              </table:table-cell>
              <table:table-cell office:value-type="float" office:value="492.929487793881">
                <text:p>492.92948779388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1">
                <text:p>1681</text:p>
              </table:table-cell>
              <table:table-cell office:value-type="float" office:value="508.151910474561">
                <text:p>508.15191047456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2">
                <text:p>1682</text:p>
              </table:table-cell>
              <table:table-cell office:value-type="float" office:value="23.1788220784713">
                <text:p>23.178822078471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3">
                <text:p>1683</text:p>
              </table:table-cell>
              <table:table-cell office:value-type="float" office:value="150.805073963755">
                <text:p>150.80507396375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4">
                <text:p>1684</text:p>
              </table:table-cell>
              <table:table-cell office:value-type="float" office:value="135.286715696907">
                <text:p>135.28671569690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5">
                <text:p>1685</text:p>
              </table:table-cell>
              <table:table-cell office:value-type="float" office:value="994.289155257211">
                <text:p>994.28915525721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6">
                <text:p>1686</text:p>
              </table:table-cell>
              <table:table-cell office:value-type="float" office:value="353.56215194002">
                <text:p>353.5621519400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7">
                <text:p>1687</text:p>
              </table:table-cell>
              <table:table-cell office:value-type="float" office:value="23.9555033050279">
                <text:p>23.955503305027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8">
                <text:p>1688</text:p>
              </table:table-cell>
              <table:table-cell office:value-type="float" office:value="50.0244096158469">
                <text:p>50.024409615846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89">
                <text:p>1689</text:p>
              </table:table-cell>
              <table:table-cell office:value-type="float" office:value="375.310601916689">
                <text:p>375.31060191668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0">
                <text:p>1690</text:p>
              </table:table-cell>
              <table:table-cell office:value-type="float" office:value="79.498075524158">
                <text:p>79.49807552415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1">
                <text:p>1691</text:p>
              </table:table-cell>
              <table:table-cell office:value-type="float" office:value="22.9679608606395">
                <text:p>22.967960860639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2">
                <text:p>1692</text:p>
              </table:table-cell>
              <table:table-cell office:value-type="float" office:value="1.76818385898803">
                <text:p>1.7681838589880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3">
                <text:p>1693</text:p>
              </table:table-cell>
              <table:table-cell office:value-type="float" office:value="33.3460940508657">
                <text:p>33.346094050865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4">
                <text:p>1694</text:p>
              </table:table-cell>
              <table:table-cell office:value-type="float" office:value="146.069711081715">
                <text:p>146.06971108171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5">
                <text:p>1695</text:p>
              </table:table-cell>
              <table:table-cell office:value-type="float" office:value="6.27115085569967">
                <text:p>6.2711508556996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6">
                <text:p>1696</text:p>
              </table:table-cell>
              <table:table-cell office:value-type="float" office:value="1022.75542066003">
                <text:p>1022.7554206600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7">
                <text:p>1697</text:p>
              </table:table-cell>
              <table:table-cell office:value-type="float" office:value="280.989160601928">
                <text:p>280.98916060192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8">
                <text:p>1698</text:p>
              </table:table-cell>
              <table:table-cell office:value-type="float" office:value="687.65335011317">
                <text:p>687.6533501131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99">
                <text:p>1699</text:p>
              </table:table-cell>
              <table:table-cell office:value-type="float" office:value="2.39226627051184">
                <text:p>2.3922662705118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0">
                <text:p>1700</text:p>
              </table:table-cell>
              <table:table-cell office:value-type="float" office:value="803.692453353624">
                <text:p>803.69245335362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1">
                <text:p>1701</text:p>
              </table:table-cell>
              <table:table-cell office:value-type="float" office:value="10.3589578981147">
                <text:p>10.358957898114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2">
                <text:p>1702</text:p>
              </table:table-cell>
              <table:table-cell office:value-type="float" office:value="258.550190118405">
                <text:p>258.55019011840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3">
                <text:p>1703</text:p>
              </table:table-cell>
              <table:table-cell office:value-type="float" office:value="8.11993205005115">
                <text:p>8.1199320500511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4">
                <text:p>1704</text:p>
              </table:table-cell>
              <table:table-cell office:value-type="float" office:value="51.9439752077479">
                <text:p>51.943975207747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5">
                <text:p>1705</text:p>
              </table:table-cell>
              <table:table-cell office:value-type="float" office:value="9.83545397771695">
                <text:p>9.8354539777169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6">
                <text:p>1706</text:p>
              </table:table-cell>
              <table:table-cell office:value-type="float" office:value="642.184713287528">
                <text:p>642.18471328752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7">
                <text:p>1707</text:p>
              </table:table-cell>
              <table:table-cell office:value-type="float" office:value="12.3350664402345">
                <text:p>12.335066440234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8">
                <text:p>1708</text:p>
              </table:table-cell>
              <table:table-cell office:value-type="float" office:value="900.366654721002">
                <text:p>900.36665472100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09">
                <text:p>1709</text:p>
              </table:table-cell>
              <table:table-cell office:value-type="float" office:value="801.502433004735">
                <text:p>801.50243300473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0">
                <text:p>1710</text:p>
              </table:table-cell>
              <table:table-cell office:value-type="float" office:value="18.6687347043299">
                <text:p>18.668734704329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1">
                <text:p>1711</text:p>
              </table:table-cell>
              <table:table-cell office:value-type="float" office:value="9.33883243052912">
                <text:p>9.3388324305291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2">
                <text:p>1712</text:p>
              </table:table-cell>
              <table:table-cell office:value-type="float" office:value="24.0741299040103">
                <text:p>24.074129904010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3">
                <text:p>1713</text:p>
              </table:table-cell>
              <table:table-cell office:value-type="float" office:value="1.78278996219753">
                <text:p>1.7827899621975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9.58366558189397">
                <text:p>9.5836655818939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5">
                <text:p>1715</text:p>
              </table:table-cell>
              <table:table-cell office:value-type="float" office:value="995.913604008362">
                <text:p>995.91360400836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6">
                <text:p>1716</text:p>
              </table:table-cell>
              <table:table-cell office:value-type="float" office:value="1.60536127944734">
                <text:p>1.6053612794473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7">
                <text:p>1717</text:p>
              </table:table-cell>
              <table:table-cell office:value-type="float" office:value="54.5184031620139">
                <text:p>54.518403162013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8">
                <text:p>1718</text:p>
              </table:table-cell>
              <table:table-cell office:value-type="float" office:value="209.911197026939">
                <text:p>209.91119702693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19">
                <text:p>1719</text:p>
              </table:table-cell>
              <table:table-cell office:value-type="float" office:value="130.909127880378">
                <text:p>130.90912788037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0">
                <text:p>1720</text:p>
              </table:table-cell>
              <table:table-cell office:value-type="float" office:value="4.26971869341352">
                <text:p>4.2697186934135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1">
                <text:p>1721</text:p>
              </table:table-cell>
              <table:table-cell office:value-type="float" office:value="118.196197853465">
                <text:p>118.19619785346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2">
                <text:p>1722</text:p>
              </table:table-cell>
              <table:table-cell office:value-type="float" office:value="41.7417774515156">
                <text:p>41.741777451515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3">
                <text:p>1723</text:p>
              </table:table-cell>
              <table:table-cell office:value-type="float" office:value="5.44727470456068">
                <text:p>5.4472747045606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4">
                <text:p>1724</text:p>
              </table:table-cell>
              <table:table-cell office:value-type="float" office:value="2.06637048998355">
                <text:p>2.0663704899835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5">
                <text:p>1725</text:p>
              </table:table-cell>
              <table:table-cell office:value-type="float" office:value="94.6046221789209">
                <text:p>94.604622178920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6">
                <text:p>1726</text:p>
              </table:table-cell>
              <table:table-cell office:value-type="float" office:value="122.888924745837">
                <text:p>122.88892474583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7">
                <text:p>1727</text:p>
              </table:table-cell>
              <table:table-cell office:value-type="float" office:value="2.06401792132669">
                <text:p>2.0640179213266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8">
                <text:p>1728</text:p>
              </table:table-cell>
              <table:table-cell office:value-type="float" office:value="1.73132104281158">
                <text:p>1.7313210428115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29">
                <text:p>1729</text:p>
              </table:table-cell>
              <table:table-cell office:value-type="float" office:value="4.07523891164494">
                <text:p>4.0752389116449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0">
                <text:p>1730</text:p>
              </table:table-cell>
              <table:table-cell office:value-type="float" office:value="798.526094081583">
                <text:p>798.52609408158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1">
                <text:p>1731</text:p>
              </table:table-cell>
              <table:table-cell office:value-type="float" office:value="12.514880838845">
                <text:p>12.51488083884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2">
                <text:p>1732</text:p>
              </table:table-cell>
              <table:table-cell office:value-type="float" office:value="29.6289601269739">
                <text:p>29.628960126973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3">
                <text:p>1733</text:p>
              </table:table-cell>
              <table:table-cell office:value-type="float" office:value="47.959861607515">
                <text:p>47.95986160751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4">
                <text:p>1734</text:p>
              </table:table-cell>
              <table:table-cell office:value-type="float" office:value="9.41920688815014">
                <text:p>9.4192068881501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5">
                <text:p>1735</text:p>
              </table:table-cell>
              <table:table-cell office:value-type="float" office:value="1.82260948963847">
                <text:p>1.8226094896384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6">
                <text:p>1736</text:p>
              </table:table-cell>
              <table:table-cell office:value-type="float" office:value="4.44598946391305">
                <text:p>4.4459894639130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7">
                <text:p>1737</text:p>
              </table:table-cell>
              <table:table-cell office:value-type="float" office:value="130.471063063857">
                <text:p>130.47106306385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8">
                <text:p>1738</text:p>
              </table:table-cell>
              <table:table-cell office:value-type="float" office:value="71.336652783038">
                <text:p>71.33665278303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39">
                <text:p>1739</text:p>
              </table:table-cell>
              <table:table-cell office:value-type="float" office:value="3.66941795393725">
                <text:p>3.6694179539372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0">
                <text:p>1740</text:p>
              </table:table-cell>
              <table:table-cell office:value-type="float" office:value="172.073117415408">
                <text:p>172.07311741540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1">
                <text:p>1741</text:p>
              </table:table-cell>
              <table:table-cell office:value-type="float" office:value="36.4259341875741">
                <text:p>36.425934187574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2">
                <text:p>1742</text:p>
              </table:table-cell>
              <table:table-cell office:value-type="float" office:value="106.214446068893">
                <text:p>106.214446068893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3">
                <text:p>1743</text:p>
              </table:table-cell>
              <table:table-cell office:value-type="float" office:value="7.02930838149872">
                <text:p>7.0293083814987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4">
                <text:p>1744</text:p>
              </table:table-cell>
              <table:table-cell office:value-type="float" office:value="35.2069343276487">
                <text:p>35.206934327648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5">
                <text:p>1745</text:p>
              </table:table-cell>
              <table:table-cell office:value-type="float" office:value="88.711598600308">
                <text:p>88.71159860030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6">
                <text:p>1746</text:p>
              </table:table-cell>
              <table:table-cell office:value-type="float" office:value="20.2244915242169">
                <text:p>20.224491524216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7">
                <text:p>1747</text:p>
              </table:table-cell>
              <table:table-cell office:value-type="float" office:value="1.2988892835787">
                <text:p>1.298889283578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8">
                <text:p>1748</text:p>
              </table:table-cell>
              <table:table-cell office:value-type="float" office:value="611.021025558444">
                <text:p>611.02102555844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49">
                <text:p>1749</text:p>
              </table:table-cell>
              <table:table-cell office:value-type="float" office:value="944.095682933235">
                <text:p>944.09568293323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0">
                <text:p>1750</text:p>
              </table:table-cell>
              <table:table-cell office:value-type="float" office:value="70.2646197718283">
                <text:p>70.264619771828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1">
                <text:p>1751</text:p>
              </table:table-cell>
              <table:table-cell office:value-type="float" office:value="26.2288529185881">
                <text:p>26.228852918588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2">
                <text:p>1752</text:p>
              </table:table-cell>
              <table:table-cell office:value-type="float" office:value="2.23008806719809">
                <text:p>2.2300880671980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3">
                <text:p>1753</text:p>
              </table:table-cell>
              <table:table-cell office:value-type="float" office:value="48.1021018908805">
                <text:p>48.102101890880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4">
                <text:p>1754</text:p>
              </table:table-cell>
              <table:table-cell office:value-type="float" office:value="230.078358410516">
                <text:p>230.07835841051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5">
                <text:p>1755</text:p>
              </table:table-cell>
              <table:table-cell office:value-type="float" office:value="1.12370000950032">
                <text:p>1.1237000095003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6">
                <text:p>1756</text:p>
              </table:table-cell>
              <table:table-cell office:value-type="float" office:value="527.901034237327">
                <text:p>527.90103423732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7">
                <text:p>1757</text:p>
              </table:table-cell>
              <table:table-cell office:value-type="float" office:value="125.058676281879">
                <text:p>125.05867628187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8">
                <text:p>1758</text:p>
              </table:table-cell>
              <table:table-cell office:value-type="float" office:value="26.9013366577507">
                <text:p>26.901336657750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59">
                <text:p>1759</text:p>
              </table:table-cell>
              <table:table-cell office:value-type="float" office:value="2.69406732676206">
                <text:p>2.6940673267620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0">
                <text:p>1760</text:p>
              </table:table-cell>
              <table:table-cell office:value-type="float" office:value="14.6804718644073">
                <text:p>14.680471864407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1">
                <text:p>1761</text:p>
              </table:table-cell>
              <table:table-cell office:value-type="float" office:value="37.9566398408746">
                <text:p>37.956639840874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2">
                <text:p>1762</text:p>
              </table:table-cell>
              <table:table-cell office:value-type="float" office:value="361.216777650916">
                <text:p>361.21677765091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3">
                <text:p>1763</text:p>
              </table:table-cell>
              <table:table-cell office:value-type="float" office:value="393.792142703319">
                <text:p>393.79214270331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4">
                <text:p>1764</text:p>
              </table:table-cell>
              <table:table-cell office:value-type="float" office:value="90.4533943816746">
                <text:p>90.453394381674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5">
                <text:p>1765</text:p>
              </table:table-cell>
              <table:table-cell office:value-type="float" office:value="10.7827855738352">
                <text:p>10.782785573835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6">
                <text:p>1766</text:p>
              </table:table-cell>
              <table:table-cell office:value-type="float" office:value="2.02314262638761">
                <text:p>2.0231426263876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7">
                <text:p>1767</text:p>
              </table:table-cell>
              <table:table-cell office:value-type="float" office:value="458.789235351977">
                <text:p>458.78923535197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8">
                <text:p>1768</text:p>
              </table:table-cell>
              <table:table-cell office:value-type="float" office:value="647.058169282854">
                <text:p>647.05816928285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69">
                <text:p>1769</text:p>
              </table:table-cell>
              <table:table-cell office:value-type="float" office:value="30.1710794052236">
                <text:p>30.171079405223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0">
                <text:p>1770</text:p>
              </table:table-cell>
              <table:table-cell office:value-type="float" office:value="138.648572727478">
                <text:p>138.64857272747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1">
                <text:p>1771</text:p>
              </table:table-cell>
              <table:table-cell office:value-type="float" office:value="3.68760553758836">
                <text:p>3.6876055375883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2">
                <text:p>1772</text:p>
              </table:table-cell>
              <table:table-cell office:value-type="float" office:value="30.9491597069797">
                <text:p>30.949159706979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3">
                <text:p>1773</text:p>
              </table:table-cell>
              <table:table-cell office:value-type="float" office:value="41.933725575883">
                <text:p>41.93372557588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4">
                <text:p>1774</text:p>
              </table:table-cell>
              <table:table-cell office:value-type="float" office:value="263.787034608977">
                <text:p>263.78703460897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5">
                <text:p>1775</text:p>
              </table:table-cell>
              <table:table-cell office:value-type="float" office:value="442.482883759636">
                <text:p>442.48288375963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6">
                <text:p>1776</text:p>
              </table:table-cell>
              <table:table-cell office:value-type="float" office:value="45.9486528110621">
                <text:p>45.948652811062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7">
                <text:p>1777</text:p>
              </table:table-cell>
              <table:table-cell office:value-type="float" office:value="125.918869076442">
                <text:p>125.91886907644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8">
                <text:p>1778</text:p>
              </table:table-cell>
              <table:table-cell office:value-type="float" office:value="42.2434033346662">
                <text:p>42.243403334666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79">
                <text:p>1779</text:p>
              </table:table-cell>
              <table:table-cell office:value-type="float" office:value="570.123995341612">
                <text:p>570.12399534161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0">
                <text:p>1780</text:p>
              </table:table-cell>
              <table:table-cell office:value-type="float" office:value="20.6837006561758">
                <text:p>20.683700656175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1">
                <text:p>1781</text:p>
              </table:table-cell>
              <table:table-cell office:value-type="float" office:value="6.04764743477439">
                <text:p>6.0476474347743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2">
                <text:p>1782</text:p>
              </table:table-cell>
              <table:table-cell office:value-type="float" office:value="2.18543708241431">
                <text:p>2.1854370824143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3">
                <text:p>1783</text:p>
              </table:table-cell>
              <table:table-cell office:value-type="float" office:value="1.6901443804087">
                <text:p>1.690144380408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4">
                <text:p>1784</text:p>
              </table:table-cell>
              <table:table-cell office:value-type="float" office:value="26.9676149773323">
                <text:p>26.967614977332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5">
                <text:p>1785</text:p>
              </table:table-cell>
              <table:table-cell office:value-type="float" office:value="25.6671851090554">
                <text:p>25.667185109055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6">
                <text:p>1786</text:p>
              </table:table-cell>
              <table:table-cell office:value-type="float" office:value="181.655675086075">
                <text:p>181.65567508607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7">
                <text:p>1787</text:p>
              </table:table-cell>
              <table:table-cell office:value-type="float" office:value="5.00901231832869">
                <text:p>5.0090123183286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8">
                <text:p>1788</text:p>
              </table:table-cell>
              <table:table-cell office:value-type="float" office:value="103.815220562206">
                <text:p>103.81522056220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89">
                <text:p>1789</text:p>
              </table:table-cell>
              <table:table-cell office:value-type="float" office:value="6.49779767851079">
                <text:p>6.4977976785107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0">
                <text:p>1790</text:p>
              </table:table-cell>
              <table:table-cell office:value-type="float" office:value="2.27447536531512">
                <text:p>2.2744753653151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1">
                <text:p>1791</text:p>
              </table:table-cell>
              <table:table-cell office:value-type="float" office:value="583.402807679382">
                <text:p>583.40280767938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2">
                <text:p>1792</text:p>
              </table:table-cell>
              <table:table-cell office:value-type="float" office:value="172.370156079198">
                <text:p>172.37015607919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3">
                <text:p>1793</text:p>
              </table:table-cell>
              <table:table-cell office:value-type="float" office:value="744.182788851147">
                <text:p>744.18278885114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4">
                <text:p>1794</text:p>
              </table:table-cell>
              <table:table-cell office:value-type="float" office:value="909.141663014534">
                <text:p>909.14166301453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5">
                <text:p>1795</text:p>
              </table:table-cell>
              <table:table-cell office:value-type="float" office:value="76.628479611102">
                <text:p>76.62847961110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6">
                <text:p>1796</text:p>
              </table:table-cell>
              <table:table-cell office:value-type="float" office:value="24.4979064627796">
                <text:p>24.497906462779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7">
                <text:p>1797</text:p>
              </table:table-cell>
              <table:table-cell office:value-type="float" office:value="770.909997249798">
                <text:p>770.90999724979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8">
                <text:p>1798</text:p>
              </table:table-cell>
              <table:table-cell office:value-type="float" office:value="4.88445392236504">
                <text:p>4.8844539223650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799">
                <text:p>1799</text:p>
              </table:table-cell>
              <table:table-cell office:value-type="float" office:value="220.135443667434">
                <text:p>220.13544366743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0">
                <text:p>1800</text:p>
              </table:table-cell>
              <table:table-cell office:value-type="float" office:value="616.016069882525">
                <text:p>616.01606988252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1">
                <text:p>1801</text:p>
              </table:table-cell>
              <table:table-cell office:value-type="float" office:value="59.565501422419">
                <text:p>59.56550142241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2">
                <text:p>1802</text:p>
              </table:table-cell>
              <table:table-cell office:value-type="float" office:value="34.938207275061">
                <text:p>34.93820727506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3">
                <text:p>1803</text:p>
              </table:table-cell>
              <table:table-cell office:value-type="float" office:value="95.5971701228121">
                <text:p>95.597170122812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4">
                <text:p>1804</text:p>
              </table:table-cell>
              <table:table-cell office:value-type="float" office:value="875.035355965919">
                <text:p>875.03535596591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5">
                <text:p>1805</text:p>
              </table:table-cell>
              <table:table-cell office:value-type="float" office:value="128.386287021369">
                <text:p>128.38628702136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6">
                <text:p>1806</text:p>
              </table:table-cell>
              <table:table-cell office:value-type="float" office:value="77.0818306345071">
                <text:p>77.081830634507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7">
                <text:p>1807</text:p>
              </table:table-cell>
              <table:table-cell office:value-type="float" office:value="11.3779529107244">
                <text:p>11.377952910724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8">
                <text:p>1808</text:p>
              </table:table-cell>
              <table:table-cell office:value-type="float" office:value="24.6193387362348">
                <text:p>24.619338736234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09">
                <text:p>1809</text:p>
              </table:table-cell>
              <table:table-cell office:value-type="float" office:value="572.963360320563">
                <text:p>572.96336032056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0">
                <text:p>1810</text:p>
              </table:table-cell>
              <table:table-cell office:value-type="float" office:value="24.7117259128621">
                <text:p>24.711725912862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1">
                <text:p>1811</text:p>
              </table:table-cell>
              <table:table-cell office:value-type="float" office:value="2.27433562772634">
                <text:p>2.2743356277263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2">
                <text:p>1812</text:p>
              </table:table-cell>
              <table:table-cell office:value-type="float" office:value="14.7108769335049">
                <text:p>14.710876933504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3">
                <text:p>1813</text:p>
              </table:table-cell>
              <table:table-cell office:value-type="float" office:value="1018.63999692847">
                <text:p>1018.6399969284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4">
                <text:p>1814</text:p>
              </table:table-cell>
              <table:table-cell office:value-type="float" office:value="75.1396512747825">
                <text:p>75.139651274782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5">
                <text:p>1815</text:p>
              </table:table-cell>
              <table:table-cell office:value-type="float" office:value="2.47485974475483">
                <text:p>2.4748597447548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6">
                <text:p>1816</text:p>
              </table:table-cell>
              <table:table-cell office:value-type="float" office:value="976.795909691245">
                <text:p>976.79590969124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7">
                <text:p>1817</text:p>
              </table:table-cell>
              <table:table-cell office:value-type="float" office:value="368.683703791273">
                <text:p>368.68370379127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8">
                <text:p>1818</text:p>
              </table:table-cell>
              <table:table-cell office:value-type="float" office:value="221.715146874957">
                <text:p>221.71514687495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19">
                <text:p>1819</text:p>
              </table:table-cell>
              <table:table-cell office:value-type="float" office:value="1.23060650046093">
                <text:p>1.2306065004609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0">
                <text:p>1820</text:p>
              </table:table-cell>
              <table:table-cell office:value-type="float" office:value="3.26699722062025">
                <text:p>3.2669972206202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1">
                <text:p>1821</text:p>
              </table:table-cell>
              <table:table-cell office:value-type="float" office:value="2.72825142331088">
                <text:p>2.7282514233108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2">
                <text:p>1822</text:p>
              </table:table-cell>
              <table:table-cell office:value-type="float" office:value="26.9848851584736">
                <text:p>26.984885158473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3">
                <text:p>1823</text:p>
              </table:table-cell>
              <table:table-cell office:value-type="float" office:value="520.676292809178">
                <text:p>520.67629280917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4">
                <text:p>1824</text:p>
              </table:table-cell>
              <table:table-cell office:value-type="float" office:value="97.4451986034569">
                <text:p>97.445198603456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5">
                <text:p>1825</text:p>
              </table:table-cell>
              <table:table-cell office:value-type="float" office:value="3.0123910980406">
                <text:p>3.012391098040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6">
                <text:p>1826</text:p>
              </table:table-cell>
              <table:table-cell office:value-type="float" office:value="2.55388495541725">
                <text:p>2.5538849554172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7">
                <text:p>1827</text:p>
              </table:table-cell>
              <table:table-cell office:value-type="float" office:value="40.0977496164987">
                <text:p>40.097749616498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8">
                <text:p>1828</text:p>
              </table:table-cell>
              <table:table-cell office:value-type="float" office:value="59.3386949491381">
                <text:p>59.338694949138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29">
                <text:p>1829</text:p>
              </table:table-cell>
              <table:table-cell office:value-type="float" office:value="2.28249155978235">
                <text:p>2.2824915597823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0">
                <text:p>1830</text:p>
              </table:table-cell>
              <table:table-cell office:value-type="float" office:value="49.6842440756583">
                <text:p>49.684244075658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1">
                <text:p>1831</text:p>
              </table:table-cell>
              <table:table-cell office:value-type="float" office:value="609.980491992715">
                <text:p>609.98049199271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2">
                <text:p>1832</text:p>
              </table:table-cell>
              <table:table-cell office:value-type="float" office:value="191.434329801452">
                <text:p>191.43432980145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3">
                <text:p>1833</text:p>
              </table:table-cell>
              <table:table-cell office:value-type="float" office:value="9.46535263853914">
                <text:p>9.4653526385391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4">
                <text:p>1834</text:p>
              </table:table-cell>
              <table:table-cell office:value-type="float" office:value="12.8075363275012">
                <text:p>12.807536327501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5">
                <text:p>1835</text:p>
              </table:table-cell>
              <table:table-cell office:value-type="float" office:value="377.54376797513">
                <text:p>377.5437679751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6">
                <text:p>1836</text:p>
              </table:table-cell>
              <table:table-cell office:value-type="float" office:value="1.26303843700389">
                <text:p>1.2630384370038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7">
                <text:p>1837</text:p>
              </table:table-cell>
              <table:table-cell office:value-type="float" office:value="6.28489966068967">
                <text:p>6.2848996606896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8">
                <text:p>1838</text:p>
              </table:table-cell>
              <table:table-cell office:value-type="float" office:value="86.1364343011013">
                <text:p>86.136434301101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39">
                <text:p>1839</text:p>
              </table:table-cell>
              <table:table-cell office:value-type="float" office:value="33.7944809193456">
                <text:p>33.794480919345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0">
                <text:p>1840</text:p>
              </table:table-cell>
              <table:table-cell office:value-type="float" office:value="48.8831606751413">
                <text:p>48.883160675141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1">
                <text:p>1841</text:p>
              </table:table-cell>
              <table:table-cell office:value-type="float" office:value="22.2326508618441">
                <text:p>22.232650861844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2">
                <text:p>1842</text:p>
              </table:table-cell>
              <table:table-cell office:value-type="float" office:value="387.974467313426">
                <text:p>387.97446731342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3">
                <text:p>1843</text:p>
              </table:table-cell>
              <table:table-cell office:value-type="float" office:value="264.361702566596">
                <text:p>264.36170256659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4">
                <text:p>1844</text:p>
              </table:table-cell>
              <table:table-cell office:value-type="float" office:value="1.03629099474701">
                <text:p>1.0362909947470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5">
                <text:p>1845</text:p>
              </table:table-cell>
              <table:table-cell office:value-type="float" office:value="1.56043719954394">
                <text:p>1.5604371995439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6">
                <text:p>1846</text:p>
              </table:table-cell>
              <table:table-cell office:value-type="float" office:value="31.9207118708345">
                <text:p>31.920711870834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7">
                <text:p>1847</text:p>
              </table:table-cell>
              <table:table-cell office:value-type="float" office:value="1.89978897138906">
                <text:p>1.8997889713890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8">
                <text:p>1848</text:p>
              </table:table-cell>
              <table:table-cell office:value-type="float" office:value="162.851337957541">
                <text:p>162.85133795754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49">
                <text:p>1849</text:p>
              </table:table-cell>
              <table:table-cell office:value-type="float" office:value="1.16998820045496">
                <text:p>1.1699882004549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0">
                <text:p>1850</text:p>
              </table:table-cell>
              <table:table-cell office:value-type="float" office:value="10.2682317021403">
                <text:p>10.268231702140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1">
                <text:p>1851</text:p>
              </table:table-cell>
              <table:table-cell office:value-type="float" office:value="273.779992950191">
                <text:p>273.77999295019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2">
                <text:p>1852</text:p>
              </table:table-cell>
              <table:table-cell office:value-type="float" office:value="784.065696247876">
                <text:p>784.06569624787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3">
                <text:p>1853</text:p>
              </table:table-cell>
              <table:table-cell office:value-type="float" office:value="3.52830344998382">
                <text:p>3.5283034499838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4">
                <text:p>1854</text:p>
              </table:table-cell>
              <table:table-cell office:value-type="float" office:value="68.8455719582913">
                <text:p>68.845571958291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5">
                <text:p>1855</text:p>
              </table:table-cell>
              <table:table-cell office:value-type="float" office:value="677.227596392847">
                <text:p>677.22759639284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6">
                <text:p>1856</text:p>
              </table:table-cell>
              <table:table-cell office:value-type="float" office:value="4.03384549208429">
                <text:p>4.0338454920842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7">
                <text:p>1857</text:p>
              </table:table-cell>
              <table:table-cell office:value-type="float" office:value="8.74073978288936">
                <text:p>8.7407397828893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8">
                <text:p>1858</text:p>
              </table:table-cell>
              <table:table-cell office:value-type="float" office:value="100.118961130477">
                <text:p>100.11896113047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59">
                <text:p>1859</text:p>
              </table:table-cell>
              <table:table-cell office:value-type="float" office:value="33.3177094489554">
                <text:p>33.317709448955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0">
                <text:p>1860</text:p>
              </table:table-cell>
              <table:table-cell office:value-type="float" office:value="924.374159524439">
                <text:p>924.37415952443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1">
                <text:p>1861</text:p>
              </table:table-cell>
              <table:table-cell office:value-type="float" office:value="1.25362669582411">
                <text:p>1.2536266958241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2">
                <text:p>1862</text:p>
              </table:table-cell>
              <table:table-cell office:value-type="float" office:value="4.80510837575341">
                <text:p>4.8051083757534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3">
                <text:p>1863</text:p>
              </table:table-cell>
              <table:table-cell office:value-type="float" office:value="136.169222764578">
                <text:p>136.16922276457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4">
                <text:p>1864</text:p>
              </table:table-cell>
              <table:table-cell office:value-type="float" office:value="2.81868754485647">
                <text:p>2.8186875448564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5">
                <text:p>1865</text:p>
              </table:table-cell>
              <table:table-cell office:value-type="float" office:value="3.14978675641928">
                <text:p>3.14978675641928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6">
                <text:p>1866</text:p>
              </table:table-cell>
              <table:table-cell office:value-type="float" office:value="589.113618263567">
                <text:p>589.11361826356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7">
                <text:p>1867</text:p>
              </table:table-cell>
              <table:table-cell office:value-type="float" office:value="56.8385748409065">
                <text:p>56.838574840906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8">
                <text:p>1868</text:p>
              </table:table-cell>
              <table:table-cell office:value-type="float" office:value="6.15714594490067">
                <text:p>6.1571459449006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69">
                <text:p>1869</text:p>
              </table:table-cell>
              <table:table-cell office:value-type="float" office:value="85.0676763140006">
                <text:p>85.067676314000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0">
                <text:p>1870</text:p>
              </table:table-cell>
              <table:table-cell office:value-type="float" office:value="11.3573639882132">
                <text:p>11.357363988213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1">
                <text:p>1871</text:p>
              </table:table-cell>
              <table:table-cell office:value-type="float" office:value="9.89515660176205">
                <text:p>9.8951566017620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2">
                <text:p>1872</text:p>
              </table:table-cell>
              <table:table-cell office:value-type="float" office:value="42.6523482299187">
                <text:p>42.652348229918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3">
                <text:p>1873</text:p>
              </table:table-cell>
              <table:table-cell office:value-type="float" office:value="375.138362666463">
                <text:p>375.13836266646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4">
                <text:p>1874</text:p>
              </table:table-cell>
              <table:table-cell office:value-type="float" office:value="387.990556252666">
                <text:p>387.99055625266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5">
                <text:p>1875</text:p>
              </table:table-cell>
              <table:table-cell office:value-type="float" office:value="18.8205813230989">
                <text:p>18.820581323098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6">
                <text:p>1876</text:p>
              </table:table-cell>
              <table:table-cell office:value-type="float" office:value="244.866252816633">
                <text:p>244.86625281663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7">
                <text:p>1877</text:p>
              </table:table-cell>
              <table:table-cell office:value-type="float" office:value="5.66369068104317">
                <text:p>5.6636906810431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8">
                <text:p>1878</text:p>
              </table:table-cell>
              <table:table-cell office:value-type="float" office:value="88.1779734114664">
                <text:p>88.177973411466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79">
                <text:p>1879</text:p>
              </table:table-cell>
              <table:table-cell office:value-type="float" office:value="43.9714997069115">
                <text:p>43.971499706911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0">
                <text:p>1880</text:p>
              </table:table-cell>
              <table:table-cell office:value-type="float" office:value="2.81119676671241">
                <text:p>2.8111967667124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1">
                <text:p>1881</text:p>
              </table:table-cell>
              <table:table-cell office:value-type="float" office:value="475.041283248857">
                <text:p>475.04128324885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2">
                <text:p>1882</text:p>
              </table:table-cell>
              <table:table-cell office:value-type="float" office:value="12.0398516921481">
                <text:p>12.039851692148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3">
                <text:p>1883</text:p>
              </table:table-cell>
              <table:table-cell office:value-type="float" office:value="204.280991825738">
                <text:p>204.28099182573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4">
                <text:p>1884</text:p>
              </table:table-cell>
              <table:table-cell office:value-type="float" office:value="178.72749220515">
                <text:p>178.7274922051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5">
                <text:p>1885</text:p>
              </table:table-cell>
              <table:table-cell office:value-type="float" office:value="105.637968316225">
                <text:p>105.63796831622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6">
                <text:p>1886</text:p>
              </table:table-cell>
              <table:table-cell office:value-type="float" office:value="3.33125605051904">
                <text:p>3.3312560505190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7">
                <text:p>1887</text:p>
              </table:table-cell>
              <table:table-cell office:value-type="float" office:value="4.21443985620572">
                <text:p>4.2144398562057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8">
                <text:p>1888</text:p>
              </table:table-cell>
              <table:table-cell office:value-type="float" office:value="3.72183498012475">
                <text:p>3.7218349801247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89">
                <text:p>1889</text:p>
              </table:table-cell>
              <table:table-cell office:value-type="float" office:value="13.738960656645">
                <text:p>13.73896065664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0">
                <text:p>1890</text:p>
              </table:table-cell>
              <table:table-cell office:value-type="float" office:value="8.14393199347661">
                <text:p>8.1439319934766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1">
                <text:p>1891</text:p>
              </table:table-cell>
              <table:table-cell office:value-type="float" office:value="34.560698294762">
                <text:p>34.56069829476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2">
                <text:p>1892</text:p>
              </table:table-cell>
              <table:table-cell office:value-type="float" office:value="637.803949288006">
                <text:p>637.80394928800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3">
                <text:p>1893</text:p>
              </table:table-cell>
              <table:table-cell office:value-type="float" office:value="514.804212975364">
                <text:p>514.80421297536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4">
                <text:p>1894</text:p>
              </table:table-cell>
              <table:table-cell office:value-type="float" office:value="3.09073875305447">
                <text:p>3.0907387530544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5">
                <text:p>1895</text:p>
              </table:table-cell>
              <table:table-cell office:value-type="float" office:value="13.4941548083004">
                <text:p>13.494154808300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6">
                <text:p>1896</text:p>
              </table:table-cell>
              <table:table-cell office:value-type="float" office:value="450.164804554959">
                <text:p>450.16480455495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7">
                <text:p>1897</text:p>
              </table:table-cell>
              <table:table-cell office:value-type="float" office:value="4.75917602719419">
                <text:p>4.7591760271941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8">
                <text:p>1898</text:p>
              </table:table-cell>
              <table:table-cell office:value-type="float" office:value="160.479322254937">
                <text:p>160.47932225493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99">
                <text:p>1899</text:p>
              </table:table-cell>
              <table:table-cell office:value-type="float" office:value="5.89689278564924">
                <text:p>5.89689278564924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0">
                <text:p>1900</text:p>
              </table:table-cell>
              <table:table-cell office:value-type="float" office:value="2.97756332767267">
                <text:p>2.9775633276726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1">
                <text:p>1901</text:p>
              </table:table-cell>
              <table:table-cell office:value-type="float" office:value="2.99953880210002">
                <text:p>2.9995388021000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2">
                <text:p>1902</text:p>
              </table:table-cell>
              <table:table-cell office:value-type="float" office:value="13.7816354998884">
                <text:p>13.781635499888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3">
                <text:p>1903</text:p>
              </table:table-cell>
              <table:table-cell office:value-type="float" office:value="1.58078734716809">
                <text:p>1.5807873471680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4">
                <text:p>1904</text:p>
              </table:table-cell>
              <table:table-cell office:value-type="float" office:value="8.67155226274222">
                <text:p>8.6715522627422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5">
                <text:p>1905</text:p>
              </table:table-cell>
              <table:table-cell office:value-type="float" office:value="3.01167764461412">
                <text:p>3.0116776446141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6">
                <text:p>1906</text:p>
              </table:table-cell>
              <table:table-cell office:value-type="float" office:value="16.7822459035311">
                <text:p>16.782245903531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7">
                <text:p>1907</text:p>
              </table:table-cell>
              <table:table-cell office:value-type="float" office:value="490.749751242431">
                <text:p>490.74975124243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8">
                <text:p>1908</text:p>
              </table:table-cell>
              <table:table-cell office:value-type="float" office:value="1.58952290165623">
                <text:p>1.5895229016562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09">
                <text:p>1909</text:p>
              </table:table-cell>
              <table:table-cell office:value-type="float" office:value="8.92900354151625">
                <text:p>8.9290035415162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0">
                <text:p>1910</text:p>
              </table:table-cell>
              <table:table-cell office:value-type="float" office:value="25.8954664876308">
                <text:p>25.895466487630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1">
                <text:p>1911</text:p>
              </table:table-cell>
              <table:table-cell office:value-type="float" office:value="24.1791464481917">
                <text:p>24.179146448191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2">
                <text:p>1912</text:p>
              </table:table-cell>
              <table:table-cell office:value-type="float" office:value="43.5401067064446">
                <text:p>43.540106706444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3">
                <text:p>1913</text:p>
              </table:table-cell>
              <table:table-cell office:value-type="float" office:value="54.1182462357518">
                <text:p>54.118246235751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4">
                <text:p>1914</text:p>
              </table:table-cell>
              <table:table-cell office:value-type="float" office:value="1.57799090960551">
                <text:p>1.5779909096055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5">
                <text:p>1915</text:p>
              </table:table-cell>
              <table:table-cell office:value-type="float" office:value="633.496476316912">
                <text:p>633.49647631691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6">
                <text:p>1916</text:p>
              </table:table-cell>
              <table:table-cell office:value-type="float" office:value="30.4267043537039">
                <text:p>30.426704353703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7">
                <text:p>1917</text:p>
              </table:table-cell>
              <table:table-cell office:value-type="float" office:value="477.817860255306">
                <text:p>477.81786025530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8">
                <text:p>1918</text:p>
              </table:table-cell>
              <table:table-cell office:value-type="float" office:value="1.45850985896621">
                <text:p>1.4585098589662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19">
                <text:p>1919</text:p>
              </table:table-cell>
              <table:table-cell office:value-type="float" office:value="3.73460433842072">
                <text:p>3.7346043384207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0">
                <text:p>1920</text:p>
              </table:table-cell>
              <table:table-cell office:value-type="float" office:value="12.1961751695388">
                <text:p>12.196175169538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1">
                <text:p>1921</text:p>
              </table:table-cell>
              <table:table-cell office:value-type="float" office:value="94.1424939573559">
                <text:p>94.142493957355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2">
                <text:p>1922</text:p>
              </table:table-cell>
              <table:table-cell office:value-type="float" office:value="49.8670945158619">
                <text:p>49.867094515861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3">
                <text:p>1923</text:p>
              </table:table-cell>
              <table:table-cell office:value-type="float" office:value="13.2825368231596">
                <text:p>13.282536823159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4">
                <text:p>1924</text:p>
              </table:table-cell>
              <table:table-cell office:value-type="float" office:value="12.2439634514387">
                <text:p>12.243963451438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5">
                <text:p>1925</text:p>
              </table:table-cell>
              <table:table-cell office:value-type="float" office:value="2.29122689659891">
                <text:p>2.2912268965989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6">
                <text:p>1926</text:p>
              </table:table-cell>
              <table:table-cell office:value-type="float" office:value="168.456888808119">
                <text:p>168.45688880811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7">
                <text:p>1927</text:p>
              </table:table-cell>
              <table:table-cell office:value-type="float" office:value="5.67023308255356">
                <text:p>5.6702330825535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8">
                <text:p>1928</text:p>
              </table:table-cell>
              <table:table-cell office:value-type="float" office:value="25.3254502110755">
                <text:p>25.325450211075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29">
                <text:p>1929</text:p>
              </table:table-cell>
              <table:table-cell office:value-type="float" office:value="4.32305284854896">
                <text:p>4.3230528485489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0">
                <text:p>1930</text:p>
              </table:table-cell>
              <table:table-cell office:value-type="float" office:value="50.277416333318">
                <text:p>50.27741633331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1">
                <text:p>1931</text:p>
              </table:table-cell>
              <table:table-cell office:value-type="float" office:value="55.8976276253401">
                <text:p>55.897627625340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2">
                <text:p>1932</text:p>
              </table:table-cell>
              <table:table-cell office:value-type="float" office:value="825.101148076927">
                <text:p>825.10114807692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3">
                <text:p>1933</text:p>
              </table:table-cell>
              <table:table-cell office:value-type="float" office:value="449.52099202671">
                <text:p>449.5209920267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4">
                <text:p>1934</text:p>
              </table:table-cell>
              <table:table-cell office:value-type="float" office:value="2.92928389364594">
                <text:p>2.9292838936459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5">
                <text:p>1935</text:p>
              </table:table-cell>
              <table:table-cell office:value-type="float" office:value="1.07029224294314">
                <text:p>1.0702922429431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6">
                <text:p>1936</text:p>
              </table:table-cell>
              <table:table-cell office:value-type="float" office:value="15.3507795949138">
                <text:p>15.350779594913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7">
                <text:p>1937</text:p>
              </table:table-cell>
              <table:table-cell office:value-type="float" office:value="74.4636998952253">
                <text:p>74.463699895225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8">
                <text:p>1938</text:p>
              </table:table-cell>
              <table:table-cell office:value-type="float" office:value="11.2297644263968">
                <text:p>11.229764426396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39">
                <text:p>1939</text:p>
              </table:table-cell>
              <table:table-cell office:value-type="float" office:value="295.149168509376">
                <text:p>295.14916850937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0">
                <text:p>1940</text:p>
              </table:table-cell>
              <table:table-cell office:value-type="float" office:value="299.400026399587">
                <text:p>299.40002639958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1">
                <text:p>1941</text:p>
              </table:table-cell>
              <table:table-cell office:value-type="float" office:value="15.7818970839747">
                <text:p>15.781897083974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2">
                <text:p>1942</text:p>
              </table:table-cell>
              <table:table-cell office:value-type="float" office:value="2.8528755603849">
                <text:p>2.852875560384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3">
                <text:p>1943</text:p>
              </table:table-cell>
              <table:table-cell office:value-type="float" office:value="90.446478466086">
                <text:p>90.44647846608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4">
                <text:p>1944</text:p>
              </table:table-cell>
              <table:table-cell office:value-type="float" office:value="135.88466780652">
                <text:p>135.8846678065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5">
                <text:p>1945</text:p>
              </table:table-cell>
              <table:table-cell office:value-type="float" office:value="163.774569363952">
                <text:p>163.77456936395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6">
                <text:p>1946</text:p>
              </table:table-cell>
              <table:table-cell office:value-type="float" office:value="141.140851873005">
                <text:p>141.14085187300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7">
                <text:p>1947</text:p>
              </table:table-cell>
              <table:table-cell office:value-type="float" office:value="37.2799607581966">
                <text:p>37.279960758196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8">
                <text:p>1948</text:p>
              </table:table-cell>
              <table:table-cell office:value-type="float" office:value="7.62099211440887">
                <text:p>7.6209921144088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49">
                <text:p>1949</text:p>
              </table:table-cell>
              <table:table-cell office:value-type="float" office:value="9.42690705810954">
                <text:p>9.4269070581095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0">
                <text:p>1950</text:p>
              </table:table-cell>
              <table:table-cell office:value-type="float" office:value="33.0131197757503">
                <text:p>33.013119775750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1">
                <text:p>1951</text:p>
              </table:table-cell>
              <table:table-cell office:value-type="float" office:value="727.710421088256">
                <text:p>727.71042108825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2">
                <text:p>1952</text:p>
              </table:table-cell>
              <table:table-cell office:value-type="float" office:value="196.076531516787">
                <text:p>196.07653151678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3">
                <text:p>1953</text:p>
              </table:table-cell>
              <table:table-cell office:value-type="float" office:value="393.051435413562">
                <text:p>393.05143541356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4">
                <text:p>1954</text:p>
              </table:table-cell>
              <table:table-cell office:value-type="float" office:value="53.8888935229523">
                <text:p>53.888893522952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5">
                <text:p>1955</text:p>
              </table:table-cell>
              <table:table-cell office:value-type="float" office:value="2.2941793691707">
                <text:p>2.294179369170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6">
                <text:p>1956</text:p>
              </table:table-cell>
              <table:table-cell office:value-type="float" office:value="174.796930956452">
                <text:p>174.79693095645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7">
                <text:p>1957</text:p>
              </table:table-cell>
              <table:table-cell office:value-type="float" office:value="1.15349530069593">
                <text:p>1.1534953006959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8">
                <text:p>1958</text:p>
              </table:table-cell>
              <table:table-cell office:value-type="float" office:value="422.193237325788">
                <text:p>422.19323732578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59">
                <text:p>1959</text:p>
              </table:table-cell>
              <table:table-cell office:value-type="float" office:value="440.569054174629">
                <text:p>440.56905417462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0">
                <text:p>1960</text:p>
              </table:table-cell>
              <table:table-cell office:value-type="float" office:value="901.711266942436">
                <text:p>901.71126694243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1">
                <text:p>1961</text:p>
              </table:table-cell>
              <table:table-cell office:value-type="float" office:value="274.617530232553">
                <text:p>274.61753023255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2">
                <text:p>1962</text:p>
              </table:table-cell>
              <table:table-cell office:value-type="float" office:value="3.04820737045033">
                <text:p>3.0482073704503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3">
                <text:p>1963</text:p>
              </table:table-cell>
              <table:table-cell office:value-type="float" office:value="4.08586231830512">
                <text:p>4.0858623183051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4">
                <text:p>1964</text:p>
              </table:table-cell>
              <table:table-cell office:value-type="float" office:value="67.5884494373068">
                <text:p>67.588449437306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5">
                <text:p>1965</text:p>
              </table:table-cell>
              <table:table-cell office:value-type="float" office:value="1.1205807282917">
                <text:p>1.120580728291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6">
                <text:p>1966</text:p>
              </table:table-cell>
              <table:table-cell office:value-type="float" office:value="6.33795113775949">
                <text:p>6.33795113775949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7">
                <text:p>1967</text:p>
              </table:table-cell>
              <table:table-cell office:value-type="float" office:value="102.946883159456">
                <text:p>102.94688315945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8">
                <text:p>1968</text:p>
              </table:table-cell>
              <table:table-cell office:value-type="float" office:value="3.69004096312522">
                <text:p>3.6900409631252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69">
                <text:p>1969</text:p>
              </table:table-cell>
              <table:table-cell office:value-type="float" office:value="120.223194062432">
                <text:p>120.22319406243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0">
                <text:p>1970</text:p>
              </table:table-cell>
              <table:table-cell office:value-type="float" office:value="349.017007785926">
                <text:p>349.01700778592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1">
                <text:p>1971</text:p>
              </table:table-cell>
              <table:table-cell office:value-type="float" office:value="3.74098244300459">
                <text:p>3.7409824430045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2">
                <text:p>1972</text:p>
              </table:table-cell>
              <table:table-cell office:value-type="float" office:value="2.37143657927886">
                <text:p>2.3714365792788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3">
                <text:p>1973</text:p>
              </table:table-cell>
              <table:table-cell office:value-type="float" office:value="31.197666038036">
                <text:p>31.19766603803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4">
                <text:p>1974</text:p>
              </table:table-cell>
              <table:table-cell office:value-type="float" office:value="22.5160491621826">
                <text:p>22.516049162182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5">
                <text:p>1975</text:p>
              </table:table-cell>
              <table:table-cell office:value-type="float" office:value="9.11428133066102">
                <text:p>9.1142813306610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6">
                <text:p>1976</text:p>
              </table:table-cell>
              <table:table-cell office:value-type="float" office:value="6.48454025850724">
                <text:p>6.4845402585072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7">
                <text:p>1977</text:p>
              </table:table-cell>
              <table:table-cell office:value-type="float" office:value="106.543652683424">
                <text:p>106.54365268342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8">
                <text:p>1978</text:p>
              </table:table-cell>
              <table:table-cell office:value-type="float" office:value="2.41506898119808">
                <text:p>2.4150689811980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79">
                <text:p>1979</text:p>
              </table:table-cell>
              <table:table-cell office:value-type="float" office:value="5.46931126340043">
                <text:p>5.4693112634004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0">
                <text:p>1980</text:p>
              </table:table-cell>
              <table:table-cell office:value-type="float" office:value="5.13830710122527">
                <text:p>5.1383071012252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1">
                <text:p>1981</text:p>
              </table:table-cell>
              <table:table-cell office:value-type="float" office:value="148.52842848093">
                <text:p>148.5284284809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2">
                <text:p>1982</text:p>
              </table:table-cell>
              <table:table-cell office:value-type="float" office:value="102.671337985774">
                <text:p>102.67133798577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3">
                <text:p>1983</text:p>
              </table:table-cell>
              <table:table-cell office:value-type="float" office:value="197.616761100531">
                <text:p>197.61676110053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4">
                <text:p>1984</text:p>
              </table:table-cell>
              <table:table-cell office:value-type="float" office:value="159.544453818715">
                <text:p>159.54445381871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5">
                <text:p>1985</text:p>
              </table:table-cell>
              <table:table-cell office:value-type="float" office:value="1.12398051782713">
                <text:p>1.1239805178271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6">
                <text:p>1986</text:p>
              </table:table-cell>
              <table:table-cell office:value-type="float" office:value="319.990901940653">
                <text:p>319.99090194065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7">
                <text:p>1987</text:p>
              </table:table-cell>
              <table:table-cell office:value-type="float" office:value="17.8661883702509">
                <text:p>17.866188370250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8">
                <text:p>1988</text:p>
              </table:table-cell>
              <table:table-cell office:value-type="float" office:value="113.155712078667">
                <text:p>113.15571207866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89">
                <text:p>1989</text:p>
              </table:table-cell>
              <table:table-cell office:value-type="float" office:value="11.7465945413634">
                <text:p>11.746594541363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0">
                <text:p>1990</text:p>
              </table:table-cell>
              <table:table-cell office:value-type="float" office:value="50.0483547030498">
                <text:p>50.048354703049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1">
                <text:p>1991</text:p>
              </table:table-cell>
              <table:table-cell office:value-type="float" office:value="201.327618889802">
                <text:p>201.32761888980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2">
                <text:p>1992</text:p>
              </table:table-cell>
              <table:table-cell office:value-type="float" office:value="482.902187603543">
                <text:p>482.90218760354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3">
                <text:p>1993</text:p>
              </table:table-cell>
              <table:table-cell office:value-type="float" office:value="197.04375252457">
                <text:p>197.0437525245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4">
                <text:p>1994</text:p>
              </table:table-cell>
              <table:table-cell office:value-type="float" office:value="105.311019792145">
                <text:p>105.31101979214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5">
                <text:p>1995</text:p>
              </table:table-cell>
              <table:table-cell office:value-type="float" office:value="2.33977605614223">
                <text:p>2.3397760561422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6">
                <text:p>1996</text:p>
              </table:table-cell>
              <table:table-cell office:value-type="float" office:value="453.307552119999">
                <text:p>453.30755211999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7">
                <text:p>1997</text:p>
              </table:table-cell>
              <table:table-cell office:value-type="float" office:value="1.55844474703728">
                <text:p>1.5584447470372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8">
                <text:p>1998</text:p>
              </table:table-cell>
              <table:table-cell office:value-type="float" office:value="11.2470562248185">
                <text:p>11.247056224818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99">
                <text:p>1999</text:p>
              </table:table-cell>
              <table:table-cell office:value-type="float" office:value="145.639809056772">
                <text:p>145.639809056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maximum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2cm" chart:symbol-height="0.0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14.276cm" xlink:href=".." xlink:type="simple" chart:class="chart:scatter" chart:style-name="ch1">
        <chart:legend chart:legend-position="end" svg:x="23.693cm" svg:y="6.839cm" style:legend-expansion="high" chart:style-name="ch2"/>
        <chart:plot-area chart:style-name="ch3" table:cell-range-address="Sheet1.A1:Sheet1.A2001 Sheet1.D1:Sheet1.D2001" chart:data-source-has-labels="row" svg:x="0.508cm" svg:y="0.285cm" svg:width="22.677cm" svg:height="13.706cm">
          <chartooo:coordinate-region svg:x="1.235cm" svg:y="0.485cm" svg:width="21.578cm" svg:height="12.8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001" chart:label-cell-address="Sheet1.D1:Sheet1.D1" chart:class="chart:scatter">
            <chart:domain table:cell-range-address="Sheet1.A2:Sheet1.A2001"/>
            <chart:data-point chart:repeated="2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utpu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01</svg:desc>
                </draw:g>
              </table:table-cell>
              <table:table-cell office:value-type="float" office:value="0.5">
                <text:p>0.5</text:p>
                <draw:g>
                  <svg:desc>Sheet1.D2:Sheet1.D2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833333">
                <text:p>0.08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42857">
                <text:p>0.6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555556">
                <text:p>0.0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54545">
                <text:p>0.9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15385">
                <text:p>0.1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78571">
                <text:p>0.17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66667">
                <text:p>0.7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47059">
                <text:p>0.1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833333">
                <text:p>0.08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05263">
                <text:p>0.605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44361">
                <text:p>0.144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5513">
                <text:p>0.55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10334">
                <text:p>0.410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259551">
                <text:p>0.0259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33004">
                <text:p>0.533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663281">
                <text:p>0.6632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190287">
                <text:p>0.01902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24877">
                <text:p>0.724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52466">
                <text:p>0.352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711845">
                <text:p>0.711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703402">
                <text:p>0.7034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78836">
                <text:p>0.0278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471164">
                <text:p>0.471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202034">
                <text:p>0.02020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63986">
                <text:p>0.563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289751">
                <text:p>0.02897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87748">
                <text:p>0.5877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776071">
                <text:p>0.776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658723">
                <text:p>0.658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30883">
                <text:p>0.5308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673303">
                <text:p>0.6733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00441">
                <text:p>0.200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612279">
                <text:p>0.612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91547">
                <text:p>0.591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420379">
                <text:p>0.04203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788885">
                <text:p>0.7888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832849">
                <text:p>0.08328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552">
                <text:p>0.5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821066">
                <text:p>0.8210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737509">
                <text:p>0.737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793367">
                <text:p>0.7933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71497">
                <text:p>0.5714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5369">
                <text:p>0.153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632181">
                <text:p>0.6321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6012">
                <text:p>0.460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63299">
                <text:p>0.632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638609">
                <text:p>0.6386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994873">
                <text:p>0.9948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793003">
                <text:p>0.793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18545">
                <text:p>0.218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95116">
                <text:p>0.3951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45096">
                <text:p>0.945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06141">
                <text:p>0.906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1643">
                <text:p>0.516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786568">
                <text:p>0.7865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661285">
                <text:p>0.6612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52024">
                <text:p>0.1520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627828">
                <text:p>0.6278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470559">
                <text:p>0.470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901627">
                <text:p>0.9016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15419">
                <text:p>0.2154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909657">
                <text:p>0.9096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103935">
                <text:p>0.01039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337232">
                <text:p>0.03372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96464">
                <text:p>0.196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695133">
                <text:p>0.06951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355222">
                <text:p>0.0355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234919">
                <text:p>0.02349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477267">
                <text:p>0.4772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721719">
                <text:p>0.7217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82252">
                <text:p>0.582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850897">
                <text:p>0.8508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02649">
                <text:p>0.3026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39212">
                <text:p>0.339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76001">
                <text:p>0.976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04446">
                <text:p>0.5044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48686">
                <text:p>0.3486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86856">
                <text:p>0.3868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666752">
                <text:p>0.6667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629851">
                <text:p>0.6298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08954">
                <text:p>0.9089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757123">
                <text:p>0.07571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768919">
                <text:p>0.07689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247037">
                <text:p>0.02470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2661">
                <text:p>0.326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71846">
                <text:p>0.718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491151">
                <text:p>0.4911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49856">
                <text:p>0.3498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509528">
                <text:p>0.509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449556">
                <text:p>0.04495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70933">
                <text:p>0.709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554922">
                <text:p>0.5549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718816">
                <text:p>0.7188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575059">
                <text:p>0.5750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686014">
                <text:p>0.06860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59416">
                <text:p>0.594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34698">
                <text:p>0.3346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601278">
                <text:p>0.6012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153145">
                <text:p>0.1531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933047">
                <text:p>0.9330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558141">
                <text:p>0.05581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458509">
                <text:p>0.4585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601151">
                <text:p>0.6011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917201">
                <text:p>0.9172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29499">
                <text:p>0.2294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19161">
                <text:p>0.0191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755604">
                <text:p>0.755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240137">
                <text:p>0.2401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576967">
                <text:p>0.5769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958688">
                <text:p>0.9586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540313">
                <text:p>0.5403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454244">
                <text:p>0.4542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857858">
                <text:p>0.8578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159519">
                <text:p>0.1595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754162">
                <text:p>0.754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175659">
                <text:p>0.1756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678656">
                <text:p>0.6786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440005">
                <text:p>0.04400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226755">
                <text:p>0.2267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629511">
                <text:p>0.6295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840361">
                <text:p>0.8403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858775">
                <text:p>0.8587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964232">
                <text:p>0.09642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01549">
                <text:p>0.2015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884994">
                <text:p>0.8849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795042">
                <text:p>0.7950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386868">
                <text:p>0.03868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197697">
                <text:p>0.1976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413899">
                <text:p>0.4138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811364">
                <text:p>0.8113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966063">
                <text:p>0.966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735256">
                <text:p>0.7352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189354">
                <text:p>0.1893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828962">
                <text:p>0.8289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656616">
                <text:p>0.6566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224526">
                <text:p>0.2245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199535">
                <text:p>0.1995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243783">
                <text:p>0.2437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513472">
                <text:p>0.5134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670108">
                <text:p>0.6701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819589">
                <text:p>0.8195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115485">
                <text:p>0.1154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601456">
                <text:p>0.6014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670749">
                <text:p>0.6707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185351">
                <text:p>0.1853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428768">
                <text:p>0.4287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435036">
                <text:p>0.4350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178375">
                <text:p>0.1783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29794">
                <text:p>0.3297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54198">
                <text:p>0.54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331944">
                <text:p>0.3319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88698">
                <text:p>0.88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933911">
                <text:p>0.9339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927121">
                <text:p>0.09271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198096">
                <text:p>0.1980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15079">
                <text:p>0.3150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247986">
                <text:p>0.2479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87097">
                <text:p>0.3870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18505">
                <text:p>0.185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776036">
                <text:p>0.7760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148326">
                <text:p>0.1483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91138">
                <text:p>0.911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705133">
                <text:p>0.7051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715264">
                <text:p>0.7152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95839">
                <text:p>0.958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219254">
                <text:p>0.2192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223245">
                <text:p>0.2232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278842">
                <text:p>0.2788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314767">
                <text:p>0.3147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312556">
                <text:p>0.3125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177018">
                <text:p>0.1770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934911">
                <text:p>0.9349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386528">
                <text:p>0.03865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14593">
                <text:p>0.145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15618">
                <text:p>0.2156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68581">
                <text:p>0.685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43868">
                <text:p>0.2438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486071">
                <text:p>0.4860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809307">
                <text:p>0.08093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7235">
                <text:p>0.72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140569">
                <text:p>0.1405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796012">
                <text:p>0.7960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873997">
                <text:p>0.8739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778094">
                <text:p>0.7780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808889">
                <text:p>0.8088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821185">
                <text:p>0.8211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752663">
                <text:p>0.7526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931404">
                <text:p>0.9314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875834">
                <text:p>0.8758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754962">
                <text:p>0.7549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758556">
                <text:p>0.7585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902395">
                <text:p>0.9023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76106">
                <text:p>0.761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76158">
                <text:p>0.761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887339">
                <text:p>0.8873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846326">
                <text:p>0.8463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79477">
                <text:p>0.794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807831">
                <text:p>0.8078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956276">
                <text:p>0.9562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765174">
                <text:p>0.7651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767289">
                <text:p>0.7672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717216">
                <text:p>0.7172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719214">
                <text:p>0.7192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718599">
                <text:p>0.7185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842984">
                <text:p>0.8429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968372">
                <text:p>0.9683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739779">
                <text:p>0.7397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722278">
                <text:p>0.7222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722838">
                <text:p>0.7228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723469">
                <text:p>0.7234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724403">
                <text:p>0.7244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725961">
                <text:p>0.7259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745449">
                <text:p>0.7454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927006">
                <text:p>0.9270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884379">
                <text:p>0.8843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736561">
                <text:p>0.7365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83618">
                <text:p>0.836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902174">
                <text:p>0.9021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739258">
                <text:p>0.739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815944">
                <text:p>0.8159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727664">
                <text:p>0.7276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930064">
                <text:p>0.9300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753575">
                <text:p>0.7535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712883">
                <text:p>0.7128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71208">
                <text:p>0.712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898224">
                <text:p>0.8982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751951">
                <text:p>0.751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715214">
                <text:p>0.7152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714971">
                <text:p>0.7149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71696">
                <text:p>0.716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996468">
                <text:p>0.9964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719103">
                <text:p>0.7191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734184">
                <text:p>0.7341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722224">
                <text:p>0.7222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840329">
                <text:p>0.8403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932611">
                <text:p>0.9326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728409">
                <text:p>0.7284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742539">
                <text:p>0.7425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969961">
                <text:p>0.9699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687889">
                <text:p>0.6878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675124">
                <text:p>0.6751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676478">
                <text:p>0.6764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794891">
                <text:p>0.7948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819026">
                <text:p>0.8190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692643">
                <text:p>0.6926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672523">
                <text:p>0.6725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696393">
                <text:p>0.6963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680278">
                <text:p>0.6802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677915">
                <text:p>0.6779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827391">
                <text:p>0.8273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781465">
                <text:p>0.7814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790678">
                <text:p>0.7906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677681">
                <text:p>0.6776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900566">
                <text:p>0.9005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687075">
                <text:p>0.6870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718948">
                <text:p>0.7189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682199">
                <text:p>0.6821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709448">
                <text:p>0.7094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706333">
                <text:p>0.706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683964">
                <text:p>0.6839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666668">
                <text:p>0.6666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673177">
                <text:p>0.6731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684111">
                <text:p>0.6841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961888">
                <text:p>0.9618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766082">
                <text:p>0.7660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943796">
                <text:p>0.9437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761112">
                <text:p>0.7611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67295">
                <text:p>0.672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884586">
                <text:p>0.8845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829987">
                <text:p>0.8299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823803">
                <text:p>0.8238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722941">
                <text:p>0.7229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788414">
                <text:p>0.7884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67867">
                <text:p>0.678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962107">
                <text:p>0.9621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893553">
                <text:p>0.8935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716738">
                <text:p>0.7167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651494">
                <text:p>0.6514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723631">
                <text:p>0.7236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658062">
                <text:p>0.6580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65447">
                <text:p>0.654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786489">
                <text:p>0.786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660476">
                <text:p>0.6604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7784">
                <text:p>0.77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97775">
                <text:p>0.977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662006">
                <text:p>0.6620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80161">
                <text:p>0.801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65951">
                <text:p>0.659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658762">
                <text:p>0.6587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690375">
                <text:p>0.6903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79344">
                <text:p>0.793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664638">
                <text:p>0.6646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680922">
                <text:p>0.6809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77608">
                <text:p>0.776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666497">
                <text:p>0.6664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963709">
                <text:p>0.9637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671072">
                <text:p>0.6710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653001">
                <text:p>0.6530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691607">
                <text:p>0.6916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649266">
                <text:p>0.6492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918402">
                <text:p>0.9184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657998">
                <text:p>0.6579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816143">
                <text:p>0.8161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935769">
                <text:p>0.9357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656124">
                <text:p>0.6561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668289">
                <text:p>0.66828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660399">
                <text:p>0.6603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729701">
                <text:p>0.7297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668721">
                <text:p>0.6687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663514">
                <text:p>0.6635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664278">
                <text:p>0.6642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663794">
                <text:p>0.6637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68815">
                <text:p>0.688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782839">
                <text:p>0.7828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685469">
                <text:p>0.6854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691709">
                <text:p>0.6917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678242">
                <text:p>0.6782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829198">
                <text:p>0.8291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692902">
                <text:p>0.6929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935063">
                <text:p>0.9350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668175">
                <text:p>0.6681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67784">
                <text:p>0.677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961067">
                <text:p>0.9610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70142">
                <text:p>0.701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673516">
                <text:p>0.6735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691089">
                <text:p>0.6910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846248">
                <text:p>0.8462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675139">
                <text:p>0.6751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78749">
                <text:p>0.787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678779">
                <text:p>0.6787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71959">
                <text:p>0.719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94057">
                <text:p>0.940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700112">
                <text:p>0.700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785319">
                <text:p>0.7853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657583">
                <text:p>0.6575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666161">
                <text:p>0.6661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662798">
                <text:p>0.6627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6679">
                <text:p>0.66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667141">
                <text:p>0.6671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778538">
                <text:p>0.7785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95097">
                <text:p>0.950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943163">
                <text:p>0.9431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675072">
                <text:p>0.6750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671689">
                <text:p>0.6716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676965">
                <text:p>0.6769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679564">
                <text:p>0.6795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682242">
                <text:p>0.6822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695042">
                <text:p>0.6950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688942">
                <text:p>0.6889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80859">
                <text:p>0.808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82043">
                <text:p>0.820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924298">
                <text:p>0.9242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683632">
                <text:p>0.6836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70542">
                <text:p>0.705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727554">
                <text:p>0.7275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685431">
                <text:p>0.6854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672943">
                <text:p>0.6729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890023">
                <text:p>0.8900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762038">
                <text:p>0.7620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703433">
                <text:p>0.7034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944273">
                <text:p>0.9442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689982">
                <text:p>0.6899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697038">
                <text:p>0.6970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702478">
                <text:p>0.7024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686587">
                <text:p>0.6865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682408">
                <text:p>0.6824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850916">
                <text:p>0.8509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875238">
                <text:p>0.8752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6907">
                <text:p>0.69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783672">
                <text:p>0.7836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690199">
                <text:p>0.6901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909803">
                <text:p>0.9098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69139">
                <text:p>0.691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769643">
                <text:p>0.7696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672842">
                <text:p>0.6728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679199">
                <text:p>0.6791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723963">
                <text:p>0.723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704315">
                <text:p>0.7043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78984">
                <text:p>0.789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851668">
                <text:p>0.8516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786686">
                <text:p>0.7866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934638">
                <text:p>0.9346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711909">
                <text:p>0.7119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961263">
                <text:p>0.9612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686567">
                <text:p>0.6865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69304">
                <text:p>0.693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839625">
                <text:p>0.8396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696886">
                <text:p>0.6968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699067">
                <text:p>0.6990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963642">
                <text:p>0.9636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700747">
                <text:p>0.7007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776657">
                <text:p>0.7766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780054">
                <text:p>0.7800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678754">
                <text:p>0.6787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663028">
                <text:p>0.6630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728434">
                <text:p>0.7284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779826">
                <text:p>0.7798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932784">
                <text:p>0.9327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709717">
                <text:p>0.7097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889585">
                <text:p>0.8895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693357">
                <text:p>0.6933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815334">
                <text:p>0.8153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707195">
                <text:p>0.70719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706266">
                <text:p>0.7062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791634">
                <text:p>0.7916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757231">
                <text:p>0.7572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936152">
                <text:p>0.9361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746198">
                <text:p>0.7461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683515">
                <text:p>0.6835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686523">
                <text:p>0.6865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906535">
                <text:p>0.9065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690285">
                <text:p>0.6902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686875">
                <text:p>0.6868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686944">
                <text:p>0.6869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847122">
                <text:p>0.8471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970406">
                <text:p>0.9704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788763">
                <text:p>0.7887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69614">
                <text:p>0.696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988826">
                <text:p>0.9888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831643">
                <text:p>0.8316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792768">
                <text:p>0.7927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68806">
                <text:p>0.688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671272">
                <text:p>0.6712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983624">
                <text:p>0.9836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925176">
                <text:p>0.9251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677208">
                <text:p>0.6772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678437">
                <text:p>0.6784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679025">
                <text:p>0.6790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679325">
                <text:p>0.6793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699243">
                <text:p>0.6992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682759">
                <text:p>0.6827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980788">
                <text:p>0.9807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706583">
                <text:p>0.7065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696627">
                <text:p>0.6966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605096">
                <text:p>0.6050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759699">
                <text:p>0.7596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611002">
                <text:p>0.6110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613164">
                <text:p>0.6131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621037">
                <text:p>0.6210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63388">
                <text:p>0.633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617649">
                <text:p>0.6176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703737">
                <text:p>0.7037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615299">
                <text:p>0.6152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87288">
                <text:p>0.872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641153">
                <text:p>0.6411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624241">
                <text:p>0.6242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778062">
                <text:p>0.77806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66176">
                <text:p>0.661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642716">
                <text:p>0.6427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637964">
                <text:p>0.6379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670292">
                <text:p>0.6702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624976">
                <text:p>0.6249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623889">
                <text:p>0.6238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805256">
                <text:p>0.8052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628564">
                <text:p>0.6285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659858">
                <text:p>0.6598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891083">
                <text:p>0.8910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770997">
                <text:p>0.7709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638996">
                <text:p>0.6389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652514">
                <text:p>0.6525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711127">
                <text:p>0.7111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823736">
                <text:p>0.8237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663338">
                <text:p>0.6633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882121">
                <text:p>0.8821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935075">
                <text:p>0.9350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656146">
                <text:p>0.6561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718945">
                <text:p>0.7189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677508">
                <text:p>0.6775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692678">
                <text:p>0.6926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672332">
                <text:p>0.6723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671298">
                <text:p>0.6712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643943">
                <text:p>0.6439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993056">
                <text:p>0.9930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642137">
                <text:p>0.6421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647163">
                <text:p>0.6471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712011">
                <text:p>0.7120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647371">
                <text:p>0.64737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633997">
                <text:p>0.6339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98418">
                <text:p>0.984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660003">
                <text:p>0.6600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726583">
                <text:p>0.7265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651249">
                <text:p>0.6512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761441">
                <text:p>0.7614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637603">
                <text:p>0.6376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975037">
                <text:p>0.9750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675343">
                <text:p>0.6753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623391">
                <text:p>0.6233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911637">
                <text:p>0.9116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896659">
                <text:p>0.8966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741385">
                <text:p>0.7413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584676">
                <text:p>0.58467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605832">
                <text:p>0.6058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584965">
                <text:p>0.58496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72199">
                <text:p>0.721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77492">
                <text:p>0.774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996792">
                <text:p>0.9967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578648">
                <text:p>0.5786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676567">
                <text:p>0.6765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737265">
                <text:p>0.7372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676319">
                <text:p>0.6763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924952">
                <text:p>0.9249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700275">
                <text:p>0.7002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693492">
                <text:p>0.69349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581363">
                <text:p>0.5813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740829">
                <text:p>0.74082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56619">
                <text:p>0.566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761523">
                <text:p>0.7615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671343">
                <text:p>0.6713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608631">
                <text:p>0.6086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613054">
                <text:p>0.6130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500519">
                <text:p>0.5005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753489">
                <text:p>0.75348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821092">
                <text:p>0.8210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50376">
                <text:p>0.503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703396">
                <text:p>0.7033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518989">
                <text:p>0.5189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492719">
                <text:p>0.4927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495129">
                <text:p>0.4951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512556">
                <text:p>0.5125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510832">
                <text:p>0.5108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865009">
                <text:p>0.8650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492475">
                <text:p>0.4924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485469">
                <text:p>0.4854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981246">
                <text:p>0.9812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958856">
                <text:p>0.9588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92831">
                <text:p>0.928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986675">
                <text:p>0.9866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667843">
                <text:p>0.6678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439949">
                <text:p>0.4399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432005">
                <text:p>0.4320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839826">
                <text:p>0.83982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977889">
                <text:p>0.97788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936535">
                <text:p>0.9365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805065">
                <text:p>0.8050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61514">
                <text:p>0.615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43294">
                <text:p>0.432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42976">
                <text:p>0.429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439455">
                <text:p>0.4394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633994">
                <text:p>0.6339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405123">
                <text:p>0.4051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788447">
                <text:p>0.7884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511231">
                <text:p>0.5112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392226">
                <text:p>0.3922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426088">
                <text:p>0.4260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719556">
                <text:p>0.7195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888065">
                <text:p>0.88806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905994">
                <text:p>0.9059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942726">
                <text:p>0.9427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297142">
                <text:p>0.2971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87476">
                <text:p>0.874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304142">
                <text:p>0.30414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894809">
                <text:p>0.8948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282334">
                <text:p>0.28233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402126">
                <text:p>0.4021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276933">
                <text:p>0.2769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397844">
                <text:p>0.3978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999439">
                <text:p>0.9994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285251">
                <text:p>0.2852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310498">
                <text:p>0.3104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341187">
                <text:p>0.34118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339215">
                <text:p>0.3392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452116">
                <text:p>0.4521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494654">
                <text:p>0.4946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220773">
                <text:p>0.22077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733736">
                <text:p>0.7337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192755">
                <text:p>0.1927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400963">
                <text:p>0.4009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473752">
                <text:p>0.4737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278868">
                <text:p>0.27886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0951678">
                <text:p>0.09516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245887">
                <text:p>0.2458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189527">
                <text:p>0.1895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58244">
                <text:p>0.582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0859768">
                <text:p>0.08597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0424201">
                <text:p>0.04242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424123">
                <text:p>0.4241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599431">
                <text:p>0.59943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460059">
                <text:p>0.46005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0241265">
                <text:p>0.02412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573314">
                <text:p>0.5733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124382">
                <text:p>0.12438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438724">
                <text:p>0.43872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518918">
                <text:p>0.5189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618958">
                <text:p>0.61895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608838">
                <text:p>0.6088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569142">
                <text:p>0.56914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841315">
                <text:p>0.8413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960428">
                <text:p>0.9604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62611">
                <text:p>0.626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776769">
                <text:p>0.7767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817635">
                <text:p>0.8176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17669">
                <text:p>0.1766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0387971">
                <text:p>0.038797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689277">
                <text:p>0.6892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238764">
                <text:p>0.2387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954182">
                <text:p>0.9541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468316">
                <text:p>0.4683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000652103">
                <text:p>0.00065210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516301">
                <text:p>0.5163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944318">
                <text:p>0.94431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473732">
                <text:p>0.4737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601895">
                <text:p>0.60189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731719">
                <text:p>0.7317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636147">
                <text:p>0.63614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97104">
                <text:p>0.971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426469">
                <text:p>0.42646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0670597">
                <text:p>0.067059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483266">
                <text:p>0.48326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0.617293">
                <text:p>0.61729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0.709089">
                <text:p>0.70908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0.479566">
                <text:p>0.4795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0.343864">
                <text:p>0.3438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0.820973">
                <text:p>0.82097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0.774073">
                <text:p>0.7740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0.65033">
                <text:p>0.650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0.622747">
                <text:p>0.6227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0.987657">
                <text:p>0.9876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0.653414">
                <text:p>0.6534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0.780935">
                <text:p>0.7809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0.822519">
                <text:p>0.8225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0.436119">
                <text:p>0.4361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0.758424">
                <text:p>0.7584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0.413195">
                <text:p>0.4131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0.790739">
                <text:p>0.7907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0.996035">
                <text:p>0.99603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0.834191">
                <text:p>0.8341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0.926826">
                <text:p>0.92682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0.0646632">
                <text:p>0.06466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0.962316">
                <text:p>0.9623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0.770891">
                <text:p>0.7708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0.495836">
                <text:p>0.49583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0.564995">
                <text:p>0.56499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0.666782">
                <text:p>0.66678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0.0849829">
                <text:p>0.084982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0.412533">
                <text:p>0.4125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0.301479">
                <text:p>0.30147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0.533921">
                <text:p>0.5339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0.84332">
                <text:p>0.843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0.57353">
                <text:p>0.573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0.896681">
                <text:p>0.89668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0.738575">
                <text:p>0.7385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0.38647">
                <text:p>0.386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0.740274">
                <text:p>0.74027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0.489531">
                <text:p>0.48953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0.544493">
                <text:p>0.5444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0.771818">
                <text:p>0.7718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0.534763">
                <text:p>0.5347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0.262321">
                <text:p>0.2623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0.446935">
                <text:p>0.44693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0.783546">
                <text:p>0.78354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0.469428">
                <text:p>0.46942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0.419305">
                <text:p>0.4193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0.311541">
                <text:p>0.3115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0.537738">
                <text:p>0.53773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0.248215">
                <text:p>0.2482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0.271502">
                <text:p>0.27150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0.949891">
                <text:p>0.94989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0.501221">
                <text:p>0.50122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0.928167">
                <text:p>0.92816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0.653817">
                <text:p>0.6538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0.402389">
                <text:p>0.40238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0.854887">
                <text:p>0.85488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0.899818">
                <text:p>0.8998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0.430466">
                <text:p>0.43046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0.919237">
                <text:p>0.91923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0.755097">
                <text:p>0.75509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0.422694">
                <text:p>0.4226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0.465568">
                <text:p>0.46556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0.919209">
                <text:p>0.91920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0.958116">
                <text:p>0.9581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0.753632">
                <text:p>0.7536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0.2569">
                <text:p>0.25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0.838738">
                <text:p>0.83873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0.804748">
                <text:p>0.8047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0.704251">
                <text:p>0.70425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0.914548">
                <text:p>0.91454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0.0360372">
                <text:p>0.036037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0.820822">
                <text:p>0.82082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0.534298">
                <text:p>0.53429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0.334308">
                <text:p>0.33430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0.409885">
                <text:p>0.40988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0.825114">
                <text:p>0.82511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0.616639">
                <text:p>0.61663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0.839165">
                <text:p>0.83916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0.785318">
                <text:p>0.78531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0.464318">
                <text:p>0.46431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0.375235">
                <text:p>0.37523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0.884766">
                <text:p>0.88476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0.118655">
                <text:p>0.1186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0.732789">
                <text:p>0.73278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0.78913">
                <text:p>0.7891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0.353972">
                <text:p>0.3539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0.537859">
                <text:p>0.53785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0.825047">
                <text:p>0.82504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0.725968">
                <text:p>0.72596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0.762718">
                <text:p>0.76271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0.267956">
                <text:p>0.2679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0.205504">
                <text:p>0.20550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0.980248">
                <text:p>0.9802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0.771895">
                <text:p>0.77189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0.445281">
                <text:p>0.44528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0.888972">
                <text:p>0.88897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0.79823">
                <text:p>0.7982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0.858064">
                <text:p>0.8580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0.297252">
                <text:p>0.2972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0.894521">
                <text:p>0.8945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0.603645">
                <text:p>0.6036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0.845626">
                <text:p>0.84562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0.661438">
                <text:p>0.66143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0.910274">
                <text:p>0.91027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0.768571">
                <text:p>0.76857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0.53481">
                <text:p>0.5348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0.612681">
                <text:p>0.61268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0.773069">
                <text:p>0.77306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0.57563">
                <text:p>0.5756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0.899854">
                <text:p>0.89985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0.893189">
                <text:p>0.89318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0.437625">
                <text:p>0.4376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0.921367">
                <text:p>0.92136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0.611002">
                <text:p>0.61100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0.689304">
                <text:p>0.68930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0.427875">
                <text:p>0.4278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0.598399">
                <text:p>0.59839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0.72357">
                <text:p>0.7235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0.51527">
                <text:p>0.5152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0.431178">
                <text:p>0.43117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0.257455">
                <text:p>0.25745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0.659565">
                <text:p>0.65956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0.787648">
                <text:p>0.78764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0.550745">
                <text:p>0.55074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0.660121">
                <text:p>0.6601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0.821944">
                <text:p>0.8219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0.212804">
                <text:p>0.21280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0.228165">
                <text:p>0.22816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0.921686">
                <text:p>0.92168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0.268575">
                <text:p>0.26857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0.305796">
                <text:p>0.30579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0.66971">
                <text:p>0.6697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0.828401">
                <text:p>0.8284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0.581477">
                <text:p>0.58147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0.996174">
                <text:p>0.99617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0.724527">
                <text:p>0.72452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0.894479">
                <text:p>0.89447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0.910504">
                <text:p>0.91050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0.758173">
                <text:p>0.75817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0.84847">
                <text:p>0.8484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0.775793">
                <text:p>0.77579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0.873481">
                <text:p>0.87348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0.781573">
                <text:p>0.78157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0.890488">
                <text:p>0.8904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0.71596">
                <text:p>0.7159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0.371244">
                <text:p>0.37124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0.813265">
                <text:p>0.81326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0.443903">
                <text:p>0.44390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0.843413">
                <text:p>0.8434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0.239674">
                <text:p>0.23967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0.321828">
                <text:p>0.32182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0.52341">
                <text:p>0.5234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0.814804">
                <text:p>0.8148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0.687028">
                <text:p>0.68702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0.936173">
                <text:p>0.93617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0.534865">
                <text:p>0.53486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0.545018">
                <text:p>0.54501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0.779713">
                <text:p>0.77971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0.845668">
                <text:p>0.84566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0.714975">
                <text:p>0.71497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0.372525">
                <text:p>0.37252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0.918512">
                <text:p>0.91851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0.629849">
                <text:p>0.62984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0.942883">
                <text:p>0.94288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0.802979">
                <text:p>0.80297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0.710253">
                <text:p>0.71025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0.671146">
                <text:p>0.67114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0.171665">
                <text:p>0.17166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0.75635">
                <text:p>0.7563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0.668657">
                <text:p>0.66865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0.787325">
                <text:p>0.78732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0.86772">
                <text:p>0.8677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0.867752">
                <text:p>0.86775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0.827654">
                <text:p>0.82765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0.7745">
                <text:p>0.774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0.900584">
                <text:p>0.90058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0.70328">
                <text:p>0.7032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0.687767">
                <text:p>0.68776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0.694754">
                <text:p>0.69475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0.725474">
                <text:p>0.72547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0.702509">
                <text:p>0.70250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0.665484">
                <text:p>0.66548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0.789284">
                <text:p>0.78928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0.639052">
                <text:p>0.63905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0.626232">
                <text:p>0.62623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0.444805">
                <text:p>0.44480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0.885952">
                <text:p>0.88595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0.621982">
                <text:p>0.62198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0.9645">
                <text:p>0.964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0.558366">
                <text:p>0.55836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0.579247">
                <text:p>0.57924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0.435735">
                <text:p>0.43573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0.994467">
                <text:p>0.99446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0.924392">
                <text:p>0.92439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0.921327">
                <text:p>0.92132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0.907718">
                <text:p>0.90771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0.466355">
                <text:p>0.46635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0.748038">
                <text:p>0.74803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0.297246">
                <text:p>0.29724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0.899191">
                <text:p>0.89919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0.377458">
                <text:p>0.37745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0.680681">
                <text:p>0.68068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0.93105">
                <text:p>0.9310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0.897224">
                <text:p>0.89722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0.695727">
                <text:p>0.69572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0.835835">
                <text:p>0.83583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0.571159">
                <text:p>0.57115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0.939019">
                <text:p>0.93901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0.710874">
                <text:p>0.71087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0.72315">
                <text:p>0.7231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0.861068">
                <text:p>0.86106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0.908818">
                <text:p>0.90881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0.579129">
                <text:p>0.57912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0.230416">
                <text:p>0.23041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0.892879">
                <text:p>0.89287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0.656774">
                <text:p>0.65677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0.804823">
                <text:p>0.80482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0.9083">
                <text:p>0.908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0.924654">
                <text:p>0.92465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0.926717">
                <text:p>0.92671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0.552308">
                <text:p>0.55230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0.114332">
                <text:p>0.11433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0.803521">
                <text:p>0.80352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0.679765">
                <text:p>0.67976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0.801777">
                <text:p>0.80177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0.47417">
                <text:p>0.4741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0.952165">
                <text:p>0.95216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0.609156">
                <text:p>0.60915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0.67272">
                <text:p>0.6727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0.801246">
                <text:p>0.80124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0.495197">
                <text:p>0.49519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0.00571215">
                <text:p>0.0057121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0.63655">
                <text:p>0.6365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0.891196">
                <text:p>0.89119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0.387882">
                <text:p>0.38788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0.58316">
                <text:p>0.5831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0.935933">
                <text:p>0.93593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0.231892">
                <text:p>0.23189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0.476575">
                <text:p>0.47657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0.816608">
                <text:p>0.81660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0.55967">
                <text:p>0.5596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0.572854">
                <text:p>0.57285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0.628123">
                <text:p>0.62812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0.337298">
                <text:p>0.33729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0.664202">
                <text:p>0.66420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0.270103">
                <text:p>0.27010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0.7827">
                <text:p>0.782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0.683808">
                <text:p>0.68380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0.710521">
                <text:p>0.71052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0.222719">
                <text:p>0.22271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0.466861">
                <text:p>0.46686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0.734034">
                <text:p>0.73403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0.804721">
                <text:p>0.80472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0.17033">
                <text:p>0.1703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0.677018">
                <text:p>0.67701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0.996058">
                <text:p>0.99605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0.792273">
                <text:p>0.79227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0.279769">
                <text:p>0.27976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0.946893">
                <text:p>0.94689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0.730421">
                <text:p>0.73042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0.712734">
                <text:p>0.71273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0.619785">
                <text:p>0.61978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0.887042">
                <text:p>0.88704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0.71846">
                <text:p>0.7184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0.782043">
                <text:p>0.78204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0.475424">
                <text:p>0.47542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0.376922">
                <text:p>0.37692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0.854378">
                <text:p>0.85437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0.312739">
                <text:p>0.31273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0.883022">
                <text:p>0.88302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0.426493">
                <text:p>0.42649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0.598045">
                <text:p>0.59804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0.446082">
                <text:p>0.44608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0.89488">
                <text:p>0.8948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0.773306">
                <text:p>0.77330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0.914913">
                <text:p>0.91491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0.594481">
                <text:p>0.59448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0.68558">
                <text:p>0.6855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0.117056">
                <text:p>0.11705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0.246823">
                <text:p>0.24682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0.446464">
                <text:p>0.44646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0.42596">
                <text:p>0.4259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0.947197">
                <text:p>0.94719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0.75065">
                <text:p>0.7506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0.59543">
                <text:p>0.5954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0.434504">
                <text:p>0.43450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0.810015">
                <text:p>0.81001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0.404992">
                <text:p>0.40499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0.743466">
                <text:p>0.74346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0.951871">
                <text:p>0.95187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0.822419">
                <text:p>0.82241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0.670878">
                <text:p>0.67087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0.784065">
                <text:p>0.78406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0.551815">
                <text:p>0.55181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0.47875">
                <text:p>0.4787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0.162888">
                <text:p>0.16288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0.697231">
                <text:p>0.69723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0.703437">
                <text:p>0.70343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0.72628">
                <text:p>0.7262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0.768864">
                <text:p>0.76886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0.908747">
                <text:p>0.90874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0.681283">
                <text:p>0.68128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0.319625">
                <text:p>0.31962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0.459191">
                <text:p>0.45919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0.0826713">
                <text:p>0.082671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0.68939">
                <text:p>0.6893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0.705886">
                <text:p>0.70588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0.461542">
                <text:p>0.46154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0.285853">
                <text:p>0.28585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0.838184">
                <text:p>0.83818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0.243251">
                <text:p>0.24325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0.343201">
                <text:p>0.34320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0.208981">
                <text:p>0.20898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0.578281">
                <text:p>0.57828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0.899657">
                <text:p>0.89965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0.780655">
                <text:p>0.78065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0.945241">
                <text:p>0.94524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0.756576">
                <text:p>0.75657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0.739109">
                <text:p>0.73910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0.818603">
                <text:p>0.81860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0.279865">
                <text:p>0.27986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5">
                <text:p>1365</text:p>
              </table:table-cell>
              <table:table-cell office:value-type="float" office:value="0.364349">
                <text:p>0.36434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6">
                <text:p>1366</text:p>
              </table:table-cell>
              <table:table-cell office:value-type="float" office:value="0.609979">
                <text:p>0.60997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7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8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9">
                <text:p>1369</text:p>
              </table:table-cell>
              <table:table-cell office:value-type="float" office:value="0.196661">
                <text:p>0.19666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0.816596">
                <text:p>0.81659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3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0.688132">
                <text:p>0.68813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5">
                <text:p>1375</text:p>
              </table:table-cell>
              <table:table-cell office:value-type="float" office:value="0.338981">
                <text:p>0.33898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6">
                <text:p>1376</text:p>
              </table:table-cell>
              <table:table-cell office:value-type="float" office:value="0.701964">
                <text:p>0.70196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7">
                <text:p>1377</text:p>
              </table:table-cell>
              <table:table-cell office:value-type="float" office:value="0.384489">
                <text:p>0.38448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0.683734">
                <text:p>0.68373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0.693565">
                <text:p>0.69356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0">
                <text:p>1380</text:p>
              </table:table-cell>
              <table:table-cell office:value-type="float" office:value="0.463702">
                <text:p>0.46370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1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0.71017">
                <text:p>0.7101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3">
                <text:p>1383</text:p>
              </table:table-cell>
              <table:table-cell office:value-type="float" office:value="0.8502">
                <text:p>0.850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4">
                <text:p>1384</text:p>
              </table:table-cell>
              <table:table-cell office:value-type="float" office:value="0.207465">
                <text:p>0.20746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6">
                <text:p>1386</text:p>
              </table:table-cell>
              <table:table-cell office:value-type="float" office:value="0.40341">
                <text:p>0.4034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7">
                <text:p>1387</text:p>
              </table:table-cell>
              <table:table-cell office:value-type="float" office:value="0.766065">
                <text:p>0.76606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8">
                <text:p>1388</text:p>
              </table:table-cell>
              <table:table-cell office:value-type="float" office:value="0.698291">
                <text:p>0.69829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9">
                <text:p>1389</text:p>
              </table:table-cell>
              <table:table-cell office:value-type="float" office:value="0.613626">
                <text:p>0.61362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0">
                <text:p>1390</text:p>
              </table:table-cell>
              <table:table-cell office:value-type="float" office:value="0.651081">
                <text:p>0.65108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1">
                <text:p>1391</text:p>
              </table:table-cell>
              <table:table-cell office:value-type="float" office:value="0.734643">
                <text:p>0.73464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2">
                <text:p>1392</text:p>
              </table:table-cell>
              <table:table-cell office:value-type="float" office:value="0.649712">
                <text:p>0.64971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3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4">
                <text:p>1394</text:p>
              </table:table-cell>
              <table:table-cell office:value-type="float" office:value="0.610559">
                <text:p>0.61055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5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6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0.0782479">
                <text:p>0.078247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8">
                <text:p>1398</text:p>
              </table:table-cell>
              <table:table-cell office:value-type="float" office:value="0.152329">
                <text:p>0.15232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0.199782">
                <text:p>0.19978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0">
                <text:p>1400</text:p>
              </table:table-cell>
              <table:table-cell office:value-type="float" office:value="0.948998">
                <text:p>0.94899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1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2">
                <text:p>1402</text:p>
              </table:table-cell>
              <table:table-cell office:value-type="float" office:value="0.197945">
                <text:p>0.19794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3">
                <text:p>1403</text:p>
              </table:table-cell>
              <table:table-cell office:value-type="float" office:value="0.0874326">
                <text:p>0.087432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4">
                <text:p>1404</text:p>
              </table:table-cell>
              <table:table-cell office:value-type="float" office:value="0.875853">
                <text:p>0.87585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5">
                <text:p>1405</text:p>
              </table:table-cell>
              <table:table-cell office:value-type="float" office:value="0.458621">
                <text:p>0.45862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6">
                <text:p>1406</text:p>
              </table:table-cell>
              <table:table-cell office:value-type="float" office:value="0.61403">
                <text:p>0.6140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8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9">
                <text:p>1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1">
                <text:p>1411</text:p>
              </table:table-cell>
              <table:table-cell office:value-type="float" office:value="0.478431">
                <text:p>0.47843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2">
                <text:p>1412</text:p>
              </table:table-cell>
              <table:table-cell office:value-type="float" office:value="0.428073">
                <text:p>0.42807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3">
                <text:p>1413</text:p>
              </table:table-cell>
              <table:table-cell office:value-type="float" office:value="0.746314">
                <text:p>0.74631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4">
                <text:p>1414</text:p>
              </table:table-cell>
              <table:table-cell office:value-type="float" office:value="0.935415">
                <text:p>0.93541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5">
                <text:p>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6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7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8">
                <text:p>1418</text:p>
              </table:table-cell>
              <table:table-cell office:value-type="float" office:value="0.644218">
                <text:p>0.64421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9">
                <text:p>1419</text:p>
              </table:table-cell>
              <table:table-cell office:value-type="float" office:value="0.401405">
                <text:p>0.40140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0">
                <text:p>1420</text:p>
              </table:table-cell>
              <table:table-cell office:value-type="float" office:value="0.0860082">
                <text:p>0.086008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1">
                <text:p>1421</text:p>
              </table:table-cell>
              <table:table-cell office:value-type="float" office:value="0.838326">
                <text:p>0.83832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2">
                <text:p>1422</text:p>
              </table:table-cell>
              <table:table-cell office:value-type="float" office:value="0.448106">
                <text:p>0.44810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3">
                <text:p>1423</text:p>
              </table:table-cell>
              <table:table-cell office:value-type="float" office:value="0.544591">
                <text:p>0.54459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4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5">
                <text:p>1425</text:p>
              </table:table-cell>
              <table:table-cell office:value-type="float" office:value="0.471324">
                <text:p>0.47132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6">
                <text:p>1426</text:p>
              </table:table-cell>
              <table:table-cell office:value-type="float" office:value="0.556471">
                <text:p>0.55647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7">
                <text:p>1427</text:p>
              </table:table-cell>
              <table:table-cell office:value-type="float" office:value="0.589859">
                <text:p>0.58985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8">
                <text:p>1428</text:p>
              </table:table-cell>
              <table:table-cell office:value-type="float" office:value="0.204107">
                <text:p>0.20410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9">
                <text:p>1429</text:p>
              </table:table-cell>
              <table:table-cell office:value-type="float" office:value="0.325409">
                <text:p>0.32540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0">
                <text:p>1430</text:p>
              </table:table-cell>
              <table:table-cell office:value-type="float" office:value="0.843686">
                <text:p>0.84368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1">
                <text:p>1431</text:p>
              </table:table-cell>
              <table:table-cell office:value-type="float" office:value="0.397334">
                <text:p>0.39733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2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3">
                <text:p>1433</text:p>
              </table:table-cell>
              <table:table-cell office:value-type="float" office:value="0.607729">
                <text:p>0.60772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4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5">
                <text:p>1435</text:p>
              </table:table-cell>
              <table:table-cell office:value-type="float" office:value="0.653413">
                <text:p>0.65341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6">
                <text:p>1436</text:p>
              </table:table-cell>
              <table:table-cell office:value-type="float" office:value="0.700717">
                <text:p>0.70071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7">
                <text:p>1437</text:p>
              </table:table-cell>
              <table:table-cell office:value-type="float" office:value="0.43948">
                <text:p>0.4394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8">
                <text:p>1438</text:p>
              </table:table-cell>
              <table:table-cell office:value-type="float" office:value="0.47503">
                <text:p>0.4750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9">
                <text:p>1439</text:p>
              </table:table-cell>
              <table:table-cell office:value-type="float" office:value="0.983773">
                <text:p>0.98377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0">
                <text:p>1440</text:p>
              </table:table-cell>
              <table:table-cell office:value-type="float" office:value="0.171958">
                <text:p>0.17195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0.0138281">
                <text:p>0.013828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0.148506">
                <text:p>0.14850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0.119639">
                <text:p>0.11963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5">
                <text:p>1445</text:p>
              </table:table-cell>
              <table:table-cell office:value-type="float" office:value="0.996316">
                <text:p>0.99631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6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7">
                <text:p>1447</text:p>
              </table:table-cell>
              <table:table-cell office:value-type="float" office:value="0.889051">
                <text:p>0.88905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8">
                <text:p>1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9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0">
                <text:p>1450</text:p>
              </table:table-cell>
              <table:table-cell office:value-type="float" office:value="0.683977">
                <text:p>0.68397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1">
                <text:p>1451</text:p>
              </table:table-cell>
              <table:table-cell office:value-type="float" office:value="0.359399">
                <text:p>0.35939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2">
                <text:p>1452</text:p>
              </table:table-cell>
              <table:table-cell office:value-type="float" office:value="0.755254">
                <text:p>0.75525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3">
                <text:p>1453</text:p>
              </table:table-cell>
              <table:table-cell office:value-type="float" office:value="0.0216376">
                <text:p>0.021637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4">
                <text:p>1454</text:p>
              </table:table-cell>
              <table:table-cell office:value-type="float" office:value="0.49339">
                <text:p>0.4933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5">
                <text:p>1455</text:p>
              </table:table-cell>
              <table:table-cell office:value-type="float" office:value="0.823197">
                <text:p>0.82319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6">
                <text:p>1456</text:p>
              </table:table-cell>
              <table:table-cell office:value-type="float" office:value="0.82025">
                <text:p>0.8202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7">
                <text:p>1457</text:p>
              </table:table-cell>
              <table:table-cell office:value-type="float" office:value="0.965862">
                <text:p>0.96586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8">
                <text:p>1458</text:p>
              </table:table-cell>
              <table:table-cell office:value-type="float" office:value="0.255057">
                <text:p>0.25505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9">
                <text:p>1459</text:p>
              </table:table-cell>
              <table:table-cell office:value-type="float" office:value="0.841686">
                <text:p>0.84168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1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3">
                <text:p>1463</text:p>
              </table:table-cell>
              <table:table-cell office:value-type="float" office:value="0.562658">
                <text:p>0.56265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4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5">
                <text:p>1465</text:p>
              </table:table-cell>
              <table:table-cell office:value-type="float" office:value="0.0649603">
                <text:p>0.064960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6">
                <text:p>1466</text:p>
              </table:table-cell>
              <table:table-cell office:value-type="float" office:value="0.202524">
                <text:p>0.20252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7">
                <text:p>1467</text:p>
              </table:table-cell>
              <table:table-cell office:value-type="float" office:value="0.255853">
                <text:p>0.25585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8">
                <text:p>1468</text:p>
              </table:table-cell>
              <table:table-cell office:value-type="float" office:value="0.92759">
                <text:p>0.9275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9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0">
                <text:p>1470</text:p>
              </table:table-cell>
              <table:table-cell office:value-type="float" office:value="0.0420334">
                <text:p>0.042033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1">
                <text:p>1471</text:p>
              </table:table-cell>
              <table:table-cell office:value-type="float" office:value="0.434388">
                <text:p>0.43438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2">
                <text:p>1472</text:p>
              </table:table-cell>
              <table:table-cell office:value-type="float" office:value="0.882989">
                <text:p>0.88298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3">
                <text:p>1473</text:p>
              </table:table-cell>
              <table:table-cell office:value-type="float" office:value="0.328602">
                <text:p>0.32860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4">
                <text:p>1474</text:p>
              </table:table-cell>
              <table:table-cell office:value-type="float" office:value="0.0597954">
                <text:p>0.059795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5">
                <text:p>1475</text:p>
              </table:table-cell>
              <table:table-cell office:value-type="float" office:value="0.550886">
                <text:p>0.55088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6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7">
                <text:p>1477</text:p>
              </table:table-cell>
              <table:table-cell office:value-type="float" office:value="0.419964">
                <text:p>0.41996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8">
                <text:p>1478</text:p>
              </table:table-cell>
              <table:table-cell office:value-type="float" office:value="0.530423">
                <text:p>0.53042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9">
                <text:p>1479</text:p>
              </table:table-cell>
              <table:table-cell office:value-type="float" office:value="0.871827">
                <text:p>0.87182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0">
                <text:p>1480</text:p>
              </table:table-cell>
              <table:table-cell office:value-type="float" office:value="0.438698">
                <text:p>0.43869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1">
                <text:p>1481</text:p>
              </table:table-cell>
              <table:table-cell office:value-type="float" office:value="0.847266">
                <text:p>0.84726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2">
                <text:p>1482</text:p>
              </table:table-cell>
              <table:table-cell office:value-type="float" office:value="0.265279">
                <text:p>0.26527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3">
                <text:p>1483</text:p>
              </table:table-cell>
              <table:table-cell office:value-type="float" office:value="0.635654">
                <text:p>0.63565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4">
                <text:p>1484</text:p>
              </table:table-cell>
              <table:table-cell office:value-type="float" office:value="0.76138">
                <text:p>0.7613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5">
                <text:p>1485</text:p>
              </table:table-cell>
              <table:table-cell office:value-type="float" office:value="0.700326">
                <text:p>0.70032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6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8">
                <text:p>1488</text:p>
              </table:table-cell>
              <table:table-cell office:value-type="float" office:value="0.27331">
                <text:p>0.2733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9">
                <text:p>1489</text:p>
              </table:table-cell>
              <table:table-cell office:value-type="float" office:value="0.269907">
                <text:p>0.26990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0">
                <text:p>1490</text:p>
              </table:table-cell>
              <table:table-cell office:value-type="float" office:value="0.736575">
                <text:p>0.73657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1">
                <text:p>1491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2">
                <text:p>1492</text:p>
              </table:table-cell>
              <table:table-cell office:value-type="float" office:value="0.758142">
                <text:p>0.75814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3">
                <text:p>1493</text:p>
              </table:table-cell>
              <table:table-cell office:value-type="float" office:value="0.844556">
                <text:p>0.84455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4">
                <text:p>1494</text:p>
              </table:table-cell>
              <table:table-cell office:value-type="float" office:value="0.435534">
                <text:p>0.43553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5">
                <text:p>1495</text:p>
              </table:table-cell>
              <table:table-cell office:value-type="float" office:value="0.405319">
                <text:p>0.40531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6">
                <text:p>1496</text:p>
              </table:table-cell>
              <table:table-cell office:value-type="float" office:value="0.323934">
                <text:p>0.32393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7">
                <text:p>1497</text:p>
              </table:table-cell>
              <table:table-cell office:value-type="float" office:value="0.455711">
                <text:p>0.45571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9">
                <text:p>1499</text:p>
              </table:table-cell>
              <table:table-cell office:value-type="float" office:value="0.338484">
                <text:p>0.33848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0">
                <text:p>1500</text:p>
              </table:table-cell>
              <table:table-cell office:value-type="float" office:value="0.346149">
                <text:p>0.34614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1">
                <text:p>1501</text:p>
              </table:table-cell>
              <table:table-cell office:value-type="float" office:value="0.591248">
                <text:p>0.59124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2">
                <text:p>1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3">
                <text:p>1503</text:p>
              </table:table-cell>
              <table:table-cell office:value-type="float" office:value="0.764099">
                <text:p>0.76409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4">
                <text:p>1504</text:p>
              </table:table-cell>
              <table:table-cell office:value-type="float" office:value="0.958154">
                <text:p>0.95815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5">
                <text:p>1505</text:p>
              </table:table-cell>
              <table:table-cell office:value-type="float" office:value="0.339493">
                <text:p>0.33949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6">
                <text:p>1506</text:p>
              </table:table-cell>
              <table:table-cell office:value-type="float" office:value="0.58988">
                <text:p>0.5898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7">
                <text:p>1507</text:p>
              </table:table-cell>
              <table:table-cell office:value-type="float" office:value="0.451589">
                <text:p>0.45158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8">
                <text:p>1508</text:p>
              </table:table-cell>
              <table:table-cell office:value-type="float" office:value="0.931004">
                <text:p>0.93100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09">
                <text:p>1509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0">
                <text:p>1510</text:p>
              </table:table-cell>
              <table:table-cell office:value-type="float" office:value="0.633792">
                <text:p>0.63379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1">
                <text:p>1511</text:p>
              </table:table-cell>
              <table:table-cell office:value-type="float" office:value="0.821579">
                <text:p>0.82157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2">
                <text:p>1512</text:p>
              </table:table-cell>
              <table:table-cell office:value-type="float" office:value="0.436692">
                <text:p>0.43669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3">
                <text:p>1513</text:p>
              </table:table-cell>
              <table:table-cell office:value-type="float" office:value="0.145841">
                <text:p>0.14584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4">
                <text:p>1514</text:p>
              </table:table-cell>
              <table:table-cell office:value-type="float" office:value="0.535704">
                <text:p>0.53570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5">
                <text:p>1515</text:p>
              </table:table-cell>
              <table:table-cell office:value-type="float" office:value="0.354865">
                <text:p>0.35486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6">
                <text:p>1516</text:p>
              </table:table-cell>
              <table:table-cell office:value-type="float" office:value="0.13709">
                <text:p>0.1370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7">
                <text:p>1517</text:p>
              </table:table-cell>
              <table:table-cell office:value-type="float" office:value="0.854821">
                <text:p>0.85482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8">
                <text:p>1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19">
                <text:p>1519</text:p>
              </table:table-cell>
              <table:table-cell office:value-type="float" office:value="0.799721">
                <text:p>0.79972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0">
                <text:p>1520</text:p>
              </table:table-cell>
              <table:table-cell office:value-type="float" office:value="0.275739">
                <text:p>0.27573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1">
                <text:p>1521</text:p>
              </table:table-cell>
              <table:table-cell office:value-type="float" office:value="0.714434">
                <text:p>0.71443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2">
                <text:p>1522</text:p>
              </table:table-cell>
              <table:table-cell office:value-type="float" office:value="0.828117">
                <text:p>0.82811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3">
                <text:p>1523</text:p>
              </table:table-cell>
              <table:table-cell office:value-type="float" office:value="0.591253">
                <text:p>0.59125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4">
                <text:p>1524</text:p>
              </table:table-cell>
              <table:table-cell office:value-type="float" office:value="0.988596">
                <text:p>0.98859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5">
                <text:p>1525</text:p>
              </table:table-cell>
              <table:table-cell office:value-type="float" office:value="0.573941">
                <text:p>0.57394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6">
                <text:p>1526</text:p>
              </table:table-cell>
              <table:table-cell office:value-type="float" office:value="0.878319">
                <text:p>0.87831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7">
                <text:p>1527</text:p>
              </table:table-cell>
              <table:table-cell office:value-type="float" office:value="0.620601">
                <text:p>0.62060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8">
                <text:p>1528</text:p>
              </table:table-cell>
              <table:table-cell office:value-type="float" office:value="0.422376">
                <text:p>0.42237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29">
                <text:p>1529</text:p>
              </table:table-cell>
              <table:table-cell office:value-type="float" office:value="0.060499">
                <text:p>0.06049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0">
                <text:p>1530</text:p>
              </table:table-cell>
              <table:table-cell office:value-type="float" office:value="0.849805">
                <text:p>0.84980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1">
                <text:p>1531</text:p>
              </table:table-cell>
              <table:table-cell office:value-type="float" office:value="0.431042">
                <text:p>0.43104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2">
                <text:p>1532</text:p>
              </table:table-cell>
              <table:table-cell office:value-type="float" office:value="0.445063">
                <text:p>0.44506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3">
                <text:p>1533</text:p>
              </table:table-cell>
              <table:table-cell office:value-type="float" office:value="0.906119">
                <text:p>0.90611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4">
                <text:p>1534</text:p>
              </table:table-cell>
              <table:table-cell office:value-type="float" office:value="0.908645">
                <text:p>0.90864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5">
                <text:p>1535</text:p>
              </table:table-cell>
              <table:table-cell office:value-type="float" office:value="0.783018">
                <text:p>0.78301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6">
                <text:p>1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8">
                <text:p>1538</text:p>
              </table:table-cell>
              <table:table-cell office:value-type="float" office:value="0.408344">
                <text:p>0.40834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39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1">
                <text:p>1541</text:p>
              </table:table-cell>
              <table:table-cell office:value-type="float" office:value="0.31008">
                <text:p>0.3100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2">
                <text:p>1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3">
                <text:p>1543</text:p>
              </table:table-cell>
              <table:table-cell office:value-type="float" office:value="0.357516">
                <text:p>0.35751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4">
                <text:p>1544</text:p>
              </table:table-cell>
              <table:table-cell office:value-type="float" office:value="0.888685">
                <text:p>0.88868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5">
                <text:p>1545</text:p>
              </table:table-cell>
              <table:table-cell office:value-type="float" office:value="0.135745">
                <text:p>0.13574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6">
                <text:p>1546</text:p>
              </table:table-cell>
              <table:table-cell office:value-type="float" office:value="0.192241">
                <text:p>0.19224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7">
                <text:p>1547</text:p>
              </table:table-cell>
              <table:table-cell office:value-type="float" office:value="0.532461">
                <text:p>0.53246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8">
                <text:p>1548</text:p>
              </table:table-cell>
              <table:table-cell office:value-type="float" office:value="0.27997">
                <text:p>0.2799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49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0">
                <text:p>1550</text:p>
              </table:table-cell>
              <table:table-cell office:value-type="float" office:value="0.303727">
                <text:p>0.30372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1">
                <text:p>1551</text:p>
              </table:table-cell>
              <table:table-cell office:value-type="float" office:value="0.323716">
                <text:p>0.32371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2">
                <text:p>1552</text:p>
              </table:table-cell>
              <table:table-cell office:value-type="float" office:value="0.0860665">
                <text:p>0.086066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3">
                <text:p>1553</text:p>
              </table:table-cell>
              <table:table-cell office:value-type="float" office:value="0.19497">
                <text:p>0.1949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4">
                <text:p>1554</text:p>
              </table:table-cell>
              <table:table-cell office:value-type="float" office:value="0.397946">
                <text:p>0.39794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5">
                <text:p>1555</text:p>
              </table:table-cell>
              <table:table-cell office:value-type="float" office:value="0.320813">
                <text:p>0.32081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6">
                <text:p>1556</text:p>
              </table:table-cell>
              <table:table-cell office:value-type="float" office:value="0.968368">
                <text:p>0.96836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0.985079">
                <text:p>0.98507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8">
                <text:p>1558</text:p>
              </table:table-cell>
              <table:table-cell office:value-type="float" office:value="0.950927">
                <text:p>0.95092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59">
                <text:p>1559</text:p>
              </table:table-cell>
              <table:table-cell office:value-type="float" office:value="0.54896">
                <text:p>0.5489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0">
                <text:p>1560</text:p>
              </table:table-cell>
              <table:table-cell office:value-type="float" office:value="0.430806">
                <text:p>0.43080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1">
                <text:p>1561</text:p>
              </table:table-cell>
              <table:table-cell office:value-type="float" office:value="0.189463">
                <text:p>0.18946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2">
                <text:p>1562</text:p>
              </table:table-cell>
              <table:table-cell office:value-type="float" office:value="0.174462">
                <text:p>0.17446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3">
                <text:p>1563</text:p>
              </table:table-cell>
              <table:table-cell office:value-type="float" office:value="0.868676">
                <text:p>0.86867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4">
                <text:p>1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5">
                <text:p>1565</text:p>
              </table:table-cell>
              <table:table-cell office:value-type="float" office:value="0.482736">
                <text:p>0.48273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6">
                <text:p>1566</text:p>
              </table:table-cell>
              <table:table-cell office:value-type="float" office:value="0.957113">
                <text:p>0.95711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7">
                <text:p>1567</text:p>
              </table:table-cell>
              <table:table-cell office:value-type="float" office:value="0.121827">
                <text:p>0.12182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8">
                <text:p>1568</text:p>
              </table:table-cell>
              <table:table-cell office:value-type="float" office:value="0.722178">
                <text:p>0.72217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69">
                <text:p>1569</text:p>
              </table:table-cell>
              <table:table-cell office:value-type="float" office:value="0.158254">
                <text:p>0.15825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0">
                <text:p>1570</text:p>
              </table:table-cell>
              <table:table-cell office:value-type="float" office:value="0.536045">
                <text:p>0.53604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1">
                <text:p>1571</text:p>
              </table:table-cell>
              <table:table-cell office:value-type="float" office:value="0.369916">
                <text:p>0.36991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2">
                <text:p>1572</text:p>
              </table:table-cell>
              <table:table-cell office:value-type="float" office:value="0.654333">
                <text:p>0.65433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3">
                <text:p>1573</text:p>
              </table:table-cell>
              <table:table-cell office:value-type="float" office:value="0.48089">
                <text:p>0.4808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4">
                <text:p>1574</text:p>
              </table:table-cell>
              <table:table-cell office:value-type="float" office:value="0.137911">
                <text:p>0.13791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5">
                <text:p>1575</text:p>
              </table:table-cell>
              <table:table-cell office:value-type="float" office:value="0.559599">
                <text:p>0.55959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6">
                <text:p>1576</text:p>
              </table:table-cell>
              <table:table-cell office:value-type="float" office:value="0.108197">
                <text:p>0.10819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7">
                <text:p>1577</text:p>
              </table:table-cell>
              <table:table-cell office:value-type="float" office:value="0.920654">
                <text:p>0.92065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8">
                <text:p>1578</text:p>
              </table:table-cell>
              <table:table-cell office:value-type="float" office:value="0.279006">
                <text:p>0.27900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9">
                <text:p>1579</text:p>
              </table:table-cell>
              <table:table-cell office:value-type="float" office:value="0.207789">
                <text:p>0.20778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0">
                <text:p>1580</text:p>
              </table:table-cell>
              <table:table-cell office:value-type="float" office:value="0.217978">
                <text:p>0.21797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1">
                <text:p>1581</text:p>
              </table:table-cell>
              <table:table-cell office:value-type="float" office:value="0.381561">
                <text:p>0.38156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2">
                <text:p>1582</text:p>
              </table:table-cell>
              <table:table-cell office:value-type="float" office:value="0.735773">
                <text:p>0.73577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3">
                <text:p>1583</text:p>
              </table:table-cell>
              <table:table-cell office:value-type="float" office:value="0.951749">
                <text:p>0.95174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4">
                <text:p>1584</text:p>
              </table:table-cell>
              <table:table-cell office:value-type="float" office:value="0.426513">
                <text:p>0.42651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5">
                <text:p>1585</text:p>
              </table:table-cell>
              <table:table-cell office:value-type="float" office:value="0.841626">
                <text:p>0.84162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6">
                <text:p>1586</text:p>
              </table:table-cell>
              <table:table-cell office:value-type="float" office:value="0.0172823">
                <text:p>0.017282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7">
                <text:p>1587</text:p>
              </table:table-cell>
              <table:table-cell office:value-type="float" office:value="0.622089">
                <text:p>0.62208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8">
                <text:p>1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89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0">
                <text:p>1590</text:p>
              </table:table-cell>
              <table:table-cell office:value-type="float" office:value="0.826478">
                <text:p>0.82647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1">
                <text:p>1591</text:p>
              </table:table-cell>
              <table:table-cell office:value-type="float" office:value="0.209561">
                <text:p>0.20956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2">
                <text:p>1592</text:p>
              </table:table-cell>
              <table:table-cell office:value-type="float" office:value="0.292539">
                <text:p>0.29253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3">
                <text:p>1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4">
                <text:p>1594</text:p>
              </table:table-cell>
              <table:table-cell office:value-type="float" office:value="0.197598">
                <text:p>0.19759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5">
                <text:p>1595</text:p>
              </table:table-cell>
              <table:table-cell office:value-type="float" office:value="0.516112">
                <text:p>0.51611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6">
                <text:p>1596</text:p>
              </table:table-cell>
              <table:table-cell office:value-type="float" office:value="0.934675">
                <text:p>0.93467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7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8">
                <text:p>1598</text:p>
              </table:table-cell>
              <table:table-cell office:value-type="float" office:value="0.409742">
                <text:p>0.40974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99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0">
                <text:p>1600</text:p>
              </table:table-cell>
              <table:table-cell office:value-type="float" office:value="0.0778494">
                <text:p>0.077849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1">
                <text:p>1601</text:p>
              </table:table-cell>
              <table:table-cell office:value-type="float" office:value="0.958736">
                <text:p>0.95873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2">
                <text:p>1602</text:p>
              </table:table-cell>
              <table:table-cell office:value-type="float" office:value="0.616067">
                <text:p>0.616067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3">
                <text:p>1603</text:p>
              </table:table-cell>
              <table:table-cell office:value-type="float" office:value="0.150149">
                <text:p>0.15014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4">
                <text:p>1604</text:p>
              </table:table-cell>
              <table:table-cell office:value-type="float" office:value="0.607393">
                <text:p>0.60739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5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6">
                <text:p>1606</text:p>
              </table:table-cell>
              <table:table-cell office:value-type="float" office:value="0.564784">
                <text:p>0.56478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7">
                <text:p>1607</text:p>
              </table:table-cell>
              <table:table-cell office:value-type="float" office:value="0.853893">
                <text:p>0.85389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8">
                <text:p>1608</text:p>
              </table:table-cell>
              <table:table-cell office:value-type="float" office:value="0.662224">
                <text:p>0.66222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09">
                <text:p>1609</text:p>
              </table:table-cell>
              <table:table-cell office:value-type="float" office:value="0.646211">
                <text:p>0.64621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0">
                <text:p>1610</text:p>
              </table:table-cell>
              <table:table-cell office:value-type="float" office:value="0.59866">
                <text:p>0.5986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1">
                <text:p>1611</text:p>
              </table:table-cell>
              <table:table-cell office:value-type="float" office:value="0.746771">
                <text:p>0.74677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2">
                <text:p>1612</text:p>
              </table:table-cell>
              <table:table-cell office:value-type="float" office:value="0.747221">
                <text:p>0.74722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3">
                <text:p>1613</text:p>
              </table:table-cell>
              <table:table-cell office:value-type="float" office:value="0.700903">
                <text:p>0.70090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4">
                <text:p>1614</text:p>
              </table:table-cell>
              <table:table-cell office:value-type="float" office:value="0.697404">
                <text:p>0.69740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5">
                <text:p>1615</text:p>
              </table:table-cell>
              <table:table-cell office:value-type="float" office:value="0.469091">
                <text:p>0.46909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6">
                <text:p>1616</text:p>
              </table:table-cell>
              <table:table-cell office:value-type="float" office:value="0.130723">
                <text:p>0.13072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7">
                <text:p>1617</text:p>
              </table:table-cell>
              <table:table-cell office:value-type="float" office:value="0.89737">
                <text:p>0.8973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8">
                <text:p>1618</text:p>
              </table:table-cell>
              <table:table-cell office:value-type="float" office:value="0.210121">
                <text:p>0.21012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19">
                <text:p>1619</text:p>
              </table:table-cell>
              <table:table-cell office:value-type="float" office:value="0.282356">
                <text:p>0.28235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0">
                <text:p>1620</text:p>
              </table:table-cell>
              <table:table-cell office:value-type="float" office:value="0.535077">
                <text:p>0.53507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1">
                <text:p>1621</text:p>
              </table:table-cell>
              <table:table-cell office:value-type="float" office:value="0.429841">
                <text:p>0.42984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2">
                <text:p>1622</text:p>
              </table:table-cell>
              <table:table-cell office:value-type="float" office:value="0.660382">
                <text:p>0.66038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3">
                <text:p>1623</text:p>
              </table:table-cell>
              <table:table-cell office:value-type="float" office:value="0.0538903">
                <text:p>0.053890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4">
                <text:p>1624</text:p>
              </table:table-cell>
              <table:table-cell office:value-type="float" office:value="0.0926719">
                <text:p>0.092671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5">
                <text:p>1625</text:p>
              </table:table-cell>
              <table:table-cell office:value-type="float" office:value="0.340693">
                <text:p>0.34069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6">
                <text:p>1626</text:p>
              </table:table-cell>
              <table:table-cell office:value-type="float" office:value="0.169995">
                <text:p>0.16999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7">
                <text:p>1627</text:p>
              </table:table-cell>
              <table:table-cell office:value-type="float" office:value="0.772819">
                <text:p>0.77281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8">
                <text:p>1628</text:p>
              </table:table-cell>
              <table:table-cell office:value-type="float" office:value="0.886651">
                <text:p>0.88665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29">
                <text:p>1629</text:p>
              </table:table-cell>
              <table:table-cell office:value-type="float" office:value="0.202462">
                <text:p>0.20246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0">
                <text:p>1630</text:p>
              </table:table-cell>
              <table:table-cell office:value-type="float" office:value="0.208691">
                <text:p>0.20869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1">
                <text:p>1631</text:p>
              </table:table-cell>
              <table:table-cell office:value-type="float" office:value="0.480814">
                <text:p>0.48081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2">
                <text:p>1632</text:p>
              </table:table-cell>
              <table:table-cell office:value-type="float" office:value="0.796126">
                <text:p>0.79612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3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4">
                <text:p>1634</text:p>
              </table:table-cell>
              <table:table-cell office:value-type="float" office:value="0.225046">
                <text:p>0.22504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5">
                <text:p>1635</text:p>
              </table:table-cell>
              <table:table-cell office:value-type="float" office:value="0.177512">
                <text:p>0.17751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6">
                <text:p>1636</text:p>
              </table:table-cell>
              <table:table-cell office:value-type="float" office:value="0.996077">
                <text:p>0.99607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7">
                <text:p>1637</text:p>
              </table:table-cell>
              <table:table-cell office:value-type="float" office:value="0.807305">
                <text:p>0.80730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8">
                <text:p>1638</text:p>
              </table:table-cell>
              <table:table-cell office:value-type="float" office:value="0.657505">
                <text:p>0.65750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39">
                <text:p>1639</text:p>
              </table:table-cell>
              <table:table-cell office:value-type="float" office:value="0.832587">
                <text:p>0.83258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0">
                <text:p>1640</text:p>
              </table:table-cell>
              <table:table-cell office:value-type="float" office:value="0.442076">
                <text:p>0.44207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0.893411">
                <text:p>0.89341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2">
                <text:p>1642</text:p>
              </table:table-cell>
              <table:table-cell office:value-type="float" office:value="0.36902">
                <text:p>0.3690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3">
                <text:p>1643</text:p>
              </table:table-cell>
              <table:table-cell office:value-type="float" office:value="0.031843">
                <text:p>0.03184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4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5">
                <text:p>1645</text:p>
              </table:table-cell>
              <table:table-cell office:value-type="float" office:value="0.223388">
                <text:p>0.22338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6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7">
                <text:p>1647</text:p>
              </table:table-cell>
              <table:table-cell office:value-type="float" office:value="0.844179">
                <text:p>0.84417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8">
                <text:p>1648</text:p>
              </table:table-cell>
              <table:table-cell office:value-type="float" office:value="0.628471">
                <text:p>0.62847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49">
                <text:p>1649</text:p>
              </table:table-cell>
              <table:table-cell office:value-type="float" office:value="0.121757">
                <text:p>0.121757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0">
                <text:p>1650</text:p>
              </table:table-cell>
              <table:table-cell office:value-type="float" office:value="0.319918">
                <text:p>0.31991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1">
                <text:p>1651</text:p>
              </table:table-cell>
              <table:table-cell office:value-type="float" office:value="0.375597">
                <text:p>0.37559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2">
                <text:p>1652</text:p>
              </table:table-cell>
              <table:table-cell office:value-type="float" office:value="0.406743">
                <text:p>0.40674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3">
                <text:p>1653</text:p>
              </table:table-cell>
              <table:table-cell office:value-type="float" office:value="0.585487">
                <text:p>0.58548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4">
                <text:p>1654</text:p>
              </table:table-cell>
              <table:table-cell office:value-type="float" office:value="0.816835">
                <text:p>0.81683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5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6">
                <text:p>1656</text:p>
              </table:table-cell>
              <table:table-cell office:value-type="float" office:value="0.615218">
                <text:p>0.61521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7">
                <text:p>1657</text:p>
              </table:table-cell>
              <table:table-cell office:value-type="float" office:value="0.917649">
                <text:p>0.91764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8">
                <text:p>1658</text:p>
              </table:table-cell>
              <table:table-cell office:value-type="float" office:value="0.621621">
                <text:p>0.62162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59">
                <text:p>1659</text:p>
              </table:table-cell>
              <table:table-cell office:value-type="float" office:value="0.351987">
                <text:p>0.35198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0">
                <text:p>1660</text:p>
              </table:table-cell>
              <table:table-cell office:value-type="float" office:value="0.136803">
                <text:p>0.13680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1">
                <text:p>1661</text:p>
              </table:table-cell>
              <table:table-cell office:value-type="float" office:value="0.116206">
                <text:p>0.11620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2">
                <text:p>1662</text:p>
              </table:table-cell>
              <table:table-cell office:value-type="float" office:value="0.614184">
                <text:p>0.61418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3">
                <text:p>1663</text:p>
              </table:table-cell>
              <table:table-cell office:value-type="float" office:value="0.291942">
                <text:p>0.29194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4">
                <text:p>1664</text:p>
              </table:table-cell>
              <table:table-cell office:value-type="float" office:value="0.708233">
                <text:p>0.70823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5">
                <text:p>1665</text:p>
              </table:table-cell>
              <table:table-cell office:value-type="float" office:value="0.361714">
                <text:p>0.36171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6">
                <text:p>1666</text:p>
              </table:table-cell>
              <table:table-cell office:value-type="float" office:value="0.896123">
                <text:p>0.89612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7">
                <text:p>1667</text:p>
              </table:table-cell>
              <table:table-cell office:value-type="float" office:value="0.0102422">
                <text:p>0.010242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8">
                <text:p>1668</text:p>
              </table:table-cell>
              <table:table-cell office:value-type="float" office:value="0.760019">
                <text:p>0.76001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69">
                <text:p>1669</text:p>
              </table:table-cell>
              <table:table-cell office:value-type="float" office:value="0.162519">
                <text:p>0.16251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0">
                <text:p>1670</text:p>
              </table:table-cell>
              <table:table-cell office:value-type="float" office:value="0.577283">
                <text:p>0.57728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1">
                <text:p>1671</text:p>
              </table:table-cell>
              <table:table-cell office:value-type="float" office:value="0.649018">
                <text:p>0.64901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2">
                <text:p>1672</text:p>
              </table:table-cell>
              <table:table-cell office:value-type="float" office:value="0.186573">
                <text:p>0.18657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3">
                <text:p>1673</text:p>
              </table:table-cell>
              <table:table-cell office:value-type="float" office:value="0.95965">
                <text:p>0.9596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4">
                <text:p>1674</text:p>
              </table:table-cell>
              <table:table-cell office:value-type="float" office:value="0.557026">
                <text:p>0.55702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5">
                <text:p>1675</text:p>
              </table:table-cell>
              <table:table-cell office:value-type="float" office:value="0.680202">
                <text:p>0.68020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6">
                <text:p>1676</text:p>
              </table:table-cell>
              <table:table-cell office:value-type="float" office:value="0.688732">
                <text:p>0.68873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7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8">
                <text:p>1678</text:p>
              </table:table-cell>
              <table:table-cell office:value-type="float" office:value="0.307127">
                <text:p>0.30712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79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0">
                <text:p>1680</text:p>
              </table:table-cell>
              <table:table-cell office:value-type="float" office:value="0.148907">
                <text:p>0.14890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1">
                <text:p>1681</text:p>
              </table:table-cell>
              <table:table-cell office:value-type="float" office:value="0.396156">
                <text:p>0.39615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2">
                <text:p>1682</text:p>
              </table:table-cell>
              <table:table-cell office:value-type="float" office:value="0.643692">
                <text:p>0.64369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3">
                <text:p>1683</text:p>
              </table:table-cell>
              <table:table-cell office:value-type="float" office:value="0.198026">
                <text:p>0.19802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4">
                <text:p>1684</text:p>
              </table:table-cell>
              <table:table-cell office:value-type="float" office:value="0.155753">
                <text:p>0.15575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5">
                <text:p>1685</text:p>
              </table:table-cell>
              <table:table-cell office:value-type="float" office:value="0.166885">
                <text:p>0.16688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6">
                <text:p>1686</text:p>
              </table:table-cell>
              <table:table-cell office:value-type="float" office:value="0.0542286">
                <text:p>0.054228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7">
                <text:p>1687</text:p>
              </table:table-cell>
              <table:table-cell office:value-type="float" office:value="0.322025">
                <text:p>0.32202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8">
                <text:p>1688</text:p>
              </table:table-cell>
              <table:table-cell office:value-type="float" office:value="0.84968">
                <text:p>0.8496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89">
                <text:p>1689</text:p>
              </table:table-cell>
              <table:table-cell office:value-type="float" office:value="0.492242">
                <text:p>0.49224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0">
                <text:p>1690</text:p>
              </table:table-cell>
              <table:table-cell office:value-type="float" office:value="0.213986">
                <text:p>0.21398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1">
                <text:p>1691</text:p>
              </table:table-cell>
              <table:table-cell office:value-type="float" office:value="0.586182">
                <text:p>0.58618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2">
                <text:p>1692</text:p>
              </table:table-cell>
              <table:table-cell office:value-type="float" office:value="0.591899">
                <text:p>0.59189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3">
                <text:p>1693</text:p>
              </table:table-cell>
              <table:table-cell office:value-type="float" office:value="0.583755">
                <text:p>0.58375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4">
                <text:p>1694</text:p>
              </table:table-cell>
              <table:table-cell office:value-type="float" office:value="0.491232">
                <text:p>0.49123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5">
                <text:p>1695</text:p>
              </table:table-cell>
              <table:table-cell office:value-type="float" office:value="0.430727">
                <text:p>0.43072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6">
                <text:p>1696</text:p>
              </table:table-cell>
              <table:table-cell office:value-type="float" office:value="0.829848">
                <text:p>0.82984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7">
                <text:p>1697</text:p>
              </table:table-cell>
              <table:table-cell office:value-type="float" office:value="0.16364">
                <text:p>0.1636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8">
                <text:p>1698</text:p>
              </table:table-cell>
              <table:table-cell office:value-type="float" office:value="0.178378">
                <text:p>0.17837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99">
                <text:p>1699</text:p>
              </table:table-cell>
              <table:table-cell office:value-type="float" office:value="0.142947">
                <text:p>0.14294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0">
                <text:p>1700</text:p>
              </table:table-cell>
              <table:table-cell office:value-type="float" office:value="0.476384">
                <text:p>0.47638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1">
                <text:p>1701</text:p>
              </table:table-cell>
              <table:table-cell office:value-type="float" office:value="0.536985">
                <text:p>0.53698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2">
                <text:p>1702</text:p>
              </table:table-cell>
              <table:table-cell office:value-type="float" office:value="0.705408">
                <text:p>0.70540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3">
                <text:p>1703</text:p>
              </table:table-cell>
              <table:table-cell office:value-type="float" office:value="0.764291">
                <text:p>0.76429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4">
                <text:p>1704</text:p>
              </table:table-cell>
              <table:table-cell office:value-type="float" office:value="0.52365">
                <text:p>0.5236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5">
                <text:p>1705</text:p>
              </table:table-cell>
              <table:table-cell office:value-type="float" office:value="0.324216">
                <text:p>0.32421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6">
                <text:p>1706</text:p>
              </table:table-cell>
              <table:table-cell office:value-type="float" office:value="0.544258">
                <text:p>0.54425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7">
                <text:p>1707</text:p>
              </table:table-cell>
              <table:table-cell office:value-type="float" office:value="0.583526">
                <text:p>0.58352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8">
                <text:p>1708</text:p>
              </table:table-cell>
              <table:table-cell office:value-type="float" office:value="0.504438">
                <text:p>0.50443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09">
                <text:p>1709</text:p>
              </table:table-cell>
              <table:table-cell office:value-type="float" office:value="0.227263">
                <text:p>0.22726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0">
                <text:p>1710</text:p>
              </table:table-cell>
              <table:table-cell office:value-type="float" office:value="0.0216365">
                <text:p>0.021636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1">
                <text:p>1711</text:p>
              </table:table-cell>
              <table:table-cell office:value-type="float" office:value="0.385692">
                <text:p>0.38569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2">
                <text:p>1712</text:p>
              </table:table-cell>
              <table:table-cell office:value-type="float" office:value="0.40804">
                <text:p>0.4080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3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0.471525">
                <text:p>0.47152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5">
                <text:p>1715</text:p>
              </table:table-cell>
              <table:table-cell office:value-type="float" office:value="0.568541">
                <text:p>0.56854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6">
                <text:p>1716</text:p>
              </table:table-cell>
              <table:table-cell office:value-type="float" office:value="0.503082">
                <text:p>0.50308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7">
                <text:p>1717</text:p>
              </table:table-cell>
              <table:table-cell office:value-type="float" office:value="0.902457">
                <text:p>0.90245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8">
                <text:p>1718</text:p>
              </table:table-cell>
              <table:table-cell office:value-type="float" office:value="0.210541">
                <text:p>0.21054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19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0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1">
                <text:p>1721</text:p>
              </table:table-cell>
              <table:table-cell office:value-type="float" office:value="0.215997">
                <text:p>0.21599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2">
                <text:p>1722</text:p>
              </table:table-cell>
              <table:table-cell office:value-type="float" office:value="0.424901">
                <text:p>0.42490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3">
                <text:p>1723</text:p>
              </table:table-cell>
              <table:table-cell office:value-type="float" office:value="0.63296">
                <text:p>0.6329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4">
                <text:p>1724</text:p>
              </table:table-cell>
              <table:table-cell office:value-type="float" office:value="0.306268">
                <text:p>0.30626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5">
                <text:p>1725</text:p>
              </table:table-cell>
              <table:table-cell office:value-type="float" office:value="0.848438">
                <text:p>0.84843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6">
                <text:p>1726</text:p>
              </table:table-cell>
              <table:table-cell office:value-type="float" office:value="0.153574">
                <text:p>0.15357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7">
                <text:p>1727</text:p>
              </table:table-cell>
              <table:table-cell office:value-type="float" office:value="0.14869">
                <text:p>0.1486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8">
                <text:p>1728</text:p>
              </table:table-cell>
              <table:table-cell office:value-type="float" office:value="0.806751">
                <text:p>0.80675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29">
                <text:p>1729</text:p>
              </table:table-cell>
              <table:table-cell office:value-type="float" office:value="0.696256">
                <text:p>0.69625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0">
                <text:p>1730</text:p>
              </table:table-cell>
              <table:table-cell office:value-type="float" office:value="0.149276">
                <text:p>0.14927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1">
                <text:p>1731</text:p>
              </table:table-cell>
              <table:table-cell office:value-type="float" office:value="0.0501998">
                <text:p>0.050199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2">
                <text:p>1732</text:p>
              </table:table-cell>
              <table:table-cell office:value-type="float" office:value="0.0599331">
                <text:p>0.059933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3">
                <text:p>1733</text:p>
              </table:table-cell>
              <table:table-cell office:value-type="float" office:value="0.0350613">
                <text:p>0.035061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4">
                <text:p>1734</text:p>
              </table:table-cell>
              <table:table-cell office:value-type="float" office:value="0.294585">
                <text:p>0.29458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5">
                <text:p>1735</text:p>
              </table:table-cell>
              <table:table-cell office:value-type="float" office:value="0.148973">
                <text:p>0.14897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6">
                <text:p>1736</text:p>
              </table:table-cell>
              <table:table-cell office:value-type="float" office:value="0.51539">
                <text:p>0.5153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7">
                <text:p>1737</text:p>
              </table:table-cell>
              <table:table-cell office:value-type="float" office:value="0.739629">
                <text:p>0.73962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8">
                <text:p>1738</text:p>
              </table:table-cell>
              <table:table-cell office:value-type="float" office:value="0.646048">
                <text:p>0.64604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39">
                <text:p>1739</text:p>
              </table:table-cell>
              <table:table-cell office:value-type="float" office:value="0.0189633">
                <text:p>0.018963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0">
                <text:p>1740</text:p>
              </table:table-cell>
              <table:table-cell office:value-type="float" office:value="0.76215">
                <text:p>0.7621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1">
                <text:p>1741</text:p>
              </table:table-cell>
              <table:table-cell office:value-type="float" office:value="0.155807">
                <text:p>0.15580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2">
                <text:p>1742</text:p>
              </table:table-cell>
              <table:table-cell office:value-type="float" office:value="0.132746">
                <text:p>0.13274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3">
                <text:p>1743</text:p>
              </table:table-cell>
              <table:table-cell office:value-type="float" office:value="0.211775">
                <text:p>0.21177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4">
                <text:p>1744</text:p>
              </table:table-cell>
              <table:table-cell office:value-type="float" office:value="0.15556">
                <text:p>0.1555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5">
                <text:p>1745</text:p>
              </table:table-cell>
              <table:table-cell office:value-type="float" office:value="0.162498">
                <text:p>0.16249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6">
                <text:p>1746</text:p>
              </table:table-cell>
              <table:table-cell office:value-type="float" office:value="0.266206">
                <text:p>0.26620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7">
                <text:p>1747</text:p>
              </table:table-cell>
              <table:table-cell office:value-type="float" office:value="0.89642">
                <text:p>0.8964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8">
                <text:p>1748</text:p>
              </table:table-cell>
              <table:table-cell office:value-type="float" office:value="0.461687">
                <text:p>0.46168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49">
                <text:p>1749</text:p>
              </table:table-cell>
              <table:table-cell office:value-type="float" office:value="0.764285">
                <text:p>0.76428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0">
                <text:p>1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1">
                <text:p>1751</text:p>
              </table:table-cell>
              <table:table-cell office:value-type="float" office:value="0.384123">
                <text:p>0.38412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2">
                <text:p>1752</text:p>
              </table:table-cell>
              <table:table-cell office:value-type="float" office:value="0.0285169">
                <text:p>0.028516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3">
                <text:p>1753</text:p>
              </table:table-cell>
              <table:table-cell office:value-type="float" office:value="0.93684">
                <text:p>0.9368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4">
                <text:p>1754</text:p>
              </table:table-cell>
              <table:table-cell office:value-type="float" office:value="0.474365">
                <text:p>0.47436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5">
                <text:p>1755</text:p>
              </table:table-cell>
              <table:table-cell office:value-type="float" office:value="0.481509">
                <text:p>0.48150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6">
                <text:p>1756</text:p>
              </table:table-cell>
              <table:table-cell office:value-type="float" office:value="0.0398135">
                <text:p>0.039813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7">
                <text:p>1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8">
                <text:p>1758</text:p>
              </table:table-cell>
              <table:table-cell office:value-type="float" office:value="0.712131">
                <text:p>0.71213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59">
                <text:p>1759</text:p>
              </table:table-cell>
              <table:table-cell office:value-type="float" office:value="0.0855918">
                <text:p>0.085591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0">
                <text:p>1760</text:p>
              </table:table-cell>
              <table:table-cell office:value-type="float" office:value="0.0413728">
                <text:p>0.041372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1">
                <text:p>1761</text:p>
              </table:table-cell>
              <table:table-cell office:value-type="float" office:value="0.861252">
                <text:p>0.86125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2">
                <text:p>1762</text:p>
              </table:table-cell>
              <table:table-cell office:value-type="float" office:value="0.274766">
                <text:p>0.27476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3">
                <text:p>1763</text:p>
              </table:table-cell>
              <table:table-cell office:value-type="float" office:value="0.653404">
                <text:p>0.65340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4">
                <text:p>1764</text:p>
              </table:table-cell>
              <table:table-cell office:value-type="float" office:value="0.920343">
                <text:p>0.92034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5">
                <text:p>1765</text:p>
              </table:table-cell>
              <table:table-cell office:value-type="float" office:value="0.201105">
                <text:p>0.20110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6">
                <text:p>1766</text:p>
              </table:table-cell>
              <table:table-cell office:value-type="float" office:value="0.290582">
                <text:p>0.29058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7">
                <text:p>1767</text:p>
              </table:table-cell>
              <table:table-cell office:value-type="float" office:value="0.709704">
                <text:p>0.70970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8">
                <text:p>1768</text:p>
              </table:table-cell>
              <table:table-cell office:value-type="float" office:value="0.0775203">
                <text:p>0.077520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69">
                <text:p>1769</text:p>
              </table:table-cell>
              <table:table-cell office:value-type="float" office:value="0.83499">
                <text:p>0.8349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0">
                <text:p>1770</text:p>
              </table:table-cell>
              <table:table-cell office:value-type="float" office:value="0.576961">
                <text:p>0.57696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1">
                <text:p>1771</text:p>
              </table:table-cell>
              <table:table-cell office:value-type="float" office:value="0.68335">
                <text:p>0.6833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2">
                <text:p>1772</text:p>
              </table:table-cell>
              <table:table-cell office:value-type="float" office:value="0.714681">
                <text:p>0.71468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3">
                <text:p>1773</text:p>
              </table:table-cell>
              <table:table-cell office:value-type="float" office:value="0.175141">
                <text:p>0.17514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4">
                <text:p>1774</text:p>
              </table:table-cell>
              <table:table-cell office:value-type="float" office:value="0.592419">
                <text:p>0.59241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5">
                <text:p>1775</text:p>
              </table:table-cell>
              <table:table-cell office:value-type="float" office:value="0.788069">
                <text:p>0.78806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6">
                <text:p>1776</text:p>
              </table:table-cell>
              <table:table-cell office:value-type="float" office:value="0.439747">
                <text:p>0.43974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7">
                <text:p>1777</text:p>
              </table:table-cell>
              <table:table-cell office:value-type="float" office:value="0.498912">
                <text:p>0.49891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8">
                <text:p>1778</text:p>
              </table:table-cell>
              <table:table-cell office:value-type="float" office:value="0.852569">
                <text:p>0.85256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79">
                <text:p>1779</text:p>
              </table:table-cell>
              <table:table-cell office:value-type="float" office:value="0.321346">
                <text:p>0.32134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0">
                <text:p>1780</text:p>
              </table:table-cell>
              <table:table-cell office:value-type="float" office:value="0.200191">
                <text:p>0.20019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1">
                <text:p>1781</text:p>
              </table:table-cell>
              <table:table-cell office:value-type="float" office:value="0.574313">
                <text:p>0.57431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2">
                <text:p>1782</text:p>
              </table:table-cell>
              <table:table-cell office:value-type="float" office:value="0.995715">
                <text:p>0.99571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3">
                <text:p>1783</text:p>
              </table:table-cell>
              <table:table-cell office:value-type="float" office:value="0.322476">
                <text:p>0.32247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4">
                <text:p>1784</text:p>
              </table:table-cell>
              <table:table-cell office:value-type="float" office:value="0.957944">
                <text:p>0.95794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5">
                <text:p>1785</text:p>
              </table:table-cell>
              <table:table-cell office:value-type="float" office:value="0.780698">
                <text:p>0.78069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6">
                <text:p>1786</text:p>
              </table:table-cell>
              <table:table-cell office:value-type="float" office:value="0.0276231">
                <text:p>0.027623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7">
                <text:p>1787</text:p>
              </table:table-cell>
              <table:table-cell office:value-type="float" office:value="0.328093">
                <text:p>0.32809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8">
                <text:p>1788</text:p>
              </table:table-cell>
              <table:table-cell office:value-type="float" office:value="0.521866">
                <text:p>0.52186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89">
                <text:p>1789</text:p>
              </table:table-cell>
              <table:table-cell office:value-type="float" office:value="0.297359">
                <text:p>0.29735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0">
                <text:p>1790</text:p>
              </table:table-cell>
              <table:table-cell office:value-type="float" office:value="0.453168">
                <text:p>0.45316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1">
                <text:p>1791</text:p>
              </table:table-cell>
              <table:table-cell office:value-type="float" office:value="0.887972">
                <text:p>0.88797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2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3">
                <text:p>1793</text:p>
              </table:table-cell>
              <table:table-cell office:value-type="float" office:value="0.4855">
                <text:p>0.485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4">
                <text:p>1794</text:p>
              </table:table-cell>
              <table:table-cell office:value-type="float" office:value="0.389535">
                <text:p>0.38953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5">
                <text:p>1795</text:p>
              </table:table-cell>
              <table:table-cell office:value-type="float" office:value="0.240244">
                <text:p>0.24024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6">
                <text:p>1796</text:p>
              </table:table-cell>
              <table:table-cell office:value-type="float" office:value="0.37068">
                <text:p>0.3706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7">
                <text:p>1797</text:p>
              </table:table-cell>
              <table:table-cell office:value-type="float" office:value="0.853642">
                <text:p>0.85364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8">
                <text:p>1798</text:p>
              </table:table-cell>
              <table:table-cell office:value-type="float" office:value="0.286992">
                <text:p>0.28699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799">
                <text:p>1799</text:p>
              </table:table-cell>
              <table:table-cell office:value-type="float" office:value="0.689461">
                <text:p>0.68946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0">
                <text:p>1800</text:p>
              </table:table-cell>
              <table:table-cell office:value-type="float" office:value="0.212544">
                <text:p>0.21254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1">
                <text:p>1801</text:p>
              </table:table-cell>
              <table:table-cell office:value-type="float" office:value="0.223635">
                <text:p>0.22363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2">
                <text:p>1802</text:p>
              </table:table-cell>
              <table:table-cell office:value-type="float" office:value="0.0539548">
                <text:p>0.053954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3">
                <text:p>1803</text:p>
              </table:table-cell>
              <table:table-cell office:value-type="float" office:value="0.978912">
                <text:p>0.97891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4">
                <text:p>1804</text:p>
              </table:table-cell>
              <table:table-cell office:value-type="float" office:value="0.560472">
                <text:p>0.56047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5">
                <text:p>1805</text:p>
              </table:table-cell>
              <table:table-cell office:value-type="float" office:value="0.0778511">
                <text:p>0.077851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6">
                <text:p>1806</text:p>
              </table:table-cell>
              <table:table-cell office:value-type="float" office:value="0.0570515">
                <text:p>0.057051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7">
                <text:p>1807</text:p>
              </table:table-cell>
              <table:table-cell office:value-type="float" office:value="0.546345">
                <text:p>0.54634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8">
                <text:p>1808</text:p>
              </table:table-cell>
              <table:table-cell office:value-type="float" office:value="0.51489">
                <text:p>0.5148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09">
                <text:p>1809</text:p>
              </table:table-cell>
              <table:table-cell office:value-type="float" office:value="0.105111">
                <text:p>0.10511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0">
                <text:p>1810</text:p>
              </table:table-cell>
              <table:table-cell office:value-type="float" office:value="0.259434">
                <text:p>0.25943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1">
                <text:p>1811</text:p>
              </table:table-cell>
              <table:table-cell office:value-type="float" office:value="0.890644">
                <text:p>0.89064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2">
                <text:p>1812</text:p>
              </table:table-cell>
              <table:table-cell office:value-type="float" office:value="0.10358">
                <text:p>0.1035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3">
                <text:p>1813</text:p>
              </table:table-cell>
              <table:table-cell office:value-type="float" office:value="0.392036">
                <text:p>0.39203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4">
                <text:p>1814</text:p>
              </table:table-cell>
              <table:table-cell office:value-type="float" office:value="0.301312">
                <text:p>0.30131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5">
                <text:p>1815</text:p>
              </table:table-cell>
              <table:table-cell office:value-type="float" office:value="0.596881">
                <text:p>0.59688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6">
                <text:p>1816</text:p>
              </table:table-cell>
              <table:table-cell office:value-type="float" office:value="0.936661">
                <text:p>0.93666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7">
                <text:p>1817</text:p>
              </table:table-cell>
              <table:table-cell office:value-type="float" office:value="0.719744">
                <text:p>0.71974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8">
                <text:p>1818</text:p>
              </table:table-cell>
              <table:table-cell office:value-type="float" office:value="0.374176">
                <text:p>0.37417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19">
                <text:p>1819</text:p>
              </table:table-cell>
              <table:table-cell office:value-type="float" office:value="0.0107441">
                <text:p>0.010744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0">
                <text:p>1820</text:p>
              </table:table-cell>
              <table:table-cell office:value-type="float" office:value="0.427724">
                <text:p>0.427724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1">
                <text:p>1821</text:p>
              </table:table-cell>
              <table:table-cell office:value-type="float" office:value="0.408184">
                <text:p>0.40818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2">
                <text:p>1822</text:p>
              </table:table-cell>
              <table:table-cell office:value-type="float" office:value="0.417482">
                <text:p>0.41748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3">
                <text:p>1823</text:p>
              </table:table-cell>
              <table:table-cell office:value-type="float" office:value="0.0191198">
                <text:p>0.019119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4">
                <text:p>1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5">
                <text:p>1825</text:p>
              </table:table-cell>
              <table:table-cell office:value-type="float" office:value="0.644918">
                <text:p>0.64491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6">
                <text:p>1826</text:p>
              </table:table-cell>
              <table:table-cell office:value-type="float" office:value="0.769272">
                <text:p>0.76927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7">
                <text:p>1827</text:p>
              </table:table-cell>
              <table:table-cell office:value-type="float" office:value="0.620927">
                <text:p>0.62092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8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29">
                <text:p>1829</text:p>
              </table:table-cell>
              <table:table-cell office:value-type="float" office:value="0.880722">
                <text:p>0.88072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0">
                <text:p>1830</text:p>
              </table:table-cell>
              <table:table-cell office:value-type="float" office:value="0.301061">
                <text:p>0.30106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1">
                <text:p>1831</text:p>
              </table:table-cell>
              <table:table-cell office:value-type="float" office:value="0.856516">
                <text:p>0.85651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2">
                <text:p>1832</text:p>
              </table:table-cell>
              <table:table-cell office:value-type="float" office:value="0.784538">
                <text:p>0.78453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3">
                <text:p>1833</text:p>
              </table:table-cell>
              <table:table-cell office:value-type="float" office:value="0.537693">
                <text:p>0.53769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4">
                <text:p>1834</text:p>
              </table:table-cell>
              <table:table-cell office:value-type="float" office:value="0.499996">
                <text:p>0.49999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5">
                <text:p>1835</text:p>
              </table:table-cell>
              <table:table-cell office:value-type="float" office:value="0.827946">
                <text:p>0.82794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6">
                <text:p>1836</text:p>
              </table:table-cell>
              <table:table-cell office:value-type="float" office:value="0.88964">
                <text:p>0.8896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7">
                <text:p>1837</text:p>
              </table:table-cell>
              <table:table-cell office:value-type="float" office:value="0.677659">
                <text:p>0.67765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8">
                <text:p>1838</text:p>
              </table:table-cell>
              <table:table-cell office:value-type="float" office:value="0.795442">
                <text:p>0.79544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39">
                <text:p>1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0">
                <text:p>1840</text:p>
              </table:table-cell>
              <table:table-cell office:value-type="float" office:value="0.935274">
                <text:p>0.93527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1">
                <text:p>1841</text:p>
              </table:table-cell>
              <table:table-cell office:value-type="float" office:value="0.690806">
                <text:p>0.69080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2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3">
                <text:p>1843</text:p>
              </table:table-cell>
              <table:table-cell office:value-type="float" office:value="0.766153">
                <text:p>0.76615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4">
                <text:p>1844</text:p>
              </table:table-cell>
              <table:table-cell office:value-type="float" office:value="0.98992">
                <text:p>0.98992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5">
                <text:p>1845</text:p>
              </table:table-cell>
              <table:table-cell office:value-type="float" office:value="0.884172">
                <text:p>0.88417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6">
                <text:p>1846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7">
                <text:p>1847</text:p>
              </table:table-cell>
              <table:table-cell office:value-type="float" office:value="0.592163">
                <text:p>0.59216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8">
                <text:p>1848</text:p>
              </table:table-cell>
              <table:table-cell office:value-type="float" office:value="0.521796">
                <text:p>0.52179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49">
                <text:p>1849</text:p>
              </table:table-cell>
              <table:table-cell office:value-type="float" office:value="0.0950293">
                <text:p>0.095029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0">
                <text:p>1850</text:p>
              </table:table-cell>
              <table:table-cell office:value-type="float" office:value="0.359634">
                <text:p>0.359634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1">
                <text:p>1851</text:p>
              </table:table-cell>
              <table:table-cell office:value-type="float" office:value="0.79218">
                <text:p>0.7921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2">
                <text:p>1852</text:p>
              </table:table-cell>
              <table:table-cell office:value-type="float" office:value="0.399641">
                <text:p>0.39964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3">
                <text:p>1853</text:p>
              </table:table-cell>
              <table:table-cell office:value-type="float" office:value="0.215962">
                <text:p>0.21596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4">
                <text:p>1854</text:p>
              </table:table-cell>
              <table:table-cell office:value-type="float" office:value="0.480636">
                <text:p>0.48063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5">
                <text:p>1855</text:p>
              </table:table-cell>
              <table:table-cell office:value-type="float" office:value="0.786354">
                <text:p>0.78635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6">
                <text:p>1856</text:p>
              </table:table-cell>
              <table:table-cell office:value-type="float" office:value="0.708022">
                <text:p>0.70802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7">
                <text:p>1857</text:p>
              </table:table-cell>
              <table:table-cell office:value-type="float" office:value="0.589006">
                <text:p>0.58900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8">
                <text:p>1858</text:p>
              </table:table-cell>
              <table:table-cell office:value-type="float" office:value="0.862437">
                <text:p>0.86243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59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0">
                <text:p>1860</text:p>
              </table:table-cell>
              <table:table-cell office:value-type="float" office:value="0.634421">
                <text:p>0.63442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1">
                <text:p>1861</text:p>
              </table:table-cell>
              <table:table-cell office:value-type="float" office:value="0.402375">
                <text:p>0.40237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2">
                <text:p>1862</text:p>
              </table:table-cell>
              <table:table-cell office:value-type="float" office:value="0.31832">
                <text:p>0.3183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3">
                <text:p>1863</text:p>
              </table:table-cell>
              <table:table-cell office:value-type="float" office:value="0.493368">
                <text:p>0.49336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4">
                <text:p>1864</text:p>
              </table:table-cell>
              <table:table-cell office:value-type="float" office:value="0.499416">
                <text:p>0.49941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5">
                <text:p>1865</text:p>
              </table:table-cell>
              <table:table-cell office:value-type="float" office:value="0.817306">
                <text:p>0.81730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6">
                <text:p>1866</text:p>
              </table:table-cell>
              <table:table-cell office:value-type="float" office:value="0.258209">
                <text:p>0.25820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7">
                <text:p>1867</text:p>
              </table:table-cell>
              <table:table-cell office:value-type="float" office:value="0.798717">
                <text:p>0.79871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8">
                <text:p>1868</text:p>
              </table:table-cell>
              <table:table-cell office:value-type="float" office:value="0.0942786">
                <text:p>0.094278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69">
                <text:p>1869</text:p>
              </table:table-cell>
              <table:table-cell office:value-type="float" office:value="0.788393">
                <text:p>0.78839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0">
                <text:p>1870</text:p>
              </table:table-cell>
              <table:table-cell office:value-type="float" office:value="0.944092">
                <text:p>0.94409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1">
                <text:p>1871</text:p>
              </table:table-cell>
              <table:table-cell office:value-type="float" office:value="0.494053">
                <text:p>0.49405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2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3">
                <text:p>1873</text:p>
              </table:table-cell>
              <table:table-cell office:value-type="float" office:value="0.398674">
                <text:p>0.39867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4">
                <text:p>1874</text:p>
              </table:table-cell>
              <table:table-cell office:value-type="float" office:value="0.0830023">
                <text:p>0.083002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5">
                <text:p>1875</text:p>
              </table:table-cell>
              <table:table-cell office:value-type="float" office:value="0.751605">
                <text:p>0.75160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6">
                <text:p>1876</text:p>
              </table:table-cell>
              <table:table-cell office:value-type="float" office:value="0.547339">
                <text:p>0.547339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7">
                <text:p>1877</text:p>
              </table:table-cell>
              <table:table-cell office:value-type="float" office:value="0.992298">
                <text:p>0.99229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8">
                <text:p>1878</text:p>
              </table:table-cell>
              <table:table-cell office:value-type="float" office:value="0.299661">
                <text:p>0.29966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79">
                <text:p>1879</text:p>
              </table:table-cell>
              <table:table-cell office:value-type="float" office:value="0.115918">
                <text:p>0.11591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0">
                <text:p>1880</text:p>
              </table:table-cell>
              <table:table-cell office:value-type="float" office:value="0.880462">
                <text:p>0.88046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1">
                <text:p>1881</text:p>
              </table:table-cell>
              <table:table-cell office:value-type="float" office:value="0.822633">
                <text:p>0.82263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2">
                <text:p>1882</text:p>
              </table:table-cell>
              <table:table-cell office:value-type="float" office:value="0.782995">
                <text:p>0.78299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3">
                <text:p>1883</text:p>
              </table:table-cell>
              <table:table-cell office:value-type="float" office:value="0.318549">
                <text:p>0.31854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4">
                <text:p>1884</text:p>
              </table:table-cell>
              <table:table-cell office:value-type="float" office:value="0.141311">
                <text:p>0.14131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5">
                <text:p>1885</text:p>
              </table:table-cell>
              <table:table-cell office:value-type="float" office:value="0.692646">
                <text:p>0.692646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6">
                <text:p>1886</text:p>
              </table:table-cell>
              <table:table-cell office:value-type="float" office:value="0.224328">
                <text:p>0.22432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7">
                <text:p>1887</text:p>
              </table:table-cell>
              <table:table-cell office:value-type="float" office:value="0.561401">
                <text:p>0.56140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8">
                <text:p>1888</text:p>
              </table:table-cell>
              <table:table-cell office:value-type="float" office:value="0.982192">
                <text:p>0.98219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89">
                <text:p>1889</text:p>
              </table:table-cell>
              <table:table-cell office:value-type="float" office:value="0.383049">
                <text:p>0.38304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0">
                <text:p>1890</text:p>
              </table:table-cell>
              <table:table-cell office:value-type="float" office:value="0.321707">
                <text:p>0.32170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1">
                <text:p>1891</text:p>
              </table:table-cell>
              <table:table-cell office:value-type="float" office:value="0.673996">
                <text:p>0.67399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2">
                <text:p>1892</text:p>
              </table:table-cell>
              <table:table-cell office:value-type="float" office:value="0.566775">
                <text:p>0.56677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3">
                <text:p>1893</text:p>
              </table:table-cell>
              <table:table-cell office:value-type="float" office:value="0.377563">
                <text:p>0.37756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4">
                <text:p>1894</text:p>
              </table:table-cell>
              <table:table-cell office:value-type="float" office:value="0.300508">
                <text:p>0.30050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5">
                <text:p>1895</text:p>
              </table:table-cell>
              <table:table-cell office:value-type="float" office:value="0.163795">
                <text:p>0.16379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6">
                <text:p>1896</text:p>
              </table:table-cell>
              <table:table-cell office:value-type="float" office:value="0.629932">
                <text:p>0.62993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7">
                <text:p>1897</text:p>
              </table:table-cell>
              <table:table-cell office:value-type="float" office:value="0.440813">
                <text:p>0.44081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8">
                <text:p>1898</text:p>
              </table:table-cell>
              <table:table-cell office:value-type="float" office:value="0.54379">
                <text:p>0.5437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99">
                <text:p>1899</text:p>
              </table:table-cell>
              <table:table-cell office:value-type="float" office:value="0.176883">
                <text:p>0.17688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0">
                <text:p>1900</text:p>
              </table:table-cell>
              <table:table-cell office:value-type="float" office:value="0.614481">
                <text:p>0.61448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1">
                <text:p>1901</text:p>
              </table:table-cell>
              <table:table-cell office:value-type="float" office:value="0.890585">
                <text:p>0.89058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2">
                <text:p>1902</text:p>
              </table:table-cell>
              <table:table-cell office:value-type="float" office:value="0.781773">
                <text:p>0.78177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3">
                <text:p>1903</text:p>
              </table:table-cell>
              <table:table-cell office:value-type="float" office:value="0.140522">
                <text:p>0.14052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4">
                <text:p>1904</text:p>
              </table:table-cell>
              <table:table-cell office:value-type="float" office:value="0.23161">
                <text:p>0.2316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5">
                <text:p>1905</text:p>
              </table:table-cell>
              <table:table-cell office:value-type="float" office:value="0.161739">
                <text:p>0.16173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6">
                <text:p>1906</text:p>
              </table:table-cell>
              <table:table-cell office:value-type="float" office:value="0.233546">
                <text:p>0.23354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7">
                <text:p>1907</text:p>
              </table:table-cell>
              <table:table-cell office:value-type="float" office:value="0.183248">
                <text:p>0.18324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8">
                <text:p>1908</text:p>
              </table:table-cell>
              <table:table-cell office:value-type="float" office:value="0.0118674">
                <text:p>0.011867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09">
                <text:p>1909</text:p>
              </table:table-cell>
              <table:table-cell office:value-type="float" office:value="0.520712">
                <text:p>0.52071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0">
                <text:p>1910</text:p>
              </table:table-cell>
              <table:table-cell office:value-type="float" office:value="0.971496">
                <text:p>0.97149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1">
                <text:p>1911</text:p>
              </table:table-cell>
              <table:table-cell office:value-type="float" office:value="0.566254">
                <text:p>0.56625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2">
                <text:p>1912</text:p>
              </table:table-cell>
              <table:table-cell office:value-type="float" office:value="0.493464">
                <text:p>0.49346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3">
                <text:p>1913</text:p>
              </table:table-cell>
              <table:table-cell office:value-type="float" office:value="0.832955">
                <text:p>0.83295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4">
                <text:p>1914</text:p>
              </table:table-cell>
              <table:table-cell office:value-type="float" office:value="0.860671">
                <text:p>0.86067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5">
                <text:p>1915</text:p>
              </table:table-cell>
              <table:table-cell office:value-type="float" office:value="0.00973755">
                <text:p>0.0097375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6">
                <text:p>1916</text:p>
              </table:table-cell>
              <table:table-cell office:value-type="float" office:value="0.881105">
                <text:p>0.88110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7">
                <text:p>1917</text:p>
              </table:table-cell>
              <table:table-cell office:value-type="float" office:value="0.549156">
                <text:p>0.54915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8">
                <text:p>1918</text:p>
              </table:table-cell>
              <table:table-cell office:value-type="float" office:value="0.299793">
                <text:p>0.29979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19">
                <text:p>1919</text:p>
              </table:table-cell>
              <table:table-cell office:value-type="float" office:value="0.336261">
                <text:p>0.33626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0">
                <text:p>1920</text:p>
              </table:table-cell>
              <table:table-cell office:value-type="float" office:value="0.498996">
                <text:p>0.49899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1">
                <text:p>1921</text:p>
              </table:table-cell>
              <table:table-cell office:value-type="float" office:value="0.293009">
                <text:p>0.29300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2">
                <text:p>1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3">
                <text:p>1923</text:p>
              </table:table-cell>
              <table:table-cell office:value-type="float" office:value="0.440801">
                <text:p>0.44080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4">
                <text:p>1924</text:p>
              </table:table-cell>
              <table:table-cell office:value-type="float" office:value="0.719466">
                <text:p>0.71946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5">
                <text:p>1925</text:p>
              </table:table-cell>
              <table:table-cell office:value-type="float" office:value="0.244393">
                <text:p>0.24439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6">
                <text:p>1926</text:p>
              </table:table-cell>
              <table:table-cell office:value-type="float" office:value="0.216874">
                <text:p>0.21687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7">
                <text:p>1927</text:p>
              </table:table-cell>
              <table:table-cell office:value-type="float" office:value="0.501597">
                <text:p>0.50159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8">
                <text:p>1928</text:p>
              </table:table-cell>
              <table:table-cell office:value-type="float" office:value="0.204612">
                <text:p>0.20461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29">
                <text:p>1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0">
                <text:p>1930</text:p>
              </table:table-cell>
              <table:table-cell office:value-type="float" office:value="0.458337">
                <text:p>0.458337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1">
                <text:p>1931</text:p>
              </table:table-cell>
              <table:table-cell office:value-type="float" office:value="0.734121">
                <text:p>0.73412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2">
                <text:p>1932</text:p>
              </table:table-cell>
              <table:table-cell office:value-type="float" office:value="0.0838482">
                <text:p>0.083848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3">
                <text:p>1933</text:p>
              </table:table-cell>
              <table:table-cell office:value-type="float" office:value="0.278187">
                <text:p>0.27818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4">
                <text:p>1934</text:p>
              </table:table-cell>
              <table:table-cell office:value-type="float" office:value="0.710024">
                <text:p>0.71002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5">
                <text:p>1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6">
                <text:p>1936</text:p>
              </table:table-cell>
              <table:table-cell office:value-type="float" office:value="0.419591">
                <text:p>0.41959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7">
                <text:p>1937</text:p>
              </table:table-cell>
              <table:table-cell office:value-type="float" office:value="0.333394">
                <text:p>0.33339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8">
                <text:p>1938</text:p>
              </table:table-cell>
              <table:table-cell office:value-type="float" office:value="0.179969">
                <text:p>0.17996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39">
                <text:p>1939</text:p>
              </table:table-cell>
              <table:table-cell office:value-type="float" office:value="0.203829">
                <text:p>0.20382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0">
                <text:p>1940</text:p>
              </table:table-cell>
              <table:table-cell office:value-type="float" office:value="0.827297">
                <text:p>0.82729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1">
                <text:p>1941</text:p>
              </table:table-cell>
              <table:table-cell office:value-type="float" office:value="0.833048">
                <text:p>0.83304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2">
                <text:p>1942</text:p>
              </table:table-cell>
              <table:table-cell office:value-type="float" office:value="0.00314016">
                <text:p>0.0031401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3">
                <text:p>1943</text:p>
              </table:table-cell>
              <table:table-cell office:value-type="float" office:value="0.442921">
                <text:p>0.44292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4">
                <text:p>1944</text:p>
              </table:table-cell>
              <table:table-cell office:value-type="float" office:value="0.0344914">
                <text:p>0.034491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5">
                <text:p>1945</text:p>
              </table:table-cell>
              <table:table-cell office:value-type="float" office:value="0.693288">
                <text:p>0.69328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6">
                <text:p>1946</text:p>
              </table:table-cell>
              <table:table-cell office:value-type="float" office:value="0.09913">
                <text:p>0.0991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7">
                <text:p>1947</text:p>
              </table:table-cell>
              <table:table-cell office:value-type="float" office:value="0.111134">
                <text:p>0.11113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8">
                <text:p>1948</text:p>
              </table:table-cell>
              <table:table-cell office:value-type="float" office:value="0.0053468">
                <text:p>0.005346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49">
                <text:p>1949</text:p>
              </table:table-cell>
              <table:table-cell office:value-type="float" office:value="0.589944">
                <text:p>0.58994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0">
                <text:p>1950</text:p>
              </table:table-cell>
              <table:table-cell office:value-type="float" office:value="0.589294">
                <text:p>0.58929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1">
                <text:p>1951</text:p>
              </table:table-cell>
              <table:table-cell office:value-type="float" office:value="0.779366">
                <text:p>0.77936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2">
                <text:p>1952</text:p>
              </table:table-cell>
              <table:table-cell office:value-type="float" office:value="0.903652">
                <text:p>0.90365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3">
                <text:p>1953</text:p>
              </table:table-cell>
              <table:table-cell office:value-type="float" office:value="0.734894">
                <text:p>0.73489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4">
                <text:p>1954</text:p>
              </table:table-cell>
              <table:table-cell office:value-type="float" office:value="0.496313">
                <text:p>0.49631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5">
                <text:p>1955</text:p>
              </table:table-cell>
              <table:table-cell office:value-type="float" office:value="0.189357">
                <text:p>0.18935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6">
                <text:p>1956</text:p>
              </table:table-cell>
              <table:table-cell office:value-type="float" office:value="0.378992">
                <text:p>0.37899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7">
                <text:p>1957</text:p>
              </table:table-cell>
              <table:table-cell office:value-type="float" office:value="0.00213725">
                <text:p>0.0021372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8">
                <text:p>1958</text:p>
              </table:table-cell>
              <table:table-cell office:value-type="float" office:value="0.176928">
                <text:p>0.17692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59">
                <text:p>1959</text:p>
              </table:table-cell>
              <table:table-cell office:value-type="float" office:value="0.105292">
                <text:p>0.10529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0">
                <text:p>1960</text:p>
              </table:table-cell>
              <table:table-cell office:value-type="float" office:value="0.837732">
                <text:p>0.83773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1">
                <text:p>1961</text:p>
              </table:table-cell>
              <table:table-cell office:value-type="float" office:value="0.146237">
                <text:p>0.14623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2">
                <text:p>1962</text:p>
              </table:table-cell>
              <table:table-cell office:value-type="float" office:value="0.179779">
                <text:p>0.17977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3">
                <text:p>1963</text:p>
              </table:table-cell>
              <table:table-cell office:value-type="float" office:value="0.798224">
                <text:p>0.79822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4">
                <text:p>1964</text:p>
              </table:table-cell>
              <table:table-cell office:value-type="float" office:value="0.0949866">
                <text:p>0.094986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5">
                <text:p>1965</text:p>
              </table:table-cell>
              <table:table-cell office:value-type="float" office:value="0.0719929">
                <text:p>0.071992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6">
                <text:p>1966</text:p>
              </table:table-cell>
              <table:table-cell office:value-type="float" office:value="0.853404">
                <text:p>0.85340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7">
                <text:p>1967</text:p>
              </table:table-cell>
              <table:table-cell office:value-type="float" office:value="0.36017">
                <text:p>0.3601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8">
                <text:p>1968</text:p>
              </table:table-cell>
              <table:table-cell office:value-type="float" office:value="0.658537">
                <text:p>0.65853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69">
                <text:p>1969</text:p>
              </table:table-cell>
              <table:table-cell office:value-type="float" office:value="0.678127">
                <text:p>0.67812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0">
                <text:p>1970</text:p>
              </table:table-cell>
              <table:table-cell office:value-type="float" office:value="0.872909">
                <text:p>0.87290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1">
                <text:p>1971</text:p>
              </table:table-cell>
              <table:table-cell office:value-type="float" office:value="0.943891">
                <text:p>0.94389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2">
                <text:p>1972</text:p>
              </table:table-cell>
              <table:table-cell office:value-type="float" office:value="0.970251">
                <text:p>0.97025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3">
                <text:p>1973</text:p>
              </table:table-cell>
              <table:table-cell office:value-type="float" office:value="0.470755">
                <text:p>0.47075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4">
                <text:p>1974</text:p>
              </table:table-cell>
              <table:table-cell office:value-type="float" office:value="0.817781">
                <text:p>0.81778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5">
                <text:p>1975</text:p>
              </table:table-cell>
              <table:table-cell office:value-type="float" office:value="0.858365">
                <text:p>0.85836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6">
                <text:p>1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7">
                <text:p>1977</text:p>
              </table:table-cell>
              <table:table-cell office:value-type="float" office:value="0.782026">
                <text:p>0.78202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8">
                <text:p>1978</text:p>
              </table:table-cell>
              <table:table-cell office:value-type="float" office:value="0.920194">
                <text:p>0.92019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0">
                <text:p>1980</text:p>
              </table:table-cell>
              <table:table-cell office:value-type="float" office:value="0.529712">
                <text:p>0.52971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1">
                <text:p>1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2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3">
                <text:p>1983</text:p>
              </table:table-cell>
              <table:table-cell office:value-type="float" office:value="0.692182">
                <text:p>0.69218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4">
                <text:p>1984</text:p>
              </table:table-cell>
              <table:table-cell office:value-type="float" office:value="0.437673">
                <text:p>0.43767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5">
                <text:p>1985</text:p>
              </table:table-cell>
              <table:table-cell office:value-type="float" office:value="0.228775">
                <text:p>0.22877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6">
                <text:p>1986</text:p>
              </table:table-cell>
              <table:table-cell office:value-type="float" office:value="0.0631834">
                <text:p>0.063183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7">
                <text:p>1987</text:p>
              </table:table-cell>
              <table:table-cell office:value-type="float" office:value="0.986997">
                <text:p>0.98699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8">
                <text:p>1988</text:p>
              </table:table-cell>
              <table:table-cell office:value-type="float" office:value="0.167023">
                <text:p>0.16702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89">
                <text:p>1989</text:p>
              </table:table-cell>
              <table:table-cell office:value-type="float" office:value="0.473107">
                <text:p>0.47310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0">
                <text:p>1990</text:p>
              </table:table-cell>
              <table:table-cell office:value-type="float" office:value="0.317302">
                <text:p>0.31730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1">
                <text:p>1991</text:p>
              </table:table-cell>
              <table:table-cell office:value-type="float" office:value="0.959121">
                <text:p>0.95912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2">
                <text:p>1992</text:p>
              </table:table-cell>
              <table:table-cell office:value-type="float" office:value="0.799315">
                <text:p>0.79931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3">
                <text:p>1993</text:p>
              </table:table-cell>
              <table:table-cell office:value-type="float" office:value="0.705724">
                <text:p>0.70572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4">
                <text:p>1994</text:p>
              </table:table-cell>
              <table:table-cell office:value-type="float" office:value="0.0358917">
                <text:p>0.035891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5">
                <text:p>1995</text:p>
              </table:table-cell>
              <table:table-cell office:value-type="float" office:value="0.859876">
                <text:p>0.85987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6">
                <text:p>1996</text:p>
              </table:table-cell>
              <table:table-cell office:value-type="float" office:value="0.844374">
                <text:p>0.84437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7">
                <text:p>1997</text:p>
              </table:table-cell>
              <table:table-cell office:value-type="float" office:value="0.466573">
                <text:p>0.46657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8">
                <text:p>1998</text:p>
              </table:table-cell>
              <table:table-cell office:value-type="float" office:value="0.369276">
                <text:p>0.36927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